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put" table:style-name="ta1">
        <table:shapes>
          <draw:frame draw:z-index="0" draw:style-name="gr1" draw:text-style-name="P1" svg:width="454.05pt" svg:height="255.23pt" svg:x="380.04pt" svg:y="111.43pt">
            <loext:p draw:notify-on-update-of-ranges="output.K3:output.K24 output.L3:output.L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Timstamp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Jitter</text:p>
          </table:table-cell>
          <table:table-cell table:number-columns-repeated="6"/>
          <table:table-cell office:value-type="string" calcext:value-type="string">
            <text:p>Classes</text:p>
          </table:table-cell>
          <table:table-cell office:value-type="string" calcext:value-type="string">
            <text:p>Frequency</text:p>
          </table:table-cell>
        </table:table-row>
        <table:table-row table:style-name="ro1">
          <table:table-cell office:value-type="string" calcext:value-type="string">
            <text:p>capture_jpeg/capture_0000.jpeg</text:p>
          </table:table-cell>
          <table:table-cell office:value-type="float" office:value="1502063182.65452" calcext:value-type="float">
            <text:p>1502063182.654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pture_jpeg/capture_0001.jpeg</text:p>
          </table:table-cell>
          <table:table-cell office:value-type="float" office:value="1502063182.68778" calcext:value-type="float">
            <text:p>1502063182.68778</text:p>
          </table:table-cell>
          <table:table-cell table:formula="of:=[.B3] - [.B2]" office:value-type="float" office:value="0.0332598686218262" calcext:value-type="float">
            <text:p>0.0332598686</text:p>
          </table:table-cell>
          <table:table-cell table:formula="of:=[.C3] - 0.03333333333" office:value-type="float" office:value="-0.0000734647081738274" calcext:value-type="float">
            <text:p>-7.34647081738274E-05</text:p>
          </table:table-cell>
          <table:table-cell office:value-type="string" calcext:value-type="string">
            <text:p>Period Stdev</text:p>
          </table:table-cell>
          <table:table-cell table:formula="of:=STDEV([.C3:.C1802])" office:value-type="float" office:value="0.000125627312808999" calcext:value-type="float">
            <text:p>0.0001256273</text:p>
          </table:table-cell>
          <table:table-cell table:number-columns-repeated="4"/>
          <table:table-cell office:value-type="float" office:value="0.033162117" calcext:value-type="float">
            <text:p>0.033162117</text:p>
          </table:table-cell>
          <table:table-cell table:number-matrix-columns-spanned="1" table:number-matrix-rows-spanned="22" table:formula="of:=FREQUENCY([.C3:.C2002];[.K3:.K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_jpeg/capture_0002.jpeg</text:p>
          </table:table-cell>
          <table:table-cell office:value-type="float" office:value="1502063182.72119" calcext:value-type="float">
            <text:p>1502063182.72119</text:p>
          </table:table-cell>
          <table:table-cell table:formula="of:=[.B4] - [.B3]" office:value-type="float" office:value="0.0334100723266602" calcext:value-type="float">
            <text:p>0.0334100723</text:p>
          </table:table-cell>
          <table:table-cell table:formula="of:=[.C4] - 0.03333333333" office:value-type="float" office:value="0.000076738996660157" calcext:value-type="float">
            <text:p>0.000076739</text:p>
          </table:table-cell>
          <table:table-cell office:value-type="string" calcext:value-type="string">
            <text:p>Period Average</text:p>
          </table:table-cell>
          <table:table-cell table:formula="of:=AVERAGE([.C3:.C1802])" office:value-type="float" office:value="0.0333427278200785" calcext:value-type="float">
            <text:p>0.0333427278</text:p>
          </table:table-cell>
          <table:table-cell table:number-columns-repeated="4"/>
          <table:table-cell office:value-type="float" office:value="0.033201301095" calcext:value-type="float">
            <text:p>0.0332013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_jpeg/capture_0003.jpeg</text:p>
          </table:table-cell>
          <table:table-cell office:value-type="float" office:value="1502063182.75477" calcext:value-type="float">
            <text:p>1502063182.75477</text:p>
          </table:table-cell>
          <table:table-cell table:formula="of:=[.B5] - [.B4]" office:value-type="float" office:value="0.0335800647735596" calcext:value-type="float">
            <text:p>0.0335800648</text:p>
          </table:table-cell>
          <table:table-cell table:formula="of:=[.C5] - 0.03333333333" office:value-type="float" office:value="0.000246731443559571" calcext:value-type="float">
            <text:p>0.0002467314</text:p>
          </table:table-cell>
          <table:table-cell office:value-type="string" calcext:value-type="string">
            <text:p>Period Max</text:p>
          </table:table-cell>
          <table:table-cell table:formula="of:=MAX([.C3:.C1802])" office:value-type="float" office:value="0.0339498519897461" calcext:value-type="float">
            <text:p>0.033949852</text:p>
          </table:table-cell>
          <table:table-cell table:number-columns-repeated="4"/>
          <table:table-cell office:value-type="float" office:value="0.03324048519" calcext:value-type="float">
            <text:p>0.03324048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_jpeg/capture_0004.jpeg</text:p>
          </table:table-cell>
          <table:table-cell office:value-type="float" office:value="1502063182.78804" calcext:value-type="float">
            <text:p>1502063182.78804</text:p>
          </table:table-cell>
          <table:table-cell table:formula="of:=[.B6] - [.B5]" office:value-type="float" office:value="0.0332698822021484" calcext:value-type="float">
            <text:p>0.0332698822</text:p>
          </table:table-cell>
          <table:table-cell table:formula="of:=[.C6] - 0.03333333333" office:value-type="float" office:value="-0.0000634511278515618" calcext:value-type="float">
            <text:p>-6.34511278515618E-05</text:p>
          </table:table-cell>
          <table:table-cell office:value-type="string" calcext:value-type="string">
            <text:p>Period Min</text:p>
          </table:table-cell>
          <table:table-cell table:formula="of:=MIN([.C3:.C1802])" office:value-type="float" office:value="0.033170223236084" calcext:value-type="float">
            <text:p>0.0331702232</text:p>
          </table:table-cell>
          <table:table-cell table:number-columns-repeated="4"/>
          <table:table-cell office:value-type="float" office:value="0.033279669285" calcext:value-type="float">
            <text:p>0.0332796693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capture_jpeg/capture_0005.jpeg</text:p>
          </table:table-cell>
          <table:table-cell office:value-type="float" office:value="1502063182.8213" calcext:value-type="float">
            <text:p>1502063182.8213</text:p>
          </table:table-cell>
          <table:table-cell table:formula="of:=[.B7] - [.B6]" office:value-type="float" office:value="0.0332601070404053" calcext:value-type="float">
            <text:p>0.033260107</text:p>
          </table:table-cell>
          <table:table-cell table:formula="of:=[.C7] - 0.03333333333" office:value-type="float" office:value="-0.0000732262895947258" calcext:value-type="float">
            <text:p>-7.32262895947258E-05</text:p>
          </table:table-cell>
          <table:table-cell office:value-type="string" calcext:value-type="string">
            <text:p>Average Jitter</text:p>
          </table:table-cell>
          <table:table-cell table:formula="of:=AVERAGE([.D3:.D1802])" office:value-type="float" office:value="0.00000939449007853264" calcext:value-type="float">
            <text:p>9.39449007853264E-06</text:p>
          </table:table-cell>
          <table:table-cell table:number-columns-repeated="4"/>
          <table:table-cell office:value-type="float" office:value="0.03331885338" calcext:value-type="float">
            <text:p>0.033318853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apture_jpeg/capture_0006.jpeg</text:p>
          </table:table-cell>
          <table:table-cell office:value-type="float" office:value="1502063182.85488" calcext:value-type="float">
            <text:p>1502063182.85488</text:p>
          </table:table-cell>
          <table:table-cell table:formula="of:=[.B8] - [.B7]" office:value-type="float" office:value="0.0335800647735596" calcext:value-type="float">
            <text:p>0.0335800648</text:p>
          </table:table-cell>
          <table:table-cell table:formula="of:=[.C8] - 0.03333333333" office:value-type="float" office:value="0.000246731443559571" calcext:value-type="float">
            <text:p>0.0002467314</text:p>
          </table:table-cell>
          <table:table-cell office:value-type="string" calcext:value-type="string">
            <text:p>Accumulated Jitter</text:p>
          </table:table-cell>
          <table:table-cell table:formula="of:=SUM([.D3:.D1802])" office:value-type="float" office:value="0.0169100821413588" calcext:value-type="float">
            <text:p>0.0169100821</text:p>
          </table:table-cell>
          <table:table-cell table:number-columns-repeated="4"/>
          <table:table-cell office:value-type="float" office:value="0.033358037475" calcext:value-type="float">
            <text:p>0.033358037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apture_jpeg/capture_0007.jpeg</text:p>
          </table:table-cell>
          <table:table-cell office:value-type="float" office:value="1502063182.88815" calcext:value-type="float">
            <text:p>1502063182.88815</text:p>
          </table:table-cell>
          <table:table-cell table:formula="of:=[.B9] - [.B8]" office:value-type="float" office:value="0.0332698822021484" calcext:value-type="float">
            <text:p>0.0332698822</text:p>
          </table:table-cell>
          <table:table-cell table:formula="of:=[.C9] - 0.03333333333" office:value-type="float" office:value="-0.0000634511278515618" calcext:value-type="float">
            <text:p>-6.34511278515618E-05</text:p>
          </table:table-cell>
          <table:table-cell table:number-columns-repeated="6"/>
          <table:table-cell office:value-type="float" office:value="0.03339722157" calcext:value-type="float">
            <text:p>0.033397221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pture_jpeg/capture_0008.jpeg</text:p>
          </table:table-cell>
          <table:table-cell office:value-type="float" office:value="1502063182.92142" calcext:value-type="float">
            <text:p>1502063182.92142</text:p>
          </table:table-cell>
          <table:table-cell table:formula="of:=[.B10] - [.B9]" office:value-type="float" office:value="0.0332701206207275" calcext:value-type="float">
            <text:p>0.0332701206</text:p>
          </table:table-cell>
          <table:table-cell table:formula="of:=[.C10] - 0.03333333333" office:value-type="float" office:value="-0.0000632127092724602" calcext:value-type="float">
            <text:p>-6.32127092724602E-05</text:p>
          </table:table-cell>
          <table:table-cell table:number-columns-repeated="6"/>
          <table:table-cell office:value-type="float" office:value="0.033436405665" calcext:value-type="float">
            <text:p>0.033436405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capture_jpeg/capture_0009.jpeg</text:p>
          </table:table-cell>
          <table:table-cell office:value-type="float" office:value="1502063182.95501" calcext:value-type="float">
            <text:p>1502063182.95501</text:p>
          </table:table-cell>
          <table:table-cell table:formula="of:=[.B11] - [.B10]" office:value-type="float" office:value="0.0335898399353027" calcext:value-type="float">
            <text:p>0.0335898399</text:p>
          </table:table-cell>
          <table:table-cell table:formula="of:=[.C11] - 0.03333333333" office:value-type="float" office:value="0.000256506605302735" calcext:value-type="float">
            <text:p>0.0002565066</text:p>
          </table:table-cell>
          <table:table-cell table:number-columns-repeated="6"/>
          <table:table-cell office:value-type="float" office:value="0.03347558976" calcext:value-type="float">
            <text:p>0.033475589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apture_jpeg/capture_0010.jpeg</text:p>
          </table:table-cell>
          <table:table-cell office:value-type="float" office:value="1502063182.98892" calcext:value-type="float">
            <text:p>1502063182.98892</text:p>
          </table:table-cell>
          <table:table-cell table:formula="of:=[.B12] - [.B11]" office:value-type="float" office:value="0.0339100360870361" calcext:value-type="float">
            <text:p>0.0339100361</text:p>
          </table:table-cell>
          <table:table-cell table:formula="of:=[.C12] - 0.03333333333" office:value-type="float" office:value="0.000576702757036134" calcext:value-type="float">
            <text:p>0.0005767028</text:p>
          </table:table-cell>
          <table:table-cell table:number-columns-repeated="6"/>
          <table:table-cell office:value-type="float" office:value="0.033514773855" calcext:value-type="float">
            <text:p>0.033514773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pture_jpeg/capture_0011.jpeg</text:p>
          </table:table-cell>
          <table:table-cell office:value-type="float" office:value="1502063183.02218" calcext:value-type="float">
            <text:p>1502063183.02218</text:p>
          </table:table-cell>
          <table:table-cell table:formula="of:=[.B13] - [.B12]" office:value-type="float" office:value="0.0332601070404053" calcext:value-type="float">
            <text:p>0.033260107</text:p>
          </table:table-cell>
          <table:table-cell table:formula="of:=[.C13] - 0.03333333333" office:value-type="float" office:value="-0.0000732262895947258" calcext:value-type="float">
            <text:p>-7.32262895947258E-05</text:p>
          </table:table-cell>
          <table:table-cell table:number-columns-repeated="6"/>
          <table:table-cell office:value-type="float" office:value="0.03355395795" calcext:value-type="float">
            <text:p>0.03355395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apture_jpeg/capture_0012.jpeg</text:p>
          </table:table-cell>
          <table:table-cell office:value-type="float" office:value="1502063183.05546" calcext:value-type="float">
            <text:p>1502063183.05546</text:p>
          </table:table-cell>
          <table:table-cell table:formula="of:=[.B14] - [.B13]" office:value-type="float" office:value="0.0332798957824707" calcext:value-type="float">
            <text:p>0.0332798958</text:p>
          </table:table-cell>
          <table:table-cell table:formula="of:=[.C14] - 0.03333333333" office:value-type="float" office:value="-0.0000534375475292961" calcext:value-type="float">
            <text:p>-5.34375475292961E-05</text:p>
          </table:table-cell>
          <table:table-cell table:number-columns-repeated="6"/>
          <table:table-cell office:value-type="float" office:value="0.033593142045" calcext:value-type="float">
            <text:p>0.0335931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pture_jpeg/capture_0013.jpeg</text:p>
          </table:table-cell>
          <table:table-cell office:value-type="float" office:value="1502063183.08916" calcext:value-type="float">
            <text:p>1502063183.08916</text:p>
          </table:table-cell>
          <table:table-cell table:formula="of:=[.B15] - [.B14]" office:value-type="float" office:value="0.0336999893188477" calcext:value-type="float">
            <text:p>0.0336999893</text:p>
          </table:table-cell>
          <table:table-cell table:formula="of:=[.C15] - 0.03333333333" office:value-type="float" office:value="0.000366655988847657" calcext:value-type="float">
            <text:p>0.000366656</text:p>
          </table:table-cell>
          <table:table-cell table:number-columns-repeated="6"/>
          <table:table-cell office:value-type="float" office:value="0.03363232614" calcext:value-type="float">
            <text:p>0.03363232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apture_jpeg/capture_0014.jpeg</text:p>
          </table:table-cell>
          <table:table-cell office:value-type="float" office:value="1502063183.12272" calcext:value-type="float">
            <text:p>1502063183.12272</text:p>
          </table:table-cell>
          <table:table-cell table:formula="of:=[.B16] - [.B15]" office:value-type="float" office:value="0.033560037612915" calcext:value-type="float">
            <text:p>0.0335600376</text:p>
          </table:table-cell>
          <table:table-cell table:formula="of:=[.C16] - 0.03333333333" office:value-type="float" office:value="0.00022670428291504" calcext:value-type="float">
            <text:p>0.0002267043</text:p>
          </table:table-cell>
          <table:table-cell table:number-columns-repeated="6"/>
          <table:table-cell office:value-type="float" office:value="0.033671510235" calcext:value-type="float">
            <text:p>0.033671510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apture_jpeg/capture_0015.jpeg</text:p>
          </table:table-cell>
          <table:table-cell office:value-type="float" office:value="1502063183.15599" calcext:value-type="float">
            <text:p>1502063183.15599</text:p>
          </table:table-cell>
          <table:table-cell table:formula="of:=[.B17] - [.B16]" office:value-type="float" office:value="0.0332698822021484" calcext:value-type="float">
            <text:p>0.0332698822</text:p>
          </table:table-cell>
          <table:table-cell table:formula="of:=[.C17] - 0.03333333333" office:value-type="float" office:value="-0.0000634511278515618" calcext:value-type="float">
            <text:p>-6.34511278515618E-05</text:p>
          </table:table-cell>
          <table:table-cell table:number-columns-repeated="6"/>
          <table:table-cell office:value-type="float" office:value="0.03371069433" calcext:value-type="float">
            <text:p>0.033710694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apture_jpeg/capture_0016.jpeg</text:p>
          </table:table-cell>
          <table:table-cell office:value-type="float" office:value="1502063183.18926" calcext:value-type="float">
            <text:p>1502063183.18926</text:p>
          </table:table-cell>
          <table:table-cell table:formula="of:=[.B18] - [.B17]" office:value-type="float" office:value="0.0332701206207275" calcext:value-type="float">
            <text:p>0.0332701206</text:p>
          </table:table-cell>
          <table:table-cell table:formula="of:=[.C18] - 0.03333333333" office:value-type="float" office:value="-0.0000632127092724602" calcext:value-type="float">
            <text:p>-6.32127092724602E-05</text:p>
          </table:table-cell>
          <table:table-cell table:number-columns-repeated="6"/>
          <table:table-cell office:value-type="float" office:value="0.033749878425" calcext:value-type="float">
            <text:p>0.033749878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pture_jpeg/capture_0017.jpeg</text:p>
          </table:table-cell>
          <table:table-cell office:value-type="float" office:value="1502063183.22283" calcext:value-type="float">
            <text:p>1502063183.22283</text:p>
          </table:table-cell>
          <table:table-cell table:formula="of:=[.B19] - [.B18]" office:value-type="float" office:value="0.0335700511932373" calcext:value-type="float">
            <text:p>0.0335700512</text:p>
          </table:table-cell>
          <table:table-cell table:formula="of:=[.C19] - 0.03333333333" office:value-type="float" office:value="0.000236717863237305" calcext:value-type="float">
            <text:p>0.0002367179</text:p>
          </table:table-cell>
          <table:table-cell table:number-columns-repeated="6"/>
          <table:table-cell office:value-type="float" office:value="0.03378906252" calcext:value-type="float">
            <text:p>0.03378906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ure_jpeg/capture_0018.jpeg</text:p>
          </table:table-cell>
          <table:table-cell office:value-type="float" office:value="1502063183.2561" calcext:value-type="float">
            <text:p>1502063183.2561</text:p>
          </table:table-cell>
          <table:table-cell table:formula="of:=[.B20] - [.B19]" office:value-type="float" office:value="0.0332698822021484" calcext:value-type="float">
            <text:p>0.0332698822</text:p>
          </table:table-cell>
          <table:table-cell table:formula="of:=[.C20] - 0.03333333333" office:value-type="float" office:value="-0.0000634511278515618" calcext:value-type="float">
            <text:p>-6.34511278515618E-05</text:p>
          </table:table-cell>
          <table:table-cell table:number-columns-repeated="6"/>
          <table:table-cell office:value-type="float" office:value="0.033828246615" calcext:value-type="float">
            <text:p>0.03382824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ture_jpeg/capture_0019.jpeg</text:p>
          </table:table-cell>
          <table:table-cell office:value-type="float" office:value="1502063183.28943" calcext:value-type="float">
            <text:p>1502063183.28943</text:p>
          </table:table-cell>
          <table:table-cell table:formula="of:=[.B21] - [.B20]" office:value-type="float" office:value="0.033329963684082" calcext:value-type="float">
            <text:p>0.0333299637</text:p>
          </table:table-cell>
          <table:table-cell table:formula="of:=[.C21] - 0.03333333333" office:value-type="float" office:value="-0.00000336964591796801" calcext:value-type="float">
            <text:p>-3.36964591796801E-06</text:p>
          </table:table-cell>
          <table:table-cell table:number-columns-repeated="6"/>
          <table:table-cell office:value-type="float" office:value="0.03386743071" calcext:value-type="float">
            <text:p>0.0338674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ture_jpeg/capture_0020.jpeg</text:p>
          </table:table-cell>
          <table:table-cell office:value-type="float" office:value="1502063183.32299" calcext:value-type="float">
            <text:p>1502063183.32299</text:p>
          </table:table-cell>
          <table:table-cell table:formula="of:=[.B22] - [.B21]" office:value-type="float" office:value="0.033560037612915" calcext:value-type="float">
            <text:p>0.0335600376</text:p>
          </table:table-cell>
          <table:table-cell table:formula="of:=[.C22] - 0.03333333333" office:value-type="float" office:value="0.00022670428291504" calcext:value-type="float">
            <text:p>0.0002267043</text:p>
          </table:table-cell>
          <table:table-cell table:number-columns-repeated="6"/>
          <table:table-cell office:value-type="float" office:value="0.033906614805" calcext:value-type="float">
            <text:p>0.03390661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ture_jpeg/capture_0021.jpeg</text:p>
          </table:table-cell>
          <table:table-cell office:value-type="float" office:value="1502063183.35692" calcext:value-type="float">
            <text:p>1502063183.35692</text:p>
          </table:table-cell>
          <table:table-cell table:formula="of:=[.B23] - [.B22]" office:value-type="float" office:value="0.0339300632476807" calcext:value-type="float">
            <text:p>0.0339300632</text:p>
          </table:table-cell>
          <table:table-cell table:formula="of:=[.C23] - 0.03333333333" office:value-type="float" office:value="0.000596729917680665" calcext:value-type="float">
            <text:p>0.0005967299</text:p>
          </table:table-cell>
          <table:table-cell table:number-columns-repeated="6"/>
          <table:table-cell office:value-type="float" office:value="0.0339457989" calcext:value-type="float">
            <text:p>0.033945798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apture_jpeg/capture_0022.jpeg</text:p>
          </table:table-cell>
          <table:table-cell office:value-type="float" office:value="1502063183.39019" calcext:value-type="float">
            <text:p>1502063183.39019</text:p>
          </table:table-cell>
          <table:table-cell table:formula="of:=[.B24] - [.B23]" office:value-type="float" office:value="0.0332698822021484" calcext:value-type="float">
            <text:p>0.0332698822</text:p>
          </table:table-cell>
          <table:table-cell table:formula="of:=[.C24] - 0.03333333333" office:value-type="float" office:value="-0.0000634511278515618" calcext:value-type="float">
            <text:p>-6.34511278515618E-05</text:p>
          </table:table-cell>
          <table:table-cell table:number-columns-repeated="6"/>
          <table:table-cell office:value-type="string" calcext:value-type="string">
            <text:p>&gt;0.0339457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_jpeg/capture_0023.jpeg</text:p>
          </table:table-cell>
          <table:table-cell office:value-type="float" office:value="1502063183.42345" calcext:value-type="float">
            <text:p>1502063183.42345</text:p>
          </table:table-cell>
          <table:table-cell table:formula="of:=[.B25] - [.B24]" office:value-type="float" office:value="0.0332601070404053" calcext:value-type="float">
            <text:p>0.033260107</text:p>
          </table:table-cell>
          <table:table-cell table:formula="of:=[.C2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24.jpeg</text:p>
          </table:table-cell>
          <table:table-cell office:value-type="float" office:value="1502063183.45717" calcext:value-type="float">
            <text:p>1502063183.45717</text:p>
          </table:table-cell>
          <table:table-cell table:formula="of:=[.B26] - [.B25]" office:value-type="float" office:value="0.0337200164794922" calcext:value-type="float">
            <text:p>0.0337200165</text:p>
          </table:table-cell>
          <table:table-cell table:formula="of:=[.C26] - 0.03333333333" office:value-type="float" office:value="0.000386683149492188" calcext:value-type="float">
            <text:p>0.0003866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25.jpeg</text:p>
          </table:table-cell>
          <table:table-cell office:value-type="float" office:value="1502063183.49076" calcext:value-type="float">
            <text:p>1502063183.49076</text:p>
          </table:table-cell>
          <table:table-cell table:formula="of:=[.B27] - [.B26]" office:value-type="float" office:value="0.0335900783538818" calcext:value-type="float">
            <text:p>0.0335900784</text:p>
          </table:table-cell>
          <table:table-cell table:formula="of:=[.C27] - 0.03333333333" office:value-type="float" office:value="0.000256745023881837" calcext:value-type="float">
            <text:p>0.000256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26.jpeg</text:p>
          </table:table-cell>
          <table:table-cell office:value-type="float" office:value="1502063183.52403" calcext:value-type="float">
            <text:p>1502063183.52403</text:p>
          </table:table-cell>
          <table:table-cell table:formula="of:=[.B28] - [.B27]" office:value-type="float" office:value="0.0332698822021484" calcext:value-type="float">
            <text:p>0.0332698822</text:p>
          </table:table-cell>
          <table:table-cell table:formula="of:=[.C2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27.jpeg</text:p>
          </table:table-cell>
          <table:table-cell office:value-type="float" office:value="1502063183.55745" calcext:value-type="float">
            <text:p>1502063183.55745</text:p>
          </table:table-cell>
          <table:table-cell table:formula="of:=[.B29] - [.B28]" office:value-type="float" office:value="0.0334200859069824" calcext:value-type="float">
            <text:p>0.0334200859</text:p>
          </table:table-cell>
          <table:table-cell table:formula="of:=[.C29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28.jpeg</text:p>
          </table:table-cell>
          <table:table-cell office:value-type="float" office:value="1502063183.59103" calcext:value-type="float">
            <text:p>1502063183.59103</text:p>
          </table:table-cell>
          <table:table-cell table:formula="of:=[.B30] - [.B29]" office:value-type="float" office:value="0.0335798263549805" calcext:value-type="float">
            <text:p>0.0335798264</text:p>
          </table:table-cell>
          <table:table-cell table:formula="of:=[.C30] - 0.03333333333" office:value-type="float" office:value="0.000246493024980469" calcext:value-type="float">
            <text:p>0.000246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29.jpeg</text:p>
          </table:table-cell>
          <table:table-cell office:value-type="float" office:value="1502063183.62496" calcext:value-type="float">
            <text:p>1502063183.62496</text:p>
          </table:table-cell>
          <table:table-cell table:formula="of:=[.B31] - [.B30]" office:value-type="float" office:value="0.0339300632476807" calcext:value-type="float">
            <text:p>0.0339300632</text:p>
          </table:table-cell>
          <table:table-cell table:formula="of:=[.C31] - 0.03333333333" office:value-type="float" office:value="0.000596729917680665" calcext:value-type="float">
            <text:p>0.0005967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0.jpeg</text:p>
          </table:table-cell>
          <table:table-cell office:value-type="float" office:value="1502063183.65822" calcext:value-type="float">
            <text:p>1502063183.65822</text:p>
          </table:table-cell>
          <table:table-cell table:formula="of:=[.B32] - [.B31]" office:value-type="float" office:value="0.0332601070404053" calcext:value-type="float">
            <text:p>0.033260107</text:p>
          </table:table-cell>
          <table:table-cell table:formula="of:=[.C3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1.jpeg</text:p>
          </table:table-cell>
          <table:table-cell office:value-type="float" office:value="1502063183.69149" calcext:value-type="float">
            <text:p>1502063183.69149</text:p>
          </table:table-cell>
          <table:table-cell table:formula="of:=[.B33] - [.B32]" office:value-type="float" office:value="0.0332698822021484" calcext:value-type="float">
            <text:p>0.0332698822</text:p>
          </table:table-cell>
          <table:table-cell table:formula="of:=[.C3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2.jpeg</text:p>
          </table:table-cell>
          <table:table-cell office:value-type="float" office:value="1502063183.72516" calcext:value-type="float">
            <text:p>1502063183.72516</text:p>
          </table:table-cell>
          <table:table-cell table:formula="of:=[.B34] - [.B33]" office:value-type="float" office:value="0.0336699485778809" calcext:value-type="float">
            <text:p>0.0336699486</text:p>
          </table:table-cell>
          <table:table-cell table:formula="of:=[.C34] - 0.03333333333" office:value-type="float" office:value="0.00033661524788086" calcext:value-type="float">
            <text:p>0.000336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3.jpeg</text:p>
          </table:table-cell>
          <table:table-cell office:value-type="float" office:value="1502063183.75842" calcext:value-type="float">
            <text:p>1502063183.75842</text:p>
          </table:table-cell>
          <table:table-cell table:formula="of:=[.B35] - [.B34]" office:value-type="float" office:value="0.0332601070404053" calcext:value-type="float">
            <text:p>0.033260107</text:p>
          </table:table-cell>
          <table:table-cell table:formula="of:=[.C3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4.jpeg</text:p>
          </table:table-cell>
          <table:table-cell office:value-type="float" office:value="1502063183.79169" calcext:value-type="float">
            <text:p>1502063183.79169</text:p>
          </table:table-cell>
          <table:table-cell table:formula="of:=[.B36] - [.B35]" office:value-type="float" office:value="0.0332701206207275" calcext:value-type="float">
            <text:p>0.0332701206</text:p>
          </table:table-cell>
          <table:table-cell table:formula="of:=[.C3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5.jpeg</text:p>
          </table:table-cell>
          <table:table-cell office:value-type="float" office:value="1502063183.82516" calcext:value-type="float">
            <text:p>1502063183.82516</text:p>
          </table:table-cell>
          <table:table-cell table:formula="of:=[.B37] - [.B36]" office:value-type="float" office:value="0.0334699153900146" calcext:value-type="float">
            <text:p>0.0334699154</text:p>
          </table:table-cell>
          <table:table-cell table:formula="of:=[.C37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6.jpeg</text:p>
          </table:table-cell>
          <table:table-cell office:value-type="float" office:value="1502063183.85842" calcext:value-type="float">
            <text:p>1502063183.85842</text:p>
          </table:table-cell>
          <table:table-cell table:formula="of:=[.B38] - [.B37]" office:value-type="float" office:value="0.0332598686218262" calcext:value-type="float">
            <text:p>0.0332598686</text:p>
          </table:table-cell>
          <table:table-cell table:formula="of:=[.C3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7.jpeg</text:p>
          </table:table-cell>
          <table:table-cell office:value-type="float" office:value="1502063183.89169" calcext:value-type="float">
            <text:p>1502063183.89169</text:p>
          </table:table-cell>
          <table:table-cell table:formula="of:=[.B39] - [.B38]" office:value-type="float" office:value="0.0332701206207275" calcext:value-type="float">
            <text:p>0.0332701206</text:p>
          </table:table-cell>
          <table:table-cell table:formula="of:=[.C3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8.jpeg</text:p>
          </table:table-cell>
          <table:table-cell office:value-type="float" office:value="1502063183.92539" calcext:value-type="float">
            <text:p>1502063183.92539</text:p>
          </table:table-cell>
          <table:table-cell table:formula="of:=[.B40] - [.B39]" office:value-type="float" office:value="0.0336999893188477" calcext:value-type="float">
            <text:p>0.0336999893</text:p>
          </table:table-cell>
          <table:table-cell table:formula="of:=[.C40] - 0.03333333333" office:value-type="float" office:value="0.000366655988847657" calcext:value-type="float">
            <text:p>0.000366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39.jpeg</text:p>
          </table:table-cell>
          <table:table-cell office:value-type="float" office:value="1502063183.95865" calcext:value-type="float">
            <text:p>1502063183.95865</text:p>
          </table:table-cell>
          <table:table-cell table:formula="of:=[.B41] - [.B40]" office:value-type="float" office:value="0.0332601070404053" calcext:value-type="float">
            <text:p>0.033260107</text:p>
          </table:table-cell>
          <table:table-cell table:formula="of:=[.C4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0.jpeg</text:p>
          </table:table-cell>
          <table:table-cell office:value-type="float" office:value="1502063183.99192" calcext:value-type="float">
            <text:p>1502063183.99192</text:p>
          </table:table-cell>
          <table:table-cell table:formula="of:=[.B42] - [.B41]" office:value-type="float" office:value="0.0332698822021484" calcext:value-type="float">
            <text:p>0.0332698822</text:p>
          </table:table-cell>
          <table:table-cell table:formula="of:=[.C4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1.jpeg</text:p>
          </table:table-cell>
          <table:table-cell office:value-type="float" office:value="1502063184.02519" calcext:value-type="float">
            <text:p>1502063184.02519</text:p>
          </table:table-cell>
          <table:table-cell table:formula="of:=[.B43] - [.B42]" office:value-type="float" office:value="0.0332701206207275" calcext:value-type="float">
            <text:p>0.0332701206</text:p>
          </table:table-cell>
          <table:table-cell table:formula="of:=[.C4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2.jpeg</text:p>
          </table:table-cell>
          <table:table-cell office:value-type="float" office:value="1502063184.05845" calcext:value-type="float">
            <text:p>1502063184.05845</text:p>
          </table:table-cell>
          <table:table-cell table:formula="of:=[.B44] - [.B43]" office:value-type="float" office:value="0.0332598686218262" calcext:value-type="float">
            <text:p>0.0332598686</text:p>
          </table:table-cell>
          <table:table-cell table:formula="of:=[.C4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3.jpeg</text:p>
          </table:table-cell>
          <table:table-cell office:value-type="float" office:value="1502063184.09172" calcext:value-type="float">
            <text:p>1502063184.09172</text:p>
          </table:table-cell>
          <table:table-cell table:formula="of:=[.B45] - [.B44]" office:value-type="float" office:value="0.0332701206207275" calcext:value-type="float">
            <text:p>0.0332701206</text:p>
          </table:table-cell>
          <table:table-cell table:formula="of:=[.C4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4.jpeg</text:p>
          </table:table-cell>
          <table:table-cell office:value-type="float" office:value="1502063184.12516" calcext:value-type="float">
            <text:p>1502063184.12516</text:p>
          </table:table-cell>
          <table:table-cell table:formula="of:=[.B46] - [.B45]" office:value-type="float" office:value="0.0334398746490479" calcext:value-type="float">
            <text:p>0.0334398746</text:p>
          </table:table-cell>
          <table:table-cell table:formula="of:=[.C46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5.jpeg</text:p>
          </table:table-cell>
          <table:table-cell office:value-type="float" office:value="1502063184.15842" calcext:value-type="float">
            <text:p>1502063184.15842</text:p>
          </table:table-cell>
          <table:table-cell table:formula="of:=[.B47] - [.B46]" office:value-type="float" office:value="0.0332601070404053" calcext:value-type="float">
            <text:p>0.033260107</text:p>
          </table:table-cell>
          <table:table-cell table:formula="of:=[.C4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6.jpeg</text:p>
          </table:table-cell>
          <table:table-cell office:value-type="float" office:value="1502063184.19169" calcext:value-type="float">
            <text:p>1502063184.19169</text:p>
          </table:table-cell>
          <table:table-cell table:formula="of:=[.B48] - [.B47]" office:value-type="float" office:value="0.0332698822021484" calcext:value-type="float">
            <text:p>0.0332698822</text:p>
          </table:table-cell>
          <table:table-cell table:formula="of:=[.C4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7.jpeg</text:p>
          </table:table-cell>
          <table:table-cell office:value-type="float" office:value="1502063184.22516" calcext:value-type="float">
            <text:p>1502063184.22516</text:p>
          </table:table-cell>
          <table:table-cell table:formula="of:=[.B49] - [.B48]" office:value-type="float" office:value="0.0334699153900146" calcext:value-type="float">
            <text:p>0.0334699154</text:p>
          </table:table-cell>
          <table:table-cell table:formula="of:=[.C49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8.jpeg</text:p>
          </table:table-cell>
          <table:table-cell office:value-type="float" office:value="1502063184.25842" calcext:value-type="float">
            <text:p>1502063184.25842</text:p>
          </table:table-cell>
          <table:table-cell table:formula="of:=[.B50] - [.B49]" office:value-type="float" office:value="0.0332601070404053" calcext:value-type="float">
            <text:p>0.033260107</text:p>
          </table:table-cell>
          <table:table-cell table:formula="of:=[.C5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49.jpeg</text:p>
          </table:table-cell>
          <table:table-cell office:value-type="float" office:value="1502063184.292" calcext:value-type="float">
            <text:p>1502063184.292</text:p>
          </table:table-cell>
          <table:table-cell table:formula="of:=[.B51] - [.B50]" office:value-type="float" office:value="0.0335800647735596" calcext:value-type="float">
            <text:p>0.0335800648</text:p>
          </table:table-cell>
          <table:table-cell table:formula="of:=[.C51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0.jpeg</text:p>
          </table:table-cell>
          <table:table-cell office:value-type="float" office:value="1502063184.32527" calcext:value-type="float">
            <text:p>1502063184.32527</text:p>
          </table:table-cell>
          <table:table-cell table:formula="of:=[.B52] - [.B51]" office:value-type="float" office:value="0.0332698822021484" calcext:value-type="float">
            <text:p>0.0332698822</text:p>
          </table:table-cell>
          <table:table-cell table:formula="of:=[.C5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1.jpeg</text:p>
          </table:table-cell>
          <table:table-cell office:value-type="float" office:value="1502063184.35853" calcext:value-type="float">
            <text:p>1502063184.35853</text:p>
          </table:table-cell>
          <table:table-cell table:formula="of:=[.B53] - [.B52]" office:value-type="float" office:value="0.0332601070404053" calcext:value-type="float">
            <text:p>0.033260107</text:p>
          </table:table-cell>
          <table:table-cell table:formula="of:=[.C5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2.jpeg</text:p>
          </table:table-cell>
          <table:table-cell office:value-type="float" office:value="1502063184.3918" calcext:value-type="float">
            <text:p>1502063184.3918</text:p>
          </table:table-cell>
          <table:table-cell table:formula="of:=[.B54] - [.B53]" office:value-type="float" office:value="0.0332698822021484" calcext:value-type="float">
            <text:p>0.0332698822</text:p>
          </table:table-cell>
          <table:table-cell table:formula="of:=[.C5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3.jpeg</text:p>
          </table:table-cell>
          <table:table-cell office:value-type="float" office:value="1502063184.42519" calcext:value-type="float">
            <text:p>1502063184.42519</text:p>
          </table:table-cell>
          <table:table-cell table:formula="of:=[.B55] - [.B54]" office:value-type="float" office:value="0.0333900451660156" calcext:value-type="float">
            <text:p>0.0333900452</text:p>
          </table:table-cell>
          <table:table-cell table:formula="of:=[.C55] - 0.03333333333" office:value-type="float" office:value="0.0000567118360156257" calcext:value-type="float">
            <text:p>5.6711836015625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4.jpeg</text:p>
          </table:table-cell>
          <table:table-cell office:value-type="float" office:value="1502063184.45845" calcext:value-type="float">
            <text:p>1502063184.45845</text:p>
          </table:table-cell>
          <table:table-cell table:formula="of:=[.B56] - [.B55]" office:value-type="float" office:value="0.0332601070404053" calcext:value-type="float">
            <text:p>0.033260107</text:p>
          </table:table-cell>
          <table:table-cell table:formula="of:=[.C5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5.jpeg</text:p>
          </table:table-cell>
          <table:table-cell office:value-type="float" office:value="1502063184.49172" calcext:value-type="float">
            <text:p>1502063184.49172</text:p>
          </table:table-cell>
          <table:table-cell table:formula="of:=[.B57] - [.B56]" office:value-type="float" office:value="0.0332698822021484" calcext:value-type="float">
            <text:p>0.0332698822</text:p>
          </table:table-cell>
          <table:table-cell table:formula="of:=[.C5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6.jpeg</text:p>
          </table:table-cell>
          <table:table-cell office:value-type="float" office:value="1502063184.5252" calcext:value-type="float">
            <text:p>1502063184.5252</text:p>
          </table:table-cell>
          <table:table-cell table:formula="of:=[.B58] - [.B57]" office:value-type="float" office:value="0.0334799289703369" calcext:value-type="float">
            <text:p>0.033479929</text:p>
          </table:table-cell>
          <table:table-cell table:formula="of:=[.C58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7.jpeg</text:p>
          </table:table-cell>
          <table:table-cell office:value-type="float" office:value="1502063184.55846" calcext:value-type="float">
            <text:p>1502063184.55846</text:p>
          </table:table-cell>
          <table:table-cell table:formula="of:=[.B59] - [.B58]" office:value-type="float" office:value="0.0332601070404053" calcext:value-type="float">
            <text:p>0.033260107</text:p>
          </table:table-cell>
          <table:table-cell table:formula="of:=[.C5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8.jpeg</text:p>
          </table:table-cell>
          <table:table-cell office:value-type="float" office:value="1502063184.59174" calcext:value-type="float">
            <text:p>1502063184.59174</text:p>
          </table:table-cell>
          <table:table-cell table:formula="of:=[.B60] - [.B59]" office:value-type="float" office:value="0.0332798957824707" calcext:value-type="float">
            <text:p>0.0332798958</text:p>
          </table:table-cell>
          <table:table-cell table:formula="of:=[.C60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59.jpeg</text:p>
          </table:table-cell>
          <table:table-cell office:value-type="float" office:value="1502063184.62521" calcext:value-type="float">
            <text:p>1502063184.62521</text:p>
          </table:table-cell>
          <table:table-cell table:formula="of:=[.B61] - [.B60]" office:value-type="float" office:value="0.0334701538085937" calcext:value-type="float">
            <text:p>0.0334701538</text:p>
          </table:table-cell>
          <table:table-cell table:formula="of:=[.C61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0.jpeg</text:p>
          </table:table-cell>
          <table:table-cell office:value-type="float" office:value="1502063184.65846" calcext:value-type="float">
            <text:p>1502063184.65846</text:p>
          </table:table-cell>
          <table:table-cell table:formula="of:=[.B62] - [.B61]" office:value-type="float" office:value="0.0332498550415039" calcext:value-type="float">
            <text:p>0.033249855</text:p>
          </table:table-cell>
          <table:table-cell table:formula="of:=[.C62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1.jpeg</text:p>
          </table:table-cell>
          <table:table-cell office:value-type="float" office:value="1502063184.69174" calcext:value-type="float">
            <text:p>1502063184.69174</text:p>
          </table:table-cell>
          <table:table-cell table:formula="of:=[.B63] - [.B62]" office:value-type="float" office:value="0.0332801342010498" calcext:value-type="float">
            <text:p>0.0332801342</text:p>
          </table:table-cell>
          <table:table-cell table:formula="of:=[.C63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2.jpeg</text:p>
          </table:table-cell>
          <table:table-cell office:value-type="float" office:value="1502063184.72539" calcext:value-type="float">
            <text:p>1502063184.72539</text:p>
          </table:table-cell>
          <table:table-cell table:formula="of:=[.B64] - [.B63]" office:value-type="float" office:value="0.0336499214172363" calcext:value-type="float">
            <text:p>0.0336499214</text:p>
          </table:table-cell>
          <table:table-cell table:formula="of:=[.C64] - 0.03333333333" office:value-type="float" office:value="0.000316588087236329" calcext:value-type="float">
            <text:p>0.0003165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3.jpeg</text:p>
          </table:table-cell>
          <table:table-cell office:value-type="float" office:value="1502063184.75865" calcext:value-type="float">
            <text:p>1502063184.75865</text:p>
          </table:table-cell>
          <table:table-cell table:formula="of:=[.B65] - [.B64]" office:value-type="float" office:value="0.0332601070404053" calcext:value-type="float">
            <text:p>0.033260107</text:p>
          </table:table-cell>
          <table:table-cell table:formula="of:=[.C6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4.jpeg</text:p>
          </table:table-cell>
          <table:table-cell office:value-type="float" office:value="1502063184.79193" calcext:value-type="float">
            <text:p>1502063184.79193</text:p>
          </table:table-cell>
          <table:table-cell table:formula="of:=[.B66] - [.B65]" office:value-type="float" office:value="0.0332798957824707" calcext:value-type="float">
            <text:p>0.0332798958</text:p>
          </table:table-cell>
          <table:table-cell table:formula="of:=[.C66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5.jpeg</text:p>
          </table:table-cell>
          <table:table-cell office:value-type="float" office:value="1502063184.82521" calcext:value-type="float">
            <text:p>1502063184.82521</text:p>
          </table:table-cell>
          <table:table-cell table:formula="of:=[.B67] - [.B66]" office:value-type="float" office:value="0.0332801342010498" calcext:value-type="float">
            <text:p>0.0332801342</text:p>
          </table:table-cell>
          <table:table-cell table:formula="of:=[.C6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6.jpeg</text:p>
          </table:table-cell>
          <table:table-cell office:value-type="float" office:value="1502063184.85847" calcext:value-type="float">
            <text:p>1502063184.85847</text:p>
          </table:table-cell>
          <table:table-cell table:formula="of:=[.B68] - [.B67]" office:value-type="float" office:value="0.0332598686218262" calcext:value-type="float">
            <text:p>0.0332598686</text:p>
          </table:table-cell>
          <table:table-cell table:formula="of:=[.C6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7.jpeg</text:p>
          </table:table-cell>
          <table:table-cell office:value-type="float" office:value="1502063184.89175" calcext:value-type="float">
            <text:p>1502063184.89175</text:p>
          </table:table-cell>
          <table:table-cell table:formula="of:=[.B69] - [.B68]" office:value-type="float" office:value="0.0332801342010498" calcext:value-type="float">
            <text:p>0.0332801342</text:p>
          </table:table-cell>
          <table:table-cell table:formula="of:=[.C6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8.jpeg</text:p>
          </table:table-cell>
          <table:table-cell office:value-type="float" office:value="1502063184.92522" calcext:value-type="float">
            <text:p>1502063184.92522</text:p>
          </table:table-cell>
          <table:table-cell table:formula="of:=[.B70] - [.B69]" office:value-type="float" office:value="0.0334699153900146" calcext:value-type="float">
            <text:p>0.0334699154</text:p>
          </table:table-cell>
          <table:table-cell table:formula="of:=[.C70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69.jpeg</text:p>
          </table:table-cell>
          <table:table-cell office:value-type="float" office:value="1502063184.95848" calcext:value-type="float">
            <text:p>1502063184.95848</text:p>
          </table:table-cell>
          <table:table-cell table:formula="of:=[.B71] - [.B70]" office:value-type="float" office:value="0.0332598686218262" calcext:value-type="float">
            <text:p>0.0332598686</text:p>
          </table:table-cell>
          <table:table-cell table:formula="of:=[.C7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0.jpeg</text:p>
          </table:table-cell>
          <table:table-cell office:value-type="float" office:value="1502063184.99176" calcext:value-type="float">
            <text:p>1502063184.99176</text:p>
          </table:table-cell>
          <table:table-cell table:formula="of:=[.B72] - [.B71]" office:value-type="float" office:value="0.0332801342010498" calcext:value-type="float">
            <text:p>0.0332801342</text:p>
          </table:table-cell>
          <table:table-cell table:formula="of:=[.C7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1.jpeg</text:p>
          </table:table-cell>
          <table:table-cell office:value-type="float" office:value="1502063185.02521" calcext:value-type="float">
            <text:p>1502063185.02521</text:p>
          </table:table-cell>
          <table:table-cell table:formula="of:=[.B73] - [.B72]" office:value-type="float" office:value="0.0334498882293701" calcext:value-type="float">
            <text:p>0.0334498882</text:p>
          </table:table-cell>
          <table:table-cell table:formula="of:=[.C73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2.jpeg</text:p>
          </table:table-cell>
          <table:table-cell office:value-type="float" office:value="1502063185.05847" calcext:value-type="float">
            <text:p>1502063185.05847</text:p>
          </table:table-cell>
          <table:table-cell table:formula="of:=[.B74] - [.B73]" office:value-type="float" office:value="0.0332601070404053" calcext:value-type="float">
            <text:p>0.033260107</text:p>
          </table:table-cell>
          <table:table-cell table:formula="of:=[.C7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3.jpeg</text:p>
          </table:table-cell>
          <table:table-cell office:value-type="float" office:value="1502063185.09175" calcext:value-type="float">
            <text:p>1502063185.09175</text:p>
          </table:table-cell>
          <table:table-cell table:formula="of:=[.B75] - [.B74]" office:value-type="float" office:value="0.0332798957824707" calcext:value-type="float">
            <text:p>0.0332798958</text:p>
          </table:table-cell>
          <table:table-cell table:formula="of:=[.C75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4.jpeg</text:p>
          </table:table-cell>
          <table:table-cell office:value-type="float" office:value="1502063185.12516" calcext:value-type="float">
            <text:p>1502063185.12516</text:p>
          </table:table-cell>
          <table:table-cell table:formula="of:=[.B76] - [.B75]" office:value-type="float" office:value="0.0334100723266602" calcext:value-type="float">
            <text:p>0.0334100723</text:p>
          </table:table-cell>
          <table:table-cell table:formula="of:=[.C76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5.jpeg</text:p>
          </table:table-cell>
          <table:table-cell office:value-type="float" office:value="1502063185.15842" calcext:value-type="float">
            <text:p>1502063185.15842</text:p>
          </table:table-cell>
          <table:table-cell table:formula="of:=[.B77] - [.B76]" office:value-type="float" office:value="0.0332601070404053" calcext:value-type="float">
            <text:p>0.033260107</text:p>
          </table:table-cell>
          <table:table-cell table:formula="of:=[.C7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6.jpeg</text:p>
          </table:table-cell>
          <table:table-cell office:value-type="float" office:value="1502063185.19169" calcext:value-type="float">
            <text:p>1502063185.19169</text:p>
          </table:table-cell>
          <table:table-cell table:formula="of:=[.B78] - [.B77]" office:value-type="float" office:value="0.0332698822021484" calcext:value-type="float">
            <text:p>0.0332698822</text:p>
          </table:table-cell>
          <table:table-cell table:formula="of:=[.C7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7.jpeg</text:p>
          </table:table-cell>
          <table:table-cell office:value-type="float" office:value="1502063185.22517" calcext:value-type="float">
            <text:p>1502063185.22517</text:p>
          </table:table-cell>
          <table:table-cell table:formula="of:=[.B79] - [.B78]" office:value-type="float" office:value="0.0334799289703369" calcext:value-type="float">
            <text:p>0.033479929</text:p>
          </table:table-cell>
          <table:table-cell table:formula="of:=[.C79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8.jpeg</text:p>
          </table:table-cell>
          <table:table-cell office:value-type="float" office:value="1502063185.25842" calcext:value-type="float">
            <text:p>1502063185.25842</text:p>
          </table:table-cell>
          <table:table-cell table:formula="of:=[.B80] - [.B79]" office:value-type="float" office:value="0.033250093460083" calcext:value-type="float">
            <text:p>0.0332500935</text:p>
          </table:table-cell>
          <table:table-cell table:formula="of:=[.C80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79.jpeg</text:p>
          </table:table-cell>
          <table:table-cell office:value-type="float" office:value="1502063185.29169" calcext:value-type="float">
            <text:p>1502063185.29169</text:p>
          </table:table-cell>
          <table:table-cell table:formula="of:=[.B81] - [.B80]" office:value-type="float" office:value="0.0332701206207275" calcext:value-type="float">
            <text:p>0.0332701206</text:p>
          </table:table-cell>
          <table:table-cell table:formula="of:=[.C8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0.jpeg</text:p>
          </table:table-cell>
          <table:table-cell office:value-type="float" office:value="1502063185.32517" calcext:value-type="float">
            <text:p>1502063185.32517</text:p>
          </table:table-cell>
          <table:table-cell table:formula="of:=[.B82] - [.B81]" office:value-type="float" office:value="0.0334799289703369" calcext:value-type="float">
            <text:p>0.033479929</text:p>
          </table:table-cell>
          <table:table-cell table:formula="of:=[.C8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1.jpeg</text:p>
          </table:table-cell>
          <table:table-cell office:value-type="float" office:value="1502063185.35843" calcext:value-type="float">
            <text:p>1502063185.35843</text:p>
          </table:table-cell>
          <table:table-cell table:formula="of:=[.B83] - [.B82]" office:value-type="float" office:value="0.0332598686218262" calcext:value-type="float">
            <text:p>0.0332598686</text:p>
          </table:table-cell>
          <table:table-cell table:formula="of:=[.C8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2.jpeg</text:p>
          </table:table-cell>
          <table:table-cell office:value-type="float" office:value="1502063185.3917" calcext:value-type="float">
            <text:p>1502063185.3917</text:p>
          </table:table-cell>
          <table:table-cell table:formula="of:=[.B84] - [.B83]" office:value-type="float" office:value="0.0332701206207275" calcext:value-type="float">
            <text:p>0.0332701206</text:p>
          </table:table-cell>
          <table:table-cell table:formula="of:=[.C8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3.jpeg</text:p>
          </table:table-cell>
          <table:table-cell office:value-type="float" office:value="1502063185.42517" calcext:value-type="float">
            <text:p>1502063185.42517</text:p>
          </table:table-cell>
          <table:table-cell table:formula="of:=[.B85] - [.B84]" office:value-type="float" office:value="0.0334699153900146" calcext:value-type="float">
            <text:p>0.0334699154</text:p>
          </table:table-cell>
          <table:table-cell table:formula="of:=[.C85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4.jpeg</text:p>
          </table:table-cell>
          <table:table-cell office:value-type="float" office:value="1502063185.45842" calcext:value-type="float">
            <text:p>1502063185.45842</text:p>
          </table:table-cell>
          <table:table-cell table:formula="of:=[.B86] - [.B85]" office:value-type="float" office:value="0.033250093460083" calcext:value-type="float">
            <text:p>0.0332500935</text:p>
          </table:table-cell>
          <table:table-cell table:formula="of:=[.C86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5.jpeg</text:p>
          </table:table-cell>
          <table:table-cell office:value-type="float" office:value="1502063185.49169" calcext:value-type="float">
            <text:p>1502063185.49169</text:p>
          </table:table-cell>
          <table:table-cell table:formula="of:=[.B87] - [.B86]" office:value-type="float" office:value="0.0332698822021484" calcext:value-type="float">
            <text:p>0.0332698822</text:p>
          </table:table-cell>
          <table:table-cell table:formula="of:=[.C8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6.jpeg</text:p>
          </table:table-cell>
          <table:table-cell office:value-type="float" office:value="1502063185.52494" calcext:value-type="float">
            <text:p>1502063185.52494</text:p>
          </table:table-cell>
          <table:table-cell table:formula="of:=[.B88] - [.B87]" office:value-type="float" office:value="0.033250093460083" calcext:value-type="float">
            <text:p>0.0332500935</text:p>
          </table:table-cell>
          <table:table-cell table:formula="of:=[.C88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7.jpeg</text:p>
          </table:table-cell>
          <table:table-cell office:value-type="float" office:value="1502063185.5582" calcext:value-type="float">
            <text:p>1502063185.5582</text:p>
          </table:table-cell>
          <table:table-cell table:formula="of:=[.B89] - [.B88]" office:value-type="float" office:value="0.0332598686218262" calcext:value-type="float">
            <text:p>0.0332598686</text:p>
          </table:table-cell>
          <table:table-cell table:formula="of:=[.C8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8.jpeg</text:p>
          </table:table-cell>
          <table:table-cell office:value-type="float" office:value="1502063185.59147" calcext:value-type="float">
            <text:p>1502063185.59147</text:p>
          </table:table-cell>
          <table:table-cell table:formula="of:=[.B90] - [.B89]" office:value-type="float" office:value="0.0332701206207275" calcext:value-type="float">
            <text:p>0.0332701206</text:p>
          </table:table-cell>
          <table:table-cell table:formula="of:=[.C9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89.jpeg</text:p>
          </table:table-cell>
          <table:table-cell office:value-type="float" office:value="1502063185.62514" calcext:value-type="float">
            <text:p>1502063185.62514</text:p>
          </table:table-cell>
          <table:table-cell table:formula="of:=[.B91] - [.B90]" office:value-type="float" office:value="0.0336699485778809" calcext:value-type="float">
            <text:p>0.0336699486</text:p>
          </table:table-cell>
          <table:table-cell table:formula="of:=[.C91] - 0.03333333333" office:value-type="float" office:value="0.00033661524788086" calcext:value-type="float">
            <text:p>0.000336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0.jpeg</text:p>
          </table:table-cell>
          <table:table-cell office:value-type="float" office:value="1502063185.6584" calcext:value-type="float">
            <text:p>1502063185.6584</text:p>
          </table:table-cell>
          <table:table-cell table:formula="of:=[.B92] - [.B91]" office:value-type="float" office:value="0.0332601070404053" calcext:value-type="float">
            <text:p>0.033260107</text:p>
          </table:table-cell>
          <table:table-cell table:formula="of:=[.C9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1.jpeg</text:p>
          </table:table-cell>
          <table:table-cell office:value-type="float" office:value="1502063185.69167" calcext:value-type="float">
            <text:p>1502063185.69167</text:p>
          </table:table-cell>
          <table:table-cell table:formula="of:=[.B93] - [.B92]" office:value-type="float" office:value="0.0332698822021484" calcext:value-type="float">
            <text:p>0.0332698822</text:p>
          </table:table-cell>
          <table:table-cell table:formula="of:=[.C9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2.jpeg</text:p>
          </table:table-cell>
          <table:table-cell office:value-type="float" office:value="1502063185.72522" calcext:value-type="float">
            <text:p>1502063185.72522</text:p>
          </table:table-cell>
          <table:table-cell table:formula="of:=[.B94] - [.B93]" office:value-type="float" office:value="0.0335500240325928" calcext:value-type="float">
            <text:p>0.033550024</text:p>
          </table:table-cell>
          <table:table-cell table:formula="of:=[.C94] - 0.03333333333" office:value-type="float" office:value="0.000216690702592774" calcext:value-type="float">
            <text:p>0.0002166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3.jpeg</text:p>
          </table:table-cell>
          <table:table-cell office:value-type="float" office:value="1502063185.75848" calcext:value-type="float">
            <text:p>1502063185.75848</text:p>
          </table:table-cell>
          <table:table-cell table:formula="of:=[.B95] - [.B94]" office:value-type="float" office:value="0.0332601070404053" calcext:value-type="float">
            <text:p>0.033260107</text:p>
          </table:table-cell>
          <table:table-cell table:formula="of:=[.C9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4.jpeg</text:p>
          </table:table-cell>
          <table:table-cell office:value-type="float" office:value="1502063185.79176" calcext:value-type="float">
            <text:p>1502063185.79176</text:p>
          </table:table-cell>
          <table:table-cell table:formula="of:=[.B96] - [.B95]" office:value-type="float" office:value="0.0332798957824707" calcext:value-type="float">
            <text:p>0.0332798958</text:p>
          </table:table-cell>
          <table:table-cell table:formula="of:=[.C96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5.jpeg</text:p>
          </table:table-cell>
          <table:table-cell office:value-type="float" office:value="1502063185.82519" calcext:value-type="float">
            <text:p>1502063185.82519</text:p>
          </table:table-cell>
          <table:table-cell table:formula="of:=[.B97] - [.B96]" office:value-type="float" office:value="0.0334300994873047" calcext:value-type="float">
            <text:p>0.0334300995</text:p>
          </table:table-cell>
          <table:table-cell table:formula="of:=[.C97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6.jpeg</text:p>
          </table:table-cell>
          <table:table-cell office:value-type="float" office:value="1502063185.85845" calcext:value-type="float">
            <text:p>1502063185.85845</text:p>
          </table:table-cell>
          <table:table-cell table:formula="of:=[.B98] - [.B97]" office:value-type="float" office:value="0.0332598686218262" calcext:value-type="float">
            <text:p>0.0332598686</text:p>
          </table:table-cell>
          <table:table-cell table:formula="of:=[.C9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7.jpeg</text:p>
          </table:table-cell>
          <table:table-cell office:value-type="float" office:value="1502063185.89172" calcext:value-type="float">
            <text:p>1502063185.89172</text:p>
          </table:table-cell>
          <table:table-cell table:formula="of:=[.B99] - [.B98]" office:value-type="float" office:value="0.0332701206207275" calcext:value-type="float">
            <text:p>0.0332701206</text:p>
          </table:table-cell>
          <table:table-cell table:formula="of:=[.C9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8.jpeg</text:p>
          </table:table-cell>
          <table:table-cell office:value-type="float" office:value="1502063185.9252" calcext:value-type="float">
            <text:p>1502063185.9252</text:p>
          </table:table-cell>
          <table:table-cell table:formula="of:=[.B100] - [.B99]" office:value-type="float" office:value="0.0334799289703369" calcext:value-type="float">
            <text:p>0.033479929</text:p>
          </table:table-cell>
          <table:table-cell table:formula="of:=[.C100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099.jpeg</text:p>
          </table:table-cell>
          <table:table-cell office:value-type="float" office:value="1502063185.95846" calcext:value-type="float">
            <text:p>1502063185.95846</text:p>
          </table:table-cell>
          <table:table-cell table:formula="of:=[.B101] - [.B100]" office:value-type="float" office:value="0.0332601070404053" calcext:value-type="float">
            <text:p>0.033260107</text:p>
          </table:table-cell>
          <table:table-cell table:formula="of:=[.C10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0.jpeg</text:p>
          </table:table-cell>
          <table:table-cell office:value-type="float" office:value="1502063185.99173" calcext:value-type="float">
            <text:p>1502063185.99173</text:p>
          </table:table-cell>
          <table:table-cell table:formula="of:=[.B102] - [.B101]" office:value-type="float" office:value="0.0332698822021484" calcext:value-type="float">
            <text:p>0.0332698822</text:p>
          </table:table-cell>
          <table:table-cell table:formula="of:=[.C10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1.jpeg</text:p>
          </table:table-cell>
          <table:table-cell office:value-type="float" office:value="1502063186.02521" calcext:value-type="float">
            <text:p>1502063186.02521</text:p>
          </table:table-cell>
          <table:table-cell table:formula="of:=[.B103] - [.B102]" office:value-type="float" office:value="0.0334799289703369" calcext:value-type="float">
            <text:p>0.033479929</text:p>
          </table:table-cell>
          <table:table-cell table:formula="of:=[.C103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2.jpeg</text:p>
          </table:table-cell>
          <table:table-cell office:value-type="float" office:value="1502063186.05846" calcext:value-type="float">
            <text:p>1502063186.05846</text:p>
          </table:table-cell>
          <table:table-cell table:formula="of:=[.B104] - [.B103]" office:value-type="float" office:value="0.033250093460083" calcext:value-type="float">
            <text:p>0.0332500935</text:p>
          </table:table-cell>
          <table:table-cell table:formula="of:=[.C104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3.jpeg</text:p>
          </table:table-cell>
          <table:table-cell office:value-type="float" office:value="1502063186.09174" calcext:value-type="float">
            <text:p>1502063186.09174</text:p>
          </table:table-cell>
          <table:table-cell table:formula="of:=[.B105] - [.B104]" office:value-type="float" office:value="0.0332798957824707" calcext:value-type="float">
            <text:p>0.0332798958</text:p>
          </table:table-cell>
          <table:table-cell table:formula="of:=[.C105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4.jpeg</text:p>
          </table:table-cell>
          <table:table-cell office:value-type="float" office:value="1502063186.1252" calcext:value-type="float">
            <text:p>1502063186.1252</text:p>
          </table:table-cell>
          <table:table-cell table:formula="of:=[.B106] - [.B105]" office:value-type="float" office:value="0.0334601402282715" calcext:value-type="float">
            <text:p>0.0334601402</text:p>
          </table:table-cell>
          <table:table-cell table:formula="of:=[.C106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5.jpeg</text:p>
          </table:table-cell>
          <table:table-cell office:value-type="float" office:value="1502063186.15846" calcext:value-type="float">
            <text:p>1502063186.15846</text:p>
          </table:table-cell>
          <table:table-cell table:formula="of:=[.B107] - [.B106]" office:value-type="float" office:value="0.0332598686218262" calcext:value-type="float">
            <text:p>0.0332598686</text:p>
          </table:table-cell>
          <table:table-cell table:formula="of:=[.C10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6.jpeg</text:p>
          </table:table-cell>
          <table:table-cell office:value-type="float" office:value="1502063186.19174" calcext:value-type="float">
            <text:p>1502063186.19174</text:p>
          </table:table-cell>
          <table:table-cell table:formula="of:=[.B108] - [.B107]" office:value-type="float" office:value="0.0332801342010498" calcext:value-type="float">
            <text:p>0.0332801342</text:p>
          </table:table-cell>
          <table:table-cell table:formula="of:=[.C108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7.jpeg</text:p>
          </table:table-cell>
          <table:table-cell office:value-type="float" office:value="1502063186.22539" calcext:value-type="float">
            <text:p>1502063186.22539</text:p>
          </table:table-cell>
          <table:table-cell table:formula="of:=[.B109] - [.B108]" office:value-type="float" office:value="0.0336499214172363" calcext:value-type="float">
            <text:p>0.0336499214</text:p>
          </table:table-cell>
          <table:table-cell table:formula="of:=[.C109] - 0.03333333333" office:value-type="float" office:value="0.000316588087236329" calcext:value-type="float">
            <text:p>0.0003165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8.jpeg</text:p>
          </table:table-cell>
          <table:table-cell office:value-type="float" office:value="1502063186.25865" calcext:value-type="float">
            <text:p>1502063186.25865</text:p>
          </table:table-cell>
          <table:table-cell table:formula="of:=[.B110] - [.B109]" office:value-type="float" office:value="0.0332601070404053" calcext:value-type="float">
            <text:p>0.033260107</text:p>
          </table:table-cell>
          <table:table-cell table:formula="of:=[.C11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09.jpeg</text:p>
          </table:table-cell>
          <table:table-cell office:value-type="float" office:value="1502063186.29192" calcext:value-type="float">
            <text:p>1502063186.29192</text:p>
          </table:table-cell>
          <table:table-cell table:formula="of:=[.B111] - [.B110]" office:value-type="float" office:value="0.0332698822021484" calcext:value-type="float">
            <text:p>0.0332698822</text:p>
          </table:table-cell>
          <table:table-cell table:formula="of:=[.C11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0.jpeg</text:p>
          </table:table-cell>
          <table:table-cell office:value-type="float" office:value="1502063186.32519" calcext:value-type="float">
            <text:p>1502063186.32519</text:p>
          </table:table-cell>
          <table:table-cell table:formula="of:=[.B112] - [.B111]" office:value-type="float" office:value="0.0332701206207275" calcext:value-type="float">
            <text:p>0.0332701206</text:p>
          </table:table-cell>
          <table:table-cell table:formula="of:=[.C11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1.jpeg</text:p>
          </table:table-cell>
          <table:table-cell office:value-type="float" office:value="1502063186.35846" calcext:value-type="float">
            <text:p>1502063186.35846</text:p>
          </table:table-cell>
          <table:table-cell table:formula="of:=[.B113] - [.B112]" office:value-type="float" office:value="0.0332698822021484" calcext:value-type="float">
            <text:p>0.0332698822</text:p>
          </table:table-cell>
          <table:table-cell table:formula="of:=[.C11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2.jpeg</text:p>
          </table:table-cell>
          <table:table-cell office:value-type="float" office:value="1502063186.39173" calcext:value-type="float">
            <text:p>1502063186.39173</text:p>
          </table:table-cell>
          <table:table-cell table:formula="of:=[.B114] - [.B113]" office:value-type="float" office:value="0.0332701206207275" calcext:value-type="float">
            <text:p>0.0332701206</text:p>
          </table:table-cell>
          <table:table-cell table:formula="of:=[.C11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3.jpeg</text:p>
          </table:table-cell>
          <table:table-cell office:value-type="float" office:value="1502063186.42517" calcext:value-type="float">
            <text:p>1502063186.42517</text:p>
          </table:table-cell>
          <table:table-cell table:formula="of:=[.B115] - [.B114]" office:value-type="float" office:value="0.0334398746490479" calcext:value-type="float">
            <text:p>0.0334398746</text:p>
          </table:table-cell>
          <table:table-cell table:formula="of:=[.C115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4.jpeg</text:p>
          </table:table-cell>
          <table:table-cell office:value-type="float" office:value="1502063186.45843" calcext:value-type="float">
            <text:p>1502063186.45843</text:p>
          </table:table-cell>
          <table:table-cell table:formula="of:=[.B116] - [.B115]" office:value-type="float" office:value="0.0332601070404053" calcext:value-type="float">
            <text:p>0.033260107</text:p>
          </table:table-cell>
          <table:table-cell table:formula="of:=[.C11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5.jpeg</text:p>
          </table:table-cell>
          <table:table-cell office:value-type="float" office:value="1502063186.4917" calcext:value-type="float">
            <text:p>1502063186.4917</text:p>
          </table:table-cell>
          <table:table-cell table:formula="of:=[.B117] - [.B116]" office:value-type="float" office:value="0.0332698822021484" calcext:value-type="float">
            <text:p>0.0332698822</text:p>
          </table:table-cell>
          <table:table-cell table:formula="of:=[.C11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6.jpeg</text:p>
          </table:table-cell>
          <table:table-cell office:value-type="float" office:value="1502063186.52518" calcext:value-type="float">
            <text:p>1502063186.52518</text:p>
          </table:table-cell>
          <table:table-cell table:formula="of:=[.B118] - [.B117]" office:value-type="float" office:value="0.033480167388916" calcext:value-type="float">
            <text:p>0.0334801674</text:p>
          </table:table-cell>
          <table:table-cell table:formula="of:=[.C118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7.jpeg</text:p>
          </table:table-cell>
          <table:table-cell office:value-type="float" office:value="1502063186.55843" calcext:value-type="float">
            <text:p>1502063186.55843</text:p>
          </table:table-cell>
          <table:table-cell table:formula="of:=[.B119] - [.B118]" office:value-type="float" office:value="0.0332498550415039" calcext:value-type="float">
            <text:p>0.033249855</text:p>
          </table:table-cell>
          <table:table-cell table:formula="of:=[.C119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8.jpeg</text:p>
          </table:table-cell>
          <table:table-cell office:value-type="float" office:value="1502063186.59171" calcext:value-type="float">
            <text:p>1502063186.59171</text:p>
          </table:table-cell>
          <table:table-cell table:formula="of:=[.B120] - [.B119]" office:value-type="float" office:value="0.0332801342010498" calcext:value-type="float">
            <text:p>0.0332801342</text:p>
          </table:table-cell>
          <table:table-cell table:formula="of:=[.C120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19.jpeg</text:p>
          </table:table-cell>
          <table:table-cell office:value-type="float" office:value="1502063186.62541" calcext:value-type="float">
            <text:p>1502063186.62541</text:p>
          </table:table-cell>
          <table:table-cell table:formula="of:=[.B121] - [.B120]" office:value-type="float" office:value="0.0336999893188477" calcext:value-type="float">
            <text:p>0.0336999893</text:p>
          </table:table-cell>
          <table:table-cell table:formula="of:=[.C121] - 0.03333333333" office:value-type="float" office:value="0.000366655988847657" calcext:value-type="float">
            <text:p>0.000366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0.jpeg</text:p>
          </table:table-cell>
          <table:table-cell office:value-type="float" office:value="1502063186.65878" calcext:value-type="float">
            <text:p>1502063186.65878</text:p>
          </table:table-cell>
          <table:table-cell table:formula="of:=[.B122] - [.B121]" office:value-type="float" office:value="0.0333700180053711" calcext:value-type="float">
            <text:p>0.033370018</text:p>
          </table:table-cell>
          <table:table-cell table:formula="of:=[.C122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1.jpeg</text:p>
          </table:table-cell>
          <table:table-cell office:value-type="float" office:value="1502063186.69205" calcext:value-type="float">
            <text:p>1502063186.69205</text:p>
          </table:table-cell>
          <table:table-cell table:formula="of:=[.B123] - [.B122]" office:value-type="float" office:value="0.0332698822021484" calcext:value-type="float">
            <text:p>0.0332698822</text:p>
          </table:table-cell>
          <table:table-cell table:formula="of:=[.C12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2.jpeg</text:p>
          </table:table-cell>
          <table:table-cell office:value-type="float" office:value="1502063186.72532" calcext:value-type="float">
            <text:p>1502063186.72532</text:p>
          </table:table-cell>
          <table:table-cell table:formula="of:=[.B124] - [.B123]" office:value-type="float" office:value="0.0332701206207275" calcext:value-type="float">
            <text:p>0.0332701206</text:p>
          </table:table-cell>
          <table:table-cell table:formula="of:=[.C12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3.jpeg</text:p>
          </table:table-cell>
          <table:table-cell office:value-type="float" office:value="1502063186.75858" calcext:value-type="float">
            <text:p>1502063186.75858</text:p>
          </table:table-cell>
          <table:table-cell table:formula="of:=[.B125] - [.B124]" office:value-type="float" office:value="0.0332598686218262" calcext:value-type="float">
            <text:p>0.0332598686</text:p>
          </table:table-cell>
          <table:table-cell table:formula="of:=[.C12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4.jpeg</text:p>
          </table:table-cell>
          <table:table-cell office:value-type="float" office:value="1502063186.79185" calcext:value-type="float">
            <text:p>1502063186.79185</text:p>
          </table:table-cell>
          <table:table-cell table:formula="of:=[.B126] - [.B125]" office:value-type="float" office:value="0.0332701206207275" calcext:value-type="float">
            <text:p>0.0332701206</text:p>
          </table:table-cell>
          <table:table-cell table:formula="of:=[.C12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5.jpeg</text:p>
          </table:table-cell>
          <table:table-cell office:value-type="float" office:value="1502063186.8252" calcext:value-type="float">
            <text:p>1502063186.8252</text:p>
          </table:table-cell>
          <table:table-cell table:formula="of:=[.B127] - [.B126]" office:value-type="float" office:value="0.0333499908447266" calcext:value-type="float">
            <text:p>0.0333499908</text:p>
          </table:table-cell>
          <table:table-cell table:formula="of:=[.C127] - 0.03333333333" office:value-type="float" office:value="0.0000166575147265632" calcext:value-type="float">
            <text:p>1.6657514726563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6.jpeg</text:p>
          </table:table-cell>
          <table:table-cell office:value-type="float" office:value="1502063186.85846" calcext:value-type="float">
            <text:p>1502063186.85846</text:p>
          </table:table-cell>
          <table:table-cell table:formula="of:=[.B128] - [.B127]" office:value-type="float" office:value="0.0332598686218262" calcext:value-type="float">
            <text:p>0.0332598686</text:p>
          </table:table-cell>
          <table:table-cell table:formula="of:=[.C12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7.jpeg</text:p>
          </table:table-cell>
          <table:table-cell office:value-type="float" office:value="1502063186.89174" calcext:value-type="float">
            <text:p>1502063186.89174</text:p>
          </table:table-cell>
          <table:table-cell table:formula="of:=[.B129] - [.B128]" office:value-type="float" office:value="0.0332801342010498" calcext:value-type="float">
            <text:p>0.0332801342</text:p>
          </table:table-cell>
          <table:table-cell table:formula="of:=[.C12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8.jpeg</text:p>
          </table:table-cell>
          <table:table-cell office:value-type="float" office:value="1502063186.92521" calcext:value-type="float">
            <text:p>1502063186.92521</text:p>
          </table:table-cell>
          <table:table-cell table:formula="of:=[.B130] - [.B129]" office:value-type="float" office:value="0.0334699153900146" calcext:value-type="float">
            <text:p>0.0334699154</text:p>
          </table:table-cell>
          <table:table-cell table:formula="of:=[.C130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29.jpeg</text:p>
          </table:table-cell>
          <table:table-cell office:value-type="float" office:value="1502063186.95847" calcext:value-type="float">
            <text:p>1502063186.95847</text:p>
          </table:table-cell>
          <table:table-cell table:formula="of:=[.B131] - [.B130]" office:value-type="float" office:value="0.0332601070404053" calcext:value-type="float">
            <text:p>0.033260107</text:p>
          </table:table-cell>
          <table:table-cell table:formula="of:=[.C13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0.jpeg</text:p>
          </table:table-cell>
          <table:table-cell office:value-type="float" office:value="1502063186.99174" calcext:value-type="float">
            <text:p>1502063186.99174</text:p>
          </table:table-cell>
          <table:table-cell table:formula="of:=[.B132] - [.B131]" office:value-type="float" office:value="0.0332698822021484" calcext:value-type="float">
            <text:p>0.0332698822</text:p>
          </table:table-cell>
          <table:table-cell table:formula="of:=[.C13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1.jpeg</text:p>
          </table:table-cell>
          <table:table-cell office:value-type="float" office:value="1502063187.0252" calcext:value-type="float">
            <text:p>1502063187.0252</text:p>
          </table:table-cell>
          <table:table-cell table:formula="of:=[.B133] - [.B132]" office:value-type="float" office:value="0.0334599018096924" calcext:value-type="float">
            <text:p>0.0334599018</text:p>
          </table:table-cell>
          <table:table-cell table:formula="of:=[.C133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2.jpeg</text:p>
          </table:table-cell>
          <table:table-cell office:value-type="float" office:value="1502063187.05856" calcext:value-type="float">
            <text:p>1502063187.05856</text:p>
          </table:table-cell>
          <table:table-cell table:formula="of:=[.B134] - [.B133]" office:value-type="float" office:value="0.0333600044250488" calcext:value-type="float">
            <text:p>0.0333600044</text:p>
          </table:table-cell>
          <table:table-cell table:formula="of:=[.C134] - 0.03333333333" office:value-type="float" office:value="0.0000266710950488289" calcext:value-type="float">
            <text:p>2.6671095048828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3.jpeg</text:p>
          </table:table-cell>
          <table:table-cell office:value-type="float" office:value="1502063187.09173" calcext:value-type="float">
            <text:p>1502063187.09173</text:p>
          </table:table-cell>
          <table:table-cell table:formula="of:=[.B135] - [.B134]" office:value-type="float" office:value="0.033170223236084" calcext:value-type="float">
            <text:p>0.0331702232</text:p>
          </table:table-cell>
          <table:table-cell table:formula="of:=[.C135] - 0.03333333333" office:value-type="float" office:value="-0.000163110093916015" calcext:value-type="float">
            <text:p>-0.0001631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4.jpeg</text:p>
          </table:table-cell>
          <table:table-cell office:value-type="float" office:value="1502063187.1252" calcext:value-type="float">
            <text:p>1502063187.1252</text:p>
          </table:table-cell>
          <table:table-cell table:formula="of:=[.B136] - [.B135]" office:value-type="float" office:value="0.0334699153900146" calcext:value-type="float">
            <text:p>0.0334699154</text:p>
          </table:table-cell>
          <table:table-cell table:formula="of:=[.C13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5.jpeg</text:p>
          </table:table-cell>
          <table:table-cell office:value-type="float" office:value="1502063187.15846" calcext:value-type="float">
            <text:p>1502063187.15846</text:p>
          </table:table-cell>
          <table:table-cell table:formula="of:=[.B137] - [.B136]" office:value-type="float" office:value="0.0332598686218262" calcext:value-type="float">
            <text:p>0.0332598686</text:p>
          </table:table-cell>
          <table:table-cell table:formula="of:=[.C13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6.jpeg</text:p>
          </table:table-cell>
          <table:table-cell office:value-type="float" office:value="1502063187.19174" calcext:value-type="float">
            <text:p>1502063187.19174</text:p>
          </table:table-cell>
          <table:table-cell table:formula="of:=[.B138] - [.B137]" office:value-type="float" office:value="0.0332801342010498" calcext:value-type="float">
            <text:p>0.0332801342</text:p>
          </table:table-cell>
          <table:table-cell table:formula="of:=[.C138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7.jpeg</text:p>
          </table:table-cell>
          <table:table-cell office:value-type="float" office:value="1502063187.22544" calcext:value-type="float">
            <text:p>1502063187.22544</text:p>
          </table:table-cell>
          <table:table-cell table:formula="of:=[.B139] - [.B138]" office:value-type="float" office:value="0.0336999893188477" calcext:value-type="float">
            <text:p>0.0336999893</text:p>
          </table:table-cell>
          <table:table-cell table:formula="of:=[.C139] - 0.03333333333" office:value-type="float" office:value="0.000366655988847657" calcext:value-type="float">
            <text:p>0.000366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8.jpeg</text:p>
          </table:table-cell>
          <table:table-cell office:value-type="float" office:value="1502063187.25881" calcext:value-type="float">
            <text:p>1502063187.25881</text:p>
          </table:table-cell>
          <table:table-cell table:formula="of:=[.B140] - [.B139]" office:value-type="float" office:value="0.0333700180053711" calcext:value-type="float">
            <text:p>0.033370018</text:p>
          </table:table-cell>
          <table:table-cell table:formula="of:=[.C140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39.jpeg</text:p>
          </table:table-cell>
          <table:table-cell office:value-type="float" office:value="1502063187.2924" calcext:value-type="float">
            <text:p>1502063187.2924</text:p>
          </table:table-cell>
          <table:table-cell table:formula="of:=[.B141] - [.B140]" office:value-type="float" office:value="0.0335898399353027" calcext:value-type="float">
            <text:p>0.0335898399</text:p>
          </table:table-cell>
          <table:table-cell table:formula="of:=[.C141] - 0.03333333333" office:value-type="float" office:value="0.000256506605302735" calcext:value-type="float">
            <text:p>0.0002565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0.jpeg</text:p>
          </table:table-cell>
          <table:table-cell office:value-type="float" office:value="1502063187.32567" calcext:value-type="float">
            <text:p>1502063187.32567</text:p>
          </table:table-cell>
          <table:table-cell table:formula="of:=[.B142] - [.B141]" office:value-type="float" office:value="0.0332701206207275" calcext:value-type="float">
            <text:p>0.0332701206</text:p>
          </table:table-cell>
          <table:table-cell table:formula="of:=[.C14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1.jpeg</text:p>
          </table:table-cell>
          <table:table-cell office:value-type="float" office:value="1502063187.35923" calcext:value-type="float">
            <text:p>1502063187.35923</text:p>
          </table:table-cell>
          <table:table-cell table:formula="of:=[.B143] - [.B142]" office:value-type="float" office:value="0.033560037612915" calcext:value-type="float">
            <text:p>0.0335600376</text:p>
          </table:table-cell>
          <table:table-cell table:formula="of:=[.C143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2.jpeg</text:p>
          </table:table-cell>
          <table:table-cell office:value-type="float" office:value="1502063187.39315" calcext:value-type="float">
            <text:p>1502063187.39315</text:p>
          </table:table-cell>
          <table:table-cell table:formula="of:=[.B144] - [.B143]" office:value-type="float" office:value="0.0339200496673584" calcext:value-type="float">
            <text:p>0.0339200497</text:p>
          </table:table-cell>
          <table:table-cell table:formula="of:=[.C144] - 0.03333333333" office:value-type="float" office:value="0.000586716337358399" calcext:value-type="float">
            <text:p>0.00058671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3.jpeg</text:p>
          </table:table-cell>
          <table:table-cell office:value-type="float" office:value="1502063187.42673" calcext:value-type="float">
            <text:p>1502063187.42673</text:p>
          </table:table-cell>
          <table:table-cell table:formula="of:=[.B145] - [.B144]" office:value-type="float" office:value="0.0335798263549805" calcext:value-type="float">
            <text:p>0.0335798264</text:p>
          </table:table-cell>
          <table:table-cell table:formula="of:=[.C145] - 0.03333333333" office:value-type="float" office:value="0.000246493024980469" calcext:value-type="float">
            <text:p>0.000246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4.jpeg</text:p>
          </table:table-cell>
          <table:table-cell office:value-type="float" office:value="1502063187.4603" calcext:value-type="float">
            <text:p>1502063187.4603</text:p>
          </table:table-cell>
          <table:table-cell table:formula="of:=[.B146] - [.B145]" office:value-type="float" office:value="0.0335700511932373" calcext:value-type="float">
            <text:p>0.0335700512</text:p>
          </table:table-cell>
          <table:table-cell table:formula="of:=[.C146] - 0.03333333333" office:value-type="float" office:value="0.000236717863237305" calcext:value-type="float">
            <text:p>0.0002367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5.jpeg</text:p>
          </table:table-cell>
          <table:table-cell office:value-type="float" office:value="1502063187.49357" calcext:value-type="float">
            <text:p>1502063187.49357</text:p>
          </table:table-cell>
          <table:table-cell table:formula="of:=[.B147] - [.B146]" office:value-type="float" office:value="0.0332701206207275" calcext:value-type="float">
            <text:p>0.0332701206</text:p>
          </table:table-cell>
          <table:table-cell table:formula="of:=[.C14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6.jpeg</text:p>
          </table:table-cell>
          <table:table-cell office:value-type="float" office:value="1502063187.52714" calcext:value-type="float">
            <text:p>1502063187.52714</text:p>
          </table:table-cell>
          <table:table-cell table:formula="of:=[.B148] - [.B147]" office:value-type="float" office:value="0.0335698127746582" calcext:value-type="float">
            <text:p>0.0335698128</text:p>
          </table:table-cell>
          <table:table-cell table:formula="of:=[.C148] - 0.03333333333" office:value-type="float" office:value="0.000236479444658204" calcext:value-type="float">
            <text:p>0.000236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7.jpeg</text:p>
          </table:table-cell>
          <table:table-cell office:value-type="float" office:value="1502063187.56105" calcext:value-type="float">
            <text:p>1502063187.56105</text:p>
          </table:table-cell>
          <table:table-cell table:formula="of:=[.B149] - [.B148]" office:value-type="float" office:value="0.0339100360870361" calcext:value-type="float">
            <text:p>0.0339100361</text:p>
          </table:table-cell>
          <table:table-cell table:formula="of:=[.C149] - 0.03333333333" office:value-type="float" office:value="0.000576702757036134" calcext:value-type="float">
            <text:p>0.00057670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8.jpeg</text:p>
          </table:table-cell>
          <table:table-cell office:value-type="float" office:value="1502063187.59462" calcext:value-type="float">
            <text:p>1502063187.59462</text:p>
          </table:table-cell>
          <table:table-cell table:formula="of:=[.B150] - [.B149]" office:value-type="float" office:value="0.0335700511932373" calcext:value-type="float">
            <text:p>0.0335700512</text:p>
          </table:table-cell>
          <table:table-cell table:formula="of:=[.C150] - 0.03333333333" office:value-type="float" office:value="0.000236717863237305" calcext:value-type="float">
            <text:p>0.0002367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49.jpeg</text:p>
          </table:table-cell>
          <table:table-cell office:value-type="float" office:value="1502063187.62789" calcext:value-type="float">
            <text:p>1502063187.62789</text:p>
          </table:table-cell>
          <table:table-cell table:formula="of:=[.B151] - [.B150]" office:value-type="float" office:value="0.0332701206207275" calcext:value-type="float">
            <text:p>0.0332701206</text:p>
          </table:table-cell>
          <table:table-cell table:formula="of:=[.C15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0.jpeg</text:p>
          </table:table-cell>
          <table:table-cell office:value-type="float" office:value="1502063187.66117" calcext:value-type="float">
            <text:p>1502063187.66117</text:p>
          </table:table-cell>
          <table:table-cell table:formula="of:=[.B152] - [.B151]" office:value-type="float" office:value="0.0332798957824707" calcext:value-type="float">
            <text:p>0.0332798958</text:p>
          </table:table-cell>
          <table:table-cell table:formula="of:=[.C152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1.jpeg</text:p>
          </table:table-cell>
          <table:table-cell office:value-type="float" office:value="1502063187.69476" calcext:value-type="float">
            <text:p>1502063187.69476</text:p>
          </table:table-cell>
          <table:table-cell table:formula="of:=[.B153] - [.B152]" office:value-type="float" office:value="0.0335900783538818" calcext:value-type="float">
            <text:p>0.0335900784</text:p>
          </table:table-cell>
          <table:table-cell table:formula="of:=[.C153] - 0.03333333333" office:value-type="float" office:value="0.000256745023881837" calcext:value-type="float">
            <text:p>0.000256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2.jpeg</text:p>
          </table:table-cell>
          <table:table-cell office:value-type="float" office:value="1502063187.72803" calcext:value-type="float">
            <text:p>1502063187.72803</text:p>
          </table:table-cell>
          <table:table-cell table:formula="of:=[.B154] - [.B153]" office:value-type="float" office:value="0.0332698822021484" calcext:value-type="float">
            <text:p>0.0332698822</text:p>
          </table:table-cell>
          <table:table-cell table:formula="of:=[.C15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3.jpeg</text:p>
          </table:table-cell>
          <table:table-cell office:value-type="float" office:value="1502063187.76136" calcext:value-type="float">
            <text:p>1502063187.76136</text:p>
          </table:table-cell>
          <table:table-cell table:formula="of:=[.B155] - [.B154]" office:value-type="float" office:value="0.033329963684082" calcext:value-type="float">
            <text:p>0.0333299637</text:p>
          </table:table-cell>
          <table:table-cell table:formula="of:=[.C155] - 0.03333333333" office:value-type="float" office:value="-0.00000336964591796801" calcext:value-type="float">
            <text:p>-3.3696459179680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4.jpeg</text:p>
          </table:table-cell>
          <table:table-cell office:value-type="float" office:value="1502063187.79494" calcext:value-type="float">
            <text:p>1502063187.79494</text:p>
          </table:table-cell>
          <table:table-cell table:formula="of:=[.B156] - [.B155]" office:value-type="float" office:value="0.0335800647735596" calcext:value-type="float">
            <text:p>0.0335800648</text:p>
          </table:table-cell>
          <table:table-cell table:formula="of:=[.C156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5.jpeg</text:p>
          </table:table-cell>
          <table:table-cell office:value-type="float" office:value="1502063187.82875" calcext:value-type="float">
            <text:p>1502063187.82875</text:p>
          </table:table-cell>
          <table:table-cell table:formula="of:=[.B157] - [.B156]" office:value-type="float" office:value="0.0338099002838135" calcext:value-type="float">
            <text:p>0.0338099003</text:p>
          </table:table-cell>
          <table:table-cell table:formula="of:=[.C157] - 0.03333333333" office:value-type="float" office:value="0.000476566953813477" calcext:value-type="float">
            <text:p>0.000476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6.jpeg</text:p>
          </table:table-cell>
          <table:table-cell office:value-type="float" office:value="1502063187.86201" calcext:value-type="float">
            <text:p>1502063187.86201</text:p>
          </table:table-cell>
          <table:table-cell table:formula="of:=[.B158] - [.B157]" office:value-type="float" office:value="0.0332601070404053" calcext:value-type="float">
            <text:p>0.033260107</text:p>
          </table:table-cell>
          <table:table-cell table:formula="of:=[.C15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7.jpeg</text:p>
          </table:table-cell>
          <table:table-cell office:value-type="float" office:value="1502063187.89538" calcext:value-type="float">
            <text:p>1502063187.89538</text:p>
          </table:table-cell>
          <table:table-cell table:formula="of:=[.B159] - [.B158]" office:value-type="float" office:value="0.0333700180053711" calcext:value-type="float">
            <text:p>0.033370018</text:p>
          </table:table-cell>
          <table:table-cell table:formula="of:=[.C159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8.jpeg</text:p>
          </table:table-cell>
          <table:table-cell office:value-type="float" office:value="1502063187.92902" calcext:value-type="float">
            <text:p>1502063187.92902</text:p>
          </table:table-cell>
          <table:table-cell table:formula="of:=[.B160] - [.B159]" office:value-type="float" office:value="0.0336399078369141" calcext:value-type="float">
            <text:p>0.0336399078</text:p>
          </table:table-cell>
          <table:table-cell table:formula="of:=[.C160] - 0.03333333333" office:value-type="float" office:value="0.000306574506914063" calcext:value-type="float">
            <text:p>0.0003065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59.jpeg</text:p>
          </table:table-cell>
          <table:table-cell office:value-type="float" office:value="1502063187.96228" calcext:value-type="float">
            <text:p>1502063187.96228</text:p>
          </table:table-cell>
          <table:table-cell table:formula="of:=[.B161] - [.B160]" office:value-type="float" office:value="0.0332601070404053" calcext:value-type="float">
            <text:p>0.033260107</text:p>
          </table:table-cell>
          <table:table-cell table:formula="of:=[.C16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0.jpeg</text:p>
          </table:table-cell>
          <table:table-cell office:value-type="float" office:value="1502063187.99555" calcext:value-type="float">
            <text:p>1502063187.99555</text:p>
          </table:table-cell>
          <table:table-cell table:formula="of:=[.B162] - [.B161]" office:value-type="float" office:value="0.0332698822021484" calcext:value-type="float">
            <text:p>0.0332698822</text:p>
          </table:table-cell>
          <table:table-cell table:formula="of:=[.C16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1.jpeg</text:p>
          </table:table-cell>
          <table:table-cell office:value-type="float" office:value="1502063188.02903" calcext:value-type="float">
            <text:p>1502063188.02903</text:p>
          </table:table-cell>
          <table:table-cell table:formula="of:=[.B163] - [.B162]" office:value-type="float" office:value="0.033480167388916" calcext:value-type="float">
            <text:p>0.0334801674</text:p>
          </table:table-cell>
          <table:table-cell table:formula="of:=[.C163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2.jpeg</text:p>
          </table:table-cell>
          <table:table-cell office:value-type="float" office:value="1502063188.06229" calcext:value-type="float">
            <text:p>1502063188.06229</text:p>
          </table:table-cell>
          <table:table-cell table:formula="of:=[.B164] - [.B163]" office:value-type="float" office:value="0.0332598686218262" calcext:value-type="float">
            <text:p>0.0332598686</text:p>
          </table:table-cell>
          <table:table-cell table:formula="of:=[.C16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3.jpeg</text:p>
          </table:table-cell>
          <table:table-cell office:value-type="float" office:value="1502063188.09556" calcext:value-type="float">
            <text:p>1502063188.09556</text:p>
          </table:table-cell>
          <table:table-cell table:formula="of:=[.B165] - [.B164]" office:value-type="float" office:value="0.0332701206207275" calcext:value-type="float">
            <text:p>0.0332701206</text:p>
          </table:table-cell>
          <table:table-cell table:formula="of:=[.C16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4.jpeg</text:p>
          </table:table-cell>
          <table:table-cell office:value-type="float" office:value="1502063188.12903" calcext:value-type="float">
            <text:p>1502063188.12903</text:p>
          </table:table-cell>
          <table:table-cell table:formula="of:=[.B166] - [.B165]" office:value-type="float" office:value="0.0334699153900146" calcext:value-type="float">
            <text:p>0.0334699154</text:p>
          </table:table-cell>
          <table:table-cell table:formula="of:=[.C16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5.jpeg</text:p>
          </table:table-cell>
          <table:table-cell office:value-type="float" office:value="1502063188.16228" calcext:value-type="float">
            <text:p>1502063188.16228</text:p>
          </table:table-cell>
          <table:table-cell table:formula="of:=[.B167] - [.B166]" office:value-type="float" office:value="0.033250093460083" calcext:value-type="float">
            <text:p>0.0332500935</text:p>
          </table:table-cell>
          <table:table-cell table:formula="of:=[.C167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6.jpeg</text:p>
          </table:table-cell>
          <table:table-cell office:value-type="float" office:value="1502063188.19556" calcext:value-type="float">
            <text:p>1502063188.19556</text:p>
          </table:table-cell>
          <table:table-cell table:formula="of:=[.B168] - [.B167]" office:value-type="float" office:value="0.0332798957824707" calcext:value-type="float">
            <text:p>0.0332798958</text:p>
          </table:table-cell>
          <table:table-cell table:formula="of:=[.C168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7.jpeg</text:p>
          </table:table-cell>
          <table:table-cell office:value-type="float" office:value="1502063188.22902" calcext:value-type="float">
            <text:p>1502063188.22902</text:p>
          </table:table-cell>
          <table:table-cell table:formula="of:=[.B169] - [.B168]" office:value-type="float" office:value="0.0334601402282715" calcext:value-type="float">
            <text:p>0.0334601402</text:p>
          </table:table-cell>
          <table:table-cell table:formula="of:=[.C169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8.jpeg</text:p>
          </table:table-cell>
          <table:table-cell office:value-type="float" office:value="1502063188.26258" calcext:value-type="float">
            <text:p>1502063188.26258</text:p>
          </table:table-cell>
          <table:table-cell table:formula="of:=[.B170] - [.B169]" office:value-type="float" office:value="0.0335597991943359" calcext:value-type="float">
            <text:p>0.0335597992</text:p>
          </table:table-cell>
          <table:table-cell table:formula="of:=[.C170] - 0.03333333333" office:value-type="float" office:value="0.000226465864335938" calcext:value-type="float">
            <text:p>0.0002264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69.jpeg</text:p>
          </table:table-cell>
          <table:table-cell office:value-type="float" office:value="1502063188.29585" calcext:value-type="float">
            <text:p>1502063188.29585</text:p>
          </table:table-cell>
          <table:table-cell table:formula="of:=[.B171] - [.B170]" office:value-type="float" office:value="0.0332701206207275" calcext:value-type="float">
            <text:p>0.0332701206</text:p>
          </table:table-cell>
          <table:table-cell table:formula="of:=[.C17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0.jpeg</text:p>
          </table:table-cell>
          <table:table-cell office:value-type="float" office:value="1502063188.32912" calcext:value-type="float">
            <text:p>1502063188.32912</text:p>
          </table:table-cell>
          <table:table-cell table:formula="of:=[.B172] - [.B171]" office:value-type="float" office:value="0.0332698822021484" calcext:value-type="float">
            <text:p>0.0332698822</text:p>
          </table:table-cell>
          <table:table-cell table:formula="of:=[.C17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1.jpeg</text:p>
          </table:table-cell>
          <table:table-cell office:value-type="float" office:value="1502063188.36239" calcext:value-type="float">
            <text:p>1502063188.36239</text:p>
          </table:table-cell>
          <table:table-cell table:formula="of:=[.B173] - [.B172]" office:value-type="float" office:value="0.0332701206207275" calcext:value-type="float">
            <text:p>0.0332701206</text:p>
          </table:table-cell>
          <table:table-cell table:formula="of:=[.C17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2.jpeg</text:p>
          </table:table-cell>
          <table:table-cell office:value-type="float" office:value="1502063188.39566" calcext:value-type="float">
            <text:p>1502063188.39566</text:p>
          </table:table-cell>
          <table:table-cell table:formula="of:=[.B174] - [.B173]" office:value-type="float" office:value="0.0332698822021484" calcext:value-type="float">
            <text:p>0.0332698822</text:p>
          </table:table-cell>
          <table:table-cell table:formula="of:=[.C17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3.jpeg</text:p>
          </table:table-cell>
          <table:table-cell office:value-type="float" office:value="1502063188.42901" calcext:value-type="float">
            <text:p>1502063188.42901</text:p>
          </table:table-cell>
          <table:table-cell table:formula="of:=[.B175] - [.B174]" office:value-type="float" office:value="0.0333499908447266" calcext:value-type="float">
            <text:p>0.0333499908</text:p>
          </table:table-cell>
          <table:table-cell table:formula="of:=[.C175] - 0.03333333333" office:value-type="float" office:value="0.0000166575147265632" calcext:value-type="float">
            <text:p>1.6657514726563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4.jpeg</text:p>
          </table:table-cell>
          <table:table-cell office:value-type="float" office:value="1502063188.46257" calcext:value-type="float">
            <text:p>1502063188.46257</text:p>
          </table:table-cell>
          <table:table-cell table:formula="of:=[.B176] - [.B175]" office:value-type="float" office:value="0.033560037612915" calcext:value-type="float">
            <text:p>0.0335600376</text:p>
          </table:table-cell>
          <table:table-cell table:formula="of:=[.C176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5.jpeg</text:p>
          </table:table-cell>
          <table:table-cell office:value-type="float" office:value="1502063188.49584" calcext:value-type="float">
            <text:p>1502063188.49584</text:p>
          </table:table-cell>
          <table:table-cell table:formula="of:=[.B177] - [.B176]" office:value-type="float" office:value="0.0332701206207275" calcext:value-type="float">
            <text:p>0.0332701206</text:p>
          </table:table-cell>
          <table:table-cell table:formula="of:=[.C17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6.jpeg</text:p>
          </table:table-cell>
          <table:table-cell office:value-type="float" office:value="1502063188.52911" calcext:value-type="float">
            <text:p>1502063188.52911</text:p>
          </table:table-cell>
          <table:table-cell table:formula="of:=[.B178] - [.B177]" office:value-type="float" office:value="0.0332698822021484" calcext:value-type="float">
            <text:p>0.0332698822</text:p>
          </table:table-cell>
          <table:table-cell table:formula="of:=[.C17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7.jpeg</text:p>
          </table:table-cell>
          <table:table-cell office:value-type="float" office:value="1502063188.56288" calcext:value-type="float">
            <text:p>1502063188.56288</text:p>
          </table:table-cell>
          <table:table-cell table:formula="of:=[.B179] - [.B178]" office:value-type="float" office:value="0.0337700843811035" calcext:value-type="float">
            <text:p>0.0337700844</text:p>
          </table:table-cell>
          <table:table-cell table:formula="of:=[.C179] - 0.03333333333" office:value-type="float" office:value="0.000436751051103516" calcext:value-type="float">
            <text:p>0.00043675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8.jpeg</text:p>
          </table:table-cell>
          <table:table-cell office:value-type="float" office:value="1502063188.59646" calcext:value-type="float">
            <text:p>1502063188.59646</text:p>
          </table:table-cell>
          <table:table-cell table:formula="of:=[.B180] - [.B179]" office:value-type="float" office:value="0.0335800647735596" calcext:value-type="float">
            <text:p>0.0335800648</text:p>
          </table:table-cell>
          <table:table-cell table:formula="of:=[.C180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79.jpeg</text:p>
          </table:table-cell>
          <table:table-cell office:value-type="float" office:value="1502063188.62973" calcext:value-type="float">
            <text:p>1502063188.62973</text:p>
          </table:table-cell>
          <table:table-cell table:formula="of:=[.B181] - [.B180]" office:value-type="float" office:value="0.0332698822021484" calcext:value-type="float">
            <text:p>0.0332698822</text:p>
          </table:table-cell>
          <table:table-cell table:formula="of:=[.C18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0.jpeg</text:p>
          </table:table-cell>
          <table:table-cell office:value-type="float" office:value="1502063188.66311" calcext:value-type="float">
            <text:p>1502063188.66311</text:p>
          </table:table-cell>
          <table:table-cell table:formula="of:=[.B182] - [.B181]" office:value-type="float" office:value="0.0333800315856934" calcext:value-type="float">
            <text:p>0.0333800316</text:p>
          </table:table-cell>
          <table:table-cell table:formula="of:=[.C182] - 0.03333333333" office:value-type="float" office:value="0.0000466982556933601" calcext:value-type="float">
            <text:p>4.6698255693360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1.jpeg</text:p>
          </table:table-cell>
          <table:table-cell office:value-type="float" office:value="1502063188.69689" calcext:value-type="float">
            <text:p>1502063188.69689</text:p>
          </table:table-cell>
          <table:table-cell table:formula="of:=[.B183] - [.B182]" office:value-type="float" office:value="0.0337800979614258" calcext:value-type="float">
            <text:p>0.033780098</text:p>
          </table:table-cell>
          <table:table-cell table:formula="of:=[.C183] - 0.03333333333" office:value-type="float" office:value="0.000446764631425782" calcext:value-type="float">
            <text:p>0.00044676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2.jpeg</text:p>
          </table:table-cell>
          <table:table-cell office:value-type="float" office:value="1502063188.73045" calcext:value-type="float">
            <text:p>1502063188.73045</text:p>
          </table:table-cell>
          <table:table-cell table:formula="of:=[.B184] - [.B183]" office:value-type="float" office:value="0.0335597991943359" calcext:value-type="float">
            <text:p>0.0335597992</text:p>
          </table:table-cell>
          <table:table-cell table:formula="of:=[.C184] - 0.03333333333" office:value-type="float" office:value="0.000226465864335938" calcext:value-type="float">
            <text:p>0.0002264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3.jpeg</text:p>
          </table:table-cell>
          <table:table-cell office:value-type="float" office:value="1502063188.76372" calcext:value-type="float">
            <text:p>1502063188.76372</text:p>
          </table:table-cell>
          <table:table-cell table:formula="of:=[.B185] - [.B184]" office:value-type="float" office:value="0.0332701206207275" calcext:value-type="float">
            <text:p>0.0332701206</text:p>
          </table:table-cell>
          <table:table-cell table:formula="of:=[.C18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4.jpeg</text:p>
          </table:table-cell>
          <table:table-cell office:value-type="float" office:value="1502063188.79704" calcext:value-type="float">
            <text:p>1502063188.79704</text:p>
          </table:table-cell>
          <table:table-cell table:formula="of:=[.B186] - [.B185]" office:value-type="float" office:value="0.0333199501037598" calcext:value-type="float">
            <text:p>0.0333199501</text:p>
          </table:table-cell>
          <table:table-cell table:formula="of:=[.C186] - 0.03333333333" office:value-type="float" office:value="-0.0000133832262402336" calcext:value-type="float">
            <text:p>-1.3383226240233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5.jpeg</text:p>
          </table:table-cell>
          <table:table-cell office:value-type="float" office:value="1502063188.83058" calcext:value-type="float">
            <text:p>1502063188.83058</text:p>
          </table:table-cell>
          <table:table-cell table:formula="of:=[.B187] - [.B186]" office:value-type="float" office:value="0.0335400104522705" calcext:value-type="float">
            <text:p>0.0335400105</text:p>
          </table:table-cell>
          <table:table-cell table:formula="of:=[.C187] - 0.03333333333" office:value-type="float" office:value="0.000206677122270509" calcext:value-type="float">
            <text:p>0.0002066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6.jpeg</text:p>
          </table:table-cell>
          <table:table-cell office:value-type="float" office:value="1502063188.86385" calcext:value-type="float">
            <text:p>1502063188.86385</text:p>
          </table:table-cell>
          <table:table-cell table:formula="of:=[.B188] - [.B187]" office:value-type="float" office:value="0.0332701206207275" calcext:value-type="float">
            <text:p>0.0332701206</text:p>
          </table:table-cell>
          <table:table-cell table:formula="of:=[.C18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7.jpeg</text:p>
          </table:table-cell>
          <table:table-cell office:value-type="float" office:value="1502063188.89712" calcext:value-type="float">
            <text:p>1502063188.89712</text:p>
          </table:table-cell>
          <table:table-cell table:formula="of:=[.B189] - [.B188]" office:value-type="float" office:value="0.0332698822021484" calcext:value-type="float">
            <text:p>0.0332698822</text:p>
          </table:table-cell>
          <table:table-cell table:formula="of:=[.C18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8.jpeg</text:p>
          </table:table-cell>
          <table:table-cell office:value-type="float" office:value="1502063188.93071" calcext:value-type="float">
            <text:p>1502063188.93071</text:p>
          </table:table-cell>
          <table:table-cell table:formula="of:=[.B190] - [.B189]" office:value-type="float" office:value="0.0335900783538818" calcext:value-type="float">
            <text:p>0.0335900784</text:p>
          </table:table-cell>
          <table:table-cell table:formula="of:=[.C190] - 0.03333333333" office:value-type="float" office:value="0.000256745023881837" calcext:value-type="float">
            <text:p>0.000256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89.jpeg</text:p>
          </table:table-cell>
          <table:table-cell office:value-type="float" office:value="1502063188.96398" calcext:value-type="float">
            <text:p>1502063188.96398</text:p>
          </table:table-cell>
          <table:table-cell table:formula="of:=[.B191] - [.B190]" office:value-type="float" office:value="0.0332698822021484" calcext:value-type="float">
            <text:p>0.0332698822</text:p>
          </table:table-cell>
          <table:table-cell table:formula="of:=[.C19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0.jpeg</text:p>
          </table:table-cell>
          <table:table-cell office:value-type="float" office:value="1502063188.99724" calcext:value-type="float">
            <text:p>1502063188.99724</text:p>
          </table:table-cell>
          <table:table-cell table:formula="of:=[.B192] - [.B191]" office:value-type="float" office:value="0.0332601070404053" calcext:value-type="float">
            <text:p>0.033260107</text:p>
          </table:table-cell>
          <table:table-cell table:formula="of:=[.C19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1.jpeg</text:p>
          </table:table-cell>
          <table:table-cell office:value-type="float" office:value="1502063189.03081" calcext:value-type="float">
            <text:p>1502063189.03081</text:p>
          </table:table-cell>
          <table:table-cell table:formula="of:=[.B193] - [.B192]" office:value-type="float" office:value="0.0335700511932373" calcext:value-type="float">
            <text:p>0.0335700512</text:p>
          </table:table-cell>
          <table:table-cell table:formula="of:=[.C193] - 0.03333333333" office:value-type="float" office:value="0.000236717863237305" calcext:value-type="float">
            <text:p>0.0002367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2.jpeg</text:p>
          </table:table-cell>
          <table:table-cell office:value-type="float" office:value="1502063189.06437" calcext:value-type="float">
            <text:p>1502063189.06437</text:p>
          </table:table-cell>
          <table:table-cell table:formula="of:=[.B194] - [.B193]" office:value-type="float" office:value="0.0335597991943359" calcext:value-type="float">
            <text:p>0.0335597992</text:p>
          </table:table-cell>
          <table:table-cell table:formula="of:=[.C194] - 0.03333333333" office:value-type="float" office:value="0.000226465864335938" calcext:value-type="float">
            <text:p>0.0002264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3.jpeg</text:p>
          </table:table-cell>
          <table:table-cell office:value-type="float" office:value="1502063189.09764" calcext:value-type="float">
            <text:p>1502063189.09764</text:p>
          </table:table-cell>
          <table:table-cell table:formula="of:=[.B195] - [.B194]" office:value-type="float" office:value="0.0332701206207275" calcext:value-type="float">
            <text:p>0.0332701206</text:p>
          </table:table-cell>
          <table:table-cell table:formula="of:=[.C19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4.jpeg</text:p>
          </table:table-cell>
          <table:table-cell office:value-type="float" office:value="1502063189.13116" calcext:value-type="float">
            <text:p>1502063189.13116</text:p>
          </table:table-cell>
          <table:table-cell table:formula="of:=[.B196] - [.B195]" office:value-type="float" office:value="0.033519983291626" calcext:value-type="float">
            <text:p>0.0335199833</text:p>
          </table:table-cell>
          <table:table-cell table:formula="of:=[.C196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5.jpeg</text:p>
          </table:table-cell>
          <table:table-cell office:value-type="float" office:value="1502063189.16441" calcext:value-type="float">
            <text:p>1502063189.16441</text:p>
          </table:table-cell>
          <table:table-cell table:formula="of:=[.B197] - [.B196]" office:value-type="float" office:value="0.033250093460083" calcext:value-type="float">
            <text:p>0.0332500935</text:p>
          </table:table-cell>
          <table:table-cell table:formula="of:=[.C197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6.jpeg</text:p>
          </table:table-cell>
          <table:table-cell office:value-type="float" office:value="1502063189.19768" calcext:value-type="float">
            <text:p>1502063189.19768</text:p>
          </table:table-cell>
          <table:table-cell table:formula="of:=[.B198] - [.B197]" office:value-type="float" office:value="0.0332698822021484" calcext:value-type="float">
            <text:p>0.0332698822</text:p>
          </table:table-cell>
          <table:table-cell table:formula="of:=[.C19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7.jpeg</text:p>
          </table:table-cell>
          <table:table-cell office:value-type="float" office:value="1502063189.23126" calcext:value-type="float">
            <text:p>1502063189.23126</text:p>
          </table:table-cell>
          <table:table-cell table:formula="of:=[.B199] - [.B198]" office:value-type="float" office:value="0.0335800647735596" calcext:value-type="float">
            <text:p>0.0335800648</text:p>
          </table:table-cell>
          <table:table-cell table:formula="of:=[.C199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8.jpeg</text:p>
          </table:table-cell>
          <table:table-cell office:value-type="float" office:value="1502063189.26488" calcext:value-type="float">
            <text:p>1502063189.26488</text:p>
          </table:table-cell>
          <table:table-cell table:formula="of:=[.B200] - [.B199]" office:value-type="float" office:value="0.0336198806762695" calcext:value-type="float">
            <text:p>0.0336198807</text:p>
          </table:table-cell>
          <table:table-cell table:formula="of:=[.C200] - 0.03333333333" office:value-type="float" office:value="0.000286547346269532" calcext:value-type="float">
            <text:p>0.0002865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199.jpeg</text:p>
          </table:table-cell>
          <table:table-cell office:value-type="float" office:value="1502063189.29814" calcext:value-type="float">
            <text:p>1502063189.29814</text:p>
          </table:table-cell>
          <table:table-cell table:formula="of:=[.B201] - [.B200]" office:value-type="float" office:value="0.0332601070404053" calcext:value-type="float">
            <text:p>0.033260107</text:p>
          </table:table-cell>
          <table:table-cell table:formula="of:=[.C20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0.jpeg</text:p>
          </table:table-cell>
          <table:table-cell office:value-type="float" office:value="1502063189.33142" calcext:value-type="float">
            <text:p>1502063189.33142</text:p>
          </table:table-cell>
          <table:table-cell table:formula="of:=[.B202] - [.B201]" office:value-type="float" office:value="0.0332798957824707" calcext:value-type="float">
            <text:p>0.0332798958</text:p>
          </table:table-cell>
          <table:table-cell table:formula="of:=[.C202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1.jpeg</text:p>
          </table:table-cell>
          <table:table-cell office:value-type="float" office:value="1502063189.36508" calcext:value-type="float">
            <text:p>1502063189.36508</text:p>
          </table:table-cell>
          <table:table-cell table:formula="of:=[.B203] - [.B202]" office:value-type="float" office:value="0.0336601734161377" calcext:value-type="float">
            <text:p>0.0336601734</text:p>
          </table:table-cell>
          <table:table-cell table:formula="of:=[.C203] - 0.03333333333" office:value-type="float" office:value="0.000326840086137696" calcext:value-type="float">
            <text:p>0.00032684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2.jpeg</text:p>
          </table:table-cell>
          <table:table-cell office:value-type="float" office:value="1502063189.39834" calcext:value-type="float">
            <text:p>1502063189.39834</text:p>
          </table:table-cell>
          <table:table-cell table:formula="of:=[.B204] - [.B203]" office:value-type="float" office:value="0.0332598686218262" calcext:value-type="float">
            <text:p>0.0332598686</text:p>
          </table:table-cell>
          <table:table-cell table:formula="of:=[.C20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3.jpeg</text:p>
          </table:table-cell>
          <table:table-cell office:value-type="float" office:value="1502063189.43161" calcext:value-type="float">
            <text:p>1502063189.43161</text:p>
          </table:table-cell>
          <table:table-cell table:formula="of:=[.B205] - [.B204]" office:value-type="float" office:value="0.0332701206207275" calcext:value-type="float">
            <text:p>0.0332701206</text:p>
          </table:table-cell>
          <table:table-cell table:formula="of:=[.C20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4.jpeg</text:p>
          </table:table-cell>
          <table:table-cell office:value-type="float" office:value="1502063189.46504" calcext:value-type="float">
            <text:p>1502063189.46504</text:p>
          </table:table-cell>
          <table:table-cell table:formula="of:=[.B206] - [.B205]" office:value-type="float" office:value="0.0334298610687256" calcext:value-type="float">
            <text:p>0.0334298611</text:p>
          </table:table-cell>
          <table:table-cell table:formula="of:=[.C206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5.jpeg</text:p>
          </table:table-cell>
          <table:table-cell office:value-type="float" office:value="1502063189.4983" calcext:value-type="float">
            <text:p>1502063189.4983</text:p>
          </table:table-cell>
          <table:table-cell table:formula="of:=[.B207] - [.B206]" office:value-type="float" office:value="0.0332601070404053" calcext:value-type="float">
            <text:p>0.033260107</text:p>
          </table:table-cell>
          <table:table-cell table:formula="of:=[.C20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6.jpeg</text:p>
          </table:table-cell>
          <table:table-cell office:value-type="float" office:value="1502063189.53157" calcext:value-type="float">
            <text:p>1502063189.53157</text:p>
          </table:table-cell>
          <table:table-cell table:formula="of:=[.B208] - [.B207]" office:value-type="float" office:value="0.0332698822021484" calcext:value-type="float">
            <text:p>0.0332698822</text:p>
          </table:table-cell>
          <table:table-cell table:formula="of:=[.C20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7.jpeg</text:p>
          </table:table-cell>
          <table:table-cell office:value-type="float" office:value="1502063189.56507" calcext:value-type="float">
            <text:p>1502063189.56507</text:p>
          </table:table-cell>
          <table:table-cell table:formula="of:=[.B209] - [.B208]" office:value-type="float" office:value="0.0334999561309814" calcext:value-type="float">
            <text:p>0.0334999561</text:p>
          </table:table-cell>
          <table:table-cell table:formula="of:=[.C209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8.jpeg</text:p>
          </table:table-cell>
          <table:table-cell office:value-type="float" office:value="1502063189.59833" calcext:value-type="float">
            <text:p>1502063189.59833</text:p>
          </table:table-cell>
          <table:table-cell table:formula="of:=[.B210] - [.B209]" office:value-type="float" office:value="0.0332601070404053" calcext:value-type="float">
            <text:p>0.033260107</text:p>
          </table:table-cell>
          <table:table-cell table:formula="of:=[.C21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09.jpeg</text:p>
          </table:table-cell>
          <table:table-cell office:value-type="float" office:value="1502063189.6316" calcext:value-type="float">
            <text:p>1502063189.6316</text:p>
          </table:table-cell>
          <table:table-cell table:formula="of:=[.B211] - [.B210]" office:value-type="float" office:value="0.0332698822021484" calcext:value-type="float">
            <text:p>0.0332698822</text:p>
          </table:table-cell>
          <table:table-cell table:formula="of:=[.C21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0.jpeg</text:p>
          </table:table-cell>
          <table:table-cell office:value-type="float" office:value="1502063189.66506" calcext:value-type="float">
            <text:p>1502063189.66506</text:p>
          </table:table-cell>
          <table:table-cell table:formula="of:=[.B212] - [.B211]" office:value-type="float" office:value="0.0334601402282715" calcext:value-type="float">
            <text:p>0.0334601402</text:p>
          </table:table-cell>
          <table:table-cell table:formula="of:=[.C212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1.jpeg</text:p>
          </table:table-cell>
          <table:table-cell office:value-type="float" office:value="1502063189.69832" calcext:value-type="float">
            <text:p>1502063189.69832</text:p>
          </table:table-cell>
          <table:table-cell table:formula="of:=[.B213] - [.B212]" office:value-type="float" office:value="0.0332598686218262" calcext:value-type="float">
            <text:p>0.0332598686</text:p>
          </table:table-cell>
          <table:table-cell table:formula="of:=[.C21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2.jpeg</text:p>
          </table:table-cell>
          <table:table-cell office:value-type="float" office:value="1502063189.73159" calcext:value-type="float">
            <text:p>1502063189.73159</text:p>
          </table:table-cell>
          <table:table-cell table:formula="of:=[.B214] - [.B213]" office:value-type="float" office:value="0.0332701206207275" calcext:value-type="float">
            <text:p>0.0332701206</text:p>
          </table:table-cell>
          <table:table-cell table:formula="of:=[.C21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3.jpeg</text:p>
          </table:table-cell>
          <table:table-cell office:value-type="float" office:value="1502063189.7653" calcext:value-type="float">
            <text:p>1502063189.7653</text:p>
          </table:table-cell>
          <table:table-cell table:formula="of:=[.B215] - [.B214]" office:value-type="float" office:value="0.0337100028991699" calcext:value-type="float">
            <text:p>0.0337100029</text:p>
          </table:table-cell>
          <table:table-cell table:formula="of:=[.C215] - 0.03333333333" office:value-type="float" office:value="0.000376669569169923" calcext:value-type="float">
            <text:p>0.000376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4.jpeg</text:p>
          </table:table-cell>
          <table:table-cell office:value-type="float" office:value="1502063189.79855" calcext:value-type="float">
            <text:p>1502063189.79855</text:p>
          </table:table-cell>
          <table:table-cell table:formula="of:=[.B216] - [.B215]" office:value-type="float" office:value="0.0332498550415039" calcext:value-type="float">
            <text:p>0.033249855</text:p>
          </table:table-cell>
          <table:table-cell table:formula="of:=[.C216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5.jpeg</text:p>
          </table:table-cell>
          <table:table-cell office:value-type="float" office:value="1502063189.83183" calcext:value-type="float">
            <text:p>1502063189.83183</text:p>
          </table:table-cell>
          <table:table-cell table:formula="of:=[.B217] - [.B216]" office:value-type="float" office:value="0.0332801342010498" calcext:value-type="float">
            <text:p>0.0332801342</text:p>
          </table:table-cell>
          <table:table-cell table:formula="of:=[.C21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6.jpeg</text:p>
          </table:table-cell>
          <table:table-cell office:value-type="float" office:value="1502063189.8651" calcext:value-type="float">
            <text:p>1502063189.8651</text:p>
          </table:table-cell>
          <table:table-cell table:formula="of:=[.B218] - [.B217]" office:value-type="float" office:value="0.0332698822021484" calcext:value-type="float">
            <text:p>0.0332698822</text:p>
          </table:table-cell>
          <table:table-cell table:formula="of:=[.C21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7.jpeg</text:p>
          </table:table-cell>
          <table:table-cell office:value-type="float" office:value="1502063189.89836" calcext:value-type="float">
            <text:p>1502063189.89836</text:p>
          </table:table-cell>
          <table:table-cell table:formula="of:=[.B219] - [.B218]" office:value-type="float" office:value="0.0332601070404053" calcext:value-type="float">
            <text:p>0.033260107</text:p>
          </table:table-cell>
          <table:table-cell table:formula="of:=[.C21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8.jpeg</text:p>
          </table:table-cell>
          <table:table-cell office:value-type="float" office:value="1502063189.93194" calcext:value-type="float">
            <text:p>1502063189.93194</text:p>
          </table:table-cell>
          <table:table-cell table:formula="of:=[.B220] - [.B219]" office:value-type="float" office:value="0.0335800647735596" calcext:value-type="float">
            <text:p>0.0335800648</text:p>
          </table:table-cell>
          <table:table-cell table:formula="of:=[.C220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19.jpeg</text:p>
          </table:table-cell>
          <table:table-cell office:value-type="float" office:value="1502063189.96521" calcext:value-type="float">
            <text:p>1502063189.96521</text:p>
          </table:table-cell>
          <table:table-cell table:formula="of:=[.B221] - [.B220]" office:value-type="float" office:value="0.0332698822021484" calcext:value-type="float">
            <text:p>0.0332698822</text:p>
          </table:table-cell>
          <table:table-cell table:formula="of:=[.C22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0.jpeg</text:p>
          </table:table-cell>
          <table:table-cell office:value-type="float" office:value="1502063189.99847" calcext:value-type="float">
            <text:p>1502063189.99847</text:p>
          </table:table-cell>
          <table:table-cell table:formula="of:=[.B222] - [.B221]" office:value-type="float" office:value="0.0332601070404053" calcext:value-type="float">
            <text:p>0.033260107</text:p>
          </table:table-cell>
          <table:table-cell table:formula="of:=[.C22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1.jpeg</text:p>
          </table:table-cell>
          <table:table-cell office:value-type="float" office:value="1502063190.03174" calcext:value-type="float">
            <text:p>1502063190.03174</text:p>
          </table:table-cell>
          <table:table-cell table:formula="of:=[.B223] - [.B222]" office:value-type="float" office:value="0.0332698822021484" calcext:value-type="float">
            <text:p>0.0332698822</text:p>
          </table:table-cell>
          <table:table-cell table:formula="of:=[.C22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2.jpeg</text:p>
          </table:table-cell>
          <table:table-cell office:value-type="float" office:value="1502063190.06505" calcext:value-type="float">
            <text:p>1502063190.06505</text:p>
          </table:table-cell>
          <table:table-cell table:formula="of:=[.B224] - [.B223]" office:value-type="float" office:value="0.0333099365234375" calcext:value-type="float">
            <text:p>0.0333099365</text:p>
          </table:table-cell>
          <table:table-cell table:formula="of:=[.C224] - 0.03333333333" office:value-type="float" office:value="-0.0000233968065624993" calcext:value-type="float">
            <text:p>-2.339680656249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3.jpeg</text:p>
          </table:table-cell>
          <table:table-cell office:value-type="float" office:value="1502063190.09831" calcext:value-type="float">
            <text:p>1502063190.09831</text:p>
          </table:table-cell>
          <table:table-cell table:formula="of:=[.B225] - [.B224]" office:value-type="float" office:value="0.0332601070404053" calcext:value-type="float">
            <text:p>0.033260107</text:p>
          </table:table-cell>
          <table:table-cell table:formula="of:=[.C22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4.jpeg</text:p>
          </table:table-cell>
          <table:table-cell office:value-type="float" office:value="1502063190.13158" calcext:value-type="float">
            <text:p>1502063190.13158</text:p>
          </table:table-cell>
          <table:table-cell table:formula="of:=[.B226] - [.B225]" office:value-type="float" office:value="0.0332701206207275" calcext:value-type="float">
            <text:p>0.0332701206</text:p>
          </table:table-cell>
          <table:table-cell table:formula="of:=[.C22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5.jpeg</text:p>
          </table:table-cell>
          <table:table-cell office:value-type="float" office:value="1502063190.16506" calcext:value-type="float">
            <text:p>1502063190.16506</text:p>
          </table:table-cell>
          <table:table-cell table:formula="of:=[.B227] - [.B226]" office:value-type="float" office:value="0.0334799289703369" calcext:value-type="float">
            <text:p>0.033479929</text:p>
          </table:table-cell>
          <table:table-cell table:formula="of:=[.C227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6.jpeg</text:p>
          </table:table-cell>
          <table:table-cell office:value-type="float" office:value="1502063190.19832" calcext:value-type="float">
            <text:p>1502063190.19832</text:p>
          </table:table-cell>
          <table:table-cell table:formula="of:=[.B228] - [.B227]" office:value-type="float" office:value="0.0332598686218262" calcext:value-type="float">
            <text:p>0.0332598686</text:p>
          </table:table-cell>
          <table:table-cell table:formula="of:=[.C22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7.jpeg</text:p>
          </table:table-cell>
          <table:table-cell office:value-type="float" office:value="1502063190.23159" calcext:value-type="float">
            <text:p>1502063190.23159</text:p>
          </table:table-cell>
          <table:table-cell table:formula="of:=[.B229] - [.B228]" office:value-type="float" office:value="0.0332701206207275" calcext:value-type="float">
            <text:p>0.0332701206</text:p>
          </table:table-cell>
          <table:table-cell table:formula="of:=[.C22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8.jpeg</text:p>
          </table:table-cell>
          <table:table-cell office:value-type="float" office:value="1502063190.26506" calcext:value-type="float">
            <text:p>1502063190.26506</text:p>
          </table:table-cell>
          <table:table-cell table:formula="of:=[.B230] - [.B229]" office:value-type="float" office:value="0.0334699153900146" calcext:value-type="float">
            <text:p>0.0334699154</text:p>
          </table:table-cell>
          <table:table-cell table:formula="of:=[.C230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29.jpeg</text:p>
          </table:table-cell>
          <table:table-cell office:value-type="float" office:value="1502063190.29832" calcext:value-type="float">
            <text:p>1502063190.29832</text:p>
          </table:table-cell>
          <table:table-cell table:formula="of:=[.B231] - [.B230]" office:value-type="float" office:value="0.0332601070404053" calcext:value-type="float">
            <text:p>0.033260107</text:p>
          </table:table-cell>
          <table:table-cell table:formula="of:=[.C23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0.jpeg</text:p>
          </table:table-cell>
          <table:table-cell office:value-type="float" office:value="1502063190.33159" calcext:value-type="float">
            <text:p>1502063190.33159</text:p>
          </table:table-cell>
          <table:table-cell table:formula="of:=[.B232] - [.B231]" office:value-type="float" office:value="0.0332698822021484" calcext:value-type="float">
            <text:p>0.0332698822</text:p>
          </table:table-cell>
          <table:table-cell table:formula="of:=[.C23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1.jpeg</text:p>
          </table:table-cell>
          <table:table-cell office:value-type="float" office:value="1502063190.36505" calcext:value-type="float">
            <text:p>1502063190.36505</text:p>
          </table:table-cell>
          <table:table-cell table:formula="of:=[.B233] - [.B232]" office:value-type="float" office:value="0.0334601402282715" calcext:value-type="float">
            <text:p>0.0334601402</text:p>
          </table:table-cell>
          <table:table-cell table:formula="of:=[.C233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2.jpeg</text:p>
          </table:table-cell>
          <table:table-cell office:value-type="float" office:value="1502063190.39831" calcext:value-type="float">
            <text:p>1502063190.39831</text:p>
          </table:table-cell>
          <table:table-cell table:formula="of:=[.B234] - [.B233]" office:value-type="float" office:value="0.0332598686218262" calcext:value-type="float">
            <text:p>0.0332598686</text:p>
          </table:table-cell>
          <table:table-cell table:formula="of:=[.C23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3.jpeg</text:p>
          </table:table-cell>
          <table:table-cell office:value-type="float" office:value="1502063190.43158" calcext:value-type="float">
            <text:p>1502063190.43158</text:p>
          </table:table-cell>
          <table:table-cell table:formula="of:=[.B235] - [.B234]" office:value-type="float" office:value="0.0332701206207275" calcext:value-type="float">
            <text:p>0.0332701206</text:p>
          </table:table-cell>
          <table:table-cell table:formula="of:=[.C23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4.jpeg</text:p>
          </table:table-cell>
          <table:table-cell office:value-type="float" office:value="1502063190.46508" calcext:value-type="float">
            <text:p>1502063190.46508</text:p>
          </table:table-cell>
          <table:table-cell table:formula="of:=[.B236] - [.B235]" office:value-type="float" office:value="0.0334999561309814" calcext:value-type="float">
            <text:p>0.0334999561</text:p>
          </table:table-cell>
          <table:table-cell table:formula="of:=[.C236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5.jpeg</text:p>
          </table:table-cell>
          <table:table-cell office:value-type="float" office:value="1502063190.49834" calcext:value-type="float">
            <text:p>1502063190.49834</text:p>
          </table:table-cell>
          <table:table-cell table:formula="of:=[.B237] - [.B236]" office:value-type="float" office:value="0.0332598686218262" calcext:value-type="float">
            <text:p>0.0332598686</text:p>
          </table:table-cell>
          <table:table-cell table:formula="of:=[.C23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6.jpeg</text:p>
          </table:table-cell>
          <table:table-cell office:value-type="float" office:value="1502063190.53162" calcext:value-type="float">
            <text:p>1502063190.53162</text:p>
          </table:table-cell>
          <table:table-cell table:formula="of:=[.B238] - [.B237]" office:value-type="float" office:value="0.0332801342010498" calcext:value-type="float">
            <text:p>0.0332801342</text:p>
          </table:table-cell>
          <table:table-cell table:formula="of:=[.C238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7.jpeg</text:p>
          </table:table-cell>
          <table:table-cell office:value-type="float" office:value="1502063190.5653" calcext:value-type="float">
            <text:p>1502063190.5653</text:p>
          </table:table-cell>
          <table:table-cell table:formula="of:=[.B239] - [.B238]" office:value-type="float" office:value="0.0336799621582031" calcext:value-type="float">
            <text:p>0.0336799622</text:p>
          </table:table-cell>
          <table:table-cell table:formula="of:=[.C239] - 0.03333333333" office:value-type="float" office:value="0.000346628828203126" calcext:value-type="float">
            <text:p>0.0003466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8.jpeg</text:p>
          </table:table-cell>
          <table:table-cell office:value-type="float" office:value="1502063190.59856" calcext:value-type="float">
            <text:p>1502063190.59856</text:p>
          </table:table-cell>
          <table:table-cell table:formula="of:=[.B240] - [.B239]" office:value-type="float" office:value="0.0332601070404053" calcext:value-type="float">
            <text:p>0.033260107</text:p>
          </table:table-cell>
          <table:table-cell table:formula="of:=[.C24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39.jpeg</text:p>
          </table:table-cell>
          <table:table-cell office:value-type="float" office:value="1502063190.63183" calcext:value-type="float">
            <text:p>1502063190.63183</text:p>
          </table:table-cell>
          <table:table-cell table:formula="of:=[.B241] - [.B240]" office:value-type="float" office:value="0.0332698822021484" calcext:value-type="float">
            <text:p>0.0332698822</text:p>
          </table:table-cell>
          <table:table-cell table:formula="of:=[.C24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0.jpeg</text:p>
          </table:table-cell>
          <table:table-cell office:value-type="float" office:value="1502063190.66511" calcext:value-type="float">
            <text:p>1502063190.66511</text:p>
          </table:table-cell>
          <table:table-cell table:formula="of:=[.B242] - [.B241]" office:value-type="float" office:value="0.0332801342010498" calcext:value-type="float">
            <text:p>0.0332801342</text:p>
          </table:table-cell>
          <table:table-cell table:formula="of:=[.C24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1.jpeg</text:p>
          </table:table-cell>
          <table:table-cell office:value-type="float" office:value="1502063190.69837" calcext:value-type="float">
            <text:p>1502063190.69837</text:p>
          </table:table-cell>
          <table:table-cell table:formula="of:=[.B243] - [.B242]" office:value-type="float" office:value="0.0332598686218262" calcext:value-type="float">
            <text:p>0.0332598686</text:p>
          </table:table-cell>
          <table:table-cell table:formula="of:=[.C24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2.jpeg</text:p>
          </table:table-cell>
          <table:table-cell office:value-type="float" office:value="1502063190.73164" calcext:value-type="float">
            <text:p>1502063190.73164</text:p>
          </table:table-cell>
          <table:table-cell table:formula="of:=[.B244] - [.B243]" office:value-type="float" office:value="0.0332701206207275" calcext:value-type="float">
            <text:p>0.0332701206</text:p>
          </table:table-cell>
          <table:table-cell table:formula="of:=[.C24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3.jpeg</text:p>
          </table:table-cell>
          <table:table-cell office:value-type="float" office:value="1502063190.76506" calcext:value-type="float">
            <text:p>1502063190.76506</text:p>
          </table:table-cell>
          <table:table-cell table:formula="of:=[.B245] - [.B244]" office:value-type="float" office:value="0.0334198474884033" calcext:value-type="float">
            <text:p>0.0334198475</text:p>
          </table:table-cell>
          <table:table-cell table:formula="of:=[.C245] - 0.03333333333" office:value-type="float" office:value="0.000086514158403321" calcext:value-type="float">
            <text:p>8.65141584033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4.jpeg</text:p>
          </table:table-cell>
          <table:table-cell office:value-type="float" office:value="1502063190.79832" calcext:value-type="float">
            <text:p>1502063190.79832</text:p>
          </table:table-cell>
          <table:table-cell table:formula="of:=[.B246] - [.B245]" office:value-type="float" office:value="0.0332601070404053" calcext:value-type="float">
            <text:p>0.033260107</text:p>
          </table:table-cell>
          <table:table-cell table:formula="of:=[.C24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5.jpeg</text:p>
          </table:table-cell>
          <table:table-cell office:value-type="float" office:value="1502063190.83159" calcext:value-type="float">
            <text:p>1502063190.83159</text:p>
          </table:table-cell>
          <table:table-cell table:formula="of:=[.B247] - [.B246]" office:value-type="float" office:value="0.0332698822021484" calcext:value-type="float">
            <text:p>0.0332698822</text:p>
          </table:table-cell>
          <table:table-cell table:formula="of:=[.C24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6.jpeg</text:p>
          </table:table-cell>
          <table:table-cell office:value-type="float" office:value="1502063190.86511" calcext:value-type="float">
            <text:p>1502063190.86511</text:p>
          </table:table-cell>
          <table:table-cell table:formula="of:=[.B248] - [.B247]" office:value-type="float" office:value="0.033519983291626" calcext:value-type="float">
            <text:p>0.0335199833</text:p>
          </table:table-cell>
          <table:table-cell table:formula="of:=[.C248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7.jpeg</text:p>
          </table:table-cell>
          <table:table-cell office:value-type="float" office:value="1502063190.89837" calcext:value-type="float">
            <text:p>1502063190.89837</text:p>
          </table:table-cell>
          <table:table-cell table:formula="of:=[.B249] - [.B248]" office:value-type="float" office:value="0.0332601070404053" calcext:value-type="float">
            <text:p>0.033260107</text:p>
          </table:table-cell>
          <table:table-cell table:formula="of:=[.C24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8.jpeg</text:p>
          </table:table-cell>
          <table:table-cell office:value-type="float" office:value="1502063190.93164" calcext:value-type="float">
            <text:p>1502063190.93164</text:p>
          </table:table-cell>
          <table:table-cell table:formula="of:=[.B250] - [.B249]" office:value-type="float" office:value="0.0332698822021484" calcext:value-type="float">
            <text:p>0.0332698822</text:p>
          </table:table-cell>
          <table:table-cell table:formula="of:=[.C25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49.jpeg</text:p>
          </table:table-cell>
          <table:table-cell office:value-type="float" office:value="1502063190.96531" calcext:value-type="float">
            <text:p>1502063190.96531</text:p>
          </table:table-cell>
          <table:table-cell table:formula="of:=[.B251] - [.B250]" office:value-type="float" office:value="0.03367018699646" calcext:value-type="float">
            <text:p>0.033670187</text:p>
          </table:table-cell>
          <table:table-cell table:formula="of:=[.C251] - 0.03333333333" office:value-type="float" office:value="0.000336853666459962" calcext:value-type="float">
            <text:p>0.00033685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0.jpeg</text:p>
          </table:table-cell>
          <table:table-cell office:value-type="float" office:value="1502063190.99856" calcext:value-type="float">
            <text:p>1502063190.99856</text:p>
          </table:table-cell>
          <table:table-cell table:formula="of:=[.B252] - [.B251]" office:value-type="float" office:value="0.0332498550415039" calcext:value-type="float">
            <text:p>0.033249855</text:p>
          </table:table-cell>
          <table:table-cell table:formula="of:=[.C252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1.jpeg</text:p>
          </table:table-cell>
          <table:table-cell office:value-type="float" office:value="1502063191.03184" calcext:value-type="float">
            <text:p>1502063191.03184</text:p>
          </table:table-cell>
          <table:table-cell table:formula="of:=[.B253] - [.B252]" office:value-type="float" office:value="0.0332801342010498" calcext:value-type="float">
            <text:p>0.0332801342</text:p>
          </table:table-cell>
          <table:table-cell table:formula="of:=[.C253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2.jpeg</text:p>
          </table:table-cell>
          <table:table-cell office:value-type="float" office:value="1502063191.06512" calcext:value-type="float">
            <text:p>1502063191.06512</text:p>
          </table:table-cell>
          <table:table-cell table:formula="of:=[.B254] - [.B253]" office:value-type="float" office:value="0.0332798957824707" calcext:value-type="float">
            <text:p>0.0332798958</text:p>
          </table:table-cell>
          <table:table-cell table:formula="of:=[.C25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3.jpeg</text:p>
          </table:table-cell>
          <table:table-cell office:value-type="float" office:value="1502063191.09838" calcext:value-type="float">
            <text:p>1502063191.09838</text:p>
          </table:table-cell>
          <table:table-cell table:formula="of:=[.B255] - [.B254]" office:value-type="float" office:value="0.0332601070404053" calcext:value-type="float">
            <text:p>0.033260107</text:p>
          </table:table-cell>
          <table:table-cell table:formula="of:=[.C25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4.jpeg</text:p>
          </table:table-cell>
          <table:table-cell office:value-type="float" office:value="1502063191.13165" calcext:value-type="float">
            <text:p>1502063191.13165</text:p>
          </table:table-cell>
          <table:table-cell table:formula="of:=[.B256] - [.B255]" office:value-type="float" office:value="0.0332698822021484" calcext:value-type="float">
            <text:p>0.0332698822</text:p>
          </table:table-cell>
          <table:table-cell table:formula="of:=[.C25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5.jpeg</text:p>
          </table:table-cell>
          <table:table-cell office:value-type="float" office:value="1502063191.1651" calcext:value-type="float">
            <text:p>1502063191.1651</text:p>
          </table:table-cell>
          <table:table-cell table:formula="of:=[.B257] - [.B256]" office:value-type="float" office:value="0.0334501266479492" calcext:value-type="float">
            <text:p>0.0334501266</text:p>
          </table:table-cell>
          <table:table-cell table:formula="of:=[.C257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6.jpeg</text:p>
          </table:table-cell>
          <table:table-cell office:value-type="float" office:value="1502063191.19836" calcext:value-type="float">
            <text:p>1502063191.19836</text:p>
          </table:table-cell>
          <table:table-cell table:formula="of:=[.B258] - [.B257]" office:value-type="float" office:value="0.0332598686218262" calcext:value-type="float">
            <text:p>0.0332598686</text:p>
          </table:table-cell>
          <table:table-cell table:formula="of:=[.C25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7.jpeg</text:p>
          </table:table-cell>
          <table:table-cell office:value-type="float" office:value="1502063191.23163" calcext:value-type="float">
            <text:p>1502063191.23163</text:p>
          </table:table-cell>
          <table:table-cell table:formula="of:=[.B259] - [.B258]" office:value-type="float" office:value="0.0332701206207275" calcext:value-type="float">
            <text:p>0.0332701206</text:p>
          </table:table-cell>
          <table:table-cell table:formula="of:=[.C25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8.jpeg</text:p>
          </table:table-cell>
          <table:table-cell office:value-type="float" office:value="1502063191.26508" calcext:value-type="float">
            <text:p>1502063191.26508</text:p>
          </table:table-cell>
          <table:table-cell table:formula="of:=[.B260] - [.B259]" office:value-type="float" office:value="0.0334498882293701" calcext:value-type="float">
            <text:p>0.0334498882</text:p>
          </table:table-cell>
          <table:table-cell table:formula="of:=[.C260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59.jpeg</text:p>
          </table:table-cell>
          <table:table-cell office:value-type="float" office:value="1502063191.29834" calcext:value-type="float">
            <text:p>1502063191.29834</text:p>
          </table:table-cell>
          <table:table-cell table:formula="of:=[.B261] - [.B260]" office:value-type="float" office:value="0.0332601070404053" calcext:value-type="float">
            <text:p>0.033260107</text:p>
          </table:table-cell>
          <table:table-cell table:formula="of:=[.C26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0.jpeg</text:p>
          </table:table-cell>
          <table:table-cell office:value-type="float" office:value="1502063191.33161" calcext:value-type="float">
            <text:p>1502063191.33161</text:p>
          </table:table-cell>
          <table:table-cell table:formula="of:=[.B262] - [.B261]" office:value-type="float" office:value="0.0332698822021484" calcext:value-type="float">
            <text:p>0.0332698822</text:p>
          </table:table-cell>
          <table:table-cell table:formula="of:=[.C26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1.jpeg</text:p>
          </table:table-cell>
          <table:table-cell office:value-type="float" office:value="1502063191.36531" calcext:value-type="float">
            <text:p>1502063191.36531</text:p>
          </table:table-cell>
          <table:table-cell table:formula="of:=[.B263] - [.B262]" office:value-type="float" office:value="0.0336999893188477" calcext:value-type="float">
            <text:p>0.0336999893</text:p>
          </table:table-cell>
          <table:table-cell table:formula="of:=[.C263] - 0.03333333333" office:value-type="float" office:value="0.000366655988847657" calcext:value-type="float">
            <text:p>0.000366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2.jpeg</text:p>
          </table:table-cell>
          <table:table-cell office:value-type="float" office:value="1502063191.39857" calcext:value-type="float">
            <text:p>1502063191.39857</text:p>
          </table:table-cell>
          <table:table-cell table:formula="of:=[.B264] - [.B263]" office:value-type="float" office:value="0.0332601070404053" calcext:value-type="float">
            <text:p>0.033260107</text:p>
          </table:table-cell>
          <table:table-cell table:formula="of:=[.C26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3.jpeg</text:p>
          </table:table-cell>
          <table:table-cell office:value-type="float" office:value="1502063191.43184" calcext:value-type="float">
            <text:p>1502063191.43184</text:p>
          </table:table-cell>
          <table:table-cell table:formula="of:=[.B265] - [.B264]" office:value-type="float" office:value="0.0332698822021484" calcext:value-type="float">
            <text:p>0.0332698822</text:p>
          </table:table-cell>
          <table:table-cell table:formula="of:=[.C26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4.jpeg</text:p>
          </table:table-cell>
          <table:table-cell office:value-type="float" office:value="1502063191.46515" calcext:value-type="float">
            <text:p>1502063191.46515</text:p>
          </table:table-cell>
          <table:table-cell table:formula="of:=[.B266] - [.B265]" office:value-type="float" office:value="0.0333101749420166" calcext:value-type="float">
            <text:p>0.0333101749</text:p>
          </table:table-cell>
          <table:table-cell table:formula="of:=[.C266] - 0.03333333333" office:value-type="float" office:value="-0.0000231583879833977" calcext:value-type="float">
            <text:p>-2.3158387983397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5.jpeg</text:p>
          </table:table-cell>
          <table:table-cell office:value-type="float" office:value="1502063191.49841" calcext:value-type="float">
            <text:p>1502063191.49841</text:p>
          </table:table-cell>
          <table:table-cell table:formula="of:=[.B267] - [.B266]" office:value-type="float" office:value="0.0332598686218262" calcext:value-type="float">
            <text:p>0.0332598686</text:p>
          </table:table-cell>
          <table:table-cell table:formula="of:=[.C26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6.jpeg</text:p>
          </table:table-cell>
          <table:table-cell office:value-type="float" office:value="1502063191.53168" calcext:value-type="float">
            <text:p>1502063191.53168</text:p>
          </table:table-cell>
          <table:table-cell table:formula="of:=[.B268] - [.B267]" office:value-type="float" office:value="0.0332701206207275" calcext:value-type="float">
            <text:p>0.0332701206</text:p>
          </table:table-cell>
          <table:table-cell table:formula="of:=[.C26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7.jpeg</text:p>
          </table:table-cell>
          <table:table-cell office:value-type="float" office:value="1502063191.56516" calcext:value-type="float">
            <text:p>1502063191.56516</text:p>
          </table:table-cell>
          <table:table-cell table:formula="of:=[.B269] - [.B268]" office:value-type="float" office:value="0.0334799289703369" calcext:value-type="float">
            <text:p>0.033479929</text:p>
          </table:table-cell>
          <table:table-cell table:formula="of:=[.C269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8.jpeg</text:p>
          </table:table-cell>
          <table:table-cell office:value-type="float" office:value="1502063191.59842" calcext:value-type="float">
            <text:p>1502063191.59842</text:p>
          </table:table-cell>
          <table:table-cell table:formula="of:=[.B270] - [.B269]" office:value-type="float" office:value="0.0332598686218262" calcext:value-type="float">
            <text:p>0.0332598686</text:p>
          </table:table-cell>
          <table:table-cell table:formula="of:=[.C27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69.jpeg</text:p>
          </table:table-cell>
          <table:table-cell office:value-type="float" office:value="1502063191.63169" calcext:value-type="float">
            <text:p>1502063191.63169</text:p>
          </table:table-cell>
          <table:table-cell table:formula="of:=[.B271] - [.B270]" office:value-type="float" office:value="0.0332701206207275" calcext:value-type="float">
            <text:p>0.0332701206</text:p>
          </table:table-cell>
          <table:table-cell table:formula="of:=[.C27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0.jpeg</text:p>
          </table:table-cell>
          <table:table-cell office:value-type="float" office:value="1502063191.66496" calcext:value-type="float">
            <text:p>1502063191.66496</text:p>
          </table:table-cell>
          <table:table-cell table:formula="of:=[.B272] - [.B271]" office:value-type="float" office:value="0.0332698822021484" calcext:value-type="float">
            <text:p>0.0332698822</text:p>
          </table:table-cell>
          <table:table-cell table:formula="of:=[.C27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1.jpeg</text:p>
          </table:table-cell>
          <table:table-cell office:value-type="float" office:value="1502063191.69822" calcext:value-type="float">
            <text:p>1502063191.69822</text:p>
          </table:table-cell>
          <table:table-cell table:formula="of:=[.B273] - [.B272]" office:value-type="float" office:value="0.0332601070404053" calcext:value-type="float">
            <text:p>0.033260107</text:p>
          </table:table-cell>
          <table:table-cell table:formula="of:=[.C27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2.jpeg</text:p>
          </table:table-cell>
          <table:table-cell office:value-type="float" office:value="1502063191.7315" calcext:value-type="float">
            <text:p>1502063191.7315</text:p>
          </table:table-cell>
          <table:table-cell table:formula="of:=[.B274] - [.B273]" office:value-type="float" office:value="0.0332798957824707" calcext:value-type="float">
            <text:p>0.0332798958</text:p>
          </table:table-cell>
          <table:table-cell table:formula="of:=[.C27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3.jpeg</text:p>
          </table:table-cell>
          <table:table-cell office:value-type="float" office:value="1502063191.76512" calcext:value-type="float">
            <text:p>1502063191.76512</text:p>
          </table:table-cell>
          <table:table-cell table:formula="of:=[.B275] - [.B274]" office:value-type="float" office:value="0.0336201190948486" calcext:value-type="float">
            <text:p>0.0336201191</text:p>
          </table:table-cell>
          <table:table-cell table:formula="of:=[.C275] - 0.03333333333" office:value-type="float" office:value="0.000286785764848634" calcext:value-type="float">
            <text:p>0.0002867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4.jpeg</text:p>
          </table:table-cell>
          <table:table-cell office:value-type="float" office:value="1502063191.79838" calcext:value-type="float">
            <text:p>1502063191.79838</text:p>
          </table:table-cell>
          <table:table-cell table:formula="of:=[.B276] - [.B275]" office:value-type="float" office:value="0.0332598686218262" calcext:value-type="float">
            <text:p>0.0332598686</text:p>
          </table:table-cell>
          <table:table-cell table:formula="of:=[.C27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5.jpeg</text:p>
          </table:table-cell>
          <table:table-cell office:value-type="float" office:value="1502063191.83165" calcext:value-type="float">
            <text:p>1502063191.83165</text:p>
          </table:table-cell>
          <table:table-cell table:formula="of:=[.B277] - [.B276]" office:value-type="float" office:value="0.0332701206207275" calcext:value-type="float">
            <text:p>0.0332701206</text:p>
          </table:table-cell>
          <table:table-cell table:formula="of:=[.C27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6.jpeg</text:p>
          </table:table-cell>
          <table:table-cell office:value-type="float" office:value="1502063191.86512" calcext:value-type="float">
            <text:p>1502063191.86512</text:p>
          </table:table-cell>
          <table:table-cell table:formula="of:=[.B278] - [.B277]" office:value-type="float" office:value="0.0334699153900146" calcext:value-type="float">
            <text:p>0.0334699154</text:p>
          </table:table-cell>
          <table:table-cell table:formula="of:=[.C27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7.jpeg</text:p>
          </table:table-cell>
          <table:table-cell office:value-type="float" office:value="1502063191.89838" calcext:value-type="float">
            <text:p>1502063191.89838</text:p>
          </table:table-cell>
          <table:table-cell table:formula="of:=[.B279] - [.B278]" office:value-type="float" office:value="0.0332601070404053" calcext:value-type="float">
            <text:p>0.033260107</text:p>
          </table:table-cell>
          <table:table-cell table:formula="of:=[.C27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8.jpeg</text:p>
          </table:table-cell>
          <table:table-cell office:value-type="float" office:value="1502063191.93165" calcext:value-type="float">
            <text:p>1502063191.93165</text:p>
          </table:table-cell>
          <table:table-cell table:formula="of:=[.B280] - [.B279]" office:value-type="float" office:value="0.0332698822021484" calcext:value-type="float">
            <text:p>0.0332698822</text:p>
          </table:table-cell>
          <table:table-cell table:formula="of:=[.C28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79.jpeg</text:p>
          </table:table-cell>
          <table:table-cell office:value-type="float" office:value="1502063191.96533" calcext:value-type="float">
            <text:p>1502063191.96533</text:p>
          </table:table-cell>
          <table:table-cell table:formula="of:=[.B281] - [.B280]" office:value-type="float" office:value="0.0336799621582031" calcext:value-type="float">
            <text:p>0.0336799622</text:p>
          </table:table-cell>
          <table:table-cell table:formula="of:=[.C281] - 0.03333333333" office:value-type="float" office:value="0.000346628828203126" calcext:value-type="float">
            <text:p>0.0003466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0.jpeg</text:p>
          </table:table-cell>
          <table:table-cell office:value-type="float" office:value="1502063191.99859" calcext:value-type="float">
            <text:p>1502063191.99859</text:p>
          </table:table-cell>
          <table:table-cell table:formula="of:=[.B282] - [.B281]" office:value-type="float" office:value="0.0332601070404053" calcext:value-type="float">
            <text:p>0.033260107</text:p>
          </table:table-cell>
          <table:table-cell table:formula="of:=[.C28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1.jpeg</text:p>
          </table:table-cell>
          <table:table-cell office:value-type="float" office:value="1502063192.03186" calcext:value-type="float">
            <text:p>1502063192.03186</text:p>
          </table:table-cell>
          <table:table-cell table:formula="of:=[.B283] - [.B282]" office:value-type="float" office:value="0.0332701206207275" calcext:value-type="float">
            <text:p>0.0332701206</text:p>
          </table:table-cell>
          <table:table-cell table:formula="of:=[.C28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2.jpeg</text:p>
          </table:table-cell>
          <table:table-cell office:value-type="float" office:value="1502063192.06515" calcext:value-type="float">
            <text:p>1502063192.06515</text:p>
          </table:table-cell>
          <table:table-cell table:formula="of:=[.B284] - [.B283]" office:value-type="float" office:value="0.033289909362793" calcext:value-type="float">
            <text:p>0.0332899094</text:p>
          </table:table-cell>
          <table:table-cell table:formula="of:=[.C284] - 0.03333333333" office:value-type="float" office:value="-0.0000434239672070305" calcext:value-type="float">
            <text:p>-0.00004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3.jpeg</text:p>
          </table:table-cell>
          <table:table-cell office:value-type="float" office:value="1502063192.09841" calcext:value-type="float">
            <text:p>1502063192.09841</text:p>
          </table:table-cell>
          <table:table-cell table:formula="of:=[.B285] - [.B284]" office:value-type="float" office:value="0.0332598686218262" calcext:value-type="float">
            <text:p>0.0332598686</text:p>
          </table:table-cell>
          <table:table-cell table:formula="of:=[.C28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4.jpeg</text:p>
          </table:table-cell>
          <table:table-cell office:value-type="float" office:value="1502063192.13168" calcext:value-type="float">
            <text:p>1502063192.13168</text:p>
          </table:table-cell>
          <table:table-cell table:formula="of:=[.B286] - [.B285]" office:value-type="float" office:value="0.0332701206207275" calcext:value-type="float">
            <text:p>0.0332701206</text:p>
          </table:table-cell>
          <table:table-cell table:formula="of:=[.C28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5.jpeg</text:p>
          </table:table-cell>
          <table:table-cell office:value-type="float" office:value="1502063192.16512" calcext:value-type="float">
            <text:p>1502063192.16512</text:p>
          </table:table-cell>
          <table:table-cell table:formula="of:=[.B287] - [.B286]" office:value-type="float" office:value="0.0334398746490479" calcext:value-type="float">
            <text:p>0.0334398746</text:p>
          </table:table-cell>
          <table:table-cell table:formula="of:=[.C287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6.jpeg</text:p>
          </table:table-cell>
          <table:table-cell office:value-type="float" office:value="1502063192.19837" calcext:value-type="float">
            <text:p>1502063192.19837</text:p>
          </table:table-cell>
          <table:table-cell table:formula="of:=[.B288] - [.B287]" office:value-type="float" office:value="0.033250093460083" calcext:value-type="float">
            <text:p>0.0332500935</text:p>
          </table:table-cell>
          <table:table-cell table:formula="of:=[.C288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7.jpeg</text:p>
          </table:table-cell>
          <table:table-cell office:value-type="float" office:value="1502063192.23164" calcext:value-type="float">
            <text:p>1502063192.23164</text:p>
          </table:table-cell>
          <table:table-cell table:formula="of:=[.B289] - [.B288]" office:value-type="float" office:value="0.0332701206207275" calcext:value-type="float">
            <text:p>0.0332701206</text:p>
          </table:table-cell>
          <table:table-cell table:formula="of:=[.C28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8.jpeg</text:p>
          </table:table-cell>
          <table:table-cell office:value-type="float" office:value="1502063192.26511" calcext:value-type="float">
            <text:p>1502063192.26511</text:p>
          </table:table-cell>
          <table:table-cell table:formula="of:=[.B290] - [.B289]" office:value-type="float" office:value="0.0334699153900146" calcext:value-type="float">
            <text:p>0.0334699154</text:p>
          </table:table-cell>
          <table:table-cell table:formula="of:=[.C290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89.jpeg</text:p>
          </table:table-cell>
          <table:table-cell office:value-type="float" office:value="1502063192.29837" calcext:value-type="float">
            <text:p>1502063192.29837</text:p>
          </table:table-cell>
          <table:table-cell table:formula="of:=[.B291] - [.B290]" office:value-type="float" office:value="0.0332598686218262" calcext:value-type="float">
            <text:p>0.0332598686</text:p>
          </table:table-cell>
          <table:table-cell table:formula="of:=[.C29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0.jpeg</text:p>
          </table:table-cell>
          <table:table-cell office:value-type="float" office:value="1502063192.33164" calcext:value-type="float">
            <text:p>1502063192.33164</text:p>
          </table:table-cell>
          <table:table-cell table:formula="of:=[.B292] - [.B291]" office:value-type="float" office:value="0.0332701206207275" calcext:value-type="float">
            <text:p>0.0332701206</text:p>
          </table:table-cell>
          <table:table-cell table:formula="of:=[.C29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1.jpeg</text:p>
          </table:table-cell>
          <table:table-cell office:value-type="float" office:value="1502063192.36515" calcext:value-type="float">
            <text:p>1502063192.36515</text:p>
          </table:table-cell>
          <table:table-cell table:formula="of:=[.B293] - [.B292]" office:value-type="float" office:value="0.0335099697113037" calcext:value-type="float">
            <text:p>0.0335099697</text:p>
          </table:table-cell>
          <table:table-cell table:formula="of:=[.C293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2.jpeg</text:p>
          </table:table-cell>
          <table:table-cell office:value-type="float" office:value="1502063192.39842" calcext:value-type="float">
            <text:p>1502063192.39842</text:p>
          </table:table-cell>
          <table:table-cell table:formula="of:=[.B294] - [.B293]" office:value-type="float" office:value="0.0332701206207275" calcext:value-type="float">
            <text:p>0.0332701206</text:p>
          </table:table-cell>
          <table:table-cell table:formula="of:=[.C29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3.jpeg</text:p>
          </table:table-cell>
          <table:table-cell office:value-type="float" office:value="1502063192.43169" calcext:value-type="float">
            <text:p>1502063192.43169</text:p>
          </table:table-cell>
          <table:table-cell table:formula="of:=[.B295] - [.B294]" office:value-type="float" office:value="0.0332698822021484" calcext:value-type="float">
            <text:p>0.0332698822</text:p>
          </table:table-cell>
          <table:table-cell table:formula="of:=[.C29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4.jpeg</text:p>
          </table:table-cell>
          <table:table-cell office:value-type="float" office:value="1502063192.46514" calcext:value-type="float">
            <text:p>1502063192.46514</text:p>
          </table:table-cell>
          <table:table-cell table:formula="of:=[.B296] - [.B295]" office:value-type="float" office:value="0.0334501266479492" calcext:value-type="float">
            <text:p>0.0334501266</text:p>
          </table:table-cell>
          <table:table-cell table:formula="of:=[.C296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5.jpeg</text:p>
          </table:table-cell>
          <table:table-cell office:value-type="float" office:value="1502063192.4984" calcext:value-type="float">
            <text:p>1502063192.4984</text:p>
          </table:table-cell>
          <table:table-cell table:formula="of:=[.B297] - [.B296]" office:value-type="float" office:value="0.0332598686218262" calcext:value-type="float">
            <text:p>0.0332598686</text:p>
          </table:table-cell>
          <table:table-cell table:formula="of:=[.C29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6.jpeg</text:p>
          </table:table-cell>
          <table:table-cell office:value-type="float" office:value="1502063192.53167" calcext:value-type="float">
            <text:p>1502063192.53167</text:p>
          </table:table-cell>
          <table:table-cell table:formula="of:=[.B298] - [.B297]" office:value-type="float" office:value="0.0332701206207275" calcext:value-type="float">
            <text:p>0.0332701206</text:p>
          </table:table-cell>
          <table:table-cell table:formula="of:=[.C29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7.jpeg</text:p>
          </table:table-cell>
          <table:table-cell office:value-type="float" office:value="1502063192.56511" calcext:value-type="float">
            <text:p>1502063192.56511</text:p>
          </table:table-cell>
          <table:table-cell table:formula="of:=[.B299] - [.B298]" office:value-type="float" office:value="0.0334398746490479" calcext:value-type="float">
            <text:p>0.0334398746</text:p>
          </table:table-cell>
          <table:table-cell table:formula="of:=[.C299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8.jpeg</text:p>
          </table:table-cell>
          <table:table-cell office:value-type="float" office:value="1502063192.59837" calcext:value-type="float">
            <text:p>1502063192.59837</text:p>
          </table:table-cell>
          <table:table-cell table:formula="of:=[.B300] - [.B299]" office:value-type="float" office:value="0.0332601070404053" calcext:value-type="float">
            <text:p>0.033260107</text:p>
          </table:table-cell>
          <table:table-cell table:formula="of:=[.C30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299.jpeg</text:p>
          </table:table-cell>
          <table:table-cell office:value-type="float" office:value="1502063192.63164" calcext:value-type="float">
            <text:p>1502063192.63164</text:p>
          </table:table-cell>
          <table:table-cell table:formula="of:=[.B301] - [.B300]" office:value-type="float" office:value="0.0332698822021484" calcext:value-type="float">
            <text:p>0.0332698822</text:p>
          </table:table-cell>
          <table:table-cell table:formula="of:=[.C30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0.jpeg</text:p>
          </table:table-cell>
          <table:table-cell office:value-type="float" office:value="1502063192.66512" calcext:value-type="float">
            <text:p>1502063192.66512</text:p>
          </table:table-cell>
          <table:table-cell table:formula="of:=[.B302] - [.B301]" office:value-type="float" office:value="0.0334799289703369" calcext:value-type="float">
            <text:p>0.033479929</text:p>
          </table:table-cell>
          <table:table-cell table:formula="of:=[.C30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1.jpeg</text:p>
          </table:table-cell>
          <table:table-cell office:value-type="float" office:value="1502063192.69838" calcext:value-type="float">
            <text:p>1502063192.69838</text:p>
          </table:table-cell>
          <table:table-cell table:formula="of:=[.B303] - [.B302]" office:value-type="float" office:value="0.0332601070404053" calcext:value-type="float">
            <text:p>0.033260107</text:p>
          </table:table-cell>
          <table:table-cell table:formula="of:=[.C30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2.jpeg</text:p>
          </table:table-cell>
          <table:table-cell office:value-type="float" office:value="1502063192.73166" calcext:value-type="float">
            <text:p>1502063192.73166</text:p>
          </table:table-cell>
          <table:table-cell table:formula="of:=[.B304] - [.B303]" office:value-type="float" office:value="0.0332798957824707" calcext:value-type="float">
            <text:p>0.0332798958</text:p>
          </table:table-cell>
          <table:table-cell table:formula="of:=[.C30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3.jpeg</text:p>
          </table:table-cell>
          <table:table-cell office:value-type="float" office:value="1502063192.76512" calcext:value-type="float">
            <text:p>1502063192.76512</text:p>
          </table:table-cell>
          <table:table-cell table:formula="of:=[.B305] - [.B304]" office:value-type="float" office:value="0.0334601402282715" calcext:value-type="float">
            <text:p>0.0334601402</text:p>
          </table:table-cell>
          <table:table-cell table:formula="of:=[.C305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4.jpeg</text:p>
          </table:table-cell>
          <table:table-cell office:value-type="float" office:value="1502063192.79838" calcext:value-type="float">
            <text:p>1502063192.79838</text:p>
          </table:table-cell>
          <table:table-cell table:formula="of:=[.B306] - [.B305]" office:value-type="float" office:value="0.0332598686218262" calcext:value-type="float">
            <text:p>0.0332598686</text:p>
          </table:table-cell>
          <table:table-cell table:formula="of:=[.C30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5.jpeg</text:p>
          </table:table-cell>
          <table:table-cell office:value-type="float" office:value="1502063192.83165" calcext:value-type="float">
            <text:p>1502063192.83165</text:p>
          </table:table-cell>
          <table:table-cell table:formula="of:=[.B307] - [.B306]" office:value-type="float" office:value="0.0332701206207275" calcext:value-type="float">
            <text:p>0.0332701206</text:p>
          </table:table-cell>
          <table:table-cell table:formula="of:=[.C30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6.jpeg</text:p>
          </table:table-cell>
          <table:table-cell office:value-type="float" office:value="1502063192.8651" calcext:value-type="float">
            <text:p>1502063192.8651</text:p>
          </table:table-cell>
          <table:table-cell table:formula="of:=[.B308] - [.B307]" office:value-type="float" office:value="0.0334498882293701" calcext:value-type="float">
            <text:p>0.0334498882</text:p>
          </table:table-cell>
          <table:table-cell table:formula="of:=[.C308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7.jpeg</text:p>
          </table:table-cell>
          <table:table-cell office:value-type="float" office:value="1502063192.89836" calcext:value-type="float">
            <text:p>1502063192.89836</text:p>
          </table:table-cell>
          <table:table-cell table:formula="of:=[.B309] - [.B308]" office:value-type="float" office:value="0.0332601070404053" calcext:value-type="float">
            <text:p>0.033260107</text:p>
          </table:table-cell>
          <table:table-cell table:formula="of:=[.C30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8.jpeg</text:p>
          </table:table-cell>
          <table:table-cell office:value-type="float" office:value="1502063192.93163" calcext:value-type="float">
            <text:p>1502063192.93163</text:p>
          </table:table-cell>
          <table:table-cell table:formula="of:=[.B310] - [.B309]" office:value-type="float" office:value="0.0332698822021484" calcext:value-type="float">
            <text:p>0.0332698822</text:p>
          </table:table-cell>
          <table:table-cell table:formula="of:=[.C31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09.jpeg</text:p>
          </table:table-cell>
          <table:table-cell office:value-type="float" office:value="1502063192.96511" calcext:value-type="float">
            <text:p>1502063192.96511</text:p>
          </table:table-cell>
          <table:table-cell table:formula="of:=[.B311] - [.B310]" office:value-type="float" office:value="0.033480167388916" calcext:value-type="float">
            <text:p>0.0334801674</text:p>
          </table:table-cell>
          <table:table-cell table:formula="of:=[.C311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0.jpeg</text:p>
          </table:table-cell>
          <table:table-cell office:value-type="float" office:value="1502063192.99837" calcext:value-type="float">
            <text:p>1502063192.99837</text:p>
          </table:table-cell>
          <table:table-cell table:formula="of:=[.B312] - [.B311]" office:value-type="float" office:value="0.0332598686218262" calcext:value-type="float">
            <text:p>0.0332598686</text:p>
          </table:table-cell>
          <table:table-cell table:formula="of:=[.C31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1.jpeg</text:p>
          </table:table-cell>
          <table:table-cell office:value-type="float" office:value="1502063193.03164" calcext:value-type="float">
            <text:p>1502063193.03164</text:p>
          </table:table-cell>
          <table:table-cell table:formula="of:=[.B313] - [.B312]" office:value-type="float" office:value="0.0332701206207275" calcext:value-type="float">
            <text:p>0.0332701206</text:p>
          </table:table-cell>
          <table:table-cell table:formula="of:=[.C31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2.jpeg</text:p>
          </table:table-cell>
          <table:table-cell office:value-type="float" office:value="1502063193.06533" calcext:value-type="float">
            <text:p>1502063193.06533</text:p>
          </table:table-cell>
          <table:table-cell table:formula="of:=[.B314] - [.B313]" office:value-type="float" office:value="0.0336899757385254" calcext:value-type="float">
            <text:p>0.0336899757</text:p>
          </table:table-cell>
          <table:table-cell table:formula="of:=[.C314] - 0.03333333333" office:value-type="float" office:value="0.000356642408525391" calcext:value-type="float">
            <text:p>0.0003566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3.jpeg</text:p>
          </table:table-cell>
          <table:table-cell office:value-type="float" office:value="1502063193.09859" calcext:value-type="float">
            <text:p>1502063193.09859</text:p>
          </table:table-cell>
          <table:table-cell table:formula="of:=[.B315] - [.B314]" office:value-type="float" office:value="0.0332598686218262" calcext:value-type="float">
            <text:p>0.0332598686</text:p>
          </table:table-cell>
          <table:table-cell table:formula="of:=[.C31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4.jpeg</text:p>
          </table:table-cell>
          <table:table-cell office:value-type="float" office:value="1502063193.13189" calcext:value-type="float">
            <text:p>1502063193.13189</text:p>
          </table:table-cell>
          <table:table-cell table:formula="of:=[.B316] - [.B315]" office:value-type="float" office:value="0.0333001613616943" calcext:value-type="float">
            <text:p>0.0333001614</text:p>
          </table:table-cell>
          <table:table-cell table:formula="of:=[.C316] - 0.03333333333" office:value-type="float" office:value="-0.0000331719683056633" calcext:value-type="float">
            <text:p>-0.000033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5.jpeg</text:p>
          </table:table-cell>
          <table:table-cell office:value-type="float" office:value="1502063193.16522" calcext:value-type="float">
            <text:p>1502063193.16522</text:p>
          </table:table-cell>
          <table:table-cell table:formula="of:=[.B317] - [.B316]" office:value-type="float" office:value="0.033329963684082" calcext:value-type="float">
            <text:p>0.0333299637</text:p>
          </table:table-cell>
          <table:table-cell table:formula="of:=[.C317] - 0.03333333333" office:value-type="float" office:value="-0.00000336964591796801" calcext:value-type="float">
            <text:p>-3.3696459179680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6.jpeg</text:p>
          </table:table-cell>
          <table:table-cell office:value-type="float" office:value="1502063193.19848" calcext:value-type="float">
            <text:p>1502063193.19848</text:p>
          </table:table-cell>
          <table:table-cell table:formula="of:=[.B318] - [.B317]" office:value-type="float" office:value="0.0332598686218262" calcext:value-type="float">
            <text:p>0.0332598686</text:p>
          </table:table-cell>
          <table:table-cell table:formula="of:=[.C31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7.jpeg</text:p>
          </table:table-cell>
          <table:table-cell office:value-type="float" office:value="1502063193.23176" calcext:value-type="float">
            <text:p>1502063193.23176</text:p>
          </table:table-cell>
          <table:table-cell table:formula="of:=[.B319] - [.B318]" office:value-type="float" office:value="0.0332801342010498" calcext:value-type="float">
            <text:p>0.0332801342</text:p>
          </table:table-cell>
          <table:table-cell table:formula="of:=[.C31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8.jpeg</text:p>
          </table:table-cell>
          <table:table-cell office:value-type="float" office:value="1502063193.26516" calcext:value-type="float">
            <text:p>1502063193.26516</text:p>
          </table:table-cell>
          <table:table-cell table:formula="of:=[.B320] - [.B319]" office:value-type="float" office:value="0.0334000587463379" calcext:value-type="float">
            <text:p>0.0334000587</text:p>
          </table:table-cell>
          <table:table-cell table:formula="of:=[.C320] - 0.03333333333" office:value-type="float" office:value="0.0000667254163378914" calcext:value-type="float">
            <text:p>6.67254163378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19.jpeg</text:p>
          </table:table-cell>
          <table:table-cell office:value-type="float" office:value="1502063193.29842" calcext:value-type="float">
            <text:p>1502063193.29842</text:p>
          </table:table-cell>
          <table:table-cell table:formula="of:=[.B321] - [.B320]" office:value-type="float" office:value="0.0332598686218262" calcext:value-type="float">
            <text:p>0.0332598686</text:p>
          </table:table-cell>
          <table:table-cell table:formula="of:=[.C32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0.jpeg</text:p>
          </table:table-cell>
          <table:table-cell office:value-type="float" office:value="1502063193.33169" calcext:value-type="float">
            <text:p>1502063193.33169</text:p>
          </table:table-cell>
          <table:table-cell table:formula="of:=[.B322] - [.B321]" office:value-type="float" office:value="0.0332701206207275" calcext:value-type="float">
            <text:p>0.0332701206</text:p>
          </table:table-cell>
          <table:table-cell table:formula="of:=[.C32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1.jpeg</text:p>
          </table:table-cell>
          <table:table-cell office:value-type="float" office:value="1502063193.36511" calcext:value-type="float">
            <text:p>1502063193.36511</text:p>
          </table:table-cell>
          <table:table-cell table:formula="of:=[.B323] - [.B322]" office:value-type="float" office:value="0.0334198474884033" calcext:value-type="float">
            <text:p>0.0334198475</text:p>
          </table:table-cell>
          <table:table-cell table:formula="of:=[.C323] - 0.03333333333" office:value-type="float" office:value="0.000086514158403321" calcext:value-type="float">
            <text:p>8.65141584033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2.jpeg</text:p>
          </table:table-cell>
          <table:table-cell office:value-type="float" office:value="1502063193.39837" calcext:value-type="float">
            <text:p>1502063193.39837</text:p>
          </table:table-cell>
          <table:table-cell table:formula="of:=[.B324] - [.B323]" office:value-type="float" office:value="0.0332601070404053" calcext:value-type="float">
            <text:p>0.033260107</text:p>
          </table:table-cell>
          <table:table-cell table:formula="of:=[.C32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3.jpeg</text:p>
          </table:table-cell>
          <table:table-cell office:value-type="float" office:value="1502063193.43164" calcext:value-type="float">
            <text:p>1502063193.43164</text:p>
          </table:table-cell>
          <table:table-cell table:formula="of:=[.B325] - [.B324]" office:value-type="float" office:value="0.0332698822021484" calcext:value-type="float">
            <text:p>0.0332698822</text:p>
          </table:table-cell>
          <table:table-cell table:formula="of:=[.C32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4.jpeg</text:p>
          </table:table-cell>
          <table:table-cell office:value-type="float" office:value="1502063193.46513" calcext:value-type="float">
            <text:p>1502063193.46513</text:p>
          </table:table-cell>
          <table:table-cell table:formula="of:=[.B326] - [.B325]" office:value-type="float" office:value="0.0334901809692383" calcext:value-type="float">
            <text:p>0.033490181</text:p>
          </table:table-cell>
          <table:table-cell table:formula="of:=[.C326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5.jpeg</text:p>
          </table:table-cell>
          <table:table-cell office:value-type="float" office:value="1502063193.49839" calcext:value-type="float">
            <text:p>1502063193.49839</text:p>
          </table:table-cell>
          <table:table-cell table:formula="of:=[.B327] - [.B326]" office:value-type="float" office:value="0.0332598686218262" calcext:value-type="float">
            <text:p>0.0332598686</text:p>
          </table:table-cell>
          <table:table-cell table:formula="of:=[.C32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6.jpeg</text:p>
          </table:table-cell>
          <table:table-cell office:value-type="float" office:value="1502063193.53166" calcext:value-type="float">
            <text:p>1502063193.53166</text:p>
          </table:table-cell>
          <table:table-cell table:formula="of:=[.B328] - [.B327]" office:value-type="float" office:value="0.0332701206207275" calcext:value-type="float">
            <text:p>0.0332701206</text:p>
          </table:table-cell>
          <table:table-cell table:formula="of:=[.C32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7.jpeg</text:p>
          </table:table-cell>
          <table:table-cell office:value-type="float" office:value="1502063193.56512" calcext:value-type="float">
            <text:p>1502063193.56512</text:p>
          </table:table-cell>
          <table:table-cell table:formula="of:=[.B329] - [.B328]" office:value-type="float" office:value="0.0334599018096924" calcext:value-type="float">
            <text:p>0.0334599018</text:p>
          </table:table-cell>
          <table:table-cell table:formula="of:=[.C329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8.jpeg</text:p>
          </table:table-cell>
          <table:table-cell office:value-type="float" office:value="1502063193.59838" calcext:value-type="float">
            <text:p>1502063193.59838</text:p>
          </table:table-cell>
          <table:table-cell table:formula="of:=[.B330] - [.B329]" office:value-type="float" office:value="0.0332601070404053" calcext:value-type="float">
            <text:p>0.033260107</text:p>
          </table:table-cell>
          <table:table-cell table:formula="of:=[.C33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29.jpeg</text:p>
          </table:table-cell>
          <table:table-cell office:value-type="float" office:value="1502063193.63165" calcext:value-type="float">
            <text:p>1502063193.63165</text:p>
          </table:table-cell>
          <table:table-cell table:formula="of:=[.B331] - [.B330]" office:value-type="float" office:value="0.0332698822021484" calcext:value-type="float">
            <text:p>0.0332698822</text:p>
          </table:table-cell>
          <table:table-cell table:formula="of:=[.C33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0.jpeg</text:p>
          </table:table-cell>
          <table:table-cell office:value-type="float" office:value="1502063193.66513" calcext:value-type="float">
            <text:p>1502063193.66513</text:p>
          </table:table-cell>
          <table:table-cell table:formula="of:=[.B332] - [.B331]" office:value-type="float" office:value="0.0334799289703369" calcext:value-type="float">
            <text:p>0.033479929</text:p>
          </table:table-cell>
          <table:table-cell table:formula="of:=[.C33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1.jpeg</text:p>
          </table:table-cell>
          <table:table-cell office:value-type="float" office:value="1502063193.69839" calcext:value-type="float">
            <text:p>1502063193.69839</text:p>
          </table:table-cell>
          <table:table-cell table:formula="of:=[.B333] - [.B332]" office:value-type="float" office:value="0.0332601070404053" calcext:value-type="float">
            <text:p>0.033260107</text:p>
          </table:table-cell>
          <table:table-cell table:formula="of:=[.C33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2.jpeg</text:p>
          </table:table-cell>
          <table:table-cell office:value-type="float" office:value="1502063193.73166" calcext:value-type="float">
            <text:p>1502063193.73166</text:p>
          </table:table-cell>
          <table:table-cell table:formula="of:=[.B334] - [.B333]" office:value-type="float" office:value="0.0332698822021484" calcext:value-type="float">
            <text:p>0.0332698822</text:p>
          </table:table-cell>
          <table:table-cell table:formula="of:=[.C33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3.jpeg</text:p>
          </table:table-cell>
          <table:table-cell office:value-type="float" office:value="1502063193.76513" calcext:value-type="float">
            <text:p>1502063193.76513</text:p>
          </table:table-cell>
          <table:table-cell table:formula="of:=[.B335] - [.B334]" office:value-type="float" office:value="0.0334701538085937" calcext:value-type="float">
            <text:p>0.0334701538</text:p>
          </table:table-cell>
          <table:table-cell table:formula="of:=[.C335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4.jpeg</text:p>
          </table:table-cell>
          <table:table-cell office:value-type="float" office:value="1502063193.79839" calcext:value-type="float">
            <text:p>1502063193.79839</text:p>
          </table:table-cell>
          <table:table-cell table:formula="of:=[.B336] - [.B335]" office:value-type="float" office:value="0.0332598686218262" calcext:value-type="float">
            <text:p>0.0332598686</text:p>
          </table:table-cell>
          <table:table-cell table:formula="of:=[.C33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5.jpeg</text:p>
          </table:table-cell>
          <table:table-cell office:value-type="float" office:value="1502063193.83166" calcext:value-type="float">
            <text:p>1502063193.83166</text:p>
          </table:table-cell>
          <table:table-cell table:formula="of:=[.B337] - [.B336]" office:value-type="float" office:value="0.0332701206207275" calcext:value-type="float">
            <text:p>0.0332701206</text:p>
          </table:table-cell>
          <table:table-cell table:formula="of:=[.C33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6.jpeg</text:p>
          </table:table-cell>
          <table:table-cell office:value-type="float" office:value="1502063193.86512" calcext:value-type="float">
            <text:p>1502063193.86512</text:p>
          </table:table-cell>
          <table:table-cell table:formula="of:=[.B338] - [.B337]" office:value-type="float" office:value="0.0334599018096924" calcext:value-type="float">
            <text:p>0.0334599018</text:p>
          </table:table-cell>
          <table:table-cell table:formula="of:=[.C338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7.jpeg</text:p>
          </table:table-cell>
          <table:table-cell office:value-type="float" office:value="1502063193.89838" calcext:value-type="float">
            <text:p>1502063193.89838</text:p>
          </table:table-cell>
          <table:table-cell table:formula="of:=[.B339] - [.B338]" office:value-type="float" office:value="0.0332601070404053" calcext:value-type="float">
            <text:p>0.033260107</text:p>
          </table:table-cell>
          <table:table-cell table:formula="of:=[.C33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8.jpeg</text:p>
          </table:table-cell>
          <table:table-cell office:value-type="float" office:value="1502063193.93165" calcext:value-type="float">
            <text:p>1502063193.93165</text:p>
          </table:table-cell>
          <table:table-cell table:formula="of:=[.B340] - [.B339]" office:value-type="float" office:value="0.0332698822021484" calcext:value-type="float">
            <text:p>0.0332698822</text:p>
          </table:table-cell>
          <table:table-cell table:formula="of:=[.C34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39.jpeg</text:p>
          </table:table-cell>
          <table:table-cell office:value-type="float" office:value="1502063193.96533" calcext:value-type="float">
            <text:p>1502063193.96533</text:p>
          </table:table-cell>
          <table:table-cell table:formula="of:=[.B341] - [.B340]" office:value-type="float" office:value="0.0336799621582031" calcext:value-type="float">
            <text:p>0.0336799622</text:p>
          </table:table-cell>
          <table:table-cell table:formula="of:=[.C341] - 0.03333333333" office:value-type="float" office:value="0.000346628828203126" calcext:value-type="float">
            <text:p>0.0003466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0.jpeg</text:p>
          </table:table-cell>
          <table:table-cell office:value-type="float" office:value="1502063193.99859" calcext:value-type="float">
            <text:p>1502063193.99859</text:p>
          </table:table-cell>
          <table:table-cell table:formula="of:=[.B342] - [.B341]" office:value-type="float" office:value="0.0332601070404053" calcext:value-type="float">
            <text:p>0.033260107</text:p>
          </table:table-cell>
          <table:table-cell table:formula="of:=[.C34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1.jpeg</text:p>
          </table:table-cell>
          <table:table-cell office:value-type="float" office:value="1502063194.03186" calcext:value-type="float">
            <text:p>1502063194.03186</text:p>
          </table:table-cell>
          <table:table-cell table:formula="of:=[.B343] - [.B342]" office:value-type="float" office:value="0.0332701206207275" calcext:value-type="float">
            <text:p>0.0332701206</text:p>
          </table:table-cell>
          <table:table-cell table:formula="of:=[.C34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2.jpeg</text:p>
          </table:table-cell>
          <table:table-cell office:value-type="float" office:value="1502063194.06516" calcext:value-type="float">
            <text:p>1502063194.06516</text:p>
          </table:table-cell>
          <table:table-cell table:formula="of:=[.B344] - [.B343]" office:value-type="float" office:value="0.0332999229431152" calcext:value-type="float">
            <text:p>0.0332999229</text:p>
          </table:table-cell>
          <table:table-cell table:formula="of:=[.C344] - 0.03333333333" office:value-type="float" office:value="-0.0000334103868847649" calcext:value-type="float">
            <text:p>-3.3410386884764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3.jpeg</text:p>
          </table:table-cell>
          <table:table-cell office:value-type="float" office:value="1502063194.09842" calcext:value-type="float">
            <text:p>1502063194.09842</text:p>
          </table:table-cell>
          <table:table-cell table:formula="of:=[.B345] - [.B344]" office:value-type="float" office:value="0.0332598686218262" calcext:value-type="float">
            <text:p>0.0332598686</text:p>
          </table:table-cell>
          <table:table-cell table:formula="of:=[.C34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4.jpeg</text:p>
          </table:table-cell>
          <table:table-cell office:value-type="float" office:value="1502063194.132" calcext:value-type="float">
            <text:p>1502063194.132</text:p>
          </table:table-cell>
          <table:table-cell table:formula="of:=[.B346] - [.B345]" office:value-type="float" office:value="0.0335800647735596" calcext:value-type="float">
            <text:p>0.0335800648</text:p>
          </table:table-cell>
          <table:table-cell table:formula="of:=[.C346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5.jpeg</text:p>
          </table:table-cell>
          <table:table-cell office:value-type="float" office:value="1502063194.16527" calcext:value-type="float">
            <text:p>1502063194.16527</text:p>
          </table:table-cell>
          <table:table-cell table:formula="of:=[.B347] - [.B346]" office:value-type="float" office:value="0.0332701206207275" calcext:value-type="float">
            <text:p>0.0332701206</text:p>
          </table:table-cell>
          <table:table-cell table:formula="of:=[.C34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6.jpeg</text:p>
          </table:table-cell>
          <table:table-cell office:value-type="float" office:value="1502063194.19853" calcext:value-type="float">
            <text:p>1502063194.19853</text:p>
          </table:table-cell>
          <table:table-cell table:formula="of:=[.B348] - [.B347]" office:value-type="float" office:value="0.0332598686218262" calcext:value-type="float">
            <text:p>0.0332598686</text:p>
          </table:table-cell>
          <table:table-cell table:formula="of:=[.C34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7.jpeg</text:p>
          </table:table-cell>
          <table:table-cell office:value-type="float" office:value="1502063194.2318" calcext:value-type="float">
            <text:p>1502063194.2318</text:p>
          </table:table-cell>
          <table:table-cell table:formula="of:=[.B349] - [.B348]" office:value-type="float" office:value="0.0332701206207275" calcext:value-type="float">
            <text:p>0.0332701206</text:p>
          </table:table-cell>
          <table:table-cell table:formula="of:=[.C34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8.jpeg</text:p>
          </table:table-cell>
          <table:table-cell office:value-type="float" office:value="1502063194.26508" calcext:value-type="float">
            <text:p>1502063194.26508</text:p>
          </table:table-cell>
          <table:table-cell table:formula="of:=[.B350] - [.B349]" office:value-type="float" office:value="0.0332798957824707" calcext:value-type="float">
            <text:p>0.0332798958</text:p>
          </table:table-cell>
          <table:table-cell table:formula="of:=[.C350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49.jpeg</text:p>
          </table:table-cell>
          <table:table-cell office:value-type="float" office:value="1502063194.29833" calcext:value-type="float">
            <text:p>1502063194.29833</text:p>
          </table:table-cell>
          <table:table-cell table:formula="of:=[.B351] - [.B350]" office:value-type="float" office:value="0.033250093460083" calcext:value-type="float">
            <text:p>0.0332500935</text:p>
          </table:table-cell>
          <table:table-cell table:formula="of:=[.C351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0.jpeg</text:p>
          </table:table-cell>
          <table:table-cell office:value-type="float" office:value="1502063194.33161" calcext:value-type="float">
            <text:p>1502063194.33161</text:p>
          </table:table-cell>
          <table:table-cell table:formula="of:=[.B352] - [.B351]" office:value-type="float" office:value="0.0332798957824707" calcext:value-type="float">
            <text:p>0.0332798958</text:p>
          </table:table-cell>
          <table:table-cell table:formula="of:=[.C352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1.jpeg</text:p>
          </table:table-cell>
          <table:table-cell office:value-type="float" office:value="1502063194.36513" calcext:value-type="float">
            <text:p>1502063194.36513</text:p>
          </table:table-cell>
          <table:table-cell table:formula="of:=[.B353] - [.B352]" office:value-type="float" office:value="0.033519983291626" calcext:value-type="float">
            <text:p>0.0335199833</text:p>
          </table:table-cell>
          <table:table-cell table:formula="of:=[.C353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2.jpeg</text:p>
          </table:table-cell>
          <table:table-cell office:value-type="float" office:value="1502063194.39839" calcext:value-type="float">
            <text:p>1502063194.39839</text:p>
          </table:table-cell>
          <table:table-cell table:formula="of:=[.B354] - [.B353]" office:value-type="float" office:value="0.0332601070404053" calcext:value-type="float">
            <text:p>0.033260107</text:p>
          </table:table-cell>
          <table:table-cell table:formula="of:=[.C35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3.jpeg</text:p>
          </table:table-cell>
          <table:table-cell office:value-type="float" office:value="1502063194.43197" calcext:value-type="float">
            <text:p>1502063194.43197</text:p>
          </table:table-cell>
          <table:table-cell table:formula="of:=[.B355] - [.B354]" office:value-type="float" office:value="0.0335798263549805" calcext:value-type="float">
            <text:p>0.0335798264</text:p>
          </table:table-cell>
          <table:table-cell table:formula="of:=[.C355] - 0.03333333333" office:value-type="float" office:value="0.000246493024980469" calcext:value-type="float">
            <text:p>0.000246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4.jpeg</text:p>
          </table:table-cell>
          <table:table-cell office:value-type="float" office:value="1502063194.46525" calcext:value-type="float">
            <text:p>1502063194.46525</text:p>
          </table:table-cell>
          <table:table-cell table:formula="of:=[.B356] - [.B355]" office:value-type="float" office:value="0.0332801342010498" calcext:value-type="float">
            <text:p>0.0332801342</text:p>
          </table:table-cell>
          <table:table-cell table:formula="of:=[.C35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5.jpeg</text:p>
          </table:table-cell>
          <table:table-cell office:value-type="float" office:value="1502063194.4985" calcext:value-type="float">
            <text:p>1502063194.4985</text:p>
          </table:table-cell>
          <table:table-cell table:formula="of:=[.B357] - [.B356]" office:value-type="float" office:value="0.033250093460083" calcext:value-type="float">
            <text:p>0.0332500935</text:p>
          </table:table-cell>
          <table:table-cell table:formula="of:=[.C357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6.jpeg</text:p>
          </table:table-cell>
          <table:table-cell office:value-type="float" office:value="1502063194.53178" calcext:value-type="float">
            <text:p>1502063194.53178</text:p>
          </table:table-cell>
          <table:table-cell table:formula="of:=[.B358] - [.B357]" office:value-type="float" office:value="0.0332798957824707" calcext:value-type="float">
            <text:p>0.0332798958</text:p>
          </table:table-cell>
          <table:table-cell table:formula="of:=[.C358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7.jpeg</text:p>
          </table:table-cell>
          <table:table-cell office:value-type="float" office:value="1502063194.56515" calcext:value-type="float">
            <text:p>1502063194.56515</text:p>
          </table:table-cell>
          <table:table-cell table:formula="of:=[.B359] - [.B358]" office:value-type="float" office:value="0.0333700180053711" calcext:value-type="float">
            <text:p>0.033370018</text:p>
          </table:table-cell>
          <table:table-cell table:formula="of:=[.C359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8.jpeg</text:p>
          </table:table-cell>
          <table:table-cell office:value-type="float" office:value="1502063194.5984" calcext:value-type="float">
            <text:p>1502063194.5984</text:p>
          </table:table-cell>
          <table:table-cell table:formula="of:=[.B360] - [.B359]" office:value-type="float" office:value="0.033250093460083" calcext:value-type="float">
            <text:p>0.0332500935</text:p>
          </table:table-cell>
          <table:table-cell table:formula="of:=[.C360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59.jpeg</text:p>
          </table:table-cell>
          <table:table-cell office:value-type="float" office:value="1502063194.63167" calcext:value-type="float">
            <text:p>1502063194.63167</text:p>
          </table:table-cell>
          <table:table-cell table:formula="of:=[.B361] - [.B360]" office:value-type="float" office:value="0.0332698822021484" calcext:value-type="float">
            <text:p>0.0332698822</text:p>
          </table:table-cell>
          <table:table-cell table:formula="of:=[.C36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0.jpeg</text:p>
          </table:table-cell>
          <table:table-cell office:value-type="float" office:value="1502063194.66513" calcext:value-type="float">
            <text:p>1502063194.66513</text:p>
          </table:table-cell>
          <table:table-cell table:formula="of:=[.B362] - [.B361]" office:value-type="float" office:value="0.0334599018096924" calcext:value-type="float">
            <text:p>0.0334599018</text:p>
          </table:table-cell>
          <table:table-cell table:formula="of:=[.C362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1.jpeg</text:p>
          </table:table-cell>
          <table:table-cell office:value-type="float" office:value="1502063194.6984" calcext:value-type="float">
            <text:p>1502063194.6984</text:p>
          </table:table-cell>
          <table:table-cell table:formula="of:=[.B363] - [.B362]" office:value-type="float" office:value="0.0332701206207275" calcext:value-type="float">
            <text:p>0.0332701206</text:p>
          </table:table-cell>
          <table:table-cell table:formula="of:=[.C36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2.jpeg</text:p>
          </table:table-cell>
          <table:table-cell office:value-type="float" office:value="1502063194.73166" calcext:value-type="float">
            <text:p>1502063194.73166</text:p>
          </table:table-cell>
          <table:table-cell table:formula="of:=[.B364] - [.B363]" office:value-type="float" office:value="0.0332598686218262" calcext:value-type="float">
            <text:p>0.0332598686</text:p>
          </table:table-cell>
          <table:table-cell table:formula="of:=[.C36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3.jpeg</text:p>
          </table:table-cell>
          <table:table-cell office:value-type="float" office:value="1502063194.76512" calcext:value-type="float">
            <text:p>1502063194.76512</text:p>
          </table:table-cell>
          <table:table-cell table:formula="of:=[.B365] - [.B364]" office:value-type="float" office:value="0.0334601402282715" calcext:value-type="float">
            <text:p>0.0334601402</text:p>
          </table:table-cell>
          <table:table-cell table:formula="of:=[.C365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4.jpeg</text:p>
          </table:table-cell>
          <table:table-cell office:value-type="float" office:value="1502063194.79838" calcext:value-type="float">
            <text:p>1502063194.79838</text:p>
          </table:table-cell>
          <table:table-cell table:formula="of:=[.B366] - [.B365]" office:value-type="float" office:value="0.0332598686218262" calcext:value-type="float">
            <text:p>0.0332598686</text:p>
          </table:table-cell>
          <table:table-cell table:formula="of:=[.C36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5.jpeg</text:p>
          </table:table-cell>
          <table:table-cell office:value-type="float" office:value="1502063194.83165" calcext:value-type="float">
            <text:p>1502063194.83165</text:p>
          </table:table-cell>
          <table:table-cell table:formula="of:=[.B367] - [.B366]" office:value-type="float" office:value="0.0332701206207275" calcext:value-type="float">
            <text:p>0.0332701206</text:p>
          </table:table-cell>
          <table:table-cell table:formula="of:=[.C36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6.jpeg</text:p>
          </table:table-cell>
          <table:table-cell office:value-type="float" office:value="1502063194.86511" calcext:value-type="float">
            <text:p>1502063194.86511</text:p>
          </table:table-cell>
          <table:table-cell table:formula="of:=[.B368] - [.B367]" office:value-type="float" office:value="0.0334599018096924" calcext:value-type="float">
            <text:p>0.0334599018</text:p>
          </table:table-cell>
          <table:table-cell table:formula="of:=[.C368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7.jpeg</text:p>
          </table:table-cell>
          <table:table-cell office:value-type="float" office:value="1502063194.89838" calcext:value-type="float">
            <text:p>1502063194.89838</text:p>
          </table:table-cell>
          <table:table-cell table:formula="of:=[.B369] - [.B368]" office:value-type="float" office:value="0.0332701206207275" calcext:value-type="float">
            <text:p>0.0332701206</text:p>
          </table:table-cell>
          <table:table-cell table:formula="of:=[.C36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8.jpeg</text:p>
          </table:table-cell>
          <table:table-cell office:value-type="float" office:value="1502063194.93164" calcext:value-type="float">
            <text:p>1502063194.93164</text:p>
          </table:table-cell>
          <table:table-cell table:formula="of:=[.B370] - [.B369]" office:value-type="float" office:value="0.0332598686218262" calcext:value-type="float">
            <text:p>0.0332598686</text:p>
          </table:table-cell>
          <table:table-cell table:formula="of:=[.C37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69.jpeg</text:p>
          </table:table-cell>
          <table:table-cell office:value-type="float" office:value="1502063194.96512" calcext:value-type="float">
            <text:p>1502063194.96512</text:p>
          </table:table-cell>
          <table:table-cell table:formula="of:=[.B371] - [.B370]" office:value-type="float" office:value="0.033480167388916" calcext:value-type="float">
            <text:p>0.0334801674</text:p>
          </table:table-cell>
          <table:table-cell table:formula="of:=[.C371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0.jpeg</text:p>
          </table:table-cell>
          <table:table-cell office:value-type="float" office:value="1502063194.99838" calcext:value-type="float">
            <text:p>1502063194.99838</text:p>
          </table:table-cell>
          <table:table-cell table:formula="of:=[.B372] - [.B371]" office:value-type="float" office:value="0.0332598686218262" calcext:value-type="float">
            <text:p>0.0332598686</text:p>
          </table:table-cell>
          <table:table-cell table:formula="of:=[.C37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1.jpeg</text:p>
          </table:table-cell>
          <table:table-cell office:value-type="float" office:value="1502063195.03165" calcext:value-type="float">
            <text:p>1502063195.03165</text:p>
          </table:table-cell>
          <table:table-cell table:formula="of:=[.B373] - [.B372]" office:value-type="float" office:value="0.0332701206207275" calcext:value-type="float">
            <text:p>0.0332701206</text:p>
          </table:table-cell>
          <table:table-cell table:formula="of:=[.C37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2.jpeg</text:p>
          </table:table-cell>
          <table:table-cell office:value-type="float" office:value="1502063195.06511" calcext:value-type="float">
            <text:p>1502063195.06511</text:p>
          </table:table-cell>
          <table:table-cell table:formula="of:=[.B374] - [.B373]" office:value-type="float" office:value="0.0334599018096924" calcext:value-type="float">
            <text:p>0.0334599018</text:p>
          </table:table-cell>
          <table:table-cell table:formula="of:=[.C374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3.jpeg</text:p>
          </table:table-cell>
          <table:table-cell office:value-type="float" office:value="1502063195.09837" calcext:value-type="float">
            <text:p>1502063195.09837</text:p>
          </table:table-cell>
          <table:table-cell table:formula="of:=[.B375] - [.B374]" office:value-type="float" office:value="0.0332601070404053" calcext:value-type="float">
            <text:p>0.033260107</text:p>
          </table:table-cell>
          <table:table-cell table:formula="of:=[.C37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4.jpeg</text:p>
          </table:table-cell>
          <table:table-cell office:value-type="float" office:value="1502063195.13165" calcext:value-type="float">
            <text:p>1502063195.13165</text:p>
          </table:table-cell>
          <table:table-cell table:formula="of:=[.B376] - [.B375]" office:value-type="float" office:value="0.0332798957824707" calcext:value-type="float">
            <text:p>0.0332798958</text:p>
          </table:table-cell>
          <table:table-cell table:formula="of:=[.C376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5.jpeg</text:p>
          </table:table-cell>
          <table:table-cell office:value-type="float" office:value="1502063195.16531" calcext:value-type="float">
            <text:p>1502063195.16531</text:p>
          </table:table-cell>
          <table:table-cell table:formula="of:=[.B377] - [.B376]" office:value-type="float" office:value="0.0336599349975586" calcext:value-type="float">
            <text:p>0.033659935</text:p>
          </table:table-cell>
          <table:table-cell table:formula="of:=[.C377] - 0.03333333333" office:value-type="float" office:value="0.000326601667558594" calcext:value-type="float">
            <text:p>0.000326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6.jpeg</text:p>
          </table:table-cell>
          <table:table-cell office:value-type="float" office:value="1502063195.19857" calcext:value-type="float">
            <text:p>1502063195.19857</text:p>
          </table:table-cell>
          <table:table-cell table:formula="of:=[.B378] - [.B377]" office:value-type="float" office:value="0.0332601070404053" calcext:value-type="float">
            <text:p>0.033260107</text:p>
          </table:table-cell>
          <table:table-cell table:formula="of:=[.C37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7.jpeg</text:p>
          </table:table-cell>
          <table:table-cell office:value-type="float" office:value="1502063195.23184" calcext:value-type="float">
            <text:p>1502063195.23184</text:p>
          </table:table-cell>
          <table:table-cell table:formula="of:=[.B379] - [.B378]" office:value-type="float" office:value="0.0332698822021484" calcext:value-type="float">
            <text:p>0.0332698822</text:p>
          </table:table-cell>
          <table:table-cell table:formula="of:=[.C37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8.jpeg</text:p>
          </table:table-cell>
          <table:table-cell office:value-type="float" office:value="1502063195.26512" calcext:value-type="float">
            <text:p>1502063195.26512</text:p>
          </table:table-cell>
          <table:table-cell table:formula="of:=[.B380] - [.B379]" office:value-type="float" office:value="0.0332801342010498" calcext:value-type="float">
            <text:p>0.0332801342</text:p>
          </table:table-cell>
          <table:table-cell table:formula="of:=[.C380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79.jpeg</text:p>
          </table:table-cell>
          <table:table-cell office:value-type="float" office:value="1502063195.29838" calcext:value-type="float">
            <text:p>1502063195.29838</text:p>
          </table:table-cell>
          <table:table-cell table:formula="of:=[.B381] - [.B380]" office:value-type="float" office:value="0.0332598686218262" calcext:value-type="float">
            <text:p>0.0332598686</text:p>
          </table:table-cell>
          <table:table-cell table:formula="of:=[.C38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0.jpeg</text:p>
          </table:table-cell>
          <table:table-cell office:value-type="float" office:value="1502063195.33165" calcext:value-type="float">
            <text:p>1502063195.33165</text:p>
          </table:table-cell>
          <table:table-cell table:formula="of:=[.B382] - [.B381]" office:value-type="float" office:value="0.0332701206207275" calcext:value-type="float">
            <text:p>0.0332701206</text:p>
          </table:table-cell>
          <table:table-cell table:formula="of:=[.C38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1.jpeg</text:p>
          </table:table-cell>
          <table:table-cell office:value-type="float" office:value="1502063195.36511" calcext:value-type="float">
            <text:p>1502063195.36511</text:p>
          </table:table-cell>
          <table:table-cell table:formula="of:=[.B383] - [.B382]" office:value-type="float" office:value="0.0334599018096924" calcext:value-type="float">
            <text:p>0.0334599018</text:p>
          </table:table-cell>
          <table:table-cell table:formula="of:=[.C383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2.jpeg</text:p>
          </table:table-cell>
          <table:table-cell office:value-type="float" office:value="1502063195.39837" calcext:value-type="float">
            <text:p>1502063195.39837</text:p>
          </table:table-cell>
          <table:table-cell table:formula="of:=[.B384] - [.B383]" office:value-type="float" office:value="0.0332601070404053" calcext:value-type="float">
            <text:p>0.033260107</text:p>
          </table:table-cell>
          <table:table-cell table:formula="of:=[.C38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3.jpeg</text:p>
          </table:table-cell>
          <table:table-cell office:value-type="float" office:value="1502063195.43164" calcext:value-type="float">
            <text:p>1502063195.43164</text:p>
          </table:table-cell>
          <table:table-cell table:formula="of:=[.B385] - [.B384]" office:value-type="float" office:value="0.0332698822021484" calcext:value-type="float">
            <text:p>0.0332698822</text:p>
          </table:table-cell>
          <table:table-cell table:formula="of:=[.C38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4.jpeg</text:p>
          </table:table-cell>
          <table:table-cell office:value-type="float" office:value="1502063195.4651" calcext:value-type="float">
            <text:p>1502063195.4651</text:p>
          </table:table-cell>
          <table:table-cell table:formula="of:=[.B386] - [.B385]" office:value-type="float" office:value="0.0334601402282715" calcext:value-type="float">
            <text:p>0.0334601402</text:p>
          </table:table-cell>
          <table:table-cell table:formula="of:=[.C386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5.jpeg</text:p>
          </table:table-cell>
          <table:table-cell office:value-type="float" office:value="1502063195.49835" calcext:value-type="float">
            <text:p>1502063195.49835</text:p>
          </table:table-cell>
          <table:table-cell table:formula="of:=[.B387] - [.B386]" office:value-type="float" office:value="0.0332498550415039" calcext:value-type="float">
            <text:p>0.033249855</text:p>
          </table:table-cell>
          <table:table-cell table:formula="of:=[.C387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6.jpeg</text:p>
          </table:table-cell>
          <table:table-cell office:value-type="float" office:value="1502063195.53162" calcext:value-type="float">
            <text:p>1502063195.53162</text:p>
          </table:table-cell>
          <table:table-cell table:formula="of:=[.B388] - [.B387]" office:value-type="float" office:value="0.0332701206207275" calcext:value-type="float">
            <text:p>0.0332701206</text:p>
          </table:table-cell>
          <table:table-cell table:formula="of:=[.C38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7.jpeg</text:p>
          </table:table-cell>
          <table:table-cell office:value-type="float" office:value="1502063195.56517" calcext:value-type="float">
            <text:p>1502063195.56517</text:p>
          </table:table-cell>
          <table:table-cell table:formula="of:=[.B389] - [.B388]" office:value-type="float" office:value="0.0335500240325928" calcext:value-type="float">
            <text:p>0.033550024</text:p>
          </table:table-cell>
          <table:table-cell table:formula="of:=[.C389] - 0.03333333333" office:value-type="float" office:value="0.000216690702592774" calcext:value-type="float">
            <text:p>0.0002166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8.jpeg</text:p>
          </table:table-cell>
          <table:table-cell office:value-type="float" office:value="1502063195.59843" calcext:value-type="float">
            <text:p>1502063195.59843</text:p>
          </table:table-cell>
          <table:table-cell table:formula="of:=[.B390] - [.B389]" office:value-type="float" office:value="0.0332598686218262" calcext:value-type="float">
            <text:p>0.0332598686</text:p>
          </table:table-cell>
          <table:table-cell table:formula="of:=[.C39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89.jpeg</text:p>
          </table:table-cell>
          <table:table-cell office:value-type="float" office:value="1502063195.63169" calcext:value-type="float">
            <text:p>1502063195.63169</text:p>
          </table:table-cell>
          <table:table-cell table:formula="of:=[.B391] - [.B390]" office:value-type="float" office:value="0.0332601070404053" calcext:value-type="float">
            <text:p>0.033260107</text:p>
          </table:table-cell>
          <table:table-cell table:formula="of:=[.C39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0.jpeg</text:p>
          </table:table-cell>
          <table:table-cell office:value-type="float" office:value="1502063195.66516" calcext:value-type="float">
            <text:p>1502063195.66516</text:p>
          </table:table-cell>
          <table:table-cell table:formula="of:=[.B392] - [.B391]" office:value-type="float" office:value="0.0334699153900146" calcext:value-type="float">
            <text:p>0.0334699154</text:p>
          </table:table-cell>
          <table:table-cell table:formula="of:=[.C392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1.jpeg</text:p>
          </table:table-cell>
          <table:table-cell office:value-type="float" office:value="1502063195.69842" calcext:value-type="float">
            <text:p>1502063195.69842</text:p>
          </table:table-cell>
          <table:table-cell table:formula="of:=[.B393] - [.B392]" office:value-type="float" office:value="0.0332601070404053" calcext:value-type="float">
            <text:p>0.033260107</text:p>
          </table:table-cell>
          <table:table-cell table:formula="of:=[.C39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2.jpeg</text:p>
          </table:table-cell>
          <table:table-cell office:value-type="float" office:value="1502063195.73171" calcext:value-type="float">
            <text:p>1502063195.73171</text:p>
          </table:table-cell>
          <table:table-cell table:formula="of:=[.B394] - [.B393]" office:value-type="float" office:value="0.033289909362793" calcext:value-type="float">
            <text:p>0.0332899094</text:p>
          </table:table-cell>
          <table:table-cell table:formula="of:=[.C394] - 0.03333333333" office:value-type="float" office:value="-0.0000434239672070305" calcext:value-type="float">
            <text:p>-0.00004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3.jpeg</text:p>
          </table:table-cell>
          <table:table-cell office:value-type="float" office:value="1502063195.76512" calcext:value-type="float">
            <text:p>1502063195.76512</text:p>
          </table:table-cell>
          <table:table-cell table:formula="of:=[.B395] - [.B394]" office:value-type="float" office:value="0.0334100723266602" calcext:value-type="float">
            <text:p>0.0334100723</text:p>
          </table:table-cell>
          <table:table-cell table:formula="of:=[.C395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4.jpeg</text:p>
          </table:table-cell>
          <table:table-cell office:value-type="float" office:value="1502063195.79837" calcext:value-type="float">
            <text:p>1502063195.79837</text:p>
          </table:table-cell>
          <table:table-cell table:formula="of:=[.B396] - [.B395]" office:value-type="float" office:value="0.0332498550415039" calcext:value-type="float">
            <text:p>0.033249855</text:p>
          </table:table-cell>
          <table:table-cell table:formula="of:=[.C396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5.jpeg</text:p>
          </table:table-cell>
          <table:table-cell office:value-type="float" office:value="1502063195.83165" calcext:value-type="float">
            <text:p>1502063195.83165</text:p>
          </table:table-cell>
          <table:table-cell table:formula="of:=[.B397] - [.B396]" office:value-type="float" office:value="0.0332801342010498" calcext:value-type="float">
            <text:p>0.0332801342</text:p>
          </table:table-cell>
          <table:table-cell table:formula="of:=[.C39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6.jpeg</text:p>
          </table:table-cell>
          <table:table-cell office:value-type="float" office:value="1502063195.86519" calcext:value-type="float">
            <text:p>1502063195.86519</text:p>
          </table:table-cell>
          <table:table-cell table:formula="of:=[.B398] - [.B397]" office:value-type="float" office:value="0.0335400104522705" calcext:value-type="float">
            <text:p>0.0335400105</text:p>
          </table:table-cell>
          <table:table-cell table:formula="of:=[.C398] - 0.03333333333" office:value-type="float" office:value="0.000206677122270509" calcext:value-type="float">
            <text:p>0.0002066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7.jpeg</text:p>
          </table:table-cell>
          <table:table-cell office:value-type="float" office:value="1502063195.89845" calcext:value-type="float">
            <text:p>1502063195.89845</text:p>
          </table:table-cell>
          <table:table-cell table:formula="of:=[.B399] - [.B398]" office:value-type="float" office:value="0.0332598686218262" calcext:value-type="float">
            <text:p>0.0332598686</text:p>
          </table:table-cell>
          <table:table-cell table:formula="of:=[.C39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8.jpeg</text:p>
          </table:table-cell>
          <table:table-cell office:value-type="float" office:value="1502063195.93172" calcext:value-type="float">
            <text:p>1502063195.93172</text:p>
          </table:table-cell>
          <table:table-cell table:formula="of:=[.B400] - [.B399]" office:value-type="float" office:value="0.0332701206207275" calcext:value-type="float">
            <text:p>0.0332701206</text:p>
          </table:table-cell>
          <table:table-cell table:formula="of:=[.C40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399.jpeg</text:p>
          </table:table-cell>
          <table:table-cell office:value-type="float" office:value="1502063195.96515" calcext:value-type="float">
            <text:p>1502063195.96515</text:p>
          </table:table-cell>
          <table:table-cell table:formula="of:=[.B401] - [.B400]" office:value-type="float" office:value="0.0334300994873047" calcext:value-type="float">
            <text:p>0.0334300995</text:p>
          </table:table-cell>
          <table:table-cell table:formula="of:=[.C401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0.jpeg</text:p>
          </table:table-cell>
          <table:table-cell office:value-type="float" office:value="1502063195.99841" calcext:value-type="float">
            <text:p>1502063195.99841</text:p>
          </table:table-cell>
          <table:table-cell table:formula="of:=[.B402] - [.B401]" office:value-type="float" office:value="0.0332598686218262" calcext:value-type="float">
            <text:p>0.0332598686</text:p>
          </table:table-cell>
          <table:table-cell table:formula="of:=[.C40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1.jpeg</text:p>
          </table:table-cell>
          <table:table-cell office:value-type="float" office:value="1502063196.03168" calcext:value-type="float">
            <text:p>1502063196.03168</text:p>
          </table:table-cell>
          <table:table-cell table:formula="of:=[.B403] - [.B402]" office:value-type="float" office:value="0.0332701206207275" calcext:value-type="float">
            <text:p>0.0332701206</text:p>
          </table:table-cell>
          <table:table-cell table:formula="of:=[.C40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2.jpeg</text:p>
          </table:table-cell>
          <table:table-cell office:value-type="float" office:value="1502063196.0651" calcext:value-type="float">
            <text:p>1502063196.0651</text:p>
          </table:table-cell>
          <table:table-cell table:formula="of:=[.B404] - [.B403]" office:value-type="float" office:value="0.0334198474884033" calcext:value-type="float">
            <text:p>0.0334198475</text:p>
          </table:table-cell>
          <table:table-cell table:formula="of:=[.C404] - 0.03333333333" office:value-type="float" office:value="0.000086514158403321" calcext:value-type="float">
            <text:p>8.65141584033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3.jpeg</text:p>
          </table:table-cell>
          <table:table-cell office:value-type="float" office:value="1502063196.09836" calcext:value-type="float">
            <text:p>1502063196.09836</text:p>
          </table:table-cell>
          <table:table-cell table:formula="of:=[.B405] - [.B404]" office:value-type="float" office:value="0.0332601070404053" calcext:value-type="float">
            <text:p>0.033260107</text:p>
          </table:table-cell>
          <table:table-cell table:formula="of:=[.C40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4.jpeg</text:p>
          </table:table-cell>
          <table:table-cell office:value-type="float" office:value="1502063196.13163" calcext:value-type="float">
            <text:p>1502063196.13163</text:p>
          </table:table-cell>
          <table:table-cell table:formula="of:=[.B406] - [.B405]" office:value-type="float" office:value="0.0332698822021484" calcext:value-type="float">
            <text:p>0.0332698822</text:p>
          </table:table-cell>
          <table:table-cell table:formula="of:=[.C40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5.jpeg</text:p>
          </table:table-cell>
          <table:table-cell office:value-type="float" office:value="1502063196.1651" calcext:value-type="float">
            <text:p>1502063196.1651</text:p>
          </table:table-cell>
          <table:table-cell table:formula="of:=[.B407] - [.B406]" office:value-type="float" office:value="0.0334701538085937" calcext:value-type="float">
            <text:p>0.0334701538</text:p>
          </table:table-cell>
          <table:table-cell table:formula="of:=[.C407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6.jpeg</text:p>
          </table:table-cell>
          <table:table-cell office:value-type="float" office:value="1502063196.19836" calcext:value-type="float">
            <text:p>1502063196.19836</text:p>
          </table:table-cell>
          <table:table-cell table:formula="of:=[.B408] - [.B407]" office:value-type="float" office:value="0.0332598686218262" calcext:value-type="float">
            <text:p>0.0332598686</text:p>
          </table:table-cell>
          <table:table-cell table:formula="of:=[.C40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7.jpeg</text:p>
          </table:table-cell>
          <table:table-cell office:value-type="float" office:value="1502063196.23162" calcext:value-type="float">
            <text:p>1502063196.23162</text:p>
          </table:table-cell>
          <table:table-cell table:formula="of:=[.B409] - [.B408]" office:value-type="float" office:value="0.0332601070404053" calcext:value-type="float">
            <text:p>0.033260107</text:p>
          </table:table-cell>
          <table:table-cell table:formula="of:=[.C40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8.jpeg</text:p>
          </table:table-cell>
          <table:table-cell office:value-type="float" office:value="1502063196.26509" calcext:value-type="float">
            <text:p>1502063196.26509</text:p>
          </table:table-cell>
          <table:table-cell table:formula="of:=[.B410] - [.B409]" office:value-type="float" office:value="0.0334699153900146" calcext:value-type="float">
            <text:p>0.0334699154</text:p>
          </table:table-cell>
          <table:table-cell table:formula="of:=[.C410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09.jpeg</text:p>
          </table:table-cell>
          <table:table-cell office:value-type="float" office:value="1502063196.29835" calcext:value-type="float">
            <text:p>1502063196.29835</text:p>
          </table:table-cell>
          <table:table-cell table:formula="of:=[.B411] - [.B410]" office:value-type="float" office:value="0.0332601070404053" calcext:value-type="float">
            <text:p>0.033260107</text:p>
          </table:table-cell>
          <table:table-cell table:formula="of:=[.C41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0.jpeg</text:p>
          </table:table-cell>
          <table:table-cell office:value-type="float" office:value="1502063196.33162" calcext:value-type="float">
            <text:p>1502063196.33162</text:p>
          </table:table-cell>
          <table:table-cell table:formula="of:=[.B412] - [.B411]" office:value-type="float" office:value="0.0332698822021484" calcext:value-type="float">
            <text:p>0.0332698822</text:p>
          </table:table-cell>
          <table:table-cell table:formula="of:=[.C41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1.jpeg</text:p>
          </table:table-cell>
          <table:table-cell office:value-type="float" office:value="1502063196.36509" calcext:value-type="float">
            <text:p>1502063196.36509</text:p>
          </table:table-cell>
          <table:table-cell table:formula="of:=[.B413] - [.B412]" office:value-type="float" office:value="0.0334699153900146" calcext:value-type="float">
            <text:p>0.0334699154</text:p>
          </table:table-cell>
          <table:table-cell table:formula="of:=[.C413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2.jpeg</text:p>
          </table:table-cell>
          <table:table-cell office:value-type="float" office:value="1502063196.39836" calcext:value-type="float">
            <text:p>1502063196.39836</text:p>
          </table:table-cell>
          <table:table-cell table:formula="of:=[.B414] - [.B413]" office:value-type="float" office:value="0.0332701206207275" calcext:value-type="float">
            <text:p>0.0332701206</text:p>
          </table:table-cell>
          <table:table-cell table:formula="of:=[.C41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3.jpeg</text:p>
          </table:table-cell>
          <table:table-cell office:value-type="float" office:value="1502063196.43162" calcext:value-type="float">
            <text:p>1502063196.43162</text:p>
          </table:table-cell>
          <table:table-cell table:formula="of:=[.B415] - [.B414]" office:value-type="float" office:value="0.0332598686218262" calcext:value-type="float">
            <text:p>0.0332598686</text:p>
          </table:table-cell>
          <table:table-cell table:formula="of:=[.C41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4.jpeg</text:p>
          </table:table-cell>
          <table:table-cell office:value-type="float" office:value="1502063196.46533" calcext:value-type="float">
            <text:p>1502063196.46533</text:p>
          </table:table-cell>
          <table:table-cell table:formula="of:=[.B416] - [.B415]" office:value-type="float" office:value="0.0337100028991699" calcext:value-type="float">
            <text:p>0.0337100029</text:p>
          </table:table-cell>
          <table:table-cell table:formula="of:=[.C416] - 0.03333333333" office:value-type="float" office:value="0.000376669569169923" calcext:value-type="float">
            <text:p>0.000376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5.jpeg</text:p>
          </table:table-cell>
          <table:table-cell office:value-type="float" office:value="1502063196.49859" calcext:value-type="float">
            <text:p>1502063196.49859</text:p>
          </table:table-cell>
          <table:table-cell table:formula="of:=[.B417] - [.B416]" office:value-type="float" office:value="0.0332601070404053" calcext:value-type="float">
            <text:p>0.033260107</text:p>
          </table:table-cell>
          <table:table-cell table:formula="of:=[.C41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6.jpeg</text:p>
          </table:table-cell>
          <table:table-cell office:value-type="float" office:value="1502063196.53187" calcext:value-type="float">
            <text:p>1502063196.53187</text:p>
          </table:table-cell>
          <table:table-cell table:formula="of:=[.B418] - [.B417]" office:value-type="float" office:value="0.0332798957824707" calcext:value-type="float">
            <text:p>0.0332798958</text:p>
          </table:table-cell>
          <table:table-cell table:formula="of:=[.C418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7.jpeg</text:p>
          </table:table-cell>
          <table:table-cell office:value-type="float" office:value="1502063196.56521" calcext:value-type="float">
            <text:p>1502063196.56521</text:p>
          </table:table-cell>
          <table:table-cell table:formula="of:=[.B419] - [.B418]" office:value-type="float" office:value="0.0333402156829834" calcext:value-type="float">
            <text:p>0.0333402157</text:p>
          </table:table-cell>
          <table:table-cell table:formula="of:=[.C419] - 0.03333333333" office:value-type="float" office:value="0.00000688235298339918" calcext:value-type="float">
            <text:p>6.88235298339918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8.jpeg</text:p>
          </table:table-cell>
          <table:table-cell office:value-type="float" office:value="1502063196.59847" calcext:value-type="float">
            <text:p>1502063196.59847</text:p>
          </table:table-cell>
          <table:table-cell table:formula="of:=[.B420] - [.B419]" office:value-type="float" office:value="0.0332598686218262" calcext:value-type="float">
            <text:p>0.0332598686</text:p>
          </table:table-cell>
          <table:table-cell table:formula="of:=[.C42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19.jpeg</text:p>
          </table:table-cell>
          <table:table-cell office:value-type="float" office:value="1502063196.63174" calcext:value-type="float">
            <text:p>1502063196.63174</text:p>
          </table:table-cell>
          <table:table-cell table:formula="of:=[.B421] - [.B420]" office:value-type="float" office:value="0.0332701206207275" calcext:value-type="float">
            <text:p>0.0332701206</text:p>
          </table:table-cell>
          <table:table-cell table:formula="of:=[.C42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0.jpeg</text:p>
          </table:table-cell>
          <table:table-cell office:value-type="float" office:value="1502063196.66509" calcext:value-type="float">
            <text:p>1502063196.66509</text:p>
          </table:table-cell>
          <table:table-cell table:formula="of:=[.B422] - [.B421]" office:value-type="float" office:value="0.0333499908447266" calcext:value-type="float">
            <text:p>0.0333499908</text:p>
          </table:table-cell>
          <table:table-cell table:formula="of:=[.C422] - 0.03333333333" office:value-type="float" office:value="0.0000166575147265632" calcext:value-type="float">
            <text:p>1.6657514726563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1.jpeg</text:p>
          </table:table-cell>
          <table:table-cell office:value-type="float" office:value="1502063196.69835" calcext:value-type="float">
            <text:p>1502063196.69835</text:p>
          </table:table-cell>
          <table:table-cell table:formula="of:=[.B423] - [.B422]" office:value-type="float" office:value="0.0332598686218262" calcext:value-type="float">
            <text:p>0.0332598686</text:p>
          </table:table-cell>
          <table:table-cell table:formula="of:=[.C42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2.jpeg</text:p>
          </table:table-cell>
          <table:table-cell office:value-type="float" office:value="1502063196.73162" calcext:value-type="float">
            <text:p>1502063196.73162</text:p>
          </table:table-cell>
          <table:table-cell table:formula="of:=[.B424] - [.B423]" office:value-type="float" office:value="0.0332701206207275" calcext:value-type="float">
            <text:p>0.0332701206</text:p>
          </table:table-cell>
          <table:table-cell table:formula="of:=[.C42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3.jpeg</text:p>
          </table:table-cell>
          <table:table-cell office:value-type="float" office:value="1502063196.7651" calcext:value-type="float">
            <text:p>1502063196.7651</text:p>
          </table:table-cell>
          <table:table-cell table:formula="of:=[.B425] - [.B424]" office:value-type="float" office:value="0.0334799289703369" calcext:value-type="float">
            <text:p>0.033479929</text:p>
          </table:table-cell>
          <table:table-cell table:formula="of:=[.C425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4.jpeg</text:p>
          </table:table-cell>
          <table:table-cell office:value-type="float" office:value="1502063196.79836" calcext:value-type="float">
            <text:p>1502063196.79836</text:p>
          </table:table-cell>
          <table:table-cell table:formula="of:=[.B426] - [.B425]" office:value-type="float" office:value="0.0332601070404053" calcext:value-type="float">
            <text:p>0.033260107</text:p>
          </table:table-cell>
          <table:table-cell table:formula="of:=[.C42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5.jpeg</text:p>
          </table:table-cell>
          <table:table-cell office:value-type="float" office:value="1502063196.83162" calcext:value-type="float">
            <text:p>1502063196.83162</text:p>
          </table:table-cell>
          <table:table-cell table:formula="of:=[.B427] - [.B426]" office:value-type="float" office:value="0.0332598686218262" calcext:value-type="float">
            <text:p>0.0332598686</text:p>
          </table:table-cell>
          <table:table-cell table:formula="of:=[.C42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6.jpeg</text:p>
          </table:table-cell>
          <table:table-cell office:value-type="float" office:value="1502063196.86534" calcext:value-type="float">
            <text:p>1502063196.86534</text:p>
          </table:table-cell>
          <table:table-cell table:formula="of:=[.B428] - [.B427]" office:value-type="float" office:value="0.0337200164794922" calcext:value-type="float">
            <text:p>0.0337200165</text:p>
          </table:table-cell>
          <table:table-cell table:formula="of:=[.C428] - 0.03333333333" office:value-type="float" office:value="0.000386683149492188" calcext:value-type="float">
            <text:p>0.00038668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7.jpeg</text:p>
          </table:table-cell>
          <table:table-cell office:value-type="float" office:value="1502063196.8986" calcext:value-type="float">
            <text:p>1502063196.8986</text:p>
          </table:table-cell>
          <table:table-cell table:formula="of:=[.B429] - [.B428]" office:value-type="float" office:value="0.0332601070404053" calcext:value-type="float">
            <text:p>0.033260107</text:p>
          </table:table-cell>
          <table:table-cell table:formula="of:=[.C42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8.jpeg</text:p>
          </table:table-cell>
          <table:table-cell office:value-type="float" office:value="1502063196.93187" calcext:value-type="float">
            <text:p>1502063196.93187</text:p>
          </table:table-cell>
          <table:table-cell table:formula="of:=[.B430] - [.B429]" office:value-type="float" office:value="0.0332698822021484" calcext:value-type="float">
            <text:p>0.0332698822</text:p>
          </table:table-cell>
          <table:table-cell table:formula="of:=[.C43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29.jpeg</text:p>
          </table:table-cell>
          <table:table-cell office:value-type="float" office:value="1502063196.96514" calcext:value-type="float">
            <text:p>1502063196.96514</text:p>
          </table:table-cell>
          <table:table-cell table:formula="of:=[.B431] - [.B430]" office:value-type="float" office:value="0.0332701206207275" calcext:value-type="float">
            <text:p>0.0332701206</text:p>
          </table:table-cell>
          <table:table-cell table:formula="of:=[.C43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0.jpeg</text:p>
          </table:table-cell>
          <table:table-cell office:value-type="float" office:value="1502063196.99839" calcext:value-type="float">
            <text:p>1502063196.99839</text:p>
          </table:table-cell>
          <table:table-cell table:formula="of:=[.B432] - [.B431]" office:value-type="float" office:value="0.0332498550415039" calcext:value-type="float">
            <text:p>0.033249855</text:p>
          </table:table-cell>
          <table:table-cell table:formula="of:=[.C432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1.jpeg</text:p>
          </table:table-cell>
          <table:table-cell office:value-type="float" office:value="1502063197.03166" calcext:value-type="float">
            <text:p>1502063197.03166</text:p>
          </table:table-cell>
          <table:table-cell table:formula="of:=[.B433] - [.B432]" office:value-type="float" office:value="0.0332701206207275" calcext:value-type="float">
            <text:p>0.0332701206</text:p>
          </table:table-cell>
          <table:table-cell table:formula="of:=[.C43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2.jpeg</text:p>
          </table:table-cell>
          <table:table-cell office:value-type="float" office:value="1502063197.06508" calcext:value-type="float">
            <text:p>1502063197.06508</text:p>
          </table:table-cell>
          <table:table-cell table:formula="of:=[.B434] - [.B433]" office:value-type="float" office:value="0.0334198474884033" calcext:value-type="float">
            <text:p>0.0334198475</text:p>
          </table:table-cell>
          <table:table-cell table:formula="of:=[.C434] - 0.03333333333" office:value-type="float" office:value="0.000086514158403321" calcext:value-type="float">
            <text:p>8.65141584033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3.jpeg</text:p>
          </table:table-cell>
          <table:table-cell office:value-type="float" office:value="1502063197.09835" calcext:value-type="float">
            <text:p>1502063197.09835</text:p>
          </table:table-cell>
          <table:table-cell table:formula="of:=[.B435] - [.B434]" office:value-type="float" office:value="0.0332701206207275" calcext:value-type="float">
            <text:p>0.0332701206</text:p>
          </table:table-cell>
          <table:table-cell table:formula="of:=[.C43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4.jpeg</text:p>
          </table:table-cell>
          <table:table-cell office:value-type="float" office:value="1502063197.13162" calcext:value-type="float">
            <text:p>1502063197.13162</text:p>
          </table:table-cell>
          <table:table-cell table:formula="of:=[.B436] - [.B435]" office:value-type="float" office:value="0.0332698822021484" calcext:value-type="float">
            <text:p>0.0332698822</text:p>
          </table:table-cell>
          <table:table-cell table:formula="of:=[.C43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5.jpeg</text:p>
          </table:table-cell>
          <table:table-cell office:value-type="float" office:value="1502063197.16514" calcext:value-type="float">
            <text:p>1502063197.16514</text:p>
          </table:table-cell>
          <table:table-cell table:formula="of:=[.B437] - [.B436]" office:value-type="float" office:value="0.033519983291626" calcext:value-type="float">
            <text:p>0.0335199833</text:p>
          </table:table-cell>
          <table:table-cell table:formula="of:=[.C437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6.jpeg</text:p>
          </table:table-cell>
          <table:table-cell office:value-type="float" office:value="1502063197.19839" calcext:value-type="float">
            <text:p>1502063197.19839</text:p>
          </table:table-cell>
          <table:table-cell table:formula="of:=[.B438] - [.B437]" office:value-type="float" office:value="0.033250093460083" calcext:value-type="float">
            <text:p>0.0332500935</text:p>
          </table:table-cell>
          <table:table-cell table:formula="of:=[.C438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7.jpeg</text:p>
          </table:table-cell>
          <table:table-cell office:value-type="float" office:value="1502063197.23166" calcext:value-type="float">
            <text:p>1502063197.23166</text:p>
          </table:table-cell>
          <table:table-cell table:formula="of:=[.B439] - [.B438]" office:value-type="float" office:value="0.0332698822021484" calcext:value-type="float">
            <text:p>0.0332698822</text:p>
          </table:table-cell>
          <table:table-cell table:formula="of:=[.C43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8.jpeg</text:p>
          </table:table-cell>
          <table:table-cell office:value-type="float" office:value="1502063197.26511" calcext:value-type="float">
            <text:p>1502063197.26511</text:p>
          </table:table-cell>
          <table:table-cell table:formula="of:=[.B440] - [.B439]" office:value-type="float" office:value="0.0334501266479492" calcext:value-type="float">
            <text:p>0.0334501266</text:p>
          </table:table-cell>
          <table:table-cell table:formula="of:=[.C440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39.jpeg</text:p>
          </table:table-cell>
          <table:table-cell office:value-type="float" office:value="1502063197.29837" calcext:value-type="float">
            <text:p>1502063197.29837</text:p>
          </table:table-cell>
          <table:table-cell table:formula="of:=[.B441] - [.B440]" office:value-type="float" office:value="0.0332598686218262" calcext:value-type="float">
            <text:p>0.0332598686</text:p>
          </table:table-cell>
          <table:table-cell table:formula="of:=[.C44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0.jpeg</text:p>
          </table:table-cell>
          <table:table-cell office:value-type="float" office:value="1502063197.33164" calcext:value-type="float">
            <text:p>1502063197.33164</text:p>
          </table:table-cell>
          <table:table-cell table:formula="of:=[.B442] - [.B441]" office:value-type="float" office:value="0.0332701206207275" calcext:value-type="float">
            <text:p>0.0332701206</text:p>
          </table:table-cell>
          <table:table-cell table:formula="of:=[.C44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1.jpeg</text:p>
          </table:table-cell>
          <table:table-cell office:value-type="float" office:value="1502063197.3653" calcext:value-type="float">
            <text:p>1502063197.3653</text:p>
          </table:table-cell>
          <table:table-cell table:formula="of:=[.B443] - [.B442]" office:value-type="float" office:value="0.0336599349975586" calcext:value-type="float">
            <text:p>0.033659935</text:p>
          </table:table-cell>
          <table:table-cell table:formula="of:=[.C443] - 0.03333333333" office:value-type="float" office:value="0.000326601667558594" calcext:value-type="float">
            <text:p>0.000326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2.jpeg</text:p>
          </table:table-cell>
          <table:table-cell office:value-type="float" office:value="1502063197.39857" calcext:value-type="float">
            <text:p>1502063197.39857</text:p>
          </table:table-cell>
          <table:table-cell table:formula="of:=[.B444] - [.B443]" office:value-type="float" office:value="0.0332701206207275" calcext:value-type="float">
            <text:p>0.0332701206</text:p>
          </table:table-cell>
          <table:table-cell table:formula="of:=[.C44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3.jpeg</text:p>
          </table:table-cell>
          <table:table-cell office:value-type="float" office:value="1502063197.43184" calcext:value-type="float">
            <text:p>1502063197.43184</text:p>
          </table:table-cell>
          <table:table-cell table:formula="of:=[.B445] - [.B444]" office:value-type="float" office:value="0.0332698822021484" calcext:value-type="float">
            <text:p>0.0332698822</text:p>
          </table:table-cell>
          <table:table-cell table:formula="of:=[.C44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4.jpeg</text:p>
          </table:table-cell>
          <table:table-cell office:value-type="float" office:value="1502063197.46513" calcext:value-type="float">
            <text:p>1502063197.46513</text:p>
          </table:table-cell>
          <table:table-cell table:formula="of:=[.B446] - [.B445]" office:value-type="float" office:value="0.0332901477813721" calcext:value-type="float">
            <text:p>0.0332901478</text:p>
          </table:table-cell>
          <table:table-cell table:formula="of:=[.C446] - 0.03333333333" office:value-type="float" office:value="-0.000043185548627929" calcext:value-type="float">
            <text:p>-4.318554862792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5.jpeg</text:p>
          </table:table-cell>
          <table:table-cell office:value-type="float" office:value="1502063197.49839" calcext:value-type="float">
            <text:p>1502063197.49839</text:p>
          </table:table-cell>
          <table:table-cell table:formula="of:=[.B447] - [.B446]" office:value-type="float" office:value="0.0332598686218262" calcext:value-type="float">
            <text:p>0.0332598686</text:p>
          </table:table-cell>
          <table:table-cell table:formula="of:=[.C44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6.jpeg</text:p>
          </table:table-cell>
          <table:table-cell office:value-type="float" office:value="1502063197.53166" calcext:value-type="float">
            <text:p>1502063197.53166</text:p>
          </table:table-cell>
          <table:table-cell table:formula="of:=[.B448] - [.B447]" office:value-type="float" office:value="0.0332701206207275" calcext:value-type="float">
            <text:p>0.0332701206</text:p>
          </table:table-cell>
          <table:table-cell table:formula="of:=[.C44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7.jpeg</text:p>
          </table:table-cell>
          <table:table-cell office:value-type="float" office:value="1502063197.56508" calcext:value-type="float">
            <text:p>1502063197.56508</text:p>
          </table:table-cell>
          <table:table-cell table:formula="of:=[.B449] - [.B448]" office:value-type="float" office:value="0.0334198474884033" calcext:value-type="float">
            <text:p>0.0334198475</text:p>
          </table:table-cell>
          <table:table-cell table:formula="of:=[.C449] - 0.03333333333" office:value-type="float" office:value="0.000086514158403321" calcext:value-type="float">
            <text:p>8.65141584033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8.jpeg</text:p>
          </table:table-cell>
          <table:table-cell office:value-type="float" office:value="1502063197.59835" calcext:value-type="float">
            <text:p>1502063197.59835</text:p>
          </table:table-cell>
          <table:table-cell table:formula="of:=[.B450] - [.B449]" office:value-type="float" office:value="0.0332701206207275" calcext:value-type="float">
            <text:p>0.0332701206</text:p>
          </table:table-cell>
          <table:table-cell table:formula="of:=[.C45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49.jpeg</text:p>
          </table:table-cell>
          <table:table-cell office:value-type="float" office:value="1502063197.63161" calcext:value-type="float">
            <text:p>1502063197.63161</text:p>
          </table:table-cell>
          <table:table-cell table:formula="of:=[.B451] - [.B450]" office:value-type="float" office:value="0.0332598686218262" calcext:value-type="float">
            <text:p>0.0332598686</text:p>
          </table:table-cell>
          <table:table-cell table:formula="of:=[.C45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0.jpeg</text:p>
          </table:table-cell>
          <table:table-cell office:value-type="float" office:value="1502063197.6651" calcext:value-type="float">
            <text:p>1502063197.6651</text:p>
          </table:table-cell>
          <table:table-cell table:formula="of:=[.B452] - [.B451]" office:value-type="float" office:value="0.0334901809692383" calcext:value-type="float">
            <text:p>0.033490181</text:p>
          </table:table-cell>
          <table:table-cell table:formula="of:=[.C452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1.jpeg</text:p>
          </table:table-cell>
          <table:table-cell office:value-type="float" office:value="1502063197.69835" calcext:value-type="float">
            <text:p>1502063197.69835</text:p>
          </table:table-cell>
          <table:table-cell table:formula="of:=[.B453] - [.B452]" office:value-type="float" office:value="0.0332498550415039" calcext:value-type="float">
            <text:p>0.033249855</text:p>
          </table:table-cell>
          <table:table-cell table:formula="of:=[.C453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2.jpeg</text:p>
          </table:table-cell>
          <table:table-cell office:value-type="float" office:value="1502063197.73163" calcext:value-type="float">
            <text:p>1502063197.73163</text:p>
          </table:table-cell>
          <table:table-cell table:formula="of:=[.B454] - [.B453]" office:value-type="float" office:value="0.0332801342010498" calcext:value-type="float">
            <text:p>0.0332801342</text:p>
          </table:table-cell>
          <table:table-cell table:formula="of:=[.C454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3.jpeg</text:p>
          </table:table-cell>
          <table:table-cell office:value-type="float" office:value="1502063197.76509" calcext:value-type="float">
            <text:p>1502063197.76509</text:p>
          </table:table-cell>
          <table:table-cell table:formula="of:=[.B455] - [.B454]" office:value-type="float" office:value="0.0334599018096924" calcext:value-type="float">
            <text:p>0.0334599018</text:p>
          </table:table-cell>
          <table:table-cell table:formula="of:=[.C455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4.jpeg</text:p>
          </table:table-cell>
          <table:table-cell office:value-type="float" office:value="1502063197.79835" calcext:value-type="float">
            <text:p>1502063197.79835</text:p>
          </table:table-cell>
          <table:table-cell table:formula="of:=[.B456] - [.B455]" office:value-type="float" office:value="0.0332601070404053" calcext:value-type="float">
            <text:p>0.033260107</text:p>
          </table:table-cell>
          <table:table-cell table:formula="of:=[.C45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5.jpeg</text:p>
          </table:table-cell>
          <table:table-cell office:value-type="float" office:value="1502063197.83162" calcext:value-type="float">
            <text:p>1502063197.83162</text:p>
          </table:table-cell>
          <table:table-cell table:formula="of:=[.B457] - [.B456]" office:value-type="float" office:value="0.0332698822021484" calcext:value-type="float">
            <text:p>0.0332698822</text:p>
          </table:table-cell>
          <table:table-cell table:formula="of:=[.C45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6.jpeg</text:p>
          </table:table-cell>
          <table:table-cell office:value-type="float" office:value="1502063197.86509" calcext:value-type="float">
            <text:p>1502063197.86509</text:p>
          </table:table-cell>
          <table:table-cell table:formula="of:=[.B458] - [.B457]" office:value-type="float" office:value="0.0334699153900146" calcext:value-type="float">
            <text:p>0.0334699154</text:p>
          </table:table-cell>
          <table:table-cell table:formula="of:=[.C45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7.jpeg</text:p>
          </table:table-cell>
          <table:table-cell office:value-type="float" office:value="1502063197.89835" calcext:value-type="float">
            <text:p>1502063197.89835</text:p>
          </table:table-cell>
          <table:table-cell table:formula="of:=[.B459] - [.B458]" office:value-type="float" office:value="0.0332601070404053" calcext:value-type="float">
            <text:p>0.033260107</text:p>
          </table:table-cell>
          <table:table-cell table:formula="of:=[.C45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8.jpeg</text:p>
          </table:table-cell>
          <table:table-cell office:value-type="float" office:value="1502063197.93163" calcext:value-type="float">
            <text:p>1502063197.93163</text:p>
          </table:table-cell>
          <table:table-cell table:formula="of:=[.B460] - [.B459]" office:value-type="float" office:value="0.0332798957824707" calcext:value-type="float">
            <text:p>0.0332798958</text:p>
          </table:table-cell>
          <table:table-cell table:formula="of:=[.C460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59.jpeg</text:p>
          </table:table-cell>
          <table:table-cell office:value-type="float" office:value="1502063197.9651" calcext:value-type="float">
            <text:p>1502063197.9651</text:p>
          </table:table-cell>
          <table:table-cell table:formula="of:=[.B461] - [.B460]" office:value-type="float" office:value="0.0334701538085937" calcext:value-type="float">
            <text:p>0.0334701538</text:p>
          </table:table-cell>
          <table:table-cell table:formula="of:=[.C461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0.jpeg</text:p>
          </table:table-cell>
          <table:table-cell office:value-type="float" office:value="1502063197.99836" calcext:value-type="float">
            <text:p>1502063197.99836</text:p>
          </table:table-cell>
          <table:table-cell table:formula="of:=[.B462] - [.B461]" office:value-type="float" office:value="0.0332598686218262" calcext:value-type="float">
            <text:p>0.0332598686</text:p>
          </table:table-cell>
          <table:table-cell table:formula="of:=[.C46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1.jpeg</text:p>
          </table:table-cell>
          <table:table-cell office:value-type="float" office:value="1502063198.03164" calcext:value-type="float">
            <text:p>1502063198.03164</text:p>
          </table:table-cell>
          <table:table-cell table:formula="of:=[.B463] - [.B462]" office:value-type="float" office:value="0.0332801342010498" calcext:value-type="float">
            <text:p>0.0332801342</text:p>
          </table:table-cell>
          <table:table-cell table:formula="of:=[.C463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2.jpeg</text:p>
          </table:table-cell>
          <table:table-cell office:value-type="float" office:value="1502063198.0651" calcext:value-type="float">
            <text:p>1502063198.0651</text:p>
          </table:table-cell>
          <table:table-cell table:formula="of:=[.B464] - [.B463]" office:value-type="float" office:value="0.0334599018096924" calcext:value-type="float">
            <text:p>0.0334599018</text:p>
          </table:table-cell>
          <table:table-cell table:formula="of:=[.C464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3.jpeg</text:p>
          </table:table-cell>
          <table:table-cell office:value-type="float" office:value="1502063198.09836" calcext:value-type="float">
            <text:p>1502063198.09836</text:p>
          </table:table-cell>
          <table:table-cell table:formula="of:=[.B465] - [.B464]" office:value-type="float" office:value="0.0332601070404053" calcext:value-type="float">
            <text:p>0.033260107</text:p>
          </table:table-cell>
          <table:table-cell table:formula="of:=[.C46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4.jpeg</text:p>
          </table:table-cell>
          <table:table-cell office:value-type="float" office:value="1502063198.13163" calcext:value-type="float">
            <text:p>1502063198.13163</text:p>
          </table:table-cell>
          <table:table-cell table:formula="of:=[.B466] - [.B465]" office:value-type="float" office:value="0.0332698822021484" calcext:value-type="float">
            <text:p>0.0332698822</text:p>
          </table:table-cell>
          <table:table-cell table:formula="of:=[.C46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5.jpeg</text:p>
          </table:table-cell>
          <table:table-cell office:value-type="float" office:value="1502063198.16509" calcext:value-type="float">
            <text:p>1502063198.16509</text:p>
          </table:table-cell>
          <table:table-cell table:formula="of:=[.B467] - [.B466]" office:value-type="float" office:value="0.0334601402282715" calcext:value-type="float">
            <text:p>0.0334601402</text:p>
          </table:table-cell>
          <table:table-cell table:formula="of:=[.C467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6.jpeg</text:p>
          </table:table-cell>
          <table:table-cell office:value-type="float" office:value="1502063198.19835" calcext:value-type="float">
            <text:p>1502063198.19835</text:p>
          </table:table-cell>
          <table:table-cell table:formula="of:=[.B468] - [.B467]" office:value-type="float" office:value="0.0332598686218262" calcext:value-type="float">
            <text:p>0.0332598686</text:p>
          </table:table-cell>
          <table:table-cell table:formula="of:=[.C46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7.jpeg</text:p>
          </table:table-cell>
          <table:table-cell office:value-type="float" office:value="1502063198.23162" calcext:value-type="float">
            <text:p>1502063198.23162</text:p>
          </table:table-cell>
          <table:table-cell table:formula="of:=[.B469] - [.B468]" office:value-type="float" office:value="0.0332701206207275" calcext:value-type="float">
            <text:p>0.0332701206</text:p>
          </table:table-cell>
          <table:table-cell table:formula="of:=[.C46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8.jpeg</text:p>
          </table:table-cell>
          <table:table-cell office:value-type="float" office:value="1502063198.26511" calcext:value-type="float">
            <text:p>1502063198.26511</text:p>
          </table:table-cell>
          <table:table-cell table:formula="of:=[.B470] - [.B469]" office:value-type="float" office:value="0.0334899425506592" calcext:value-type="float">
            <text:p>0.0334899426</text:p>
          </table:table-cell>
          <table:table-cell table:formula="of:=[.C470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69.jpeg</text:p>
          </table:table-cell>
          <table:table-cell office:value-type="float" office:value="1502063198.29836" calcext:value-type="float">
            <text:p>1502063198.29836</text:p>
          </table:table-cell>
          <table:table-cell table:formula="of:=[.B471] - [.B470]" office:value-type="float" office:value="0.033250093460083" calcext:value-type="float">
            <text:p>0.0332500935</text:p>
          </table:table-cell>
          <table:table-cell table:formula="of:=[.C471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0.jpeg</text:p>
          </table:table-cell>
          <table:table-cell office:value-type="float" office:value="1502063198.33163" calcext:value-type="float">
            <text:p>1502063198.33163</text:p>
          </table:table-cell>
          <table:table-cell table:formula="of:=[.B472] - [.B471]" office:value-type="float" office:value="0.0332698822021484" calcext:value-type="float">
            <text:p>0.0332698822</text:p>
          </table:table-cell>
          <table:table-cell table:formula="of:=[.C47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1.jpeg</text:p>
          </table:table-cell>
          <table:table-cell office:value-type="float" office:value="1502063198.36511" calcext:value-type="float">
            <text:p>1502063198.36511</text:p>
          </table:table-cell>
          <table:table-cell table:formula="of:=[.B473] - [.B472]" office:value-type="float" office:value="0.0334799289703369" calcext:value-type="float">
            <text:p>0.033479929</text:p>
          </table:table-cell>
          <table:table-cell table:formula="of:=[.C473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2.jpeg</text:p>
          </table:table-cell>
          <table:table-cell office:value-type="float" office:value="1502063198.39837" calcext:value-type="float">
            <text:p>1502063198.39837</text:p>
          </table:table-cell>
          <table:table-cell table:formula="of:=[.B474] - [.B473]" office:value-type="float" office:value="0.0332601070404053" calcext:value-type="float">
            <text:p>0.033260107</text:p>
          </table:table-cell>
          <table:table-cell table:formula="of:=[.C47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3.jpeg</text:p>
          </table:table-cell>
          <table:table-cell office:value-type="float" office:value="1502063198.43163" calcext:value-type="float">
            <text:p>1502063198.43163</text:p>
          </table:table-cell>
          <table:table-cell table:formula="of:=[.B475] - [.B474]" office:value-type="float" office:value="0.0332598686218262" calcext:value-type="float">
            <text:p>0.0332598686</text:p>
          </table:table-cell>
          <table:table-cell table:formula="of:=[.C47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4.jpeg</text:p>
          </table:table-cell>
          <table:table-cell office:value-type="float" office:value="1502063198.4651" calcext:value-type="float">
            <text:p>1502063198.4651</text:p>
          </table:table-cell>
          <table:table-cell table:formula="of:=[.B476] - [.B475]" office:value-type="float" office:value="0.0334701538085937" calcext:value-type="float">
            <text:p>0.0334701538</text:p>
          </table:table-cell>
          <table:table-cell table:formula="of:=[.C476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5.jpeg</text:p>
          </table:table-cell>
          <table:table-cell office:value-type="float" office:value="1502063198.49836" calcext:value-type="float">
            <text:p>1502063198.49836</text:p>
          </table:table-cell>
          <table:table-cell table:formula="of:=[.B477] - [.B476]" office:value-type="float" office:value="0.0332598686218262" calcext:value-type="float">
            <text:p>0.0332598686</text:p>
          </table:table-cell>
          <table:table-cell table:formula="of:=[.C47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6.jpeg</text:p>
          </table:table-cell>
          <table:table-cell office:value-type="float" office:value="1502063198.53163" calcext:value-type="float">
            <text:p>1502063198.53163</text:p>
          </table:table-cell>
          <table:table-cell table:formula="of:=[.B478] - [.B477]" office:value-type="float" office:value="0.0332701206207275" calcext:value-type="float">
            <text:p>0.0332701206</text:p>
          </table:table-cell>
          <table:table-cell table:formula="of:=[.C47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7.jpeg</text:p>
          </table:table-cell>
          <table:table-cell office:value-type="float" office:value="1502063198.5653" calcext:value-type="float">
            <text:p>1502063198.5653</text:p>
          </table:table-cell>
          <table:table-cell table:formula="of:=[.B479] - [.B478]" office:value-type="float" office:value="0.0336699485778809" calcext:value-type="float">
            <text:p>0.0336699486</text:p>
          </table:table-cell>
          <table:table-cell table:formula="of:=[.C479] - 0.03333333333" office:value-type="float" office:value="0.00033661524788086" calcext:value-type="float">
            <text:p>0.000336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8.jpeg</text:p>
          </table:table-cell>
          <table:table-cell office:value-type="float" office:value="1502063198.59856" calcext:value-type="float">
            <text:p>1502063198.59856</text:p>
          </table:table-cell>
          <table:table-cell table:formula="of:=[.B480] - [.B479]" office:value-type="float" office:value="0.0332601070404053" calcext:value-type="float">
            <text:p>0.033260107</text:p>
          </table:table-cell>
          <table:table-cell table:formula="of:=[.C48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79.jpeg</text:p>
          </table:table-cell>
          <table:table-cell office:value-type="float" office:value="1502063198.63183" calcext:value-type="float">
            <text:p>1502063198.63183</text:p>
          </table:table-cell>
          <table:table-cell table:formula="of:=[.B481] - [.B480]" office:value-type="float" office:value="0.0332698822021484" calcext:value-type="float">
            <text:p>0.0332698822</text:p>
          </table:table-cell>
          <table:table-cell table:formula="of:=[.C48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0.jpeg</text:p>
          </table:table-cell>
          <table:table-cell office:value-type="float" office:value="1502063198.66528" calcext:value-type="float">
            <text:p>1502063198.66528</text:p>
          </table:table-cell>
          <table:table-cell table:formula="of:=[.B482] - [.B481]" office:value-type="float" office:value="0.0334501266479492" calcext:value-type="float">
            <text:p>0.0334501266</text:p>
          </table:table-cell>
          <table:table-cell table:formula="of:=[.C482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1.jpeg</text:p>
          </table:table-cell>
          <table:table-cell office:value-type="float" office:value="1502063198.69854" calcext:value-type="float">
            <text:p>1502063198.69854</text:p>
          </table:table-cell>
          <table:table-cell table:formula="of:=[.B483] - [.B482]" office:value-type="float" office:value="0.0332598686218262" calcext:value-type="float">
            <text:p>0.0332598686</text:p>
          </table:table-cell>
          <table:table-cell table:formula="of:=[.C48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2.jpeg</text:p>
          </table:table-cell>
          <table:table-cell office:value-type="float" office:value="1502063198.73181" calcext:value-type="float">
            <text:p>1502063198.73181</text:p>
          </table:table-cell>
          <table:table-cell table:formula="of:=[.B484] - [.B483]" office:value-type="float" office:value="0.0332701206207275" calcext:value-type="float">
            <text:p>0.0332701206</text:p>
          </table:table-cell>
          <table:table-cell table:formula="of:=[.C48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3.jpeg</text:p>
          </table:table-cell>
          <table:table-cell office:value-type="float" office:value="1502063198.7651" calcext:value-type="float">
            <text:p>1502063198.7651</text:p>
          </table:table-cell>
          <table:table-cell table:formula="of:=[.B485] - [.B484]" office:value-type="float" office:value="0.033289909362793" calcext:value-type="float">
            <text:p>0.0332899094</text:p>
          </table:table-cell>
          <table:table-cell table:formula="of:=[.C485] - 0.03333333333" office:value-type="float" office:value="-0.0000434239672070305" calcext:value-type="float">
            <text:p>-0.00004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4.jpeg</text:p>
          </table:table-cell>
          <table:table-cell office:value-type="float" office:value="1502063198.79836" calcext:value-type="float">
            <text:p>1502063198.79836</text:p>
          </table:table-cell>
          <table:table-cell table:formula="of:=[.B486] - [.B485]" office:value-type="float" office:value="0.0332601070404053" calcext:value-type="float">
            <text:p>0.033260107</text:p>
          </table:table-cell>
          <table:table-cell table:formula="of:=[.C48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5.jpeg</text:p>
          </table:table-cell>
          <table:table-cell office:value-type="float" office:value="1502063198.83163" calcext:value-type="float">
            <text:p>1502063198.83163</text:p>
          </table:table-cell>
          <table:table-cell table:formula="of:=[.B487] - [.B486]" office:value-type="float" office:value="0.0332698822021484" calcext:value-type="float">
            <text:p>0.0332698822</text:p>
          </table:table-cell>
          <table:table-cell table:formula="of:=[.C48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6.jpeg</text:p>
          </table:table-cell>
          <table:table-cell office:value-type="float" office:value="1502063198.86516" calcext:value-type="float">
            <text:p>1502063198.86516</text:p>
          </table:table-cell>
          <table:table-cell table:formula="of:=[.B488] - [.B487]" office:value-type="float" office:value="0.0335299968719482" calcext:value-type="float">
            <text:p>0.0335299969</text:p>
          </table:table-cell>
          <table:table-cell table:formula="of:=[.C488] - 0.03333333333" office:value-type="float" office:value="0.000196663541948243" calcext:value-type="float">
            <text:p>0.0001966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7.jpeg</text:p>
          </table:table-cell>
          <table:table-cell office:value-type="float" office:value="1502063198.89842" calcext:value-type="float">
            <text:p>1502063198.89842</text:p>
          </table:table-cell>
          <table:table-cell table:formula="of:=[.B489] - [.B488]" office:value-type="float" office:value="0.0332601070404053" calcext:value-type="float">
            <text:p>0.033260107</text:p>
          </table:table-cell>
          <table:table-cell table:formula="of:=[.C48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8.jpeg</text:p>
          </table:table-cell>
          <table:table-cell office:value-type="float" office:value="1502063198.93169" calcext:value-type="float">
            <text:p>1502063198.93169</text:p>
          </table:table-cell>
          <table:table-cell table:formula="of:=[.B490] - [.B489]" office:value-type="float" office:value="0.0332698822021484" calcext:value-type="float">
            <text:p>0.0332698822</text:p>
          </table:table-cell>
          <table:table-cell table:formula="of:=[.C49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89.jpeg</text:p>
          </table:table-cell>
          <table:table-cell office:value-type="float" office:value="1502063198.96504" calcext:value-type="float">
            <text:p>1502063198.96504</text:p>
          </table:table-cell>
          <table:table-cell table:formula="of:=[.B491] - [.B490]" office:value-type="float" office:value="0.0333499908447266" calcext:value-type="float">
            <text:p>0.0333499908</text:p>
          </table:table-cell>
          <table:table-cell table:formula="of:=[.C491] - 0.03333333333" office:value-type="float" office:value="0.0000166575147265632" calcext:value-type="float">
            <text:p>1.6657514726563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0.jpeg</text:p>
          </table:table-cell>
          <table:table-cell office:value-type="float" office:value="1502063198.9983" calcext:value-type="float">
            <text:p>1502063198.9983</text:p>
          </table:table-cell>
          <table:table-cell table:formula="of:=[.B492] - [.B491]" office:value-type="float" office:value="0.0332601070404053" calcext:value-type="float">
            <text:p>0.033260107</text:p>
          </table:table-cell>
          <table:table-cell table:formula="of:=[.C49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1.jpeg</text:p>
          </table:table-cell>
          <table:table-cell office:value-type="float" office:value="1502063199.03157" calcext:value-type="float">
            <text:p>1502063199.03157</text:p>
          </table:table-cell>
          <table:table-cell table:formula="of:=[.B493] - [.B492]" office:value-type="float" office:value="0.0332698822021484" calcext:value-type="float">
            <text:p>0.0332698822</text:p>
          </table:table-cell>
          <table:table-cell table:formula="of:=[.C49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2.jpeg</text:p>
          </table:table-cell>
          <table:table-cell office:value-type="float" office:value="1502063199.06509" calcext:value-type="float">
            <text:p>1502063199.06509</text:p>
          </table:table-cell>
          <table:table-cell table:formula="of:=[.B494] - [.B493]" office:value-type="float" office:value="0.033519983291626" calcext:value-type="float">
            <text:p>0.0335199833</text:p>
          </table:table-cell>
          <table:table-cell table:formula="of:=[.C494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3.jpeg</text:p>
          </table:table-cell>
          <table:table-cell office:value-type="float" office:value="1502063199.09835" calcext:value-type="float">
            <text:p>1502063199.09835</text:p>
          </table:table-cell>
          <table:table-cell table:formula="of:=[.B495] - [.B494]" office:value-type="float" office:value="0.0332601070404053" calcext:value-type="float">
            <text:p>0.033260107</text:p>
          </table:table-cell>
          <table:table-cell table:formula="of:=[.C49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4.jpeg</text:p>
          </table:table-cell>
          <table:table-cell office:value-type="float" office:value="1502063199.13162" calcext:value-type="float">
            <text:p>1502063199.13162</text:p>
          </table:table-cell>
          <table:table-cell table:formula="of:=[.B496] - [.B495]" office:value-type="float" office:value="0.0332698822021484" calcext:value-type="float">
            <text:p>0.0332698822</text:p>
          </table:table-cell>
          <table:table-cell table:formula="of:=[.C49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5.jpeg</text:p>
          </table:table-cell>
          <table:table-cell office:value-type="float" office:value="1502063199.16509" calcext:value-type="float">
            <text:p>1502063199.16509</text:p>
          </table:table-cell>
          <table:table-cell table:formula="of:=[.B497] - [.B496]" office:value-type="float" office:value="0.0334701538085937" calcext:value-type="float">
            <text:p>0.0334701538</text:p>
          </table:table-cell>
          <table:table-cell table:formula="of:=[.C497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6.jpeg</text:p>
          </table:table-cell>
          <table:table-cell office:value-type="float" office:value="1502063199.19834" calcext:value-type="float">
            <text:p>1502063199.19834</text:p>
          </table:table-cell>
          <table:table-cell table:formula="of:=[.B498] - [.B497]" office:value-type="float" office:value="0.0332498550415039" calcext:value-type="float">
            <text:p>0.033249855</text:p>
          </table:table-cell>
          <table:table-cell table:formula="of:=[.C498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7.jpeg</text:p>
          </table:table-cell>
          <table:table-cell office:value-type="float" office:value="1502063199.23162" calcext:value-type="float">
            <text:p>1502063199.23162</text:p>
          </table:table-cell>
          <table:table-cell table:formula="of:=[.B499] - [.B498]" office:value-type="float" office:value="0.0332801342010498" calcext:value-type="float">
            <text:p>0.0332801342</text:p>
          </table:table-cell>
          <table:table-cell table:formula="of:=[.C49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8.jpeg</text:p>
          </table:table-cell>
          <table:table-cell office:value-type="float" office:value="1502063199.26507" calcext:value-type="float">
            <text:p>1502063199.26507</text:p>
          </table:table-cell>
          <table:table-cell table:formula="of:=[.B500] - [.B499]" office:value-type="float" office:value="0.0334498882293701" calcext:value-type="float">
            <text:p>0.0334498882</text:p>
          </table:table-cell>
          <table:table-cell table:formula="of:=[.C500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499.jpeg</text:p>
          </table:table-cell>
          <table:table-cell office:value-type="float" office:value="1502063199.29834" calcext:value-type="float">
            <text:p>1502063199.29834</text:p>
          </table:table-cell>
          <table:table-cell table:formula="of:=[.B501] - [.B500]" office:value-type="float" office:value="0.0332701206207275" calcext:value-type="float">
            <text:p>0.0332701206</text:p>
          </table:table-cell>
          <table:table-cell table:formula="of:=[.C50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0.jpeg</text:p>
          </table:table-cell>
          <table:table-cell office:value-type="float" office:value="1502063199.33161" calcext:value-type="float">
            <text:p>1502063199.33161</text:p>
          </table:table-cell>
          <table:table-cell table:formula="of:=[.B502] - [.B501]" office:value-type="float" office:value="0.0332698822021484" calcext:value-type="float">
            <text:p>0.0332698822</text:p>
          </table:table-cell>
          <table:table-cell table:formula="of:=[.C50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1.jpeg</text:p>
          </table:table-cell>
          <table:table-cell office:value-type="float" office:value="1502063199.36527" calcext:value-type="float">
            <text:p>1502063199.36527</text:p>
          </table:table-cell>
          <table:table-cell table:formula="of:=[.B503] - [.B502]" office:value-type="float" office:value="0.0336599349975586" calcext:value-type="float">
            <text:p>0.033659935</text:p>
          </table:table-cell>
          <table:table-cell table:formula="of:=[.C503] - 0.03333333333" office:value-type="float" office:value="0.000326601667558594" calcext:value-type="float">
            <text:p>0.000326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2.jpeg</text:p>
          </table:table-cell>
          <table:table-cell office:value-type="float" office:value="1502063199.39853" calcext:value-type="float">
            <text:p>1502063199.39853</text:p>
          </table:table-cell>
          <table:table-cell table:formula="of:=[.B504] - [.B503]" office:value-type="float" office:value="0.0332601070404053" calcext:value-type="float">
            <text:p>0.033260107</text:p>
          </table:table-cell>
          <table:table-cell table:formula="of:=[.C50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3.jpeg</text:p>
          </table:table-cell>
          <table:table-cell office:value-type="float" office:value="1502063199.4318" calcext:value-type="float">
            <text:p>1502063199.4318</text:p>
          </table:table-cell>
          <table:table-cell table:formula="of:=[.B505] - [.B504]" office:value-type="float" office:value="0.0332698822021484" calcext:value-type="float">
            <text:p>0.0332698822</text:p>
          </table:table-cell>
          <table:table-cell table:formula="of:=[.C50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4.jpeg</text:p>
          </table:table-cell>
          <table:table-cell office:value-type="float" office:value="1502063199.46511" calcext:value-type="float">
            <text:p>1502063199.46511</text:p>
          </table:table-cell>
          <table:table-cell table:formula="of:=[.B506] - [.B505]" office:value-type="float" office:value="0.0333101749420166" calcext:value-type="float">
            <text:p>0.0333101749</text:p>
          </table:table-cell>
          <table:table-cell table:formula="of:=[.C506] - 0.03333333333" office:value-type="float" office:value="-0.0000231583879833977" calcext:value-type="float">
            <text:p>-2.3158387983397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5.jpeg</text:p>
          </table:table-cell>
          <table:table-cell office:value-type="float" office:value="1502063199.49837" calcext:value-type="float">
            <text:p>1502063199.49837</text:p>
          </table:table-cell>
          <table:table-cell table:formula="of:=[.B507] - [.B506]" office:value-type="float" office:value="0.0332598686218262" calcext:value-type="float">
            <text:p>0.0332598686</text:p>
          </table:table-cell>
          <table:table-cell table:formula="of:=[.C50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6.jpeg</text:p>
          </table:table-cell>
          <table:table-cell office:value-type="float" office:value="1502063199.53164" calcext:value-type="float">
            <text:p>1502063199.53164</text:p>
          </table:table-cell>
          <table:table-cell table:formula="of:=[.B508] - [.B507]" office:value-type="float" office:value="0.0332701206207275" calcext:value-type="float">
            <text:p>0.0332701206</text:p>
          </table:table-cell>
          <table:table-cell table:formula="of:=[.C50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7.jpeg</text:p>
          </table:table-cell>
          <table:table-cell office:value-type="float" office:value="1502063199.56507" calcext:value-type="float">
            <text:p>1502063199.56507</text:p>
          </table:table-cell>
          <table:table-cell table:formula="of:=[.B509] - [.B508]" office:value-type="float" office:value="0.0334298610687256" calcext:value-type="float">
            <text:p>0.0334298611</text:p>
          </table:table-cell>
          <table:table-cell table:formula="of:=[.C509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8.jpeg</text:p>
          </table:table-cell>
          <table:table-cell office:value-type="float" office:value="1502063199.59833" calcext:value-type="float">
            <text:p>1502063199.59833</text:p>
          </table:table-cell>
          <table:table-cell table:formula="of:=[.B510] - [.B509]" office:value-type="float" office:value="0.0332601070404053" calcext:value-type="float">
            <text:p>0.033260107</text:p>
          </table:table-cell>
          <table:table-cell table:formula="of:=[.C51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09.jpeg</text:p>
          </table:table-cell>
          <table:table-cell office:value-type="float" office:value="1502063199.6316" calcext:value-type="float">
            <text:p>1502063199.6316</text:p>
          </table:table-cell>
          <table:table-cell table:formula="of:=[.B511] - [.B510]" office:value-type="float" office:value="0.0332698822021484" calcext:value-type="float">
            <text:p>0.0332698822</text:p>
          </table:table-cell>
          <table:table-cell table:formula="of:=[.C51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0.jpeg</text:p>
          </table:table-cell>
          <table:table-cell office:value-type="float" office:value="1502063199.66506" calcext:value-type="float">
            <text:p>1502063199.66506</text:p>
          </table:table-cell>
          <table:table-cell table:formula="of:=[.B512] - [.B511]" office:value-type="float" office:value="0.0334601402282715" calcext:value-type="float">
            <text:p>0.0334601402</text:p>
          </table:table-cell>
          <table:table-cell table:formula="of:=[.C512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1.jpeg</text:p>
          </table:table-cell>
          <table:table-cell office:value-type="float" office:value="1502063199.69832" calcext:value-type="float">
            <text:p>1502063199.69832</text:p>
          </table:table-cell>
          <table:table-cell table:formula="of:=[.B513] - [.B512]" office:value-type="float" office:value="0.0332598686218262" calcext:value-type="float">
            <text:p>0.0332598686</text:p>
          </table:table-cell>
          <table:table-cell table:formula="of:=[.C51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2.jpeg</text:p>
          </table:table-cell>
          <table:table-cell office:value-type="float" office:value="1502063199.73159" calcext:value-type="float">
            <text:p>1502063199.73159</text:p>
          </table:table-cell>
          <table:table-cell table:formula="of:=[.B514] - [.B513]" office:value-type="float" office:value="0.0332701206207275" calcext:value-type="float">
            <text:p>0.0332701206</text:p>
          </table:table-cell>
          <table:table-cell table:formula="of:=[.C51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3.jpeg</text:p>
          </table:table-cell>
          <table:table-cell office:value-type="float" office:value="1502063199.76509" calcext:value-type="float">
            <text:p>1502063199.76509</text:p>
          </table:table-cell>
          <table:table-cell table:formula="of:=[.B515] - [.B514]" office:value-type="float" office:value="0.0334999561309814" calcext:value-type="float">
            <text:p>0.0334999561</text:p>
          </table:table-cell>
          <table:table-cell table:formula="of:=[.C515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4.jpeg</text:p>
          </table:table-cell>
          <table:table-cell office:value-type="float" office:value="1502063199.79835" calcext:value-type="float">
            <text:p>1502063199.79835</text:p>
          </table:table-cell>
          <table:table-cell table:formula="of:=[.B516] - [.B515]" office:value-type="float" office:value="0.0332601070404053" calcext:value-type="float">
            <text:p>0.033260107</text:p>
          </table:table-cell>
          <table:table-cell table:formula="of:=[.C51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5.jpeg</text:p>
          </table:table-cell>
          <table:table-cell office:value-type="float" office:value="1502063199.83162" calcext:value-type="float">
            <text:p>1502063199.83162</text:p>
          </table:table-cell>
          <table:table-cell table:formula="of:=[.B517] - [.B516]" office:value-type="float" office:value="0.0332698822021484" calcext:value-type="float">
            <text:p>0.0332698822</text:p>
          </table:table-cell>
          <table:table-cell table:formula="of:=[.C51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6.jpeg</text:p>
          </table:table-cell>
          <table:table-cell office:value-type="float" office:value="1502063199.86507" calcext:value-type="float">
            <text:p>1502063199.86507</text:p>
          </table:table-cell>
          <table:table-cell table:formula="of:=[.B518] - [.B517]" office:value-type="float" office:value="0.0334501266479492" calcext:value-type="float">
            <text:p>0.0334501266</text:p>
          </table:table-cell>
          <table:table-cell table:formula="of:=[.C518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7.jpeg</text:p>
          </table:table-cell>
          <table:table-cell office:value-type="float" office:value="1502063199.89833" calcext:value-type="float">
            <text:p>1502063199.89833</text:p>
          </table:table-cell>
          <table:table-cell table:formula="of:=[.B519] - [.B518]" office:value-type="float" office:value="0.0332598686218262" calcext:value-type="float">
            <text:p>0.0332598686</text:p>
          </table:table-cell>
          <table:table-cell table:formula="of:=[.C51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8.jpeg</text:p>
          </table:table-cell>
          <table:table-cell office:value-type="float" office:value="1502063199.9316" calcext:value-type="float">
            <text:p>1502063199.9316</text:p>
          </table:table-cell>
          <table:table-cell table:formula="of:=[.B520] - [.B519]" office:value-type="float" office:value="0.0332701206207275" calcext:value-type="float">
            <text:p>0.0332701206</text:p>
          </table:table-cell>
          <table:table-cell table:formula="of:=[.C52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19.jpeg</text:p>
          </table:table-cell>
          <table:table-cell office:value-type="float" office:value="1502063199.96534" calcext:value-type="float">
            <text:p>1502063199.96534</text:p>
          </table:table-cell>
          <table:table-cell table:formula="of:=[.B521] - [.B520]" office:value-type="float" office:value="0.0337398052215576" calcext:value-type="float">
            <text:p>0.0337398052</text:p>
          </table:table-cell>
          <table:table-cell table:formula="of:=[.C521] - 0.03333333333" office:value-type="float" office:value="0.000406471891557618" calcext:value-type="float">
            <text:p>0.00040647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0.jpeg</text:p>
          </table:table-cell>
          <table:table-cell office:value-type="float" office:value="1502063199.9986" calcext:value-type="float">
            <text:p>1502063199.9986</text:p>
          </table:table-cell>
          <table:table-cell table:formula="of:=[.B522] - [.B521]" office:value-type="float" office:value="0.0332601070404053" calcext:value-type="float">
            <text:p>0.033260107</text:p>
          </table:table-cell>
          <table:table-cell table:formula="of:=[.C52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1.jpeg</text:p>
          </table:table-cell>
          <table:table-cell office:value-type="float" office:value="1502063200.03186" calcext:value-type="float">
            <text:p>1502063200.03186</text:p>
          </table:table-cell>
          <table:table-cell table:formula="of:=[.B523] - [.B522]" office:value-type="float" office:value="0.0332601070404053" calcext:value-type="float">
            <text:p>0.033260107</text:p>
          </table:table-cell>
          <table:table-cell table:formula="of:=[.C52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2.jpeg</text:p>
          </table:table-cell>
          <table:table-cell office:value-type="float" office:value="1502063200.06514" calcext:value-type="float">
            <text:p>1502063200.06514</text:p>
          </table:table-cell>
          <table:table-cell table:formula="of:=[.B524] - [.B523]" office:value-type="float" office:value="0.0332798957824707" calcext:value-type="float">
            <text:p>0.0332798958</text:p>
          </table:table-cell>
          <table:table-cell table:formula="of:=[.C52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3.jpeg</text:p>
          </table:table-cell>
          <table:table-cell office:value-type="float" office:value="1502063200.09839" calcext:value-type="float">
            <text:p>1502063200.09839</text:p>
          </table:table-cell>
          <table:table-cell table:formula="of:=[.B525] - [.B524]" office:value-type="float" office:value="0.033250093460083" calcext:value-type="float">
            <text:p>0.0332500935</text:p>
          </table:table-cell>
          <table:table-cell table:formula="of:=[.C525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4.jpeg</text:p>
          </table:table-cell>
          <table:table-cell office:value-type="float" office:value="1502063200.13166" calcext:value-type="float">
            <text:p>1502063200.13166</text:p>
          </table:table-cell>
          <table:table-cell table:formula="of:=[.B526] - [.B525]" office:value-type="float" office:value="0.0332698822021484" calcext:value-type="float">
            <text:p>0.0332698822</text:p>
          </table:table-cell>
          <table:table-cell table:formula="of:=[.C52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5.jpeg</text:p>
          </table:table-cell>
          <table:table-cell office:value-type="float" office:value="1502063200.16516" calcext:value-type="float">
            <text:p>1502063200.16516</text:p>
          </table:table-cell>
          <table:table-cell table:formula="of:=[.B527] - [.B526]" office:value-type="float" office:value="0.0334999561309814" calcext:value-type="float">
            <text:p>0.0334999561</text:p>
          </table:table-cell>
          <table:table-cell table:formula="of:=[.C527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6.jpeg</text:p>
          </table:table-cell>
          <table:table-cell office:value-type="float" office:value="1502063200.19842" calcext:value-type="float">
            <text:p>1502063200.19842</text:p>
          </table:table-cell>
          <table:table-cell table:formula="of:=[.B528] - [.B527]" office:value-type="float" office:value="0.0332601070404053" calcext:value-type="float">
            <text:p>0.033260107</text:p>
          </table:table-cell>
          <table:table-cell table:formula="of:=[.C52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7.jpeg</text:p>
          </table:table-cell>
          <table:table-cell office:value-type="float" office:value="1502063200.23169" calcext:value-type="float">
            <text:p>1502063200.23169</text:p>
          </table:table-cell>
          <table:table-cell table:formula="of:=[.B529] - [.B528]" office:value-type="float" office:value="0.0332698822021484" calcext:value-type="float">
            <text:p>0.0332698822</text:p>
          </table:table-cell>
          <table:table-cell table:formula="of:=[.C52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8.jpeg</text:p>
          </table:table-cell>
          <table:table-cell office:value-type="float" office:value="1502063200.26506" calcext:value-type="float">
            <text:p>1502063200.26506</text:p>
          </table:table-cell>
          <table:table-cell table:formula="of:=[.B530] - [.B529]" office:value-type="float" office:value="0.0333700180053711" calcext:value-type="float">
            <text:p>0.033370018</text:p>
          </table:table-cell>
          <table:table-cell table:formula="of:=[.C530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29.jpeg</text:p>
          </table:table-cell>
          <table:table-cell office:value-type="float" office:value="1502063200.29832" calcext:value-type="float">
            <text:p>1502063200.29832</text:p>
          </table:table-cell>
          <table:table-cell table:formula="of:=[.B531] - [.B530]" office:value-type="float" office:value="0.0332601070404053" calcext:value-type="float">
            <text:p>0.033260107</text:p>
          </table:table-cell>
          <table:table-cell table:formula="of:=[.C53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0.jpeg</text:p>
          </table:table-cell>
          <table:table-cell office:value-type="float" office:value="1502063200.33159" calcext:value-type="float">
            <text:p>1502063200.33159</text:p>
          </table:table-cell>
          <table:table-cell table:formula="of:=[.B532] - [.B531]" office:value-type="float" office:value="0.0332698822021484" calcext:value-type="float">
            <text:p>0.0332698822</text:p>
          </table:table-cell>
          <table:table-cell table:formula="of:=[.C53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1.jpeg</text:p>
          </table:table-cell>
          <table:table-cell office:value-type="float" office:value="1502063200.36508" calcext:value-type="float">
            <text:p>1502063200.36508</text:p>
          </table:table-cell>
          <table:table-cell table:formula="of:=[.B533] - [.B532]" office:value-type="float" office:value="0.0334901809692383" calcext:value-type="float">
            <text:p>0.033490181</text:p>
          </table:table-cell>
          <table:table-cell table:formula="of:=[.C533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2.jpeg</text:p>
          </table:table-cell>
          <table:table-cell office:value-type="float" office:value="1502063200.39833" calcext:value-type="float">
            <text:p>1502063200.39833</text:p>
          </table:table-cell>
          <table:table-cell table:formula="of:=[.B534] - [.B533]" office:value-type="float" office:value="0.0332498550415039" calcext:value-type="float">
            <text:p>0.033249855</text:p>
          </table:table-cell>
          <table:table-cell table:formula="of:=[.C534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3.jpeg</text:p>
          </table:table-cell>
          <table:table-cell office:value-type="float" office:value="1502063200.4316" calcext:value-type="float">
            <text:p>1502063200.4316</text:p>
          </table:table-cell>
          <table:table-cell table:formula="of:=[.B535] - [.B534]" office:value-type="float" office:value="0.0332701206207275" calcext:value-type="float">
            <text:p>0.0332701206</text:p>
          </table:table-cell>
          <table:table-cell table:formula="of:=[.C53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4.jpeg</text:p>
          </table:table-cell>
          <table:table-cell office:value-type="float" office:value="1502063200.46507" calcext:value-type="float">
            <text:p>1502063200.46507</text:p>
          </table:table-cell>
          <table:table-cell table:formula="of:=[.B536] - [.B535]" office:value-type="float" office:value="0.0334699153900146" calcext:value-type="float">
            <text:p>0.0334699154</text:p>
          </table:table-cell>
          <table:table-cell table:formula="of:=[.C53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5.jpeg</text:p>
          </table:table-cell>
          <table:table-cell office:value-type="float" office:value="1502063200.49833" calcext:value-type="float">
            <text:p>1502063200.49833</text:p>
          </table:table-cell>
          <table:table-cell table:formula="of:=[.B537] - [.B536]" office:value-type="float" office:value="0.0332601070404053" calcext:value-type="float">
            <text:p>0.033260107</text:p>
          </table:table-cell>
          <table:table-cell table:formula="of:=[.C53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6.jpeg</text:p>
          </table:table-cell>
          <table:table-cell office:value-type="float" office:value="1502063200.5316" calcext:value-type="float">
            <text:p>1502063200.5316</text:p>
          </table:table-cell>
          <table:table-cell table:formula="of:=[.B538] - [.B537]" office:value-type="float" office:value="0.0332698822021484" calcext:value-type="float">
            <text:p>0.0332698822</text:p>
          </table:table-cell>
          <table:table-cell table:formula="of:=[.C53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7.jpeg</text:p>
          </table:table-cell>
          <table:table-cell office:value-type="float" office:value="1502063200.56512" calcext:value-type="float">
            <text:p>1502063200.56512</text:p>
          </table:table-cell>
          <table:table-cell table:formula="of:=[.B539] - [.B538]" office:value-type="float" office:value="0.033519983291626" calcext:value-type="float">
            <text:p>0.0335199833</text:p>
          </table:table-cell>
          <table:table-cell table:formula="of:=[.C539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8.jpeg</text:p>
          </table:table-cell>
          <table:table-cell office:value-type="float" office:value="1502063200.59838" calcext:value-type="float">
            <text:p>1502063200.59838</text:p>
          </table:table-cell>
          <table:table-cell table:formula="of:=[.B540] - [.B539]" office:value-type="float" office:value="0.0332601070404053" calcext:value-type="float">
            <text:p>0.033260107</text:p>
          </table:table-cell>
          <table:table-cell table:formula="of:=[.C54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39.jpeg</text:p>
          </table:table-cell>
          <table:table-cell office:value-type="float" office:value="1502063200.63165" calcext:value-type="float">
            <text:p>1502063200.63165</text:p>
          </table:table-cell>
          <table:table-cell table:formula="of:=[.B541] - [.B540]" office:value-type="float" office:value="0.0332698822021484" calcext:value-type="float">
            <text:p>0.0332698822</text:p>
          </table:table-cell>
          <table:table-cell table:formula="of:=[.C54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0.jpeg</text:p>
          </table:table-cell>
          <table:table-cell office:value-type="float" office:value="1502063200.66507" calcext:value-type="float">
            <text:p>1502063200.66507</text:p>
          </table:table-cell>
          <table:table-cell table:formula="of:=[.B542] - [.B541]" office:value-type="float" office:value="0.0334200859069824" calcext:value-type="float">
            <text:p>0.0334200859</text:p>
          </table:table-cell>
          <table:table-cell table:formula="of:=[.C542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1.jpeg</text:p>
          </table:table-cell>
          <table:table-cell office:value-type="float" office:value="1502063200.69832" calcext:value-type="float">
            <text:p>1502063200.69832</text:p>
          </table:table-cell>
          <table:table-cell table:formula="of:=[.B543] - [.B542]" office:value-type="float" office:value="0.0332498550415039" calcext:value-type="float">
            <text:p>0.033249855</text:p>
          </table:table-cell>
          <table:table-cell table:formula="of:=[.C543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2.jpeg</text:p>
          </table:table-cell>
          <table:table-cell office:value-type="float" office:value="1502063200.73161" calcext:value-type="float">
            <text:p>1502063200.73161</text:p>
          </table:table-cell>
          <table:table-cell table:formula="of:=[.B544] - [.B543]" office:value-type="float" office:value="0.0332901477813721" calcext:value-type="float">
            <text:p>0.0332901478</text:p>
          </table:table-cell>
          <table:table-cell table:formula="of:=[.C544] - 0.03333333333" office:value-type="float" office:value="-0.000043185548627929" calcext:value-type="float">
            <text:p>-4.318554862792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3.jpeg</text:p>
          </table:table-cell>
          <table:table-cell office:value-type="float" office:value="1502063200.76507" calcext:value-type="float">
            <text:p>1502063200.76507</text:p>
          </table:table-cell>
          <table:table-cell table:formula="of:=[.B545] - [.B544]" office:value-type="float" office:value="0.0334599018096924" calcext:value-type="float">
            <text:p>0.0334599018</text:p>
          </table:table-cell>
          <table:table-cell table:formula="of:=[.C545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4.jpeg</text:p>
          </table:table-cell>
          <table:table-cell office:value-type="float" office:value="1502063200.79834" calcext:value-type="float">
            <text:p>1502063200.79834</text:p>
          </table:table-cell>
          <table:table-cell table:formula="of:=[.B546] - [.B545]" office:value-type="float" office:value="0.0332701206207275" calcext:value-type="float">
            <text:p>0.0332701206</text:p>
          </table:table-cell>
          <table:table-cell table:formula="of:=[.C54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5.jpeg</text:p>
          </table:table-cell>
          <table:table-cell office:value-type="float" office:value="1502063200.83191" calcext:value-type="float">
            <text:p>1502063200.83191</text:p>
          </table:table-cell>
          <table:table-cell table:formula="of:=[.B547] - [.B546]" office:value-type="float" office:value="0.0335698127746582" calcext:value-type="float">
            <text:p>0.0335698128</text:p>
          </table:table-cell>
          <table:table-cell table:formula="of:=[.C547] - 0.03333333333" office:value-type="float" office:value="0.000236479444658204" calcext:value-type="float">
            <text:p>0.000236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6.jpeg</text:p>
          </table:table-cell>
          <table:table-cell office:value-type="float" office:value="1502063200.86518" calcext:value-type="float">
            <text:p>1502063200.86518</text:p>
          </table:table-cell>
          <table:table-cell table:formula="of:=[.B548] - [.B547]" office:value-type="float" office:value="0.0332701206207275" calcext:value-type="float">
            <text:p>0.0332701206</text:p>
          </table:table-cell>
          <table:table-cell table:formula="of:=[.C54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7.jpeg</text:p>
          </table:table-cell>
          <table:table-cell office:value-type="float" office:value="1502063200.89844" calcext:value-type="float">
            <text:p>1502063200.89844</text:p>
          </table:table-cell>
          <table:table-cell table:formula="of:=[.B549] - [.B548]" office:value-type="float" office:value="0.0332598686218262" calcext:value-type="float">
            <text:p>0.0332598686</text:p>
          </table:table-cell>
          <table:table-cell table:formula="of:=[.C54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8.jpeg</text:p>
          </table:table-cell>
          <table:table-cell office:value-type="float" office:value="1502063200.93172" calcext:value-type="float">
            <text:p>1502063200.93172</text:p>
          </table:table-cell>
          <table:table-cell table:formula="of:=[.B550] - [.B549]" office:value-type="float" office:value="0.0332801342010498" calcext:value-type="float">
            <text:p>0.0332801342</text:p>
          </table:table-cell>
          <table:table-cell table:formula="of:=[.C550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49.jpeg</text:p>
          </table:table-cell>
          <table:table-cell office:value-type="float" office:value="1502063200.96529" calcext:value-type="float">
            <text:p>1502063200.96529</text:p>
          </table:table-cell>
          <table:table-cell table:formula="of:=[.B551] - [.B550]" office:value-type="float" office:value="0.0335700511932373" calcext:value-type="float">
            <text:p>0.0335700512</text:p>
          </table:table-cell>
          <table:table-cell table:formula="of:=[.C551] - 0.03333333333" office:value-type="float" office:value="0.000236717863237305" calcext:value-type="float">
            <text:p>0.0002367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0.jpeg</text:p>
          </table:table-cell>
          <table:table-cell office:value-type="float" office:value="1502063200.99855" calcext:value-type="float">
            <text:p>1502063200.99855</text:p>
          </table:table-cell>
          <table:table-cell table:formula="of:=[.B552] - [.B551]" office:value-type="float" office:value="0.0332598686218262" calcext:value-type="float">
            <text:p>0.0332598686</text:p>
          </table:table-cell>
          <table:table-cell table:formula="of:=[.C55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1.jpeg</text:p>
          </table:table-cell>
          <table:table-cell office:value-type="float" office:value="1502063201.03181" calcext:value-type="float">
            <text:p>1502063201.03181</text:p>
          </table:table-cell>
          <table:table-cell table:formula="of:=[.B553] - [.B552]" office:value-type="float" office:value="0.0332601070404053" calcext:value-type="float">
            <text:p>0.033260107</text:p>
          </table:table-cell>
          <table:table-cell table:formula="of:=[.C55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2.jpeg</text:p>
          </table:table-cell>
          <table:table-cell office:value-type="float" office:value="1502063201.06513" calcext:value-type="float">
            <text:p>1502063201.06513</text:p>
          </table:table-cell>
          <table:table-cell table:formula="of:=[.B554] - [.B553]" office:value-type="float" office:value="0.0333199501037598" calcext:value-type="float">
            <text:p>0.0333199501</text:p>
          </table:table-cell>
          <table:table-cell table:formula="of:=[.C554] - 0.03333333333" office:value-type="float" office:value="-0.0000133832262402336" calcext:value-type="float">
            <text:p>-1.3383226240233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3.jpeg</text:p>
          </table:table-cell>
          <table:table-cell office:value-type="float" office:value="1502063201.09839" calcext:value-type="float">
            <text:p>1502063201.09839</text:p>
          </table:table-cell>
          <table:table-cell table:formula="of:=[.B555] - [.B554]" office:value-type="float" office:value="0.0332601070404053" calcext:value-type="float">
            <text:p>0.033260107</text:p>
          </table:table-cell>
          <table:table-cell table:formula="of:=[.C55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4.jpeg</text:p>
          </table:table-cell>
          <table:table-cell office:value-type="float" office:value="1502063201.13166" calcext:value-type="float">
            <text:p>1502063201.13166</text:p>
          </table:table-cell>
          <table:table-cell table:formula="of:=[.B556] - [.B555]" office:value-type="float" office:value="0.0332698822021484" calcext:value-type="float">
            <text:p>0.0332698822</text:p>
          </table:table-cell>
          <table:table-cell table:formula="of:=[.C55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5.jpeg</text:p>
          </table:table-cell>
          <table:table-cell office:value-type="float" office:value="1502063201.1651" calcext:value-type="float">
            <text:p>1502063201.1651</text:p>
          </table:table-cell>
          <table:table-cell table:formula="of:=[.B557] - [.B556]" office:value-type="float" office:value="0.033440113067627" calcext:value-type="float">
            <text:p>0.0334401131</text:p>
          </table:table-cell>
          <table:table-cell table:formula="of:=[.C557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6.jpeg</text:p>
          </table:table-cell>
          <table:table-cell office:value-type="float" office:value="1502063201.19836" calcext:value-type="float">
            <text:p>1502063201.19836</text:p>
          </table:table-cell>
          <table:table-cell table:formula="of:=[.B558] - [.B557]" office:value-type="float" office:value="0.0332598686218262" calcext:value-type="float">
            <text:p>0.0332598686</text:p>
          </table:table-cell>
          <table:table-cell table:formula="of:=[.C55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7.jpeg</text:p>
          </table:table-cell>
          <table:table-cell office:value-type="float" office:value="1502063201.23163" calcext:value-type="float">
            <text:p>1502063201.23163</text:p>
          </table:table-cell>
          <table:table-cell table:formula="of:=[.B559] - [.B558]" office:value-type="float" office:value="0.0332701206207275" calcext:value-type="float">
            <text:p>0.0332701206</text:p>
          </table:table-cell>
          <table:table-cell table:formula="of:=[.C55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8.jpeg</text:p>
          </table:table-cell>
          <table:table-cell office:value-type="float" office:value="1502063201.26507" calcext:value-type="float">
            <text:p>1502063201.26507</text:p>
          </table:table-cell>
          <table:table-cell table:formula="of:=[.B560] - [.B559]" office:value-type="float" office:value="0.0334398746490479" calcext:value-type="float">
            <text:p>0.0334398746</text:p>
          </table:table-cell>
          <table:table-cell table:formula="of:=[.C560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59.jpeg</text:p>
          </table:table-cell>
          <table:table-cell office:value-type="float" office:value="1502063201.29833" calcext:value-type="float">
            <text:p>1502063201.29833</text:p>
          </table:table-cell>
          <table:table-cell table:formula="of:=[.B561] - [.B560]" office:value-type="float" office:value="0.0332601070404053" calcext:value-type="float">
            <text:p>0.033260107</text:p>
          </table:table-cell>
          <table:table-cell table:formula="of:=[.C56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0.jpeg</text:p>
          </table:table-cell>
          <table:table-cell office:value-type="float" office:value="1502063201.3316" calcext:value-type="float">
            <text:p>1502063201.3316</text:p>
          </table:table-cell>
          <table:table-cell table:formula="of:=[.B562] - [.B561]" office:value-type="float" office:value="0.0332698822021484" calcext:value-type="float">
            <text:p>0.0332698822</text:p>
          </table:table-cell>
          <table:table-cell table:formula="of:=[.C56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1.jpeg</text:p>
          </table:table-cell>
          <table:table-cell office:value-type="float" office:value="1502063201.36508" calcext:value-type="float">
            <text:p>1502063201.36508</text:p>
          </table:table-cell>
          <table:table-cell table:formula="of:=[.B563] - [.B562]" office:value-type="float" office:value="0.033480167388916" calcext:value-type="float">
            <text:p>0.0334801674</text:p>
          </table:table-cell>
          <table:table-cell table:formula="of:=[.C563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2.jpeg</text:p>
          </table:table-cell>
          <table:table-cell office:value-type="float" office:value="1502063201.39834" calcext:value-type="float">
            <text:p>1502063201.39834</text:p>
          </table:table-cell>
          <table:table-cell table:formula="of:=[.B564] - [.B563]" office:value-type="float" office:value="0.0332598686218262" calcext:value-type="float">
            <text:p>0.0332598686</text:p>
          </table:table-cell>
          <table:table-cell table:formula="of:=[.C56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3.jpeg</text:p>
          </table:table-cell>
          <table:table-cell office:value-type="float" office:value="1502063201.43161" calcext:value-type="float">
            <text:p>1502063201.43161</text:p>
          </table:table-cell>
          <table:table-cell table:formula="of:=[.B565] - [.B564]" office:value-type="float" office:value="0.0332701206207275" calcext:value-type="float">
            <text:p>0.0332701206</text:p>
          </table:table-cell>
          <table:table-cell table:formula="of:=[.C56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4.jpeg</text:p>
          </table:table-cell>
          <table:table-cell office:value-type="float" office:value="1502063201.46508" calcext:value-type="float">
            <text:p>1502063201.46508</text:p>
          </table:table-cell>
          <table:table-cell table:formula="of:=[.B566] - [.B565]" office:value-type="float" office:value="0.0334699153900146" calcext:value-type="float">
            <text:p>0.0334699154</text:p>
          </table:table-cell>
          <table:table-cell table:formula="of:=[.C56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5.jpeg</text:p>
          </table:table-cell>
          <table:table-cell office:value-type="float" office:value="1502063201.49834" calcext:value-type="float">
            <text:p>1502063201.49834</text:p>
          </table:table-cell>
          <table:table-cell table:formula="of:=[.B567] - [.B566]" office:value-type="float" office:value="0.0332598686218262" calcext:value-type="float">
            <text:p>0.0332598686</text:p>
          </table:table-cell>
          <table:table-cell table:formula="of:=[.C56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6.jpeg</text:p>
          </table:table-cell>
          <table:table-cell office:value-type="float" office:value="1502063201.5316" calcext:value-type="float">
            <text:p>1502063201.5316</text:p>
          </table:table-cell>
          <table:table-cell table:formula="of:=[.B568] - [.B567]" office:value-type="float" office:value="0.0332601070404053" calcext:value-type="float">
            <text:p>0.033260107</text:p>
          </table:table-cell>
          <table:table-cell table:formula="of:=[.C56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7.jpeg</text:p>
          </table:table-cell>
          <table:table-cell office:value-type="float" office:value="1502063201.56506" calcext:value-type="float">
            <text:p>1502063201.56506</text:p>
          </table:table-cell>
          <table:table-cell table:formula="of:=[.B569] - [.B568]" office:value-type="float" office:value="0.0334599018096924" calcext:value-type="float">
            <text:p>0.0334599018</text:p>
          </table:table-cell>
          <table:table-cell table:formula="of:=[.C569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8.jpeg</text:p>
          </table:table-cell>
          <table:table-cell office:value-type="float" office:value="1502063201.59832" calcext:value-type="float">
            <text:p>1502063201.59832</text:p>
          </table:table-cell>
          <table:table-cell table:formula="of:=[.B570] - [.B569]" office:value-type="float" office:value="0.0332601070404053" calcext:value-type="float">
            <text:p>0.033260107</text:p>
          </table:table-cell>
          <table:table-cell table:formula="of:=[.C57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69.jpeg</text:p>
          </table:table-cell>
          <table:table-cell office:value-type="float" office:value="1502063201.63159" calcext:value-type="float">
            <text:p>1502063201.63159</text:p>
          </table:table-cell>
          <table:table-cell table:formula="of:=[.B571] - [.B570]" office:value-type="float" office:value="0.0332698822021484" calcext:value-type="float">
            <text:p>0.0332698822</text:p>
          </table:table-cell>
          <table:table-cell table:formula="of:=[.C57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0.jpeg</text:p>
          </table:table-cell>
          <table:table-cell office:value-type="float" office:value="1502063201.66507" calcext:value-type="float">
            <text:p>1502063201.66507</text:p>
          </table:table-cell>
          <table:table-cell table:formula="of:=[.B572] - [.B571]" office:value-type="float" office:value="0.033480167388916" calcext:value-type="float">
            <text:p>0.0334801674</text:p>
          </table:table-cell>
          <table:table-cell table:formula="of:=[.C572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1.jpeg</text:p>
          </table:table-cell>
          <table:table-cell office:value-type="float" office:value="1502063201.69832" calcext:value-type="float">
            <text:p>1502063201.69832</text:p>
          </table:table-cell>
          <table:table-cell table:formula="of:=[.B573] - [.B572]" office:value-type="float" office:value="0.0332498550415039" calcext:value-type="float">
            <text:p>0.033249855</text:p>
          </table:table-cell>
          <table:table-cell table:formula="of:=[.C573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2.jpeg</text:p>
          </table:table-cell>
          <table:table-cell office:value-type="float" office:value="1502063201.73159" calcext:value-type="float">
            <text:p>1502063201.73159</text:p>
          </table:table-cell>
          <table:table-cell table:formula="of:=[.B574] - [.B573]" office:value-type="float" office:value="0.0332701206207275" calcext:value-type="float">
            <text:p>0.0332701206</text:p>
          </table:table-cell>
          <table:table-cell table:formula="of:=[.C57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3.jpeg</text:p>
          </table:table-cell>
          <table:table-cell office:value-type="float" office:value="1502063201.76507" calcext:value-type="float">
            <text:p>1502063201.76507</text:p>
          </table:table-cell>
          <table:table-cell table:formula="of:=[.B575] - [.B574]" office:value-type="float" office:value="0.0334799289703369" calcext:value-type="float">
            <text:p>0.033479929</text:p>
          </table:table-cell>
          <table:table-cell table:formula="of:=[.C575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4.jpeg</text:p>
          </table:table-cell>
          <table:table-cell office:value-type="float" office:value="1502063201.79833" calcext:value-type="float">
            <text:p>1502063201.79833</text:p>
          </table:table-cell>
          <table:table-cell table:formula="of:=[.B576] - [.B575]" office:value-type="float" office:value="0.0332601070404053" calcext:value-type="float">
            <text:p>0.033260107</text:p>
          </table:table-cell>
          <table:table-cell table:formula="of:=[.C57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5.jpeg</text:p>
          </table:table-cell>
          <table:table-cell office:value-type="float" office:value="1502063201.8316" calcext:value-type="float">
            <text:p>1502063201.8316</text:p>
          </table:table-cell>
          <table:table-cell table:formula="of:=[.B577] - [.B576]" office:value-type="float" office:value="0.0332698822021484" calcext:value-type="float">
            <text:p>0.0332698822</text:p>
          </table:table-cell>
          <table:table-cell table:formula="of:=[.C57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6.jpeg</text:p>
          </table:table-cell>
          <table:table-cell office:value-type="float" office:value="1502063201.86506" calcext:value-type="float">
            <text:p>1502063201.86506</text:p>
          </table:table-cell>
          <table:table-cell table:formula="of:=[.B578] - [.B577]" office:value-type="float" office:value="0.0334601402282715" calcext:value-type="float">
            <text:p>0.0334601402</text:p>
          </table:table-cell>
          <table:table-cell table:formula="of:=[.C578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7.jpeg</text:p>
          </table:table-cell>
          <table:table-cell office:value-type="float" office:value="1502063201.89832" calcext:value-type="float">
            <text:p>1502063201.89832</text:p>
          </table:table-cell>
          <table:table-cell table:formula="of:=[.B579] - [.B578]" office:value-type="float" office:value="0.0332598686218262" calcext:value-type="float">
            <text:p>0.0332598686</text:p>
          </table:table-cell>
          <table:table-cell table:formula="of:=[.C57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8.jpeg</text:p>
          </table:table-cell>
          <table:table-cell office:value-type="float" office:value="1502063201.93159" calcext:value-type="float">
            <text:p>1502063201.93159</text:p>
          </table:table-cell>
          <table:table-cell table:formula="of:=[.B580] - [.B579]" office:value-type="float" office:value="0.0332701206207275" calcext:value-type="float">
            <text:p>0.0332701206</text:p>
          </table:table-cell>
          <table:table-cell table:formula="of:=[.C58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79.jpeg</text:p>
          </table:table-cell>
          <table:table-cell office:value-type="float" office:value="1502063201.96509" calcext:value-type="float">
            <text:p>1502063201.96509</text:p>
          </table:table-cell>
          <table:table-cell table:formula="of:=[.B581] - [.B580]" office:value-type="float" office:value="0.0334999561309814" calcext:value-type="float">
            <text:p>0.0334999561</text:p>
          </table:table-cell>
          <table:table-cell table:formula="of:=[.C581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0.jpeg</text:p>
          </table:table-cell>
          <table:table-cell office:value-type="float" office:value="1502063201.99835" calcext:value-type="float">
            <text:p>1502063201.99835</text:p>
          </table:table-cell>
          <table:table-cell table:formula="of:=[.B582] - [.B581]" office:value-type="float" office:value="0.0332598686218262" calcext:value-type="float">
            <text:p>0.0332598686</text:p>
          </table:table-cell>
          <table:table-cell table:formula="of:=[.C58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1.jpeg</text:p>
          </table:table-cell>
          <table:table-cell office:value-type="float" office:value="1502063202.03162" calcext:value-type="float">
            <text:p>1502063202.03162</text:p>
          </table:table-cell>
          <table:table-cell table:formula="of:=[.B583] - [.B582]" office:value-type="float" office:value="0.0332701206207275" calcext:value-type="float">
            <text:p>0.0332701206</text:p>
          </table:table-cell>
          <table:table-cell table:formula="of:=[.C58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2.jpeg</text:p>
          </table:table-cell>
          <table:table-cell office:value-type="float" office:value="1502063202.06506" calcext:value-type="float">
            <text:p>1502063202.06506</text:p>
          </table:table-cell>
          <table:table-cell table:formula="of:=[.B584] - [.B583]" office:value-type="float" office:value="0.0334398746490479" calcext:value-type="float">
            <text:p>0.0334398746</text:p>
          </table:table-cell>
          <table:table-cell table:formula="of:=[.C584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3.jpeg</text:p>
          </table:table-cell>
          <table:table-cell office:value-type="float" office:value="1502063202.09832" calcext:value-type="float">
            <text:p>1502063202.09832</text:p>
          </table:table-cell>
          <table:table-cell table:formula="of:=[.B585] - [.B584]" office:value-type="float" office:value="0.0332601070404053" calcext:value-type="float">
            <text:p>0.033260107</text:p>
          </table:table-cell>
          <table:table-cell table:formula="of:=[.C58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4.jpeg</text:p>
          </table:table-cell>
          <table:table-cell office:value-type="float" office:value="1502063202.13159" calcext:value-type="float">
            <text:p>1502063202.13159</text:p>
          </table:table-cell>
          <table:table-cell table:formula="of:=[.B586] - [.B585]" office:value-type="float" office:value="0.0332698822021484" calcext:value-type="float">
            <text:p>0.0332698822</text:p>
          </table:table-cell>
          <table:table-cell table:formula="of:=[.C58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5.jpeg</text:p>
          </table:table-cell>
          <table:table-cell office:value-type="float" office:value="1502063202.16508" calcext:value-type="float">
            <text:p>1502063202.16508</text:p>
          </table:table-cell>
          <table:table-cell table:formula="of:=[.B587] - [.B586]" office:value-type="float" office:value="0.0334901809692383" calcext:value-type="float">
            <text:p>0.033490181</text:p>
          </table:table-cell>
          <table:table-cell table:formula="of:=[.C587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6.jpeg</text:p>
          </table:table-cell>
          <table:table-cell office:value-type="float" office:value="1502063202.19833" calcext:value-type="float">
            <text:p>1502063202.19833</text:p>
          </table:table-cell>
          <table:table-cell table:formula="of:=[.B588] - [.B587]" office:value-type="float" office:value="0.0332498550415039" calcext:value-type="float">
            <text:p>0.033249855</text:p>
          </table:table-cell>
          <table:table-cell table:formula="of:=[.C588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7.jpeg</text:p>
          </table:table-cell>
          <table:table-cell office:value-type="float" office:value="1502063202.2316" calcext:value-type="float">
            <text:p>1502063202.2316</text:p>
          </table:table-cell>
          <table:table-cell table:formula="of:=[.B589] - [.B588]" office:value-type="float" office:value="0.0332701206207275" calcext:value-type="float">
            <text:p>0.0332701206</text:p>
          </table:table-cell>
          <table:table-cell table:formula="of:=[.C58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8.jpeg</text:p>
          </table:table-cell>
          <table:table-cell office:value-type="float" office:value="1502063202.26506" calcext:value-type="float">
            <text:p>1502063202.26506</text:p>
          </table:table-cell>
          <table:table-cell table:formula="of:=[.B590] - [.B589]" office:value-type="float" office:value="0.0334599018096924" calcext:value-type="float">
            <text:p>0.0334599018</text:p>
          </table:table-cell>
          <table:table-cell table:formula="of:=[.C590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89.jpeg</text:p>
          </table:table-cell>
          <table:table-cell office:value-type="float" office:value="1502063202.29832" calcext:value-type="float">
            <text:p>1502063202.29832</text:p>
          </table:table-cell>
          <table:table-cell table:formula="of:=[.B591] - [.B590]" office:value-type="float" office:value="0.0332601070404053" calcext:value-type="float">
            <text:p>0.033260107</text:p>
          </table:table-cell>
          <table:table-cell table:formula="of:=[.C59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0.jpeg</text:p>
          </table:table-cell>
          <table:table-cell office:value-type="float" office:value="1502063202.33159" calcext:value-type="float">
            <text:p>1502063202.33159</text:p>
          </table:table-cell>
          <table:table-cell table:formula="of:=[.B592] - [.B591]" office:value-type="float" office:value="0.0332698822021484" calcext:value-type="float">
            <text:p>0.0332698822</text:p>
          </table:table-cell>
          <table:table-cell table:formula="of:=[.C59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1.jpeg</text:p>
          </table:table-cell>
          <table:table-cell office:value-type="float" office:value="1502063202.36508" calcext:value-type="float">
            <text:p>1502063202.36508</text:p>
          </table:table-cell>
          <table:table-cell table:formula="of:=[.B593] - [.B592]" office:value-type="float" office:value="0.0334901809692383" calcext:value-type="float">
            <text:p>0.033490181</text:p>
          </table:table-cell>
          <table:table-cell table:formula="of:=[.C593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2.jpeg</text:p>
          </table:table-cell>
          <table:table-cell office:value-type="float" office:value="1502063202.39834" calcext:value-type="float">
            <text:p>1502063202.39834</text:p>
          </table:table-cell>
          <table:table-cell table:formula="of:=[.B594] - [.B593]" office:value-type="float" office:value="0.0332598686218262" calcext:value-type="float">
            <text:p>0.0332598686</text:p>
          </table:table-cell>
          <table:table-cell table:formula="of:=[.C59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3.jpeg</text:p>
          </table:table-cell>
          <table:table-cell office:value-type="float" office:value="1502063202.4316" calcext:value-type="float">
            <text:p>1502063202.4316</text:p>
          </table:table-cell>
          <table:table-cell table:formula="of:=[.B595] - [.B594]" office:value-type="float" office:value="0.0332601070404053" calcext:value-type="float">
            <text:p>0.033260107</text:p>
          </table:table-cell>
          <table:table-cell table:formula="of:=[.C59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4.jpeg</text:p>
          </table:table-cell>
          <table:table-cell office:value-type="float" office:value="1502063202.46507" calcext:value-type="float">
            <text:p>1502063202.46507</text:p>
          </table:table-cell>
          <table:table-cell table:formula="of:=[.B596] - [.B595]" office:value-type="float" office:value="0.0334699153900146" calcext:value-type="float">
            <text:p>0.0334699154</text:p>
          </table:table-cell>
          <table:table-cell table:formula="of:=[.C59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5.jpeg</text:p>
          </table:table-cell>
          <table:table-cell office:value-type="float" office:value="1502063202.49832" calcext:value-type="float">
            <text:p>1502063202.49832</text:p>
          </table:table-cell>
          <table:table-cell table:formula="of:=[.B597] - [.B596]" office:value-type="float" office:value="0.033250093460083" calcext:value-type="float">
            <text:p>0.0332500935</text:p>
          </table:table-cell>
          <table:table-cell table:formula="of:=[.C597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6.jpeg</text:p>
          </table:table-cell>
          <table:table-cell office:value-type="float" office:value="1502063202.5316" calcext:value-type="float">
            <text:p>1502063202.5316</text:p>
          </table:table-cell>
          <table:table-cell table:formula="of:=[.B598] - [.B597]" office:value-type="float" office:value="0.0332798957824707" calcext:value-type="float">
            <text:p>0.0332798958</text:p>
          </table:table-cell>
          <table:table-cell table:formula="of:=[.C598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7.jpeg</text:p>
          </table:table-cell>
          <table:table-cell office:value-type="float" office:value="1502063202.56516" calcext:value-type="float">
            <text:p>1502063202.56516</text:p>
          </table:table-cell>
          <table:table-cell table:formula="of:=[.B599] - [.B598]" office:value-type="float" office:value="0.033560037612915" calcext:value-type="float">
            <text:p>0.0335600376</text:p>
          </table:table-cell>
          <table:table-cell table:formula="of:=[.C599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8.jpeg</text:p>
          </table:table-cell>
          <table:table-cell office:value-type="float" office:value="1502063202.59841" calcext:value-type="float">
            <text:p>1502063202.59841</text:p>
          </table:table-cell>
          <table:table-cell table:formula="of:=[.B600] - [.B599]" office:value-type="float" office:value="0.0332498550415039" calcext:value-type="float">
            <text:p>0.033249855</text:p>
          </table:table-cell>
          <table:table-cell table:formula="of:=[.C600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599.jpeg</text:p>
          </table:table-cell>
          <table:table-cell office:value-type="float" office:value="1502063202.63168" calcext:value-type="float">
            <text:p>1502063202.63168</text:p>
          </table:table-cell>
          <table:table-cell table:formula="of:=[.B601] - [.B600]" office:value-type="float" office:value="0.0332701206207275" calcext:value-type="float">
            <text:p>0.0332701206</text:p>
          </table:table-cell>
          <table:table-cell table:formula="of:=[.C60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0.jpeg</text:p>
          </table:table-cell>
          <table:table-cell office:value-type="float" office:value="1502063202.66511" calcext:value-type="float">
            <text:p>1502063202.66511</text:p>
          </table:table-cell>
          <table:table-cell table:formula="of:=[.B602] - [.B601]" office:value-type="float" office:value="0.0334300994873047" calcext:value-type="float">
            <text:p>0.0334300995</text:p>
          </table:table-cell>
          <table:table-cell table:formula="of:=[.C602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1.jpeg</text:p>
          </table:table-cell>
          <table:table-cell office:value-type="float" office:value="1502063202.69836" calcext:value-type="float">
            <text:p>1502063202.69836</text:p>
          </table:table-cell>
          <table:table-cell table:formula="of:=[.B603] - [.B602]" office:value-type="float" office:value="0.0332498550415039" calcext:value-type="float">
            <text:p>0.033249855</text:p>
          </table:table-cell>
          <table:table-cell table:formula="of:=[.C603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2.jpeg</text:p>
          </table:table-cell>
          <table:table-cell office:value-type="float" office:value="1502063202.73164" calcext:value-type="float">
            <text:p>1502063202.73164</text:p>
          </table:table-cell>
          <table:table-cell table:formula="of:=[.B604] - [.B603]" office:value-type="float" office:value="0.0332801342010498" calcext:value-type="float">
            <text:p>0.0332801342</text:p>
          </table:table-cell>
          <table:table-cell table:formula="of:=[.C604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3.jpeg</text:p>
          </table:table-cell>
          <table:table-cell office:value-type="float" office:value="1502063202.76508" calcext:value-type="float">
            <text:p>1502063202.76508</text:p>
          </table:table-cell>
          <table:table-cell table:formula="of:=[.B605] - [.B604]" office:value-type="float" office:value="0.0334398746490479" calcext:value-type="float">
            <text:p>0.0334398746</text:p>
          </table:table-cell>
          <table:table-cell table:formula="of:=[.C605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4.jpeg</text:p>
          </table:table-cell>
          <table:table-cell office:value-type="float" office:value="1502063202.79834" calcext:value-type="float">
            <text:p>1502063202.79834</text:p>
          </table:table-cell>
          <table:table-cell table:formula="of:=[.B606] - [.B605]" office:value-type="float" office:value="0.0332601070404053" calcext:value-type="float">
            <text:p>0.033260107</text:p>
          </table:table-cell>
          <table:table-cell table:formula="of:=[.C60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5.jpeg</text:p>
          </table:table-cell>
          <table:table-cell office:value-type="float" office:value="1502063202.83161" calcext:value-type="float">
            <text:p>1502063202.83161</text:p>
          </table:table-cell>
          <table:table-cell table:formula="of:=[.B607] - [.B606]" office:value-type="float" office:value="0.0332698822021484" calcext:value-type="float">
            <text:p>0.0332698822</text:p>
          </table:table-cell>
          <table:table-cell table:formula="of:=[.C60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6.jpeg</text:p>
          </table:table-cell>
          <table:table-cell office:value-type="float" office:value="1502063202.86508" calcext:value-type="float">
            <text:p>1502063202.86508</text:p>
          </table:table-cell>
          <table:table-cell table:formula="of:=[.B608] - [.B607]" office:value-type="float" office:value="0.0334701538085937" calcext:value-type="float">
            <text:p>0.0334701538</text:p>
          </table:table-cell>
          <table:table-cell table:formula="of:=[.C608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7.jpeg</text:p>
          </table:table-cell>
          <table:table-cell office:value-type="float" office:value="1502063202.89834" calcext:value-type="float">
            <text:p>1502063202.89834</text:p>
          </table:table-cell>
          <table:table-cell table:formula="of:=[.B609] - [.B608]" office:value-type="float" office:value="0.0332598686218262" calcext:value-type="float">
            <text:p>0.0332598686</text:p>
          </table:table-cell>
          <table:table-cell table:formula="of:=[.C60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8.jpeg</text:p>
          </table:table-cell>
          <table:table-cell office:value-type="float" office:value="1502063202.93161" calcext:value-type="float">
            <text:p>1502063202.93161</text:p>
          </table:table-cell>
          <table:table-cell table:formula="of:=[.B610] - [.B609]" office:value-type="float" office:value="0.0332701206207275" calcext:value-type="float">
            <text:p>0.0332701206</text:p>
          </table:table-cell>
          <table:table-cell table:formula="of:=[.C61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09.jpeg</text:p>
          </table:table-cell>
          <table:table-cell office:value-type="float" office:value="1502063202.96506" calcext:value-type="float">
            <text:p>1502063202.96506</text:p>
          </table:table-cell>
          <table:table-cell table:formula="of:=[.B611] - [.B610]" office:value-type="float" office:value="0.0334498882293701" calcext:value-type="float">
            <text:p>0.0334498882</text:p>
          </table:table-cell>
          <table:table-cell table:formula="of:=[.C611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0.jpeg</text:p>
          </table:table-cell>
          <table:table-cell office:value-type="float" office:value="1502063202.99832" calcext:value-type="float">
            <text:p>1502063202.99832</text:p>
          </table:table-cell>
          <table:table-cell table:formula="of:=[.B612] - [.B611]" office:value-type="float" office:value="0.0332601070404053" calcext:value-type="float">
            <text:p>0.033260107</text:p>
          </table:table-cell>
          <table:table-cell table:formula="of:=[.C61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1.jpeg</text:p>
          </table:table-cell>
          <table:table-cell office:value-type="float" office:value="1502063203.0316" calcext:value-type="float">
            <text:p>1502063203.0316</text:p>
          </table:table-cell>
          <table:table-cell table:formula="of:=[.B613] - [.B612]" office:value-type="float" office:value="0.0332798957824707" calcext:value-type="float">
            <text:p>0.0332798958</text:p>
          </table:table-cell>
          <table:table-cell table:formula="of:=[.C613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2.jpeg</text:p>
          </table:table-cell>
          <table:table-cell office:value-type="float" office:value="1502063203.06505" calcext:value-type="float">
            <text:p>1502063203.06505</text:p>
          </table:table-cell>
          <table:table-cell table:formula="of:=[.B614] - [.B613]" office:value-type="float" office:value="0.0334498882293701" calcext:value-type="float">
            <text:p>0.0334498882</text:p>
          </table:table-cell>
          <table:table-cell table:formula="of:=[.C614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3.jpeg</text:p>
          </table:table-cell>
          <table:table-cell office:value-type="float" office:value="1502063203.09831" calcext:value-type="float">
            <text:p>1502063203.09831</text:p>
          </table:table-cell>
          <table:table-cell table:formula="of:=[.B615] - [.B614]" office:value-type="float" office:value="0.0332601070404053" calcext:value-type="float">
            <text:p>0.033260107</text:p>
          </table:table-cell>
          <table:table-cell table:formula="of:=[.C61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4.jpeg</text:p>
          </table:table-cell>
          <table:table-cell office:value-type="float" office:value="1502063203.13159" calcext:value-type="float">
            <text:p>1502063203.13159</text:p>
          </table:table-cell>
          <table:table-cell table:formula="of:=[.B616] - [.B615]" office:value-type="float" office:value="0.0332798957824707" calcext:value-type="float">
            <text:p>0.0332798958</text:p>
          </table:table-cell>
          <table:table-cell table:formula="of:=[.C616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5.jpeg</text:p>
          </table:table-cell>
          <table:table-cell office:value-type="float" office:value="1502063203.16506" calcext:value-type="float">
            <text:p>1502063203.16506</text:p>
          </table:table-cell>
          <table:table-cell table:formula="of:=[.B617] - [.B616]" office:value-type="float" office:value="0.0334701538085937" calcext:value-type="float">
            <text:p>0.0334701538</text:p>
          </table:table-cell>
          <table:table-cell table:formula="of:=[.C617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6.jpeg</text:p>
          </table:table-cell>
          <table:table-cell office:value-type="float" office:value="1502063203.19832" calcext:value-type="float">
            <text:p>1502063203.19832</text:p>
          </table:table-cell>
          <table:table-cell table:formula="of:=[.B618] - [.B617]" office:value-type="float" office:value="0.0332598686218262" calcext:value-type="float">
            <text:p>0.0332598686</text:p>
          </table:table-cell>
          <table:table-cell table:formula="of:=[.C61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7.jpeg</text:p>
          </table:table-cell>
          <table:table-cell office:value-type="float" office:value="1502063203.23159" calcext:value-type="float">
            <text:p>1502063203.23159</text:p>
          </table:table-cell>
          <table:table-cell table:formula="of:=[.B619] - [.B618]" office:value-type="float" office:value="0.0332701206207275" calcext:value-type="float">
            <text:p>0.0332701206</text:p>
          </table:table-cell>
          <table:table-cell table:formula="of:=[.C61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8.jpeg</text:p>
          </table:table-cell>
          <table:table-cell office:value-type="float" office:value="1502063203.26507" calcext:value-type="float">
            <text:p>1502063203.26507</text:p>
          </table:table-cell>
          <table:table-cell table:formula="of:=[.B620] - [.B619]" office:value-type="float" office:value="0.0334799289703369" calcext:value-type="float">
            <text:p>0.033479929</text:p>
          </table:table-cell>
          <table:table-cell table:formula="of:=[.C620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19.jpeg</text:p>
          </table:table-cell>
          <table:table-cell office:value-type="float" office:value="1502063203.29833" calcext:value-type="float">
            <text:p>1502063203.29833</text:p>
          </table:table-cell>
          <table:table-cell table:formula="of:=[.B621] - [.B620]" office:value-type="float" office:value="0.0332601070404053" calcext:value-type="float">
            <text:p>0.033260107</text:p>
          </table:table-cell>
          <table:table-cell table:formula="of:=[.C62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0.jpeg</text:p>
          </table:table-cell>
          <table:table-cell office:value-type="float" office:value="1502063203.3316" calcext:value-type="float">
            <text:p>1502063203.3316</text:p>
          </table:table-cell>
          <table:table-cell table:formula="of:=[.B622] - [.B621]" office:value-type="float" office:value="0.0332698822021484" calcext:value-type="float">
            <text:p>0.0332698822</text:p>
          </table:table-cell>
          <table:table-cell table:formula="of:=[.C62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1.jpeg</text:p>
          </table:table-cell>
          <table:table-cell office:value-type="float" office:value="1502063203.36507" calcext:value-type="float">
            <text:p>1502063203.36507</text:p>
          </table:table-cell>
          <table:table-cell table:formula="of:=[.B623] - [.B622]" office:value-type="float" office:value="0.0334701538085937" calcext:value-type="float">
            <text:p>0.0334701538</text:p>
          </table:table-cell>
          <table:table-cell table:formula="of:=[.C623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2.jpeg</text:p>
          </table:table-cell>
          <table:table-cell office:value-type="float" office:value="1502063203.39833" calcext:value-type="float">
            <text:p>1502063203.39833</text:p>
          </table:table-cell>
          <table:table-cell table:formula="of:=[.B624] - [.B623]" office:value-type="float" office:value="0.0332598686218262" calcext:value-type="float">
            <text:p>0.0332598686</text:p>
          </table:table-cell>
          <table:table-cell table:formula="of:=[.C62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3.jpeg</text:p>
          </table:table-cell>
          <table:table-cell office:value-type="float" office:value="1502063203.4316" calcext:value-type="float">
            <text:p>1502063203.4316</text:p>
          </table:table-cell>
          <table:table-cell table:formula="of:=[.B625] - [.B624]" office:value-type="float" office:value="0.0332701206207275" calcext:value-type="float">
            <text:p>0.0332701206</text:p>
          </table:table-cell>
          <table:table-cell table:formula="of:=[.C62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4.jpeg</text:p>
          </table:table-cell>
          <table:table-cell office:value-type="float" office:value="1502063203.46507" calcext:value-type="float">
            <text:p>1502063203.46507</text:p>
          </table:table-cell>
          <table:table-cell table:formula="of:=[.B626] - [.B625]" office:value-type="float" office:value="0.0334699153900146" calcext:value-type="float">
            <text:p>0.0334699154</text:p>
          </table:table-cell>
          <table:table-cell table:formula="of:=[.C62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5.jpeg</text:p>
          </table:table-cell>
          <table:table-cell office:value-type="float" office:value="1502063203.49833" calcext:value-type="float">
            <text:p>1502063203.49833</text:p>
          </table:table-cell>
          <table:table-cell table:formula="of:=[.B627] - [.B626]" office:value-type="float" office:value="0.0332601070404053" calcext:value-type="float">
            <text:p>0.033260107</text:p>
          </table:table-cell>
          <table:table-cell table:formula="of:=[.C62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6.jpeg</text:p>
          </table:table-cell>
          <table:table-cell office:value-type="float" office:value="1502063203.53159" calcext:value-type="float">
            <text:p>1502063203.53159</text:p>
          </table:table-cell>
          <table:table-cell table:formula="of:=[.B628] - [.B627]" office:value-type="float" office:value="0.0332598686218262" calcext:value-type="float">
            <text:p>0.0332598686</text:p>
          </table:table-cell>
          <table:table-cell table:formula="of:=[.C62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7.jpeg</text:p>
          </table:table-cell>
          <table:table-cell office:value-type="float" office:value="1502063203.56538" calcext:value-type="float">
            <text:p>1502063203.56538</text:p>
          </table:table-cell>
          <table:table-cell table:formula="of:=[.B629] - [.B628]" office:value-type="float" office:value="0.033790111541748" calcext:value-type="float">
            <text:p>0.0337901115</text:p>
          </table:table-cell>
          <table:table-cell table:formula="of:=[.C629] - 0.03333333333" office:value-type="float" office:value="0.000456778211748048" calcext:value-type="float">
            <text:p>0.00045677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8.jpeg</text:p>
          </table:table-cell>
          <table:table-cell office:value-type="float" office:value="1502063203.59864" calcext:value-type="float">
            <text:p>1502063203.59864</text:p>
          </table:table-cell>
          <table:table-cell table:formula="of:=[.B630] - [.B629]" office:value-type="float" office:value="0.0332598686218262" calcext:value-type="float">
            <text:p>0.0332598686</text:p>
          </table:table-cell>
          <table:table-cell table:formula="of:=[.C63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29.jpeg</text:p>
          </table:table-cell>
          <table:table-cell office:value-type="float" office:value="1502063203.63191" calcext:value-type="float">
            <text:p>1502063203.63191</text:p>
          </table:table-cell>
          <table:table-cell table:formula="of:=[.B631] - [.B630]" office:value-type="float" office:value="0.0332701206207275" calcext:value-type="float">
            <text:p>0.0332701206</text:p>
          </table:table-cell>
          <table:table-cell table:formula="of:=[.C63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0.jpeg</text:p>
          </table:table-cell>
          <table:table-cell office:value-type="float" office:value="1502063203.66518" calcext:value-type="float">
            <text:p>1502063203.66518</text:p>
          </table:table-cell>
          <table:table-cell table:formula="of:=[.B632] - [.B631]" office:value-type="float" office:value="0.0332698822021484" calcext:value-type="float">
            <text:p>0.0332698822</text:p>
          </table:table-cell>
          <table:table-cell table:formula="of:=[.C63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1.jpeg</text:p>
          </table:table-cell>
          <table:table-cell office:value-type="float" office:value="1502063203.69844" calcext:value-type="float">
            <text:p>1502063203.69844</text:p>
          </table:table-cell>
          <table:table-cell table:formula="of:=[.B633] - [.B632]" office:value-type="float" office:value="0.0332601070404053" calcext:value-type="float">
            <text:p>0.033260107</text:p>
          </table:table-cell>
          <table:table-cell table:formula="of:=[.C63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2.jpeg</text:p>
          </table:table-cell>
          <table:table-cell office:value-type="float" office:value="1502063203.73171" calcext:value-type="float">
            <text:p>1502063203.73171</text:p>
          </table:table-cell>
          <table:table-cell table:formula="of:=[.B634] - [.B633]" office:value-type="float" office:value="0.0332698822021484" calcext:value-type="float">
            <text:p>0.0332698822</text:p>
          </table:table-cell>
          <table:table-cell table:formula="of:=[.C63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3.jpeg</text:p>
          </table:table-cell>
          <table:table-cell office:value-type="float" office:value="1502063203.7651" calcext:value-type="float">
            <text:p>1502063203.7651</text:p>
          </table:table-cell>
          <table:table-cell table:formula="of:=[.B635] - [.B634]" office:value-type="float" office:value="0.0333900451660156" calcext:value-type="float">
            <text:p>0.0333900452</text:p>
          </table:table-cell>
          <table:table-cell table:formula="of:=[.C635] - 0.03333333333" office:value-type="float" office:value="0.0000567118360156257" calcext:value-type="float">
            <text:p>5.6711836015625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4.jpeg</text:p>
          </table:table-cell>
          <table:table-cell office:value-type="float" office:value="1502063203.79836" calcext:value-type="float">
            <text:p>1502063203.79836</text:p>
          </table:table-cell>
          <table:table-cell table:formula="of:=[.B636] - [.B635]" office:value-type="float" office:value="0.0332601070404053" calcext:value-type="float">
            <text:p>0.033260107</text:p>
          </table:table-cell>
          <table:table-cell table:formula="of:=[.C63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5.jpeg</text:p>
          </table:table-cell>
          <table:table-cell office:value-type="float" office:value="1502063203.83163" calcext:value-type="float">
            <text:p>1502063203.83163</text:p>
          </table:table-cell>
          <table:table-cell table:formula="of:=[.B637] - [.B636]" office:value-type="float" office:value="0.0332698822021484" calcext:value-type="float">
            <text:p>0.0332698822</text:p>
          </table:table-cell>
          <table:table-cell table:formula="of:=[.C63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6.jpeg</text:p>
          </table:table-cell>
          <table:table-cell office:value-type="float" office:value="1502063203.86506" calcext:value-type="float">
            <text:p>1502063203.86506</text:p>
          </table:table-cell>
          <table:table-cell table:formula="of:=[.B638] - [.B637]" office:value-type="float" office:value="0.0334300994873047" calcext:value-type="float">
            <text:p>0.0334300995</text:p>
          </table:table-cell>
          <table:table-cell table:formula="of:=[.C638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7.jpeg</text:p>
          </table:table-cell>
          <table:table-cell office:value-type="float" office:value="1502063203.89832" calcext:value-type="float">
            <text:p>1502063203.89832</text:p>
          </table:table-cell>
          <table:table-cell table:formula="of:=[.B639] - [.B638]" office:value-type="float" office:value="0.0332598686218262" calcext:value-type="float">
            <text:p>0.0332598686</text:p>
          </table:table-cell>
          <table:table-cell table:formula="of:=[.C63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8.jpeg</text:p>
          </table:table-cell>
          <table:table-cell office:value-type="float" office:value="1502063203.93158" calcext:value-type="float">
            <text:p>1502063203.93158</text:p>
          </table:table-cell>
          <table:table-cell table:formula="of:=[.B640] - [.B639]" office:value-type="float" office:value="0.0332601070404053" calcext:value-type="float">
            <text:p>0.033260107</text:p>
          </table:table-cell>
          <table:table-cell table:formula="of:=[.C64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39.jpeg</text:p>
          </table:table-cell>
          <table:table-cell office:value-type="float" office:value="1502063203.96506" calcext:value-type="float">
            <text:p>1502063203.96506</text:p>
          </table:table-cell>
          <table:table-cell table:formula="of:=[.B641] - [.B640]" office:value-type="float" office:value="0.0334799289703369" calcext:value-type="float">
            <text:p>0.033479929</text:p>
          </table:table-cell>
          <table:table-cell table:formula="of:=[.C641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0.jpeg</text:p>
          </table:table-cell>
          <table:table-cell office:value-type="float" office:value="1502063203.99832" calcext:value-type="float">
            <text:p>1502063203.99832</text:p>
          </table:table-cell>
          <table:table-cell table:formula="of:=[.B642] - [.B641]" office:value-type="float" office:value="0.0332601070404053" calcext:value-type="float">
            <text:p>0.033260107</text:p>
          </table:table-cell>
          <table:table-cell table:formula="of:=[.C64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1.jpeg</text:p>
          </table:table-cell>
          <table:table-cell office:value-type="float" office:value="1502063204.03159" calcext:value-type="float">
            <text:p>1502063204.03159</text:p>
          </table:table-cell>
          <table:table-cell table:formula="of:=[.B643] - [.B642]" office:value-type="float" office:value="0.0332698822021484" calcext:value-type="float">
            <text:p>0.0332698822</text:p>
          </table:table-cell>
          <table:table-cell table:formula="of:=[.C64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2.jpeg</text:p>
          </table:table-cell>
          <table:table-cell office:value-type="float" office:value="1502063204.06507" calcext:value-type="float">
            <text:p>1502063204.06507</text:p>
          </table:table-cell>
          <table:table-cell table:formula="of:=[.B644] - [.B643]" office:value-type="float" office:value="0.0334799289703369" calcext:value-type="float">
            <text:p>0.033479929</text:p>
          </table:table-cell>
          <table:table-cell table:formula="of:=[.C644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3.jpeg</text:p>
          </table:table-cell>
          <table:table-cell office:value-type="float" office:value="1502063204.09833" calcext:value-type="float">
            <text:p>1502063204.09833</text:p>
          </table:table-cell>
          <table:table-cell table:formula="of:=[.B645] - [.B644]" office:value-type="float" office:value="0.0332601070404053" calcext:value-type="float">
            <text:p>0.033260107</text:p>
          </table:table-cell>
          <table:table-cell table:formula="of:=[.C64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4.jpeg</text:p>
          </table:table-cell>
          <table:table-cell office:value-type="float" office:value="1502063204.1316" calcext:value-type="float">
            <text:p>1502063204.1316</text:p>
          </table:table-cell>
          <table:table-cell table:formula="of:=[.B646] - [.B645]" office:value-type="float" office:value="0.0332698822021484" calcext:value-type="float">
            <text:p>0.0332698822</text:p>
          </table:table-cell>
          <table:table-cell table:formula="of:=[.C64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5.jpeg</text:p>
          </table:table-cell>
          <table:table-cell office:value-type="float" office:value="1502063204.16508" calcext:value-type="float">
            <text:p>1502063204.16508</text:p>
          </table:table-cell>
          <table:table-cell table:formula="of:=[.B647] - [.B646]" office:value-type="float" office:value="0.033480167388916" calcext:value-type="float">
            <text:p>0.0334801674</text:p>
          </table:table-cell>
          <table:table-cell table:formula="of:=[.C647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6.jpeg</text:p>
          </table:table-cell>
          <table:table-cell office:value-type="float" office:value="1502063204.19833" calcext:value-type="float">
            <text:p>1502063204.19833</text:p>
          </table:table-cell>
          <table:table-cell table:formula="of:=[.B648] - [.B647]" office:value-type="float" office:value="0.0332498550415039" calcext:value-type="float">
            <text:p>0.033249855</text:p>
          </table:table-cell>
          <table:table-cell table:formula="of:=[.C648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7.jpeg</text:p>
          </table:table-cell>
          <table:table-cell office:value-type="float" office:value="1502063204.23161" calcext:value-type="float">
            <text:p>1502063204.23161</text:p>
          </table:table-cell>
          <table:table-cell table:formula="of:=[.B649] - [.B648]" office:value-type="float" office:value="0.0332801342010498" calcext:value-type="float">
            <text:p>0.0332801342</text:p>
          </table:table-cell>
          <table:table-cell table:formula="of:=[.C64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8.jpeg</text:p>
          </table:table-cell>
          <table:table-cell office:value-type="float" office:value="1502063204.2651" calcext:value-type="float">
            <text:p>1502063204.2651</text:p>
          </table:table-cell>
          <table:table-cell table:formula="of:=[.B650] - [.B649]" office:value-type="float" office:value="0.0334899425506592" calcext:value-type="float">
            <text:p>0.0334899426</text:p>
          </table:table-cell>
          <table:table-cell table:formula="of:=[.C650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49.jpeg</text:p>
          </table:table-cell>
          <table:table-cell office:value-type="float" office:value="1502063204.29836" calcext:value-type="float">
            <text:p>1502063204.29836</text:p>
          </table:table-cell>
          <table:table-cell table:formula="of:=[.B651] - [.B650]" office:value-type="float" office:value="0.0332601070404053" calcext:value-type="float">
            <text:p>0.033260107</text:p>
          </table:table-cell>
          <table:table-cell table:formula="of:=[.C65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0.jpeg</text:p>
          </table:table-cell>
          <table:table-cell office:value-type="float" office:value="1502063204.33162" calcext:value-type="float">
            <text:p>1502063204.33162</text:p>
          </table:table-cell>
          <table:table-cell table:formula="of:=[.B652] - [.B651]" office:value-type="float" office:value="0.0332598686218262" calcext:value-type="float">
            <text:p>0.0332598686</text:p>
          </table:table-cell>
          <table:table-cell table:formula="of:=[.C65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1.jpeg</text:p>
          </table:table-cell>
          <table:table-cell office:value-type="float" office:value="1502063204.36506" calcext:value-type="float">
            <text:p>1502063204.36506</text:p>
          </table:table-cell>
          <table:table-cell table:formula="of:=[.B653] - [.B652]" office:value-type="float" office:value="0.033440113067627" calcext:value-type="float">
            <text:p>0.0334401131</text:p>
          </table:table-cell>
          <table:table-cell table:formula="of:=[.C653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2.jpeg</text:p>
          </table:table-cell>
          <table:table-cell office:value-type="float" office:value="1502063204.39832" calcext:value-type="float">
            <text:p>1502063204.39832</text:p>
          </table:table-cell>
          <table:table-cell table:formula="of:=[.B654] - [.B653]" office:value-type="float" office:value="0.0332598686218262" calcext:value-type="float">
            <text:p>0.0332598686</text:p>
          </table:table-cell>
          <table:table-cell table:formula="of:=[.C65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3.jpeg</text:p>
          </table:table-cell>
          <table:table-cell office:value-type="float" office:value="1502063204.43159" calcext:value-type="float">
            <text:p>1502063204.43159</text:p>
          </table:table-cell>
          <table:table-cell table:formula="of:=[.B655] - [.B654]" office:value-type="float" office:value="0.0332701206207275" calcext:value-type="float">
            <text:p>0.0332701206</text:p>
          </table:table-cell>
          <table:table-cell table:formula="of:=[.C65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4.jpeg</text:p>
          </table:table-cell>
          <table:table-cell office:value-type="float" office:value="1502063204.46504" calcext:value-type="float">
            <text:p>1502063204.46504</text:p>
          </table:table-cell>
          <table:table-cell table:formula="of:=[.B656] - [.B655]" office:value-type="float" office:value="0.0334498882293701" calcext:value-type="float">
            <text:p>0.0334498882</text:p>
          </table:table-cell>
          <table:table-cell table:formula="of:=[.C656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5.jpeg</text:p>
          </table:table-cell>
          <table:table-cell office:value-type="float" office:value="1502063204.4983" calcext:value-type="float">
            <text:p>1502063204.4983</text:p>
          </table:table-cell>
          <table:table-cell table:formula="of:=[.B657] - [.B656]" office:value-type="float" office:value="0.0332601070404053" calcext:value-type="float">
            <text:p>0.033260107</text:p>
          </table:table-cell>
          <table:table-cell table:formula="of:=[.C65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6.jpeg</text:p>
          </table:table-cell>
          <table:table-cell office:value-type="float" office:value="1502063204.53158" calcext:value-type="float">
            <text:p>1502063204.53158</text:p>
          </table:table-cell>
          <table:table-cell table:formula="of:=[.B658] - [.B657]" office:value-type="float" office:value="0.0332798957824707" calcext:value-type="float">
            <text:p>0.0332798958</text:p>
          </table:table-cell>
          <table:table-cell table:formula="of:=[.C658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7.jpeg</text:p>
          </table:table-cell>
          <table:table-cell office:value-type="float" office:value="1502063204.56504" calcext:value-type="float">
            <text:p>1502063204.56504</text:p>
          </table:table-cell>
          <table:table-cell table:formula="of:=[.B659] - [.B658]" office:value-type="float" office:value="0.0334601402282715" calcext:value-type="float">
            <text:p>0.0334601402</text:p>
          </table:table-cell>
          <table:table-cell table:formula="of:=[.C659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8.jpeg</text:p>
          </table:table-cell>
          <table:table-cell office:value-type="float" office:value="1502063204.5983" calcext:value-type="float">
            <text:p>1502063204.5983</text:p>
          </table:table-cell>
          <table:table-cell table:formula="of:=[.B660] - [.B659]" office:value-type="float" office:value="0.0332598686218262" calcext:value-type="float">
            <text:p>0.0332598686</text:p>
          </table:table-cell>
          <table:table-cell table:formula="of:=[.C66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59.jpeg</text:p>
          </table:table-cell>
          <table:table-cell office:value-type="float" office:value="1502063204.63157" calcext:value-type="float">
            <text:p>1502063204.63157</text:p>
          </table:table-cell>
          <table:table-cell table:formula="of:=[.B661] - [.B660]" office:value-type="float" office:value="0.0332701206207275" calcext:value-type="float">
            <text:p>0.0332701206</text:p>
          </table:table-cell>
          <table:table-cell table:formula="of:=[.C66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0.jpeg</text:p>
          </table:table-cell>
          <table:table-cell office:value-type="float" office:value="1502063204.66504" calcext:value-type="float">
            <text:p>1502063204.66504</text:p>
          </table:table-cell>
          <table:table-cell table:formula="of:=[.B662] - [.B661]" office:value-type="float" office:value="0.0334699153900146" calcext:value-type="float">
            <text:p>0.0334699154</text:p>
          </table:table-cell>
          <table:table-cell table:formula="of:=[.C662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1.jpeg</text:p>
          </table:table-cell>
          <table:table-cell office:value-type="float" office:value="1502063204.6983" calcext:value-type="float">
            <text:p>1502063204.6983</text:p>
          </table:table-cell>
          <table:table-cell table:formula="of:=[.B663] - [.B662]" office:value-type="float" office:value="0.0332598686218262" calcext:value-type="float">
            <text:p>0.0332598686</text:p>
          </table:table-cell>
          <table:table-cell table:formula="of:=[.C66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2.jpeg</text:p>
          </table:table-cell>
          <table:table-cell office:value-type="float" office:value="1502063204.73157" calcext:value-type="float">
            <text:p>1502063204.73157</text:p>
          </table:table-cell>
          <table:table-cell table:formula="of:=[.B664] - [.B663]" office:value-type="float" office:value="0.0332701206207275" calcext:value-type="float">
            <text:p>0.0332701206</text:p>
          </table:table-cell>
          <table:table-cell table:formula="of:=[.C66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3.jpeg</text:p>
          </table:table-cell>
          <table:table-cell office:value-type="float" office:value="1502063204.76508" calcext:value-type="float">
            <text:p>1502063204.76508</text:p>
          </table:table-cell>
          <table:table-cell table:formula="of:=[.B665] - [.B664]" office:value-type="float" office:value="0.0335099697113037" calcext:value-type="float">
            <text:p>0.0335099697</text:p>
          </table:table-cell>
          <table:table-cell table:formula="of:=[.C665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4.jpeg</text:p>
          </table:table-cell>
          <table:table-cell office:value-type="float" office:value="1502063204.79834" calcext:value-type="float">
            <text:p>1502063204.79834</text:p>
          </table:table-cell>
          <table:table-cell table:formula="of:=[.B666] - [.B665]" office:value-type="float" office:value="0.0332601070404053" calcext:value-type="float">
            <text:p>0.033260107</text:p>
          </table:table-cell>
          <table:table-cell table:formula="of:=[.C66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5.jpeg</text:p>
          </table:table-cell>
          <table:table-cell office:value-type="float" office:value="1502063204.83161" calcext:value-type="float">
            <text:p>1502063204.83161</text:p>
          </table:table-cell>
          <table:table-cell table:formula="of:=[.B667] - [.B666]" office:value-type="float" office:value="0.0332698822021484" calcext:value-type="float">
            <text:p>0.0332698822</text:p>
          </table:table-cell>
          <table:table-cell table:formula="of:=[.C66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6.jpeg</text:p>
          </table:table-cell>
          <table:table-cell office:value-type="float" office:value="1502063204.86505" calcext:value-type="float">
            <text:p>1502063204.86505</text:p>
          </table:table-cell>
          <table:table-cell table:formula="of:=[.B668] - [.B667]" office:value-type="float" office:value="0.033440113067627" calcext:value-type="float">
            <text:p>0.0334401131</text:p>
          </table:table-cell>
          <table:table-cell table:formula="of:=[.C668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7.jpeg</text:p>
          </table:table-cell>
          <table:table-cell office:value-type="float" office:value="1502063204.89831" calcext:value-type="float">
            <text:p>1502063204.89831</text:p>
          </table:table-cell>
          <table:table-cell table:formula="of:=[.B669] - [.B668]" office:value-type="float" office:value="0.0332598686218262" calcext:value-type="float">
            <text:p>0.0332598686</text:p>
          </table:table-cell>
          <table:table-cell table:formula="of:=[.C66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8.jpeg</text:p>
          </table:table-cell>
          <table:table-cell office:value-type="float" office:value="1502063204.93159" calcext:value-type="float">
            <text:p>1502063204.93159</text:p>
          </table:table-cell>
          <table:table-cell table:formula="of:=[.B670] - [.B669]" office:value-type="float" office:value="0.0332801342010498" calcext:value-type="float">
            <text:p>0.0332801342</text:p>
          </table:table-cell>
          <table:table-cell table:formula="of:=[.C670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69.jpeg</text:p>
          </table:table-cell>
          <table:table-cell office:value-type="float" office:value="1502063204.96505" calcext:value-type="float">
            <text:p>1502063204.96505</text:p>
          </table:table-cell>
          <table:table-cell table:formula="of:=[.B671] - [.B670]" office:value-type="float" office:value="0.0334599018096924" calcext:value-type="float">
            <text:p>0.0334599018</text:p>
          </table:table-cell>
          <table:table-cell table:formula="of:=[.C671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0.jpeg</text:p>
          </table:table-cell>
          <table:table-cell office:value-type="float" office:value="1502063204.99831" calcext:value-type="float">
            <text:p>1502063204.99831</text:p>
          </table:table-cell>
          <table:table-cell table:formula="of:=[.B672] - [.B671]" office:value-type="float" office:value="0.0332601070404053" calcext:value-type="float">
            <text:p>0.033260107</text:p>
          </table:table-cell>
          <table:table-cell table:formula="of:=[.C67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1.jpeg</text:p>
          </table:table-cell>
          <table:table-cell office:value-type="float" office:value="1502063205.03158" calcext:value-type="float">
            <text:p>1502063205.03158</text:p>
          </table:table-cell>
          <table:table-cell table:formula="of:=[.B673] - [.B672]" office:value-type="float" office:value="0.0332698822021484" calcext:value-type="float">
            <text:p>0.0332698822</text:p>
          </table:table-cell>
          <table:table-cell table:formula="of:=[.C67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2.jpeg</text:p>
          </table:table-cell>
          <table:table-cell office:value-type="float" office:value="1502063205.06505" calcext:value-type="float">
            <text:p>1502063205.06505</text:p>
          </table:table-cell>
          <table:table-cell table:formula="of:=[.B674] - [.B673]" office:value-type="float" office:value="0.0334699153900146" calcext:value-type="float">
            <text:p>0.0334699154</text:p>
          </table:table-cell>
          <table:table-cell table:formula="of:=[.C674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3.jpeg</text:p>
          </table:table-cell>
          <table:table-cell office:value-type="float" office:value="1502063205.09831" calcext:value-type="float">
            <text:p>1502063205.09831</text:p>
          </table:table-cell>
          <table:table-cell table:formula="of:=[.B675] - [.B674]" office:value-type="float" office:value="0.0332601070404053" calcext:value-type="float">
            <text:p>0.033260107</text:p>
          </table:table-cell>
          <table:table-cell table:formula="of:=[.C67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4.jpeg</text:p>
          </table:table-cell>
          <table:table-cell office:value-type="float" office:value="1502063205.13158" calcext:value-type="float">
            <text:p>1502063205.13158</text:p>
          </table:table-cell>
          <table:table-cell table:formula="of:=[.B676] - [.B675]" office:value-type="float" office:value="0.0332701206207275" calcext:value-type="float">
            <text:p>0.0332701206</text:p>
          </table:table-cell>
          <table:table-cell table:formula="of:=[.C67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5.jpeg</text:p>
          </table:table-cell>
          <table:table-cell office:value-type="float" office:value="1502063205.16504" calcext:value-type="float">
            <text:p>1502063205.16504</text:p>
          </table:table-cell>
          <table:table-cell table:formula="of:=[.B677] - [.B676]" office:value-type="float" office:value="0.0334599018096924" calcext:value-type="float">
            <text:p>0.0334599018</text:p>
          </table:table-cell>
          <table:table-cell table:formula="of:=[.C677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6.jpeg</text:p>
          </table:table-cell>
          <table:table-cell office:value-type="float" office:value="1502063205.1983" calcext:value-type="float">
            <text:p>1502063205.1983</text:p>
          </table:table-cell>
          <table:table-cell table:formula="of:=[.B678] - [.B677]" office:value-type="float" office:value="0.0332598686218262" calcext:value-type="float">
            <text:p>0.0332598686</text:p>
          </table:table-cell>
          <table:table-cell table:formula="of:=[.C67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7.jpeg</text:p>
          </table:table-cell>
          <table:table-cell office:value-type="float" office:value="1502063205.23157" calcext:value-type="float">
            <text:p>1502063205.23157</text:p>
          </table:table-cell>
          <table:table-cell table:formula="of:=[.B679] - [.B678]" office:value-type="float" office:value="0.0332701206207275" calcext:value-type="float">
            <text:p>0.0332701206</text:p>
          </table:table-cell>
          <table:table-cell table:formula="of:=[.C67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8.jpeg</text:p>
          </table:table-cell>
          <table:table-cell office:value-type="float" office:value="1502063205.26504" calcext:value-type="float">
            <text:p>1502063205.26504</text:p>
          </table:table-cell>
          <table:table-cell table:formula="of:=[.B680] - [.B679]" office:value-type="float" office:value="0.0334699153900146" calcext:value-type="float">
            <text:p>0.0334699154</text:p>
          </table:table-cell>
          <table:table-cell table:formula="of:=[.C680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79.jpeg</text:p>
          </table:table-cell>
          <table:table-cell office:value-type="float" office:value="1502063205.2983" calcext:value-type="float">
            <text:p>1502063205.2983</text:p>
          </table:table-cell>
          <table:table-cell table:formula="of:=[.B681] - [.B680]" office:value-type="float" office:value="0.0332601070404053" calcext:value-type="float">
            <text:p>0.033260107</text:p>
          </table:table-cell>
          <table:table-cell table:formula="of:=[.C68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0.jpeg</text:p>
          </table:table-cell>
          <table:table-cell office:value-type="float" office:value="1502063205.33156" calcext:value-type="float">
            <text:p>1502063205.33156</text:p>
          </table:table-cell>
          <table:table-cell table:formula="of:=[.B682] - [.B681]" office:value-type="float" office:value="0.0332598686218262" calcext:value-type="float">
            <text:p>0.0332598686</text:p>
          </table:table-cell>
          <table:table-cell table:formula="of:=[.C68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1.jpeg</text:p>
          </table:table-cell>
          <table:table-cell office:value-type="float" office:value="1502063205.36505" calcext:value-type="float">
            <text:p>1502063205.36505</text:p>
          </table:table-cell>
          <table:table-cell table:formula="of:=[.B683] - [.B682]" office:value-type="float" office:value="0.0334901809692383" calcext:value-type="float">
            <text:p>0.033490181</text:p>
          </table:table-cell>
          <table:table-cell table:formula="of:=[.C683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2.jpeg</text:p>
          </table:table-cell>
          <table:table-cell office:value-type="float" office:value="1502063205.39831" calcext:value-type="float">
            <text:p>1502063205.39831</text:p>
          </table:table-cell>
          <table:table-cell table:formula="of:=[.B684] - [.B683]" office:value-type="float" office:value="0.0332598686218262" calcext:value-type="float">
            <text:p>0.0332598686</text:p>
          </table:table-cell>
          <table:table-cell table:formula="of:=[.C68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3.jpeg</text:p>
          </table:table-cell>
          <table:table-cell office:value-type="float" office:value="1502063205.43159" calcext:value-type="float">
            <text:p>1502063205.43159</text:p>
          </table:table-cell>
          <table:table-cell table:formula="of:=[.B685] - [.B684]" office:value-type="float" office:value="0.0332801342010498" calcext:value-type="float">
            <text:p>0.0332801342</text:p>
          </table:table-cell>
          <table:table-cell table:formula="of:=[.C685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4.jpeg</text:p>
          </table:table-cell>
          <table:table-cell office:value-type="float" office:value="1502063205.46504" calcext:value-type="float">
            <text:p>1502063205.46504</text:p>
          </table:table-cell>
          <table:table-cell table:formula="of:=[.B686] - [.B685]" office:value-type="float" office:value="0.0334498882293701" calcext:value-type="float">
            <text:p>0.0334498882</text:p>
          </table:table-cell>
          <table:table-cell table:formula="of:=[.C686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5.jpeg</text:p>
          </table:table-cell>
          <table:table-cell office:value-type="float" office:value="1502063205.4983" calcext:value-type="float">
            <text:p>1502063205.4983</text:p>
          </table:table-cell>
          <table:table-cell table:formula="of:=[.B687] - [.B686]" office:value-type="float" office:value="0.0332601070404053" calcext:value-type="float">
            <text:p>0.033260107</text:p>
          </table:table-cell>
          <table:table-cell table:formula="of:=[.C68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6.jpeg</text:p>
          </table:table-cell>
          <table:table-cell office:value-type="float" office:value="1502063205.53157" calcext:value-type="float">
            <text:p>1502063205.53157</text:p>
          </table:table-cell>
          <table:table-cell table:formula="of:=[.B688] - [.B687]" office:value-type="float" office:value="0.0332698822021484" calcext:value-type="float">
            <text:p>0.0332698822</text:p>
          </table:table-cell>
          <table:table-cell table:formula="of:=[.C68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7.jpeg</text:p>
          </table:table-cell>
          <table:table-cell office:value-type="float" office:value="1502063205.56505" calcext:value-type="float">
            <text:p>1502063205.56505</text:p>
          </table:table-cell>
          <table:table-cell table:formula="of:=[.B689] - [.B688]" office:value-type="float" office:value="0.0334799289703369" calcext:value-type="float">
            <text:p>0.033479929</text:p>
          </table:table-cell>
          <table:table-cell table:formula="of:=[.C689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8.jpeg</text:p>
          </table:table-cell>
          <table:table-cell office:value-type="float" office:value="1502063205.59831" calcext:value-type="float">
            <text:p>1502063205.59831</text:p>
          </table:table-cell>
          <table:table-cell table:formula="of:=[.B690] - [.B689]" office:value-type="float" office:value="0.0332601070404053" calcext:value-type="float">
            <text:p>0.033260107</text:p>
          </table:table-cell>
          <table:table-cell table:formula="of:=[.C69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89.jpeg</text:p>
          </table:table-cell>
          <table:table-cell office:value-type="float" office:value="1502063205.63158" calcext:value-type="float">
            <text:p>1502063205.63158</text:p>
          </table:table-cell>
          <table:table-cell table:formula="of:=[.B691] - [.B690]" office:value-type="float" office:value="0.0332701206207275" calcext:value-type="float">
            <text:p>0.0332701206</text:p>
          </table:table-cell>
          <table:table-cell table:formula="of:=[.C69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0.jpeg</text:p>
          </table:table-cell>
          <table:table-cell office:value-type="float" office:value="1502063205.66504" calcext:value-type="float">
            <text:p>1502063205.66504</text:p>
          </table:table-cell>
          <table:table-cell table:formula="of:=[.B692] - [.B691]" office:value-type="float" office:value="0.0334599018096924" calcext:value-type="float">
            <text:p>0.0334599018</text:p>
          </table:table-cell>
          <table:table-cell table:formula="of:=[.C692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1.jpeg</text:p>
          </table:table-cell>
          <table:table-cell office:value-type="float" office:value="1502063205.6983" calcext:value-type="float">
            <text:p>1502063205.6983</text:p>
          </table:table-cell>
          <table:table-cell table:formula="of:=[.B693] - [.B692]" office:value-type="float" office:value="0.0332598686218262" calcext:value-type="float">
            <text:p>0.0332598686</text:p>
          </table:table-cell>
          <table:table-cell table:formula="of:=[.C69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2.jpeg</text:p>
          </table:table-cell>
          <table:table-cell office:value-type="float" office:value="1502063205.73155" calcext:value-type="float">
            <text:p>1502063205.73155</text:p>
          </table:table-cell>
          <table:table-cell table:formula="of:=[.B694] - [.B693]" office:value-type="float" office:value="0.033250093460083" calcext:value-type="float">
            <text:p>0.0332500935</text:p>
          </table:table-cell>
          <table:table-cell table:formula="of:=[.C694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3.jpeg</text:p>
          </table:table-cell>
          <table:table-cell office:value-type="float" office:value="1502063205.76507" calcext:value-type="float">
            <text:p>1502063205.76507</text:p>
          </table:table-cell>
          <table:table-cell table:formula="of:=[.B695] - [.B694]" office:value-type="float" office:value="0.033519983291626" calcext:value-type="float">
            <text:p>0.0335199833</text:p>
          </table:table-cell>
          <table:table-cell table:formula="of:=[.C695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4.jpeg</text:p>
          </table:table-cell>
          <table:table-cell office:value-type="float" office:value="1502063205.79833" calcext:value-type="float">
            <text:p>1502063205.79833</text:p>
          </table:table-cell>
          <table:table-cell table:formula="of:=[.B696] - [.B695]" office:value-type="float" office:value="0.0332601070404053" calcext:value-type="float">
            <text:p>0.033260107</text:p>
          </table:table-cell>
          <table:table-cell table:formula="of:=[.C69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5.jpeg</text:p>
          </table:table-cell>
          <table:table-cell office:value-type="float" office:value="1502063205.8316" calcext:value-type="float">
            <text:p>1502063205.8316</text:p>
          </table:table-cell>
          <table:table-cell table:formula="of:=[.B697] - [.B696]" office:value-type="float" office:value="0.0332698822021484" calcext:value-type="float">
            <text:p>0.0332698822</text:p>
          </table:table-cell>
          <table:table-cell table:formula="of:=[.C69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6.jpeg</text:p>
          </table:table-cell>
          <table:table-cell office:value-type="float" office:value="1502063205.86506" calcext:value-type="float">
            <text:p>1502063205.86506</text:p>
          </table:table-cell>
          <table:table-cell table:formula="of:=[.B698] - [.B697]" office:value-type="float" office:value="0.0334601402282715" calcext:value-type="float">
            <text:p>0.0334601402</text:p>
          </table:table-cell>
          <table:table-cell table:formula="of:=[.C698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7.jpeg</text:p>
          </table:table-cell>
          <table:table-cell office:value-type="float" office:value="1502063205.89832" calcext:value-type="float">
            <text:p>1502063205.89832</text:p>
          </table:table-cell>
          <table:table-cell table:formula="of:=[.B699] - [.B698]" office:value-type="float" office:value="0.0332598686218262" calcext:value-type="float">
            <text:p>0.0332598686</text:p>
          </table:table-cell>
          <table:table-cell table:formula="of:=[.C69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8.jpeg</text:p>
          </table:table-cell>
          <table:table-cell office:value-type="float" office:value="1502063205.93159" calcext:value-type="float">
            <text:p>1502063205.93159</text:p>
          </table:table-cell>
          <table:table-cell table:formula="of:=[.B700] - [.B699]" office:value-type="float" office:value="0.0332701206207275" calcext:value-type="float">
            <text:p>0.0332701206</text:p>
          </table:table-cell>
          <table:table-cell table:formula="of:=[.C70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699.jpeg</text:p>
          </table:table-cell>
          <table:table-cell office:value-type="float" office:value="1502063205.96521" calcext:value-type="float">
            <text:p>1502063205.96521</text:p>
          </table:table-cell>
          <table:table-cell table:formula="of:=[.B701] - [.B700]" office:value-type="float" office:value="0.0336198806762695" calcext:value-type="float">
            <text:p>0.0336198807</text:p>
          </table:table-cell>
          <table:table-cell table:formula="of:=[.C701] - 0.03333333333" office:value-type="float" office:value="0.000286547346269532" calcext:value-type="float">
            <text:p>0.0002865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0.jpeg</text:p>
          </table:table-cell>
          <table:table-cell office:value-type="float" office:value="1502063205.99847" calcext:value-type="float">
            <text:p>1502063205.99847</text:p>
          </table:table-cell>
          <table:table-cell table:formula="of:=[.B702] - [.B701]" office:value-type="float" office:value="0.0332601070404053" calcext:value-type="float">
            <text:p>0.033260107</text:p>
          </table:table-cell>
          <table:table-cell table:formula="of:=[.C70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1.jpeg</text:p>
          </table:table-cell>
          <table:table-cell office:value-type="float" office:value="1502063206.03203" calcext:value-type="float">
            <text:p>1502063206.03203</text:p>
          </table:table-cell>
          <table:table-cell table:formula="of:=[.B703] - [.B702]" office:value-type="float" office:value="0.033560037612915" calcext:value-type="float">
            <text:p>0.0335600376</text:p>
          </table:table-cell>
          <table:table-cell table:formula="of:=[.C703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2.jpeg</text:p>
          </table:table-cell>
          <table:table-cell office:value-type="float" office:value="1502063206.0653" calcext:value-type="float">
            <text:p>1502063206.0653</text:p>
          </table:table-cell>
          <table:table-cell table:formula="of:=[.B704] - [.B703]" office:value-type="float" office:value="0.0332698822021484" calcext:value-type="float">
            <text:p>0.0332698822</text:p>
          </table:table-cell>
          <table:table-cell table:formula="of:=[.C70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3.jpeg</text:p>
          </table:table-cell>
          <table:table-cell office:value-type="float" office:value="1502063206.09856" calcext:value-type="float">
            <text:p>1502063206.09856</text:p>
          </table:table-cell>
          <table:table-cell table:formula="of:=[.B705] - [.B704]" office:value-type="float" office:value="0.0332601070404053" calcext:value-type="float">
            <text:p>0.033260107</text:p>
          </table:table-cell>
          <table:table-cell table:formula="of:=[.C70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4.jpeg</text:p>
          </table:table-cell>
          <table:table-cell office:value-type="float" office:value="1502063206.13183" calcext:value-type="float">
            <text:p>1502063206.13183</text:p>
          </table:table-cell>
          <table:table-cell table:formula="of:=[.B706] - [.B705]" office:value-type="float" office:value="0.0332698822021484" calcext:value-type="float">
            <text:p>0.0332698822</text:p>
          </table:table-cell>
          <table:table-cell table:formula="of:=[.C70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5.jpeg</text:p>
          </table:table-cell>
          <table:table-cell office:value-type="float" office:value="1502063206.1651" calcext:value-type="float">
            <text:p>1502063206.1651</text:p>
          </table:table-cell>
          <table:table-cell table:formula="of:=[.B707] - [.B706]" office:value-type="float" office:value="0.0332701206207275" calcext:value-type="float">
            <text:p>0.0332701206</text:p>
          </table:table-cell>
          <table:table-cell table:formula="of:=[.C70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6.jpeg</text:p>
          </table:table-cell>
          <table:table-cell office:value-type="float" office:value="1502063206.19836" calcext:value-type="float">
            <text:p>1502063206.19836</text:p>
          </table:table-cell>
          <table:table-cell table:formula="of:=[.B708] - [.B707]" office:value-type="float" office:value="0.0332598686218262" calcext:value-type="float">
            <text:p>0.0332598686</text:p>
          </table:table-cell>
          <table:table-cell table:formula="of:=[.C70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7.jpeg</text:p>
          </table:table-cell>
          <table:table-cell office:value-type="float" office:value="1502063206.23164" calcext:value-type="float">
            <text:p>1502063206.23164</text:p>
          </table:table-cell>
          <table:table-cell table:formula="of:=[.B709] - [.B708]" office:value-type="float" office:value="0.0332801342010498" calcext:value-type="float">
            <text:p>0.0332801342</text:p>
          </table:table-cell>
          <table:table-cell table:formula="of:=[.C70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8.jpeg</text:p>
          </table:table-cell>
          <table:table-cell office:value-type="float" office:value="1502063206.26509" calcext:value-type="float">
            <text:p>1502063206.26509</text:p>
          </table:table-cell>
          <table:table-cell table:formula="of:=[.B710] - [.B709]" office:value-type="float" office:value="0.0334498882293701" calcext:value-type="float">
            <text:p>0.0334498882</text:p>
          </table:table-cell>
          <table:table-cell table:formula="of:=[.C710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09.jpeg</text:p>
          </table:table-cell>
          <table:table-cell office:value-type="float" office:value="1502063206.29835" calcext:value-type="float">
            <text:p>1502063206.29835</text:p>
          </table:table-cell>
          <table:table-cell table:formula="of:=[.B711] - [.B710]" office:value-type="float" office:value="0.0332601070404053" calcext:value-type="float">
            <text:p>0.033260107</text:p>
          </table:table-cell>
          <table:table-cell table:formula="of:=[.C71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0.jpeg</text:p>
          </table:table-cell>
          <table:table-cell office:value-type="float" office:value="1502063206.33162" calcext:value-type="float">
            <text:p>1502063206.33162</text:p>
          </table:table-cell>
          <table:table-cell table:formula="of:=[.B712] - [.B711]" office:value-type="float" office:value="0.0332698822021484" calcext:value-type="float">
            <text:p>0.0332698822</text:p>
          </table:table-cell>
          <table:table-cell table:formula="of:=[.C71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1.jpeg</text:p>
          </table:table-cell>
          <table:table-cell office:value-type="float" office:value="1502063206.36506" calcext:value-type="float">
            <text:p>1502063206.36506</text:p>
          </table:table-cell>
          <table:table-cell table:formula="of:=[.B713] - [.B712]" office:value-type="float" office:value="0.033440113067627" calcext:value-type="float">
            <text:p>0.0334401131</text:p>
          </table:table-cell>
          <table:table-cell table:formula="of:=[.C713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2.jpeg</text:p>
          </table:table-cell>
          <table:table-cell office:value-type="float" office:value="1502063206.39832" calcext:value-type="float">
            <text:p>1502063206.39832</text:p>
          </table:table-cell>
          <table:table-cell table:formula="of:=[.B714] - [.B713]" office:value-type="float" office:value="0.0332598686218262" calcext:value-type="float">
            <text:p>0.0332598686</text:p>
          </table:table-cell>
          <table:table-cell table:formula="of:=[.C71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3.jpeg</text:p>
          </table:table-cell>
          <table:table-cell office:value-type="float" office:value="1502063206.43158" calcext:value-type="float">
            <text:p>1502063206.43158</text:p>
          </table:table-cell>
          <table:table-cell table:formula="of:=[.B715] - [.B714]" office:value-type="float" office:value="0.0332601070404053" calcext:value-type="float">
            <text:p>0.033260107</text:p>
          </table:table-cell>
          <table:table-cell table:formula="of:=[.C71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4.jpeg</text:p>
          </table:table-cell>
          <table:table-cell office:value-type="float" office:value="1502063206.46503" calcext:value-type="float">
            <text:p>1502063206.46503</text:p>
          </table:table-cell>
          <table:table-cell table:formula="of:=[.B716] - [.B715]" office:value-type="float" office:value="0.0334498882293701" calcext:value-type="float">
            <text:p>0.0334498882</text:p>
          </table:table-cell>
          <table:table-cell table:formula="of:=[.C716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5.jpeg</text:p>
          </table:table-cell>
          <table:table-cell office:value-type="float" office:value="1502063206.49829" calcext:value-type="float">
            <text:p>1502063206.49829</text:p>
          </table:table-cell>
          <table:table-cell table:formula="of:=[.B717] - [.B716]" office:value-type="float" office:value="0.0332601070404053" calcext:value-type="float">
            <text:p>0.033260107</text:p>
          </table:table-cell>
          <table:table-cell table:formula="of:=[.C71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6.jpeg</text:p>
          </table:table-cell>
          <table:table-cell office:value-type="float" office:value="1502063206.53155" calcext:value-type="float">
            <text:p>1502063206.53155</text:p>
          </table:table-cell>
          <table:table-cell table:formula="of:=[.B718] - [.B717]" office:value-type="float" office:value="0.0332598686218262" calcext:value-type="float">
            <text:p>0.0332598686</text:p>
          </table:table-cell>
          <table:table-cell table:formula="of:=[.C71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7.jpeg</text:p>
          </table:table-cell>
          <table:table-cell office:value-type="float" office:value="1502063206.56506" calcext:value-type="float">
            <text:p>1502063206.56506</text:p>
          </table:table-cell>
          <table:table-cell table:formula="of:=[.B719] - [.B718]" office:value-type="float" office:value="0.0335099697113037" calcext:value-type="float">
            <text:p>0.0335099697</text:p>
          </table:table-cell>
          <table:table-cell table:formula="of:=[.C719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8.jpeg</text:p>
          </table:table-cell>
          <table:table-cell office:value-type="float" office:value="1502063206.59832" calcext:value-type="float">
            <text:p>1502063206.59832</text:p>
          </table:table-cell>
          <table:table-cell table:formula="of:=[.B720] - [.B719]" office:value-type="float" office:value="0.0332601070404053" calcext:value-type="float">
            <text:p>0.033260107</text:p>
          </table:table-cell>
          <table:table-cell table:formula="of:=[.C72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19.jpeg</text:p>
          </table:table-cell>
          <table:table-cell office:value-type="float" office:value="1502063206.6316" calcext:value-type="float">
            <text:p>1502063206.6316</text:p>
          </table:table-cell>
          <table:table-cell table:formula="of:=[.B721] - [.B720]" office:value-type="float" office:value="0.0332798957824707" calcext:value-type="float">
            <text:p>0.0332798958</text:p>
          </table:table-cell>
          <table:table-cell table:formula="of:=[.C721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0.jpeg</text:p>
          </table:table-cell>
          <table:table-cell office:value-type="float" office:value="1502063206.66504" calcext:value-type="float">
            <text:p>1502063206.66504</text:p>
          </table:table-cell>
          <table:table-cell table:formula="of:=[.B722] - [.B721]" office:value-type="float" office:value="0.033440113067627" calcext:value-type="float">
            <text:p>0.0334401131</text:p>
          </table:table-cell>
          <table:table-cell table:formula="of:=[.C722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1.jpeg</text:p>
          </table:table-cell>
          <table:table-cell office:value-type="float" office:value="1502063206.6983" calcext:value-type="float">
            <text:p>1502063206.6983</text:p>
          </table:table-cell>
          <table:table-cell table:formula="of:=[.B723] - [.B722]" office:value-type="float" office:value="0.0332598686218262" calcext:value-type="float">
            <text:p>0.0332598686</text:p>
          </table:table-cell>
          <table:table-cell table:formula="of:=[.C72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2.jpeg</text:p>
          </table:table-cell>
          <table:table-cell office:value-type="float" office:value="1502063206.73157" calcext:value-type="float">
            <text:p>1502063206.73157</text:p>
          </table:table-cell>
          <table:table-cell table:formula="of:=[.B724] - [.B723]" office:value-type="float" office:value="0.0332701206207275" calcext:value-type="float">
            <text:p>0.0332701206</text:p>
          </table:table-cell>
          <table:table-cell table:formula="of:=[.C72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3.jpeg</text:p>
          </table:table-cell>
          <table:table-cell office:value-type="float" office:value="1502063206.76505" calcext:value-type="float">
            <text:p>1502063206.76505</text:p>
          </table:table-cell>
          <table:table-cell table:formula="of:=[.B725] - [.B724]" office:value-type="float" office:value="0.0334799289703369" calcext:value-type="float">
            <text:p>0.033479929</text:p>
          </table:table-cell>
          <table:table-cell table:formula="of:=[.C725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4.jpeg</text:p>
          </table:table-cell>
          <table:table-cell office:value-type="float" office:value="1502063206.79831" calcext:value-type="float">
            <text:p>1502063206.79831</text:p>
          </table:table-cell>
          <table:table-cell table:formula="of:=[.B726] - [.B725]" office:value-type="float" office:value="0.0332601070404053" calcext:value-type="float">
            <text:p>0.033260107</text:p>
          </table:table-cell>
          <table:table-cell table:formula="of:=[.C72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5.jpeg</text:p>
          </table:table-cell>
          <table:table-cell office:value-type="float" office:value="1502063206.83158" calcext:value-type="float">
            <text:p>1502063206.83158</text:p>
          </table:table-cell>
          <table:table-cell table:formula="of:=[.B727] - [.B726]" office:value-type="float" office:value="0.0332698822021484" calcext:value-type="float">
            <text:p>0.0332698822</text:p>
          </table:table-cell>
          <table:table-cell table:formula="of:=[.C72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6.jpeg</text:p>
          </table:table-cell>
          <table:table-cell office:value-type="float" office:value="1502063206.86505" calcext:value-type="float">
            <text:p>1502063206.86505</text:p>
          </table:table-cell>
          <table:table-cell table:formula="of:=[.B728] - [.B727]" office:value-type="float" office:value="0.0334701538085937" calcext:value-type="float">
            <text:p>0.0334701538</text:p>
          </table:table-cell>
          <table:table-cell table:formula="of:=[.C728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7.jpeg</text:p>
          </table:table-cell>
          <table:table-cell office:value-type="float" office:value="1502063206.89831" calcext:value-type="float">
            <text:p>1502063206.89831</text:p>
          </table:table-cell>
          <table:table-cell table:formula="of:=[.B729] - [.B728]" office:value-type="float" office:value="0.0332598686218262" calcext:value-type="float">
            <text:p>0.0332598686</text:p>
          </table:table-cell>
          <table:table-cell table:formula="of:=[.C72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8.jpeg</text:p>
          </table:table-cell>
          <table:table-cell office:value-type="float" office:value="1502063206.93158" calcext:value-type="float">
            <text:p>1502063206.93158</text:p>
          </table:table-cell>
          <table:table-cell table:formula="of:=[.B730] - [.B729]" office:value-type="float" office:value="0.0332701206207275" calcext:value-type="float">
            <text:p>0.0332701206</text:p>
          </table:table-cell>
          <table:table-cell table:formula="of:=[.C73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29.jpeg</text:p>
          </table:table-cell>
          <table:table-cell office:value-type="float" office:value="1502063206.96506" calcext:value-type="float">
            <text:p>1502063206.96506</text:p>
          </table:table-cell>
          <table:table-cell table:formula="of:=[.B731] - [.B730]" office:value-type="float" office:value="0.0334799289703369" calcext:value-type="float">
            <text:p>0.033479929</text:p>
          </table:table-cell>
          <table:table-cell table:formula="of:=[.C731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0.jpeg</text:p>
          </table:table-cell>
          <table:table-cell office:value-type="float" office:value="1502063206.99831" calcext:value-type="float">
            <text:p>1502063206.99831</text:p>
          </table:table-cell>
          <table:table-cell table:formula="of:=[.B732] - [.B731]" office:value-type="float" office:value="0.033250093460083" calcext:value-type="float">
            <text:p>0.0332500935</text:p>
          </table:table-cell>
          <table:table-cell table:formula="of:=[.C732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1.jpeg</text:p>
          </table:table-cell>
          <table:table-cell office:value-type="float" office:value="1502063207.03158" calcext:value-type="float">
            <text:p>1502063207.03158</text:p>
          </table:table-cell>
          <table:table-cell table:formula="of:=[.B733] - [.B732]" office:value-type="float" office:value="0.0332698822021484" calcext:value-type="float">
            <text:p>0.0332698822</text:p>
          </table:table-cell>
          <table:table-cell table:formula="of:=[.C73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2.jpeg</text:p>
          </table:table-cell>
          <table:table-cell office:value-type="float" office:value="1502063207.06523" calcext:value-type="float">
            <text:p>1502063207.06523</text:p>
          </table:table-cell>
          <table:table-cell table:formula="of:=[.B734] - [.B733]" office:value-type="float" office:value="0.0336499214172363" calcext:value-type="float">
            <text:p>0.0336499214</text:p>
          </table:table-cell>
          <table:table-cell table:formula="of:=[.C734] - 0.03333333333" office:value-type="float" office:value="0.000316588087236329" calcext:value-type="float">
            <text:p>0.0003165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3.jpeg</text:p>
          </table:table-cell>
          <table:table-cell office:value-type="float" office:value="1502063207.09848" calcext:value-type="float">
            <text:p>1502063207.09848</text:p>
          </table:table-cell>
          <table:table-cell table:formula="of:=[.B735] - [.B734]" office:value-type="float" office:value="0.033250093460083" calcext:value-type="float">
            <text:p>0.0332500935</text:p>
          </table:table-cell>
          <table:table-cell table:formula="of:=[.C735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4.jpeg</text:p>
          </table:table-cell>
          <table:table-cell office:value-type="float" office:value="1502063207.13176" calcext:value-type="float">
            <text:p>1502063207.13176</text:p>
          </table:table-cell>
          <table:table-cell table:formula="of:=[.B736] - [.B735]" office:value-type="float" office:value="0.0332798957824707" calcext:value-type="float">
            <text:p>0.0332798958</text:p>
          </table:table-cell>
          <table:table-cell table:formula="of:=[.C736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5.jpeg</text:p>
          </table:table-cell>
          <table:table-cell office:value-type="float" office:value="1502063207.16506" calcext:value-type="float">
            <text:p>1502063207.16506</text:p>
          </table:table-cell>
          <table:table-cell table:formula="of:=[.B737] - [.B736]" office:value-type="float" office:value="0.0333001613616943" calcext:value-type="float">
            <text:p>0.0333001614</text:p>
          </table:table-cell>
          <table:table-cell table:formula="of:=[.C737] - 0.03333333333" office:value-type="float" office:value="-0.0000331719683056633" calcext:value-type="float">
            <text:p>-0.000033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6.jpeg</text:p>
          </table:table-cell>
          <table:table-cell office:value-type="float" office:value="1502063207.19832" calcext:value-type="float">
            <text:p>1502063207.19832</text:p>
          </table:table-cell>
          <table:table-cell table:formula="of:=[.B738] - [.B737]" office:value-type="float" office:value="0.0332598686218262" calcext:value-type="float">
            <text:p>0.0332598686</text:p>
          </table:table-cell>
          <table:table-cell table:formula="of:=[.C73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7.jpeg</text:p>
          </table:table-cell>
          <table:table-cell office:value-type="float" office:value="1502063207.23158" calcext:value-type="float">
            <text:p>1502063207.23158</text:p>
          </table:table-cell>
          <table:table-cell table:formula="of:=[.B739] - [.B738]" office:value-type="float" office:value="0.0332601070404053" calcext:value-type="float">
            <text:p>0.033260107</text:p>
          </table:table-cell>
          <table:table-cell table:formula="of:=[.C73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8.jpeg</text:p>
          </table:table-cell>
          <table:table-cell office:value-type="float" office:value="1502063207.26503" calcext:value-type="float">
            <text:p>1502063207.26503</text:p>
          </table:table-cell>
          <table:table-cell table:formula="of:=[.B740] - [.B739]" office:value-type="float" office:value="0.0334498882293701" calcext:value-type="float">
            <text:p>0.0334498882</text:p>
          </table:table-cell>
          <table:table-cell table:formula="of:=[.C740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39.jpeg</text:p>
          </table:table-cell>
          <table:table-cell office:value-type="float" office:value="1502063207.29829" calcext:value-type="float">
            <text:p>1502063207.29829</text:p>
          </table:table-cell>
          <table:table-cell table:formula="of:=[.B741] - [.B740]" office:value-type="float" office:value="0.0332601070404053" calcext:value-type="float">
            <text:p>0.033260107</text:p>
          </table:table-cell>
          <table:table-cell table:formula="of:=[.C74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0.jpeg</text:p>
          </table:table-cell>
          <table:table-cell office:value-type="float" office:value="1502063207.33156" calcext:value-type="float">
            <text:p>1502063207.33156</text:p>
          </table:table-cell>
          <table:table-cell table:formula="of:=[.B742] - [.B741]" office:value-type="float" office:value="0.0332698822021484" calcext:value-type="float">
            <text:p>0.0332698822</text:p>
          </table:table-cell>
          <table:table-cell table:formula="of:=[.C74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1.jpeg</text:p>
          </table:table-cell>
          <table:table-cell office:value-type="float" office:value="1502063207.36506" calcext:value-type="float">
            <text:p>1502063207.36506</text:p>
          </table:table-cell>
          <table:table-cell table:formula="of:=[.B743] - [.B742]" office:value-type="float" office:value="0.0335001945495605" calcext:value-type="float">
            <text:p>0.0335001945</text:p>
          </table:table-cell>
          <table:table-cell table:formula="of:=[.C743] - 0.03333333333" office:value-type="float" office:value="0.000166861219560548" calcext:value-type="float">
            <text:p>0.0001668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2.jpeg</text:p>
          </table:table-cell>
          <table:table-cell office:value-type="float" office:value="1502063207.39831" calcext:value-type="float">
            <text:p>1502063207.39831</text:p>
          </table:table-cell>
          <table:table-cell table:formula="of:=[.B744] - [.B743]" office:value-type="float" office:value="0.0332498550415039" calcext:value-type="float">
            <text:p>0.033249855</text:p>
          </table:table-cell>
          <table:table-cell table:formula="of:=[.C744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3.jpeg</text:p>
          </table:table-cell>
          <table:table-cell office:value-type="float" office:value="1502063207.43159" calcext:value-type="float">
            <text:p>1502063207.43159</text:p>
          </table:table-cell>
          <table:table-cell table:formula="of:=[.B745] - [.B744]" office:value-type="float" office:value="0.0332801342010498" calcext:value-type="float">
            <text:p>0.0332801342</text:p>
          </table:table-cell>
          <table:table-cell table:formula="of:=[.C745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4.jpeg</text:p>
          </table:table-cell>
          <table:table-cell office:value-type="float" office:value="1502063207.46503" calcext:value-type="float">
            <text:p>1502063207.46503</text:p>
          </table:table-cell>
          <table:table-cell table:formula="of:=[.B746] - [.B745]" office:value-type="float" office:value="0.0334398746490479" calcext:value-type="float">
            <text:p>0.0334398746</text:p>
          </table:table-cell>
          <table:table-cell table:formula="of:=[.C746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5.jpeg</text:p>
          </table:table-cell>
          <table:table-cell office:value-type="float" office:value="1502063207.49829" calcext:value-type="float">
            <text:p>1502063207.49829</text:p>
          </table:table-cell>
          <table:table-cell table:formula="of:=[.B747] - [.B746]" office:value-type="float" office:value="0.0332601070404053" calcext:value-type="float">
            <text:p>0.033260107</text:p>
          </table:table-cell>
          <table:table-cell table:formula="of:=[.C74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6.jpeg</text:p>
          </table:table-cell>
          <table:table-cell office:value-type="float" office:value="1502063207.53156" calcext:value-type="float">
            <text:p>1502063207.53156</text:p>
          </table:table-cell>
          <table:table-cell table:formula="of:=[.B748] - [.B747]" office:value-type="float" office:value="0.0332698822021484" calcext:value-type="float">
            <text:p>0.0332698822</text:p>
          </table:table-cell>
          <table:table-cell table:formula="of:=[.C74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7.jpeg</text:p>
          </table:table-cell>
          <table:table-cell office:value-type="float" office:value="1502063207.56505" calcext:value-type="float">
            <text:p>1502063207.56505</text:p>
          </table:table-cell>
          <table:table-cell table:formula="of:=[.B749] - [.B748]" office:value-type="float" office:value="0.0334899425506592" calcext:value-type="float">
            <text:p>0.0334899426</text:p>
          </table:table-cell>
          <table:table-cell table:formula="of:=[.C749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8.jpeg</text:p>
          </table:table-cell>
          <table:table-cell office:value-type="float" office:value="1502063207.59831" calcext:value-type="float">
            <text:p>1502063207.59831</text:p>
          </table:table-cell>
          <table:table-cell table:formula="of:=[.B750] - [.B749]" office:value-type="float" office:value="0.0332601070404053" calcext:value-type="float">
            <text:p>0.033260107</text:p>
          </table:table-cell>
          <table:table-cell table:formula="of:=[.C75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49.jpeg</text:p>
          </table:table-cell>
          <table:table-cell office:value-type="float" office:value="1502063207.63157" calcext:value-type="float">
            <text:p>1502063207.63157</text:p>
          </table:table-cell>
          <table:table-cell table:formula="of:=[.B751] - [.B750]" office:value-type="float" office:value="0.0332601070404053" calcext:value-type="float">
            <text:p>0.033260107</text:p>
          </table:table-cell>
          <table:table-cell table:formula="of:=[.C75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0.jpeg</text:p>
          </table:table-cell>
          <table:table-cell office:value-type="float" office:value="1502063207.66504" calcext:value-type="float">
            <text:p>1502063207.66504</text:p>
          </table:table-cell>
          <table:table-cell table:formula="of:=[.B752] - [.B751]" office:value-type="float" office:value="0.0334699153900146" calcext:value-type="float">
            <text:p>0.0334699154</text:p>
          </table:table-cell>
          <table:table-cell table:formula="of:=[.C752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1.jpeg</text:p>
          </table:table-cell>
          <table:table-cell office:value-type="float" office:value="1502063207.6983" calcext:value-type="float">
            <text:p>1502063207.6983</text:p>
          </table:table-cell>
          <table:table-cell table:formula="of:=[.B753] - [.B752]" office:value-type="float" office:value="0.0332598686218262" calcext:value-type="float">
            <text:p>0.0332598686</text:p>
          </table:table-cell>
          <table:table-cell table:formula="of:=[.C75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2.jpeg</text:p>
          </table:table-cell>
          <table:table-cell office:value-type="float" office:value="1502063207.73157" calcext:value-type="float">
            <text:p>1502063207.73157</text:p>
          </table:table-cell>
          <table:table-cell table:formula="of:=[.B754] - [.B753]" office:value-type="float" office:value="0.0332701206207275" calcext:value-type="float">
            <text:p>0.0332701206</text:p>
          </table:table-cell>
          <table:table-cell table:formula="of:=[.C75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3.jpeg</text:p>
          </table:table-cell>
          <table:table-cell office:value-type="float" office:value="1502063207.76505" calcext:value-type="float">
            <text:p>1502063207.76505</text:p>
          </table:table-cell>
          <table:table-cell table:formula="of:=[.B755] - [.B754]" office:value-type="float" office:value="0.0334799289703369" calcext:value-type="float">
            <text:p>0.033479929</text:p>
          </table:table-cell>
          <table:table-cell table:formula="of:=[.C755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4.jpeg</text:p>
          </table:table-cell>
          <table:table-cell office:value-type="float" office:value="1502063207.79831" calcext:value-type="float">
            <text:p>1502063207.79831</text:p>
          </table:table-cell>
          <table:table-cell table:formula="of:=[.B756] - [.B755]" office:value-type="float" office:value="0.0332601070404053" calcext:value-type="float">
            <text:p>0.033260107</text:p>
          </table:table-cell>
          <table:table-cell table:formula="of:=[.C75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5.jpeg</text:p>
          </table:table-cell>
          <table:table-cell office:value-type="float" office:value="1502063207.83157" calcext:value-type="float">
            <text:p>1502063207.83157</text:p>
          </table:table-cell>
          <table:table-cell table:formula="of:=[.B757] - [.B756]" office:value-type="float" office:value="0.0332598686218262" calcext:value-type="float">
            <text:p>0.0332598686</text:p>
          </table:table-cell>
          <table:table-cell table:formula="of:=[.C75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6.jpeg</text:p>
          </table:table-cell>
          <table:table-cell office:value-type="float" office:value="1502063207.86505" calcext:value-type="float">
            <text:p>1502063207.86505</text:p>
          </table:table-cell>
          <table:table-cell table:formula="of:=[.B758] - [.B757]" office:value-type="float" office:value="0.033480167388916" calcext:value-type="float">
            <text:p>0.0334801674</text:p>
          </table:table-cell>
          <table:table-cell table:formula="of:=[.C758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7.jpeg</text:p>
          </table:table-cell>
          <table:table-cell office:value-type="float" office:value="1502063207.89831" calcext:value-type="float">
            <text:p>1502063207.89831</text:p>
          </table:table-cell>
          <table:table-cell table:formula="of:=[.B759] - [.B758]" office:value-type="float" office:value="0.0332598686218262" calcext:value-type="float">
            <text:p>0.0332598686</text:p>
          </table:table-cell>
          <table:table-cell table:formula="of:=[.C75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8.jpeg</text:p>
          </table:table-cell>
          <table:table-cell office:value-type="float" office:value="1502063207.93157" calcext:value-type="float">
            <text:p>1502063207.93157</text:p>
          </table:table-cell>
          <table:table-cell table:formula="of:=[.B760] - [.B759]" office:value-type="float" office:value="0.0332601070404053" calcext:value-type="float">
            <text:p>0.033260107</text:p>
          </table:table-cell>
          <table:table-cell table:formula="of:=[.C76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59.jpeg</text:p>
          </table:table-cell>
          <table:table-cell office:value-type="float" office:value="1502063207.96524" calcext:value-type="float">
            <text:p>1502063207.96524</text:p>
          </table:table-cell>
          <table:table-cell table:formula="of:=[.B761] - [.B760]" office:value-type="float" office:value="0.0336699485778809" calcext:value-type="float">
            <text:p>0.0336699486</text:p>
          </table:table-cell>
          <table:table-cell table:formula="of:=[.C761] - 0.03333333333" office:value-type="float" office:value="0.00033661524788086" calcext:value-type="float">
            <text:p>0.000336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0.jpeg</text:p>
          </table:table-cell>
          <table:table-cell office:value-type="float" office:value="1502063207.99851" calcext:value-type="float">
            <text:p>1502063207.99851</text:p>
          </table:table-cell>
          <table:table-cell table:formula="of:=[.B762] - [.B761]" office:value-type="float" office:value="0.0332698822021484" calcext:value-type="float">
            <text:p>0.0332698822</text:p>
          </table:table-cell>
          <table:table-cell table:formula="of:=[.C76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1.jpeg</text:p>
          </table:table-cell>
          <table:table-cell office:value-type="float" office:value="1502063208.03178" calcext:value-type="float">
            <text:p>1502063208.03178</text:p>
          </table:table-cell>
          <table:table-cell table:formula="of:=[.B763] - [.B762]" office:value-type="float" office:value="0.0332701206207275" calcext:value-type="float">
            <text:p>0.0332701206</text:p>
          </table:table-cell>
          <table:table-cell table:formula="of:=[.C76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2.jpeg</text:p>
          </table:table-cell>
          <table:table-cell office:value-type="float" office:value="1502063208.06509" calcext:value-type="float">
            <text:p>1502063208.06509</text:p>
          </table:table-cell>
          <table:table-cell table:formula="of:=[.B764] - [.B763]" office:value-type="float" office:value="0.0333099365234375" calcext:value-type="float">
            <text:p>0.0333099365</text:p>
          </table:table-cell>
          <table:table-cell table:formula="of:=[.C764] - 0.03333333333" office:value-type="float" office:value="-0.0000233968065624993" calcext:value-type="float">
            <text:p>-2.339680656249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3.jpeg</text:p>
          </table:table-cell>
          <table:table-cell office:value-type="float" office:value="1502063208.09835" calcext:value-type="float">
            <text:p>1502063208.09835</text:p>
          </table:table-cell>
          <table:table-cell table:formula="of:=[.B765] - [.B764]" office:value-type="float" office:value="0.0332601070404053" calcext:value-type="float">
            <text:p>0.033260107</text:p>
          </table:table-cell>
          <table:table-cell table:formula="of:=[.C76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4.jpeg</text:p>
          </table:table-cell>
          <table:table-cell office:value-type="float" office:value="1502063208.13162" calcext:value-type="float">
            <text:p>1502063208.13162</text:p>
          </table:table-cell>
          <table:table-cell table:formula="of:=[.B766] - [.B765]" office:value-type="float" office:value="0.0332698822021484" calcext:value-type="float">
            <text:p>0.0332698822</text:p>
          </table:table-cell>
          <table:table-cell table:formula="of:=[.C76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5.jpeg</text:p>
          </table:table-cell>
          <table:table-cell office:value-type="float" office:value="1502063208.16504" calcext:value-type="float">
            <text:p>1502063208.16504</text:p>
          </table:table-cell>
          <table:table-cell table:formula="of:=[.B767] - [.B766]" office:value-type="float" office:value="0.0334200859069824" calcext:value-type="float">
            <text:p>0.0334200859</text:p>
          </table:table-cell>
          <table:table-cell table:formula="of:=[.C767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6.jpeg</text:p>
          </table:table-cell>
          <table:table-cell office:value-type="float" office:value="1502063208.1983" calcext:value-type="float">
            <text:p>1502063208.1983</text:p>
          </table:table-cell>
          <table:table-cell table:formula="of:=[.B768] - [.B767]" office:value-type="float" office:value="0.0332598686218262" calcext:value-type="float">
            <text:p>0.0332598686</text:p>
          </table:table-cell>
          <table:table-cell table:formula="of:=[.C76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7.jpeg</text:p>
          </table:table-cell>
          <table:table-cell office:value-type="float" office:value="1502063208.23158" calcext:value-type="float">
            <text:p>1502063208.23158</text:p>
          </table:table-cell>
          <table:table-cell table:formula="of:=[.B769] - [.B768]" office:value-type="float" office:value="0.0332801342010498" calcext:value-type="float">
            <text:p>0.0332801342</text:p>
          </table:table-cell>
          <table:table-cell table:formula="of:=[.C76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8.jpeg</text:p>
          </table:table-cell>
          <table:table-cell office:value-type="float" office:value="1502063208.26504" calcext:value-type="float">
            <text:p>1502063208.26504</text:p>
          </table:table-cell>
          <table:table-cell table:formula="of:=[.B770] - [.B769]" office:value-type="float" office:value="0.0334599018096924" calcext:value-type="float">
            <text:p>0.0334599018</text:p>
          </table:table-cell>
          <table:table-cell table:formula="of:=[.C770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69.jpeg</text:p>
          </table:table-cell>
          <table:table-cell office:value-type="float" office:value="1502063208.2983" calcext:value-type="float">
            <text:p>1502063208.2983</text:p>
          </table:table-cell>
          <table:table-cell table:formula="of:=[.B771] - [.B770]" office:value-type="float" office:value="0.0332601070404053" calcext:value-type="float">
            <text:p>0.033260107</text:p>
          </table:table-cell>
          <table:table-cell table:formula="of:=[.C77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0.jpeg</text:p>
          </table:table-cell>
          <table:table-cell office:value-type="float" office:value="1502063208.33157" calcext:value-type="float">
            <text:p>1502063208.33157</text:p>
          </table:table-cell>
          <table:table-cell table:formula="of:=[.B772] - [.B771]" office:value-type="float" office:value="0.0332698822021484" calcext:value-type="float">
            <text:p>0.0332698822</text:p>
          </table:table-cell>
          <table:table-cell table:formula="of:=[.C77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1.jpeg</text:p>
          </table:table-cell>
          <table:table-cell office:value-type="float" office:value="1502063208.36507" calcext:value-type="float">
            <text:p>1502063208.36507</text:p>
          </table:table-cell>
          <table:table-cell table:formula="of:=[.B773] - [.B772]" office:value-type="float" office:value="0.0335001945495605" calcext:value-type="float">
            <text:p>0.0335001945</text:p>
          </table:table-cell>
          <table:table-cell table:formula="of:=[.C773] - 0.03333333333" office:value-type="float" office:value="0.000166861219560548" calcext:value-type="float">
            <text:p>0.0001668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2.jpeg</text:p>
          </table:table-cell>
          <table:table-cell office:value-type="float" office:value="1502063208.39833" calcext:value-type="float">
            <text:p>1502063208.39833</text:p>
          </table:table-cell>
          <table:table-cell table:formula="of:=[.B774] - [.B773]" office:value-type="float" office:value="0.0332598686218262" calcext:value-type="float">
            <text:p>0.0332598686</text:p>
          </table:table-cell>
          <table:table-cell table:formula="of:=[.C77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3.jpeg</text:p>
          </table:table-cell>
          <table:table-cell office:value-type="float" office:value="1502063208.4316" calcext:value-type="float">
            <text:p>1502063208.4316</text:p>
          </table:table-cell>
          <table:table-cell table:formula="of:=[.B775] - [.B774]" office:value-type="float" office:value="0.0332701206207275" calcext:value-type="float">
            <text:p>0.0332701206</text:p>
          </table:table-cell>
          <table:table-cell table:formula="of:=[.C77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4.jpeg</text:p>
          </table:table-cell>
          <table:table-cell office:value-type="float" office:value="1502063208.46522" calcext:value-type="float">
            <text:p>1502063208.46522</text:p>
          </table:table-cell>
          <table:table-cell table:formula="of:=[.B776] - [.B775]" office:value-type="float" office:value="0.0336198806762695" calcext:value-type="float">
            <text:p>0.0336198807</text:p>
          </table:table-cell>
          <table:table-cell table:formula="of:=[.C776] - 0.03333333333" office:value-type="float" office:value="0.000286547346269532" calcext:value-type="float">
            <text:p>0.0002865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5.jpeg</text:p>
          </table:table-cell>
          <table:table-cell office:value-type="float" office:value="1502063208.49848" calcext:value-type="float">
            <text:p>1502063208.49848</text:p>
          </table:table-cell>
          <table:table-cell table:formula="of:=[.B777] - [.B776]" office:value-type="float" office:value="0.0332601070404053" calcext:value-type="float">
            <text:p>0.033260107</text:p>
          </table:table-cell>
          <table:table-cell table:formula="of:=[.C77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6.jpeg</text:p>
          </table:table-cell>
          <table:table-cell office:value-type="float" office:value="1502063208.53175" calcext:value-type="float">
            <text:p>1502063208.53175</text:p>
          </table:table-cell>
          <table:table-cell table:formula="of:=[.B778] - [.B777]" office:value-type="float" office:value="0.0332698822021484" calcext:value-type="float">
            <text:p>0.0332698822</text:p>
          </table:table-cell>
          <table:table-cell table:formula="of:=[.C77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7.jpeg</text:p>
          </table:table-cell>
          <table:table-cell office:value-type="float" office:value="1502063208.56514" calcext:value-type="float">
            <text:p>1502063208.56514</text:p>
          </table:table-cell>
          <table:table-cell table:formula="of:=[.B779] - [.B778]" office:value-type="float" office:value="0.0333900451660156" calcext:value-type="float">
            <text:p>0.0333900452</text:p>
          </table:table-cell>
          <table:table-cell table:formula="of:=[.C779] - 0.03333333333" office:value-type="float" office:value="0.0000567118360156257" calcext:value-type="float">
            <text:p>5.6711836015625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8.jpeg</text:p>
          </table:table-cell>
          <table:table-cell office:value-type="float" office:value="1502063208.59839" calcext:value-type="float">
            <text:p>1502063208.59839</text:p>
          </table:table-cell>
          <table:table-cell table:formula="of:=[.B780] - [.B779]" office:value-type="float" office:value="0.033250093460083" calcext:value-type="float">
            <text:p>0.0332500935</text:p>
          </table:table-cell>
          <table:table-cell table:formula="of:=[.C780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79.jpeg</text:p>
          </table:table-cell>
          <table:table-cell office:value-type="float" office:value="1502063208.63167" calcext:value-type="float">
            <text:p>1502063208.63167</text:p>
          </table:table-cell>
          <table:table-cell table:formula="of:=[.B781] - [.B780]" office:value-type="float" office:value="0.0332798957824707" calcext:value-type="float">
            <text:p>0.0332798958</text:p>
          </table:table-cell>
          <table:table-cell table:formula="of:=[.C781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0.jpeg</text:p>
          </table:table-cell>
          <table:table-cell office:value-type="float" office:value="1502063208.66497" calcext:value-type="float">
            <text:p>1502063208.66497</text:p>
          </table:table-cell>
          <table:table-cell table:formula="of:=[.B782] - [.B781]" office:value-type="float" office:value="0.0332999229431152" calcext:value-type="float">
            <text:p>0.0332999229</text:p>
          </table:table-cell>
          <table:table-cell table:formula="of:=[.C782] - 0.03333333333" office:value-type="float" office:value="-0.0000334103868847649" calcext:value-type="float">
            <text:p>-3.3410386884764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1.jpeg</text:p>
          </table:table-cell>
          <table:table-cell office:value-type="float" office:value="1502063208.69823" calcext:value-type="float">
            <text:p>1502063208.69823</text:p>
          </table:table-cell>
          <table:table-cell table:formula="of:=[.B783] - [.B782]" office:value-type="float" office:value="0.0332601070404053" calcext:value-type="float">
            <text:p>0.033260107</text:p>
          </table:table-cell>
          <table:table-cell table:formula="of:=[.C78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2.jpeg</text:p>
          </table:table-cell>
          <table:table-cell office:value-type="float" office:value="1502063208.73151" calcext:value-type="float">
            <text:p>1502063208.73151</text:p>
          </table:table-cell>
          <table:table-cell table:formula="of:=[.B784] - [.B783]" office:value-type="float" office:value="0.0332798957824707" calcext:value-type="float">
            <text:p>0.0332798958</text:p>
          </table:table-cell>
          <table:table-cell table:formula="of:=[.C78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3.jpeg</text:p>
          </table:table-cell>
          <table:table-cell office:value-type="float" office:value="1502063208.76511" calcext:value-type="float">
            <text:p>1502063208.76511</text:p>
          </table:table-cell>
          <table:table-cell table:formula="of:=[.B785] - [.B784]" office:value-type="float" office:value="0.0336000919342041" calcext:value-type="float">
            <text:p>0.0336000919</text:p>
          </table:table-cell>
          <table:table-cell table:formula="of:=[.C785] - 0.03333333333" office:value-type="float" office:value="0.000266758604204102" calcext:value-type="float">
            <text:p>0.0002667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4.jpeg</text:p>
          </table:table-cell>
          <table:table-cell office:value-type="float" office:value="1502063208.79837" calcext:value-type="float">
            <text:p>1502063208.79837</text:p>
          </table:table-cell>
          <table:table-cell table:formula="of:=[.B786] - [.B785]" office:value-type="float" office:value="0.0332598686218262" calcext:value-type="float">
            <text:p>0.0332598686</text:p>
          </table:table-cell>
          <table:table-cell table:formula="of:=[.C78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5.jpeg</text:p>
          </table:table-cell>
          <table:table-cell office:value-type="float" office:value="1502063208.83164" calcext:value-type="float">
            <text:p>1502063208.83164</text:p>
          </table:table-cell>
          <table:table-cell table:formula="of:=[.B787] - [.B786]" office:value-type="float" office:value="0.0332701206207275" calcext:value-type="float">
            <text:p>0.0332701206</text:p>
          </table:table-cell>
          <table:table-cell table:formula="of:=[.C78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6.jpeg</text:p>
          </table:table-cell>
          <table:table-cell office:value-type="float" office:value="1502063208.86533" calcext:value-type="float">
            <text:p>1502063208.86533</text:p>
          </table:table-cell>
          <table:table-cell table:formula="of:=[.B788] - [.B787]" office:value-type="float" office:value="0.0336899757385254" calcext:value-type="float">
            <text:p>0.0336899757</text:p>
          </table:table-cell>
          <table:table-cell table:formula="of:=[.C788] - 0.03333333333" office:value-type="float" office:value="0.000356642408525391" calcext:value-type="float">
            <text:p>0.0003566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7.jpeg</text:p>
          </table:table-cell>
          <table:table-cell office:value-type="float" office:value="1502063208.89859" calcext:value-type="float">
            <text:p>1502063208.89859</text:p>
          </table:table-cell>
          <table:table-cell table:formula="of:=[.B789] - [.B788]" office:value-type="float" office:value="0.0332601070404053" calcext:value-type="float">
            <text:p>0.033260107</text:p>
          </table:table-cell>
          <table:table-cell table:formula="of:=[.C78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8.jpeg</text:p>
          </table:table-cell>
          <table:table-cell office:value-type="float" office:value="1502063208.93186" calcext:value-type="float">
            <text:p>1502063208.93186</text:p>
          </table:table-cell>
          <table:table-cell table:formula="of:=[.B790] - [.B789]" office:value-type="float" office:value="0.0332698822021484" calcext:value-type="float">
            <text:p>0.0332698822</text:p>
          </table:table-cell>
          <table:table-cell table:formula="of:=[.C79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89.jpeg</text:p>
          </table:table-cell>
          <table:table-cell office:value-type="float" office:value="1502063208.96513" calcext:value-type="float">
            <text:p>1502063208.96513</text:p>
          </table:table-cell>
          <table:table-cell table:formula="of:=[.B791] - [.B790]" office:value-type="float" office:value="0.0332701206207275" calcext:value-type="float">
            <text:p>0.0332701206</text:p>
          </table:table-cell>
          <table:table-cell table:formula="of:=[.C79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0.jpeg</text:p>
          </table:table-cell>
          <table:table-cell office:value-type="float" office:value="1502063208.99839" calcext:value-type="float">
            <text:p>1502063208.99839</text:p>
          </table:table-cell>
          <table:table-cell table:formula="of:=[.B792] - [.B791]" office:value-type="float" office:value="0.0332598686218262" calcext:value-type="float">
            <text:p>0.0332598686</text:p>
          </table:table-cell>
          <table:table-cell table:formula="of:=[.C79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1.jpeg</text:p>
          </table:table-cell>
          <table:table-cell office:value-type="float" office:value="1502063209.03166" calcext:value-type="float">
            <text:p>1502063209.03166</text:p>
          </table:table-cell>
          <table:table-cell table:formula="of:=[.B793] - [.B792]" office:value-type="float" office:value="0.0332701206207275" calcext:value-type="float">
            <text:p>0.0332701206</text:p>
          </table:table-cell>
          <table:table-cell table:formula="of:=[.C79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2.jpeg</text:p>
          </table:table-cell>
          <table:table-cell office:value-type="float" office:value="1502063209.06503" calcext:value-type="float">
            <text:p>1502063209.06503</text:p>
          </table:table-cell>
          <table:table-cell table:formula="of:=[.B794] - [.B793]" office:value-type="float" office:value="0.0333700180053711" calcext:value-type="float">
            <text:p>0.033370018</text:p>
          </table:table-cell>
          <table:table-cell table:formula="of:=[.C794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3.jpeg</text:p>
          </table:table-cell>
          <table:table-cell office:value-type="float" office:value="1502063209.09829" calcext:value-type="float">
            <text:p>1502063209.09829</text:p>
          </table:table-cell>
          <table:table-cell table:formula="of:=[.B795] - [.B794]" office:value-type="float" office:value="0.0332598686218262" calcext:value-type="float">
            <text:p>0.0332598686</text:p>
          </table:table-cell>
          <table:table-cell table:formula="of:=[.C79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4.jpeg</text:p>
          </table:table-cell>
          <table:table-cell office:value-type="float" office:value="1502063209.13156" calcext:value-type="float">
            <text:p>1502063209.13156</text:p>
          </table:table-cell>
          <table:table-cell table:formula="of:=[.B796] - [.B795]" office:value-type="float" office:value="0.0332701206207275" calcext:value-type="float">
            <text:p>0.0332701206</text:p>
          </table:table-cell>
          <table:table-cell table:formula="of:=[.C79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5.jpeg</text:p>
          </table:table-cell>
          <table:table-cell office:value-type="float" office:value="1502063209.16504" calcext:value-type="float">
            <text:p>1502063209.16504</text:p>
          </table:table-cell>
          <table:table-cell table:formula="of:=[.B797] - [.B796]" office:value-type="float" office:value="0.0334799289703369" calcext:value-type="float">
            <text:p>0.033479929</text:p>
          </table:table-cell>
          <table:table-cell table:formula="of:=[.C797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6.jpeg</text:p>
          </table:table-cell>
          <table:table-cell office:value-type="float" office:value="1502063209.1983" calcext:value-type="float">
            <text:p>1502063209.1983</text:p>
          </table:table-cell>
          <table:table-cell table:formula="of:=[.B798] - [.B797]" office:value-type="float" office:value="0.0332598686218262" calcext:value-type="float">
            <text:p>0.0332598686</text:p>
          </table:table-cell>
          <table:table-cell table:formula="of:=[.C79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7.jpeg</text:p>
          </table:table-cell>
          <table:table-cell office:value-type="float" office:value="1502063209.23157" calcext:value-type="float">
            <text:p>1502063209.23157</text:p>
          </table:table-cell>
          <table:table-cell table:formula="of:=[.B799] - [.B798]" office:value-type="float" office:value="0.0332701206207275" calcext:value-type="float">
            <text:p>0.0332701206</text:p>
          </table:table-cell>
          <table:table-cell table:formula="of:=[.C79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8.jpeg</text:p>
          </table:table-cell>
          <table:table-cell office:value-type="float" office:value="1502063209.26502" calcext:value-type="float">
            <text:p>1502063209.26502</text:p>
          </table:table-cell>
          <table:table-cell table:formula="of:=[.B800] - [.B799]" office:value-type="float" office:value="0.0334498882293701" calcext:value-type="float">
            <text:p>0.0334498882</text:p>
          </table:table-cell>
          <table:table-cell table:formula="of:=[.C800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799.jpeg</text:p>
          </table:table-cell>
          <table:table-cell office:value-type="float" office:value="1502063209.29828" calcext:value-type="float">
            <text:p>1502063209.29828</text:p>
          </table:table-cell>
          <table:table-cell table:formula="of:=[.B801] - [.B800]" office:value-type="float" office:value="0.0332601070404053" calcext:value-type="float">
            <text:p>0.033260107</text:p>
          </table:table-cell>
          <table:table-cell table:formula="of:=[.C80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0.jpeg</text:p>
          </table:table-cell>
          <table:table-cell office:value-type="float" office:value="1502063209.33155" calcext:value-type="float">
            <text:p>1502063209.33155</text:p>
          </table:table-cell>
          <table:table-cell table:formula="of:=[.B802] - [.B801]" office:value-type="float" office:value="0.0332698822021484" calcext:value-type="float">
            <text:p>0.0332698822</text:p>
          </table:table-cell>
          <table:table-cell table:formula="of:=[.C80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1.jpeg</text:p>
          </table:table-cell>
          <table:table-cell office:value-type="float" office:value="1502063209.36503" calcext:value-type="float">
            <text:p>1502063209.36503</text:p>
          </table:table-cell>
          <table:table-cell table:formula="of:=[.B803] - [.B802]" office:value-type="float" office:value="0.033480167388916" calcext:value-type="float">
            <text:p>0.0334801674</text:p>
          </table:table-cell>
          <table:table-cell table:formula="of:=[.C803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2.jpeg</text:p>
          </table:table-cell>
          <table:table-cell office:value-type="float" office:value="1502063209.39828" calcext:value-type="float">
            <text:p>1502063209.39828</text:p>
          </table:table-cell>
          <table:table-cell table:formula="of:=[.B804] - [.B803]" office:value-type="float" office:value="0.0332498550415039" calcext:value-type="float">
            <text:p>0.033249855</text:p>
          </table:table-cell>
          <table:table-cell table:formula="of:=[.C804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3.jpeg</text:p>
          </table:table-cell>
          <table:table-cell office:value-type="float" office:value="1502063209.43155" calcext:value-type="float">
            <text:p>1502063209.43155</text:p>
          </table:table-cell>
          <table:table-cell table:formula="of:=[.B805] - [.B804]" office:value-type="float" office:value="0.0332701206207275" calcext:value-type="float">
            <text:p>0.0332701206</text:p>
          </table:table-cell>
          <table:table-cell table:formula="of:=[.C80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4.jpeg</text:p>
          </table:table-cell>
          <table:table-cell office:value-type="float" office:value="1502063209.46502" calcext:value-type="float">
            <text:p>1502063209.46502</text:p>
          </table:table-cell>
          <table:table-cell table:formula="of:=[.B806] - [.B805]" office:value-type="float" office:value="0.0334699153900146" calcext:value-type="float">
            <text:p>0.0334699154</text:p>
          </table:table-cell>
          <table:table-cell table:formula="of:=[.C80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5.jpeg</text:p>
          </table:table-cell>
          <table:table-cell office:value-type="float" office:value="1502063209.49828" calcext:value-type="float">
            <text:p>1502063209.49828</text:p>
          </table:table-cell>
          <table:table-cell table:formula="of:=[.B807] - [.B806]" office:value-type="float" office:value="0.0332601070404053" calcext:value-type="float">
            <text:p>0.033260107</text:p>
          </table:table-cell>
          <table:table-cell table:formula="of:=[.C80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6.jpeg</text:p>
          </table:table-cell>
          <table:table-cell office:value-type="float" office:value="1502063209.53155" calcext:value-type="float">
            <text:p>1502063209.53155</text:p>
          </table:table-cell>
          <table:table-cell table:formula="of:=[.B808] - [.B807]" office:value-type="float" office:value="0.0332698822021484" calcext:value-type="float">
            <text:p>0.0332698822</text:p>
          </table:table-cell>
          <table:table-cell table:formula="of:=[.C80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7.jpeg</text:p>
          </table:table-cell>
          <table:table-cell office:value-type="float" office:value="1502063209.56502" calcext:value-type="float">
            <text:p>1502063209.56502</text:p>
          </table:table-cell>
          <table:table-cell table:formula="of:=[.B809] - [.B808]" office:value-type="float" office:value="0.0334701538085937" calcext:value-type="float">
            <text:p>0.0334701538</text:p>
          </table:table-cell>
          <table:table-cell table:formula="of:=[.C809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8.jpeg</text:p>
          </table:table-cell>
          <table:table-cell office:value-type="float" office:value="1502063209.59828" calcext:value-type="float">
            <text:p>1502063209.59828</text:p>
          </table:table-cell>
          <table:table-cell table:formula="of:=[.B810] - [.B809]" office:value-type="float" office:value="0.0332598686218262" calcext:value-type="float">
            <text:p>0.0332598686</text:p>
          </table:table-cell>
          <table:table-cell table:formula="of:=[.C81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09.jpeg</text:p>
          </table:table-cell>
          <table:table-cell office:value-type="float" office:value="1502063209.63155" calcext:value-type="float">
            <text:p>1502063209.63155</text:p>
          </table:table-cell>
          <table:table-cell table:formula="of:=[.B811] - [.B810]" office:value-type="float" office:value="0.0332701206207275" calcext:value-type="float">
            <text:p>0.0332701206</text:p>
          </table:table-cell>
          <table:table-cell table:formula="of:=[.C81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0.jpeg</text:p>
          </table:table-cell>
          <table:table-cell office:value-type="float" office:value="1502063209.66503" calcext:value-type="float">
            <text:p>1502063209.66503</text:p>
          </table:table-cell>
          <table:table-cell table:formula="of:=[.B812] - [.B811]" office:value-type="float" office:value="0.0334799289703369" calcext:value-type="float">
            <text:p>0.033479929</text:p>
          </table:table-cell>
          <table:table-cell table:formula="of:=[.C81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1.jpeg</text:p>
          </table:table-cell>
          <table:table-cell office:value-type="float" office:value="1502063209.69829" calcext:value-type="float">
            <text:p>1502063209.69829</text:p>
          </table:table-cell>
          <table:table-cell table:formula="of:=[.B813] - [.B812]" office:value-type="float" office:value="0.0332601070404053" calcext:value-type="float">
            <text:p>0.033260107</text:p>
          </table:table-cell>
          <table:table-cell table:formula="of:=[.C81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2.jpeg</text:p>
          </table:table-cell>
          <table:table-cell office:value-type="float" office:value="1502063209.73156" calcext:value-type="float">
            <text:p>1502063209.73156</text:p>
          </table:table-cell>
          <table:table-cell table:formula="of:=[.B814] - [.B813]" office:value-type="float" office:value="0.0332698822021484" calcext:value-type="float">
            <text:p>0.0332698822</text:p>
          </table:table-cell>
          <table:table-cell table:formula="of:=[.C81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3.jpeg</text:p>
          </table:table-cell>
          <table:table-cell office:value-type="float" office:value="1502063209.76502" calcext:value-type="float">
            <text:p>1502063209.76502</text:p>
          </table:table-cell>
          <table:table-cell table:formula="of:=[.B815] - [.B814]" office:value-type="float" office:value="0.0334599018096924" calcext:value-type="float">
            <text:p>0.0334599018</text:p>
          </table:table-cell>
          <table:table-cell table:formula="of:=[.C815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4.jpeg</text:p>
          </table:table-cell>
          <table:table-cell office:value-type="float" office:value="1502063209.79828" calcext:value-type="float">
            <text:p>1502063209.79828</text:p>
          </table:table-cell>
          <table:table-cell table:formula="of:=[.B816] - [.B815]" office:value-type="float" office:value="0.0332601070404053" calcext:value-type="float">
            <text:p>0.033260107</text:p>
          </table:table-cell>
          <table:table-cell table:formula="of:=[.C81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5.jpeg</text:p>
          </table:table-cell>
          <table:table-cell office:value-type="float" office:value="1502063209.83155" calcext:value-type="float">
            <text:p>1502063209.83155</text:p>
          </table:table-cell>
          <table:table-cell table:formula="of:=[.B817] - [.B816]" office:value-type="float" office:value="0.0332698822021484" calcext:value-type="float">
            <text:p>0.0332698822</text:p>
          </table:table-cell>
          <table:table-cell table:formula="of:=[.C81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6.jpeg</text:p>
          </table:table-cell>
          <table:table-cell office:value-type="float" office:value="1502063209.86503" calcext:value-type="float">
            <text:p>1502063209.86503</text:p>
          </table:table-cell>
          <table:table-cell table:formula="of:=[.B818] - [.B817]" office:value-type="float" office:value="0.033480167388916" calcext:value-type="float">
            <text:p>0.0334801674</text:p>
          </table:table-cell>
          <table:table-cell table:formula="of:=[.C818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7.jpeg</text:p>
          </table:table-cell>
          <table:table-cell office:value-type="float" office:value="1502063209.89829" calcext:value-type="float">
            <text:p>1502063209.89829</text:p>
          </table:table-cell>
          <table:table-cell table:formula="of:=[.B819] - [.B818]" office:value-type="float" office:value="0.0332598686218262" calcext:value-type="float">
            <text:p>0.0332598686</text:p>
          </table:table-cell>
          <table:table-cell table:formula="of:=[.C81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8.jpeg</text:p>
          </table:table-cell>
          <table:table-cell office:value-type="float" office:value="1502063209.93157" calcext:value-type="float">
            <text:p>1502063209.93157</text:p>
          </table:table-cell>
          <table:table-cell table:formula="of:=[.B820] - [.B819]" office:value-type="float" office:value="0.0332801342010498" calcext:value-type="float">
            <text:p>0.0332801342</text:p>
          </table:table-cell>
          <table:table-cell table:formula="of:=[.C820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19.jpeg</text:p>
          </table:table-cell>
          <table:table-cell office:value-type="float" office:value="1502063209.96501" calcext:value-type="float">
            <text:p>1502063209.96501</text:p>
          </table:table-cell>
          <table:table-cell table:formula="of:=[.B821] - [.B820]" office:value-type="float" office:value="0.0334398746490479" calcext:value-type="float">
            <text:p>0.0334398746</text:p>
          </table:table-cell>
          <table:table-cell table:formula="of:=[.C821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0.jpeg</text:p>
          </table:table-cell>
          <table:table-cell office:value-type="float" office:value="1502063209.99827" calcext:value-type="float">
            <text:p>1502063209.99827</text:p>
          </table:table-cell>
          <table:table-cell table:formula="of:=[.B822] - [.B821]" office:value-type="float" office:value="0.0332601070404053" calcext:value-type="float">
            <text:p>0.033260107</text:p>
          </table:table-cell>
          <table:table-cell table:formula="of:=[.C82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1.jpeg</text:p>
          </table:table-cell>
          <table:table-cell office:value-type="float" office:value="1502063210.03154" calcext:value-type="float">
            <text:p>1502063210.03154</text:p>
          </table:table-cell>
          <table:table-cell table:formula="of:=[.B823] - [.B822]" office:value-type="float" office:value="0.0332698822021484" calcext:value-type="float">
            <text:p>0.0332698822</text:p>
          </table:table-cell>
          <table:table-cell table:formula="of:=[.C82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2.jpeg</text:p>
          </table:table-cell>
          <table:table-cell office:value-type="float" office:value="1502063210.06503" calcext:value-type="float">
            <text:p>1502063210.06503</text:p>
          </table:table-cell>
          <table:table-cell table:formula="of:=[.B824] - [.B823]" office:value-type="float" office:value="0.0334901809692383" calcext:value-type="float">
            <text:p>0.033490181</text:p>
          </table:table-cell>
          <table:table-cell table:formula="of:=[.C824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3.jpeg</text:p>
          </table:table-cell>
          <table:table-cell office:value-type="float" office:value="1502063210.09829" calcext:value-type="float">
            <text:p>1502063210.09829</text:p>
          </table:table-cell>
          <table:table-cell table:formula="of:=[.B825] - [.B824]" office:value-type="float" office:value="0.0332598686218262" calcext:value-type="float">
            <text:p>0.0332598686</text:p>
          </table:table-cell>
          <table:table-cell table:formula="of:=[.C82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4.jpeg</text:p>
          </table:table-cell>
          <table:table-cell office:value-type="float" office:value="1502063210.13156" calcext:value-type="float">
            <text:p>1502063210.13156</text:p>
          </table:table-cell>
          <table:table-cell table:formula="of:=[.B826] - [.B825]" office:value-type="float" office:value="0.0332701206207275" calcext:value-type="float">
            <text:p>0.0332701206</text:p>
          </table:table-cell>
          <table:table-cell table:formula="of:=[.C82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5.jpeg</text:p>
          </table:table-cell>
          <table:table-cell office:value-type="float" office:value="1502063210.16504" calcext:value-type="float">
            <text:p>1502063210.16504</text:p>
          </table:table-cell>
          <table:table-cell table:formula="of:=[.B827] - [.B826]" office:value-type="float" office:value="0.0334799289703369" calcext:value-type="float">
            <text:p>0.033479929</text:p>
          </table:table-cell>
          <table:table-cell table:formula="of:=[.C827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6.jpeg</text:p>
          </table:table-cell>
          <table:table-cell office:value-type="float" office:value="1502063210.1983" calcext:value-type="float">
            <text:p>1502063210.1983</text:p>
          </table:table-cell>
          <table:table-cell table:formula="of:=[.B828] - [.B827]" office:value-type="float" office:value="0.0332598686218262" calcext:value-type="float">
            <text:p>0.0332598686</text:p>
          </table:table-cell>
          <table:table-cell table:formula="of:=[.C82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7.jpeg</text:p>
          </table:table-cell>
          <table:table-cell office:value-type="float" office:value="1502063210.23157" calcext:value-type="float">
            <text:p>1502063210.23157</text:p>
          </table:table-cell>
          <table:table-cell table:formula="of:=[.B829] - [.B828]" office:value-type="float" office:value="0.0332701206207275" calcext:value-type="float">
            <text:p>0.0332701206</text:p>
          </table:table-cell>
          <table:table-cell table:formula="of:=[.C82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8.jpeg</text:p>
          </table:table-cell>
          <table:table-cell office:value-type="float" office:value="1502063210.26522" calcext:value-type="float">
            <text:p>1502063210.26522</text:p>
          </table:table-cell>
          <table:table-cell table:formula="of:=[.B830] - [.B829]" office:value-type="float" office:value="0.0336499214172363" calcext:value-type="float">
            <text:p>0.0336499214</text:p>
          </table:table-cell>
          <table:table-cell table:formula="of:=[.C830] - 0.03333333333" office:value-type="float" office:value="0.000316588087236329" calcext:value-type="float">
            <text:p>0.0003165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29.jpeg</text:p>
          </table:table-cell>
          <table:table-cell office:value-type="float" office:value="1502063210.29848" calcext:value-type="float">
            <text:p>1502063210.29848</text:p>
          </table:table-cell>
          <table:table-cell table:formula="of:=[.B831] - [.B830]" office:value-type="float" office:value="0.0332601070404053" calcext:value-type="float">
            <text:p>0.033260107</text:p>
          </table:table-cell>
          <table:table-cell table:formula="of:=[.C83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0.jpeg</text:p>
          </table:table-cell>
          <table:table-cell office:value-type="float" office:value="1502063210.33176" calcext:value-type="float">
            <text:p>1502063210.33176</text:p>
          </table:table-cell>
          <table:table-cell table:formula="of:=[.B832] - [.B831]" office:value-type="float" office:value="0.0332798957824707" calcext:value-type="float">
            <text:p>0.0332798958</text:p>
          </table:table-cell>
          <table:table-cell table:formula="of:=[.C832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1.jpeg</text:p>
          </table:table-cell>
          <table:table-cell office:value-type="float" office:value="1502063210.36503" calcext:value-type="float">
            <text:p>1502063210.36503</text:p>
          </table:table-cell>
          <table:table-cell table:formula="of:=[.B833] - [.B832]" office:value-type="float" office:value="0.0332701206207275" calcext:value-type="float">
            <text:p>0.0332701206</text:p>
          </table:table-cell>
          <table:table-cell table:formula="of:=[.C83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2.jpeg</text:p>
          </table:table-cell>
          <table:table-cell office:value-type="float" office:value="1502063210.39828" calcext:value-type="float">
            <text:p>1502063210.39828</text:p>
          </table:table-cell>
          <table:table-cell table:formula="of:=[.B834] - [.B833]" office:value-type="float" office:value="0.0332498550415039" calcext:value-type="float">
            <text:p>0.033249855</text:p>
          </table:table-cell>
          <table:table-cell table:formula="of:=[.C834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3.jpeg</text:p>
          </table:table-cell>
          <table:table-cell office:value-type="float" office:value="1502063210.43155" calcext:value-type="float">
            <text:p>1502063210.43155</text:p>
          </table:table-cell>
          <table:table-cell table:formula="of:=[.B835] - [.B834]" office:value-type="float" office:value="0.0332701206207275" calcext:value-type="float">
            <text:p>0.0332701206</text:p>
          </table:table-cell>
          <table:table-cell table:formula="of:=[.C83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4.jpeg</text:p>
          </table:table-cell>
          <table:table-cell office:value-type="float" office:value="1502063210.46506" calcext:value-type="float">
            <text:p>1502063210.46506</text:p>
          </table:table-cell>
          <table:table-cell table:formula="of:=[.B836] - [.B835]" office:value-type="float" office:value="0.0335099697113037" calcext:value-type="float">
            <text:p>0.0335099697</text:p>
          </table:table-cell>
          <table:table-cell table:formula="of:=[.C836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5.jpeg</text:p>
          </table:table-cell>
          <table:table-cell office:value-type="float" office:value="1502063210.49828" calcext:value-type="float">
            <text:p>1502063210.49828</text:p>
          </table:table-cell>
          <table:table-cell table:formula="of:=[.B837] - [.B836]" office:value-type="float" office:value="0.0332200527191162" calcext:value-type="float">
            <text:p>0.0332200527</text:p>
          </table:table-cell>
          <table:table-cell table:formula="of:=[.C837] - 0.03333333333" office:value-type="float" office:value="-0.000113280610883788" calcext:value-type="float">
            <text:p>-0.00011328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6.jpeg</text:p>
          </table:table-cell>
          <table:table-cell office:value-type="float" office:value="1502063210.53155" calcext:value-type="float">
            <text:p>1502063210.53155</text:p>
          </table:table-cell>
          <table:table-cell table:formula="of:=[.B838] - [.B837]" office:value-type="float" office:value="0.0332698822021484" calcext:value-type="float">
            <text:p>0.0332698822</text:p>
          </table:table-cell>
          <table:table-cell table:formula="of:=[.C83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7.jpeg</text:p>
          </table:table-cell>
          <table:table-cell office:value-type="float" office:value="1502063210.565" calcext:value-type="float">
            <text:p>1502063210.565</text:p>
          </table:table-cell>
          <table:table-cell table:formula="of:=[.B839] - [.B838]" office:value-type="float" office:value="0.0334501266479492" calcext:value-type="float">
            <text:p>0.0334501266</text:p>
          </table:table-cell>
          <table:table-cell table:formula="of:=[.C839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8.jpeg</text:p>
          </table:table-cell>
          <table:table-cell office:value-type="float" office:value="1502063210.59826" calcext:value-type="float">
            <text:p>1502063210.59826</text:p>
          </table:table-cell>
          <table:table-cell table:formula="of:=[.B840] - [.B839]" office:value-type="float" office:value="0.0332598686218262" calcext:value-type="float">
            <text:p>0.0332598686</text:p>
          </table:table-cell>
          <table:table-cell table:formula="of:=[.C84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39.jpeg</text:p>
          </table:table-cell>
          <table:table-cell office:value-type="float" office:value="1502063210.63154" calcext:value-type="float">
            <text:p>1502063210.63154</text:p>
          </table:table-cell>
          <table:table-cell table:formula="of:=[.B841] - [.B840]" office:value-type="float" office:value="0.0332801342010498" calcext:value-type="float">
            <text:p>0.0332801342</text:p>
          </table:table-cell>
          <table:table-cell table:formula="of:=[.C841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0.jpeg</text:p>
          </table:table-cell>
          <table:table-cell office:value-type="float" office:value="1502063210.66521" calcext:value-type="float">
            <text:p>1502063210.66521</text:p>
          </table:table-cell>
          <table:table-cell table:formula="of:=[.B842] - [.B841]" office:value-type="float" office:value="0.0336699485778809" calcext:value-type="float">
            <text:p>0.0336699486</text:p>
          </table:table-cell>
          <table:table-cell table:formula="of:=[.C842] - 0.03333333333" office:value-type="float" office:value="0.00033661524788086" calcext:value-type="float">
            <text:p>0.000336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1.jpeg</text:p>
          </table:table-cell>
          <table:table-cell office:value-type="float" office:value="1502063210.69847" calcext:value-type="float">
            <text:p>1502063210.69847</text:p>
          </table:table-cell>
          <table:table-cell table:formula="of:=[.B843] - [.B842]" office:value-type="float" office:value="0.0332601070404053" calcext:value-type="float">
            <text:p>0.033260107</text:p>
          </table:table-cell>
          <table:table-cell table:formula="of:=[.C84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2.jpeg</text:p>
          </table:table-cell>
          <table:table-cell office:value-type="float" office:value="1502063210.73175" calcext:value-type="float">
            <text:p>1502063210.73175</text:p>
          </table:table-cell>
          <table:table-cell table:formula="of:=[.B844] - [.B843]" office:value-type="float" office:value="0.0332798957824707" calcext:value-type="float">
            <text:p>0.0332798958</text:p>
          </table:table-cell>
          <table:table-cell table:formula="of:=[.C84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3.jpeg</text:p>
          </table:table-cell>
          <table:table-cell office:value-type="float" office:value="1502063210.76506" calcext:value-type="float">
            <text:p>1502063210.76506</text:p>
          </table:table-cell>
          <table:table-cell table:formula="of:=[.B845] - [.B844]" office:value-type="float" office:value="0.0333099365234375" calcext:value-type="float">
            <text:p>0.0333099365</text:p>
          </table:table-cell>
          <table:table-cell table:formula="of:=[.C845] - 0.03333333333" office:value-type="float" office:value="-0.0000233968065624993" calcext:value-type="float">
            <text:p>-2.339680656249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4.jpeg</text:p>
          </table:table-cell>
          <table:table-cell office:value-type="float" office:value="1502063210.79832" calcext:value-type="float">
            <text:p>1502063210.79832</text:p>
          </table:table-cell>
          <table:table-cell table:formula="of:=[.B846] - [.B845]" office:value-type="float" office:value="0.0332601070404053" calcext:value-type="float">
            <text:p>0.033260107</text:p>
          </table:table-cell>
          <table:table-cell table:formula="of:=[.C84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5.jpeg</text:p>
          </table:table-cell>
          <table:table-cell office:value-type="float" office:value="1502063210.8316" calcext:value-type="float">
            <text:p>1502063210.8316</text:p>
          </table:table-cell>
          <table:table-cell table:formula="of:=[.B847] - [.B846]" office:value-type="float" office:value="0.0332798957824707" calcext:value-type="float">
            <text:p>0.0332798958</text:p>
          </table:table-cell>
          <table:table-cell table:formula="of:=[.C847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6.jpeg</text:p>
          </table:table-cell>
          <table:table-cell office:value-type="float" office:value="1502063210.86503" calcext:value-type="float">
            <text:p>1502063210.86503</text:p>
          </table:table-cell>
          <table:table-cell table:formula="of:=[.B848] - [.B847]" office:value-type="float" office:value="0.0334300994873047" calcext:value-type="float">
            <text:p>0.0334300995</text:p>
          </table:table-cell>
          <table:table-cell table:formula="of:=[.C848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7.jpeg</text:p>
          </table:table-cell>
          <table:table-cell office:value-type="float" office:value="1502063210.89829" calcext:value-type="float">
            <text:p>1502063210.89829</text:p>
          </table:table-cell>
          <table:table-cell table:formula="of:=[.B849] - [.B848]" office:value-type="float" office:value="0.0332598686218262" calcext:value-type="float">
            <text:p>0.0332598686</text:p>
          </table:table-cell>
          <table:table-cell table:formula="of:=[.C84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8.jpeg</text:p>
          </table:table-cell>
          <table:table-cell office:value-type="float" office:value="1502063210.93157" calcext:value-type="float">
            <text:p>1502063210.93157</text:p>
          </table:table-cell>
          <table:table-cell table:formula="of:=[.B850] - [.B849]" office:value-type="float" office:value="0.0332801342010498" calcext:value-type="float">
            <text:p>0.0332801342</text:p>
          </table:table-cell>
          <table:table-cell table:formula="of:=[.C850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49.jpeg</text:p>
          </table:table-cell>
          <table:table-cell office:value-type="float" office:value="1502063210.96503" calcext:value-type="float">
            <text:p>1502063210.96503</text:p>
          </table:table-cell>
          <table:table-cell table:formula="of:=[.B851] - [.B850]" office:value-type="float" office:value="0.0334599018096924" calcext:value-type="float">
            <text:p>0.0334599018</text:p>
          </table:table-cell>
          <table:table-cell table:formula="of:=[.C851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0.jpeg</text:p>
          </table:table-cell>
          <table:table-cell office:value-type="float" office:value="1502063210.99828" calcext:value-type="float">
            <text:p>1502063210.99828</text:p>
          </table:table-cell>
          <table:table-cell table:formula="of:=[.B852] - [.B851]" office:value-type="float" office:value="0.033250093460083" calcext:value-type="float">
            <text:p>0.0332500935</text:p>
          </table:table-cell>
          <table:table-cell table:formula="of:=[.C852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1.jpeg</text:p>
          </table:table-cell>
          <table:table-cell office:value-type="float" office:value="1502063211.03156" calcext:value-type="float">
            <text:p>1502063211.03156</text:p>
          </table:table-cell>
          <table:table-cell table:formula="of:=[.B853] - [.B852]" office:value-type="float" office:value="0.0332798957824707" calcext:value-type="float">
            <text:p>0.0332798958</text:p>
          </table:table-cell>
          <table:table-cell table:formula="of:=[.C853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2.jpeg</text:p>
          </table:table-cell>
          <table:table-cell office:value-type="float" office:value="1502063211.06502" calcext:value-type="float">
            <text:p>1502063211.06502</text:p>
          </table:table-cell>
          <table:table-cell table:formula="of:=[.B854] - [.B853]" office:value-type="float" office:value="0.0334601402282715" calcext:value-type="float">
            <text:p>0.0334601402</text:p>
          </table:table-cell>
          <table:table-cell table:formula="of:=[.C854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3.jpeg</text:p>
          </table:table-cell>
          <table:table-cell office:value-type="float" office:value="1502063211.09828" calcext:value-type="float">
            <text:p>1502063211.09828</text:p>
          </table:table-cell>
          <table:table-cell table:formula="of:=[.B855] - [.B854]" office:value-type="float" office:value="0.0332598686218262" calcext:value-type="float">
            <text:p>0.0332598686</text:p>
          </table:table-cell>
          <table:table-cell table:formula="of:=[.C85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4.jpeg</text:p>
          </table:table-cell>
          <table:table-cell office:value-type="float" office:value="1502063211.13155" calcext:value-type="float">
            <text:p>1502063211.13155</text:p>
          </table:table-cell>
          <table:table-cell table:formula="of:=[.B856] - [.B855]" office:value-type="float" office:value="0.0332701206207275" calcext:value-type="float">
            <text:p>0.0332701206</text:p>
          </table:table-cell>
          <table:table-cell table:formula="of:=[.C85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5.jpeg</text:p>
          </table:table-cell>
          <table:table-cell office:value-type="float" office:value="1502063211.16501" calcext:value-type="float">
            <text:p>1502063211.16501</text:p>
          </table:table-cell>
          <table:table-cell table:formula="of:=[.B857] - [.B856]" office:value-type="float" office:value="0.0334599018096924" calcext:value-type="float">
            <text:p>0.0334599018</text:p>
          </table:table-cell>
          <table:table-cell table:formula="of:=[.C857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6.jpeg</text:p>
          </table:table-cell>
          <table:table-cell office:value-type="float" office:value="1502063211.19827" calcext:value-type="float">
            <text:p>1502063211.19827</text:p>
          </table:table-cell>
          <table:table-cell table:formula="of:=[.B858] - [.B857]" office:value-type="float" office:value="0.0332601070404053" calcext:value-type="float">
            <text:p>0.033260107</text:p>
          </table:table-cell>
          <table:table-cell table:formula="of:=[.C85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7.jpeg</text:p>
          </table:table-cell>
          <table:table-cell office:value-type="float" office:value="1502063211.23155" calcext:value-type="float">
            <text:p>1502063211.23155</text:p>
          </table:table-cell>
          <table:table-cell table:formula="of:=[.B859] - [.B858]" office:value-type="float" office:value="0.0332798957824707" calcext:value-type="float">
            <text:p>0.0332798958</text:p>
          </table:table-cell>
          <table:table-cell table:formula="of:=[.C859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8.jpeg</text:p>
          </table:table-cell>
          <table:table-cell office:value-type="float" office:value="1502063211.26503" calcext:value-type="float">
            <text:p>1502063211.26503</text:p>
          </table:table-cell>
          <table:table-cell table:formula="of:=[.B860] - [.B859]" office:value-type="float" office:value="0.0334799289703369" calcext:value-type="float">
            <text:p>0.033479929</text:p>
          </table:table-cell>
          <table:table-cell table:formula="of:=[.C860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59.jpeg</text:p>
          </table:table-cell>
          <table:table-cell office:value-type="float" office:value="1502063211.29829" calcext:value-type="float">
            <text:p>1502063211.29829</text:p>
          </table:table-cell>
          <table:table-cell table:formula="of:=[.B861] - [.B860]" office:value-type="float" office:value="0.0332601070404053" calcext:value-type="float">
            <text:p>0.033260107</text:p>
          </table:table-cell>
          <table:table-cell table:formula="of:=[.C86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0.jpeg</text:p>
          </table:table-cell>
          <table:table-cell office:value-type="float" office:value="1502063211.33156" calcext:value-type="float">
            <text:p>1502063211.33156</text:p>
          </table:table-cell>
          <table:table-cell table:formula="of:=[.B862] - [.B861]" office:value-type="float" office:value="0.0332698822021484" calcext:value-type="float">
            <text:p>0.0332698822</text:p>
          </table:table-cell>
          <table:table-cell table:formula="of:=[.C86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1.jpeg</text:p>
          </table:table-cell>
          <table:table-cell office:value-type="float" office:value="1502063211.36504" calcext:value-type="float">
            <text:p>1502063211.36504</text:p>
          </table:table-cell>
          <table:table-cell table:formula="of:=[.B863] - [.B862]" office:value-type="float" office:value="0.033480167388916" calcext:value-type="float">
            <text:p>0.0334801674</text:p>
          </table:table-cell>
          <table:table-cell table:formula="of:=[.C863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2.jpeg</text:p>
          </table:table-cell>
          <table:table-cell office:value-type="float" office:value="1502063211.3983" calcext:value-type="float">
            <text:p>1502063211.3983</text:p>
          </table:table-cell>
          <table:table-cell table:formula="of:=[.B864] - [.B863]" office:value-type="float" office:value="0.0332598686218262" calcext:value-type="float">
            <text:p>0.0332598686</text:p>
          </table:table-cell>
          <table:table-cell table:formula="of:=[.C86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3.jpeg</text:p>
          </table:table-cell>
          <table:table-cell office:value-type="float" office:value="1502063211.43157" calcext:value-type="float">
            <text:p>1502063211.43157</text:p>
          </table:table-cell>
          <table:table-cell table:formula="of:=[.B865] - [.B864]" office:value-type="float" office:value="0.0332701206207275" calcext:value-type="float">
            <text:p>0.0332701206</text:p>
          </table:table-cell>
          <table:table-cell table:formula="of:=[.C86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4.jpeg</text:p>
          </table:table-cell>
          <table:table-cell office:value-type="float" office:value="1502063211.465" calcext:value-type="float">
            <text:p>1502063211.465</text:p>
          </table:table-cell>
          <table:table-cell table:formula="of:=[.B866] - [.B865]" office:value-type="float" office:value="0.0334298610687256" calcext:value-type="float">
            <text:p>0.0334298611</text:p>
          </table:table-cell>
          <table:table-cell table:formula="of:=[.C866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5.jpeg</text:p>
          </table:table-cell>
          <table:table-cell office:value-type="float" office:value="1502063211.49826" calcext:value-type="float">
            <text:p>1502063211.49826</text:p>
          </table:table-cell>
          <table:table-cell table:formula="of:=[.B867] - [.B866]" office:value-type="float" office:value="0.0332601070404053" calcext:value-type="float">
            <text:p>0.033260107</text:p>
          </table:table-cell>
          <table:table-cell table:formula="of:=[.C86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6.jpeg</text:p>
          </table:table-cell>
          <table:table-cell office:value-type="float" office:value="1502063211.53153" calcext:value-type="float">
            <text:p>1502063211.53153</text:p>
          </table:table-cell>
          <table:table-cell table:formula="of:=[.B868] - [.B867]" office:value-type="float" office:value="0.0332698822021484" calcext:value-type="float">
            <text:p>0.0332698822</text:p>
          </table:table-cell>
          <table:table-cell table:formula="of:=[.C86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7.jpeg</text:p>
          </table:table-cell>
          <table:table-cell office:value-type="float" office:value="1502063211.56503" calcext:value-type="float">
            <text:p>1502063211.56503</text:p>
          </table:table-cell>
          <table:table-cell table:formula="of:=[.B869] - [.B868]" office:value-type="float" office:value="0.0335001945495605" calcext:value-type="float">
            <text:p>0.0335001945</text:p>
          </table:table-cell>
          <table:table-cell table:formula="of:=[.C869] - 0.03333333333" office:value-type="float" office:value="0.000166861219560548" calcext:value-type="float">
            <text:p>0.00016686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8.jpeg</text:p>
          </table:table-cell>
          <table:table-cell office:value-type="float" office:value="1502063211.59829" calcext:value-type="float">
            <text:p>1502063211.59829</text:p>
          </table:table-cell>
          <table:table-cell table:formula="of:=[.B870] - [.B869]" office:value-type="float" office:value="0.0332598686218262" calcext:value-type="float">
            <text:p>0.0332598686</text:p>
          </table:table-cell>
          <table:table-cell table:formula="of:=[.C87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69.jpeg</text:p>
          </table:table-cell>
          <table:table-cell office:value-type="float" office:value="1502063211.63156" calcext:value-type="float">
            <text:p>1502063211.63156</text:p>
          </table:table-cell>
          <table:table-cell table:formula="of:=[.B871] - [.B870]" office:value-type="float" office:value="0.0332701206207275" calcext:value-type="float">
            <text:p>0.0332701206</text:p>
          </table:table-cell>
          <table:table-cell table:formula="of:=[.C87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0.jpeg</text:p>
          </table:table-cell>
          <table:table-cell office:value-type="float" office:value="1502063211.66502" calcext:value-type="float">
            <text:p>1502063211.66502</text:p>
          </table:table-cell>
          <table:table-cell table:formula="of:=[.B872] - [.B871]" office:value-type="float" office:value="0.0334599018096924" calcext:value-type="float">
            <text:p>0.0334599018</text:p>
          </table:table-cell>
          <table:table-cell table:formula="of:=[.C872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1.jpeg</text:p>
          </table:table-cell>
          <table:table-cell office:value-type="float" office:value="1502063211.69828" calcext:value-type="float">
            <text:p>1502063211.69828</text:p>
          </table:table-cell>
          <table:table-cell table:formula="of:=[.B873] - [.B872]" office:value-type="float" office:value="0.0332601070404053" calcext:value-type="float">
            <text:p>0.033260107</text:p>
          </table:table-cell>
          <table:table-cell table:formula="of:=[.C87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2.jpeg</text:p>
          </table:table-cell>
          <table:table-cell office:value-type="float" office:value="1502063211.73155" calcext:value-type="float">
            <text:p>1502063211.73155</text:p>
          </table:table-cell>
          <table:table-cell table:formula="of:=[.B874] - [.B873]" office:value-type="float" office:value="0.0332698822021484" calcext:value-type="float">
            <text:p>0.0332698822</text:p>
          </table:table-cell>
          <table:table-cell table:formula="of:=[.C87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3.jpeg</text:p>
          </table:table-cell>
          <table:table-cell office:value-type="float" office:value="1502063211.76502" calcext:value-type="float">
            <text:p>1502063211.76502</text:p>
          </table:table-cell>
          <table:table-cell table:formula="of:=[.B875] - [.B874]" office:value-type="float" office:value="0.0334699153900146" calcext:value-type="float">
            <text:p>0.0334699154</text:p>
          </table:table-cell>
          <table:table-cell table:formula="of:=[.C875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4.jpeg</text:p>
          </table:table-cell>
          <table:table-cell office:value-type="float" office:value="1502063211.79828" calcext:value-type="float">
            <text:p>1502063211.79828</text:p>
          </table:table-cell>
          <table:table-cell table:formula="of:=[.B876] - [.B875]" office:value-type="float" office:value="0.0332601070404053" calcext:value-type="float">
            <text:p>0.033260107</text:p>
          </table:table-cell>
          <table:table-cell table:formula="of:=[.C87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5.jpeg</text:p>
          </table:table-cell>
          <table:table-cell office:value-type="float" office:value="1502063211.83155" calcext:value-type="float">
            <text:p>1502063211.83155</text:p>
          </table:table-cell>
          <table:table-cell table:formula="of:=[.B877] - [.B876]" office:value-type="float" office:value="0.0332698822021484" calcext:value-type="float">
            <text:p>0.0332698822</text:p>
          </table:table-cell>
          <table:table-cell table:formula="of:=[.C87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6.jpeg</text:p>
          </table:table-cell>
          <table:table-cell office:value-type="float" office:value="1502063211.865" calcext:value-type="float">
            <text:p>1502063211.865</text:p>
          </table:table-cell>
          <table:table-cell table:formula="of:=[.B878] - [.B877]" office:value-type="float" office:value="0.0334501266479492" calcext:value-type="float">
            <text:p>0.0334501266</text:p>
          </table:table-cell>
          <table:table-cell table:formula="of:=[.C878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7.jpeg</text:p>
          </table:table-cell>
          <table:table-cell office:value-type="float" office:value="1502063211.89826" calcext:value-type="float">
            <text:p>1502063211.89826</text:p>
          </table:table-cell>
          <table:table-cell table:formula="of:=[.B879] - [.B878]" office:value-type="float" office:value="0.0332601070404053" calcext:value-type="float">
            <text:p>0.033260107</text:p>
          </table:table-cell>
          <table:table-cell table:formula="of:=[.C87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8.jpeg</text:p>
          </table:table-cell>
          <table:table-cell office:value-type="float" office:value="1502063211.93153" calcext:value-type="float">
            <text:p>1502063211.93153</text:p>
          </table:table-cell>
          <table:table-cell table:formula="of:=[.B880] - [.B879]" office:value-type="float" office:value="0.0332698822021484" calcext:value-type="float">
            <text:p>0.0332698822</text:p>
          </table:table-cell>
          <table:table-cell table:formula="of:=[.C88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79.jpeg</text:p>
          </table:table-cell>
          <table:table-cell office:value-type="float" office:value="1502063211.96501" calcext:value-type="float">
            <text:p>1502063211.96501</text:p>
          </table:table-cell>
          <table:table-cell table:formula="of:=[.B881] - [.B880]" office:value-type="float" office:value="0.0334799289703369" calcext:value-type="float">
            <text:p>0.033479929</text:p>
          </table:table-cell>
          <table:table-cell table:formula="of:=[.C881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0.jpeg</text:p>
          </table:table-cell>
          <table:table-cell office:value-type="float" office:value="1502063211.99827" calcext:value-type="float">
            <text:p>1502063211.99827</text:p>
          </table:table-cell>
          <table:table-cell table:formula="of:=[.B882] - [.B881]" office:value-type="float" office:value="0.0332601070404053" calcext:value-type="float">
            <text:p>0.033260107</text:p>
          </table:table-cell>
          <table:table-cell table:formula="of:=[.C88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1.jpeg</text:p>
          </table:table-cell>
          <table:table-cell office:value-type="float" office:value="1502063212.03154" calcext:value-type="float">
            <text:p>1502063212.03154</text:p>
          </table:table-cell>
          <table:table-cell table:formula="of:=[.B883] - [.B882]" office:value-type="float" office:value="0.0332698822021484" calcext:value-type="float">
            <text:p>0.0332698822</text:p>
          </table:table-cell>
          <table:table-cell table:formula="of:=[.C88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2.jpeg</text:p>
          </table:table-cell>
          <table:table-cell office:value-type="float" office:value="1502063212.0648" calcext:value-type="float">
            <text:p>1502063212.0648</text:p>
          </table:table-cell>
          <table:table-cell table:formula="of:=[.B884] - [.B883]" office:value-type="float" office:value="0.0332601070404053" calcext:value-type="float">
            <text:p>0.033260107</text:p>
          </table:table-cell>
          <table:table-cell table:formula="of:=[.C88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3.jpeg</text:p>
          </table:table-cell>
          <table:table-cell office:value-type="float" office:value="1502063212.09806" calcext:value-type="float">
            <text:p>1502063212.09806</text:p>
          </table:table-cell>
          <table:table-cell table:formula="of:=[.B885] - [.B884]" office:value-type="float" office:value="0.0332598686218262" calcext:value-type="float">
            <text:p>0.0332598686</text:p>
          </table:table-cell>
          <table:table-cell table:formula="of:=[.C88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4.jpeg</text:p>
          </table:table-cell>
          <table:table-cell office:value-type="float" office:value="1502063212.13133" calcext:value-type="float">
            <text:p>1502063212.13133</text:p>
          </table:table-cell>
          <table:table-cell table:formula="of:=[.B886] - [.B885]" office:value-type="float" office:value="0.0332701206207275" calcext:value-type="float">
            <text:p>0.0332701206</text:p>
          </table:table-cell>
          <table:table-cell table:formula="of:=[.C88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5.jpeg</text:p>
          </table:table-cell>
          <table:table-cell office:value-type="float" office:value="1502063212.16523" calcext:value-type="float">
            <text:p>1502063212.16523</text:p>
          </table:table-cell>
          <table:table-cell table:formula="of:=[.B887] - [.B886]" office:value-type="float" office:value="0.0339000225067139" calcext:value-type="float">
            <text:p>0.0339000225</text:p>
          </table:table-cell>
          <table:table-cell table:formula="of:=[.C887] - 0.03333333333" office:value-type="float" office:value="0.000566689176713868" calcext:value-type="float">
            <text:p>0.0005666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6.jpeg</text:p>
          </table:table-cell>
          <table:table-cell office:value-type="float" office:value="1502063212.19849" calcext:value-type="float">
            <text:p>1502063212.19849</text:p>
          </table:table-cell>
          <table:table-cell table:formula="of:=[.B888] - [.B887]" office:value-type="float" office:value="0.0332598686218262" calcext:value-type="float">
            <text:p>0.0332598686</text:p>
          </table:table-cell>
          <table:table-cell table:formula="of:=[.C88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7.jpeg</text:p>
          </table:table-cell>
          <table:table-cell office:value-type="float" office:value="1502063212.23177" calcext:value-type="float">
            <text:p>1502063212.23177</text:p>
          </table:table-cell>
          <table:table-cell table:formula="of:=[.B889] - [.B888]" office:value-type="float" office:value="0.0332801342010498" calcext:value-type="float">
            <text:p>0.0332801342</text:p>
          </table:table-cell>
          <table:table-cell table:formula="of:=[.C88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8.jpeg</text:p>
          </table:table-cell>
          <table:table-cell office:value-type="float" office:value="1502063212.26504" calcext:value-type="float">
            <text:p>1502063212.26504</text:p>
          </table:table-cell>
          <table:table-cell table:formula="of:=[.B890] - [.B889]" office:value-type="float" office:value="0.0332698822021484" calcext:value-type="float">
            <text:p>0.0332698822</text:p>
          </table:table-cell>
          <table:table-cell table:formula="of:=[.C89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89.jpeg</text:p>
          </table:table-cell>
          <table:table-cell office:value-type="float" office:value="1502063212.2983" calcext:value-type="float">
            <text:p>1502063212.2983</text:p>
          </table:table-cell>
          <table:table-cell table:formula="of:=[.B891] - [.B890]" office:value-type="float" office:value="0.0332601070404053" calcext:value-type="float">
            <text:p>0.033260107</text:p>
          </table:table-cell>
          <table:table-cell table:formula="of:=[.C89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0.jpeg</text:p>
          </table:table-cell>
          <table:table-cell office:value-type="float" office:value="1502063212.33157" calcext:value-type="float">
            <text:p>1502063212.33157</text:p>
          </table:table-cell>
          <table:table-cell table:formula="of:=[.B892] - [.B891]" office:value-type="float" office:value="0.0332698822021484" calcext:value-type="float">
            <text:p>0.0332698822</text:p>
          </table:table-cell>
          <table:table-cell table:formula="of:=[.C89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1.jpeg</text:p>
          </table:table-cell>
          <table:table-cell office:value-type="float" office:value="1502063212.36501" calcext:value-type="float">
            <text:p>1502063212.36501</text:p>
          </table:table-cell>
          <table:table-cell table:formula="of:=[.B893] - [.B892]" office:value-type="float" office:value="0.033440113067627" calcext:value-type="float">
            <text:p>0.0334401131</text:p>
          </table:table-cell>
          <table:table-cell table:formula="of:=[.C893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2.jpeg</text:p>
          </table:table-cell>
          <table:table-cell office:value-type="float" office:value="1502063212.39827" calcext:value-type="float">
            <text:p>1502063212.39827</text:p>
          </table:table-cell>
          <table:table-cell table:formula="of:=[.B894] - [.B893]" office:value-type="float" office:value="0.0332598686218262" calcext:value-type="float">
            <text:p>0.0332598686</text:p>
          </table:table-cell>
          <table:table-cell table:formula="of:=[.C89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3.jpeg</text:p>
          </table:table-cell>
          <table:table-cell office:value-type="float" office:value="1502063212.43154" calcext:value-type="float">
            <text:p>1502063212.43154</text:p>
          </table:table-cell>
          <table:table-cell table:formula="of:=[.B895] - [.B894]" office:value-type="float" office:value="0.0332701206207275" calcext:value-type="float">
            <text:p>0.0332701206</text:p>
          </table:table-cell>
          <table:table-cell table:formula="of:=[.C89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4.jpeg</text:p>
          </table:table-cell>
          <table:table-cell office:value-type="float" office:value="1502063212.46502" calcext:value-type="float">
            <text:p>1502063212.46502</text:p>
          </table:table-cell>
          <table:table-cell table:formula="of:=[.B896] - [.B895]" office:value-type="float" office:value="0.0334799289703369" calcext:value-type="float">
            <text:p>0.033479929</text:p>
          </table:table-cell>
          <table:table-cell table:formula="of:=[.C896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5.jpeg</text:p>
          </table:table-cell>
          <table:table-cell office:value-type="float" office:value="1502063212.49828" calcext:value-type="float">
            <text:p>1502063212.49828</text:p>
          </table:table-cell>
          <table:table-cell table:formula="of:=[.B897] - [.B896]" office:value-type="float" office:value="0.0332601070404053" calcext:value-type="float">
            <text:p>0.033260107</text:p>
          </table:table-cell>
          <table:table-cell table:formula="of:=[.C89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6.jpeg</text:p>
          </table:table-cell>
          <table:table-cell office:value-type="float" office:value="1502063212.53155" calcext:value-type="float">
            <text:p>1502063212.53155</text:p>
          </table:table-cell>
          <table:table-cell table:formula="of:=[.B898] - [.B897]" office:value-type="float" office:value="0.0332698822021484" calcext:value-type="float">
            <text:p>0.0332698822</text:p>
          </table:table-cell>
          <table:table-cell table:formula="of:=[.C89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7.jpeg</text:p>
          </table:table-cell>
          <table:table-cell office:value-type="float" office:value="1502063212.565" calcext:value-type="float">
            <text:p>1502063212.565</text:p>
          </table:table-cell>
          <table:table-cell table:formula="of:=[.B899] - [.B898]" office:value-type="float" office:value="0.0334501266479492" calcext:value-type="float">
            <text:p>0.0334501266</text:p>
          </table:table-cell>
          <table:table-cell table:formula="of:=[.C899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8.jpeg</text:p>
          </table:table-cell>
          <table:table-cell office:value-type="float" office:value="1502063212.59826" calcext:value-type="float">
            <text:p>1502063212.59826</text:p>
          </table:table-cell>
          <table:table-cell table:formula="of:=[.B900] - [.B899]" office:value-type="float" office:value="0.0332598686218262" calcext:value-type="float">
            <text:p>0.0332598686</text:p>
          </table:table-cell>
          <table:table-cell table:formula="of:=[.C90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899.jpeg</text:p>
          </table:table-cell>
          <table:table-cell office:value-type="float" office:value="1502063212.63153" calcext:value-type="float">
            <text:p>1502063212.63153</text:p>
          </table:table-cell>
          <table:table-cell table:formula="of:=[.B901] - [.B900]" office:value-type="float" office:value="0.0332701206207275" calcext:value-type="float">
            <text:p>0.0332701206</text:p>
          </table:table-cell>
          <table:table-cell table:formula="of:=[.C90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0.jpeg</text:p>
          </table:table-cell>
          <table:table-cell office:value-type="float" office:value="1502063212.66499" calcext:value-type="float">
            <text:p>1502063212.66499</text:p>
          </table:table-cell>
          <table:table-cell table:formula="of:=[.B902] - [.B901]" office:value-type="float" office:value="0.0334599018096924" calcext:value-type="float">
            <text:p>0.0334599018</text:p>
          </table:table-cell>
          <table:table-cell table:formula="of:=[.C902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1.jpeg</text:p>
          </table:table-cell>
          <table:table-cell office:value-type="float" office:value="1502063212.69825" calcext:value-type="float">
            <text:p>1502063212.69825</text:p>
          </table:table-cell>
          <table:table-cell table:formula="of:=[.B903] - [.B902]" office:value-type="float" office:value="0.0332601070404053" calcext:value-type="float">
            <text:p>0.033260107</text:p>
          </table:table-cell>
          <table:table-cell table:formula="of:=[.C90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2.jpeg</text:p>
          </table:table-cell>
          <table:table-cell office:value-type="float" office:value="1502063212.73152" calcext:value-type="float">
            <text:p>1502063212.73152</text:p>
          </table:table-cell>
          <table:table-cell table:formula="of:=[.B904] - [.B903]" office:value-type="float" office:value="0.0332698822021484" calcext:value-type="float">
            <text:p>0.0332698822</text:p>
          </table:table-cell>
          <table:table-cell table:formula="of:=[.C90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3.jpeg</text:p>
          </table:table-cell>
          <table:table-cell office:value-type="float" office:value="1502063212.765" calcext:value-type="float">
            <text:p>1502063212.765</text:p>
          </table:table-cell>
          <table:table-cell table:formula="of:=[.B905] - [.B904]" office:value-type="float" office:value="0.033480167388916" calcext:value-type="float">
            <text:p>0.0334801674</text:p>
          </table:table-cell>
          <table:table-cell table:formula="of:=[.C905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4.jpeg</text:p>
          </table:table-cell>
          <table:table-cell office:value-type="float" office:value="1502063212.79826" calcext:value-type="float">
            <text:p>1502063212.79826</text:p>
          </table:table-cell>
          <table:table-cell table:formula="of:=[.B906] - [.B905]" office:value-type="float" office:value="0.0332598686218262" calcext:value-type="float">
            <text:p>0.0332598686</text:p>
          </table:table-cell>
          <table:table-cell table:formula="of:=[.C90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5.jpeg</text:p>
          </table:table-cell>
          <table:table-cell office:value-type="float" office:value="1502063212.83153" calcext:value-type="float">
            <text:p>1502063212.83153</text:p>
          </table:table-cell>
          <table:table-cell table:formula="of:=[.B907] - [.B906]" office:value-type="float" office:value="0.0332701206207275" calcext:value-type="float">
            <text:p>0.0332701206</text:p>
          </table:table-cell>
          <table:table-cell table:formula="of:=[.C90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6.jpeg</text:p>
          </table:table-cell>
          <table:table-cell office:value-type="float" office:value="1502063212.865" calcext:value-type="float">
            <text:p>1502063212.865</text:p>
          </table:table-cell>
          <table:table-cell table:formula="of:=[.B908] - [.B907]" office:value-type="float" office:value="0.0334699153900146" calcext:value-type="float">
            <text:p>0.0334699154</text:p>
          </table:table-cell>
          <table:table-cell table:formula="of:=[.C90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7.jpeg</text:p>
          </table:table-cell>
          <table:table-cell office:value-type="float" office:value="1502063212.89826" calcext:value-type="float">
            <text:p>1502063212.89826</text:p>
          </table:table-cell>
          <table:table-cell table:formula="of:=[.B909] - [.B908]" office:value-type="float" office:value="0.0332601070404053" calcext:value-type="float">
            <text:p>0.033260107</text:p>
          </table:table-cell>
          <table:table-cell table:formula="of:=[.C90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8.jpeg</text:p>
          </table:table-cell>
          <table:table-cell office:value-type="float" office:value="1502063212.93153" calcext:value-type="float">
            <text:p>1502063212.93153</text:p>
          </table:table-cell>
          <table:table-cell table:formula="of:=[.B910] - [.B909]" office:value-type="float" office:value="0.0332698822021484" calcext:value-type="float">
            <text:p>0.0332698822</text:p>
          </table:table-cell>
          <table:table-cell table:formula="of:=[.C91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09.jpeg</text:p>
          </table:table-cell>
          <table:table-cell office:value-type="float" office:value="1502063212.965" calcext:value-type="float">
            <text:p>1502063212.965</text:p>
          </table:table-cell>
          <table:table-cell table:formula="of:=[.B911] - [.B910]" office:value-type="float" office:value="0.0334699153900146" calcext:value-type="float">
            <text:p>0.0334699154</text:p>
          </table:table-cell>
          <table:table-cell table:formula="of:=[.C911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0.jpeg</text:p>
          </table:table-cell>
          <table:table-cell office:value-type="float" office:value="1502063212.99826" calcext:value-type="float">
            <text:p>1502063212.99826</text:p>
          </table:table-cell>
          <table:table-cell table:formula="of:=[.B912] - [.B911]" office:value-type="float" office:value="0.0332601070404053" calcext:value-type="float">
            <text:p>0.033260107</text:p>
          </table:table-cell>
          <table:table-cell table:formula="of:=[.C91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1.jpeg</text:p>
          </table:table-cell>
          <table:table-cell office:value-type="float" office:value="1502063213.03153" calcext:value-type="float">
            <text:p>1502063213.03153</text:p>
          </table:table-cell>
          <table:table-cell table:formula="of:=[.B913] - [.B912]" office:value-type="float" office:value="0.0332698822021484" calcext:value-type="float">
            <text:p>0.0332698822</text:p>
          </table:table-cell>
          <table:table-cell table:formula="of:=[.C91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2.jpeg</text:p>
          </table:table-cell>
          <table:table-cell office:value-type="float" office:value="1502063213.06502" calcext:value-type="float">
            <text:p>1502063213.06502</text:p>
          </table:table-cell>
          <table:table-cell table:formula="of:=[.B914] - [.B913]" office:value-type="float" office:value="0.0334901809692383" calcext:value-type="float">
            <text:p>0.033490181</text:p>
          </table:table-cell>
          <table:table-cell table:formula="of:=[.C914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3.jpeg</text:p>
          </table:table-cell>
          <table:table-cell office:value-type="float" office:value="1502063213.09828" calcext:value-type="float">
            <text:p>1502063213.09828</text:p>
          </table:table-cell>
          <table:table-cell table:formula="of:=[.B915] - [.B914]" office:value-type="float" office:value="0.0332598686218262" calcext:value-type="float">
            <text:p>0.0332598686</text:p>
          </table:table-cell>
          <table:table-cell table:formula="of:=[.C91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4.jpeg</text:p>
          </table:table-cell>
          <table:table-cell office:value-type="float" office:value="1502063213.13155" calcext:value-type="float">
            <text:p>1502063213.13155</text:p>
          </table:table-cell>
          <table:table-cell table:formula="of:=[.B916] - [.B915]" office:value-type="float" office:value="0.0332701206207275" calcext:value-type="float">
            <text:p>0.0332701206</text:p>
          </table:table-cell>
          <table:table-cell table:formula="of:=[.C91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5.jpeg</text:p>
          </table:table-cell>
          <table:table-cell office:value-type="float" office:value="1502063213.165" calcext:value-type="float">
            <text:p>1502063213.165</text:p>
          </table:table-cell>
          <table:table-cell table:formula="of:=[.B917] - [.B916]" office:value-type="float" office:value="0.0334498882293701" calcext:value-type="float">
            <text:p>0.0334498882</text:p>
          </table:table-cell>
          <table:table-cell table:formula="of:=[.C917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6.jpeg</text:p>
          </table:table-cell>
          <table:table-cell office:value-type="float" office:value="1502063213.19827" calcext:value-type="float">
            <text:p>1502063213.19827</text:p>
          </table:table-cell>
          <table:table-cell table:formula="of:=[.B918] - [.B917]" office:value-type="float" office:value="0.0332701206207275" calcext:value-type="float">
            <text:p>0.0332701206</text:p>
          </table:table-cell>
          <table:table-cell table:formula="of:=[.C91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7.jpeg</text:p>
          </table:table-cell>
          <table:table-cell office:value-type="float" office:value="1502063213.23154" calcext:value-type="float">
            <text:p>1502063213.23154</text:p>
          </table:table-cell>
          <table:table-cell table:formula="of:=[.B919] - [.B918]" office:value-type="float" office:value="0.0332698822021484" calcext:value-type="float">
            <text:p>0.0332698822</text:p>
          </table:table-cell>
          <table:table-cell table:formula="of:=[.C91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8.jpeg</text:p>
          </table:table-cell>
          <table:table-cell office:value-type="float" office:value="1502063213.265" calcext:value-type="float">
            <text:p>1502063213.265</text:p>
          </table:table-cell>
          <table:table-cell table:formula="of:=[.B920] - [.B919]" office:value-type="float" office:value="0.0334601402282715" calcext:value-type="float">
            <text:p>0.0334601402</text:p>
          </table:table-cell>
          <table:table-cell table:formula="of:=[.C920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19.jpeg</text:p>
          </table:table-cell>
          <table:table-cell office:value-type="float" office:value="1502063213.29826" calcext:value-type="float">
            <text:p>1502063213.29826</text:p>
          </table:table-cell>
          <table:table-cell table:formula="of:=[.B921] - [.B920]" office:value-type="float" office:value="0.0332598686218262" calcext:value-type="float">
            <text:p>0.0332598686</text:p>
          </table:table-cell>
          <table:table-cell table:formula="of:=[.C92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0.jpeg</text:p>
          </table:table-cell>
          <table:table-cell office:value-type="float" office:value="1502063213.33154" calcext:value-type="float">
            <text:p>1502063213.33154</text:p>
          </table:table-cell>
          <table:table-cell table:formula="of:=[.B922] - [.B921]" office:value-type="float" office:value="0.0332801342010498" calcext:value-type="float">
            <text:p>0.0332801342</text:p>
          </table:table-cell>
          <table:table-cell table:formula="of:=[.C92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1.jpeg</text:p>
          </table:table-cell>
          <table:table-cell office:value-type="float" office:value="1502063213.36499" calcext:value-type="float">
            <text:p>1502063213.36499</text:p>
          </table:table-cell>
          <table:table-cell table:formula="of:=[.B923] - [.B922]" office:value-type="float" office:value="0.0334498882293701" calcext:value-type="float">
            <text:p>0.0334498882</text:p>
          </table:table-cell>
          <table:table-cell table:formula="of:=[.C923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2.jpeg</text:p>
          </table:table-cell>
          <table:table-cell office:value-type="float" office:value="1502063213.39825" calcext:value-type="float">
            <text:p>1502063213.39825</text:p>
          </table:table-cell>
          <table:table-cell table:formula="of:=[.B924] - [.B923]" office:value-type="float" office:value="0.0332601070404053" calcext:value-type="float">
            <text:p>0.033260107</text:p>
          </table:table-cell>
          <table:table-cell table:formula="of:=[.C92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3.jpeg</text:p>
          </table:table-cell>
          <table:table-cell office:value-type="float" office:value="1502063213.43152" calcext:value-type="float">
            <text:p>1502063213.43152</text:p>
          </table:table-cell>
          <table:table-cell table:formula="of:=[.B925] - [.B924]" office:value-type="float" office:value="0.0332698822021484" calcext:value-type="float">
            <text:p>0.0332698822</text:p>
          </table:table-cell>
          <table:table-cell table:formula="of:=[.C92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4.jpeg</text:p>
          </table:table-cell>
          <table:table-cell office:value-type="float" office:value="1502063213.46502" calcext:value-type="float">
            <text:p>1502063213.46502</text:p>
          </table:table-cell>
          <table:table-cell table:formula="of:=[.B926] - [.B925]" office:value-type="float" office:value="0.0334999561309814" calcext:value-type="float">
            <text:p>0.0334999561</text:p>
          </table:table-cell>
          <table:table-cell table:formula="of:=[.C926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5.jpeg</text:p>
          </table:table-cell>
          <table:table-cell office:value-type="float" office:value="1502063213.49828" calcext:value-type="float">
            <text:p>1502063213.49828</text:p>
          </table:table-cell>
          <table:table-cell table:formula="of:=[.B927] - [.B926]" office:value-type="float" office:value="0.0332601070404053" calcext:value-type="float">
            <text:p>0.033260107</text:p>
          </table:table-cell>
          <table:table-cell table:formula="of:=[.C92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6.jpeg</text:p>
          </table:table-cell>
          <table:table-cell office:value-type="float" office:value="1502063213.53155" calcext:value-type="float">
            <text:p>1502063213.53155</text:p>
          </table:table-cell>
          <table:table-cell table:formula="of:=[.B928] - [.B927]" office:value-type="float" office:value="0.0332698822021484" calcext:value-type="float">
            <text:p>0.0332698822</text:p>
          </table:table-cell>
          <table:table-cell table:formula="of:=[.C92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7.jpeg</text:p>
          </table:table-cell>
          <table:table-cell office:value-type="float" office:value="1502063213.56503" calcext:value-type="float">
            <text:p>1502063213.56503</text:p>
          </table:table-cell>
          <table:table-cell table:formula="of:=[.B929] - [.B928]" office:value-type="float" office:value="0.033480167388916" calcext:value-type="float">
            <text:p>0.0334801674</text:p>
          </table:table-cell>
          <table:table-cell table:formula="of:=[.C929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8.jpeg</text:p>
          </table:table-cell>
          <table:table-cell office:value-type="float" office:value="1502063213.59829" calcext:value-type="float">
            <text:p>1502063213.59829</text:p>
          </table:table-cell>
          <table:table-cell table:formula="of:=[.B930] - [.B929]" office:value-type="float" office:value="0.0332598686218262" calcext:value-type="float">
            <text:p>0.0332598686</text:p>
          </table:table-cell>
          <table:table-cell table:formula="of:=[.C93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29.jpeg</text:p>
          </table:table-cell>
          <table:table-cell office:value-type="float" office:value="1502063213.63156" calcext:value-type="float">
            <text:p>1502063213.63156</text:p>
          </table:table-cell>
          <table:table-cell table:formula="of:=[.B931] - [.B930]" office:value-type="float" office:value="0.0332701206207275" calcext:value-type="float">
            <text:p>0.0332701206</text:p>
          </table:table-cell>
          <table:table-cell table:formula="of:=[.C93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0.jpeg</text:p>
          </table:table-cell>
          <table:table-cell office:value-type="float" office:value="1502063213.665" calcext:value-type="float">
            <text:p>1502063213.665</text:p>
          </table:table-cell>
          <table:table-cell table:formula="of:=[.B932] - [.B931]" office:value-type="float" office:value="0.0334398746490479" calcext:value-type="float">
            <text:p>0.0334398746</text:p>
          </table:table-cell>
          <table:table-cell table:formula="of:=[.C932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1.jpeg</text:p>
          </table:table-cell>
          <table:table-cell office:value-type="float" office:value="1502063213.69826" calcext:value-type="float">
            <text:p>1502063213.69826</text:p>
          </table:table-cell>
          <table:table-cell table:formula="of:=[.B933] - [.B932]" office:value-type="float" office:value="0.0332601070404053" calcext:value-type="float">
            <text:p>0.033260107</text:p>
          </table:table-cell>
          <table:table-cell table:formula="of:=[.C93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2.jpeg</text:p>
          </table:table-cell>
          <table:table-cell office:value-type="float" office:value="1502063213.73153" calcext:value-type="float">
            <text:p>1502063213.73153</text:p>
          </table:table-cell>
          <table:table-cell table:formula="of:=[.B934] - [.B933]" office:value-type="float" office:value="0.0332698822021484" calcext:value-type="float">
            <text:p>0.0332698822</text:p>
          </table:table-cell>
          <table:table-cell table:formula="of:=[.C93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3.jpeg</text:p>
          </table:table-cell>
          <table:table-cell office:value-type="float" office:value="1502063213.765" calcext:value-type="float">
            <text:p>1502063213.765</text:p>
          </table:table-cell>
          <table:table-cell table:formula="of:=[.B935] - [.B934]" office:value-type="float" office:value="0.0334701538085937" calcext:value-type="float">
            <text:p>0.0334701538</text:p>
          </table:table-cell>
          <table:table-cell table:formula="of:=[.C935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4.jpeg</text:p>
          </table:table-cell>
          <table:table-cell office:value-type="float" office:value="1502063213.79826" calcext:value-type="float">
            <text:p>1502063213.79826</text:p>
          </table:table-cell>
          <table:table-cell table:formula="of:=[.B936] - [.B935]" office:value-type="float" office:value="0.0332598686218262" calcext:value-type="float">
            <text:p>0.0332598686</text:p>
          </table:table-cell>
          <table:table-cell table:formula="of:=[.C93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5.jpeg</text:p>
          </table:table-cell>
          <table:table-cell office:value-type="float" office:value="1502063213.83153" calcext:value-type="float">
            <text:p>1502063213.83153</text:p>
          </table:table-cell>
          <table:table-cell table:formula="of:=[.B937] - [.B936]" office:value-type="float" office:value="0.0332701206207275" calcext:value-type="float">
            <text:p>0.0332701206</text:p>
          </table:table-cell>
          <table:table-cell table:formula="of:=[.C93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6.jpeg</text:p>
          </table:table-cell>
          <table:table-cell office:value-type="float" office:value="1502063213.86499" calcext:value-type="float">
            <text:p>1502063213.86499</text:p>
          </table:table-cell>
          <table:table-cell table:formula="of:=[.B938] - [.B937]" office:value-type="float" office:value="0.0334599018096924" calcext:value-type="float">
            <text:p>0.0334599018</text:p>
          </table:table-cell>
          <table:table-cell table:formula="of:=[.C938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7.jpeg</text:p>
          </table:table-cell>
          <table:table-cell office:value-type="float" office:value="1502063213.89825" calcext:value-type="float">
            <text:p>1502063213.89825</text:p>
          </table:table-cell>
          <table:table-cell table:formula="of:=[.B939] - [.B938]" office:value-type="float" office:value="0.0332601070404053" calcext:value-type="float">
            <text:p>0.033260107</text:p>
          </table:table-cell>
          <table:table-cell table:formula="of:=[.C93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8.jpeg</text:p>
          </table:table-cell>
          <table:table-cell office:value-type="float" office:value="1502063213.93152" calcext:value-type="float">
            <text:p>1502063213.93152</text:p>
          </table:table-cell>
          <table:table-cell table:formula="of:=[.B940] - [.B939]" office:value-type="float" office:value="0.0332698822021484" calcext:value-type="float">
            <text:p>0.0332698822</text:p>
          </table:table-cell>
          <table:table-cell table:formula="of:=[.C94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39.jpeg</text:p>
          </table:table-cell>
          <table:table-cell office:value-type="float" office:value="1502063213.96499" calcext:value-type="float">
            <text:p>1502063213.96499</text:p>
          </table:table-cell>
          <table:table-cell table:formula="of:=[.B941] - [.B940]" office:value-type="float" office:value="0.0334699153900146" calcext:value-type="float">
            <text:p>0.0334699154</text:p>
          </table:table-cell>
          <table:table-cell table:formula="of:=[.C941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0.jpeg</text:p>
          </table:table-cell>
          <table:table-cell office:value-type="float" office:value="1502063213.99825" calcext:value-type="float">
            <text:p>1502063213.99825</text:p>
          </table:table-cell>
          <table:table-cell table:formula="of:=[.B942] - [.B941]" office:value-type="float" office:value="0.0332601070404053" calcext:value-type="float">
            <text:p>0.033260107</text:p>
          </table:table-cell>
          <table:table-cell table:formula="of:=[.C94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1.jpeg</text:p>
          </table:table-cell>
          <table:table-cell office:value-type="float" office:value="1502063214.03152" calcext:value-type="float">
            <text:p>1502063214.03152</text:p>
          </table:table-cell>
          <table:table-cell table:formula="of:=[.B943] - [.B942]" office:value-type="float" office:value="0.0332698822021484" calcext:value-type="float">
            <text:p>0.0332698822</text:p>
          </table:table-cell>
          <table:table-cell table:formula="of:=[.C94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2.jpeg</text:p>
          </table:table-cell>
          <table:table-cell office:value-type="float" office:value="1502063214.06499" calcext:value-type="float">
            <text:p>1502063214.06499</text:p>
          </table:table-cell>
          <table:table-cell table:formula="of:=[.B944] - [.B943]" office:value-type="float" office:value="0.0334701538085937" calcext:value-type="float">
            <text:p>0.0334701538</text:p>
          </table:table-cell>
          <table:table-cell table:formula="of:=[.C944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3.jpeg</text:p>
          </table:table-cell>
          <table:table-cell office:value-type="float" office:value="1502063214.09825" calcext:value-type="float">
            <text:p>1502063214.09825</text:p>
          </table:table-cell>
          <table:table-cell table:formula="of:=[.B945] - [.B944]" office:value-type="float" office:value="0.0332598686218262" calcext:value-type="float">
            <text:p>0.0332598686</text:p>
          </table:table-cell>
          <table:table-cell table:formula="of:=[.C94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4.jpeg</text:p>
          </table:table-cell>
          <table:table-cell office:value-type="float" office:value="1502063214.13152" calcext:value-type="float">
            <text:p>1502063214.13152</text:p>
          </table:table-cell>
          <table:table-cell table:formula="of:=[.B946] - [.B945]" office:value-type="float" office:value="0.0332701206207275" calcext:value-type="float">
            <text:p>0.0332701206</text:p>
          </table:table-cell>
          <table:table-cell table:formula="of:=[.C94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5.jpeg</text:p>
          </table:table-cell>
          <table:table-cell office:value-type="float" office:value="1502063214.165" calcext:value-type="float">
            <text:p>1502063214.165</text:p>
          </table:table-cell>
          <table:table-cell table:formula="of:=[.B947] - [.B946]" office:value-type="float" office:value="0.0334799289703369" calcext:value-type="float">
            <text:p>0.033479929</text:p>
          </table:table-cell>
          <table:table-cell table:formula="of:=[.C947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6.jpeg</text:p>
          </table:table-cell>
          <table:table-cell office:value-type="float" office:value="1502063214.19826" calcext:value-type="float">
            <text:p>1502063214.19826</text:p>
          </table:table-cell>
          <table:table-cell table:formula="of:=[.B948] - [.B947]" office:value-type="float" office:value="0.0332601070404053" calcext:value-type="float">
            <text:p>0.033260107</text:p>
          </table:table-cell>
          <table:table-cell table:formula="of:=[.C94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7.jpeg</text:p>
          </table:table-cell>
          <table:table-cell office:value-type="float" office:value="1502063214.23153" calcext:value-type="float">
            <text:p>1502063214.23153</text:p>
          </table:table-cell>
          <table:table-cell table:formula="of:=[.B949] - [.B948]" office:value-type="float" office:value="0.0332698822021484" calcext:value-type="float">
            <text:p>0.0332698822</text:p>
          </table:table-cell>
          <table:table-cell table:formula="of:=[.C94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8.jpeg</text:p>
          </table:table-cell>
          <table:table-cell office:value-type="float" office:value="1502063214.26499" calcext:value-type="float">
            <text:p>1502063214.26499</text:p>
          </table:table-cell>
          <table:table-cell table:formula="of:=[.B950] - [.B949]" office:value-type="float" office:value="0.0334601402282715" calcext:value-type="float">
            <text:p>0.0334601402</text:p>
          </table:table-cell>
          <table:table-cell table:formula="of:=[.C950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49.jpeg</text:p>
          </table:table-cell>
          <table:table-cell office:value-type="float" office:value="1502063214.29825" calcext:value-type="float">
            <text:p>1502063214.29825</text:p>
          </table:table-cell>
          <table:table-cell table:formula="of:=[.B951] - [.B950]" office:value-type="float" office:value="0.0332598686218262" calcext:value-type="float">
            <text:p>0.0332598686</text:p>
          </table:table-cell>
          <table:table-cell table:formula="of:=[.C95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0.jpeg</text:p>
          </table:table-cell>
          <table:table-cell office:value-type="float" office:value="1502063214.33152" calcext:value-type="float">
            <text:p>1502063214.33152</text:p>
          </table:table-cell>
          <table:table-cell table:formula="of:=[.B952] - [.B951]" office:value-type="float" office:value="0.0332701206207275" calcext:value-type="float">
            <text:p>0.0332701206</text:p>
          </table:table-cell>
          <table:table-cell table:formula="of:=[.C95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1.jpeg</text:p>
          </table:table-cell>
          <table:table-cell office:value-type="float" office:value="1502063214.365" calcext:value-type="float">
            <text:p>1502063214.365</text:p>
          </table:table-cell>
          <table:table-cell table:formula="of:=[.B953] - [.B952]" office:value-type="float" office:value="0.0334799289703369" calcext:value-type="float">
            <text:p>0.033479929</text:p>
          </table:table-cell>
          <table:table-cell table:formula="of:=[.C953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2.jpeg</text:p>
          </table:table-cell>
          <table:table-cell office:value-type="float" office:value="1502063214.39826" calcext:value-type="float">
            <text:p>1502063214.39826</text:p>
          </table:table-cell>
          <table:table-cell table:formula="of:=[.B954] - [.B953]" office:value-type="float" office:value="0.0332601070404053" calcext:value-type="float">
            <text:p>0.033260107</text:p>
          </table:table-cell>
          <table:table-cell table:formula="of:=[.C95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3.jpeg</text:p>
          </table:table-cell>
          <table:table-cell office:value-type="float" office:value="1502063214.43152" calcext:value-type="float">
            <text:p>1502063214.43152</text:p>
          </table:table-cell>
          <table:table-cell table:formula="of:=[.B955] - [.B954]" office:value-type="float" office:value="0.0332598686218262" calcext:value-type="float">
            <text:p>0.0332598686</text:p>
          </table:table-cell>
          <table:table-cell table:formula="of:=[.C95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4.jpeg</text:p>
          </table:table-cell>
          <table:table-cell office:value-type="float" office:value="1502063214.46527" calcext:value-type="float">
            <text:p>1502063214.46527</text:p>
          </table:table-cell>
          <table:table-cell table:formula="of:=[.B956] - [.B955]" office:value-type="float" office:value="0.033750057220459" calcext:value-type="float">
            <text:p>0.0337500572</text:p>
          </table:table-cell>
          <table:table-cell table:formula="of:=[.C956] - 0.03333333333" office:value-type="float" office:value="0.000416723890458985" calcext:value-type="float">
            <text:p>0.00041672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5.jpeg</text:p>
          </table:table-cell>
          <table:table-cell office:value-type="float" office:value="1502063214.49853" calcext:value-type="float">
            <text:p>1502063214.49853</text:p>
          </table:table-cell>
          <table:table-cell table:formula="of:=[.B957] - [.B956]" office:value-type="float" office:value="0.0332598686218262" calcext:value-type="float">
            <text:p>0.0332598686</text:p>
          </table:table-cell>
          <table:table-cell table:formula="of:=[.C95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6.jpeg</text:p>
          </table:table-cell>
          <table:table-cell office:value-type="float" office:value="1502063214.5318" calcext:value-type="float">
            <text:p>1502063214.5318</text:p>
          </table:table-cell>
          <table:table-cell table:formula="of:=[.B958] - [.B957]" office:value-type="float" office:value="0.0332701206207275" calcext:value-type="float">
            <text:p>0.0332701206</text:p>
          </table:table-cell>
          <table:table-cell table:formula="of:=[.C95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7.jpeg</text:p>
          </table:table-cell>
          <table:table-cell office:value-type="float" office:value="1502063214.56509" calcext:value-type="float">
            <text:p>1502063214.56509</text:p>
          </table:table-cell>
          <table:table-cell table:formula="of:=[.B959] - [.B958]" office:value-type="float" office:value="0.033289909362793" calcext:value-type="float">
            <text:p>0.0332899094</text:p>
          </table:table-cell>
          <table:table-cell table:formula="of:=[.C959] - 0.03333333333" office:value-type="float" office:value="-0.0000434239672070305" calcext:value-type="float">
            <text:p>-0.00004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8.jpeg</text:p>
          </table:table-cell>
          <table:table-cell office:value-type="float" office:value="1502063214.59835" calcext:value-type="float">
            <text:p>1502063214.59835</text:p>
          </table:table-cell>
          <table:table-cell table:formula="of:=[.B960] - [.B959]" office:value-type="float" office:value="0.0332601070404053" calcext:value-type="float">
            <text:p>0.033260107</text:p>
          </table:table-cell>
          <table:table-cell table:formula="of:=[.C96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59.jpeg</text:p>
          </table:table-cell>
          <table:table-cell office:value-type="float" office:value="1502063214.63162" calcext:value-type="float">
            <text:p>1502063214.63162</text:p>
          </table:table-cell>
          <table:table-cell table:formula="of:=[.B961] - [.B960]" office:value-type="float" office:value="0.0332698822021484" calcext:value-type="float">
            <text:p>0.0332698822</text:p>
          </table:table-cell>
          <table:table-cell table:formula="of:=[.C96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0.jpeg</text:p>
          </table:table-cell>
          <table:table-cell office:value-type="float" office:value="1502063214.66498" calcext:value-type="float">
            <text:p>1502063214.66498</text:p>
          </table:table-cell>
          <table:table-cell table:formula="of:=[.B962] - [.B961]" office:value-type="float" office:value="0.0333600044250488" calcext:value-type="float">
            <text:p>0.0333600044</text:p>
          </table:table-cell>
          <table:table-cell table:formula="of:=[.C962] - 0.03333333333" office:value-type="float" office:value="0.0000266710950488289" calcext:value-type="float">
            <text:p>2.6671095048828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1.jpeg</text:p>
          </table:table-cell>
          <table:table-cell office:value-type="float" office:value="1502063214.69824" calcext:value-type="float">
            <text:p>1502063214.69824</text:p>
          </table:table-cell>
          <table:table-cell table:formula="of:=[.B963] - [.B962]" office:value-type="float" office:value="0.0332601070404053" calcext:value-type="float">
            <text:p>0.033260107</text:p>
          </table:table-cell>
          <table:table-cell table:formula="of:=[.C96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2.jpeg</text:p>
          </table:table-cell>
          <table:table-cell office:value-type="float" office:value="1502063214.73151" calcext:value-type="float">
            <text:p>1502063214.73151</text:p>
          </table:table-cell>
          <table:table-cell table:formula="of:=[.B964] - [.B963]" office:value-type="float" office:value="0.0332698822021484" calcext:value-type="float">
            <text:p>0.0332698822</text:p>
          </table:table-cell>
          <table:table-cell table:formula="of:=[.C96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3.jpeg</text:p>
          </table:table-cell>
          <table:table-cell office:value-type="float" office:value="1502063214.76498" calcext:value-type="float">
            <text:p>1502063214.76498</text:p>
          </table:table-cell>
          <table:table-cell table:formula="of:=[.B965] - [.B964]" office:value-type="float" office:value="0.0334701538085937" calcext:value-type="float">
            <text:p>0.0334701538</text:p>
          </table:table-cell>
          <table:table-cell table:formula="of:=[.C965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4.jpeg</text:p>
          </table:table-cell>
          <table:table-cell office:value-type="float" office:value="1502063214.79825" calcext:value-type="float">
            <text:p>1502063214.79825</text:p>
          </table:table-cell>
          <table:table-cell table:formula="of:=[.B966] - [.B965]" office:value-type="float" office:value="0.0332698822021484" calcext:value-type="float">
            <text:p>0.0332698822</text:p>
          </table:table-cell>
          <table:table-cell table:formula="of:=[.C96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5.jpeg</text:p>
          </table:table-cell>
          <table:table-cell office:value-type="float" office:value="1502063214.83152" calcext:value-type="float">
            <text:p>1502063214.83152</text:p>
          </table:table-cell>
          <table:table-cell table:formula="of:=[.B967] - [.B966]" office:value-type="float" office:value="0.0332701206207275" calcext:value-type="float">
            <text:p>0.0332701206</text:p>
          </table:table-cell>
          <table:table-cell table:formula="of:=[.C96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6.jpeg</text:p>
          </table:table-cell>
          <table:table-cell office:value-type="float" office:value="1502063214.86518" calcext:value-type="float">
            <text:p>1502063214.86518</text:p>
          </table:table-cell>
          <table:table-cell table:formula="of:=[.B968] - [.B967]" office:value-type="float" office:value="0.0336599349975586" calcext:value-type="float">
            <text:p>0.033659935</text:p>
          </table:table-cell>
          <table:table-cell table:formula="of:=[.C968] - 0.03333333333" office:value-type="float" office:value="0.000326601667558594" calcext:value-type="float">
            <text:p>0.000326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7.jpeg</text:p>
          </table:table-cell>
          <table:table-cell office:value-type="float" office:value="1502063214.89844" calcext:value-type="float">
            <text:p>1502063214.89844</text:p>
          </table:table-cell>
          <table:table-cell table:formula="of:=[.B969] - [.B968]" office:value-type="float" office:value="0.0332598686218262" calcext:value-type="float">
            <text:p>0.0332598686</text:p>
          </table:table-cell>
          <table:table-cell table:formula="of:=[.C96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8.jpeg</text:p>
          </table:table-cell>
          <table:table-cell office:value-type="float" office:value="1502063214.93171" calcext:value-type="float">
            <text:p>1502063214.93171</text:p>
          </table:table-cell>
          <table:table-cell table:formula="of:=[.B970] - [.B969]" office:value-type="float" office:value="0.0332701206207275" calcext:value-type="float">
            <text:p>0.0332701206</text:p>
          </table:table-cell>
          <table:table-cell table:formula="of:=[.C97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69.jpeg</text:p>
          </table:table-cell>
          <table:table-cell office:value-type="float" office:value="1502063214.96504" calcext:value-type="float">
            <text:p>1502063214.96504</text:p>
          </table:table-cell>
          <table:table-cell table:formula="of:=[.B971] - [.B970]" office:value-type="float" office:value="0.033329963684082" calcext:value-type="float">
            <text:p>0.0333299637</text:p>
          </table:table-cell>
          <table:table-cell table:formula="of:=[.C971] - 0.03333333333" office:value-type="float" office:value="-0.00000336964591796801" calcext:value-type="float">
            <text:p>-3.3696459179680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0.jpeg</text:p>
          </table:table-cell>
          <table:table-cell office:value-type="float" office:value="1502063214.9983" calcext:value-type="float">
            <text:p>1502063214.9983</text:p>
          </table:table-cell>
          <table:table-cell table:formula="of:=[.B972] - [.B971]" office:value-type="float" office:value="0.0332601070404053" calcext:value-type="float">
            <text:p>0.033260107</text:p>
          </table:table-cell>
          <table:table-cell table:formula="of:=[.C97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1.jpeg</text:p>
          </table:table-cell>
          <table:table-cell office:value-type="float" office:value="1502063215.03156" calcext:value-type="float">
            <text:p>1502063215.03156</text:p>
          </table:table-cell>
          <table:table-cell table:formula="of:=[.B973] - [.B972]" office:value-type="float" office:value="0.0332598686218262" calcext:value-type="float">
            <text:p>0.0332598686</text:p>
          </table:table-cell>
          <table:table-cell table:formula="of:=[.C97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2.jpeg</text:p>
          </table:table-cell>
          <table:table-cell office:value-type="float" office:value="1502063215.06503" calcext:value-type="float">
            <text:p>1502063215.06503</text:p>
          </table:table-cell>
          <table:table-cell table:formula="of:=[.B974] - [.B973]" office:value-type="float" office:value="0.0334701538085937" calcext:value-type="float">
            <text:p>0.0334701538</text:p>
          </table:table-cell>
          <table:table-cell table:formula="of:=[.C974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3.jpeg</text:p>
          </table:table-cell>
          <table:table-cell office:value-type="float" office:value="1502063215.09829" calcext:value-type="float">
            <text:p>1502063215.09829</text:p>
          </table:table-cell>
          <table:table-cell table:formula="of:=[.B975] - [.B974]" office:value-type="float" office:value="0.0332598686218262" calcext:value-type="float">
            <text:p>0.0332598686</text:p>
          </table:table-cell>
          <table:table-cell table:formula="of:=[.C97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4.jpeg</text:p>
          </table:table-cell>
          <table:table-cell office:value-type="float" office:value="1502063215.13155" calcext:value-type="float">
            <text:p>1502063215.13155</text:p>
          </table:table-cell>
          <table:table-cell table:formula="of:=[.B976] - [.B975]" office:value-type="float" office:value="0.0332601070404053" calcext:value-type="float">
            <text:p>0.033260107</text:p>
          </table:table-cell>
          <table:table-cell table:formula="of:=[.C97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5.jpeg</text:p>
          </table:table-cell>
          <table:table-cell office:value-type="float" office:value="1502063215.165" calcext:value-type="float">
            <text:p>1502063215.165</text:p>
          </table:table-cell>
          <table:table-cell table:formula="of:=[.B977] - [.B976]" office:value-type="float" office:value="0.0334498882293701" calcext:value-type="float">
            <text:p>0.0334498882</text:p>
          </table:table-cell>
          <table:table-cell table:formula="of:=[.C977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6.jpeg</text:p>
          </table:table-cell>
          <table:table-cell office:value-type="float" office:value="1502063215.19826" calcext:value-type="float">
            <text:p>1502063215.19826</text:p>
          </table:table-cell>
          <table:table-cell table:formula="of:=[.B978] - [.B977]" office:value-type="float" office:value="0.0332601070404053" calcext:value-type="float">
            <text:p>0.033260107</text:p>
          </table:table-cell>
          <table:table-cell table:formula="of:=[.C97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7.jpeg</text:p>
          </table:table-cell>
          <table:table-cell office:value-type="float" office:value="1502063215.23154" calcext:value-type="float">
            <text:p>1502063215.23154</text:p>
          </table:table-cell>
          <table:table-cell table:formula="of:=[.B979] - [.B978]" office:value-type="float" office:value="0.0332798957824707" calcext:value-type="float">
            <text:p>0.0332798958</text:p>
          </table:table-cell>
          <table:table-cell table:formula="of:=[.C979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8.jpeg</text:p>
          </table:table-cell>
          <table:table-cell office:value-type="float" office:value="1502063215.265" calcext:value-type="float">
            <text:p>1502063215.265</text:p>
          </table:table-cell>
          <table:table-cell table:formula="of:=[.B980] - [.B979]" office:value-type="float" office:value="0.0334601402282715" calcext:value-type="float">
            <text:p>0.0334601402</text:p>
          </table:table-cell>
          <table:table-cell table:formula="of:=[.C980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79.jpeg</text:p>
          </table:table-cell>
          <table:table-cell office:value-type="float" office:value="1502063215.29827" calcext:value-type="float">
            <text:p>1502063215.29827</text:p>
          </table:table-cell>
          <table:table-cell table:formula="of:=[.B981] - [.B980]" office:value-type="float" office:value="0.0332698822021484" calcext:value-type="float">
            <text:p>0.0332698822</text:p>
          </table:table-cell>
          <table:table-cell table:formula="of:=[.C98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0.jpeg</text:p>
          </table:table-cell>
          <table:table-cell office:value-type="float" office:value="1502063215.33153" calcext:value-type="float">
            <text:p>1502063215.33153</text:p>
          </table:table-cell>
          <table:table-cell table:formula="of:=[.B982] - [.B981]" office:value-type="float" office:value="0.0332601070404053" calcext:value-type="float">
            <text:p>0.033260107</text:p>
          </table:table-cell>
          <table:table-cell table:formula="of:=[.C98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1.jpeg</text:p>
          </table:table-cell>
          <table:table-cell office:value-type="float" office:value="1502063215.36481" calcext:value-type="float">
            <text:p>1502063215.36481</text:p>
          </table:table-cell>
          <table:table-cell table:formula="of:=[.B983] - [.B982]" office:value-type="float" office:value="0.0332798957824707" calcext:value-type="float">
            <text:p>0.0332798958</text:p>
          </table:table-cell>
          <table:table-cell table:formula="of:=[.C983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2.jpeg</text:p>
          </table:table-cell>
          <table:table-cell office:value-type="float" office:value="1502063215.39807" calcext:value-type="float">
            <text:p>1502063215.39807</text:p>
          </table:table-cell>
          <table:table-cell table:formula="of:=[.B984] - [.B983]" office:value-type="float" office:value="0.0332601070404053" calcext:value-type="float">
            <text:p>0.033260107</text:p>
          </table:table-cell>
          <table:table-cell table:formula="of:=[.C98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3.jpeg</text:p>
          </table:table-cell>
          <table:table-cell office:value-type="float" office:value="1502063215.43134" calcext:value-type="float">
            <text:p>1502063215.43134</text:p>
          </table:table-cell>
          <table:table-cell table:formula="of:=[.B985] - [.B984]" office:value-type="float" office:value="0.0332698822021484" calcext:value-type="float">
            <text:p>0.0332698822</text:p>
          </table:table-cell>
          <table:table-cell table:formula="of:=[.C98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4.jpeg</text:p>
          </table:table-cell>
          <table:table-cell office:value-type="float" office:value="1502063215.465" calcext:value-type="float">
            <text:p>1502063215.465</text:p>
          </table:table-cell>
          <table:table-cell table:formula="of:=[.B986] - [.B985]" office:value-type="float" office:value="0.0336599349975586" calcext:value-type="float">
            <text:p>0.033659935</text:p>
          </table:table-cell>
          <table:table-cell table:formula="of:=[.C986] - 0.03333333333" office:value-type="float" office:value="0.000326601667558594" calcext:value-type="float">
            <text:p>0.000326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5.jpeg</text:p>
          </table:table-cell>
          <table:table-cell office:value-type="float" office:value="1502063215.49826" calcext:value-type="float">
            <text:p>1502063215.49826</text:p>
          </table:table-cell>
          <table:table-cell table:formula="of:=[.B987] - [.B986]" office:value-type="float" office:value="0.0332601070404053" calcext:value-type="float">
            <text:p>0.033260107</text:p>
          </table:table-cell>
          <table:table-cell table:formula="of:=[.C98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6.jpeg</text:p>
          </table:table-cell>
          <table:table-cell office:value-type="float" office:value="1502063215.53153" calcext:value-type="float">
            <text:p>1502063215.53153</text:p>
          </table:table-cell>
          <table:table-cell table:formula="of:=[.B988] - [.B987]" office:value-type="float" office:value="0.0332698822021484" calcext:value-type="float">
            <text:p>0.0332698822</text:p>
          </table:table-cell>
          <table:table-cell table:formula="of:=[.C98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7.jpeg</text:p>
          </table:table-cell>
          <table:table-cell office:value-type="float" office:value="1502063215.56501" calcext:value-type="float">
            <text:p>1502063215.56501</text:p>
          </table:table-cell>
          <table:table-cell table:formula="of:=[.B989] - [.B988]" office:value-type="float" office:value="0.033480167388916" calcext:value-type="float">
            <text:p>0.0334801674</text:p>
          </table:table-cell>
          <table:table-cell table:formula="of:=[.C989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8.jpeg</text:p>
          </table:table-cell>
          <table:table-cell office:value-type="float" office:value="1502063215.59827" calcext:value-type="float">
            <text:p>1502063215.59827</text:p>
          </table:table-cell>
          <table:table-cell table:formula="of:=[.B990] - [.B989]" office:value-type="float" office:value="0.0332598686218262" calcext:value-type="float">
            <text:p>0.0332598686</text:p>
          </table:table-cell>
          <table:table-cell table:formula="of:=[.C99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89.jpeg</text:p>
          </table:table-cell>
          <table:table-cell office:value-type="float" office:value="1502063215.63166" calcext:value-type="float">
            <text:p>1502063215.63166</text:p>
          </table:table-cell>
          <table:table-cell table:formula="of:=[.B991] - [.B990]" office:value-type="float" office:value="0.0333900451660156" calcext:value-type="float">
            <text:p>0.0333900452</text:p>
          </table:table-cell>
          <table:table-cell table:formula="of:=[.C991] - 0.03333333333" office:value-type="float" office:value="0.0000567118360156257" calcext:value-type="float">
            <text:p>5.6711836015625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0.jpeg</text:p>
          </table:table-cell>
          <table:table-cell office:value-type="float" office:value="1502063215.66493" calcext:value-type="float">
            <text:p>1502063215.66493</text:p>
          </table:table-cell>
          <table:table-cell table:formula="of:=[.B992] - [.B991]" office:value-type="float" office:value="0.0332701206207275" calcext:value-type="float">
            <text:p>0.0332701206</text:p>
          </table:table-cell>
          <table:table-cell table:formula="of:=[.C99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1.jpeg</text:p>
          </table:table-cell>
          <table:table-cell office:value-type="float" office:value="1502063215.6982" calcext:value-type="float">
            <text:p>1502063215.6982</text:p>
          </table:table-cell>
          <table:table-cell table:formula="of:=[.B993] - [.B992]" office:value-type="float" office:value="0.0332698822021484" calcext:value-type="float">
            <text:p>0.0332698822</text:p>
          </table:table-cell>
          <table:table-cell table:formula="of:=[.C99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2.jpeg</text:p>
          </table:table-cell>
          <table:table-cell office:value-type="float" office:value="1502063215.73147" calcext:value-type="float">
            <text:p>1502063215.73147</text:p>
          </table:table-cell>
          <table:table-cell table:formula="of:=[.B994] - [.B993]" office:value-type="float" office:value="0.0332701206207275" calcext:value-type="float">
            <text:p>0.0332701206</text:p>
          </table:table-cell>
          <table:table-cell table:formula="of:=[.C99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3.jpeg</text:p>
          </table:table-cell>
          <table:table-cell office:value-type="float" office:value="1502063215.7651" calcext:value-type="float">
            <text:p>1502063215.7651</text:p>
          </table:table-cell>
          <table:table-cell table:formula="of:=[.B995] - [.B994]" office:value-type="float" office:value="0.0336298942565918" calcext:value-type="float">
            <text:p>0.0336298943</text:p>
          </table:table-cell>
          <table:table-cell table:formula="of:=[.C995] - 0.03333333333" office:value-type="float" office:value="0.000296560926591798" calcext:value-type="float">
            <text:p>0.0002965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4.jpeg</text:p>
          </table:table-cell>
          <table:table-cell office:value-type="float" office:value="1502063215.79835" calcext:value-type="float">
            <text:p>1502063215.79835</text:p>
          </table:table-cell>
          <table:table-cell table:formula="of:=[.B996] - [.B995]" office:value-type="float" office:value="0.033250093460083" calcext:value-type="float">
            <text:p>0.0332500935</text:p>
          </table:table-cell>
          <table:table-cell table:formula="of:=[.C996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5.jpeg</text:p>
          </table:table-cell>
          <table:table-cell office:value-type="float" office:value="1502063215.83163" calcext:value-type="float">
            <text:p>1502063215.83163</text:p>
          </table:table-cell>
          <table:table-cell table:formula="of:=[.B997] - [.B996]" office:value-type="float" office:value="0.0332798957824707" calcext:value-type="float">
            <text:p>0.0332798958</text:p>
          </table:table-cell>
          <table:table-cell table:formula="of:=[.C997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6.jpeg</text:p>
          </table:table-cell>
          <table:table-cell office:value-type="float" office:value="1502063215.86504" calcext:value-type="float">
            <text:p>1502063215.86504</text:p>
          </table:table-cell>
          <table:table-cell table:formula="of:=[.B998] - [.B997]" office:value-type="float" office:value="0.0334100723266602" calcext:value-type="float">
            <text:p>0.0334100723</text:p>
          </table:table-cell>
          <table:table-cell table:formula="of:=[.C998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7.jpeg</text:p>
          </table:table-cell>
          <table:table-cell office:value-type="float" office:value="1502063215.8983" calcext:value-type="float">
            <text:p>1502063215.8983</text:p>
          </table:table-cell>
          <table:table-cell table:formula="of:=[.B999] - [.B998]" office:value-type="float" office:value="0.0332598686218262" calcext:value-type="float">
            <text:p>0.0332598686</text:p>
          </table:table-cell>
          <table:table-cell table:formula="of:=[.C99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8.jpeg</text:p>
          </table:table-cell>
          <table:table-cell office:value-type="float" office:value="1502063215.93157" calcext:value-type="float">
            <text:p>1502063215.93157</text:p>
          </table:table-cell>
          <table:table-cell table:formula="of:=[.B1000] - [.B999]" office:value-type="float" office:value="0.0332701206207275" calcext:value-type="float">
            <text:p>0.0332701206</text:p>
          </table:table-cell>
          <table:table-cell table:formula="of:=[.C100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0999.jpeg</text:p>
          </table:table-cell>
          <table:table-cell office:value-type="float" office:value="1502063215.96499" calcext:value-type="float">
            <text:p>1502063215.96499</text:p>
          </table:table-cell>
          <table:table-cell table:formula="of:=[.B1001] - [.B1000]" office:value-type="float" office:value="0.0334198474884033" calcext:value-type="float">
            <text:p>0.0334198475</text:p>
          </table:table-cell>
          <table:table-cell table:formula="of:=[.C1001] - 0.03333333333" office:value-type="float" office:value="0.000086514158403321" calcext:value-type="float">
            <text:p>8.65141584033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0.jpeg</text:p>
          </table:table-cell>
          <table:table-cell office:value-type="float" office:value="1502063215.99825" calcext:value-type="float">
            <text:p>1502063215.99825</text:p>
          </table:table-cell>
          <table:table-cell table:formula="of:=[.B1002] - [.B1001]" office:value-type="float" office:value="0.0332601070404053" calcext:value-type="float">
            <text:p>0.033260107</text:p>
          </table:table-cell>
          <table:table-cell table:formula="of:=[.C100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1.jpeg</text:p>
          </table:table-cell>
          <table:table-cell office:value-type="float" office:value="1502063216.03152" calcext:value-type="float">
            <text:p>1502063216.03152</text:p>
          </table:table-cell>
          <table:table-cell table:formula="of:=[.B1003] - [.B1002]" office:value-type="float" office:value="0.0332698822021484" calcext:value-type="float">
            <text:p>0.0332698822</text:p>
          </table:table-cell>
          <table:table-cell table:formula="of:=[.C100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2.jpeg</text:p>
          </table:table-cell>
          <table:table-cell office:value-type="float" office:value="1502063216.06499" calcext:value-type="float">
            <text:p>1502063216.06499</text:p>
          </table:table-cell>
          <table:table-cell table:formula="of:=[.B1004] - [.B1003]" office:value-type="float" office:value="0.0334701538085937" calcext:value-type="float">
            <text:p>0.0334701538</text:p>
          </table:table-cell>
          <table:table-cell table:formula="of:=[.C1004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3.jpeg</text:p>
          </table:table-cell>
          <table:table-cell office:value-type="float" office:value="1502063216.09825" calcext:value-type="float">
            <text:p>1502063216.09825</text:p>
          </table:table-cell>
          <table:table-cell table:formula="of:=[.B1005] - [.B1004]" office:value-type="float" office:value="0.0332598686218262" calcext:value-type="float">
            <text:p>0.0332598686</text:p>
          </table:table-cell>
          <table:table-cell table:formula="of:=[.C100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4.jpeg</text:p>
          </table:table-cell>
          <table:table-cell office:value-type="float" office:value="1502063216.13152" calcext:value-type="float">
            <text:p>1502063216.13152</text:p>
          </table:table-cell>
          <table:table-cell table:formula="of:=[.B1006] - [.B1005]" office:value-type="float" office:value="0.0332701206207275" calcext:value-type="float">
            <text:p>0.0332701206</text:p>
          </table:table-cell>
          <table:table-cell table:formula="of:=[.C100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5.jpeg</text:p>
          </table:table-cell>
          <table:table-cell office:value-type="float" office:value="1502063216.16523" calcext:value-type="float">
            <text:p>1502063216.16523</text:p>
          </table:table-cell>
          <table:table-cell table:formula="of:=[.B1007] - [.B1006]" office:value-type="float" office:value="0.0337100028991699" calcext:value-type="float">
            <text:p>0.0337100029</text:p>
          </table:table-cell>
          <table:table-cell table:formula="of:=[.C1007] - 0.03333333333" office:value-type="float" office:value="0.000376669569169923" calcext:value-type="float">
            <text:p>0.000376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6.jpeg</text:p>
          </table:table-cell>
          <table:table-cell office:value-type="float" office:value="1502063216.19849" calcext:value-type="float">
            <text:p>1502063216.19849</text:p>
          </table:table-cell>
          <table:table-cell table:formula="of:=[.B1008] - [.B1007]" office:value-type="float" office:value="0.0332598686218262" calcext:value-type="float">
            <text:p>0.0332598686</text:p>
          </table:table-cell>
          <table:table-cell table:formula="of:=[.C100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7.jpeg</text:p>
          </table:table-cell>
          <table:table-cell office:value-type="float" office:value="1502063216.23177" calcext:value-type="float">
            <text:p>1502063216.23177</text:p>
          </table:table-cell>
          <table:table-cell table:formula="of:=[.B1009] - [.B1008]" office:value-type="float" office:value="0.0332801342010498" calcext:value-type="float">
            <text:p>0.0332801342</text:p>
          </table:table-cell>
          <table:table-cell table:formula="of:=[.C100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8.jpeg</text:p>
          </table:table-cell>
          <table:table-cell office:value-type="float" office:value="1502063216.26504" calcext:value-type="float">
            <text:p>1502063216.26504</text:p>
          </table:table-cell>
          <table:table-cell table:formula="of:=[.B1010] - [.B1009]" office:value-type="float" office:value="0.0332698822021484" calcext:value-type="float">
            <text:p>0.0332698822</text:p>
          </table:table-cell>
          <table:table-cell table:formula="of:=[.C101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09.jpeg</text:p>
          </table:table-cell>
          <table:table-cell office:value-type="float" office:value="1502063216.2983" calcext:value-type="float">
            <text:p>1502063216.2983</text:p>
          </table:table-cell>
          <table:table-cell table:formula="of:=[.B1011] - [.B1010]" office:value-type="float" office:value="0.0332601070404053" calcext:value-type="float">
            <text:p>0.033260107</text:p>
          </table:table-cell>
          <table:table-cell table:formula="of:=[.C101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0.jpeg</text:p>
          </table:table-cell>
          <table:table-cell office:value-type="float" office:value="1502063216.33156" calcext:value-type="float">
            <text:p>1502063216.33156</text:p>
          </table:table-cell>
          <table:table-cell table:formula="of:=[.B1012] - [.B1011]" office:value-type="float" office:value="0.0332598686218262" calcext:value-type="float">
            <text:p>0.0332598686</text:p>
          </table:table-cell>
          <table:table-cell table:formula="of:=[.C101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1.jpeg</text:p>
          </table:table-cell>
          <table:table-cell office:value-type="float" office:value="1502063216.365" calcext:value-type="float">
            <text:p>1502063216.365</text:p>
          </table:table-cell>
          <table:table-cell table:formula="of:=[.B1013] - [.B1012]" office:value-type="float" office:value="0.033440113067627" calcext:value-type="float">
            <text:p>0.0334401131</text:p>
          </table:table-cell>
          <table:table-cell table:formula="of:=[.C1013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2.jpeg</text:p>
          </table:table-cell>
          <table:table-cell office:value-type="float" office:value="1502063216.39826" calcext:value-type="float">
            <text:p>1502063216.39826</text:p>
          </table:table-cell>
          <table:table-cell table:formula="of:=[.B1014] - [.B1013]" office:value-type="float" office:value="0.0332601070404053" calcext:value-type="float">
            <text:p>0.033260107</text:p>
          </table:table-cell>
          <table:table-cell table:formula="of:=[.C101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3.jpeg</text:p>
          </table:table-cell>
          <table:table-cell office:value-type="float" office:value="1502063216.43153" calcext:value-type="float">
            <text:p>1502063216.43153</text:p>
          </table:table-cell>
          <table:table-cell table:formula="of:=[.B1015] - [.B1014]" office:value-type="float" office:value="0.0332698822021484" calcext:value-type="float">
            <text:p>0.0332698822</text:p>
          </table:table-cell>
          <table:table-cell table:formula="of:=[.C101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4.jpeg</text:p>
          </table:table-cell>
          <table:table-cell office:value-type="float" office:value="1502063216.465" calcext:value-type="float">
            <text:p>1502063216.465</text:p>
          </table:table-cell>
          <table:table-cell table:formula="of:=[.B1016] - [.B1015]" office:value-type="float" office:value="0.0334699153900146" calcext:value-type="float">
            <text:p>0.0334699154</text:p>
          </table:table-cell>
          <table:table-cell table:formula="of:=[.C101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5.jpeg</text:p>
          </table:table-cell>
          <table:table-cell office:value-type="float" office:value="1502063216.49826" calcext:value-type="float">
            <text:p>1502063216.49826</text:p>
          </table:table-cell>
          <table:table-cell table:formula="of:=[.B1017] - [.B1016]" office:value-type="float" office:value="0.0332601070404053" calcext:value-type="float">
            <text:p>0.033260107</text:p>
          </table:table-cell>
          <table:table-cell table:formula="of:=[.C101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6.jpeg</text:p>
          </table:table-cell>
          <table:table-cell office:value-type="float" office:value="1502063216.53153" calcext:value-type="float">
            <text:p>1502063216.53153</text:p>
          </table:table-cell>
          <table:table-cell table:formula="of:=[.B1018] - [.B1017]" office:value-type="float" office:value="0.0332698822021484" calcext:value-type="float">
            <text:p>0.0332698822</text:p>
          </table:table-cell>
          <table:table-cell table:formula="of:=[.C101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7.jpeg</text:p>
          </table:table-cell>
          <table:table-cell office:value-type="float" office:value="1502063216.56499" calcext:value-type="float">
            <text:p>1502063216.56499</text:p>
          </table:table-cell>
          <table:table-cell table:formula="of:=[.B1019] - [.B1018]" office:value-type="float" office:value="0.0334601402282715" calcext:value-type="float">
            <text:p>0.0334601402</text:p>
          </table:table-cell>
          <table:table-cell table:formula="of:=[.C1019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8.jpeg</text:p>
          </table:table-cell>
          <table:table-cell office:value-type="float" office:value="1502063216.59824" calcext:value-type="float">
            <text:p>1502063216.59824</text:p>
          </table:table-cell>
          <table:table-cell table:formula="of:=[.B1020] - [.B1019]" office:value-type="float" office:value="0.0332498550415039" calcext:value-type="float">
            <text:p>0.033249855</text:p>
          </table:table-cell>
          <table:table-cell table:formula="of:=[.C1020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19.jpeg</text:p>
          </table:table-cell>
          <table:table-cell office:value-type="float" office:value="1502063216.63152" calcext:value-type="float">
            <text:p>1502063216.63152</text:p>
          </table:table-cell>
          <table:table-cell table:formula="of:=[.B1021] - [.B1020]" office:value-type="float" office:value="0.0332801342010498" calcext:value-type="float">
            <text:p>0.0332801342</text:p>
          </table:table-cell>
          <table:table-cell table:formula="of:=[.C1021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0.jpeg</text:p>
          </table:table-cell>
          <table:table-cell office:value-type="float" office:value="1502063216.66479" calcext:value-type="float">
            <text:p>1502063216.66479</text:p>
          </table:table-cell>
          <table:table-cell table:formula="of:=[.B1022] - [.B1021]" office:value-type="float" office:value="0.0332698822021484" calcext:value-type="float">
            <text:p>0.0332698822</text:p>
          </table:table-cell>
          <table:table-cell table:formula="of:=[.C102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1.jpeg</text:p>
          </table:table-cell>
          <table:table-cell office:value-type="float" office:value="1502063216.69805" calcext:value-type="float">
            <text:p>1502063216.69805</text:p>
          </table:table-cell>
          <table:table-cell table:formula="of:=[.B1023] - [.B1022]" office:value-type="float" office:value="0.0332601070404053" calcext:value-type="float">
            <text:p>0.033260107</text:p>
          </table:table-cell>
          <table:table-cell table:formula="of:=[.C102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2.jpeg</text:p>
          </table:table-cell>
          <table:table-cell office:value-type="float" office:value="1502063216.73132" calcext:value-type="float">
            <text:p>1502063216.73132</text:p>
          </table:table-cell>
          <table:table-cell table:formula="of:=[.B1024] - [.B1023]" office:value-type="float" office:value="0.0332698822021484" calcext:value-type="float">
            <text:p>0.0332698822</text:p>
          </table:table-cell>
          <table:table-cell table:formula="of:=[.C102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3.jpeg</text:p>
          </table:table-cell>
          <table:table-cell office:value-type="float" office:value="1502063216.76497" calcext:value-type="float">
            <text:p>1502063216.76497</text:p>
          </table:table-cell>
          <table:table-cell table:formula="of:=[.B1025] - [.B1024]" office:value-type="float" office:value="0.0336501598358154" calcext:value-type="float">
            <text:p>0.0336501598</text:p>
          </table:table-cell>
          <table:table-cell table:formula="of:=[.C1025] - 0.03333333333" office:value-type="float" office:value="0.00031682650581543" calcext:value-type="float">
            <text:p>0.00031682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4.jpeg</text:p>
          </table:table-cell>
          <table:table-cell office:value-type="float" office:value="1502063216.79823" calcext:value-type="float">
            <text:p>1502063216.79823</text:p>
          </table:table-cell>
          <table:table-cell table:formula="of:=[.B1026] - [.B1025]" office:value-type="float" office:value="0.0332598686218262" calcext:value-type="float">
            <text:p>0.0332598686</text:p>
          </table:table-cell>
          <table:table-cell table:formula="of:=[.C102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5.jpeg</text:p>
          </table:table-cell>
          <table:table-cell office:value-type="float" office:value="1502063216.8315" calcext:value-type="float">
            <text:p>1502063216.8315</text:p>
          </table:table-cell>
          <table:table-cell table:formula="of:=[.B1027] - [.B1026]" office:value-type="float" office:value="0.0332701206207275" calcext:value-type="float">
            <text:p>0.0332701206</text:p>
          </table:table-cell>
          <table:table-cell table:formula="of:=[.C102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6.jpeg</text:p>
          </table:table-cell>
          <table:table-cell office:value-type="float" office:value="1502063216.86498" calcext:value-type="float">
            <text:p>1502063216.86498</text:p>
          </table:table-cell>
          <table:table-cell table:formula="of:=[.B1028] - [.B1027]" office:value-type="float" office:value="0.0334799289703369" calcext:value-type="float">
            <text:p>0.033479929</text:p>
          </table:table-cell>
          <table:table-cell table:formula="of:=[.C1028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7.jpeg</text:p>
          </table:table-cell>
          <table:table-cell office:value-type="float" office:value="1502063216.89824" calcext:value-type="float">
            <text:p>1502063216.89824</text:p>
          </table:table-cell>
          <table:table-cell table:formula="of:=[.B1029] - [.B1028]" office:value-type="float" office:value="0.0332601070404053" calcext:value-type="float">
            <text:p>0.033260107</text:p>
          </table:table-cell>
          <table:table-cell table:formula="of:=[.C102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8.jpeg</text:p>
          </table:table-cell>
          <table:table-cell office:value-type="float" office:value="1502063216.93151" calcext:value-type="float">
            <text:p>1502063216.93151</text:p>
          </table:table-cell>
          <table:table-cell table:formula="of:=[.B1030] - [.B1029]" office:value-type="float" office:value="0.0332698822021484" calcext:value-type="float">
            <text:p>0.0332698822</text:p>
          </table:table-cell>
          <table:table-cell table:formula="of:=[.C103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29.jpeg</text:p>
          </table:table-cell>
          <table:table-cell office:value-type="float" office:value="1502063216.96499" calcext:value-type="float">
            <text:p>1502063216.96499</text:p>
          </table:table-cell>
          <table:table-cell table:formula="of:=[.B1031] - [.B1030]" office:value-type="float" office:value="0.0334799289703369" calcext:value-type="float">
            <text:p>0.033479929</text:p>
          </table:table-cell>
          <table:table-cell table:formula="of:=[.C1031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0.jpeg</text:p>
          </table:table-cell>
          <table:table-cell office:value-type="float" office:value="1502063216.99825" calcext:value-type="float">
            <text:p>1502063216.99825</text:p>
          </table:table-cell>
          <table:table-cell table:formula="of:=[.B1032] - [.B1031]" office:value-type="float" office:value="0.0332601070404053" calcext:value-type="float">
            <text:p>0.033260107</text:p>
          </table:table-cell>
          <table:table-cell table:formula="of:=[.C103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1.jpeg</text:p>
          </table:table-cell>
          <table:table-cell office:value-type="float" office:value="1502063217.03152" calcext:value-type="float">
            <text:p>1502063217.03152</text:p>
          </table:table-cell>
          <table:table-cell table:formula="of:=[.B1033] - [.B1032]" office:value-type="float" office:value="0.0332698822021484" calcext:value-type="float">
            <text:p>0.0332698822</text:p>
          </table:table-cell>
          <table:table-cell table:formula="of:=[.C103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2.jpeg</text:p>
          </table:table-cell>
          <table:table-cell office:value-type="float" office:value="1502063217.06523" calcext:value-type="float">
            <text:p>1502063217.06523</text:p>
          </table:table-cell>
          <table:table-cell table:formula="of:=[.B1034] - [.B1033]" office:value-type="float" office:value="0.0337100028991699" calcext:value-type="float">
            <text:p>0.0337100029</text:p>
          </table:table-cell>
          <table:table-cell table:formula="of:=[.C1034] - 0.03333333333" office:value-type="float" office:value="0.000376669569169923" calcext:value-type="float">
            <text:p>0.000376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3.jpeg</text:p>
          </table:table-cell>
          <table:table-cell office:value-type="float" office:value="1502063217.09849" calcext:value-type="float">
            <text:p>1502063217.09849</text:p>
          </table:table-cell>
          <table:table-cell table:formula="of:=[.B1035] - [.B1034]" office:value-type="float" office:value="0.0332601070404053" calcext:value-type="float">
            <text:p>0.033260107</text:p>
          </table:table-cell>
          <table:table-cell table:formula="of:=[.C103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4.jpeg</text:p>
          </table:table-cell>
          <table:table-cell office:value-type="float" office:value="1502063217.13177" calcext:value-type="float">
            <text:p>1502063217.13177</text:p>
          </table:table-cell>
          <table:table-cell table:formula="of:=[.B1036] - [.B1035]" office:value-type="float" office:value="0.0332798957824707" calcext:value-type="float">
            <text:p>0.0332798958</text:p>
          </table:table-cell>
          <table:table-cell table:formula="of:=[.C1036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5.jpeg</text:p>
          </table:table-cell>
          <table:table-cell office:value-type="float" office:value="1502063217.16504" calcext:value-type="float">
            <text:p>1502063217.16504</text:p>
          </table:table-cell>
          <table:table-cell table:formula="of:=[.B1037] - [.B1036]" office:value-type="float" office:value="0.0332701206207275" calcext:value-type="float">
            <text:p>0.0332701206</text:p>
          </table:table-cell>
          <table:table-cell table:formula="of:=[.C103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6.jpeg</text:p>
          </table:table-cell>
          <table:table-cell office:value-type="float" office:value="1502063217.1983" calcext:value-type="float">
            <text:p>1502063217.1983</text:p>
          </table:table-cell>
          <table:table-cell table:formula="of:=[.B1038] - [.B1037]" office:value-type="float" office:value="0.0332598686218262" calcext:value-type="float">
            <text:p>0.0332598686</text:p>
          </table:table-cell>
          <table:table-cell table:formula="of:=[.C103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7.jpeg</text:p>
          </table:table-cell>
          <table:table-cell office:value-type="float" office:value="1502063217.23158" calcext:value-type="float">
            <text:p>1502063217.23158</text:p>
          </table:table-cell>
          <table:table-cell table:formula="of:=[.B1039] - [.B1038]" office:value-type="float" office:value="0.0332801342010498" calcext:value-type="float">
            <text:p>0.0332801342</text:p>
          </table:table-cell>
          <table:table-cell table:formula="of:=[.C103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8.jpeg</text:p>
          </table:table-cell>
          <table:table-cell office:value-type="float" office:value="1502063217.26498" calcext:value-type="float">
            <text:p>1502063217.26498</text:p>
          </table:table-cell>
          <table:table-cell table:formula="of:=[.B1040] - [.B1039]" office:value-type="float" office:value="0.0334000587463379" calcext:value-type="float">
            <text:p>0.0334000587</text:p>
          </table:table-cell>
          <table:table-cell table:formula="of:=[.C1040] - 0.03333333333" office:value-type="float" office:value="0.0000667254163378914" calcext:value-type="float">
            <text:p>6.67254163378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39.jpeg</text:p>
          </table:table-cell>
          <table:table-cell office:value-type="float" office:value="1502063217.29824" calcext:value-type="float">
            <text:p>1502063217.29824</text:p>
          </table:table-cell>
          <table:table-cell table:formula="of:=[.B1041] - [.B1040]" office:value-type="float" office:value="0.0332598686218262" calcext:value-type="float">
            <text:p>0.0332598686</text:p>
          </table:table-cell>
          <table:table-cell table:formula="of:=[.C104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0.jpeg</text:p>
          </table:table-cell>
          <table:table-cell office:value-type="float" office:value="1502063217.33151" calcext:value-type="float">
            <text:p>1502063217.33151</text:p>
          </table:table-cell>
          <table:table-cell table:formula="of:=[.B1042] - [.B1041]" office:value-type="float" office:value="0.0332701206207275" calcext:value-type="float">
            <text:p>0.0332701206</text:p>
          </table:table-cell>
          <table:table-cell table:formula="of:=[.C104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1.jpeg</text:p>
          </table:table-cell>
          <table:table-cell office:value-type="float" office:value="1502063217.36499" calcext:value-type="float">
            <text:p>1502063217.36499</text:p>
          </table:table-cell>
          <table:table-cell table:formula="of:=[.B1043] - [.B1042]" office:value-type="float" office:value="0.0334799289703369" calcext:value-type="float">
            <text:p>0.033479929</text:p>
          </table:table-cell>
          <table:table-cell table:formula="of:=[.C1043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2.jpeg</text:p>
          </table:table-cell>
          <table:table-cell office:value-type="float" office:value="1502063217.39825" calcext:value-type="float">
            <text:p>1502063217.39825</text:p>
          </table:table-cell>
          <table:table-cell table:formula="of:=[.B1044] - [.B1043]" office:value-type="float" office:value="0.0332601070404053" calcext:value-type="float">
            <text:p>0.033260107</text:p>
          </table:table-cell>
          <table:table-cell table:formula="of:=[.C104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3.jpeg</text:p>
          </table:table-cell>
          <table:table-cell office:value-type="float" office:value="1502063217.43152" calcext:value-type="float">
            <text:p>1502063217.43152</text:p>
          </table:table-cell>
          <table:table-cell table:formula="of:=[.B1045] - [.B1044]" office:value-type="float" office:value="0.0332698822021484" calcext:value-type="float">
            <text:p>0.0332698822</text:p>
          </table:table-cell>
          <table:table-cell table:formula="of:=[.C104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4.jpeg</text:p>
          </table:table-cell>
          <table:table-cell office:value-type="float" office:value="1502063217.46498" calcext:value-type="float">
            <text:p>1502063217.46498</text:p>
          </table:table-cell>
          <table:table-cell table:formula="of:=[.B1046] - [.B1045]" office:value-type="float" office:value="0.0334599018096924" calcext:value-type="float">
            <text:p>0.0334599018</text:p>
          </table:table-cell>
          <table:table-cell table:formula="of:=[.C1046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5.jpeg</text:p>
          </table:table-cell>
          <table:table-cell office:value-type="float" office:value="1502063217.49824" calcext:value-type="float">
            <text:p>1502063217.49824</text:p>
          </table:table-cell>
          <table:table-cell table:formula="of:=[.B1047] - [.B1046]" office:value-type="float" office:value="0.0332601070404053" calcext:value-type="float">
            <text:p>0.033260107</text:p>
          </table:table-cell>
          <table:table-cell table:formula="of:=[.C104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6.jpeg</text:p>
          </table:table-cell>
          <table:table-cell office:value-type="float" office:value="1502063217.53151" calcext:value-type="float">
            <text:p>1502063217.53151</text:p>
          </table:table-cell>
          <table:table-cell table:formula="of:=[.B1048] - [.B1047]" office:value-type="float" office:value="0.0332701206207275" calcext:value-type="float">
            <text:p>0.0332701206</text:p>
          </table:table-cell>
          <table:table-cell table:formula="of:=[.C104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7.jpeg</text:p>
          </table:table-cell>
          <table:table-cell office:value-type="float" office:value="1502063217.56499" calcext:value-type="float">
            <text:p>1502063217.56499</text:p>
          </table:table-cell>
          <table:table-cell table:formula="of:=[.B1049] - [.B1048]" office:value-type="float" office:value="0.0334799289703369" calcext:value-type="float">
            <text:p>0.033479929</text:p>
          </table:table-cell>
          <table:table-cell table:formula="of:=[.C1049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8.jpeg</text:p>
          </table:table-cell>
          <table:table-cell office:value-type="float" office:value="1502063217.59825" calcext:value-type="float">
            <text:p>1502063217.59825</text:p>
          </table:table-cell>
          <table:table-cell table:formula="of:=[.B1050] - [.B1049]" office:value-type="float" office:value="0.0332598686218262" calcext:value-type="float">
            <text:p>0.0332598686</text:p>
          </table:table-cell>
          <table:table-cell table:formula="of:=[.C105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49.jpeg</text:p>
          </table:table-cell>
          <table:table-cell office:value-type="float" office:value="1502063217.63152" calcext:value-type="float">
            <text:p>1502063217.63152</text:p>
          </table:table-cell>
          <table:table-cell table:formula="of:=[.B1051] - [.B1050]" office:value-type="float" office:value="0.0332701206207275" calcext:value-type="float">
            <text:p>0.0332701206</text:p>
          </table:table-cell>
          <table:table-cell table:formula="of:=[.C105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0.jpeg</text:p>
          </table:table-cell>
          <table:table-cell office:value-type="float" office:value="1502063217.66523" calcext:value-type="float">
            <text:p>1502063217.66523</text:p>
          </table:table-cell>
          <table:table-cell table:formula="of:=[.B1052] - [.B1051]" office:value-type="float" office:value="0.0337100028991699" calcext:value-type="float">
            <text:p>0.0337100029</text:p>
          </table:table-cell>
          <table:table-cell table:formula="of:=[.C1052] - 0.03333333333" office:value-type="float" office:value="0.000376669569169923" calcext:value-type="float">
            <text:p>0.000376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1.jpeg</text:p>
          </table:table-cell>
          <table:table-cell office:value-type="float" office:value="1502063217.69848" calcext:value-type="float">
            <text:p>1502063217.69848</text:p>
          </table:table-cell>
          <table:table-cell table:formula="of:=[.B1053] - [.B1052]" office:value-type="float" office:value="0.0332498550415039" calcext:value-type="float">
            <text:p>0.033249855</text:p>
          </table:table-cell>
          <table:table-cell table:formula="of:=[.C1053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2.jpeg</text:p>
          </table:table-cell>
          <table:table-cell office:value-type="float" office:value="1502063217.73176" calcext:value-type="float">
            <text:p>1502063217.73176</text:p>
          </table:table-cell>
          <table:table-cell table:formula="of:=[.B1054] - [.B1053]" office:value-type="float" office:value="0.0332801342010498" calcext:value-type="float">
            <text:p>0.0332801342</text:p>
          </table:table-cell>
          <table:table-cell table:formula="of:=[.C1054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3.jpeg</text:p>
          </table:table-cell>
          <table:table-cell office:value-type="float" office:value="1502063217.76504" calcext:value-type="float">
            <text:p>1502063217.76504</text:p>
          </table:table-cell>
          <table:table-cell table:formula="of:=[.B1055] - [.B1054]" office:value-type="float" office:value="0.0332798957824707" calcext:value-type="float">
            <text:p>0.0332798958</text:p>
          </table:table-cell>
          <table:table-cell table:formula="of:=[.C1055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4.jpeg</text:p>
          </table:table-cell>
          <table:table-cell office:value-type="float" office:value="1502063217.7983" calcext:value-type="float">
            <text:p>1502063217.7983</text:p>
          </table:table-cell>
          <table:table-cell table:formula="of:=[.B1056] - [.B1055]" office:value-type="float" office:value="0.0332601070404053" calcext:value-type="float">
            <text:p>0.033260107</text:p>
          </table:table-cell>
          <table:table-cell table:formula="of:=[.C105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5.jpeg</text:p>
          </table:table-cell>
          <table:table-cell office:value-type="float" office:value="1502063217.83157" calcext:value-type="float">
            <text:p>1502063217.83157</text:p>
          </table:table-cell>
          <table:table-cell table:formula="of:=[.B1057] - [.B1056]" office:value-type="float" office:value="0.0332698822021484" calcext:value-type="float">
            <text:p>0.0332698822</text:p>
          </table:table-cell>
          <table:table-cell table:formula="of:=[.C105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6.jpeg</text:p>
          </table:table-cell>
          <table:table-cell office:value-type="float" office:value="1502063217.86498" calcext:value-type="float">
            <text:p>1502063217.86498</text:p>
          </table:table-cell>
          <table:table-cell table:formula="of:=[.B1058] - [.B1057]" office:value-type="float" office:value="0.0334100723266602" calcext:value-type="float">
            <text:p>0.0334100723</text:p>
          </table:table-cell>
          <table:table-cell table:formula="of:=[.C1058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7.jpeg</text:p>
          </table:table-cell>
          <table:table-cell office:value-type="float" office:value="1502063217.89824" calcext:value-type="float">
            <text:p>1502063217.89824</text:p>
          </table:table-cell>
          <table:table-cell table:formula="of:=[.B1059] - [.B1058]" office:value-type="float" office:value="0.0332601070404053" calcext:value-type="float">
            <text:p>0.033260107</text:p>
          </table:table-cell>
          <table:table-cell table:formula="of:=[.C105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8.jpeg</text:p>
          </table:table-cell>
          <table:table-cell office:value-type="float" office:value="1502063217.93151" calcext:value-type="float">
            <text:p>1502063217.93151</text:p>
          </table:table-cell>
          <table:table-cell table:formula="of:=[.B1060] - [.B1059]" office:value-type="float" office:value="0.0332698822021484" calcext:value-type="float">
            <text:p>0.0332698822</text:p>
          </table:table-cell>
          <table:table-cell table:formula="of:=[.C106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59.jpeg</text:p>
          </table:table-cell>
          <table:table-cell office:value-type="float" office:value="1502063217.96501" calcext:value-type="float">
            <text:p>1502063217.96501</text:p>
          </table:table-cell>
          <table:table-cell table:formula="of:=[.B1061] - [.B1060]" office:value-type="float" office:value="0.0334999561309814" calcext:value-type="float">
            <text:p>0.0334999561</text:p>
          </table:table-cell>
          <table:table-cell table:formula="of:=[.C1061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0.jpeg</text:p>
          </table:table-cell>
          <table:table-cell office:value-type="float" office:value="1502063217.99827" calcext:value-type="float">
            <text:p>1502063217.99827</text:p>
          </table:table-cell>
          <table:table-cell table:formula="of:=[.B1062] - [.B1061]" office:value-type="float" office:value="0.0332601070404053" calcext:value-type="float">
            <text:p>0.033260107</text:p>
          </table:table-cell>
          <table:table-cell table:formula="of:=[.C106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1.jpeg</text:p>
          </table:table-cell>
          <table:table-cell office:value-type="float" office:value="1502063218.03154" calcext:value-type="float">
            <text:p>1502063218.03154</text:p>
          </table:table-cell>
          <table:table-cell table:formula="of:=[.B1063] - [.B1062]" office:value-type="float" office:value="0.0332698822021484" calcext:value-type="float">
            <text:p>0.0332698822</text:p>
          </table:table-cell>
          <table:table-cell table:formula="of:=[.C106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2.jpeg</text:p>
          </table:table-cell>
          <table:table-cell office:value-type="float" office:value="1502063218.06499" calcext:value-type="float">
            <text:p>1502063218.06499</text:p>
          </table:table-cell>
          <table:table-cell table:formula="of:=[.B1064] - [.B1063]" office:value-type="float" office:value="0.0334501266479492" calcext:value-type="float">
            <text:p>0.0334501266</text:p>
          </table:table-cell>
          <table:table-cell table:formula="of:=[.C1064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3.jpeg</text:p>
          </table:table-cell>
          <table:table-cell office:value-type="float" office:value="1502063218.09825" calcext:value-type="float">
            <text:p>1502063218.09825</text:p>
          </table:table-cell>
          <table:table-cell table:formula="of:=[.B1065] - [.B1064]" office:value-type="float" office:value="0.0332598686218262" calcext:value-type="float">
            <text:p>0.0332598686</text:p>
          </table:table-cell>
          <table:table-cell table:formula="of:=[.C106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4.jpeg</text:p>
          </table:table-cell>
          <table:table-cell office:value-type="float" office:value="1502063218.13151" calcext:value-type="float">
            <text:p>1502063218.13151</text:p>
          </table:table-cell>
          <table:table-cell table:formula="of:=[.B1066] - [.B1065]" office:value-type="float" office:value="0.0332601070404053" calcext:value-type="float">
            <text:p>0.033260107</text:p>
          </table:table-cell>
          <table:table-cell table:formula="of:=[.C106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5.jpeg</text:p>
          </table:table-cell>
          <table:table-cell office:value-type="float" office:value="1502063218.16478" calcext:value-type="float">
            <text:p>1502063218.16478</text:p>
          </table:table-cell>
          <table:table-cell table:formula="of:=[.B1067] - [.B1066]" office:value-type="float" office:value="0.0332698822021484" calcext:value-type="float">
            <text:p>0.0332698822</text:p>
          </table:table-cell>
          <table:table-cell table:formula="of:=[.C106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6.jpeg</text:p>
          </table:table-cell>
          <table:table-cell office:value-type="float" office:value="1502063218.19804" calcext:value-type="float">
            <text:p>1502063218.19804</text:p>
          </table:table-cell>
          <table:table-cell table:formula="of:=[.B1068] - [.B1067]" office:value-type="float" office:value="0.0332601070404053" calcext:value-type="float">
            <text:p>0.033260107</text:p>
          </table:table-cell>
          <table:table-cell table:formula="of:=[.C106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7.jpeg</text:p>
          </table:table-cell>
          <table:table-cell office:value-type="float" office:value="1502063218.23131" calcext:value-type="float">
            <text:p>1502063218.23131</text:p>
          </table:table-cell>
          <table:table-cell table:formula="of:=[.B1069] - [.B1068]" office:value-type="float" office:value="0.0332698822021484" calcext:value-type="float">
            <text:p>0.0332698822</text:p>
          </table:table-cell>
          <table:table-cell table:formula="of:=[.C106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8.jpeg</text:p>
          </table:table-cell>
          <table:table-cell office:value-type="float" office:value="1502063218.26497" calcext:value-type="float">
            <text:p>1502063218.26497</text:p>
          </table:table-cell>
          <table:table-cell table:formula="of:=[.B1070] - [.B1069]" office:value-type="float" office:value="0.0336601734161377" calcext:value-type="float">
            <text:p>0.0336601734</text:p>
          </table:table-cell>
          <table:table-cell table:formula="of:=[.C1070] - 0.03333333333" office:value-type="float" office:value="0.000326840086137696" calcext:value-type="float">
            <text:p>0.00032684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69.jpeg</text:p>
          </table:table-cell>
          <table:table-cell office:value-type="float" office:value="1502063218.29824" calcext:value-type="float">
            <text:p>1502063218.29824</text:p>
          </table:table-cell>
          <table:table-cell table:formula="of:=[.B1071] - [.B1070]" office:value-type="float" office:value="0.0332698822021484" calcext:value-type="float">
            <text:p>0.0332698822</text:p>
          </table:table-cell>
          <table:table-cell table:formula="of:=[.C107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0.jpeg</text:p>
          </table:table-cell>
          <table:table-cell office:value-type="float" office:value="1502063218.33151" calcext:value-type="float">
            <text:p>1502063218.33151</text:p>
          </table:table-cell>
          <table:table-cell table:formula="of:=[.B1072] - [.B1071]" office:value-type="float" office:value="0.0332701206207275" calcext:value-type="float">
            <text:p>0.0332701206</text:p>
          </table:table-cell>
          <table:table-cell table:formula="of:=[.C107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1.jpeg</text:p>
          </table:table-cell>
          <table:table-cell office:value-type="float" office:value="1502063218.36506" calcext:value-type="float">
            <text:p>1502063218.36506</text:p>
          </table:table-cell>
          <table:table-cell table:formula="of:=[.B1073] - [.B1072]" office:value-type="float" office:value="0.0335500240325928" calcext:value-type="float">
            <text:p>0.033550024</text:p>
          </table:table-cell>
          <table:table-cell table:formula="of:=[.C1073] - 0.03333333333" office:value-type="float" office:value="0.000216690702592774" calcext:value-type="float">
            <text:p>0.00021669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2.jpeg</text:p>
          </table:table-cell>
          <table:table-cell office:value-type="float" office:value="1502063218.39833" calcext:value-type="float">
            <text:p>1502063218.39833</text:p>
          </table:table-cell>
          <table:table-cell table:formula="of:=[.B1074] - [.B1073]" office:value-type="float" office:value="0.0332698822021484" calcext:value-type="float">
            <text:p>0.0332698822</text:p>
          </table:table-cell>
          <table:table-cell table:formula="of:=[.C107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3.jpeg</text:p>
          </table:table-cell>
          <table:table-cell office:value-type="float" office:value="1502063218.4316" calcext:value-type="float">
            <text:p>1502063218.4316</text:p>
          </table:table-cell>
          <table:table-cell table:formula="of:=[.B1075] - [.B1074]" office:value-type="float" office:value="0.0332701206207275" calcext:value-type="float">
            <text:p>0.0332701206</text:p>
          </table:table-cell>
          <table:table-cell table:formula="of:=[.C107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4.jpeg</text:p>
          </table:table-cell>
          <table:table-cell office:value-type="float" office:value="1502063218.46524" calcext:value-type="float">
            <text:p>1502063218.46524</text:p>
          </table:table-cell>
          <table:table-cell table:formula="of:=[.B1076] - [.B1075]" office:value-type="float" office:value="0.0336399078369141" calcext:value-type="float">
            <text:p>0.0336399078</text:p>
          </table:table-cell>
          <table:table-cell table:formula="of:=[.C1076] - 0.03333333333" office:value-type="float" office:value="0.000306574506914063" calcext:value-type="float">
            <text:p>0.0003065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5.jpeg</text:p>
          </table:table-cell>
          <table:table-cell office:value-type="float" office:value="1502063218.49851" calcext:value-type="float">
            <text:p>1502063218.49851</text:p>
          </table:table-cell>
          <table:table-cell table:formula="of:=[.B1077] - [.B1076]" office:value-type="float" office:value="0.0332698822021484" calcext:value-type="float">
            <text:p>0.0332698822</text:p>
          </table:table-cell>
          <table:table-cell table:formula="of:=[.C107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6.jpeg</text:p>
          </table:table-cell>
          <table:table-cell office:value-type="float" office:value="1502063218.53178" calcext:value-type="float">
            <text:p>1502063218.53178</text:p>
          </table:table-cell>
          <table:table-cell table:formula="of:=[.B1078] - [.B1077]" office:value-type="float" office:value="0.0332701206207275" calcext:value-type="float">
            <text:p>0.0332701206</text:p>
          </table:table-cell>
          <table:table-cell table:formula="of:=[.C107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7.jpeg</text:p>
          </table:table-cell>
          <table:table-cell office:value-type="float" office:value="1502063218.56504" calcext:value-type="float">
            <text:p>1502063218.56504</text:p>
          </table:table-cell>
          <table:table-cell table:formula="of:=[.B1079] - [.B1078]" office:value-type="float" office:value="0.0332601070404053" calcext:value-type="float">
            <text:p>0.033260107</text:p>
          </table:table-cell>
          <table:table-cell table:formula="of:=[.C107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8.jpeg</text:p>
          </table:table-cell>
          <table:table-cell office:value-type="float" office:value="1502063218.5983" calcext:value-type="float">
            <text:p>1502063218.5983</text:p>
          </table:table-cell>
          <table:table-cell table:formula="of:=[.B1080] - [.B1079]" office:value-type="float" office:value="0.0332598686218262" calcext:value-type="float">
            <text:p>0.0332598686</text:p>
          </table:table-cell>
          <table:table-cell table:formula="of:=[.C108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79.jpeg</text:p>
          </table:table-cell>
          <table:table-cell office:value-type="float" office:value="1502063218.63158" calcext:value-type="float">
            <text:p>1502063218.63158</text:p>
          </table:table-cell>
          <table:table-cell table:formula="of:=[.B1081] - [.B1080]" office:value-type="float" office:value="0.0332801342010498" calcext:value-type="float">
            <text:p>0.0332801342</text:p>
          </table:table-cell>
          <table:table-cell table:formula="of:=[.C1081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0.jpeg</text:p>
          </table:table-cell>
          <table:table-cell office:value-type="float" office:value="1502063218.66496" calcext:value-type="float">
            <text:p>1502063218.66496</text:p>
          </table:table-cell>
          <table:table-cell table:formula="of:=[.B1082] - [.B1081]" office:value-type="float" office:value="0.0333797931671143" calcext:value-type="float">
            <text:p>0.0333797932</text:p>
          </table:table-cell>
          <table:table-cell table:formula="of:=[.C1082] - 0.03333333333" office:value-type="float" office:value="0.0000464598371142585" calcext:value-type="float">
            <text:p>4.6459837114258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1.jpeg</text:p>
          </table:table-cell>
          <table:table-cell office:value-type="float" office:value="1502063218.69822" calcext:value-type="float">
            <text:p>1502063218.69822</text:p>
          </table:table-cell>
          <table:table-cell table:formula="of:=[.B1083] - [.B1082]" office:value-type="float" office:value="0.0332601070404053" calcext:value-type="float">
            <text:p>0.033260107</text:p>
          </table:table-cell>
          <table:table-cell table:formula="of:=[.C108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2.jpeg</text:p>
          </table:table-cell>
          <table:table-cell office:value-type="float" office:value="1502063218.73149" calcext:value-type="float">
            <text:p>1502063218.73149</text:p>
          </table:table-cell>
          <table:table-cell table:formula="of:=[.B1084] - [.B1083]" office:value-type="float" office:value="0.0332698822021484" calcext:value-type="float">
            <text:p>0.0332698822</text:p>
          </table:table-cell>
          <table:table-cell table:formula="of:=[.C108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3.jpeg</text:p>
          </table:table-cell>
          <table:table-cell office:value-type="float" office:value="1502063218.76496" calcext:value-type="float">
            <text:p>1502063218.76496</text:p>
          </table:table-cell>
          <table:table-cell table:formula="of:=[.B1085] - [.B1084]" office:value-type="float" office:value="0.0334701538085937" calcext:value-type="float">
            <text:p>0.0334701538</text:p>
          </table:table-cell>
          <table:table-cell table:formula="of:=[.C1085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4.jpeg</text:p>
          </table:table-cell>
          <table:table-cell office:value-type="float" office:value="1502063218.79822" calcext:value-type="float">
            <text:p>1502063218.79822</text:p>
          </table:table-cell>
          <table:table-cell table:formula="of:=[.B1086] - [.B1085]" office:value-type="float" office:value="0.0332598686218262" calcext:value-type="float">
            <text:p>0.0332598686</text:p>
          </table:table-cell>
          <table:table-cell table:formula="of:=[.C108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5.jpeg</text:p>
          </table:table-cell>
          <table:table-cell office:value-type="float" office:value="1502063218.83149" calcext:value-type="float">
            <text:p>1502063218.83149</text:p>
          </table:table-cell>
          <table:table-cell table:formula="of:=[.B1087] - [.B1086]" office:value-type="float" office:value="0.0332701206207275" calcext:value-type="float">
            <text:p>0.0332701206</text:p>
          </table:table-cell>
          <table:table-cell table:formula="of:=[.C108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6.jpeg</text:p>
          </table:table-cell>
          <table:table-cell office:value-type="float" office:value="1502063218.86496" calcext:value-type="float">
            <text:p>1502063218.86496</text:p>
          </table:table-cell>
          <table:table-cell table:formula="of:=[.B1088] - [.B1087]" office:value-type="float" office:value="0.0334699153900146" calcext:value-type="float">
            <text:p>0.0334699154</text:p>
          </table:table-cell>
          <table:table-cell table:formula="of:=[.C108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7.jpeg</text:p>
          </table:table-cell>
          <table:table-cell office:value-type="float" office:value="1502063218.89822" calcext:value-type="float">
            <text:p>1502063218.89822</text:p>
          </table:table-cell>
          <table:table-cell table:formula="of:=[.B1089] - [.B1088]" office:value-type="float" office:value="0.0332601070404053" calcext:value-type="float">
            <text:p>0.033260107</text:p>
          </table:table-cell>
          <table:table-cell table:formula="of:=[.C108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8.jpeg</text:p>
          </table:table-cell>
          <table:table-cell office:value-type="float" office:value="1502063218.93149" calcext:value-type="float">
            <text:p>1502063218.93149</text:p>
          </table:table-cell>
          <table:table-cell table:formula="of:=[.B1090] - [.B1089]" office:value-type="float" office:value="0.0332698822021484" calcext:value-type="float">
            <text:p>0.0332698822</text:p>
          </table:table-cell>
          <table:table-cell table:formula="of:=[.C109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89.jpeg</text:p>
          </table:table-cell>
          <table:table-cell office:value-type="float" office:value="1502063218.96497" calcext:value-type="float">
            <text:p>1502063218.96497</text:p>
          </table:table-cell>
          <table:table-cell table:formula="of:=[.B1091] - [.B1090]" office:value-type="float" office:value="0.033480167388916" calcext:value-type="float">
            <text:p>0.0334801674</text:p>
          </table:table-cell>
          <table:table-cell table:formula="of:=[.C1091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0.jpeg</text:p>
          </table:table-cell>
          <table:table-cell office:value-type="float" office:value="1502063218.99823" calcext:value-type="float">
            <text:p>1502063218.99823</text:p>
          </table:table-cell>
          <table:table-cell table:formula="of:=[.B1092] - [.B1091]" office:value-type="float" office:value="0.0332598686218262" calcext:value-type="float">
            <text:p>0.0332598686</text:p>
          </table:table-cell>
          <table:table-cell table:formula="of:=[.C109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1.jpeg</text:p>
          </table:table-cell>
          <table:table-cell office:value-type="float" office:value="1502063219.03151" calcext:value-type="float">
            <text:p>1502063219.03151</text:p>
          </table:table-cell>
          <table:table-cell table:formula="of:=[.B1093] - [.B1092]" office:value-type="float" office:value="0.0332801342010498" calcext:value-type="float">
            <text:p>0.0332801342</text:p>
          </table:table-cell>
          <table:table-cell table:formula="of:=[.C1093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2.jpeg</text:p>
          </table:table-cell>
          <table:table-cell office:value-type="float" office:value="1502063219.06497" calcext:value-type="float">
            <text:p>1502063219.06497</text:p>
          </table:table-cell>
          <table:table-cell table:formula="of:=[.B1094] - [.B1093]" office:value-type="float" office:value="0.0334599018096924" calcext:value-type="float">
            <text:p>0.0334599018</text:p>
          </table:table-cell>
          <table:table-cell table:formula="of:=[.C1094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3.jpeg</text:p>
          </table:table-cell>
          <table:table-cell office:value-type="float" office:value="1502063219.09823" calcext:value-type="float">
            <text:p>1502063219.09823</text:p>
          </table:table-cell>
          <table:table-cell table:formula="of:=[.B1095] - [.B1094]" office:value-type="float" office:value="0.0332598686218262" calcext:value-type="float">
            <text:p>0.0332598686</text:p>
          </table:table-cell>
          <table:table-cell table:formula="of:=[.C109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4.jpeg</text:p>
          </table:table-cell>
          <table:table-cell office:value-type="float" office:value="1502063219.1315" calcext:value-type="float">
            <text:p>1502063219.1315</text:p>
          </table:table-cell>
          <table:table-cell table:formula="of:=[.B1096] - [.B1095]" office:value-type="float" office:value="0.0332701206207275" calcext:value-type="float">
            <text:p>0.0332701206</text:p>
          </table:table-cell>
          <table:table-cell table:formula="of:=[.C109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5.jpeg</text:p>
          </table:table-cell>
          <table:table-cell office:value-type="float" office:value="1502063219.16496" calcext:value-type="float">
            <text:p>1502063219.16496</text:p>
          </table:table-cell>
          <table:table-cell table:formula="of:=[.B1097] - [.B1096]" office:value-type="float" office:value="0.0334599018096924" calcext:value-type="float">
            <text:p>0.0334599018</text:p>
          </table:table-cell>
          <table:table-cell table:formula="of:=[.C1097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6.jpeg</text:p>
          </table:table-cell>
          <table:table-cell office:value-type="float" office:value="1502063219.19822" calcext:value-type="float">
            <text:p>1502063219.19822</text:p>
          </table:table-cell>
          <table:table-cell table:formula="of:=[.B1098] - [.B1097]" office:value-type="float" office:value="0.0332601070404053" calcext:value-type="float">
            <text:p>0.033260107</text:p>
          </table:table-cell>
          <table:table-cell table:formula="of:=[.C109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7.jpeg</text:p>
          </table:table-cell>
          <table:table-cell office:value-type="float" office:value="1502063219.23149" calcext:value-type="float">
            <text:p>1502063219.23149</text:p>
          </table:table-cell>
          <table:table-cell table:formula="of:=[.B1099] - [.B1098]" office:value-type="float" office:value="0.0332698822021484" calcext:value-type="float">
            <text:p>0.0332698822</text:p>
          </table:table-cell>
          <table:table-cell table:formula="of:=[.C109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8.jpeg</text:p>
          </table:table-cell>
          <table:table-cell office:value-type="float" office:value="1502063219.26498" calcext:value-type="float">
            <text:p>1502063219.26498</text:p>
          </table:table-cell>
          <table:table-cell table:formula="of:=[.B1100] - [.B1099]" office:value-type="float" office:value="0.0334901809692383" calcext:value-type="float">
            <text:p>0.033490181</text:p>
          </table:table-cell>
          <table:table-cell table:formula="of:=[.C1100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099.jpeg</text:p>
          </table:table-cell>
          <table:table-cell office:value-type="float" office:value="1502063219.29823" calcext:value-type="float">
            <text:p>1502063219.29823</text:p>
          </table:table-cell>
          <table:table-cell table:formula="of:=[.B1101] - [.B1100]" office:value-type="float" office:value="0.0332498550415039" calcext:value-type="float">
            <text:p>0.033249855</text:p>
          </table:table-cell>
          <table:table-cell table:formula="of:=[.C1101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0.jpeg</text:p>
          </table:table-cell>
          <table:table-cell office:value-type="float" office:value="1502063219.33151" calcext:value-type="float">
            <text:p>1502063219.33151</text:p>
          </table:table-cell>
          <table:table-cell table:formula="of:=[.B1102] - [.B1101]" office:value-type="float" office:value="0.0332801342010498" calcext:value-type="float">
            <text:p>0.0332801342</text:p>
          </table:table-cell>
          <table:table-cell table:formula="of:=[.C110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1.jpeg</text:p>
          </table:table-cell>
          <table:table-cell office:value-type="float" office:value="1502063219.36496" calcext:value-type="float">
            <text:p>1502063219.36496</text:p>
          </table:table-cell>
          <table:table-cell table:formula="of:=[.B1103] - [.B1102]" office:value-type="float" office:value="0.0334498882293701" calcext:value-type="float">
            <text:p>0.0334498882</text:p>
          </table:table-cell>
          <table:table-cell table:formula="of:=[.C1103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2.jpeg</text:p>
          </table:table-cell>
          <table:table-cell office:value-type="float" office:value="1502063219.39822" calcext:value-type="float">
            <text:p>1502063219.39822</text:p>
          </table:table-cell>
          <table:table-cell table:formula="of:=[.B1104] - [.B1103]" office:value-type="float" office:value="0.0332601070404053" calcext:value-type="float">
            <text:p>0.033260107</text:p>
          </table:table-cell>
          <table:table-cell table:formula="of:=[.C110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3.jpeg</text:p>
          </table:table-cell>
          <table:table-cell office:value-type="float" office:value="1502063219.43149" calcext:value-type="float">
            <text:p>1502063219.43149</text:p>
          </table:table-cell>
          <table:table-cell table:formula="of:=[.B1105] - [.B1104]" office:value-type="float" office:value="0.0332698822021484" calcext:value-type="float">
            <text:p>0.0332698822</text:p>
          </table:table-cell>
          <table:table-cell table:formula="of:=[.C110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4.jpeg</text:p>
          </table:table-cell>
          <table:table-cell office:value-type="float" office:value="1502063219.4652" calcext:value-type="float">
            <text:p>1502063219.4652</text:p>
          </table:table-cell>
          <table:table-cell table:formula="of:=[.B1106] - [.B1105]" office:value-type="float" office:value="0.0337100028991699" calcext:value-type="float">
            <text:p>0.0337100029</text:p>
          </table:table-cell>
          <table:table-cell table:formula="of:=[.C1106] - 0.03333333333" office:value-type="float" office:value="0.000376669569169923" calcext:value-type="float">
            <text:p>0.000376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5.jpeg</text:p>
          </table:table-cell>
          <table:table-cell office:value-type="float" office:value="1502063219.49846" calcext:value-type="float">
            <text:p>1502063219.49846</text:p>
          </table:table-cell>
          <table:table-cell table:formula="of:=[.B1107] - [.B1106]" office:value-type="float" office:value="0.0332601070404053" calcext:value-type="float">
            <text:p>0.033260107</text:p>
          </table:table-cell>
          <table:table-cell table:formula="of:=[.C110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6.jpeg</text:p>
          </table:table-cell>
          <table:table-cell office:value-type="float" office:value="1502063219.53174" calcext:value-type="float">
            <text:p>1502063219.53174</text:p>
          </table:table-cell>
          <table:table-cell table:formula="of:=[.B1108] - [.B1107]" office:value-type="float" office:value="0.0332798957824707" calcext:value-type="float">
            <text:p>0.0332798958</text:p>
          </table:table-cell>
          <table:table-cell table:formula="of:=[.C1108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7.jpeg</text:p>
          </table:table-cell>
          <table:table-cell office:value-type="float" office:value="1502063219.56501" calcext:value-type="float">
            <text:p>1502063219.56501</text:p>
          </table:table-cell>
          <table:table-cell table:formula="of:=[.B1109] - [.B1108]" office:value-type="float" office:value="0.0332701206207275" calcext:value-type="float">
            <text:p>0.0332701206</text:p>
          </table:table-cell>
          <table:table-cell table:formula="of:=[.C110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8.jpeg</text:p>
          </table:table-cell>
          <table:table-cell office:value-type="float" office:value="1502063219.59827" calcext:value-type="float">
            <text:p>1502063219.59827</text:p>
          </table:table-cell>
          <table:table-cell table:formula="of:=[.B1110] - [.B1109]" office:value-type="float" office:value="0.0332598686218262" calcext:value-type="float">
            <text:p>0.0332598686</text:p>
          </table:table-cell>
          <table:table-cell table:formula="of:=[.C111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09.jpeg</text:p>
          </table:table-cell>
          <table:table-cell office:value-type="float" office:value="1502063219.63154" calcext:value-type="float">
            <text:p>1502063219.63154</text:p>
          </table:table-cell>
          <table:table-cell table:formula="of:=[.B1111] - [.B1110]" office:value-type="float" office:value="0.0332701206207275" calcext:value-type="float">
            <text:p>0.0332701206</text:p>
          </table:table-cell>
          <table:table-cell table:formula="of:=[.C111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0.jpeg</text:p>
          </table:table-cell>
          <table:table-cell office:value-type="float" office:value="1502063219.665" calcext:value-type="float">
            <text:p>1502063219.665</text:p>
          </table:table-cell>
          <table:table-cell table:formula="of:=[.B1112] - [.B1111]" office:value-type="float" office:value="0.0334599018096924" calcext:value-type="float">
            <text:p>0.0334599018</text:p>
          </table:table-cell>
          <table:table-cell table:formula="of:=[.C1112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1.jpeg</text:p>
          </table:table-cell>
          <table:table-cell office:value-type="float" office:value="1502063219.69826" calcext:value-type="float">
            <text:p>1502063219.69826</text:p>
          </table:table-cell>
          <table:table-cell table:formula="of:=[.B1113] - [.B1112]" office:value-type="float" office:value="0.0332601070404053" calcext:value-type="float">
            <text:p>0.033260107</text:p>
          </table:table-cell>
          <table:table-cell table:formula="of:=[.C111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2.jpeg</text:p>
          </table:table-cell>
          <table:table-cell office:value-type="float" office:value="1502063219.73153" calcext:value-type="float">
            <text:p>1502063219.73153</text:p>
          </table:table-cell>
          <table:table-cell table:formula="of:=[.B1114] - [.B1113]" office:value-type="float" office:value="0.0332698822021484" calcext:value-type="float">
            <text:p>0.0332698822</text:p>
          </table:table-cell>
          <table:table-cell table:formula="of:=[.C111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3.jpeg</text:p>
          </table:table-cell>
          <table:table-cell office:value-type="float" office:value="1502063219.76496" calcext:value-type="float">
            <text:p>1502063219.76496</text:p>
          </table:table-cell>
          <table:table-cell table:formula="of:=[.B1115] - [.B1114]" office:value-type="float" office:value="0.0334300994873047" calcext:value-type="float">
            <text:p>0.0334300995</text:p>
          </table:table-cell>
          <table:table-cell table:formula="of:=[.C1115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4.jpeg</text:p>
          </table:table-cell>
          <table:table-cell office:value-type="float" office:value="1502063219.79822" calcext:value-type="float">
            <text:p>1502063219.79822</text:p>
          </table:table-cell>
          <table:table-cell table:formula="of:=[.B1116] - [.B1115]" office:value-type="float" office:value="0.0332598686218262" calcext:value-type="float">
            <text:p>0.0332598686</text:p>
          </table:table-cell>
          <table:table-cell table:formula="of:=[.C111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5.jpeg</text:p>
          </table:table-cell>
          <table:table-cell office:value-type="float" office:value="1502063219.8315" calcext:value-type="float">
            <text:p>1502063219.8315</text:p>
          </table:table-cell>
          <table:table-cell table:formula="of:=[.B1117] - [.B1116]" office:value-type="float" office:value="0.0332801342010498" calcext:value-type="float">
            <text:p>0.0332801342</text:p>
          </table:table-cell>
          <table:table-cell table:formula="of:=[.C111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6.jpeg</text:p>
          </table:table-cell>
          <table:table-cell office:value-type="float" office:value="1502063219.86497" calcext:value-type="float">
            <text:p>1502063219.86497</text:p>
          </table:table-cell>
          <table:table-cell table:formula="of:=[.B1118] - [.B1117]" office:value-type="float" office:value="0.0334699153900146" calcext:value-type="float">
            <text:p>0.0334699154</text:p>
          </table:table-cell>
          <table:table-cell table:formula="of:=[.C111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7.jpeg</text:p>
          </table:table-cell>
          <table:table-cell office:value-type="float" office:value="1502063219.89823" calcext:value-type="float">
            <text:p>1502063219.89823</text:p>
          </table:table-cell>
          <table:table-cell table:formula="of:=[.B1119] - [.B1118]" office:value-type="float" office:value="0.0332601070404053" calcext:value-type="float">
            <text:p>0.033260107</text:p>
          </table:table-cell>
          <table:table-cell table:formula="of:=[.C111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8.jpeg</text:p>
          </table:table-cell>
          <table:table-cell office:value-type="float" office:value="1502063219.9315" calcext:value-type="float">
            <text:p>1502063219.9315</text:p>
          </table:table-cell>
          <table:table-cell table:formula="of:=[.B1120] - [.B1119]" office:value-type="float" office:value="0.0332698822021484" calcext:value-type="float">
            <text:p>0.0332698822</text:p>
          </table:table-cell>
          <table:table-cell table:formula="of:=[.C112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19.jpeg</text:p>
          </table:table-cell>
          <table:table-cell office:value-type="float" office:value="1502063219.96499" calcext:value-type="float">
            <text:p>1502063219.96499</text:p>
          </table:table-cell>
          <table:table-cell table:formula="of:=[.B1121] - [.B1120]" office:value-type="float" office:value="0.0334899425506592" calcext:value-type="float">
            <text:p>0.0334899426</text:p>
          </table:table-cell>
          <table:table-cell table:formula="of:=[.C1121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0.jpeg</text:p>
          </table:table-cell>
          <table:table-cell office:value-type="float" office:value="1502063219.99825" calcext:value-type="float">
            <text:p>1502063219.99825</text:p>
          </table:table-cell>
          <table:table-cell table:formula="of:=[.B1122] - [.B1121]" office:value-type="float" office:value="0.0332601070404053" calcext:value-type="float">
            <text:p>0.033260107</text:p>
          </table:table-cell>
          <table:table-cell table:formula="of:=[.C112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1.jpeg</text:p>
          </table:table-cell>
          <table:table-cell office:value-type="float" office:value="1502063220.03152" calcext:value-type="float">
            <text:p>1502063220.03152</text:p>
          </table:table-cell>
          <table:table-cell table:formula="of:=[.B1123] - [.B1122]" office:value-type="float" office:value="0.0332698822021484" calcext:value-type="float">
            <text:p>0.0332698822</text:p>
          </table:table-cell>
          <table:table-cell table:formula="of:=[.C112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2.jpeg</text:p>
          </table:table-cell>
          <table:table-cell office:value-type="float" office:value="1502063220.06498" calcext:value-type="float">
            <text:p>1502063220.06498</text:p>
          </table:table-cell>
          <table:table-cell table:formula="of:=[.B1124] - [.B1123]" office:value-type="float" office:value="0.0334601402282715" calcext:value-type="float">
            <text:p>0.0334601402</text:p>
          </table:table-cell>
          <table:table-cell table:formula="of:=[.C1124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3.jpeg</text:p>
          </table:table-cell>
          <table:table-cell office:value-type="float" office:value="1502063220.09824" calcext:value-type="float">
            <text:p>1502063220.09824</text:p>
          </table:table-cell>
          <table:table-cell table:formula="of:=[.B1125] - [.B1124]" office:value-type="float" office:value="0.0332598686218262" calcext:value-type="float">
            <text:p>0.0332598686</text:p>
          </table:table-cell>
          <table:table-cell table:formula="of:=[.C112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4.jpeg</text:p>
          </table:table-cell>
          <table:table-cell office:value-type="float" office:value="1502063220.13152" calcext:value-type="float">
            <text:p>1502063220.13152</text:p>
          </table:table-cell>
          <table:table-cell table:formula="of:=[.B1126] - [.B1125]" office:value-type="float" office:value="0.0332801342010498" calcext:value-type="float">
            <text:p>0.0332801342</text:p>
          </table:table-cell>
          <table:table-cell table:formula="of:=[.C112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5.jpeg</text:p>
          </table:table-cell>
          <table:table-cell office:value-type="float" office:value="1502063220.16504" calcext:value-type="float">
            <text:p>1502063220.16504</text:p>
          </table:table-cell>
          <table:table-cell table:formula="of:=[.B1127] - [.B1126]" office:value-type="float" office:value="0.033519983291626" calcext:value-type="float">
            <text:p>0.0335199833</text:p>
          </table:table-cell>
          <table:table-cell table:formula="of:=[.C1127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6.jpeg</text:p>
          </table:table-cell>
          <table:table-cell office:value-type="float" office:value="1502063220.1983" calcext:value-type="float">
            <text:p>1502063220.1983</text:p>
          </table:table-cell>
          <table:table-cell table:formula="of:=[.B1128] - [.B1127]" office:value-type="float" office:value="0.0332598686218262" calcext:value-type="float">
            <text:p>0.0332598686</text:p>
          </table:table-cell>
          <table:table-cell table:formula="of:=[.C112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7.jpeg</text:p>
          </table:table-cell>
          <table:table-cell office:value-type="float" office:value="1502063220.23187" calcext:value-type="float">
            <text:p>1502063220.23187</text:p>
          </table:table-cell>
          <table:table-cell table:formula="of:=[.B1129] - [.B1128]" office:value-type="float" office:value="0.0335700511932373" calcext:value-type="float">
            <text:p>0.0335700512</text:p>
          </table:table-cell>
          <table:table-cell table:formula="of:=[.C1129] - 0.03333333333" office:value-type="float" office:value="0.000236717863237305" calcext:value-type="float">
            <text:p>0.0002367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8.jpeg</text:p>
          </table:table-cell>
          <table:table-cell office:value-type="float" office:value="1502063220.26513" calcext:value-type="float">
            <text:p>1502063220.26513</text:p>
          </table:table-cell>
          <table:table-cell table:formula="of:=[.B1130] - [.B1129]" office:value-type="float" office:value="0.0332601070404053" calcext:value-type="float">
            <text:p>0.033260107</text:p>
          </table:table-cell>
          <table:table-cell table:formula="of:=[.C113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29.jpeg</text:p>
          </table:table-cell>
          <table:table-cell office:value-type="float" office:value="1502063220.29838" calcext:value-type="float">
            <text:p>1502063220.29838</text:p>
          </table:table-cell>
          <table:table-cell table:formula="of:=[.B1131] - [.B1130]" office:value-type="float" office:value="0.0332498550415039" calcext:value-type="float">
            <text:p>0.033249855</text:p>
          </table:table-cell>
          <table:table-cell table:formula="of:=[.C1131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0.jpeg</text:p>
          </table:table-cell>
          <table:table-cell office:value-type="float" office:value="1502063220.33166" calcext:value-type="float">
            <text:p>1502063220.33166</text:p>
          </table:table-cell>
          <table:table-cell table:formula="of:=[.B1132] - [.B1131]" office:value-type="float" office:value="0.0332801342010498" calcext:value-type="float">
            <text:p>0.0332801342</text:p>
          </table:table-cell>
          <table:table-cell table:formula="of:=[.C113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1.jpeg</text:p>
          </table:table-cell>
          <table:table-cell office:value-type="float" office:value="1502063220.36501" calcext:value-type="float">
            <text:p>1502063220.36501</text:p>
          </table:table-cell>
          <table:table-cell table:formula="of:=[.B1133] - [.B1132]" office:value-type="float" office:value="0.0333499908447266" calcext:value-type="float">
            <text:p>0.0333499908</text:p>
          </table:table-cell>
          <table:table-cell table:formula="of:=[.C1133] - 0.03333333333" office:value-type="float" office:value="0.0000166575147265632" calcext:value-type="float">
            <text:p>1.6657514726563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2.jpeg</text:p>
          </table:table-cell>
          <table:table-cell office:value-type="float" office:value="1502063220.39827" calcext:value-type="float">
            <text:p>1502063220.39827</text:p>
          </table:table-cell>
          <table:table-cell table:formula="of:=[.B1134] - [.B1133]" office:value-type="float" office:value="0.0332598686218262" calcext:value-type="float">
            <text:p>0.0332598686</text:p>
          </table:table-cell>
          <table:table-cell table:formula="of:=[.C113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3.jpeg</text:p>
          </table:table-cell>
          <table:table-cell office:value-type="float" office:value="1502063220.43153" calcext:value-type="float">
            <text:p>1502063220.43153</text:p>
          </table:table-cell>
          <table:table-cell table:formula="of:=[.B1135] - [.B1134]" office:value-type="float" office:value="0.0332601070404053" calcext:value-type="float">
            <text:p>0.033260107</text:p>
          </table:table-cell>
          <table:table-cell table:formula="of:=[.C113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4.jpeg</text:p>
          </table:table-cell>
          <table:table-cell office:value-type="float" office:value="1502063220.46501" calcext:value-type="float">
            <text:p>1502063220.46501</text:p>
          </table:table-cell>
          <table:table-cell table:formula="of:=[.B1136] - [.B1135]" office:value-type="float" office:value="0.0334799289703369" calcext:value-type="float">
            <text:p>0.033479929</text:p>
          </table:table-cell>
          <table:table-cell table:formula="of:=[.C1136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5.jpeg</text:p>
          </table:table-cell>
          <table:table-cell office:value-type="float" office:value="1502063220.49828" calcext:value-type="float">
            <text:p>1502063220.49828</text:p>
          </table:table-cell>
          <table:table-cell table:formula="of:=[.B1137] - [.B1136]" office:value-type="float" office:value="0.0332701206207275" calcext:value-type="float">
            <text:p>0.0332701206</text:p>
          </table:table-cell>
          <table:table-cell table:formula="of:=[.C113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6.jpeg</text:p>
          </table:table-cell>
          <table:table-cell office:value-type="float" office:value="1502063220.53155" calcext:value-type="float">
            <text:p>1502063220.53155</text:p>
          </table:table-cell>
          <table:table-cell table:formula="of:=[.B1138] - [.B1137]" office:value-type="float" office:value="0.0332698822021484" calcext:value-type="float">
            <text:p>0.0332698822</text:p>
          </table:table-cell>
          <table:table-cell table:formula="of:=[.C113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7.jpeg</text:p>
          </table:table-cell>
          <table:table-cell office:value-type="float" office:value="1502063220.56499" calcext:value-type="float">
            <text:p>1502063220.56499</text:p>
          </table:table-cell>
          <table:table-cell table:formula="of:=[.B1139] - [.B1138]" office:value-type="float" office:value="0.033440113067627" calcext:value-type="float">
            <text:p>0.0334401131</text:p>
          </table:table-cell>
          <table:table-cell table:formula="of:=[.C1139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8.jpeg</text:p>
          </table:table-cell>
          <table:table-cell office:value-type="float" office:value="1502063220.59825" calcext:value-type="float">
            <text:p>1502063220.59825</text:p>
          </table:table-cell>
          <table:table-cell table:formula="of:=[.B1140] - [.B1139]" office:value-type="float" office:value="0.0332598686218262" calcext:value-type="float">
            <text:p>0.0332598686</text:p>
          </table:table-cell>
          <table:table-cell table:formula="of:=[.C114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39.jpeg</text:p>
          </table:table-cell>
          <table:table-cell office:value-type="float" office:value="1502063220.63152" calcext:value-type="float">
            <text:p>1502063220.63152</text:p>
          </table:table-cell>
          <table:table-cell table:formula="of:=[.B1141] - [.B1140]" office:value-type="float" office:value="0.0332701206207275" calcext:value-type="float">
            <text:p>0.0332701206</text:p>
          </table:table-cell>
          <table:table-cell table:formula="of:=[.C114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0.jpeg</text:p>
          </table:table-cell>
          <table:table-cell office:value-type="float" office:value="1502063220.66501" calcext:value-type="float">
            <text:p>1502063220.66501</text:p>
          </table:table-cell>
          <table:table-cell table:formula="of:=[.B1142] - [.B1141]" office:value-type="float" office:value="0.0334899425506592" calcext:value-type="float">
            <text:p>0.0334899426</text:p>
          </table:table-cell>
          <table:table-cell table:formula="of:=[.C1142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1.jpeg</text:p>
          </table:table-cell>
          <table:table-cell office:value-type="float" office:value="1502063220.69827" calcext:value-type="float">
            <text:p>1502063220.69827</text:p>
          </table:table-cell>
          <table:table-cell table:formula="of:=[.B1143] - [.B1142]" office:value-type="float" office:value="0.0332601070404053" calcext:value-type="float">
            <text:p>0.033260107</text:p>
          </table:table-cell>
          <table:table-cell table:formula="of:=[.C114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2.jpeg</text:p>
          </table:table-cell>
          <table:table-cell office:value-type="float" office:value="1502063220.73154" calcext:value-type="float">
            <text:p>1502063220.73154</text:p>
          </table:table-cell>
          <table:table-cell table:formula="of:=[.B1144] - [.B1143]" office:value-type="float" office:value="0.0332698822021484" calcext:value-type="float">
            <text:p>0.0332698822</text:p>
          </table:table-cell>
          <table:table-cell table:formula="of:=[.C114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3.jpeg</text:p>
          </table:table-cell>
          <table:table-cell office:value-type="float" office:value="1502063220.76495" calcext:value-type="float">
            <text:p>1502063220.76495</text:p>
          </table:table-cell>
          <table:table-cell table:formula="of:=[.B1145] - [.B1144]" office:value-type="float" office:value="0.0334100723266602" calcext:value-type="float">
            <text:p>0.0334100723</text:p>
          </table:table-cell>
          <table:table-cell table:formula="of:=[.C1145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4.jpeg</text:p>
          </table:table-cell>
          <table:table-cell office:value-type="float" office:value="1502063220.79821" calcext:value-type="float">
            <text:p>1502063220.79821</text:p>
          </table:table-cell>
          <table:table-cell table:formula="of:=[.B1146] - [.B1145]" office:value-type="float" office:value="0.0332598686218262" calcext:value-type="float">
            <text:p>0.0332598686</text:p>
          </table:table-cell>
          <table:table-cell table:formula="of:=[.C114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5.jpeg</text:p>
          </table:table-cell>
          <table:table-cell office:value-type="float" office:value="1502063220.83148" calcext:value-type="float">
            <text:p>1502063220.83148</text:p>
          </table:table-cell>
          <table:table-cell table:formula="of:=[.B1147] - [.B1146]" office:value-type="float" office:value="0.0332701206207275" calcext:value-type="float">
            <text:p>0.0332701206</text:p>
          </table:table-cell>
          <table:table-cell table:formula="of:=[.C114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6.jpeg</text:p>
          </table:table-cell>
          <table:table-cell office:value-type="float" office:value="1502063220.86498" calcext:value-type="float">
            <text:p>1502063220.86498</text:p>
          </table:table-cell>
          <table:table-cell table:formula="of:=[.B1148] - [.B1147]" office:value-type="float" office:value="0.0334999561309814" calcext:value-type="float">
            <text:p>0.0334999561</text:p>
          </table:table-cell>
          <table:table-cell table:formula="of:=[.C1148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7.jpeg</text:p>
          </table:table-cell>
          <table:table-cell office:value-type="float" office:value="1502063220.89824" calcext:value-type="float">
            <text:p>1502063220.89824</text:p>
          </table:table-cell>
          <table:table-cell table:formula="of:=[.B1149] - [.B1148]" office:value-type="float" office:value="0.0332601070404053" calcext:value-type="float">
            <text:p>0.033260107</text:p>
          </table:table-cell>
          <table:table-cell table:formula="of:=[.C114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8.jpeg</text:p>
          </table:table-cell>
          <table:table-cell office:value-type="float" office:value="1502063220.93151" calcext:value-type="float">
            <text:p>1502063220.93151</text:p>
          </table:table-cell>
          <table:table-cell table:formula="of:=[.B1150] - [.B1149]" office:value-type="float" office:value="0.0332698822021484" calcext:value-type="float">
            <text:p>0.0332698822</text:p>
          </table:table-cell>
          <table:table-cell table:formula="of:=[.C115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49.jpeg</text:p>
          </table:table-cell>
          <table:table-cell office:value-type="float" office:value="1502063220.96494" calcext:value-type="float">
            <text:p>1502063220.96494</text:p>
          </table:table-cell>
          <table:table-cell table:formula="of:=[.B1151] - [.B1150]" office:value-type="float" office:value="0.0334300994873047" calcext:value-type="float">
            <text:p>0.0334300995</text:p>
          </table:table-cell>
          <table:table-cell table:formula="of:=[.C1151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0.jpeg</text:p>
          </table:table-cell>
          <table:table-cell office:value-type="float" office:value="1502063220.9982" calcext:value-type="float">
            <text:p>1502063220.9982</text:p>
          </table:table-cell>
          <table:table-cell table:formula="of:=[.B1152] - [.B1151]" office:value-type="float" office:value="0.0332598686218262" calcext:value-type="float">
            <text:p>0.0332598686</text:p>
          </table:table-cell>
          <table:table-cell table:formula="of:=[.C115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1.jpeg</text:p>
          </table:table-cell>
          <table:table-cell office:value-type="float" office:value="1502063221.03147" calcext:value-type="float">
            <text:p>1502063221.03147</text:p>
          </table:table-cell>
          <table:table-cell table:formula="of:=[.B1153] - [.B1152]" office:value-type="float" office:value="0.0332701206207275" calcext:value-type="float">
            <text:p>0.0332701206</text:p>
          </table:table-cell>
          <table:table-cell table:formula="of:=[.C115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2.jpeg</text:p>
          </table:table-cell>
          <table:table-cell office:value-type="float" office:value="1502063221.06499" calcext:value-type="float">
            <text:p>1502063221.06499</text:p>
          </table:table-cell>
          <table:table-cell table:formula="of:=[.B1154] - [.B1153]" office:value-type="float" office:value="0.033519983291626" calcext:value-type="float">
            <text:p>0.0335199833</text:p>
          </table:table-cell>
          <table:table-cell table:formula="of:=[.C1154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3.jpeg</text:p>
          </table:table-cell>
          <table:table-cell office:value-type="float" office:value="1502063221.09825" calcext:value-type="float">
            <text:p>1502063221.09825</text:p>
          </table:table-cell>
          <table:table-cell table:formula="of:=[.B1155] - [.B1154]" office:value-type="float" office:value="0.0332598686218262" calcext:value-type="float">
            <text:p>0.0332598686</text:p>
          </table:table-cell>
          <table:table-cell table:formula="of:=[.C115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4.jpeg</text:p>
          </table:table-cell>
          <table:table-cell office:value-type="float" office:value="1502063221.13153" calcext:value-type="float">
            <text:p>1502063221.13153</text:p>
          </table:table-cell>
          <table:table-cell table:formula="of:=[.B1156] - [.B1155]" office:value-type="float" office:value="0.0332801342010498" calcext:value-type="float">
            <text:p>0.0332801342</text:p>
          </table:table-cell>
          <table:table-cell table:formula="of:=[.C115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5.jpeg</text:p>
          </table:table-cell>
          <table:table-cell office:value-type="float" office:value="1502063221.16496" calcext:value-type="float">
            <text:p>1502063221.16496</text:p>
          </table:table-cell>
          <table:table-cell table:formula="of:=[.B1157] - [.B1156]" office:value-type="float" office:value="0.0334298610687256" calcext:value-type="float">
            <text:p>0.0334298611</text:p>
          </table:table-cell>
          <table:table-cell table:formula="of:=[.C1157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6.jpeg</text:p>
          </table:table-cell>
          <table:table-cell office:value-type="float" office:value="1502063221.19822" calcext:value-type="float">
            <text:p>1502063221.19822</text:p>
          </table:table-cell>
          <table:table-cell table:formula="of:=[.B1158] - [.B1157]" office:value-type="float" office:value="0.0332601070404053" calcext:value-type="float">
            <text:p>0.033260107</text:p>
          </table:table-cell>
          <table:table-cell table:formula="of:=[.C115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7.jpeg</text:p>
          </table:table-cell>
          <table:table-cell office:value-type="float" office:value="1502063221.23149" calcext:value-type="float">
            <text:p>1502063221.23149</text:p>
          </table:table-cell>
          <table:table-cell table:formula="of:=[.B1159] - [.B1158]" office:value-type="float" office:value="0.0332698822021484" calcext:value-type="float">
            <text:p>0.0332698822</text:p>
          </table:table-cell>
          <table:table-cell table:formula="of:=[.C115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8.jpeg</text:p>
          </table:table-cell>
          <table:table-cell office:value-type="float" office:value="1502063221.26496" calcext:value-type="float">
            <text:p>1502063221.26496</text:p>
          </table:table-cell>
          <table:table-cell table:formula="of:=[.B1160] - [.B1159]" office:value-type="float" office:value="0.0334701538085937" calcext:value-type="float">
            <text:p>0.0334701538</text:p>
          </table:table-cell>
          <table:table-cell table:formula="of:=[.C1160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59.jpeg</text:p>
          </table:table-cell>
          <table:table-cell office:value-type="float" office:value="1502063221.29822" calcext:value-type="float">
            <text:p>1502063221.29822</text:p>
          </table:table-cell>
          <table:table-cell table:formula="of:=[.B1161] - [.B1160]" office:value-type="float" office:value="0.0332598686218262" calcext:value-type="float">
            <text:p>0.0332598686</text:p>
          </table:table-cell>
          <table:table-cell table:formula="of:=[.C116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0.jpeg</text:p>
          </table:table-cell>
          <table:table-cell office:value-type="float" office:value="1502063221.33149" calcext:value-type="float">
            <text:p>1502063221.33149</text:p>
          </table:table-cell>
          <table:table-cell table:formula="of:=[.B1162] - [.B1161]" office:value-type="float" office:value="0.0332701206207275" calcext:value-type="float">
            <text:p>0.0332701206</text:p>
          </table:table-cell>
          <table:table-cell table:formula="of:=[.C116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1.jpeg</text:p>
          </table:table-cell>
          <table:table-cell office:value-type="float" office:value="1502063221.36496" calcext:value-type="float">
            <text:p>1502063221.36496</text:p>
          </table:table-cell>
          <table:table-cell table:formula="of:=[.B1163] - [.B1162]" office:value-type="float" office:value="0.0334699153900146" calcext:value-type="float">
            <text:p>0.0334699154</text:p>
          </table:table-cell>
          <table:table-cell table:formula="of:=[.C1163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2.jpeg</text:p>
          </table:table-cell>
          <table:table-cell office:value-type="float" office:value="1502063221.39822" calcext:value-type="float">
            <text:p>1502063221.39822</text:p>
          </table:table-cell>
          <table:table-cell table:formula="of:=[.B1164] - [.B1163]" office:value-type="float" office:value="0.0332601070404053" calcext:value-type="float">
            <text:p>0.033260107</text:p>
          </table:table-cell>
          <table:table-cell table:formula="of:=[.C116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3.jpeg</text:p>
          </table:table-cell>
          <table:table-cell office:value-type="float" office:value="1502063221.43148" calcext:value-type="float">
            <text:p>1502063221.43148</text:p>
          </table:table-cell>
          <table:table-cell table:formula="of:=[.B1165] - [.B1164]" office:value-type="float" office:value="0.0332598686218262" calcext:value-type="float">
            <text:p>0.0332598686</text:p>
          </table:table-cell>
          <table:table-cell table:formula="of:=[.C116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4.jpeg</text:p>
          </table:table-cell>
          <table:table-cell office:value-type="float" office:value="1502063221.46498" calcext:value-type="float">
            <text:p>1502063221.46498</text:p>
          </table:table-cell>
          <table:table-cell table:formula="of:=[.B1166] - [.B1165]" office:value-type="float" office:value="0.0334999561309814" calcext:value-type="float">
            <text:p>0.0334999561</text:p>
          </table:table-cell>
          <table:table-cell table:formula="of:=[.C1166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5.jpeg</text:p>
          </table:table-cell>
          <table:table-cell office:value-type="float" office:value="1502063221.49824" calcext:value-type="float">
            <text:p>1502063221.49824</text:p>
          </table:table-cell>
          <table:table-cell table:formula="of:=[.B1167] - [.B1166]" office:value-type="float" office:value="0.0332601070404053" calcext:value-type="float">
            <text:p>0.033260107</text:p>
          </table:table-cell>
          <table:table-cell table:formula="of:=[.C116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6.jpeg</text:p>
          </table:table-cell>
          <table:table-cell office:value-type="float" office:value="1502063221.53152" calcext:value-type="float">
            <text:p>1502063221.53152</text:p>
          </table:table-cell>
          <table:table-cell table:formula="of:=[.B1168] - [.B1167]" office:value-type="float" office:value="0.0332798957824707" calcext:value-type="float">
            <text:p>0.0332798958</text:p>
          </table:table-cell>
          <table:table-cell table:formula="of:=[.C1168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7.jpeg</text:p>
          </table:table-cell>
          <table:table-cell office:value-type="float" office:value="1502063221.56497" calcext:value-type="float">
            <text:p>1502063221.56497</text:p>
          </table:table-cell>
          <table:table-cell table:formula="of:=[.B1169] - [.B1168]" office:value-type="float" office:value="0.0334501266479492" calcext:value-type="float">
            <text:p>0.0334501266</text:p>
          </table:table-cell>
          <table:table-cell table:formula="of:=[.C1169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8.jpeg</text:p>
          </table:table-cell>
          <table:table-cell office:value-type="float" office:value="1502063221.59823" calcext:value-type="float">
            <text:p>1502063221.59823</text:p>
          </table:table-cell>
          <table:table-cell table:formula="of:=[.B1170] - [.B1169]" office:value-type="float" office:value="0.0332598686218262" calcext:value-type="float">
            <text:p>0.0332598686</text:p>
          </table:table-cell>
          <table:table-cell table:formula="of:=[.C117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69.jpeg</text:p>
          </table:table-cell>
          <table:table-cell office:value-type="float" office:value="1502063221.63151" calcext:value-type="float">
            <text:p>1502063221.63151</text:p>
          </table:table-cell>
          <table:table-cell table:formula="of:=[.B1171] - [.B1170]" office:value-type="float" office:value="0.0332801342010498" calcext:value-type="float">
            <text:p>0.0332801342</text:p>
          </table:table-cell>
          <table:table-cell table:formula="of:=[.C1171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0.jpeg</text:p>
          </table:table-cell>
          <table:table-cell office:value-type="float" office:value="1502063221.66478" calcext:value-type="float">
            <text:p>1502063221.66478</text:p>
          </table:table-cell>
          <table:table-cell table:formula="of:=[.B1172] - [.B1171]" office:value-type="float" office:value="0.0332698822021484" calcext:value-type="float">
            <text:p>0.0332698822</text:p>
          </table:table-cell>
          <table:table-cell table:formula="of:=[.C117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1.jpeg</text:p>
          </table:table-cell>
          <table:table-cell office:value-type="float" office:value="1502063221.69804" calcext:value-type="float">
            <text:p>1502063221.69804</text:p>
          </table:table-cell>
          <table:table-cell table:formula="of:=[.B1173] - [.B1172]" office:value-type="float" office:value="0.0332601070404053" calcext:value-type="float">
            <text:p>0.033260107</text:p>
          </table:table-cell>
          <table:table-cell table:formula="of:=[.C117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2.jpeg</text:p>
          </table:table-cell>
          <table:table-cell office:value-type="float" office:value="1502063221.73131" calcext:value-type="float">
            <text:p>1502063221.73131</text:p>
          </table:table-cell>
          <table:table-cell table:formula="of:=[.B1174] - [.B1173]" office:value-type="float" office:value="0.0332698822021484" calcext:value-type="float">
            <text:p>0.0332698822</text:p>
          </table:table-cell>
          <table:table-cell table:formula="of:=[.C117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3.jpeg</text:p>
          </table:table-cell>
          <table:table-cell office:value-type="float" office:value="1502063221.76495" calcext:value-type="float">
            <text:p>1502063221.76495</text:p>
          </table:table-cell>
          <table:table-cell table:formula="of:=[.B1175] - [.B1174]" office:value-type="float" office:value="0.0336401462554932" calcext:value-type="float">
            <text:p>0.0336401463</text:p>
          </table:table-cell>
          <table:table-cell table:formula="of:=[.C1175] - 0.03333333333" office:value-type="float" office:value="0.000306812925493165" calcext:value-type="float">
            <text:p>0.0003068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4.jpeg</text:p>
          </table:table-cell>
          <table:table-cell office:value-type="float" office:value="1502063221.79821" calcext:value-type="float">
            <text:p>1502063221.79821</text:p>
          </table:table-cell>
          <table:table-cell table:formula="of:=[.B1176] - [.B1175]" office:value-type="float" office:value="0.0332598686218262" calcext:value-type="float">
            <text:p>0.0332598686</text:p>
          </table:table-cell>
          <table:table-cell table:formula="of:=[.C117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5.jpeg</text:p>
          </table:table-cell>
          <table:table-cell office:value-type="float" office:value="1502063221.83149" calcext:value-type="float">
            <text:p>1502063221.83149</text:p>
          </table:table-cell>
          <table:table-cell table:formula="of:=[.B1177] - [.B1176]" office:value-type="float" office:value="0.0332801342010498" calcext:value-type="float">
            <text:p>0.0332801342</text:p>
          </table:table-cell>
          <table:table-cell table:formula="of:=[.C117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6.jpeg</text:p>
          </table:table-cell>
          <table:table-cell office:value-type="float" office:value="1502063221.86495" calcext:value-type="float">
            <text:p>1502063221.86495</text:p>
          </table:table-cell>
          <table:table-cell table:formula="of:=[.B1178] - [.B1177]" office:value-type="float" office:value="0.0334599018096924" calcext:value-type="float">
            <text:p>0.0334599018</text:p>
          </table:table-cell>
          <table:table-cell table:formula="of:=[.C1178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7.jpeg</text:p>
          </table:table-cell>
          <table:table-cell office:value-type="float" office:value="1502063221.89821" calcext:value-type="float">
            <text:p>1502063221.89821</text:p>
          </table:table-cell>
          <table:table-cell table:formula="of:=[.B1179] - [.B1178]" office:value-type="float" office:value="0.0332601070404053" calcext:value-type="float">
            <text:p>0.033260107</text:p>
          </table:table-cell>
          <table:table-cell table:formula="of:=[.C117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8.jpeg</text:p>
          </table:table-cell>
          <table:table-cell office:value-type="float" office:value="1502063221.93148" calcext:value-type="float">
            <text:p>1502063221.93148</text:p>
          </table:table-cell>
          <table:table-cell table:formula="of:=[.B1180] - [.B1179]" office:value-type="float" office:value="0.0332698822021484" calcext:value-type="float">
            <text:p>0.0332698822</text:p>
          </table:table-cell>
          <table:table-cell table:formula="of:=[.C118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79.jpeg</text:p>
          </table:table-cell>
          <table:table-cell office:value-type="float" office:value="1502063221.96496" calcext:value-type="float">
            <text:p>1502063221.96496</text:p>
          </table:table-cell>
          <table:table-cell table:formula="of:=[.B1181] - [.B1180]" office:value-type="float" office:value="0.033480167388916" calcext:value-type="float">
            <text:p>0.0334801674</text:p>
          </table:table-cell>
          <table:table-cell table:formula="of:=[.C1181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0.jpeg</text:p>
          </table:table-cell>
          <table:table-cell office:value-type="float" office:value="1502063221.99822" calcext:value-type="float">
            <text:p>1502063221.99822</text:p>
          </table:table-cell>
          <table:table-cell table:formula="of:=[.B1182] - [.B1181]" office:value-type="float" office:value="0.0332598686218262" calcext:value-type="float">
            <text:p>0.0332598686</text:p>
          </table:table-cell>
          <table:table-cell table:formula="of:=[.C118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1.jpeg</text:p>
          </table:table-cell>
          <table:table-cell office:value-type="float" office:value="1502063222.03149" calcext:value-type="float">
            <text:p>1502063222.03149</text:p>
          </table:table-cell>
          <table:table-cell table:formula="of:=[.B1183] - [.B1182]" office:value-type="float" office:value="0.0332701206207275" calcext:value-type="float">
            <text:p>0.0332701206</text:p>
          </table:table-cell>
          <table:table-cell table:formula="of:=[.C118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2.jpeg</text:p>
          </table:table-cell>
          <table:table-cell office:value-type="float" office:value="1502063222.06516" calcext:value-type="float">
            <text:p>1502063222.06516</text:p>
          </table:table-cell>
          <table:table-cell table:formula="of:=[.B1184] - [.B1183]" office:value-type="float" office:value="0.0336699485778809" calcext:value-type="float">
            <text:p>0.0336699486</text:p>
          </table:table-cell>
          <table:table-cell table:formula="of:=[.C1184] - 0.03333333333" office:value-type="float" office:value="0.00033661524788086" calcext:value-type="float">
            <text:p>0.000336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3.jpeg</text:p>
          </table:table-cell>
          <table:table-cell office:value-type="float" office:value="1502063222.09842" calcext:value-type="float">
            <text:p>1502063222.09842</text:p>
          </table:table-cell>
          <table:table-cell table:formula="of:=[.B1185] - [.B1184]" office:value-type="float" office:value="0.0332598686218262" calcext:value-type="float">
            <text:p>0.0332598686</text:p>
          </table:table-cell>
          <table:table-cell table:formula="of:=[.C118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4.jpeg</text:p>
          </table:table-cell>
          <table:table-cell office:value-type="float" office:value="1502063222.13169" calcext:value-type="float">
            <text:p>1502063222.13169</text:p>
          </table:table-cell>
          <table:table-cell table:formula="of:=[.B1186] - [.B1185]" office:value-type="float" office:value="0.0332701206207275" calcext:value-type="float">
            <text:p>0.0332701206</text:p>
          </table:table-cell>
          <table:table-cell table:formula="of:=[.C118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5.jpeg</text:p>
          </table:table-cell>
          <table:table-cell office:value-type="float" office:value="1502063222.165" calcext:value-type="float">
            <text:p>1502063222.165</text:p>
          </table:table-cell>
          <table:table-cell table:formula="of:=[.B1187] - [.B1186]" office:value-type="float" office:value="0.0333099365234375" calcext:value-type="float">
            <text:p>0.0333099365</text:p>
          </table:table-cell>
          <table:table-cell table:formula="of:=[.C1187] - 0.03333333333" office:value-type="float" office:value="-0.0000233968065624993" calcext:value-type="float">
            <text:p>-2.339680656249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6.jpeg</text:p>
          </table:table-cell>
          <table:table-cell office:value-type="float" office:value="1502063222.19826" calcext:value-type="float">
            <text:p>1502063222.19826</text:p>
          </table:table-cell>
          <table:table-cell table:formula="of:=[.B1188] - [.B1187]" office:value-type="float" office:value="0.0332601070404053" calcext:value-type="float">
            <text:p>0.033260107</text:p>
          </table:table-cell>
          <table:table-cell table:formula="of:=[.C118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7.jpeg</text:p>
          </table:table-cell>
          <table:table-cell office:value-type="float" office:value="1502063222.23154" calcext:value-type="float">
            <text:p>1502063222.23154</text:p>
          </table:table-cell>
          <table:table-cell table:formula="of:=[.B1189] - [.B1188]" office:value-type="float" office:value="0.0332798957824707" calcext:value-type="float">
            <text:p>0.0332798958</text:p>
          </table:table-cell>
          <table:table-cell table:formula="of:=[.C1189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8.jpeg</text:p>
          </table:table-cell>
          <table:table-cell office:value-type="float" office:value="1502063222.26497" calcext:value-type="float">
            <text:p>1502063222.26497</text:p>
          </table:table-cell>
          <table:table-cell table:formula="of:=[.B1190] - [.B1189]" office:value-type="float" office:value="0.0334300994873047" calcext:value-type="float">
            <text:p>0.0334300995</text:p>
          </table:table-cell>
          <table:table-cell table:formula="of:=[.C1190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89.jpeg</text:p>
          </table:table-cell>
          <table:table-cell office:value-type="float" office:value="1502063222.29823" calcext:value-type="float">
            <text:p>1502063222.29823</text:p>
          </table:table-cell>
          <table:table-cell table:formula="of:=[.B1191] - [.B1190]" office:value-type="float" office:value="0.0332598686218262" calcext:value-type="float">
            <text:p>0.0332598686</text:p>
          </table:table-cell>
          <table:table-cell table:formula="of:=[.C119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0.jpeg</text:p>
          </table:table-cell>
          <table:table-cell office:value-type="float" office:value="1502063222.3315" calcext:value-type="float">
            <text:p>1502063222.3315</text:p>
          </table:table-cell>
          <table:table-cell table:formula="of:=[.B1192] - [.B1191]" office:value-type="float" office:value="0.0332701206207275" calcext:value-type="float">
            <text:p>0.0332701206</text:p>
          </table:table-cell>
          <table:table-cell table:formula="of:=[.C119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1.jpeg</text:p>
          </table:table-cell>
          <table:table-cell office:value-type="float" office:value="1502063222.36496" calcext:value-type="float">
            <text:p>1502063222.36496</text:p>
          </table:table-cell>
          <table:table-cell table:formula="of:=[.B1193] - [.B1192]" office:value-type="float" office:value="0.0334599018096924" calcext:value-type="float">
            <text:p>0.0334599018</text:p>
          </table:table-cell>
          <table:table-cell table:formula="of:=[.C1193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2.jpeg</text:p>
          </table:table-cell>
          <table:table-cell office:value-type="float" office:value="1502063222.39822" calcext:value-type="float">
            <text:p>1502063222.39822</text:p>
          </table:table-cell>
          <table:table-cell table:formula="of:=[.B1194] - [.B1193]" office:value-type="float" office:value="0.0332601070404053" calcext:value-type="float">
            <text:p>0.033260107</text:p>
          </table:table-cell>
          <table:table-cell table:formula="of:=[.C119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3.jpeg</text:p>
          </table:table-cell>
          <table:table-cell office:value-type="float" office:value="1502063222.43149" calcext:value-type="float">
            <text:p>1502063222.43149</text:p>
          </table:table-cell>
          <table:table-cell table:formula="of:=[.B1195] - [.B1194]" office:value-type="float" office:value="0.0332698822021484" calcext:value-type="float">
            <text:p>0.0332698822</text:p>
          </table:table-cell>
          <table:table-cell table:formula="of:=[.C119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4.jpeg</text:p>
          </table:table-cell>
          <table:table-cell office:value-type="float" office:value="1502063222.46496" calcext:value-type="float">
            <text:p>1502063222.46496</text:p>
          </table:table-cell>
          <table:table-cell table:formula="of:=[.B1196] - [.B1195]" office:value-type="float" office:value="0.0334701538085937" calcext:value-type="float">
            <text:p>0.0334701538</text:p>
          </table:table-cell>
          <table:table-cell table:formula="of:=[.C1196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5.jpeg</text:p>
          </table:table-cell>
          <table:table-cell office:value-type="float" office:value="1502063222.49822" calcext:value-type="float">
            <text:p>1502063222.49822</text:p>
          </table:table-cell>
          <table:table-cell table:formula="of:=[.B1197] - [.B1196]" office:value-type="float" office:value="0.0332598686218262" calcext:value-type="float">
            <text:p>0.0332598686</text:p>
          </table:table-cell>
          <table:table-cell table:formula="of:=[.C119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6.jpeg</text:p>
          </table:table-cell>
          <table:table-cell office:value-type="float" office:value="1502063222.53149" calcext:value-type="float">
            <text:p>1502063222.53149</text:p>
          </table:table-cell>
          <table:table-cell table:formula="of:=[.B1198] - [.B1197]" office:value-type="float" office:value="0.0332701206207275" calcext:value-type="float">
            <text:p>0.0332701206</text:p>
          </table:table-cell>
          <table:table-cell table:formula="of:=[.C119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7.jpeg</text:p>
          </table:table-cell>
          <table:table-cell office:value-type="float" office:value="1502063222.56497" calcext:value-type="float">
            <text:p>1502063222.56497</text:p>
          </table:table-cell>
          <table:table-cell table:formula="of:=[.B1199] - [.B1198]" office:value-type="float" office:value="0.0334799289703369" calcext:value-type="float">
            <text:p>0.033479929</text:p>
          </table:table-cell>
          <table:table-cell table:formula="of:=[.C1199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8.jpeg</text:p>
          </table:table-cell>
          <table:table-cell office:value-type="float" office:value="1502063222.59823" calcext:value-type="float">
            <text:p>1502063222.59823</text:p>
          </table:table-cell>
          <table:table-cell table:formula="of:=[.B1200] - [.B1199]" office:value-type="float" office:value="0.0332598686218262" calcext:value-type="float">
            <text:p>0.0332598686</text:p>
          </table:table-cell>
          <table:table-cell table:formula="of:=[.C120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199.jpeg</text:p>
          </table:table-cell>
          <table:table-cell office:value-type="float" office:value="1502063222.63151" calcext:value-type="float">
            <text:p>1502063222.63151</text:p>
          </table:table-cell>
          <table:table-cell table:formula="of:=[.B1201] - [.B1200]" office:value-type="float" office:value="0.0332801342010498" calcext:value-type="float">
            <text:p>0.0332801342</text:p>
          </table:table-cell>
          <table:table-cell table:formula="of:=[.C1201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0.jpeg</text:p>
          </table:table-cell>
          <table:table-cell office:value-type="float" office:value="1502063222.66499" calcext:value-type="float">
            <text:p>1502063222.66499</text:p>
          </table:table-cell>
          <table:table-cell table:formula="of:=[.B1202] - [.B1201]" office:value-type="float" office:value="0.0334799289703369" calcext:value-type="float">
            <text:p>0.033479929</text:p>
          </table:table-cell>
          <table:table-cell table:formula="of:=[.C120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1.jpeg</text:p>
          </table:table-cell>
          <table:table-cell office:value-type="float" office:value="1502063222.69825" calcext:value-type="float">
            <text:p>1502063222.69825</text:p>
          </table:table-cell>
          <table:table-cell table:formula="of:=[.B1203] - [.B1202]" office:value-type="float" office:value="0.0332601070404053" calcext:value-type="float">
            <text:p>0.033260107</text:p>
          </table:table-cell>
          <table:table-cell table:formula="of:=[.C120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2.jpeg</text:p>
          </table:table-cell>
          <table:table-cell office:value-type="float" office:value="1502063222.73152" calcext:value-type="float">
            <text:p>1502063222.73152</text:p>
          </table:table-cell>
          <table:table-cell table:formula="of:=[.B1204] - [.B1203]" office:value-type="float" office:value="0.0332698822021484" calcext:value-type="float">
            <text:p>0.0332698822</text:p>
          </table:table-cell>
          <table:table-cell table:formula="of:=[.C120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3.jpeg</text:p>
          </table:table-cell>
          <table:table-cell office:value-type="float" office:value="1502063222.76495" calcext:value-type="float">
            <text:p>1502063222.76495</text:p>
          </table:table-cell>
          <table:table-cell table:formula="of:=[.B1205] - [.B1204]" office:value-type="float" office:value="0.0334300994873047" calcext:value-type="float">
            <text:p>0.0334300995</text:p>
          </table:table-cell>
          <table:table-cell table:formula="of:=[.C1205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4.jpeg</text:p>
          </table:table-cell>
          <table:table-cell office:value-type="float" office:value="1502063222.79821" calcext:value-type="float">
            <text:p>1502063222.79821</text:p>
          </table:table-cell>
          <table:table-cell table:formula="of:=[.B1206] - [.B1205]" office:value-type="float" office:value="0.0332598686218262" calcext:value-type="float">
            <text:p>0.0332598686</text:p>
          </table:table-cell>
          <table:table-cell table:formula="of:=[.C120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5.jpeg</text:p>
          </table:table-cell>
          <table:table-cell office:value-type="float" office:value="1502063222.83149" calcext:value-type="float">
            <text:p>1502063222.83149</text:p>
          </table:table-cell>
          <table:table-cell table:formula="of:=[.B1207] - [.B1206]" office:value-type="float" office:value="0.0332801342010498" calcext:value-type="float">
            <text:p>0.0332801342</text:p>
          </table:table-cell>
          <table:table-cell table:formula="of:=[.C120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6.jpeg</text:p>
          </table:table-cell>
          <table:table-cell office:value-type="float" office:value="1502063222.86494" calcext:value-type="float">
            <text:p>1502063222.86494</text:p>
          </table:table-cell>
          <table:table-cell table:formula="of:=[.B1208] - [.B1207]" office:value-type="float" office:value="0.0334498882293701" calcext:value-type="float">
            <text:p>0.0334498882</text:p>
          </table:table-cell>
          <table:table-cell table:formula="of:=[.C1208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7.jpeg</text:p>
          </table:table-cell>
          <table:table-cell office:value-type="float" office:value="1502063222.8982" calcext:value-type="float">
            <text:p>1502063222.8982</text:p>
          </table:table-cell>
          <table:table-cell table:formula="of:=[.B1209] - [.B1208]" office:value-type="float" office:value="0.0332601070404053" calcext:value-type="float">
            <text:p>0.033260107</text:p>
          </table:table-cell>
          <table:table-cell table:formula="of:=[.C120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8.jpeg</text:p>
          </table:table-cell>
          <table:table-cell office:value-type="float" office:value="1502063222.93147" calcext:value-type="float">
            <text:p>1502063222.93147</text:p>
          </table:table-cell>
          <table:table-cell table:formula="of:=[.B1210] - [.B1209]" office:value-type="float" office:value="0.0332698822021484" calcext:value-type="float">
            <text:p>0.0332698822</text:p>
          </table:table-cell>
          <table:table-cell table:formula="of:=[.C121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09.jpeg</text:p>
          </table:table-cell>
          <table:table-cell office:value-type="float" office:value="1502063222.96495" calcext:value-type="float">
            <text:p>1502063222.96495</text:p>
          </table:table-cell>
          <table:table-cell table:formula="of:=[.B1211] - [.B1210]" office:value-type="float" office:value="0.033480167388916" calcext:value-type="float">
            <text:p>0.0334801674</text:p>
          </table:table-cell>
          <table:table-cell table:formula="of:=[.C1211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0.jpeg</text:p>
          </table:table-cell>
          <table:table-cell office:value-type="float" office:value="1502063222.99821" calcext:value-type="float">
            <text:p>1502063222.99821</text:p>
          </table:table-cell>
          <table:table-cell table:formula="of:=[.B1212] - [.B1211]" office:value-type="float" office:value="0.0332598686218262" calcext:value-type="float">
            <text:p>0.0332598686</text:p>
          </table:table-cell>
          <table:table-cell table:formula="of:=[.C121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1.jpeg</text:p>
          </table:table-cell>
          <table:table-cell office:value-type="float" office:value="1502063223.03148" calcext:value-type="float">
            <text:p>1502063223.03148</text:p>
          </table:table-cell>
          <table:table-cell table:formula="of:=[.B1213] - [.B1212]" office:value-type="float" office:value="0.0332701206207275" calcext:value-type="float">
            <text:p>0.0332701206</text:p>
          </table:table-cell>
          <table:table-cell table:formula="of:=[.C121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2.jpeg</text:p>
          </table:table-cell>
          <table:table-cell office:value-type="float" office:value="1502063223.06495" calcext:value-type="float">
            <text:p>1502063223.06495</text:p>
          </table:table-cell>
          <table:table-cell table:formula="of:=[.B1214] - [.B1213]" office:value-type="float" office:value="0.0334699153900146" calcext:value-type="float">
            <text:p>0.0334699154</text:p>
          </table:table-cell>
          <table:table-cell table:formula="of:=[.C1214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3.jpeg</text:p>
          </table:table-cell>
          <table:table-cell office:value-type="float" office:value="1502063223.09821" calcext:value-type="float">
            <text:p>1502063223.09821</text:p>
          </table:table-cell>
          <table:table-cell table:formula="of:=[.B1215] - [.B1214]" office:value-type="float" office:value="0.0332601070404053" calcext:value-type="float">
            <text:p>0.033260107</text:p>
          </table:table-cell>
          <table:table-cell table:formula="of:=[.C121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4.jpeg</text:p>
          </table:table-cell>
          <table:table-cell office:value-type="float" office:value="1502063223.13148" calcext:value-type="float">
            <text:p>1502063223.13148</text:p>
          </table:table-cell>
          <table:table-cell table:formula="of:=[.B1216] - [.B1215]" office:value-type="float" office:value="0.0332698822021484" calcext:value-type="float">
            <text:p>0.0332698822</text:p>
          </table:table-cell>
          <table:table-cell table:formula="of:=[.C121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5.jpeg</text:p>
          </table:table-cell>
          <table:table-cell office:value-type="float" office:value="1502063223.16494" calcext:value-type="float">
            <text:p>1502063223.16494</text:p>
          </table:table-cell>
          <table:table-cell table:formula="of:=[.B1217] - [.B1216]" office:value-type="float" office:value="0.0334601402282715" calcext:value-type="float">
            <text:p>0.0334601402</text:p>
          </table:table-cell>
          <table:table-cell table:formula="of:=[.C1217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6.jpeg</text:p>
          </table:table-cell>
          <table:table-cell office:value-type="float" office:value="1502063223.1982" calcext:value-type="float">
            <text:p>1502063223.1982</text:p>
          </table:table-cell>
          <table:table-cell table:formula="of:=[.B1218] - [.B1217]" office:value-type="float" office:value="0.0332598686218262" calcext:value-type="float">
            <text:p>0.0332598686</text:p>
          </table:table-cell>
          <table:table-cell table:formula="of:=[.C121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7.jpeg</text:p>
          </table:table-cell>
          <table:table-cell office:value-type="float" office:value="1502063223.23147" calcext:value-type="float">
            <text:p>1502063223.23147</text:p>
          </table:table-cell>
          <table:table-cell table:formula="of:=[.B1219] - [.B1218]" office:value-type="float" office:value="0.0332701206207275" calcext:value-type="float">
            <text:p>0.0332701206</text:p>
          </table:table-cell>
          <table:table-cell table:formula="of:=[.C121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8.jpeg</text:p>
          </table:table-cell>
          <table:table-cell office:value-type="float" office:value="1502063223.26496" calcext:value-type="float">
            <text:p>1502063223.26496</text:p>
          </table:table-cell>
          <table:table-cell table:formula="of:=[.B1220] - [.B1219]" office:value-type="float" office:value="0.0334899425506592" calcext:value-type="float">
            <text:p>0.0334899426</text:p>
          </table:table-cell>
          <table:table-cell table:formula="of:=[.C1220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19.jpeg</text:p>
          </table:table-cell>
          <table:table-cell office:value-type="float" office:value="1502063223.29822" calcext:value-type="float">
            <text:p>1502063223.29822</text:p>
          </table:table-cell>
          <table:table-cell table:formula="of:=[.B1221] - [.B1220]" office:value-type="float" office:value="0.0332598686218262" calcext:value-type="float">
            <text:p>0.0332598686</text:p>
          </table:table-cell>
          <table:table-cell table:formula="of:=[.C122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0.jpeg</text:p>
          </table:table-cell>
          <table:table-cell office:value-type="float" office:value="1502063223.33149" calcext:value-type="float">
            <text:p>1502063223.33149</text:p>
          </table:table-cell>
          <table:table-cell table:formula="of:=[.B1222] - [.B1221]" office:value-type="float" office:value="0.0332701206207275" calcext:value-type="float">
            <text:p>0.0332701206</text:p>
          </table:table-cell>
          <table:table-cell table:formula="of:=[.C122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1.jpeg</text:p>
          </table:table-cell>
          <table:table-cell office:value-type="float" office:value="1502063223.36516" calcext:value-type="float">
            <text:p>1502063223.36516</text:p>
          </table:table-cell>
          <table:table-cell table:formula="of:=[.B1223] - [.B1222]" office:value-type="float" office:value="0.0336699485778809" calcext:value-type="float">
            <text:p>0.0336699486</text:p>
          </table:table-cell>
          <table:table-cell table:formula="of:=[.C1223] - 0.03333333333" office:value-type="float" office:value="0.00033661524788086" calcext:value-type="float">
            <text:p>0.000336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2.jpeg</text:p>
          </table:table-cell>
          <table:table-cell office:value-type="float" office:value="1502063223.39842" calcext:value-type="float">
            <text:p>1502063223.39842</text:p>
          </table:table-cell>
          <table:table-cell table:formula="of:=[.B1224] - [.B1223]" office:value-type="float" office:value="0.0332601070404053" calcext:value-type="float">
            <text:p>0.033260107</text:p>
          </table:table-cell>
          <table:table-cell table:formula="of:=[.C122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3.jpeg</text:p>
          </table:table-cell>
          <table:table-cell office:value-type="float" office:value="1502063223.43201" calcext:value-type="float">
            <text:p>1502063223.43201</text:p>
          </table:table-cell>
          <table:table-cell table:formula="of:=[.B1225] - [.B1224]" office:value-type="float" office:value="0.0335898399353027" calcext:value-type="float">
            <text:p>0.0335898399</text:p>
          </table:table-cell>
          <table:table-cell table:formula="of:=[.C1225] - 0.03333333333" office:value-type="float" office:value="0.000256506605302735" calcext:value-type="float">
            <text:p>0.0002565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4.jpeg</text:p>
          </table:table-cell>
          <table:table-cell office:value-type="float" office:value="1502063223.46528" calcext:value-type="float">
            <text:p>1502063223.46528</text:p>
          </table:table-cell>
          <table:table-cell table:formula="of:=[.B1226] - [.B1225]" office:value-type="float" office:value="0.0332701206207275" calcext:value-type="float">
            <text:p>0.0332701206</text:p>
          </table:table-cell>
          <table:table-cell table:formula="of:=[.C122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5.jpeg</text:p>
          </table:table-cell>
          <table:table-cell office:value-type="float" office:value="1502063223.49854" calcext:value-type="float">
            <text:p>1502063223.49854</text:p>
          </table:table-cell>
          <table:table-cell table:formula="of:=[.B1227] - [.B1226]" office:value-type="float" office:value="0.0332598686218262" calcext:value-type="float">
            <text:p>0.0332598686</text:p>
          </table:table-cell>
          <table:table-cell table:formula="of:=[.C122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6.jpeg</text:p>
          </table:table-cell>
          <table:table-cell office:value-type="float" office:value="1502063223.53181" calcext:value-type="float">
            <text:p>1502063223.53181</text:p>
          </table:table-cell>
          <table:table-cell table:formula="of:=[.B1228] - [.B1227]" office:value-type="float" office:value="0.0332701206207275" calcext:value-type="float">
            <text:p>0.0332701206</text:p>
          </table:table-cell>
          <table:table-cell table:formula="of:=[.C122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7.jpeg</text:p>
          </table:table-cell>
          <table:table-cell office:value-type="float" office:value="1502063223.56508" calcext:value-type="float">
            <text:p>1502063223.56508</text:p>
          </table:table-cell>
          <table:table-cell table:formula="of:=[.B1229] - [.B1228]" office:value-type="float" office:value="0.0332698822021484" calcext:value-type="float">
            <text:p>0.0332698822</text:p>
          </table:table-cell>
          <table:table-cell table:formula="of:=[.C122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8.jpeg</text:p>
          </table:table-cell>
          <table:table-cell office:value-type="float" office:value="1502063223.59835" calcext:value-type="float">
            <text:p>1502063223.59835</text:p>
          </table:table-cell>
          <table:table-cell table:formula="of:=[.B1230] - [.B1229]" office:value-type="float" office:value="0.0332701206207275" calcext:value-type="float">
            <text:p>0.0332701206</text:p>
          </table:table-cell>
          <table:table-cell table:formula="of:=[.C123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29.jpeg</text:p>
          </table:table-cell>
          <table:table-cell office:value-type="float" office:value="1502063223.63161" calcext:value-type="float">
            <text:p>1502063223.63161</text:p>
          </table:table-cell>
          <table:table-cell table:formula="of:=[.B1231] - [.B1230]" office:value-type="float" office:value="0.0332598686218262" calcext:value-type="float">
            <text:p>0.0332598686</text:p>
          </table:table-cell>
          <table:table-cell table:formula="of:=[.C123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0.jpeg</text:p>
          </table:table-cell>
          <table:table-cell office:value-type="float" office:value="1502063223.66499" calcext:value-type="float">
            <text:p>1502063223.66499</text:p>
          </table:table-cell>
          <table:table-cell table:formula="of:=[.B1232] - [.B1231]" office:value-type="float" office:value="0.0333800315856934" calcext:value-type="float">
            <text:p>0.0333800316</text:p>
          </table:table-cell>
          <table:table-cell table:formula="of:=[.C1232] - 0.03333333333" office:value-type="float" office:value="0.0000466982556933601" calcext:value-type="float">
            <text:p>4.6698255693360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1.jpeg</text:p>
          </table:table-cell>
          <table:table-cell office:value-type="float" office:value="1502063223.69825" calcext:value-type="float">
            <text:p>1502063223.69825</text:p>
          </table:table-cell>
          <table:table-cell table:formula="of:=[.B1233] - [.B1232]" office:value-type="float" office:value="0.0332601070404053" calcext:value-type="float">
            <text:p>0.033260107</text:p>
          </table:table-cell>
          <table:table-cell table:formula="of:=[.C123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2.jpeg</text:p>
          </table:table-cell>
          <table:table-cell office:value-type="float" office:value="1502063223.73153" calcext:value-type="float">
            <text:p>1502063223.73153</text:p>
          </table:table-cell>
          <table:table-cell table:formula="of:=[.B1234] - [.B1233]" office:value-type="float" office:value="0.0332798957824707" calcext:value-type="float">
            <text:p>0.0332798958</text:p>
          </table:table-cell>
          <table:table-cell table:formula="of:=[.C123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3.jpeg</text:p>
          </table:table-cell>
          <table:table-cell office:value-type="float" office:value="1502063223.76497" calcext:value-type="float">
            <text:p>1502063223.76497</text:p>
          </table:table-cell>
          <table:table-cell table:formula="of:=[.B1235] - [.B1234]" office:value-type="float" office:value="0.033440113067627" calcext:value-type="float">
            <text:p>0.0334401131</text:p>
          </table:table-cell>
          <table:table-cell table:formula="of:=[.C1235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4.jpeg</text:p>
          </table:table-cell>
          <table:table-cell office:value-type="float" office:value="1502063223.79823" calcext:value-type="float">
            <text:p>1502063223.79823</text:p>
          </table:table-cell>
          <table:table-cell table:formula="of:=[.B1236] - [.B1235]" office:value-type="float" office:value="0.0332598686218262" calcext:value-type="float">
            <text:p>0.0332598686</text:p>
          </table:table-cell>
          <table:table-cell table:formula="of:=[.C123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5.jpeg</text:p>
          </table:table-cell>
          <table:table-cell office:value-type="float" office:value="1502063223.8315" calcext:value-type="float">
            <text:p>1502063223.8315</text:p>
          </table:table-cell>
          <table:table-cell table:formula="of:=[.B1237] - [.B1236]" office:value-type="float" office:value="0.0332701206207275" calcext:value-type="float">
            <text:p>0.0332701206</text:p>
          </table:table-cell>
          <table:table-cell table:formula="of:=[.C123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6.jpeg</text:p>
          </table:table-cell>
          <table:table-cell office:value-type="float" office:value="1502063223.86516" calcext:value-type="float">
            <text:p>1502063223.86516</text:p>
          </table:table-cell>
          <table:table-cell table:formula="of:=[.B1238] - [.B1237]" office:value-type="float" office:value="0.0336599349975586" calcext:value-type="float">
            <text:p>0.033659935</text:p>
          </table:table-cell>
          <table:table-cell table:formula="of:=[.C1238] - 0.03333333333" office:value-type="float" office:value="0.000326601667558594" calcext:value-type="float">
            <text:p>0.000326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7.jpeg</text:p>
          </table:table-cell>
          <table:table-cell office:value-type="float" office:value="1502063223.89842" calcext:value-type="float">
            <text:p>1502063223.89842</text:p>
          </table:table-cell>
          <table:table-cell table:formula="of:=[.B1239] - [.B1238]" office:value-type="float" office:value="0.0332601070404053" calcext:value-type="float">
            <text:p>0.033260107</text:p>
          </table:table-cell>
          <table:table-cell table:formula="of:=[.C123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8.jpeg</text:p>
          </table:table-cell>
          <table:table-cell office:value-type="float" office:value="1502063223.93169" calcext:value-type="float">
            <text:p>1502063223.93169</text:p>
          </table:table-cell>
          <table:table-cell table:formula="of:=[.B1240] - [.B1239]" office:value-type="float" office:value="0.0332698822021484" calcext:value-type="float">
            <text:p>0.0332698822</text:p>
          </table:table-cell>
          <table:table-cell table:formula="of:=[.C124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39.jpeg</text:p>
          </table:table-cell>
          <table:table-cell office:value-type="float" office:value="1502063223.96498" calcext:value-type="float">
            <text:p>1502063223.96498</text:p>
          </table:table-cell>
          <table:table-cell table:formula="of:=[.B1241] - [.B1240]" office:value-type="float" office:value="0.033289909362793" calcext:value-type="float">
            <text:p>0.0332899094</text:p>
          </table:table-cell>
          <table:table-cell table:formula="of:=[.C1241] - 0.03333333333" office:value-type="float" office:value="-0.0000434239672070305" calcext:value-type="float">
            <text:p>-0.00004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0.jpeg</text:p>
          </table:table-cell>
          <table:table-cell office:value-type="float" office:value="1502063223.99824" calcext:value-type="float">
            <text:p>1502063223.99824</text:p>
          </table:table-cell>
          <table:table-cell table:formula="of:=[.B1242] - [.B1241]" office:value-type="float" office:value="0.0332601070404053" calcext:value-type="float">
            <text:p>0.033260107</text:p>
          </table:table-cell>
          <table:table-cell table:formula="of:=[.C124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1.jpeg</text:p>
          </table:table-cell>
          <table:table-cell office:value-type="float" office:value="1502063224.03152" calcext:value-type="float">
            <text:p>1502063224.03152</text:p>
          </table:table-cell>
          <table:table-cell table:formula="of:=[.B1243] - [.B1242]" office:value-type="float" office:value="0.0332798957824707" calcext:value-type="float">
            <text:p>0.0332798958</text:p>
          </table:table-cell>
          <table:table-cell table:formula="of:=[.C1243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2.jpeg</text:p>
          </table:table-cell>
          <table:table-cell office:value-type="float" office:value="1502063224.06497" calcext:value-type="float">
            <text:p>1502063224.06497</text:p>
          </table:table-cell>
          <table:table-cell table:formula="of:=[.B1244] - [.B1243]" office:value-type="float" office:value="0.0334501266479492" calcext:value-type="float">
            <text:p>0.0334501266</text:p>
          </table:table-cell>
          <table:table-cell table:formula="of:=[.C1244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3.jpeg</text:p>
          </table:table-cell>
          <table:table-cell office:value-type="float" office:value="1502063224.09823" calcext:value-type="float">
            <text:p>1502063224.09823</text:p>
          </table:table-cell>
          <table:table-cell table:formula="of:=[.B1245] - [.B1244]" office:value-type="float" office:value="0.0332598686218262" calcext:value-type="float">
            <text:p>0.0332598686</text:p>
          </table:table-cell>
          <table:table-cell table:formula="of:=[.C124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4.jpeg</text:p>
          </table:table-cell>
          <table:table-cell office:value-type="float" office:value="1502063224.13151" calcext:value-type="float">
            <text:p>1502063224.13151</text:p>
          </table:table-cell>
          <table:table-cell table:formula="of:=[.B1246] - [.B1245]" office:value-type="float" office:value="0.0332801342010498" calcext:value-type="float">
            <text:p>0.0332801342</text:p>
          </table:table-cell>
          <table:table-cell table:formula="of:=[.C124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5.jpeg</text:p>
          </table:table-cell>
          <table:table-cell office:value-type="float" office:value="1502063224.16495" calcext:value-type="float">
            <text:p>1502063224.16495</text:p>
          </table:table-cell>
          <table:table-cell table:formula="of:=[.B1247] - [.B1246]" office:value-type="float" office:value="0.0334398746490479" calcext:value-type="float">
            <text:p>0.0334398746</text:p>
          </table:table-cell>
          <table:table-cell table:formula="of:=[.C1247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6.jpeg</text:p>
          </table:table-cell>
          <table:table-cell office:value-type="float" office:value="1502063224.19821" calcext:value-type="float">
            <text:p>1502063224.19821</text:p>
          </table:table-cell>
          <table:table-cell table:formula="of:=[.B1248] - [.B1247]" office:value-type="float" office:value="0.0332601070404053" calcext:value-type="float">
            <text:p>0.033260107</text:p>
          </table:table-cell>
          <table:table-cell table:formula="of:=[.C124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7.jpeg</text:p>
          </table:table-cell>
          <table:table-cell office:value-type="float" office:value="1502063224.23148" calcext:value-type="float">
            <text:p>1502063224.23148</text:p>
          </table:table-cell>
          <table:table-cell table:formula="of:=[.B1249] - [.B1248]" office:value-type="float" office:value="0.0332698822021484" calcext:value-type="float">
            <text:p>0.0332698822</text:p>
          </table:table-cell>
          <table:table-cell table:formula="of:=[.C124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8.jpeg</text:p>
          </table:table-cell>
          <table:table-cell office:value-type="float" office:value="1502063224.26495" calcext:value-type="float">
            <text:p>1502063224.26495</text:p>
          </table:table-cell>
          <table:table-cell table:formula="of:=[.B1250] - [.B1249]" office:value-type="float" office:value="0.0334701538085937" calcext:value-type="float">
            <text:p>0.0334701538</text:p>
          </table:table-cell>
          <table:table-cell table:formula="of:=[.C1250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49.jpeg</text:p>
          </table:table-cell>
          <table:table-cell office:value-type="float" office:value="1502063224.29821" calcext:value-type="float">
            <text:p>1502063224.29821</text:p>
          </table:table-cell>
          <table:table-cell table:formula="of:=[.B1251] - [.B1250]" office:value-type="float" office:value="0.0332598686218262" calcext:value-type="float">
            <text:p>0.0332598686</text:p>
          </table:table-cell>
          <table:table-cell table:formula="of:=[.C125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0.jpeg</text:p>
          </table:table-cell>
          <table:table-cell office:value-type="float" office:value="1502063224.33148" calcext:value-type="float">
            <text:p>1502063224.33148</text:p>
          </table:table-cell>
          <table:table-cell table:formula="of:=[.B1252] - [.B1251]" office:value-type="float" office:value="0.0332701206207275" calcext:value-type="float">
            <text:p>0.0332701206</text:p>
          </table:table-cell>
          <table:table-cell table:formula="of:=[.C125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1.jpeg</text:p>
          </table:table-cell>
          <table:table-cell office:value-type="float" office:value="1502063224.36495" calcext:value-type="float">
            <text:p>1502063224.36495</text:p>
          </table:table-cell>
          <table:table-cell table:formula="of:=[.B1253] - [.B1252]" office:value-type="float" office:value="0.0334699153900146" calcext:value-type="float">
            <text:p>0.0334699154</text:p>
          </table:table-cell>
          <table:table-cell table:formula="of:=[.C1253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2.jpeg</text:p>
          </table:table-cell>
          <table:table-cell office:value-type="float" office:value="1502063224.39821" calcext:value-type="float">
            <text:p>1502063224.39821</text:p>
          </table:table-cell>
          <table:table-cell table:formula="of:=[.B1254] - [.B1253]" office:value-type="float" office:value="0.0332601070404053" calcext:value-type="float">
            <text:p>0.033260107</text:p>
          </table:table-cell>
          <table:table-cell table:formula="of:=[.C125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3.jpeg</text:p>
          </table:table-cell>
          <table:table-cell office:value-type="float" office:value="1502063224.43147" calcext:value-type="float">
            <text:p>1502063224.43147</text:p>
          </table:table-cell>
          <table:table-cell table:formula="of:=[.B1255] - [.B1254]" office:value-type="float" office:value="0.0332598686218262" calcext:value-type="float">
            <text:p>0.0332598686</text:p>
          </table:table-cell>
          <table:table-cell table:formula="of:=[.C125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4.jpeg</text:p>
          </table:table-cell>
          <table:table-cell office:value-type="float" office:value="1502063224.46498" calcext:value-type="float">
            <text:p>1502063224.46498</text:p>
          </table:table-cell>
          <table:table-cell table:formula="of:=[.B1256] - [.B1255]" office:value-type="float" office:value="0.0335099697113037" calcext:value-type="float">
            <text:p>0.0335099697</text:p>
          </table:table-cell>
          <table:table-cell table:formula="of:=[.C1256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5.jpeg</text:p>
          </table:table-cell>
          <table:table-cell office:value-type="float" office:value="1502063224.49824" calcext:value-type="float">
            <text:p>1502063224.49824</text:p>
          </table:table-cell>
          <table:table-cell table:formula="of:=[.B1257] - [.B1256]" office:value-type="float" office:value="0.0332601070404053" calcext:value-type="float">
            <text:p>0.033260107</text:p>
          </table:table-cell>
          <table:table-cell table:formula="of:=[.C125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6.jpeg</text:p>
          </table:table-cell>
          <table:table-cell office:value-type="float" office:value="1502063224.53151" calcext:value-type="float">
            <text:p>1502063224.53151</text:p>
          </table:table-cell>
          <table:table-cell table:formula="of:=[.B1258] - [.B1257]" office:value-type="float" office:value="0.0332701206207275" calcext:value-type="float">
            <text:p>0.0332701206</text:p>
          </table:table-cell>
          <table:table-cell table:formula="of:=[.C125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7.jpeg</text:p>
          </table:table-cell>
          <table:table-cell office:value-type="float" office:value="1502063224.56496" calcext:value-type="float">
            <text:p>1502063224.56496</text:p>
          </table:table-cell>
          <table:table-cell table:formula="of:=[.B1259] - [.B1258]" office:value-type="float" office:value="0.0334498882293701" calcext:value-type="float">
            <text:p>0.0334498882</text:p>
          </table:table-cell>
          <table:table-cell table:formula="of:=[.C1259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8.jpeg</text:p>
          </table:table-cell>
          <table:table-cell office:value-type="float" office:value="1502063224.59822" calcext:value-type="float">
            <text:p>1502063224.59822</text:p>
          </table:table-cell>
          <table:table-cell table:formula="of:=[.B1260] - [.B1259]" office:value-type="float" office:value="0.0332601070404053" calcext:value-type="float">
            <text:p>0.033260107</text:p>
          </table:table-cell>
          <table:table-cell table:formula="of:=[.C126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59.jpeg</text:p>
          </table:table-cell>
          <table:table-cell office:value-type="float" office:value="1502063224.6315" calcext:value-type="float">
            <text:p>1502063224.6315</text:p>
          </table:table-cell>
          <table:table-cell table:formula="of:=[.B1261] - [.B1260]" office:value-type="float" office:value="0.0332798957824707" calcext:value-type="float">
            <text:p>0.0332798958</text:p>
          </table:table-cell>
          <table:table-cell table:formula="of:=[.C1261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0.jpeg</text:p>
          </table:table-cell>
          <table:table-cell office:value-type="float" office:value="1502063224.66518" calcext:value-type="float">
            <text:p>1502063224.66518</text:p>
          </table:table-cell>
          <table:table-cell table:formula="of:=[.B1262] - [.B1261]" office:value-type="float" office:value="0.0336799621582031" calcext:value-type="float">
            <text:p>0.0336799622</text:p>
          </table:table-cell>
          <table:table-cell table:formula="of:=[.C1262] - 0.03333333333" office:value-type="float" office:value="0.000346628828203126" calcext:value-type="float">
            <text:p>0.0003466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1.jpeg</text:p>
          </table:table-cell>
          <table:table-cell office:value-type="float" office:value="1502063224.69844" calcext:value-type="float">
            <text:p>1502063224.69844</text:p>
          </table:table-cell>
          <table:table-cell table:formula="of:=[.B1263] - [.B1262]" office:value-type="float" office:value="0.0332601070404053" calcext:value-type="float">
            <text:p>0.033260107</text:p>
          </table:table-cell>
          <table:table-cell table:formula="of:=[.C126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2.jpeg</text:p>
          </table:table-cell>
          <table:table-cell office:value-type="float" office:value="1502063224.73201" calcext:value-type="float">
            <text:p>1502063224.73201</text:p>
          </table:table-cell>
          <table:table-cell table:formula="of:=[.B1264] - [.B1263]" office:value-type="float" office:value="0.0335698127746582" calcext:value-type="float">
            <text:p>0.0335698128</text:p>
          </table:table-cell>
          <table:table-cell table:formula="of:=[.C1264] - 0.03333333333" office:value-type="float" office:value="0.000236479444658204" calcext:value-type="float">
            <text:p>0.000236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3.jpeg</text:p>
          </table:table-cell>
          <table:table-cell office:value-type="float" office:value="1502063224.76528" calcext:value-type="float">
            <text:p>1502063224.76528</text:p>
          </table:table-cell>
          <table:table-cell table:formula="of:=[.B1265] - [.B1264]" office:value-type="float" office:value="0.0332701206207275" calcext:value-type="float">
            <text:p>0.0332701206</text:p>
          </table:table-cell>
          <table:table-cell table:formula="of:=[.C126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4.jpeg</text:p>
          </table:table-cell>
          <table:table-cell office:value-type="float" office:value="1502063224.79854" calcext:value-type="float">
            <text:p>1502063224.79854</text:p>
          </table:table-cell>
          <table:table-cell table:formula="of:=[.B1266] - [.B1265]" office:value-type="float" office:value="0.0332601070404053" calcext:value-type="float">
            <text:p>0.033260107</text:p>
          </table:table-cell>
          <table:table-cell table:formula="of:=[.C126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5.jpeg</text:p>
          </table:table-cell>
          <table:table-cell office:value-type="float" office:value="1502063224.83212" calcext:value-type="float">
            <text:p>1502063224.83212</text:p>
          </table:table-cell>
          <table:table-cell table:formula="of:=[.B1267] - [.B1266]" office:value-type="float" office:value="0.0335798263549805" calcext:value-type="float">
            <text:p>0.0335798264</text:p>
          </table:table-cell>
          <table:table-cell table:formula="of:=[.C1267] - 0.03333333333" office:value-type="float" office:value="0.000246493024980469" calcext:value-type="float">
            <text:p>0.000246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6.jpeg</text:p>
          </table:table-cell>
          <table:table-cell office:value-type="float" office:value="1502063224.86539" calcext:value-type="float">
            <text:p>1502063224.86539</text:p>
          </table:table-cell>
          <table:table-cell table:formula="of:=[.B1268] - [.B1267]" office:value-type="float" office:value="0.0332701206207275" calcext:value-type="float">
            <text:p>0.0332701206</text:p>
          </table:table-cell>
          <table:table-cell table:formula="of:=[.C126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7.jpeg</text:p>
          </table:table-cell>
          <table:table-cell office:value-type="float" office:value="1502063224.89865" calcext:value-type="float">
            <text:p>1502063224.89865</text:p>
          </table:table-cell>
          <table:table-cell table:formula="of:=[.B1269] - [.B1268]" office:value-type="float" office:value="0.0332598686218262" calcext:value-type="float">
            <text:p>0.0332598686</text:p>
          </table:table-cell>
          <table:table-cell table:formula="of:=[.C126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8.jpeg</text:p>
          </table:table-cell>
          <table:table-cell office:value-type="float" office:value="1502063224.9319" calcext:value-type="float">
            <text:p>1502063224.9319</text:p>
          </table:table-cell>
          <table:table-cell table:formula="of:=[.B1270] - [.B1269]" office:value-type="float" office:value="0.033250093460083" calcext:value-type="float">
            <text:p>0.0332500935</text:p>
          </table:table-cell>
          <table:table-cell table:formula="of:=[.C1270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69.jpeg</text:p>
          </table:table-cell>
          <table:table-cell office:value-type="float" office:value="1502063224.96517" calcext:value-type="float">
            <text:p>1502063224.96517</text:p>
          </table:table-cell>
          <table:table-cell table:formula="of:=[.B1271] - [.B1270]" office:value-type="float" office:value="0.0332698822021484" calcext:value-type="float">
            <text:p>0.0332698822</text:p>
          </table:table-cell>
          <table:table-cell table:formula="of:=[.C127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0.jpeg</text:p>
          </table:table-cell>
          <table:table-cell office:value-type="float" office:value="1502063224.99843" calcext:value-type="float">
            <text:p>1502063224.99843</text:p>
          </table:table-cell>
          <table:table-cell table:formula="of:=[.B1272] - [.B1271]" office:value-type="float" office:value="0.0332601070404053" calcext:value-type="float">
            <text:p>0.033260107</text:p>
          </table:table-cell>
          <table:table-cell table:formula="of:=[.C127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1.jpeg</text:p>
          </table:table-cell>
          <table:table-cell office:value-type="float" office:value="1502063225.03172" calcext:value-type="float">
            <text:p>1502063225.03172</text:p>
          </table:table-cell>
          <table:table-cell table:formula="of:=[.B1273] - [.B1272]" office:value-type="float" office:value="0.033289909362793" calcext:value-type="float">
            <text:p>0.0332899094</text:p>
          </table:table-cell>
          <table:table-cell table:formula="of:=[.C1273] - 0.03333333333" office:value-type="float" office:value="-0.0000434239672070305" calcext:value-type="float">
            <text:p>-0.00004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2.jpeg</text:p>
          </table:table-cell>
          <table:table-cell office:value-type="float" office:value="1502063225.06517" calcext:value-type="float">
            <text:p>1502063225.06517</text:p>
          </table:table-cell>
          <table:table-cell table:formula="of:=[.B1274] - [.B1273]" office:value-type="float" office:value="0.0334501266479492" calcext:value-type="float">
            <text:p>0.0334501266</text:p>
          </table:table-cell>
          <table:table-cell table:formula="of:=[.C1274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3.jpeg</text:p>
          </table:table-cell>
          <table:table-cell office:value-type="float" office:value="1502063225.09843" calcext:value-type="float">
            <text:p>1502063225.09843</text:p>
          </table:table-cell>
          <table:table-cell table:formula="of:=[.B1275] - [.B1274]" office:value-type="float" office:value="0.0332598686218262" calcext:value-type="float">
            <text:p>0.0332598686</text:p>
          </table:table-cell>
          <table:table-cell table:formula="of:=[.C127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4.jpeg</text:p>
          </table:table-cell>
          <table:table-cell office:value-type="float" office:value="1502063225.13171" calcext:value-type="float">
            <text:p>1502063225.13171</text:p>
          </table:table-cell>
          <table:table-cell table:formula="of:=[.B1276] - [.B1275]" office:value-type="float" office:value="0.0332801342010498" calcext:value-type="float">
            <text:p>0.0332801342</text:p>
          </table:table-cell>
          <table:table-cell table:formula="of:=[.C127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5.jpeg</text:p>
          </table:table-cell>
          <table:table-cell office:value-type="float" office:value="1502063225.16499" calcext:value-type="float">
            <text:p>1502063225.16499</text:p>
          </table:table-cell>
          <table:table-cell table:formula="of:=[.B1277] - [.B1276]" office:value-type="float" office:value="0.0332798957824707" calcext:value-type="float">
            <text:p>0.0332798958</text:p>
          </table:table-cell>
          <table:table-cell table:formula="of:=[.C1277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6.jpeg</text:p>
          </table:table-cell>
          <table:table-cell office:value-type="float" office:value="1502063225.19825" calcext:value-type="float">
            <text:p>1502063225.19825</text:p>
          </table:table-cell>
          <table:table-cell table:formula="of:=[.B1278] - [.B1277]" office:value-type="float" office:value="0.0332601070404053" calcext:value-type="float">
            <text:p>0.033260107</text:p>
          </table:table-cell>
          <table:table-cell table:formula="of:=[.C127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7.jpeg</text:p>
          </table:table-cell>
          <table:table-cell office:value-type="float" office:value="1502063225.23152" calcext:value-type="float">
            <text:p>1502063225.23152</text:p>
          </table:table-cell>
          <table:table-cell table:formula="of:=[.B1279] - [.B1278]" office:value-type="float" office:value="0.0332698822021484" calcext:value-type="float">
            <text:p>0.0332698822</text:p>
          </table:table-cell>
          <table:table-cell table:formula="of:=[.C127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8.jpeg</text:p>
          </table:table-cell>
          <table:table-cell office:value-type="float" office:value="1502063225.26494" calcext:value-type="float">
            <text:p>1502063225.26494</text:p>
          </table:table-cell>
          <table:table-cell table:formula="of:=[.B1280] - [.B1279]" office:value-type="float" office:value="0.0334200859069824" calcext:value-type="float">
            <text:p>0.0334200859</text:p>
          </table:table-cell>
          <table:table-cell table:formula="of:=[.C1280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79.jpeg</text:p>
          </table:table-cell>
          <table:table-cell office:value-type="float" office:value="1502063225.2982" calcext:value-type="float">
            <text:p>1502063225.2982</text:p>
          </table:table-cell>
          <table:table-cell table:formula="of:=[.B1281] - [.B1280]" office:value-type="float" office:value="0.0332598686218262" calcext:value-type="float">
            <text:p>0.0332598686</text:p>
          </table:table-cell>
          <table:table-cell table:formula="of:=[.C128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0.jpeg</text:p>
          </table:table-cell>
          <table:table-cell office:value-type="float" office:value="1502063225.33148" calcext:value-type="float">
            <text:p>1502063225.33148</text:p>
          </table:table-cell>
          <table:table-cell table:formula="of:=[.B1282] - [.B1281]" office:value-type="float" office:value="0.0332801342010498" calcext:value-type="float">
            <text:p>0.0332801342</text:p>
          </table:table-cell>
          <table:table-cell table:formula="of:=[.C128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1.jpeg</text:p>
          </table:table-cell>
          <table:table-cell office:value-type="float" office:value="1502063225.36482" calcext:value-type="float">
            <text:p>1502063225.36482</text:p>
          </table:table-cell>
          <table:table-cell table:formula="of:=[.B1283] - [.B1282]" office:value-type="float" office:value="0.0333399772644043" calcext:value-type="float">
            <text:p>0.0333399773</text:p>
          </table:table-cell>
          <table:table-cell table:formula="of:=[.C1283] - 0.03333333333" office:value-type="float" office:value="0.00000664393440429761" calcext:value-type="float">
            <text:p>6.64393440429761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2.jpeg</text:p>
          </table:table-cell>
          <table:table-cell office:value-type="float" office:value="1502063225.39808" calcext:value-type="float">
            <text:p>1502063225.39808</text:p>
          </table:table-cell>
          <table:table-cell table:formula="of:=[.B1284] - [.B1283]" office:value-type="float" office:value="0.0332601070404053" calcext:value-type="float">
            <text:p>0.033260107</text:p>
          </table:table-cell>
          <table:table-cell table:formula="of:=[.C128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3.jpeg</text:p>
          </table:table-cell>
          <table:table-cell office:value-type="float" office:value="1502063225.43135" calcext:value-type="float">
            <text:p>1502063225.43135</text:p>
          </table:table-cell>
          <table:table-cell table:formula="of:=[.B1285] - [.B1284]" office:value-type="float" office:value="0.0332698822021484" calcext:value-type="float">
            <text:p>0.0332698822</text:p>
          </table:table-cell>
          <table:table-cell table:formula="of:=[.C128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4.jpeg</text:p>
          </table:table-cell>
          <table:table-cell office:value-type="float" office:value="1502063225.46497" calcext:value-type="float">
            <text:p>1502063225.46497</text:p>
          </table:table-cell>
          <table:table-cell table:formula="of:=[.B1286] - [.B1285]" office:value-type="float" office:value="0.0336201190948486" calcext:value-type="float">
            <text:p>0.0336201191</text:p>
          </table:table-cell>
          <table:table-cell table:formula="of:=[.C1286] - 0.03333333333" office:value-type="float" office:value="0.000286785764848634" calcext:value-type="float">
            <text:p>0.00028678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5.jpeg</text:p>
          </table:table-cell>
          <table:table-cell office:value-type="float" office:value="1502063225.49822" calcext:value-type="float">
            <text:p>1502063225.49822</text:p>
          </table:table-cell>
          <table:table-cell table:formula="of:=[.B1287] - [.B1286]" office:value-type="float" office:value="0.0332498550415039" calcext:value-type="float">
            <text:p>0.033249855</text:p>
          </table:table-cell>
          <table:table-cell table:formula="of:=[.C1287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6.jpeg</text:p>
          </table:table-cell>
          <table:table-cell office:value-type="float" office:value="1502063225.53149" calcext:value-type="float">
            <text:p>1502063225.53149</text:p>
          </table:table-cell>
          <table:table-cell table:formula="of:=[.B1288] - [.B1287]" office:value-type="float" office:value="0.0332701206207275" calcext:value-type="float">
            <text:p>0.0332701206</text:p>
          </table:table-cell>
          <table:table-cell table:formula="of:=[.C128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7.jpeg</text:p>
          </table:table-cell>
          <table:table-cell office:value-type="float" office:value="1502063225.56496" calcext:value-type="float">
            <text:p>1502063225.56496</text:p>
          </table:table-cell>
          <table:table-cell table:formula="of:=[.B1289] - [.B1288]" office:value-type="float" office:value="0.0334699153900146" calcext:value-type="float">
            <text:p>0.0334699154</text:p>
          </table:table-cell>
          <table:table-cell table:formula="of:=[.C1289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8.jpeg</text:p>
          </table:table-cell>
          <table:table-cell office:value-type="float" office:value="1502063225.59822" calcext:value-type="float">
            <text:p>1502063225.59822</text:p>
          </table:table-cell>
          <table:table-cell table:formula="of:=[.B1290] - [.B1289]" office:value-type="float" office:value="0.0332601070404053" calcext:value-type="float">
            <text:p>0.033260107</text:p>
          </table:table-cell>
          <table:table-cell table:formula="of:=[.C129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89.jpeg</text:p>
          </table:table-cell>
          <table:table-cell office:value-type="float" office:value="1502063225.63149" calcext:value-type="float">
            <text:p>1502063225.63149</text:p>
          </table:table-cell>
          <table:table-cell table:formula="of:=[.B1291] - [.B1290]" office:value-type="float" office:value="0.0332698822021484" calcext:value-type="float">
            <text:p>0.0332698822</text:p>
          </table:table-cell>
          <table:table-cell table:formula="of:=[.C129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0.jpeg</text:p>
          </table:table-cell>
          <table:table-cell office:value-type="float" office:value="1502063225.66494" calcext:value-type="float">
            <text:p>1502063225.66494</text:p>
          </table:table-cell>
          <table:table-cell table:formula="of:=[.B1292] - [.B1291]" office:value-type="float" office:value="0.0334501266479492" calcext:value-type="float">
            <text:p>0.0334501266</text:p>
          </table:table-cell>
          <table:table-cell table:formula="of:=[.C1292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1.jpeg</text:p>
          </table:table-cell>
          <table:table-cell office:value-type="float" office:value="1502063225.6982" calcext:value-type="float">
            <text:p>1502063225.6982</text:p>
          </table:table-cell>
          <table:table-cell table:formula="of:=[.B1293] - [.B1292]" office:value-type="float" office:value="0.0332598686218262" calcext:value-type="float">
            <text:p>0.0332598686</text:p>
          </table:table-cell>
          <table:table-cell table:formula="of:=[.C129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2.jpeg</text:p>
          </table:table-cell>
          <table:table-cell office:value-type="float" office:value="1502063225.73149" calcext:value-type="float">
            <text:p>1502063225.73149</text:p>
          </table:table-cell>
          <table:table-cell table:formula="of:=[.B1294] - [.B1293]" office:value-type="float" office:value="0.033289909362793" calcext:value-type="float">
            <text:p>0.0332899094</text:p>
          </table:table-cell>
          <table:table-cell table:formula="of:=[.C1294] - 0.03333333333" office:value-type="float" office:value="-0.0000434239672070305" calcext:value-type="float">
            <text:p>-0.00004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3.jpeg</text:p>
          </table:table-cell>
          <table:table-cell office:value-type="float" office:value="1502063225.76493" calcext:value-type="float">
            <text:p>1502063225.76493</text:p>
          </table:table-cell>
          <table:table-cell table:formula="of:=[.B1295] - [.B1294]" office:value-type="float" office:value="0.033440113067627" calcext:value-type="float">
            <text:p>0.0334401131</text:p>
          </table:table-cell>
          <table:table-cell table:formula="of:=[.C1295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4.jpeg</text:p>
          </table:table-cell>
          <table:table-cell office:value-type="float" office:value="1502063225.7982" calcext:value-type="float">
            <text:p>1502063225.7982</text:p>
          </table:table-cell>
          <table:table-cell table:formula="of:=[.B1296] - [.B1295]" office:value-type="float" office:value="0.0332698822021484" calcext:value-type="float">
            <text:p>0.0332698822</text:p>
          </table:table-cell>
          <table:table-cell table:formula="of:=[.C129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5.jpeg</text:p>
          </table:table-cell>
          <table:table-cell office:value-type="float" office:value="1502063225.83145" calcext:value-type="float">
            <text:p>1502063225.83145</text:p>
          </table:table-cell>
          <table:table-cell table:formula="of:=[.B1297] - [.B1296]" office:value-type="float" office:value="0.033250093460083" calcext:value-type="float">
            <text:p>0.0332500935</text:p>
          </table:table-cell>
          <table:table-cell table:formula="of:=[.C1297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6.jpeg</text:p>
          </table:table-cell>
          <table:table-cell office:value-type="float" office:value="1502063225.86497" calcext:value-type="float">
            <text:p>1502063225.86497</text:p>
          </table:table-cell>
          <table:table-cell table:formula="of:=[.B1298] - [.B1297]" office:value-type="float" office:value="0.033519983291626" calcext:value-type="float">
            <text:p>0.0335199833</text:p>
          </table:table-cell>
          <table:table-cell table:formula="of:=[.C1298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7.jpeg</text:p>
          </table:table-cell>
          <table:table-cell office:value-type="float" office:value="1502063225.89823" calcext:value-type="float">
            <text:p>1502063225.89823</text:p>
          </table:table-cell>
          <table:table-cell table:formula="of:=[.B1299] - [.B1298]" office:value-type="float" office:value="0.0332601070404053" calcext:value-type="float">
            <text:p>0.033260107</text:p>
          </table:table-cell>
          <table:table-cell table:formula="of:=[.C129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8.jpeg</text:p>
          </table:table-cell>
          <table:table-cell office:value-type="float" office:value="1502063225.9315" calcext:value-type="float">
            <text:p>1502063225.9315</text:p>
          </table:table-cell>
          <table:table-cell table:formula="of:=[.B1300] - [.B1299]" office:value-type="float" office:value="0.0332698822021484" calcext:value-type="float">
            <text:p>0.0332698822</text:p>
          </table:table-cell>
          <table:table-cell table:formula="of:=[.C130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299.jpeg</text:p>
          </table:table-cell>
          <table:table-cell office:value-type="float" office:value="1502063225.96478" calcext:value-type="float">
            <text:p>1502063225.96478</text:p>
          </table:table-cell>
          <table:table-cell table:formula="of:=[.B1301] - [.B1300]" office:value-type="float" office:value="0.0332801342010498" calcext:value-type="float">
            <text:p>0.0332801342</text:p>
          </table:table-cell>
          <table:table-cell table:formula="of:=[.C1301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0.jpeg</text:p>
          </table:table-cell>
          <table:table-cell office:value-type="float" office:value="1502063225.99804" calcext:value-type="float">
            <text:p>1502063225.99804</text:p>
          </table:table-cell>
          <table:table-cell table:formula="of:=[.B1302] - [.B1301]" office:value-type="float" office:value="0.0332598686218262" calcext:value-type="float">
            <text:p>0.0332598686</text:p>
          </table:table-cell>
          <table:table-cell table:formula="of:=[.C130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1.jpeg</text:p>
          </table:table-cell>
          <table:table-cell office:value-type="float" office:value="1502063226.03132" calcext:value-type="float">
            <text:p>1502063226.03132</text:p>
          </table:table-cell>
          <table:table-cell table:formula="of:=[.B1303] - [.B1302]" office:value-type="float" office:value="0.0332801342010498" calcext:value-type="float">
            <text:p>0.0332801342</text:p>
          </table:table-cell>
          <table:table-cell table:formula="of:=[.C1303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2.jpeg</text:p>
          </table:table-cell>
          <table:table-cell office:value-type="float" office:value="1502063226.06494" calcext:value-type="float">
            <text:p>1502063226.06494</text:p>
          </table:table-cell>
          <table:table-cell table:formula="of:=[.B1304] - [.B1303]" office:value-type="float" office:value="0.0336198806762695" calcext:value-type="float">
            <text:p>0.0336198807</text:p>
          </table:table-cell>
          <table:table-cell table:formula="of:=[.C1304] - 0.03333333333" office:value-type="float" office:value="0.000286547346269532" calcext:value-type="float">
            <text:p>0.0002865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3.jpeg</text:p>
          </table:table-cell>
          <table:table-cell office:value-type="float" office:value="1502063226.0982" calcext:value-type="float">
            <text:p>1502063226.0982</text:p>
          </table:table-cell>
          <table:table-cell table:formula="of:=[.B1305] - [.B1304]" office:value-type="float" office:value="0.0332601070404053" calcext:value-type="float">
            <text:p>0.033260107</text:p>
          </table:table-cell>
          <table:table-cell table:formula="of:=[.C130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4.jpeg</text:p>
          </table:table-cell>
          <table:table-cell office:value-type="float" office:value="1502063226.13147" calcext:value-type="float">
            <text:p>1502063226.13147</text:p>
          </table:table-cell>
          <table:table-cell table:formula="of:=[.B1306] - [.B1305]" office:value-type="float" office:value="0.0332698822021484" calcext:value-type="float">
            <text:p>0.0332698822</text:p>
          </table:table-cell>
          <table:table-cell table:formula="of:=[.C130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5.jpeg</text:p>
          </table:table-cell>
          <table:table-cell office:value-type="float" office:value="1502063226.16512" calcext:value-type="float">
            <text:p>1502063226.16512</text:p>
          </table:table-cell>
          <table:table-cell table:formula="of:=[.B1307] - [.B1306]" office:value-type="float" office:value="0.0336499214172363" calcext:value-type="float">
            <text:p>0.0336499214</text:p>
          </table:table-cell>
          <table:table-cell table:formula="of:=[.C1307] - 0.03333333333" office:value-type="float" office:value="0.000316588087236329" calcext:value-type="float">
            <text:p>0.0003165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6.jpeg</text:p>
          </table:table-cell>
          <table:table-cell office:value-type="float" office:value="1502063226.19838" calcext:value-type="float">
            <text:p>1502063226.19838</text:p>
          </table:table-cell>
          <table:table-cell table:formula="of:=[.B1308] - [.B1307]" office:value-type="float" office:value="0.0332601070404053" calcext:value-type="float">
            <text:p>0.033260107</text:p>
          </table:table-cell>
          <table:table-cell table:formula="of:=[.C130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7.jpeg</text:p>
          </table:table-cell>
          <table:table-cell office:value-type="float" office:value="1502063226.23165" calcext:value-type="float">
            <text:p>1502063226.23165</text:p>
          </table:table-cell>
          <table:table-cell table:formula="of:=[.B1309] - [.B1308]" office:value-type="float" office:value="0.0332701206207275" calcext:value-type="float">
            <text:p>0.0332701206</text:p>
          </table:table-cell>
          <table:table-cell table:formula="of:=[.C130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8.jpeg</text:p>
          </table:table-cell>
          <table:table-cell office:value-type="float" office:value="1502063226.26506" calcext:value-type="float">
            <text:p>1502063226.26506</text:p>
          </table:table-cell>
          <table:table-cell table:formula="of:=[.B1310] - [.B1309]" office:value-type="float" office:value="0.0334098339080811" calcext:value-type="float">
            <text:p>0.0334098339</text:p>
          </table:table-cell>
          <table:table-cell table:formula="of:=[.C1310] - 0.03333333333" office:value-type="float" office:value="0.0000765005780810554" calcext:value-type="float">
            <text:p>7.6500578081055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09.jpeg</text:p>
          </table:table-cell>
          <table:table-cell office:value-type="float" office:value="1502063226.29832" calcext:value-type="float">
            <text:p>1502063226.29832</text:p>
          </table:table-cell>
          <table:table-cell table:formula="of:=[.B1311] - [.B1310]" office:value-type="float" office:value="0.0332601070404053" calcext:value-type="float">
            <text:p>0.033260107</text:p>
          </table:table-cell>
          <table:table-cell table:formula="of:=[.C131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0.jpeg</text:p>
          </table:table-cell>
          <table:table-cell office:value-type="float" office:value="1502063226.33159" calcext:value-type="float">
            <text:p>1502063226.33159</text:p>
          </table:table-cell>
          <table:table-cell table:formula="of:=[.B1312] - [.B1311]" office:value-type="float" office:value="0.0332698822021484" calcext:value-type="float">
            <text:p>0.0332698822</text:p>
          </table:table-cell>
          <table:table-cell table:formula="of:=[.C131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1.jpeg</text:p>
          </table:table-cell>
          <table:table-cell office:value-type="float" office:value="1502063226.36498" calcext:value-type="float">
            <text:p>1502063226.36498</text:p>
          </table:table-cell>
          <table:table-cell table:formula="of:=[.B1313] - [.B1312]" office:value-type="float" office:value="0.0333900451660156" calcext:value-type="float">
            <text:p>0.0333900452</text:p>
          </table:table-cell>
          <table:table-cell table:formula="of:=[.C1313] - 0.03333333333" office:value-type="float" office:value="0.0000567118360156257" calcext:value-type="float">
            <text:p>5.6711836015625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2.jpeg</text:p>
          </table:table-cell>
          <table:table-cell office:value-type="float" office:value="1502063226.39824" calcext:value-type="float">
            <text:p>1502063226.39824</text:p>
          </table:table-cell>
          <table:table-cell table:formula="of:=[.B1314] - [.B1313]" office:value-type="float" office:value="0.0332601070404053" calcext:value-type="float">
            <text:p>0.033260107</text:p>
          </table:table-cell>
          <table:table-cell table:formula="of:=[.C131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3.jpeg</text:p>
          </table:table-cell>
          <table:table-cell office:value-type="float" office:value="1502063226.43151" calcext:value-type="float">
            <text:p>1502063226.43151</text:p>
          </table:table-cell>
          <table:table-cell table:formula="of:=[.B1315] - [.B1314]" office:value-type="float" office:value="0.0332698822021484" calcext:value-type="float">
            <text:p>0.0332698822</text:p>
          </table:table-cell>
          <table:table-cell table:formula="of:=[.C131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4.jpeg</text:p>
          </table:table-cell>
          <table:table-cell office:value-type="float" office:value="1502063226.46493" calcext:value-type="float">
            <text:p>1502063226.46493</text:p>
          </table:table-cell>
          <table:table-cell table:formula="of:=[.B1316] - [.B1315]" office:value-type="float" office:value="0.0334200859069824" calcext:value-type="float">
            <text:p>0.0334200859</text:p>
          </table:table-cell>
          <table:table-cell table:formula="of:=[.C1316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5.jpeg</text:p>
          </table:table-cell>
          <table:table-cell office:value-type="float" office:value="1502063226.49819" calcext:value-type="float">
            <text:p>1502063226.49819</text:p>
          </table:table-cell>
          <table:table-cell table:formula="of:=[.B1317] - [.B1316]" office:value-type="float" office:value="0.0332598686218262" calcext:value-type="float">
            <text:p>0.0332598686</text:p>
          </table:table-cell>
          <table:table-cell table:formula="of:=[.C131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6.jpeg</text:p>
          </table:table-cell>
          <table:table-cell office:value-type="float" office:value="1502063226.53146" calcext:value-type="float">
            <text:p>1502063226.53146</text:p>
          </table:table-cell>
          <table:table-cell table:formula="of:=[.B1318] - [.B1317]" office:value-type="float" office:value="0.0332701206207275" calcext:value-type="float">
            <text:p>0.0332701206</text:p>
          </table:table-cell>
          <table:table-cell table:formula="of:=[.C131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7.jpeg</text:p>
          </table:table-cell>
          <table:table-cell office:value-type="float" office:value="1502063226.56514" calcext:value-type="float">
            <text:p>1502063226.56514</text:p>
          </table:table-cell>
          <table:table-cell table:formula="of:=[.B1319] - [.B1318]" office:value-type="float" office:value="0.0336799621582031" calcext:value-type="float">
            <text:p>0.0336799622</text:p>
          </table:table-cell>
          <table:table-cell table:formula="of:=[.C1319] - 0.03333333333" office:value-type="float" office:value="0.000346628828203126" calcext:value-type="float">
            <text:p>0.0003466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8.jpeg</text:p>
          </table:table-cell>
          <table:table-cell office:value-type="float" office:value="1502063226.59841" calcext:value-type="float">
            <text:p>1502063226.59841</text:p>
          </table:table-cell>
          <table:table-cell table:formula="of:=[.B1320] - [.B1319]" office:value-type="float" office:value="0.0332698822021484" calcext:value-type="float">
            <text:p>0.0332698822</text:p>
          </table:table-cell>
          <table:table-cell table:formula="of:=[.C132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19.jpeg</text:p>
          </table:table-cell>
          <table:table-cell office:value-type="float" office:value="1502063226.63168" calcext:value-type="float">
            <text:p>1502063226.63168</text:p>
          </table:table-cell>
          <table:table-cell table:formula="of:=[.B1321] - [.B1320]" office:value-type="float" office:value="0.0332701206207275" calcext:value-type="float">
            <text:p>0.0332701206</text:p>
          </table:table-cell>
          <table:table-cell table:formula="of:=[.C132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0.jpeg</text:p>
          </table:table-cell>
          <table:table-cell office:value-type="float" office:value="1502063226.66494" calcext:value-type="float">
            <text:p>1502063226.66494</text:p>
          </table:table-cell>
          <table:table-cell table:formula="of:=[.B1322] - [.B1321]" office:value-type="float" office:value="0.0332601070404053" calcext:value-type="float">
            <text:p>0.033260107</text:p>
          </table:table-cell>
          <table:table-cell table:formula="of:=[.C132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1.jpeg</text:p>
          </table:table-cell>
          <table:table-cell office:value-type="float" office:value="1502063226.6982" calcext:value-type="float">
            <text:p>1502063226.6982</text:p>
          </table:table-cell>
          <table:table-cell table:formula="of:=[.B1323] - [.B1322]" office:value-type="float" office:value="0.0332598686218262" calcext:value-type="float">
            <text:p>0.0332598686</text:p>
          </table:table-cell>
          <table:table-cell table:formula="of:=[.C132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2.jpeg</text:p>
          </table:table-cell>
          <table:table-cell office:value-type="float" office:value="1502063226.73147" calcext:value-type="float">
            <text:p>1502063226.73147</text:p>
          </table:table-cell>
          <table:table-cell table:formula="of:=[.B1324] - [.B1323]" office:value-type="float" office:value="0.0332701206207275" calcext:value-type="float">
            <text:p>0.0332701206</text:p>
          </table:table-cell>
          <table:table-cell table:formula="of:=[.C132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3.jpeg</text:p>
          </table:table-cell>
          <table:table-cell office:value-type="float" office:value="1502063226.76493" calcext:value-type="float">
            <text:p>1502063226.76493</text:p>
          </table:table-cell>
          <table:table-cell table:formula="of:=[.B1325] - [.B1324]" office:value-type="float" office:value="0.0334599018096924" calcext:value-type="float">
            <text:p>0.0334599018</text:p>
          </table:table-cell>
          <table:table-cell table:formula="of:=[.C1325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4.jpeg</text:p>
          </table:table-cell>
          <table:table-cell office:value-type="float" office:value="1502063226.79819" calcext:value-type="float">
            <text:p>1502063226.79819</text:p>
          </table:table-cell>
          <table:table-cell table:formula="of:=[.B1326] - [.B1325]" office:value-type="float" office:value="0.0332601070404053" calcext:value-type="float">
            <text:p>0.033260107</text:p>
          </table:table-cell>
          <table:table-cell table:formula="of:=[.C132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5.jpeg</text:p>
          </table:table-cell>
          <table:table-cell office:value-type="float" office:value="1502063226.83146" calcext:value-type="float">
            <text:p>1502063226.83146</text:p>
          </table:table-cell>
          <table:table-cell table:formula="of:=[.B1327] - [.B1326]" office:value-type="float" office:value="0.0332698822021484" calcext:value-type="float">
            <text:p>0.0332698822</text:p>
          </table:table-cell>
          <table:table-cell table:formula="of:=[.C132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6.jpeg</text:p>
          </table:table-cell>
          <table:table-cell office:value-type="float" office:value="1502063226.86493" calcext:value-type="float">
            <text:p>1502063226.86493</text:p>
          </table:table-cell>
          <table:table-cell table:formula="of:=[.B1328] - [.B1327]" office:value-type="float" office:value="0.0334699153900146" calcext:value-type="float">
            <text:p>0.0334699154</text:p>
          </table:table-cell>
          <table:table-cell table:formula="of:=[.C132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7.jpeg</text:p>
          </table:table-cell>
          <table:table-cell office:value-type="float" office:value="1502063226.89819" calcext:value-type="float">
            <text:p>1502063226.89819</text:p>
          </table:table-cell>
          <table:table-cell table:formula="of:=[.B1329] - [.B1328]" office:value-type="float" office:value="0.0332601070404053" calcext:value-type="float">
            <text:p>0.033260107</text:p>
          </table:table-cell>
          <table:table-cell table:formula="of:=[.C132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8.jpeg</text:p>
          </table:table-cell>
          <table:table-cell office:value-type="float" office:value="1502063226.93146" calcext:value-type="float">
            <text:p>1502063226.93146</text:p>
          </table:table-cell>
          <table:table-cell table:formula="of:=[.B1330] - [.B1329]" office:value-type="float" office:value="0.0332698822021484" calcext:value-type="float">
            <text:p>0.0332698822</text:p>
          </table:table-cell>
          <table:table-cell table:formula="of:=[.C133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29.jpeg</text:p>
          </table:table-cell>
          <table:table-cell office:value-type="float" office:value="1502063226.96491" calcext:value-type="float">
            <text:p>1502063226.96491</text:p>
          </table:table-cell>
          <table:table-cell table:formula="of:=[.B1331] - [.B1330]" office:value-type="float" office:value="0.0334501266479492" calcext:value-type="float">
            <text:p>0.0334501266</text:p>
          </table:table-cell>
          <table:table-cell table:formula="of:=[.C1331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0.jpeg</text:p>
          </table:table-cell>
          <table:table-cell office:value-type="float" office:value="1502063226.99817" calcext:value-type="float">
            <text:p>1502063226.99817</text:p>
          </table:table-cell>
          <table:table-cell table:formula="of:=[.B1332] - [.B1331]" office:value-type="float" office:value="0.0332598686218262" calcext:value-type="float">
            <text:p>0.0332598686</text:p>
          </table:table-cell>
          <table:table-cell table:formula="of:=[.C133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1.jpeg</text:p>
          </table:table-cell>
          <table:table-cell office:value-type="float" office:value="1502063227.03144" calcext:value-type="float">
            <text:p>1502063227.03144</text:p>
          </table:table-cell>
          <table:table-cell table:formula="of:=[.B1333] - [.B1332]" office:value-type="float" office:value="0.0332701206207275" calcext:value-type="float">
            <text:p>0.0332701206</text:p>
          </table:table-cell>
          <table:table-cell table:formula="of:=[.C133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2.jpeg</text:p>
          </table:table-cell>
          <table:table-cell office:value-type="float" office:value="1502063227.06495" calcext:value-type="float">
            <text:p>1502063227.06495</text:p>
          </table:table-cell>
          <table:table-cell table:formula="of:=[.B1334] - [.B1333]" office:value-type="float" office:value="0.0335099697113037" calcext:value-type="float">
            <text:p>0.0335099697</text:p>
          </table:table-cell>
          <table:table-cell table:formula="of:=[.C1334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3.jpeg</text:p>
          </table:table-cell>
          <table:table-cell office:value-type="float" office:value="1502063227.09821" calcext:value-type="float">
            <text:p>1502063227.09821</text:p>
          </table:table-cell>
          <table:table-cell table:formula="of:=[.B1335] - [.B1334]" office:value-type="float" office:value="0.0332601070404053" calcext:value-type="float">
            <text:p>0.033260107</text:p>
          </table:table-cell>
          <table:table-cell table:formula="of:=[.C133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4.jpeg</text:p>
          </table:table-cell>
          <table:table-cell office:value-type="float" office:value="1502063227.13148" calcext:value-type="float">
            <text:p>1502063227.13148</text:p>
          </table:table-cell>
          <table:table-cell table:formula="of:=[.B1336] - [.B1335]" office:value-type="float" office:value="0.0332698822021484" calcext:value-type="float">
            <text:p>0.0332698822</text:p>
          </table:table-cell>
          <table:table-cell table:formula="of:=[.C133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5.jpeg</text:p>
          </table:table-cell>
          <table:table-cell office:value-type="float" office:value="1502063227.16495" calcext:value-type="float">
            <text:p>1502063227.16495</text:p>
          </table:table-cell>
          <table:table-cell table:formula="of:=[.B1337] - [.B1336]" office:value-type="float" office:value="0.0334699153900146" calcext:value-type="float">
            <text:p>0.0334699154</text:p>
          </table:table-cell>
          <table:table-cell table:formula="of:=[.C1337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6.jpeg</text:p>
          </table:table-cell>
          <table:table-cell office:value-type="float" office:value="1502063227.19821" calcext:value-type="float">
            <text:p>1502063227.19821</text:p>
          </table:table-cell>
          <table:table-cell table:formula="of:=[.B1338] - [.B1337]" office:value-type="float" office:value="0.0332601070404053" calcext:value-type="float">
            <text:p>0.033260107</text:p>
          </table:table-cell>
          <table:table-cell table:formula="of:=[.C133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7.jpeg</text:p>
          </table:table-cell>
          <table:table-cell office:value-type="float" office:value="1502063227.23148" calcext:value-type="float">
            <text:p>1502063227.23148</text:p>
          </table:table-cell>
          <table:table-cell table:formula="of:=[.B1339] - [.B1338]" office:value-type="float" office:value="0.0332698822021484" calcext:value-type="float">
            <text:p>0.0332698822</text:p>
          </table:table-cell>
          <table:table-cell table:formula="of:=[.C133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8.jpeg</text:p>
          </table:table-cell>
          <table:table-cell office:value-type="float" office:value="1502063227.26496" calcext:value-type="float">
            <text:p>1502063227.26496</text:p>
          </table:table-cell>
          <table:table-cell table:formula="of:=[.B1340] - [.B1339]" office:value-type="float" office:value="0.033480167388916" calcext:value-type="float">
            <text:p>0.0334801674</text:p>
          </table:table-cell>
          <table:table-cell table:formula="of:=[.C1340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39.jpeg</text:p>
          </table:table-cell>
          <table:table-cell office:value-type="float" office:value="1502063227.29822" calcext:value-type="float">
            <text:p>1502063227.29822</text:p>
          </table:table-cell>
          <table:table-cell table:formula="of:=[.B1341] - [.B1340]" office:value-type="float" office:value="0.0332598686218262" calcext:value-type="float">
            <text:p>0.0332598686</text:p>
          </table:table-cell>
          <table:table-cell table:formula="of:=[.C134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0.jpeg</text:p>
          </table:table-cell>
          <table:table-cell office:value-type="float" office:value="1502063227.33149" calcext:value-type="float">
            <text:p>1502063227.33149</text:p>
          </table:table-cell>
          <table:table-cell table:formula="of:=[.B1342] - [.B1341]" office:value-type="float" office:value="0.0332701206207275" calcext:value-type="float">
            <text:p>0.0332701206</text:p>
          </table:table-cell>
          <table:table-cell table:formula="of:=[.C134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1.jpeg</text:p>
          </table:table-cell>
          <table:table-cell office:value-type="float" office:value="1502063227.36495" calcext:value-type="float">
            <text:p>1502063227.36495</text:p>
          </table:table-cell>
          <table:table-cell table:formula="of:=[.B1343] - [.B1342]" office:value-type="float" office:value="0.0334599018096924" calcext:value-type="float">
            <text:p>0.0334599018</text:p>
          </table:table-cell>
          <table:table-cell table:formula="of:=[.C1343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2.jpeg</text:p>
          </table:table-cell>
          <table:table-cell office:value-type="float" office:value="1502063227.39822" calcext:value-type="float">
            <text:p>1502063227.39822</text:p>
          </table:table-cell>
          <table:table-cell table:formula="of:=[.B1344] - [.B1343]" office:value-type="float" office:value="0.0332701206207275" calcext:value-type="float">
            <text:p>0.0332701206</text:p>
          </table:table-cell>
          <table:table-cell table:formula="of:=[.C134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3.jpeg</text:p>
          </table:table-cell>
          <table:table-cell office:value-type="float" office:value="1502063227.43148" calcext:value-type="float">
            <text:p>1502063227.43148</text:p>
          </table:table-cell>
          <table:table-cell table:formula="of:=[.B1345] - [.B1344]" office:value-type="float" office:value="0.0332598686218262" calcext:value-type="float">
            <text:p>0.0332598686</text:p>
          </table:table-cell>
          <table:table-cell table:formula="of:=[.C134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4.jpeg</text:p>
          </table:table-cell>
          <table:table-cell office:value-type="float" office:value="1502063227.46493" calcext:value-type="float">
            <text:p>1502063227.46493</text:p>
          </table:table-cell>
          <table:table-cell table:formula="of:=[.B1346] - [.B1345]" office:value-type="float" office:value="0.0334501266479492" calcext:value-type="float">
            <text:p>0.0334501266</text:p>
          </table:table-cell>
          <table:table-cell table:formula="of:=[.C1346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5.jpeg</text:p>
          </table:table-cell>
          <table:table-cell office:value-type="float" office:value="1502063227.49819" calcext:value-type="float">
            <text:p>1502063227.49819</text:p>
          </table:table-cell>
          <table:table-cell table:formula="of:=[.B1347] - [.B1346]" office:value-type="float" office:value="0.0332598686218262" calcext:value-type="float">
            <text:p>0.0332598686</text:p>
          </table:table-cell>
          <table:table-cell table:formula="of:=[.C134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6.jpeg</text:p>
          </table:table-cell>
          <table:table-cell office:value-type="float" office:value="1502063227.53146" calcext:value-type="float">
            <text:p>1502063227.53146</text:p>
          </table:table-cell>
          <table:table-cell table:formula="of:=[.B1348] - [.B1347]" office:value-type="float" office:value="0.0332701206207275" calcext:value-type="float">
            <text:p>0.0332701206</text:p>
          </table:table-cell>
          <table:table-cell table:formula="of:=[.C134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7.jpeg</text:p>
          </table:table-cell>
          <table:table-cell office:value-type="float" office:value="1502063227.56493" calcext:value-type="float">
            <text:p>1502063227.56493</text:p>
          </table:table-cell>
          <table:table-cell table:formula="of:=[.B1349] - [.B1348]" office:value-type="float" office:value="0.0334699153900146" calcext:value-type="float">
            <text:p>0.0334699154</text:p>
          </table:table-cell>
          <table:table-cell table:formula="of:=[.C1349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8.jpeg</text:p>
          </table:table-cell>
          <table:table-cell office:value-type="float" office:value="1502063227.59819" calcext:value-type="float">
            <text:p>1502063227.59819</text:p>
          </table:table-cell>
          <table:table-cell table:formula="of:=[.B1350] - [.B1349]" office:value-type="float" office:value="0.0332601070404053" calcext:value-type="float">
            <text:p>0.033260107</text:p>
          </table:table-cell>
          <table:table-cell table:formula="of:=[.C135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49.jpeg</text:p>
          </table:table-cell>
          <table:table-cell office:value-type="float" office:value="1502063227.63146" calcext:value-type="float">
            <text:p>1502063227.63146</text:p>
          </table:table-cell>
          <table:table-cell table:formula="of:=[.B1351] - [.B1350]" office:value-type="float" office:value="0.0332698822021484" calcext:value-type="float">
            <text:p>0.0332698822</text:p>
          </table:table-cell>
          <table:table-cell table:formula="of:=[.C135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0.jpeg</text:p>
          </table:table-cell>
          <table:table-cell office:value-type="float" office:value="1502063227.66477" calcext:value-type="float">
            <text:p>1502063227.66477</text:p>
          </table:table-cell>
          <table:table-cell table:formula="of:=[.B1352] - [.B1351]" office:value-type="float" office:value="0.0333099365234375" calcext:value-type="float">
            <text:p>0.0333099365</text:p>
          </table:table-cell>
          <table:table-cell table:formula="of:=[.C1352] - 0.03333333333" office:value-type="float" office:value="-0.0000233968065624993" calcext:value-type="float">
            <text:p>-2.339680656249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1.jpeg</text:p>
          </table:table-cell>
          <table:table-cell office:value-type="float" office:value="1502063227.69803" calcext:value-type="float">
            <text:p>1502063227.69803</text:p>
          </table:table-cell>
          <table:table-cell table:formula="of:=[.B1353] - [.B1352]" office:value-type="float" office:value="0.0332601070404053" calcext:value-type="float">
            <text:p>0.033260107</text:p>
          </table:table-cell>
          <table:table-cell table:formula="of:=[.C135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2.jpeg</text:p>
          </table:table-cell>
          <table:table-cell office:value-type="float" office:value="1502063227.7313" calcext:value-type="float">
            <text:p>1502063227.7313</text:p>
          </table:table-cell>
          <table:table-cell table:formula="of:=[.B1354] - [.B1353]" office:value-type="float" office:value="0.0332701206207275" calcext:value-type="float">
            <text:p>0.0332701206</text:p>
          </table:table-cell>
          <table:table-cell table:formula="of:=[.C135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3.jpeg</text:p>
          </table:table-cell>
          <table:table-cell office:value-type="float" office:value="1502063227.76492" calcext:value-type="float">
            <text:p>1502063227.76492</text:p>
          </table:table-cell>
          <table:table-cell table:formula="of:=[.B1355] - [.B1354]" office:value-type="float" office:value="0.0336198806762695" calcext:value-type="float">
            <text:p>0.0336198807</text:p>
          </table:table-cell>
          <table:table-cell table:formula="of:=[.C1355] - 0.03333333333" office:value-type="float" office:value="0.000286547346269532" calcext:value-type="float">
            <text:p>0.00028654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4.jpeg</text:p>
          </table:table-cell>
          <table:table-cell office:value-type="float" office:value="1502063227.79818" calcext:value-type="float">
            <text:p>1502063227.79818</text:p>
          </table:table-cell>
          <table:table-cell table:formula="of:=[.B1356] - [.B1355]" office:value-type="float" office:value="0.0332601070404053" calcext:value-type="float">
            <text:p>0.033260107</text:p>
          </table:table-cell>
          <table:table-cell table:formula="of:=[.C135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5.jpeg</text:p>
          </table:table-cell>
          <table:table-cell office:value-type="float" office:value="1502063227.83145" calcext:value-type="float">
            <text:p>1502063227.83145</text:p>
          </table:table-cell>
          <table:table-cell table:formula="of:=[.B1357] - [.B1356]" office:value-type="float" office:value="0.0332698822021484" calcext:value-type="float">
            <text:p>0.0332698822</text:p>
          </table:table-cell>
          <table:table-cell table:formula="of:=[.C135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6.jpeg</text:p>
          </table:table-cell>
          <table:table-cell office:value-type="float" office:value="1502063227.86493" calcext:value-type="float">
            <text:p>1502063227.86493</text:p>
          </table:table-cell>
          <table:table-cell table:formula="of:=[.B1358] - [.B1357]" office:value-type="float" office:value="0.0334799289703369" calcext:value-type="float">
            <text:p>0.033479929</text:p>
          </table:table-cell>
          <table:table-cell table:formula="of:=[.C1358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7.jpeg</text:p>
          </table:table-cell>
          <table:table-cell office:value-type="float" office:value="1502063227.8982" calcext:value-type="float">
            <text:p>1502063227.8982</text:p>
          </table:table-cell>
          <table:table-cell table:formula="of:=[.B1359] - [.B1358]" office:value-type="float" office:value="0.0332701206207275" calcext:value-type="float">
            <text:p>0.0332701206</text:p>
          </table:table-cell>
          <table:table-cell table:formula="of:=[.C135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8.jpeg</text:p>
          </table:table-cell>
          <table:table-cell office:value-type="float" office:value="1502063227.93147" calcext:value-type="float">
            <text:p>1502063227.93147</text:p>
          </table:table-cell>
          <table:table-cell table:formula="of:=[.B1360] - [.B1359]" office:value-type="float" office:value="0.0332698822021484" calcext:value-type="float">
            <text:p>0.0332698822</text:p>
          </table:table-cell>
          <table:table-cell table:formula="of:=[.C136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59.jpeg</text:p>
          </table:table-cell>
          <table:table-cell office:value-type="float" office:value="1502063227.96501" calcext:value-type="float">
            <text:p>1502063227.96501</text:p>
          </table:table-cell>
          <table:table-cell table:formula="of:=[.B1361] - [.B1360]" office:value-type="float" office:value="0.0335400104522705" calcext:value-type="float">
            <text:p>0.0335400105</text:p>
          </table:table-cell>
          <table:table-cell table:formula="of:=[.C1361] - 0.03333333333" office:value-type="float" office:value="0.000206677122270509" calcext:value-type="float">
            <text:p>0.0002066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0.jpeg</text:p>
          </table:table-cell>
          <table:table-cell office:value-type="float" office:value="1502063227.99826" calcext:value-type="float">
            <text:p>1502063227.99826</text:p>
          </table:table-cell>
          <table:table-cell table:formula="of:=[.B1362] - [.B1361]" office:value-type="float" office:value="0.033250093460083" calcext:value-type="float">
            <text:p>0.0332500935</text:p>
          </table:table-cell>
          <table:table-cell table:formula="of:=[.C1362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1.jpeg</text:p>
          </table:table-cell>
          <table:table-cell office:value-type="float" office:value="1502063228.03154" calcext:value-type="float">
            <text:p>1502063228.03154</text:p>
          </table:table-cell>
          <table:table-cell table:formula="of:=[.B1363] - [.B1362]" office:value-type="float" office:value="0.0332798957824707" calcext:value-type="float">
            <text:p>0.0332798958</text:p>
          </table:table-cell>
          <table:table-cell table:formula="of:=[.C1363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2.jpeg</text:p>
          </table:table-cell>
          <table:table-cell office:value-type="float" office:value="1502063228.06495" calcext:value-type="float">
            <text:p>1502063228.06495</text:p>
          </table:table-cell>
          <table:table-cell table:formula="of:=[.B1364] - [.B1363]" office:value-type="float" office:value="0.0334100723266602" calcext:value-type="float">
            <text:p>0.0334100723</text:p>
          </table:table-cell>
          <table:table-cell table:formula="of:=[.C1364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3.jpeg</text:p>
          </table:table-cell>
          <table:table-cell office:value-type="float" office:value="1502063228.09821" calcext:value-type="float">
            <text:p>1502063228.09821</text:p>
          </table:table-cell>
          <table:table-cell table:formula="of:=[.B1365] - [.B1364]" office:value-type="float" office:value="0.0332601070404053" calcext:value-type="float">
            <text:p>0.033260107</text:p>
          </table:table-cell>
          <table:table-cell table:formula="of:=[.C136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4.jpeg</text:p>
          </table:table-cell>
          <table:table-cell office:value-type="float" office:value="1502063228.13148" calcext:value-type="float">
            <text:p>1502063228.13148</text:p>
          </table:table-cell>
          <table:table-cell table:formula="of:=[.B1366] - [.B1365]" office:value-type="float" office:value="0.0332698822021484" calcext:value-type="float">
            <text:p>0.0332698822</text:p>
          </table:table-cell>
          <table:table-cell table:formula="of:=[.C136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5.jpeg</text:p>
          </table:table-cell>
          <table:table-cell office:value-type="float" office:value="1502063228.16475" calcext:value-type="float">
            <text:p>1502063228.16475</text:p>
          </table:table-cell>
          <table:table-cell table:formula="of:=[.B1367] - [.B1366]" office:value-type="float" office:value="0.0332701206207275" calcext:value-type="float">
            <text:p>0.0332701206</text:p>
          </table:table-cell>
          <table:table-cell table:formula="of:=[.C136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6.jpeg</text:p>
          </table:table-cell>
          <table:table-cell office:value-type="float" office:value="1502063228.19801" calcext:value-type="float">
            <text:p>1502063228.19801</text:p>
          </table:table-cell>
          <table:table-cell table:formula="of:=[.B1368] - [.B1367]" office:value-type="float" office:value="0.0332598686218262" calcext:value-type="float">
            <text:p>0.0332598686</text:p>
          </table:table-cell>
          <table:table-cell table:formula="of:=[.C136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7.jpeg</text:p>
          </table:table-cell>
          <table:table-cell office:value-type="float" office:value="1502063228.23129" calcext:value-type="float">
            <text:p>1502063228.23129</text:p>
          </table:table-cell>
          <table:table-cell table:formula="of:=[.B1369] - [.B1368]" office:value-type="float" office:value="0.0332801342010498" calcext:value-type="float">
            <text:p>0.0332801342</text:p>
          </table:table-cell>
          <table:table-cell table:formula="of:=[.C1369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8.jpeg</text:p>
          </table:table-cell>
          <table:table-cell office:value-type="float" office:value="1502063228.26492" calcext:value-type="float">
            <text:p>1502063228.26492</text:p>
          </table:table-cell>
          <table:table-cell table:formula="of:=[.B1370] - [.B1369]" office:value-type="float" office:value="0.0336298942565918" calcext:value-type="float">
            <text:p>0.0336298943</text:p>
          </table:table-cell>
          <table:table-cell table:formula="of:=[.C1370] - 0.03333333333" office:value-type="float" office:value="0.000296560926591798" calcext:value-type="float">
            <text:p>0.0002965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69.jpeg</text:p>
          </table:table-cell>
          <table:table-cell office:value-type="float" office:value="1502063228.29819" calcext:value-type="float">
            <text:p>1502063228.29819</text:p>
          </table:table-cell>
          <table:table-cell table:formula="of:=[.B1371] - [.B1370]" office:value-type="float" office:value="0.0332701206207275" calcext:value-type="float">
            <text:p>0.0332701206</text:p>
          </table:table-cell>
          <table:table-cell table:formula="of:=[.C137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0.jpeg</text:p>
          </table:table-cell>
          <table:table-cell office:value-type="float" office:value="1502063228.33146" calcext:value-type="float">
            <text:p>1502063228.33146</text:p>
          </table:table-cell>
          <table:table-cell table:formula="of:=[.B1372] - [.B1371]" office:value-type="float" office:value="0.0332698822021484" calcext:value-type="float">
            <text:p>0.0332698822</text:p>
          </table:table-cell>
          <table:table-cell table:formula="of:=[.C137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1.jpeg</text:p>
          </table:table-cell>
          <table:table-cell office:value-type="float" office:value="1502063228.36492" calcext:value-type="float">
            <text:p>1502063228.36492</text:p>
          </table:table-cell>
          <table:table-cell table:formula="of:=[.B1373] - [.B1372]" office:value-type="float" office:value="0.0334599018096924" calcext:value-type="float">
            <text:p>0.0334599018</text:p>
          </table:table-cell>
          <table:table-cell table:formula="of:=[.C1373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2.jpeg</text:p>
          </table:table-cell>
          <table:table-cell office:value-type="float" office:value="1502063228.39818" calcext:value-type="float">
            <text:p>1502063228.39818</text:p>
          </table:table-cell>
          <table:table-cell table:formula="of:=[.B1374] - [.B1373]" office:value-type="float" office:value="0.0332601070404053" calcext:value-type="float">
            <text:p>0.033260107</text:p>
          </table:table-cell>
          <table:table-cell table:formula="of:=[.C137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3.jpeg</text:p>
          </table:table-cell>
          <table:table-cell office:value-type="float" office:value="1502063228.43144" calcext:value-type="float">
            <text:p>1502063228.43144</text:p>
          </table:table-cell>
          <table:table-cell table:formula="of:=[.B1375] - [.B1374]" office:value-type="float" office:value="0.0332601070404053" calcext:value-type="float">
            <text:p>0.033260107</text:p>
          </table:table-cell>
          <table:table-cell table:formula="of:=[.C137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4.jpeg</text:p>
          </table:table-cell>
          <table:table-cell office:value-type="float" office:value="1502063228.4649" calcext:value-type="float">
            <text:p>1502063228.4649</text:p>
          </table:table-cell>
          <table:table-cell table:formula="of:=[.B1376] - [.B1375]" office:value-type="float" office:value="0.0334599018096924" calcext:value-type="float">
            <text:p>0.0334599018</text:p>
          </table:table-cell>
          <table:table-cell table:formula="of:=[.C1376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5.jpeg</text:p>
          </table:table-cell>
          <table:table-cell office:value-type="float" office:value="1502063228.49817" calcext:value-type="float">
            <text:p>1502063228.49817</text:p>
          </table:table-cell>
          <table:table-cell table:formula="of:=[.B1377] - [.B1376]" office:value-type="float" office:value="0.0332698822021484" calcext:value-type="float">
            <text:p>0.0332698822</text:p>
          </table:table-cell>
          <table:table-cell table:formula="of:=[.C137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6.jpeg</text:p>
          </table:table-cell>
          <table:table-cell office:value-type="float" office:value="1502063228.53144" calcext:value-type="float">
            <text:p>1502063228.53144</text:p>
          </table:table-cell>
          <table:table-cell table:formula="of:=[.B1378] - [.B1377]" office:value-type="float" office:value="0.0332701206207275" calcext:value-type="float">
            <text:p>0.0332701206</text:p>
          </table:table-cell>
          <table:table-cell table:formula="of:=[.C137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7.jpeg</text:p>
          </table:table-cell>
          <table:table-cell office:value-type="float" office:value="1502063228.56493" calcext:value-type="float">
            <text:p>1502063228.56493</text:p>
          </table:table-cell>
          <table:table-cell table:formula="of:=[.B1379] - [.B1378]" office:value-type="float" office:value="0.0334899425506592" calcext:value-type="float">
            <text:p>0.0334899426</text:p>
          </table:table-cell>
          <table:table-cell table:formula="of:=[.C1379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8.jpeg</text:p>
          </table:table-cell>
          <table:table-cell office:value-type="float" office:value="1502063228.59818" calcext:value-type="float">
            <text:p>1502063228.59818</text:p>
          </table:table-cell>
          <table:table-cell table:formula="of:=[.B1380] - [.B1379]" office:value-type="float" office:value="0.033250093460083" calcext:value-type="float">
            <text:p>0.0332500935</text:p>
          </table:table-cell>
          <table:table-cell table:formula="of:=[.C1380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79.jpeg</text:p>
          </table:table-cell>
          <table:table-cell office:value-type="float" office:value="1502063228.63176" calcext:value-type="float">
            <text:p>1502063228.63176</text:p>
          </table:table-cell>
          <table:table-cell table:formula="of:=[.B1381] - [.B1380]" office:value-type="float" office:value="0.0335798263549805" calcext:value-type="float">
            <text:p>0.0335798264</text:p>
          </table:table-cell>
          <table:table-cell table:formula="of:=[.C1381] - 0.03333333333" office:value-type="float" office:value="0.000246493024980469" calcext:value-type="float">
            <text:p>0.0002464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0.jpeg</text:p>
          </table:table-cell>
          <table:table-cell office:value-type="float" office:value="1502063228.66503" calcext:value-type="float">
            <text:p>1502063228.66503</text:p>
          </table:table-cell>
          <table:table-cell table:formula="of:=[.B1382] - [.B1381]" office:value-type="float" office:value="0.0332701206207275" calcext:value-type="float">
            <text:p>0.0332701206</text:p>
          </table:table-cell>
          <table:table-cell table:formula="of:=[.C138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1.jpeg</text:p>
          </table:table-cell>
          <table:table-cell office:value-type="float" office:value="1502063228.69829" calcext:value-type="float">
            <text:p>1502063228.69829</text:p>
          </table:table-cell>
          <table:table-cell table:formula="of:=[.B1383] - [.B1382]" office:value-type="float" office:value="0.0332601070404053" calcext:value-type="float">
            <text:p>0.033260107</text:p>
          </table:table-cell>
          <table:table-cell table:formula="of:=[.C138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2.jpeg</text:p>
          </table:table-cell>
          <table:table-cell office:value-type="float" office:value="1502063228.73156" calcext:value-type="float">
            <text:p>1502063228.73156</text:p>
          </table:table-cell>
          <table:table-cell table:formula="of:=[.B1384] - [.B1383]" office:value-type="float" office:value="0.0332698822021484" calcext:value-type="float">
            <text:p>0.0332698822</text:p>
          </table:table-cell>
          <table:table-cell table:formula="of:=[.C138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3.jpeg</text:p>
          </table:table-cell>
          <table:table-cell office:value-type="float" office:value="1502063228.76497" calcext:value-type="float">
            <text:p>1502063228.76497</text:p>
          </table:table-cell>
          <table:table-cell table:formula="of:=[.B1385] - [.B1384]" office:value-type="float" office:value="0.0334100723266602" calcext:value-type="float">
            <text:p>0.0334100723</text:p>
          </table:table-cell>
          <table:table-cell table:formula="of:=[.C1385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4.jpeg</text:p>
          </table:table-cell>
          <table:table-cell office:value-type="float" office:value="1502063228.79823" calcext:value-type="float">
            <text:p>1502063228.79823</text:p>
          </table:table-cell>
          <table:table-cell table:formula="of:=[.B1386] - [.B1385]" office:value-type="float" office:value="0.0332598686218262" calcext:value-type="float">
            <text:p>0.0332598686</text:p>
          </table:table-cell>
          <table:table-cell table:formula="of:=[.C138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5.jpeg</text:p>
          </table:table-cell>
          <table:table-cell office:value-type="float" office:value="1502063228.8315" calcext:value-type="float">
            <text:p>1502063228.8315</text:p>
          </table:table-cell>
          <table:table-cell table:formula="of:=[.B1387] - [.B1386]" office:value-type="float" office:value="0.0332701206207275" calcext:value-type="float">
            <text:p>0.0332701206</text:p>
          </table:table-cell>
          <table:table-cell table:formula="of:=[.C138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6.jpeg</text:p>
          </table:table-cell>
          <table:table-cell office:value-type="float" office:value="1502063228.86492" calcext:value-type="float">
            <text:p>1502063228.86492</text:p>
          </table:table-cell>
          <table:table-cell table:formula="of:=[.B1388] - [.B1387]" office:value-type="float" office:value="0.0334198474884033" calcext:value-type="float">
            <text:p>0.0334198475</text:p>
          </table:table-cell>
          <table:table-cell table:formula="of:=[.C1388] - 0.03333333333" office:value-type="float" office:value="0.000086514158403321" calcext:value-type="float">
            <text:p>8.65141584033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7.jpeg</text:p>
          </table:table-cell>
          <table:table-cell office:value-type="float" office:value="1502063228.89818" calcext:value-type="float">
            <text:p>1502063228.89818</text:p>
          </table:table-cell>
          <table:table-cell table:formula="of:=[.B1389] - [.B1388]" office:value-type="float" office:value="0.0332601070404053" calcext:value-type="float">
            <text:p>0.033260107</text:p>
          </table:table-cell>
          <table:table-cell table:formula="of:=[.C138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8.jpeg</text:p>
          </table:table-cell>
          <table:table-cell office:value-type="float" office:value="1502063228.93145" calcext:value-type="float">
            <text:p>1502063228.93145</text:p>
          </table:table-cell>
          <table:table-cell table:formula="of:=[.B1390] - [.B1389]" office:value-type="float" office:value="0.0332698822021484" calcext:value-type="float">
            <text:p>0.0332698822</text:p>
          </table:table-cell>
          <table:table-cell table:formula="of:=[.C139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89.jpeg</text:p>
          </table:table-cell>
          <table:table-cell office:value-type="float" office:value="1502063228.96492" calcext:value-type="float">
            <text:p>1502063228.96492</text:p>
          </table:table-cell>
          <table:table-cell table:formula="of:=[.B1391] - [.B1390]" office:value-type="float" office:value="0.0334701538085937" calcext:value-type="float">
            <text:p>0.0334701538</text:p>
          </table:table-cell>
          <table:table-cell table:formula="of:=[.C1391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0.jpeg</text:p>
          </table:table-cell>
          <table:table-cell office:value-type="float" office:value="1502063228.99818" calcext:value-type="float">
            <text:p>1502063228.99818</text:p>
          </table:table-cell>
          <table:table-cell table:formula="of:=[.B1392] - [.B1391]" office:value-type="float" office:value="0.0332598686218262" calcext:value-type="float">
            <text:p>0.0332598686</text:p>
          </table:table-cell>
          <table:table-cell table:formula="of:=[.C139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1.jpeg</text:p>
          </table:table-cell>
          <table:table-cell office:value-type="float" office:value="1502063229.03145" calcext:value-type="float">
            <text:p>1502063229.03145</text:p>
          </table:table-cell>
          <table:table-cell table:formula="of:=[.B1393] - [.B1392]" office:value-type="float" office:value="0.0332701206207275" calcext:value-type="float">
            <text:p>0.0332701206</text:p>
          </table:table-cell>
          <table:table-cell table:formula="of:=[.C139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2.jpeg</text:p>
          </table:table-cell>
          <table:table-cell office:value-type="float" office:value="1502063229.06491" calcext:value-type="float">
            <text:p>1502063229.06491</text:p>
          </table:table-cell>
          <table:table-cell table:formula="of:=[.B1394] - [.B1393]" office:value-type="float" office:value="0.0334599018096924" calcext:value-type="float">
            <text:p>0.0334599018</text:p>
          </table:table-cell>
          <table:table-cell table:formula="of:=[.C1394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3.jpeg</text:p>
          </table:table-cell>
          <table:table-cell office:value-type="float" office:value="1502063229.09817" calcext:value-type="float">
            <text:p>1502063229.09817</text:p>
          </table:table-cell>
          <table:table-cell table:formula="of:=[.B1395] - [.B1394]" office:value-type="float" office:value="0.0332601070404053" calcext:value-type="float">
            <text:p>0.033260107</text:p>
          </table:table-cell>
          <table:table-cell table:formula="of:=[.C139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4.jpeg</text:p>
          </table:table-cell>
          <table:table-cell office:value-type="float" office:value="1502063229.13144" calcext:value-type="float">
            <text:p>1502063229.13144</text:p>
          </table:table-cell>
          <table:table-cell table:formula="of:=[.B1396] - [.B1395]" office:value-type="float" office:value="0.0332698822021484" calcext:value-type="float">
            <text:p>0.0332698822</text:p>
          </table:table-cell>
          <table:table-cell table:formula="of:=[.C139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5.jpeg</text:p>
          </table:table-cell>
          <table:table-cell office:value-type="float" office:value="1502063229.16513" calcext:value-type="float">
            <text:p>1502063229.16513</text:p>
          </table:table-cell>
          <table:table-cell table:formula="of:=[.B1397] - [.B1396]" office:value-type="float" office:value="0.0336899757385254" calcext:value-type="float">
            <text:p>0.0336899757</text:p>
          </table:table-cell>
          <table:table-cell table:formula="of:=[.C1397] - 0.03333333333" office:value-type="float" office:value="0.000356642408525391" calcext:value-type="float">
            <text:p>0.0003566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6.jpeg</text:p>
          </table:table-cell>
          <table:table-cell office:value-type="float" office:value="1502063229.19839" calcext:value-type="float">
            <text:p>1502063229.19839</text:p>
          </table:table-cell>
          <table:table-cell table:formula="of:=[.B1398] - [.B1397]" office:value-type="float" office:value="0.0332601070404053" calcext:value-type="float">
            <text:p>0.033260107</text:p>
          </table:table-cell>
          <table:table-cell table:formula="of:=[.C139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7.jpeg</text:p>
          </table:table-cell>
          <table:table-cell office:value-type="float" office:value="1502063229.23166" calcext:value-type="float">
            <text:p>1502063229.23166</text:p>
          </table:table-cell>
          <table:table-cell table:formula="of:=[.B1399] - [.B1398]" office:value-type="float" office:value="0.0332698822021484" calcext:value-type="float">
            <text:p>0.0332698822</text:p>
          </table:table-cell>
          <table:table-cell table:formula="of:=[.C139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8.jpeg</text:p>
          </table:table-cell>
          <table:table-cell office:value-type="float" office:value="1502063229.26496" calcext:value-type="float">
            <text:p>1502063229.26496</text:p>
          </table:table-cell>
          <table:table-cell table:formula="of:=[.B1400] - [.B1399]" office:value-type="float" office:value="0.0333001613616943" calcext:value-type="float">
            <text:p>0.0333001614</text:p>
          </table:table-cell>
          <table:table-cell table:formula="of:=[.C1400] - 0.03333333333" office:value-type="float" office:value="-0.0000331719683056633" calcext:value-type="float">
            <text:p>-0.0000331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399.jpeg</text:p>
          </table:table-cell>
          <table:table-cell office:value-type="float" office:value="1502063229.29822" calcext:value-type="float">
            <text:p>1502063229.29822</text:p>
          </table:table-cell>
          <table:table-cell table:formula="of:=[.B1401] - [.B1400]" office:value-type="float" office:value="0.0332598686218262" calcext:value-type="float">
            <text:p>0.0332598686</text:p>
          </table:table-cell>
          <table:table-cell table:formula="of:=[.C140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0.jpeg</text:p>
          </table:table-cell>
          <table:table-cell office:value-type="float" office:value="1502063229.33149" calcext:value-type="float">
            <text:p>1502063229.33149</text:p>
          </table:table-cell>
          <table:table-cell table:formula="of:=[.B1402] - [.B1401]" office:value-type="float" office:value="0.0332701206207275" calcext:value-type="float">
            <text:p>0.0332701206</text:p>
          </table:table-cell>
          <table:table-cell table:formula="of:=[.C140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1.jpeg</text:p>
          </table:table-cell>
          <table:table-cell office:value-type="float" office:value="1502063229.36491" calcext:value-type="float">
            <text:p>1502063229.36491</text:p>
          </table:table-cell>
          <table:table-cell table:formula="of:=[.B1403] - [.B1402]" office:value-type="float" office:value="0.0334198474884033" calcext:value-type="float">
            <text:p>0.0334198475</text:p>
          </table:table-cell>
          <table:table-cell table:formula="of:=[.C1403] - 0.03333333333" office:value-type="float" office:value="0.000086514158403321" calcext:value-type="float">
            <text:p>8.651415840332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2.jpeg</text:p>
          </table:table-cell>
          <table:table-cell office:value-type="float" office:value="1502063229.39817" calcext:value-type="float">
            <text:p>1502063229.39817</text:p>
          </table:table-cell>
          <table:table-cell table:formula="of:=[.B1404] - [.B1403]" office:value-type="float" office:value="0.0332601070404053" calcext:value-type="float">
            <text:p>0.033260107</text:p>
          </table:table-cell>
          <table:table-cell table:formula="of:=[.C140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3.jpeg</text:p>
          </table:table-cell>
          <table:table-cell office:value-type="float" office:value="1502063229.43144" calcext:value-type="float">
            <text:p>1502063229.43144</text:p>
          </table:table-cell>
          <table:table-cell table:formula="of:=[.B1405] - [.B1404]" office:value-type="float" office:value="0.0332701206207275" calcext:value-type="float">
            <text:p>0.0332701206</text:p>
          </table:table-cell>
          <table:table-cell table:formula="of:=[.C140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4.jpeg</text:p>
          </table:table-cell>
          <table:table-cell office:value-type="float" office:value="1502063229.46492" calcext:value-type="float">
            <text:p>1502063229.46492</text:p>
          </table:table-cell>
          <table:table-cell table:formula="of:=[.B1406] - [.B1405]" office:value-type="float" office:value="0.0334799289703369" calcext:value-type="float">
            <text:p>0.033479929</text:p>
          </table:table-cell>
          <table:table-cell table:formula="of:=[.C1406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5.jpeg</text:p>
          </table:table-cell>
          <table:table-cell office:value-type="float" office:value="1502063229.49818" calcext:value-type="float">
            <text:p>1502063229.49818</text:p>
          </table:table-cell>
          <table:table-cell table:formula="of:=[.B1407] - [.B1406]" office:value-type="float" office:value="0.0332598686218262" calcext:value-type="float">
            <text:p>0.0332598686</text:p>
          </table:table-cell>
          <table:table-cell table:formula="of:=[.C140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6.jpeg</text:p>
          </table:table-cell>
          <table:table-cell office:value-type="float" office:value="1502063229.53145" calcext:value-type="float">
            <text:p>1502063229.53145</text:p>
          </table:table-cell>
          <table:table-cell table:formula="of:=[.B1408] - [.B1407]" office:value-type="float" office:value="0.0332701206207275" calcext:value-type="float">
            <text:p>0.0332701206</text:p>
          </table:table-cell>
          <table:table-cell table:formula="of:=[.C140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7.jpeg</text:p>
          </table:table-cell>
          <table:table-cell office:value-type="float" office:value="1502063229.56493" calcext:value-type="float">
            <text:p>1502063229.56493</text:p>
          </table:table-cell>
          <table:table-cell table:formula="of:=[.B1409] - [.B1408]" office:value-type="float" office:value="0.0334799289703369" calcext:value-type="float">
            <text:p>0.033479929</text:p>
          </table:table-cell>
          <table:table-cell table:formula="of:=[.C1409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8.jpeg</text:p>
          </table:table-cell>
          <table:table-cell office:value-type="float" office:value="1502063229.59819" calcext:value-type="float">
            <text:p>1502063229.59819</text:p>
          </table:table-cell>
          <table:table-cell table:formula="of:=[.B1410] - [.B1409]" office:value-type="float" office:value="0.0332601070404053" calcext:value-type="float">
            <text:p>0.033260107</text:p>
          </table:table-cell>
          <table:table-cell table:formula="of:=[.C141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09.jpeg</text:p>
          </table:table-cell>
          <table:table-cell office:value-type="float" office:value="1502063229.63146" calcext:value-type="float">
            <text:p>1502063229.63146</text:p>
          </table:table-cell>
          <table:table-cell table:formula="of:=[.B1411] - [.B1410]" office:value-type="float" office:value="0.0332698822021484" calcext:value-type="float">
            <text:p>0.0332698822</text:p>
          </table:table-cell>
          <table:table-cell table:formula="of:=[.C141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0.jpeg</text:p>
          </table:table-cell>
          <table:table-cell office:value-type="float" office:value="1502063229.66494" calcext:value-type="float">
            <text:p>1502063229.66494</text:p>
          </table:table-cell>
          <table:table-cell table:formula="of:=[.B1412] - [.B1411]" office:value-type="float" office:value="0.033480167388916" calcext:value-type="float">
            <text:p>0.0334801674</text:p>
          </table:table-cell>
          <table:table-cell table:formula="of:=[.C1412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1.jpeg</text:p>
          </table:table-cell>
          <table:table-cell office:value-type="float" office:value="1502063229.6982" calcext:value-type="float">
            <text:p>1502063229.6982</text:p>
          </table:table-cell>
          <table:table-cell table:formula="of:=[.B1413] - [.B1412]" office:value-type="float" office:value="0.0332598686218262" calcext:value-type="float">
            <text:p>0.0332598686</text:p>
          </table:table-cell>
          <table:table-cell table:formula="of:=[.C141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2.jpeg</text:p>
          </table:table-cell>
          <table:table-cell office:value-type="float" office:value="1502063229.73147" calcext:value-type="float">
            <text:p>1502063229.73147</text:p>
          </table:table-cell>
          <table:table-cell table:formula="of:=[.B1414] - [.B1413]" office:value-type="float" office:value="0.0332701206207275" calcext:value-type="float">
            <text:p>0.0332701206</text:p>
          </table:table-cell>
          <table:table-cell table:formula="of:=[.C141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3.jpeg</text:p>
          </table:table-cell>
          <table:table-cell office:value-type="float" office:value="1502063229.76496" calcext:value-type="float">
            <text:p>1502063229.76496</text:p>
          </table:table-cell>
          <table:table-cell table:formula="of:=[.B1415] - [.B1414]" office:value-type="float" office:value="0.0334899425506592" calcext:value-type="float">
            <text:p>0.0334899426</text:p>
          </table:table-cell>
          <table:table-cell table:formula="of:=[.C1415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4.jpeg</text:p>
          </table:table-cell>
          <table:table-cell office:value-type="float" office:value="1502063229.79821" calcext:value-type="float">
            <text:p>1502063229.79821</text:p>
          </table:table-cell>
          <table:table-cell table:formula="of:=[.B1416] - [.B1415]" office:value-type="float" office:value="0.0332498550415039" calcext:value-type="float">
            <text:p>0.033249855</text:p>
          </table:table-cell>
          <table:table-cell table:formula="of:=[.C1416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5.jpeg</text:p>
          </table:table-cell>
          <table:table-cell office:value-type="float" office:value="1502063229.83149" calcext:value-type="float">
            <text:p>1502063229.83149</text:p>
          </table:table-cell>
          <table:table-cell table:formula="of:=[.B1417] - [.B1416]" office:value-type="float" office:value="0.0332801342010498" calcext:value-type="float">
            <text:p>0.0332801342</text:p>
          </table:table-cell>
          <table:table-cell table:formula="of:=[.C141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6.jpeg</text:p>
          </table:table-cell>
          <table:table-cell office:value-type="float" office:value="1502063229.86477" calcext:value-type="float">
            <text:p>1502063229.86477</text:p>
          </table:table-cell>
          <table:table-cell table:formula="of:=[.B1418] - [.B1417]" office:value-type="float" office:value="0.0332798957824707" calcext:value-type="float">
            <text:p>0.0332798958</text:p>
          </table:table-cell>
          <table:table-cell table:formula="of:=[.C1418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7.jpeg</text:p>
          </table:table-cell>
          <table:table-cell office:value-type="float" office:value="1502063229.89803" calcext:value-type="float">
            <text:p>1502063229.89803</text:p>
          </table:table-cell>
          <table:table-cell table:formula="of:=[.B1419] - [.B1418]" office:value-type="float" office:value="0.0332601070404053" calcext:value-type="float">
            <text:p>0.033260107</text:p>
          </table:table-cell>
          <table:table-cell table:formula="of:=[.C141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8.jpeg</text:p>
          </table:table-cell>
          <table:table-cell office:value-type="float" office:value="1502063229.9313" calcext:value-type="float">
            <text:p>1502063229.9313</text:p>
          </table:table-cell>
          <table:table-cell table:formula="of:=[.B1420] - [.B1419]" office:value-type="float" office:value="0.0332698822021484" calcext:value-type="float">
            <text:p>0.0332698822</text:p>
          </table:table-cell>
          <table:table-cell table:formula="of:=[.C142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19.jpeg</text:p>
          </table:table-cell>
          <table:table-cell office:value-type="float" office:value="1502063229.96494" calcext:value-type="float">
            <text:p>1502063229.96494</text:p>
          </table:table-cell>
          <table:table-cell table:formula="of:=[.B1421] - [.B1420]" office:value-type="float" office:value="0.0336401462554932" calcext:value-type="float">
            <text:p>0.0336401463</text:p>
          </table:table-cell>
          <table:table-cell table:formula="of:=[.C1421] - 0.03333333333" office:value-type="float" office:value="0.000306812925493165" calcext:value-type="float">
            <text:p>0.00030681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0.jpeg</text:p>
          </table:table-cell>
          <table:table-cell office:value-type="float" office:value="1502063229.99819" calcext:value-type="float">
            <text:p>1502063229.99819</text:p>
          </table:table-cell>
          <table:table-cell table:formula="of:=[.B1422] - [.B1421]" office:value-type="float" office:value="0.0332498550415039" calcext:value-type="float">
            <text:p>0.033249855</text:p>
          </table:table-cell>
          <table:table-cell table:formula="of:=[.C1422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1.jpeg</text:p>
          </table:table-cell>
          <table:table-cell office:value-type="float" office:value="1502063230.03147" calcext:value-type="float">
            <text:p>1502063230.03147</text:p>
          </table:table-cell>
          <table:table-cell table:formula="of:=[.B1423] - [.B1422]" office:value-type="float" office:value="0.0332801342010498" calcext:value-type="float">
            <text:p>0.0332801342</text:p>
          </table:table-cell>
          <table:table-cell table:formula="of:=[.C1423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2.jpeg</text:p>
          </table:table-cell>
          <table:table-cell office:value-type="float" office:value="1502063230.06501" calcext:value-type="float">
            <text:p>1502063230.06501</text:p>
          </table:table-cell>
          <table:table-cell table:formula="of:=[.B1424] - [.B1423]" office:value-type="float" office:value="0.0335400104522705" calcext:value-type="float">
            <text:p>0.0335400105</text:p>
          </table:table-cell>
          <table:table-cell table:formula="of:=[.C1424] - 0.03333333333" office:value-type="float" office:value="0.000206677122270509" calcext:value-type="float">
            <text:p>0.0002066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3.jpeg</text:p>
          </table:table-cell>
          <table:table-cell office:value-type="float" office:value="1502063230.09827" calcext:value-type="float">
            <text:p>1502063230.09827</text:p>
          </table:table-cell>
          <table:table-cell table:formula="of:=[.B1425] - [.B1424]" office:value-type="float" office:value="0.0332598686218262" calcext:value-type="float">
            <text:p>0.0332598686</text:p>
          </table:table-cell>
          <table:table-cell table:formula="of:=[.C142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4.jpeg</text:p>
          </table:table-cell>
          <table:table-cell office:value-type="float" office:value="1502063230.13155" calcext:value-type="float">
            <text:p>1502063230.13155</text:p>
          </table:table-cell>
          <table:table-cell table:formula="of:=[.B1426] - [.B1425]" office:value-type="float" office:value="0.0332801342010498" calcext:value-type="float">
            <text:p>0.0332801342</text:p>
          </table:table-cell>
          <table:table-cell table:formula="of:=[.C142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5.jpeg</text:p>
          </table:table-cell>
          <table:table-cell office:value-type="float" office:value="1502063230.16498" calcext:value-type="float">
            <text:p>1502063230.16498</text:p>
          </table:table-cell>
          <table:table-cell table:formula="of:=[.B1427] - [.B1426]" office:value-type="float" office:value="0.0334298610687256" calcext:value-type="float">
            <text:p>0.0334298611</text:p>
          </table:table-cell>
          <table:table-cell table:formula="of:=[.C1427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6.jpeg</text:p>
          </table:table-cell>
          <table:table-cell office:value-type="float" office:value="1502063230.19824" calcext:value-type="float">
            <text:p>1502063230.19824</text:p>
          </table:table-cell>
          <table:table-cell table:formula="of:=[.B1428] - [.B1427]" office:value-type="float" office:value="0.0332601070404053" calcext:value-type="float">
            <text:p>0.033260107</text:p>
          </table:table-cell>
          <table:table-cell table:formula="of:=[.C142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7.jpeg</text:p>
          </table:table-cell>
          <table:table-cell office:value-type="float" office:value="1502063230.23151" calcext:value-type="float">
            <text:p>1502063230.23151</text:p>
          </table:table-cell>
          <table:table-cell table:formula="of:=[.B1429] - [.B1428]" office:value-type="float" office:value="0.0332698822021484" calcext:value-type="float">
            <text:p>0.0332698822</text:p>
          </table:table-cell>
          <table:table-cell table:formula="of:=[.C142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8.jpeg</text:p>
          </table:table-cell>
          <table:table-cell office:value-type="float" office:value="1502063230.26494" calcext:value-type="float">
            <text:p>1502063230.26494</text:p>
          </table:table-cell>
          <table:table-cell table:formula="of:=[.B1430] - [.B1429]" office:value-type="float" office:value="0.0334300994873047" calcext:value-type="float">
            <text:p>0.0334300995</text:p>
          </table:table-cell>
          <table:table-cell table:formula="of:=[.C1430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29.jpeg</text:p>
          </table:table-cell>
          <table:table-cell office:value-type="float" office:value="1502063230.2982" calcext:value-type="float">
            <text:p>1502063230.2982</text:p>
          </table:table-cell>
          <table:table-cell table:formula="of:=[.B1431] - [.B1430]" office:value-type="float" office:value="0.0332598686218262" calcext:value-type="float">
            <text:p>0.0332598686</text:p>
          </table:table-cell>
          <table:table-cell table:formula="of:=[.C143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0.jpeg</text:p>
          </table:table-cell>
          <table:table-cell office:value-type="float" office:value="1502063230.33147" calcext:value-type="float">
            <text:p>1502063230.33147</text:p>
          </table:table-cell>
          <table:table-cell table:formula="of:=[.B1432] - [.B1431]" office:value-type="float" office:value="0.0332701206207275" calcext:value-type="float">
            <text:p>0.0332701206</text:p>
          </table:table-cell>
          <table:table-cell table:formula="of:=[.C143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1.jpeg</text:p>
          </table:table-cell>
          <table:table-cell office:value-type="float" office:value="1502063230.36491" calcext:value-type="float">
            <text:p>1502063230.36491</text:p>
          </table:table-cell>
          <table:table-cell table:formula="of:=[.B1433] - [.B1432]" office:value-type="float" office:value="0.0334398746490479" calcext:value-type="float">
            <text:p>0.0334398746</text:p>
          </table:table-cell>
          <table:table-cell table:formula="of:=[.C1433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2.jpeg</text:p>
          </table:table-cell>
          <table:table-cell office:value-type="float" office:value="1502063230.39817" calcext:value-type="float">
            <text:p>1502063230.39817</text:p>
          </table:table-cell>
          <table:table-cell table:formula="of:=[.B1434] - [.B1433]" office:value-type="float" office:value="0.0332601070404053" calcext:value-type="float">
            <text:p>0.033260107</text:p>
          </table:table-cell>
          <table:table-cell table:formula="of:=[.C143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3.jpeg</text:p>
          </table:table-cell>
          <table:table-cell office:value-type="float" office:value="1502063230.43144" calcext:value-type="float">
            <text:p>1502063230.43144</text:p>
          </table:table-cell>
          <table:table-cell table:formula="of:=[.B1435] - [.B1434]" office:value-type="float" office:value="0.0332701206207275" calcext:value-type="float">
            <text:p>0.0332701206</text:p>
          </table:table-cell>
          <table:table-cell table:formula="of:=[.C143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4.jpeg</text:p>
          </table:table-cell>
          <table:table-cell office:value-type="float" office:value="1502063230.46493" calcext:value-type="float">
            <text:p>1502063230.46493</text:p>
          </table:table-cell>
          <table:table-cell table:formula="of:=[.B1436] - [.B1435]" office:value-type="float" office:value="0.0334899425506592" calcext:value-type="float">
            <text:p>0.0334899426</text:p>
          </table:table-cell>
          <table:table-cell table:formula="of:=[.C1436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5.jpeg</text:p>
          </table:table-cell>
          <table:table-cell office:value-type="float" office:value="1502063230.49819" calcext:value-type="float">
            <text:p>1502063230.49819</text:p>
          </table:table-cell>
          <table:table-cell table:formula="of:=[.B1437] - [.B1436]" office:value-type="float" office:value="0.0332598686218262" calcext:value-type="float">
            <text:p>0.0332598686</text:p>
          </table:table-cell>
          <table:table-cell table:formula="of:=[.C143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6.jpeg</text:p>
          </table:table-cell>
          <table:table-cell office:value-type="float" office:value="1502063230.53146" calcext:value-type="float">
            <text:p>1502063230.53146</text:p>
          </table:table-cell>
          <table:table-cell table:formula="of:=[.B1438] - [.B1437]" office:value-type="float" office:value="0.0332701206207275" calcext:value-type="float">
            <text:p>0.0332701206</text:p>
          </table:table-cell>
          <table:table-cell table:formula="of:=[.C143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7.jpeg</text:p>
          </table:table-cell>
          <table:table-cell office:value-type="float" office:value="1502063230.56489" calcext:value-type="float">
            <text:p>1502063230.56489</text:p>
          </table:table-cell>
          <table:table-cell table:formula="of:=[.B1439] - [.B1438]" office:value-type="float" office:value="0.0334298610687256" calcext:value-type="float">
            <text:p>0.0334298611</text:p>
          </table:table-cell>
          <table:table-cell table:formula="of:=[.C1439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8.jpeg</text:p>
          </table:table-cell>
          <table:table-cell office:value-type="float" office:value="1502063230.59815" calcext:value-type="float">
            <text:p>1502063230.59815</text:p>
          </table:table-cell>
          <table:table-cell table:formula="of:=[.B1440] - [.B1439]" office:value-type="float" office:value="0.0332601070404053" calcext:value-type="float">
            <text:p>0.033260107</text:p>
          </table:table-cell>
          <table:table-cell table:formula="of:=[.C144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39.jpeg</text:p>
          </table:table-cell>
          <table:table-cell office:value-type="float" office:value="1502063230.63142" calcext:value-type="float">
            <text:p>1502063230.63142</text:p>
          </table:table-cell>
          <table:table-cell table:formula="of:=[.B1441] - [.B1440]" office:value-type="float" office:value="0.0332698822021484" calcext:value-type="float">
            <text:p>0.0332698822</text:p>
          </table:table-cell>
          <table:table-cell table:formula="of:=[.C144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0.jpeg</text:p>
          </table:table-cell>
          <table:table-cell office:value-type="float" office:value="1502063230.66491" calcext:value-type="float">
            <text:p>1502063230.66491</text:p>
          </table:table-cell>
          <table:table-cell table:formula="of:=[.B1442] - [.B1441]" office:value-type="float" office:value="0.0334901809692383" calcext:value-type="float">
            <text:p>0.033490181</text:p>
          </table:table-cell>
          <table:table-cell table:formula="of:=[.C1442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1.jpeg</text:p>
          </table:table-cell>
          <table:table-cell office:value-type="float" office:value="1502063230.69817" calcext:value-type="float">
            <text:p>1502063230.69817</text:p>
          </table:table-cell>
          <table:table-cell table:formula="of:=[.B1443] - [.B1442]" office:value-type="float" office:value="0.0332598686218262" calcext:value-type="float">
            <text:p>0.0332598686</text:p>
          </table:table-cell>
          <table:table-cell table:formula="of:=[.C144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2.jpeg</text:p>
          </table:table-cell>
          <table:table-cell office:value-type="float" office:value="1502063230.73145" calcext:value-type="float">
            <text:p>1502063230.73145</text:p>
          </table:table-cell>
          <table:table-cell table:formula="of:=[.B1444] - [.B1443]" office:value-type="float" office:value="0.0332801342010498" calcext:value-type="float">
            <text:p>0.0332801342</text:p>
          </table:table-cell>
          <table:table-cell table:formula="of:=[.C1444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3.jpeg</text:p>
          </table:table-cell>
          <table:table-cell office:value-type="float" office:value="1502063230.76493" calcext:value-type="float">
            <text:p>1502063230.76493</text:p>
          </table:table-cell>
          <table:table-cell table:formula="of:=[.B1445] - [.B1444]" office:value-type="float" office:value="0.0334799289703369" calcext:value-type="float">
            <text:p>0.033479929</text:p>
          </table:table-cell>
          <table:table-cell table:formula="of:=[.C1445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4.jpeg</text:p>
          </table:table-cell>
          <table:table-cell office:value-type="float" office:value="1502063230.79818" calcext:value-type="float">
            <text:p>1502063230.79818</text:p>
          </table:table-cell>
          <table:table-cell table:formula="of:=[.B1446] - [.B1445]" office:value-type="float" office:value="0.033250093460083" calcext:value-type="float">
            <text:p>0.0332500935</text:p>
          </table:table-cell>
          <table:table-cell table:formula="of:=[.C1446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5.jpeg</text:p>
          </table:table-cell>
          <table:table-cell office:value-type="float" office:value="1502063230.83146" calcext:value-type="float">
            <text:p>1502063230.83146</text:p>
          </table:table-cell>
          <table:table-cell table:formula="of:=[.B1447] - [.B1446]" office:value-type="float" office:value="0.0332798957824707" calcext:value-type="float">
            <text:p>0.0332798958</text:p>
          </table:table-cell>
          <table:table-cell table:formula="of:=[.C1447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6.jpeg</text:p>
          </table:table-cell>
          <table:table-cell office:value-type="float" office:value="1502063230.86491" calcext:value-type="float">
            <text:p>1502063230.86491</text:p>
          </table:table-cell>
          <table:table-cell table:formula="of:=[.B1448] - [.B1447]" office:value-type="float" office:value="0.0334498882293701" calcext:value-type="float">
            <text:p>0.0334498882</text:p>
          </table:table-cell>
          <table:table-cell table:formula="of:=[.C1448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7.jpeg</text:p>
          </table:table-cell>
          <table:table-cell office:value-type="float" office:value="1502063230.89817" calcext:value-type="float">
            <text:p>1502063230.89817</text:p>
          </table:table-cell>
          <table:table-cell table:formula="of:=[.B1449] - [.B1448]" office:value-type="float" office:value="0.0332601070404053" calcext:value-type="float">
            <text:p>0.033260107</text:p>
          </table:table-cell>
          <table:table-cell table:formula="of:=[.C144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8.jpeg</text:p>
          </table:table-cell>
          <table:table-cell office:value-type="float" office:value="1502063230.93144" calcext:value-type="float">
            <text:p>1502063230.93144</text:p>
          </table:table-cell>
          <table:table-cell table:formula="of:=[.B1450] - [.B1449]" office:value-type="float" office:value="0.0332701206207275" calcext:value-type="float">
            <text:p>0.0332701206</text:p>
          </table:table-cell>
          <table:table-cell table:formula="of:=[.C145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49.jpeg</text:p>
          </table:table-cell>
          <table:table-cell office:value-type="float" office:value="1502063230.96495" calcext:value-type="float">
            <text:p>1502063230.96495</text:p>
          </table:table-cell>
          <table:table-cell table:formula="of:=[.B1451] - [.B1450]" office:value-type="float" office:value="0.0335099697113037" calcext:value-type="float">
            <text:p>0.0335099697</text:p>
          </table:table-cell>
          <table:table-cell table:formula="of:=[.C1451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0.jpeg</text:p>
          </table:table-cell>
          <table:table-cell office:value-type="float" office:value="1502063230.99821" calcext:value-type="float">
            <text:p>1502063230.99821</text:p>
          </table:table-cell>
          <table:table-cell table:formula="of:=[.B1452] - [.B1451]" office:value-type="float" office:value="0.0332598686218262" calcext:value-type="float">
            <text:p>0.0332598686</text:p>
          </table:table-cell>
          <table:table-cell table:formula="of:=[.C145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1.jpeg</text:p>
          </table:table-cell>
          <table:table-cell office:value-type="float" office:value="1502063231.03148" calcext:value-type="float">
            <text:p>1502063231.03148</text:p>
          </table:table-cell>
          <table:table-cell table:formula="of:=[.B1453] - [.B1452]" office:value-type="float" office:value="0.0332701206207275" calcext:value-type="float">
            <text:p>0.0332701206</text:p>
          </table:table-cell>
          <table:table-cell table:formula="of:=[.C145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2.jpeg</text:p>
          </table:table-cell>
          <table:table-cell office:value-type="float" office:value="1502063231.06489" calcext:value-type="float">
            <text:p>1502063231.06489</text:p>
          </table:table-cell>
          <table:table-cell table:formula="of:=[.B1454] - [.B1453]" office:value-type="float" office:value="0.0334098339080811" calcext:value-type="float">
            <text:p>0.0334098339</text:p>
          </table:table-cell>
          <table:table-cell table:formula="of:=[.C1454] - 0.03333333333" office:value-type="float" office:value="0.0000765005780810554" calcext:value-type="float">
            <text:p>7.6500578081055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3.jpeg</text:p>
          </table:table-cell>
          <table:table-cell office:value-type="float" office:value="1502063231.09815" calcext:value-type="float">
            <text:p>1502063231.09815</text:p>
          </table:table-cell>
          <table:table-cell table:formula="of:=[.B1455] - [.B1454]" office:value-type="float" office:value="0.0332601070404053" calcext:value-type="float">
            <text:p>0.033260107</text:p>
          </table:table-cell>
          <table:table-cell table:formula="of:=[.C145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4.jpeg</text:p>
          </table:table-cell>
          <table:table-cell office:value-type="float" office:value="1502063231.13143" calcext:value-type="float">
            <text:p>1502063231.13143</text:p>
          </table:table-cell>
          <table:table-cell table:formula="of:=[.B1456] - [.B1455]" office:value-type="float" office:value="0.0332798957824707" calcext:value-type="float">
            <text:p>0.0332798958</text:p>
          </table:table-cell>
          <table:table-cell table:formula="of:=[.C1456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5.jpeg</text:p>
          </table:table-cell>
          <table:table-cell office:value-type="float" office:value="1502063231.16491" calcext:value-type="float">
            <text:p>1502063231.16491</text:p>
          </table:table-cell>
          <table:table-cell table:formula="of:=[.B1457] - [.B1456]" office:value-type="float" office:value="0.033480167388916" calcext:value-type="float">
            <text:p>0.0334801674</text:p>
          </table:table-cell>
          <table:table-cell table:formula="of:=[.C1457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6.jpeg</text:p>
          </table:table-cell>
          <table:table-cell office:value-type="float" office:value="1502063231.19817" calcext:value-type="float">
            <text:p>1502063231.19817</text:p>
          </table:table-cell>
          <table:table-cell table:formula="of:=[.B1458] - [.B1457]" office:value-type="float" office:value="0.0332598686218262" calcext:value-type="float">
            <text:p>0.0332598686</text:p>
          </table:table-cell>
          <table:table-cell table:formula="of:=[.C145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7.jpeg</text:p>
          </table:table-cell>
          <table:table-cell office:value-type="float" office:value="1502063231.23144" calcext:value-type="float">
            <text:p>1502063231.23144</text:p>
          </table:table-cell>
          <table:table-cell table:formula="of:=[.B1459] - [.B1458]" office:value-type="float" office:value="0.0332701206207275" calcext:value-type="float">
            <text:p>0.0332701206</text:p>
          </table:table-cell>
          <table:table-cell table:formula="of:=[.C145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8.jpeg</text:p>
          </table:table-cell>
          <table:table-cell office:value-type="float" office:value="1502063231.26496" calcext:value-type="float">
            <text:p>1502063231.26496</text:p>
          </table:table-cell>
          <table:table-cell table:formula="of:=[.B1460] - [.B1459]" office:value-type="float" office:value="0.033519983291626" calcext:value-type="float">
            <text:p>0.0335199833</text:p>
          </table:table-cell>
          <table:table-cell table:formula="of:=[.C1460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59.jpeg</text:p>
          </table:table-cell>
          <table:table-cell office:value-type="float" office:value="1502063231.29822" calcext:value-type="float">
            <text:p>1502063231.29822</text:p>
          </table:table-cell>
          <table:table-cell table:formula="of:=[.B1461] - [.B1460]" office:value-type="float" office:value="0.0332598686218262" calcext:value-type="float">
            <text:p>0.0332598686</text:p>
          </table:table-cell>
          <table:table-cell table:formula="of:=[.C146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0.jpeg</text:p>
          </table:table-cell>
          <table:table-cell office:value-type="float" office:value="1502063231.33149" calcext:value-type="float">
            <text:p>1502063231.33149</text:p>
          </table:table-cell>
          <table:table-cell table:formula="of:=[.B1462] - [.B1461]" office:value-type="float" office:value="0.0332701206207275" calcext:value-type="float">
            <text:p>0.0332701206</text:p>
          </table:table-cell>
          <table:table-cell table:formula="of:=[.C146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1.jpeg</text:p>
          </table:table-cell>
          <table:table-cell office:value-type="float" office:value="1502063231.36495" calcext:value-type="float">
            <text:p>1502063231.36495</text:p>
          </table:table-cell>
          <table:table-cell table:formula="of:=[.B1463] - [.B1462]" office:value-type="float" office:value="0.0334599018096924" calcext:value-type="float">
            <text:p>0.0334599018</text:p>
          </table:table-cell>
          <table:table-cell table:formula="of:=[.C1463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2.jpeg</text:p>
          </table:table-cell>
          <table:table-cell office:value-type="float" office:value="1502063231.39822" calcext:value-type="float">
            <text:p>1502063231.39822</text:p>
          </table:table-cell>
          <table:table-cell table:formula="of:=[.B1464] - [.B1463]" office:value-type="float" office:value="0.0332701206207275" calcext:value-type="float">
            <text:p>0.0332701206</text:p>
          </table:table-cell>
          <table:table-cell table:formula="of:=[.C146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3.jpeg</text:p>
          </table:table-cell>
          <table:table-cell office:value-type="float" office:value="1502063231.43148" calcext:value-type="float">
            <text:p>1502063231.43148</text:p>
          </table:table-cell>
          <table:table-cell table:formula="of:=[.B1465] - [.B1464]" office:value-type="float" office:value="0.0332598686218262" calcext:value-type="float">
            <text:p>0.0332598686</text:p>
          </table:table-cell>
          <table:table-cell table:formula="of:=[.C146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4.jpeg</text:p>
          </table:table-cell>
          <table:table-cell office:value-type="float" office:value="1502063231.46494" calcext:value-type="float">
            <text:p>1502063231.46494</text:p>
          </table:table-cell>
          <table:table-cell table:formula="of:=[.B1466] - [.B1465]" office:value-type="float" office:value="0.0334601402282715" calcext:value-type="float">
            <text:p>0.0334601402</text:p>
          </table:table-cell>
          <table:table-cell table:formula="of:=[.C1466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5.jpeg</text:p>
          </table:table-cell>
          <table:table-cell office:value-type="float" office:value="1502063231.49821" calcext:value-type="float">
            <text:p>1502063231.49821</text:p>
          </table:table-cell>
          <table:table-cell table:formula="of:=[.B1467] - [.B1466]" office:value-type="float" office:value="0.0332698822021484" calcext:value-type="float">
            <text:p>0.0332698822</text:p>
          </table:table-cell>
          <table:table-cell table:formula="of:=[.C146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6.jpeg</text:p>
          </table:table-cell>
          <table:table-cell office:value-type="float" office:value="1502063231.53148" calcext:value-type="float">
            <text:p>1502063231.53148</text:p>
          </table:table-cell>
          <table:table-cell table:formula="of:=[.B1468] - [.B1467]" office:value-type="float" office:value="0.0332701206207275" calcext:value-type="float">
            <text:p>0.0332701206</text:p>
          </table:table-cell>
          <table:table-cell table:formula="of:=[.C146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7.jpeg</text:p>
          </table:table-cell>
          <table:table-cell office:value-type="float" office:value="1502063231.56491" calcext:value-type="float">
            <text:p>1502063231.56491</text:p>
          </table:table-cell>
          <table:table-cell table:formula="of:=[.B1469] - [.B1468]" office:value-type="float" office:value="0.0334298610687256" calcext:value-type="float">
            <text:p>0.0334298611</text:p>
          </table:table-cell>
          <table:table-cell table:formula="of:=[.C1469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8.jpeg</text:p>
          </table:table-cell>
          <table:table-cell office:value-type="float" office:value="1502063231.59817" calcext:value-type="float">
            <text:p>1502063231.59817</text:p>
          </table:table-cell>
          <table:table-cell table:formula="of:=[.B1470] - [.B1469]" office:value-type="float" office:value="0.0332601070404053" calcext:value-type="float">
            <text:p>0.033260107</text:p>
          </table:table-cell>
          <table:table-cell table:formula="of:=[.C147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69.jpeg</text:p>
          </table:table-cell>
          <table:table-cell office:value-type="float" office:value="1502063231.63145" calcext:value-type="float">
            <text:p>1502063231.63145</text:p>
          </table:table-cell>
          <table:table-cell table:formula="of:=[.B1471] - [.B1470]" office:value-type="float" office:value="0.0332798957824707" calcext:value-type="float">
            <text:p>0.0332798958</text:p>
          </table:table-cell>
          <table:table-cell table:formula="of:=[.C1471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0.jpeg</text:p>
          </table:table-cell>
          <table:table-cell office:value-type="float" office:value="1502063231.66489" calcext:value-type="float">
            <text:p>1502063231.66489</text:p>
          </table:table-cell>
          <table:table-cell table:formula="of:=[.B1472] - [.B1471]" office:value-type="float" office:value="0.033440113067627" calcext:value-type="float">
            <text:p>0.0334401131</text:p>
          </table:table-cell>
          <table:table-cell table:formula="of:=[.C1472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1.jpeg</text:p>
          </table:table-cell>
          <table:table-cell office:value-type="float" office:value="1502063231.69815" calcext:value-type="float">
            <text:p>1502063231.69815</text:p>
          </table:table-cell>
          <table:table-cell table:formula="of:=[.B1473] - [.B1472]" office:value-type="float" office:value="0.0332598686218262" calcext:value-type="float">
            <text:p>0.0332598686</text:p>
          </table:table-cell>
          <table:table-cell table:formula="of:=[.C147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2.jpeg</text:p>
          </table:table-cell>
          <table:table-cell office:value-type="float" office:value="1502063231.73142" calcext:value-type="float">
            <text:p>1502063231.73142</text:p>
          </table:table-cell>
          <table:table-cell table:formula="of:=[.B1474] - [.B1473]" office:value-type="float" office:value="0.0332701206207275" calcext:value-type="float">
            <text:p>0.0332701206</text:p>
          </table:table-cell>
          <table:table-cell table:formula="of:=[.C147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3.jpeg</text:p>
          </table:table-cell>
          <table:table-cell office:value-type="float" office:value="1502063231.76493" calcext:value-type="float">
            <text:p>1502063231.76493</text:p>
          </table:table-cell>
          <table:table-cell table:formula="of:=[.B1475] - [.B1474]" office:value-type="float" office:value="0.0335099697113037" calcext:value-type="float">
            <text:p>0.0335099697</text:p>
          </table:table-cell>
          <table:table-cell table:formula="of:=[.C1475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4.jpeg</text:p>
          </table:table-cell>
          <table:table-cell office:value-type="float" office:value="1502063231.79819" calcext:value-type="float">
            <text:p>1502063231.79819</text:p>
          </table:table-cell>
          <table:table-cell table:formula="of:=[.B1476] - [.B1475]" office:value-type="float" office:value="0.0332601070404053" calcext:value-type="float">
            <text:p>0.033260107</text:p>
          </table:table-cell>
          <table:table-cell table:formula="of:=[.C147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5.jpeg</text:p>
          </table:table-cell>
          <table:table-cell office:value-type="float" office:value="1502063231.83146" calcext:value-type="float">
            <text:p>1502063231.83146</text:p>
          </table:table-cell>
          <table:table-cell table:formula="of:=[.B1477] - [.B1476]" office:value-type="float" office:value="0.0332698822021484" calcext:value-type="float">
            <text:p>0.0332698822</text:p>
          </table:table-cell>
          <table:table-cell table:formula="of:=[.C147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6.jpeg</text:p>
          </table:table-cell>
          <table:table-cell office:value-type="float" office:value="1502063231.86491" calcext:value-type="float">
            <text:p>1502063231.86491</text:p>
          </table:table-cell>
          <table:table-cell table:formula="of:=[.B1478] - [.B1477]" office:value-type="float" office:value="0.0334498882293701" calcext:value-type="float">
            <text:p>0.0334498882</text:p>
          </table:table-cell>
          <table:table-cell table:formula="of:=[.C1478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7.jpeg</text:p>
          </table:table-cell>
          <table:table-cell office:value-type="float" office:value="1502063231.89828" calcext:value-type="float">
            <text:p>1502063231.89828</text:p>
          </table:table-cell>
          <table:table-cell table:formula="of:=[.B1479] - [.B1478]" office:value-type="float" office:value="0.0333700180053711" calcext:value-type="float">
            <text:p>0.033370018</text:p>
          </table:table-cell>
          <table:table-cell table:formula="of:=[.C1479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8.jpeg</text:p>
          </table:table-cell>
          <table:table-cell office:value-type="float" office:value="1502063231.93155" calcext:value-type="float">
            <text:p>1502063231.93155</text:p>
          </table:table-cell>
          <table:table-cell table:formula="of:=[.B1480] - [.B1479]" office:value-type="float" office:value="0.0332701206207275" calcext:value-type="float">
            <text:p>0.0332701206</text:p>
          </table:table-cell>
          <table:table-cell table:formula="of:=[.C148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79.jpeg</text:p>
          </table:table-cell>
          <table:table-cell office:value-type="float" office:value="1502063231.96497" calcext:value-type="float">
            <text:p>1502063231.96497</text:p>
          </table:table-cell>
          <table:table-cell table:formula="of:=[.B1481] - [.B1480]" office:value-type="float" office:value="0.0334200859069824" calcext:value-type="float">
            <text:p>0.0334200859</text:p>
          </table:table-cell>
          <table:table-cell table:formula="of:=[.C1481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0.jpeg</text:p>
          </table:table-cell>
          <table:table-cell office:value-type="float" office:value="1502063231.99823" calcext:value-type="float">
            <text:p>1502063231.99823</text:p>
          </table:table-cell>
          <table:table-cell table:formula="of:=[.B1482] - [.B1481]" office:value-type="float" office:value="0.0332598686218262" calcext:value-type="float">
            <text:p>0.0332598686</text:p>
          </table:table-cell>
          <table:table-cell table:formula="of:=[.C148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1.jpeg</text:p>
          </table:table-cell>
          <table:table-cell office:value-type="float" office:value="1502063232.03151" calcext:value-type="float">
            <text:p>1502063232.03151</text:p>
          </table:table-cell>
          <table:table-cell table:formula="of:=[.B1483] - [.B1482]" office:value-type="float" office:value="0.0332801342010498" calcext:value-type="float">
            <text:p>0.0332801342</text:p>
          </table:table-cell>
          <table:table-cell table:formula="of:=[.C1483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2.jpeg</text:p>
          </table:table-cell>
          <table:table-cell office:value-type="float" office:value="1502063232.06496" calcext:value-type="float">
            <text:p>1502063232.06496</text:p>
          </table:table-cell>
          <table:table-cell table:formula="of:=[.B1484] - [.B1483]" office:value-type="float" office:value="0.0334498882293701" calcext:value-type="float">
            <text:p>0.0334498882</text:p>
          </table:table-cell>
          <table:table-cell table:formula="of:=[.C1484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3.jpeg</text:p>
          </table:table-cell>
          <table:table-cell office:value-type="float" office:value="1502063232.09822" calcext:value-type="float">
            <text:p>1502063232.09822</text:p>
          </table:table-cell>
          <table:table-cell table:formula="of:=[.B1485] - [.B1484]" office:value-type="float" office:value="0.0332601070404053" calcext:value-type="float">
            <text:p>0.033260107</text:p>
          </table:table-cell>
          <table:table-cell table:formula="of:=[.C148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4.jpeg</text:p>
          </table:table-cell>
          <table:table-cell office:value-type="float" office:value="1502063232.13149" calcext:value-type="float">
            <text:p>1502063232.13149</text:p>
          </table:table-cell>
          <table:table-cell table:formula="of:=[.B1486] - [.B1485]" office:value-type="float" office:value="0.0332698822021484" calcext:value-type="float">
            <text:p>0.0332698822</text:p>
          </table:table-cell>
          <table:table-cell table:formula="of:=[.C148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5.jpeg</text:p>
          </table:table-cell>
          <table:table-cell office:value-type="float" office:value="1502063232.16495" calcext:value-type="float">
            <text:p>1502063232.16495</text:p>
          </table:table-cell>
          <table:table-cell table:formula="of:=[.B1487] - [.B1486]" office:value-type="float" office:value="0.0334599018096924" calcext:value-type="float">
            <text:p>0.0334599018</text:p>
          </table:table-cell>
          <table:table-cell table:formula="of:=[.C1487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6.jpeg</text:p>
          </table:table-cell>
          <table:table-cell office:value-type="float" office:value="1502063232.19821" calcext:value-type="float">
            <text:p>1502063232.19821</text:p>
          </table:table-cell>
          <table:table-cell table:formula="of:=[.B1488] - [.B1487]" office:value-type="float" office:value="0.0332601070404053" calcext:value-type="float">
            <text:p>0.033260107</text:p>
          </table:table-cell>
          <table:table-cell table:formula="of:=[.C148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7.jpeg</text:p>
          </table:table-cell>
          <table:table-cell office:value-type="float" office:value="1502063232.23148" calcext:value-type="float">
            <text:p>1502063232.23148</text:p>
          </table:table-cell>
          <table:table-cell table:formula="of:=[.B1489] - [.B1488]" office:value-type="float" office:value="0.0332698822021484" calcext:value-type="float">
            <text:p>0.0332698822</text:p>
          </table:table-cell>
          <table:table-cell table:formula="of:=[.C148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8.jpeg</text:p>
          </table:table-cell>
          <table:table-cell office:value-type="float" office:value="1502063232.26492" calcext:value-type="float">
            <text:p>1502063232.26492</text:p>
          </table:table-cell>
          <table:table-cell table:formula="of:=[.B1490] - [.B1489]" office:value-type="float" office:value="0.033440113067627" calcext:value-type="float">
            <text:p>0.0334401131</text:p>
          </table:table-cell>
          <table:table-cell table:formula="of:=[.C1490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89.jpeg</text:p>
          </table:table-cell>
          <table:table-cell office:value-type="float" office:value="1502063232.29818" calcext:value-type="float">
            <text:p>1502063232.29818</text:p>
          </table:table-cell>
          <table:table-cell table:formula="of:=[.B1491] - [.B1490]" office:value-type="float" office:value="0.0332601070404053" calcext:value-type="float">
            <text:p>0.033260107</text:p>
          </table:table-cell>
          <table:table-cell table:formula="of:=[.C149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0.jpeg</text:p>
          </table:table-cell>
          <table:table-cell office:value-type="float" office:value="1502063232.33145" calcext:value-type="float">
            <text:p>1502063232.33145</text:p>
          </table:table-cell>
          <table:table-cell table:formula="of:=[.B1492] - [.B1491]" office:value-type="float" office:value="0.0332698822021484" calcext:value-type="float">
            <text:p>0.0332698822</text:p>
          </table:table-cell>
          <table:table-cell table:formula="of:=[.C149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1.jpeg</text:p>
          </table:table-cell>
          <table:table-cell office:value-type="float" office:value="1502063232.36516" calcext:value-type="float">
            <text:p>1502063232.36516</text:p>
          </table:table-cell>
          <table:table-cell table:formula="of:=[.B1493] - [.B1492]" office:value-type="float" office:value="0.0337100028991699" calcext:value-type="float">
            <text:p>0.0337100029</text:p>
          </table:table-cell>
          <table:table-cell table:formula="of:=[.C1493] - 0.03333333333" office:value-type="float" office:value="0.000376669569169923" calcext:value-type="float">
            <text:p>0.000376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2.jpeg</text:p>
          </table:table-cell>
          <table:table-cell office:value-type="float" office:value="1502063232.39853" calcext:value-type="float">
            <text:p>1502063232.39853</text:p>
          </table:table-cell>
          <table:table-cell table:formula="of:=[.B1494] - [.B1493]" office:value-type="float" office:value="0.0333700180053711" calcext:value-type="float">
            <text:p>0.033370018</text:p>
          </table:table-cell>
          <table:table-cell table:formula="of:=[.C1494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3.jpeg</text:p>
          </table:table-cell>
          <table:table-cell office:value-type="float" office:value="1502063232.43209" calcext:value-type="float">
            <text:p>1502063232.43209</text:p>
          </table:table-cell>
          <table:table-cell table:formula="of:=[.B1495] - [.B1494]" office:value-type="float" office:value="0.033560037612915" calcext:value-type="float">
            <text:p>0.0335600376</text:p>
          </table:table-cell>
          <table:table-cell table:formula="of:=[.C1495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4.jpeg</text:p>
          </table:table-cell>
          <table:table-cell office:value-type="float" office:value="1502063232.46536" calcext:value-type="float">
            <text:p>1502063232.46536</text:p>
          </table:table-cell>
          <table:table-cell table:formula="of:=[.B1496] - [.B1495]" office:value-type="float" office:value="0.0332698822021484" calcext:value-type="float">
            <text:p>0.0332698822</text:p>
          </table:table-cell>
          <table:table-cell table:formula="of:=[.C149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5.jpeg</text:p>
          </table:table-cell>
          <table:table-cell office:value-type="float" office:value="1502063232.49862" calcext:value-type="float">
            <text:p>1502063232.49862</text:p>
          </table:table-cell>
          <table:table-cell table:formula="of:=[.B1497] - [.B1496]" office:value-type="float" office:value="0.0332601070404053" calcext:value-type="float">
            <text:p>0.033260107</text:p>
          </table:table-cell>
          <table:table-cell table:formula="of:=[.C149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6.jpeg</text:p>
          </table:table-cell>
          <table:table-cell office:value-type="float" office:value="1502063232.53221" calcext:value-type="float">
            <text:p>1502063232.53221</text:p>
          </table:table-cell>
          <table:table-cell table:formula="of:=[.B1498] - [.B1497]" office:value-type="float" office:value="0.0335900783538818" calcext:value-type="float">
            <text:p>0.0335900784</text:p>
          </table:table-cell>
          <table:table-cell table:formula="of:=[.C1498] - 0.03333333333" office:value-type="float" office:value="0.000256745023881837" calcext:value-type="float">
            <text:p>0.000256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7.jpeg</text:p>
          </table:table-cell>
          <table:table-cell office:value-type="float" office:value="1502063232.56548" calcext:value-type="float">
            <text:p>1502063232.56548</text:p>
          </table:table-cell>
          <table:table-cell table:formula="of:=[.B1499] - [.B1498]" office:value-type="float" office:value="0.0332698822021484" calcext:value-type="float">
            <text:p>0.0332698822</text:p>
          </table:table-cell>
          <table:table-cell table:formula="of:=[.C149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8.jpeg</text:p>
          </table:table-cell>
          <table:table-cell office:value-type="float" office:value="1502063232.59874" calcext:value-type="float">
            <text:p>1502063232.59874</text:p>
          </table:table-cell>
          <table:table-cell table:formula="of:=[.B1500] - [.B1499]" office:value-type="float" office:value="0.0332601070404053" calcext:value-type="float">
            <text:p>0.033260107</text:p>
          </table:table-cell>
          <table:table-cell table:formula="of:=[.C150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499.jpeg</text:p>
          </table:table-cell>
          <table:table-cell office:value-type="float" office:value="1502063232.63269" calcext:value-type="float">
            <text:p>1502063232.63269</text:p>
          </table:table-cell>
          <table:table-cell table:formula="of:=[.B1501] - [.B1500]" office:value-type="float" office:value="0.0339498519897461" calcext:value-type="float">
            <text:p>0.033949852</text:p>
          </table:table-cell>
          <table:table-cell table:formula="of:=[.C1501] - 0.03333333333" office:value-type="float" office:value="0.000616518659746095" calcext:value-type="float">
            <text:p>0.0006165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0.jpeg</text:p>
          </table:table-cell>
          <table:table-cell office:value-type="float" office:value="1502063232.66596" calcext:value-type="float">
            <text:p>1502063232.66596</text:p>
          </table:table-cell>
          <table:table-cell table:formula="of:=[.B1502] - [.B1501]" office:value-type="float" office:value="0.0332701206207275" calcext:value-type="float">
            <text:p>0.0332701206</text:p>
          </table:table-cell>
          <table:table-cell table:formula="of:=[.C150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1.jpeg</text:p>
          </table:table-cell>
          <table:table-cell office:value-type="float" office:value="1502063232.69922" calcext:value-type="float">
            <text:p>1502063232.69922</text:p>
          </table:table-cell>
          <table:table-cell table:formula="of:=[.B1503] - [.B1502]" office:value-type="float" office:value="0.0332598686218262" calcext:value-type="float">
            <text:p>0.0332598686</text:p>
          </table:table-cell>
          <table:table-cell table:formula="of:=[.C150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2.jpeg</text:p>
          </table:table-cell>
          <table:table-cell office:value-type="float" office:value="1502063232.73292" calcext:value-type="float">
            <text:p>1502063232.73292</text:p>
          </table:table-cell>
          <table:table-cell table:formula="of:=[.B1504] - [.B1503]" office:value-type="float" office:value="0.0336999893188477" calcext:value-type="float">
            <text:p>0.0336999893</text:p>
          </table:table-cell>
          <table:table-cell table:formula="of:=[.C1504] - 0.03333333333" office:value-type="float" office:value="0.000366655988847657" calcext:value-type="float">
            <text:p>0.0003666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3.jpeg</text:p>
          </table:table-cell>
          <table:table-cell office:value-type="float" office:value="1502063232.76651" calcext:value-type="float">
            <text:p>1502063232.76651</text:p>
          </table:table-cell>
          <table:table-cell table:formula="of:=[.B1505] - [.B1504]" office:value-type="float" office:value="0.0335900783538818" calcext:value-type="float">
            <text:p>0.0335900784</text:p>
          </table:table-cell>
          <table:table-cell table:formula="of:=[.C1505] - 0.03333333333" office:value-type="float" office:value="0.000256745023881837" calcext:value-type="float">
            <text:p>0.000256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4.jpeg</text:p>
          </table:table-cell>
          <table:table-cell office:value-type="float" office:value="1502063232.80007" calcext:value-type="float">
            <text:p>1502063232.80007</text:p>
          </table:table-cell>
          <table:table-cell table:formula="of:=[.B1506] - [.B1505]" office:value-type="float" office:value="0.033560037612915" calcext:value-type="float">
            <text:p>0.0335600376</text:p>
          </table:table-cell>
          <table:table-cell table:formula="of:=[.C1506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5.jpeg</text:p>
          </table:table-cell>
          <table:table-cell office:value-type="float" office:value="1502063232.83334" calcext:value-type="float">
            <text:p>1502063232.83334</text:p>
          </table:table-cell>
          <table:table-cell table:formula="of:=[.B1507] - [.B1506]" office:value-type="float" office:value="0.0332698822021484" calcext:value-type="float">
            <text:p>0.0332698822</text:p>
          </table:table-cell>
          <table:table-cell table:formula="of:=[.C150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6.jpeg</text:p>
          </table:table-cell>
          <table:table-cell office:value-type="float" office:value="1502063232.86691" calcext:value-type="float">
            <text:p>1502063232.86691</text:p>
          </table:table-cell>
          <table:table-cell table:formula="of:=[.B1508] - [.B1507]" office:value-type="float" office:value="0.0335700511932373" calcext:value-type="float">
            <text:p>0.0335700512</text:p>
          </table:table-cell>
          <table:table-cell table:formula="of:=[.C1508] - 0.03333333333" office:value-type="float" office:value="0.000236717863237305" calcext:value-type="float">
            <text:p>0.00023671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7.jpeg</text:p>
          </table:table-cell>
          <table:table-cell office:value-type="float" office:value="1502063232.9008" calcext:value-type="float">
            <text:p>1502063232.9008</text:p>
          </table:table-cell>
          <table:table-cell table:formula="of:=[.B1509] - [.B1508]" office:value-type="float" office:value="0.0338900089263916" calcext:value-type="float">
            <text:p>0.0338900089</text:p>
          </table:table-cell>
          <table:table-cell table:formula="of:=[.C1509] - 0.03333333333" office:value-type="float" office:value="0.000556675596391602" calcext:value-type="float">
            <text:p>0.00055667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8.jpeg</text:p>
          </table:table-cell>
          <table:table-cell office:value-type="float" office:value="1502063232.93439" calcext:value-type="float">
            <text:p>1502063232.93439</text:p>
          </table:table-cell>
          <table:table-cell table:formula="of:=[.B1510] - [.B1509]" office:value-type="float" office:value="0.0335900783538818" calcext:value-type="float">
            <text:p>0.0335900784</text:p>
          </table:table-cell>
          <table:table-cell table:formula="of:=[.C1510] - 0.03333333333" office:value-type="float" office:value="0.000256745023881837" calcext:value-type="float">
            <text:p>0.000256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09.jpeg</text:p>
          </table:table-cell>
          <table:table-cell office:value-type="float" office:value="1502063232.96766" calcext:value-type="float">
            <text:p>1502063232.96766</text:p>
          </table:table-cell>
          <table:table-cell table:formula="of:=[.B1511] - [.B1510]" office:value-type="float" office:value="0.0332698822021484" calcext:value-type="float">
            <text:p>0.0332698822</text:p>
          </table:table-cell>
          <table:table-cell table:formula="of:=[.C151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0.jpeg</text:p>
          </table:table-cell>
          <table:table-cell office:value-type="float" office:value="1502063233.00093" calcext:value-type="float">
            <text:p>1502063233.00093</text:p>
          </table:table-cell>
          <table:table-cell table:formula="of:=[.B1512] - [.B1511]" office:value-type="float" office:value="0.0332701206207275" calcext:value-type="float">
            <text:p>0.0332701206</text:p>
          </table:table-cell>
          <table:table-cell table:formula="of:=[.C151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1.jpeg</text:p>
          </table:table-cell>
          <table:table-cell office:value-type="float" office:value="1502063233.03468" calcext:value-type="float">
            <text:p>1502063233.03468</text:p>
          </table:table-cell>
          <table:table-cell table:formula="of:=[.B1513] - [.B1512]" office:value-type="float" office:value="0.0337498188018799" calcext:value-type="float">
            <text:p>0.0337498188</text:p>
          </table:table-cell>
          <table:table-cell table:formula="of:=[.C1513] - 0.03333333333" office:value-type="float" office:value="0.000416485471879884" calcext:value-type="float">
            <text:p>0.0004164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2.jpeg</text:p>
          </table:table-cell>
          <table:table-cell office:value-type="float" office:value="1502063233.06861" calcext:value-type="float">
            <text:p>1502063233.06861</text:p>
          </table:table-cell>
          <table:table-cell table:formula="of:=[.B1514] - [.B1513]" office:value-type="float" office:value="0.0339300632476807" calcext:value-type="float">
            <text:p>0.0339300632</text:p>
          </table:table-cell>
          <table:table-cell table:formula="of:=[.C1514] - 0.03333333333" office:value-type="float" office:value="0.000596729917680665" calcext:value-type="float">
            <text:p>0.0005967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3.jpeg</text:p>
          </table:table-cell>
          <table:table-cell office:value-type="float" office:value="1502063233.10188" calcext:value-type="float">
            <text:p>1502063233.10188</text:p>
          </table:table-cell>
          <table:table-cell table:formula="of:=[.B1515] - [.B1514]" office:value-type="float" office:value="0.0332701206207275" calcext:value-type="float">
            <text:p>0.0332701206</text:p>
          </table:table-cell>
          <table:table-cell table:formula="of:=[.C151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4.jpeg</text:p>
          </table:table-cell>
          <table:table-cell office:value-type="float" office:value="1502063233.13515" calcext:value-type="float">
            <text:p>1502063233.13515</text:p>
          </table:table-cell>
          <table:table-cell table:formula="of:=[.B1516] - [.B1515]" office:value-type="float" office:value="0.0332698822021484" calcext:value-type="float">
            <text:p>0.0332698822</text:p>
          </table:table-cell>
          <table:table-cell table:formula="of:=[.C151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5.jpeg</text:p>
          </table:table-cell>
          <table:table-cell office:value-type="float" office:value="1502063233.16891" calcext:value-type="float">
            <text:p>1502063233.16891</text:p>
          </table:table-cell>
          <table:table-cell table:formula="of:=[.B1517] - [.B1516]" office:value-type="float" office:value="0.0337600708007812" calcext:value-type="float">
            <text:p>0.0337600708</text:p>
          </table:table-cell>
          <table:table-cell table:formula="of:=[.C1517] - 0.03333333333" office:value-type="float" office:value="0.000426737470781251" calcext:value-type="float">
            <text:p>0.0004267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6.jpeg</text:p>
          </table:table-cell>
          <table:table-cell office:value-type="float" office:value="1502063233.20247" calcext:value-type="float">
            <text:p>1502063233.20247</text:p>
          </table:table-cell>
          <table:table-cell table:formula="of:=[.B1518] - [.B1517]" office:value-type="float" office:value="0.033560037612915" calcext:value-type="float">
            <text:p>0.0335600376</text:p>
          </table:table-cell>
          <table:table-cell table:formula="of:=[.C1518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7.jpeg</text:p>
          </table:table-cell>
          <table:table-cell office:value-type="float" office:value="1502063233.23575" calcext:value-type="float">
            <text:p>1502063233.23575</text:p>
          </table:table-cell>
          <table:table-cell table:formula="of:=[.B1519] - [.B1518]" office:value-type="float" office:value="0.0332798957824707" calcext:value-type="float">
            <text:p>0.0332798958</text:p>
          </table:table-cell>
          <table:table-cell table:formula="of:=[.C1519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8.jpeg</text:p>
          </table:table-cell>
          <table:table-cell office:value-type="float" office:value="1502063233.26902" calcext:value-type="float">
            <text:p>1502063233.26902</text:p>
          </table:table-cell>
          <table:table-cell table:formula="of:=[.B1520] - [.B1519]" office:value-type="float" office:value="0.0332701206207275" calcext:value-type="float">
            <text:p>0.0332701206</text:p>
          </table:table-cell>
          <table:table-cell table:formula="of:=[.C152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19.jpeg</text:p>
          </table:table-cell>
          <table:table-cell office:value-type="float" office:value="1502063233.30259" calcext:value-type="float">
            <text:p>1502063233.30259</text:p>
          </table:table-cell>
          <table:table-cell table:formula="of:=[.B1521] - [.B1520]" office:value-type="float" office:value="0.0335698127746582" calcext:value-type="float">
            <text:p>0.0335698128</text:p>
          </table:table-cell>
          <table:table-cell table:formula="of:=[.C1521] - 0.03333333333" office:value-type="float" office:value="0.000236479444658204" calcext:value-type="float">
            <text:p>0.00023647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0.jpeg</text:p>
          </table:table-cell>
          <table:table-cell office:value-type="float" office:value="1502063233.33617" calcext:value-type="float">
            <text:p>1502063233.33617</text:p>
          </table:table-cell>
          <table:table-cell table:formula="of:=[.B1522] - [.B1521]" office:value-type="float" office:value="0.0335800647735596" calcext:value-type="float">
            <text:p>0.0335800648</text:p>
          </table:table-cell>
          <table:table-cell table:formula="of:=[.C1522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1.jpeg</text:p>
          </table:table-cell>
          <table:table-cell office:value-type="float" office:value="1502063233.36944" calcext:value-type="float">
            <text:p>1502063233.36944</text:p>
          </table:table-cell>
          <table:table-cell table:formula="of:=[.B1523] - [.B1522]" office:value-type="float" office:value="0.0332701206207275" calcext:value-type="float">
            <text:p>0.0332701206</text:p>
          </table:table-cell>
          <table:table-cell table:formula="of:=[.C152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2.jpeg</text:p>
          </table:table-cell>
          <table:table-cell office:value-type="float" office:value="1502063233.40285" calcext:value-type="float">
            <text:p>1502063233.40285</text:p>
          </table:table-cell>
          <table:table-cell table:formula="of:=[.B1524] - [.B1523]" office:value-type="float" office:value="0.0334098339080811" calcext:value-type="float">
            <text:p>0.0334098339</text:p>
          </table:table-cell>
          <table:table-cell table:formula="of:=[.C1524] - 0.03333333333" office:value-type="float" office:value="0.0000765005780810554" calcext:value-type="float">
            <text:p>7.6500578081055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3.jpeg</text:p>
          </table:table-cell>
          <table:table-cell office:value-type="float" office:value="1502063233.43678" calcext:value-type="float">
            <text:p>1502063233.43678</text:p>
          </table:table-cell>
          <table:table-cell table:formula="of:=[.B1525] - [.B1524]" office:value-type="float" office:value="0.0339300632476807" calcext:value-type="float">
            <text:p>0.0339300632</text:p>
          </table:table-cell>
          <table:table-cell table:formula="of:=[.C1525] - 0.03333333333" office:value-type="float" office:value="0.000596729917680665" calcext:value-type="float">
            <text:p>0.00059672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4.jpeg</text:p>
          </table:table-cell>
          <table:table-cell office:value-type="float" office:value="1502063233.47034" calcext:value-type="float">
            <text:p>1502063233.47034</text:p>
          </table:table-cell>
          <table:table-cell table:formula="of:=[.B1526] - [.B1525]" office:value-type="float" office:value="0.033560037612915" calcext:value-type="float">
            <text:p>0.0335600376</text:p>
          </table:table-cell>
          <table:table-cell table:formula="of:=[.C1526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5.jpeg</text:p>
          </table:table-cell>
          <table:table-cell office:value-type="float" office:value="1502063233.50361" calcext:value-type="float">
            <text:p>1502063233.50361</text:p>
          </table:table-cell>
          <table:table-cell table:formula="of:=[.B1527] - [.B1526]" office:value-type="float" office:value="0.0332698822021484" calcext:value-type="float">
            <text:p>0.0332698822</text:p>
          </table:table-cell>
          <table:table-cell table:formula="of:=[.C152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6.jpeg</text:p>
          </table:table-cell>
          <table:table-cell office:value-type="float" office:value="1502063233.53694" calcext:value-type="float">
            <text:p>1502063233.53694</text:p>
          </table:table-cell>
          <table:table-cell table:formula="of:=[.B1528] - [.B1527]" office:value-type="float" office:value="0.0333302021026611" calcext:value-type="float">
            <text:p>0.0333302021</text:p>
          </table:table-cell>
          <table:table-cell table:formula="of:=[.C1528] - 0.03333333333" office:value-type="float" office:value="-0.00000313122733886645" calcext:value-type="float">
            <text:p>-3.13122733886645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7.jpeg</text:p>
          </table:table-cell>
          <table:table-cell office:value-type="float" office:value="1502063233.57049" calcext:value-type="float">
            <text:p>1502063233.57049</text:p>
          </table:table-cell>
          <table:table-cell table:formula="of:=[.B1529] - [.B1528]" office:value-type="float" office:value="0.0335497856140137" calcext:value-type="float">
            <text:p>0.0335497856</text:p>
          </table:table-cell>
          <table:table-cell table:formula="of:=[.C1529] - 0.03333333333" office:value-type="float" office:value="0.000216452284013673" calcext:value-type="float">
            <text:p>0.00021645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8.jpeg</text:p>
          </table:table-cell>
          <table:table-cell office:value-type="float" office:value="1502063233.60377" calcext:value-type="float">
            <text:p>1502063233.60377</text:p>
          </table:table-cell>
          <table:table-cell table:formula="of:=[.B1530] - [.B1529]" office:value-type="float" office:value="0.0332801342010498" calcext:value-type="float">
            <text:p>0.0332801342</text:p>
          </table:table-cell>
          <table:table-cell table:formula="of:=[.C1530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29.jpeg</text:p>
          </table:table-cell>
          <table:table-cell office:value-type="float" office:value="1502063233.63704" calcext:value-type="float">
            <text:p>1502063233.63704</text:p>
          </table:table-cell>
          <table:table-cell table:formula="of:=[.B1531] - [.B1530]" office:value-type="float" office:value="0.0332698822021484" calcext:value-type="float">
            <text:p>0.0332698822</text:p>
          </table:table-cell>
          <table:table-cell table:formula="of:=[.C153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0.jpeg</text:p>
          </table:table-cell>
          <table:table-cell office:value-type="float" office:value="1502063233.67062" calcext:value-type="float">
            <text:p>1502063233.67062</text:p>
          </table:table-cell>
          <table:table-cell table:formula="of:=[.B1532] - [.B1531]" office:value-type="float" office:value="0.0335800647735596" calcext:value-type="float">
            <text:p>0.0335800648</text:p>
          </table:table-cell>
          <table:table-cell table:formula="of:=[.C1532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1.jpeg</text:p>
          </table:table-cell>
          <table:table-cell office:value-type="float" office:value="1502063233.70389" calcext:value-type="float">
            <text:p>1502063233.70389</text:p>
          </table:table-cell>
          <table:table-cell table:formula="of:=[.B1533] - [.B1532]" office:value-type="float" office:value="0.0332701206207275" calcext:value-type="float">
            <text:p>0.0332701206</text:p>
          </table:table-cell>
          <table:table-cell table:formula="of:=[.C153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2.jpeg</text:p>
          </table:table-cell>
          <table:table-cell office:value-type="float" office:value="1502063233.73716" calcext:value-type="float">
            <text:p>1502063233.73716</text:p>
          </table:table-cell>
          <table:table-cell table:formula="of:=[.B1534] - [.B1533]" office:value-type="float" office:value="0.0332698822021484" calcext:value-type="float">
            <text:p>0.0332698822</text:p>
          </table:table-cell>
          <table:table-cell table:formula="of:=[.C153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3.jpeg</text:p>
          </table:table-cell>
          <table:table-cell office:value-type="float" office:value="1502063233.77074" calcext:value-type="float">
            <text:p>1502063233.77074</text:p>
          </table:table-cell>
          <table:table-cell table:formula="of:=[.B1535] - [.B1534]" office:value-type="float" office:value="0.0335800647735596" calcext:value-type="float">
            <text:p>0.0335800648</text:p>
          </table:table-cell>
          <table:table-cell table:formula="of:=[.C1535] - 0.03333333333" office:value-type="float" office:value="0.000246731443559571" calcext:value-type="float">
            <text:p>0.00024673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4.jpeg</text:p>
          </table:table-cell>
          <table:table-cell office:value-type="float" office:value="1502063233.80464" calcext:value-type="float">
            <text:p>1502063233.80464</text:p>
          </table:table-cell>
          <table:table-cell table:formula="of:=[.B1536] - [.B1535]" office:value-type="float" office:value="0.0339000225067139" calcext:value-type="float">
            <text:p>0.0339000225</text:p>
          </table:table-cell>
          <table:table-cell table:formula="of:=[.C1536] - 0.03333333333" office:value-type="float" office:value="0.000566689176713868" calcext:value-type="float">
            <text:p>0.0005666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5.jpeg</text:p>
          </table:table-cell>
          <table:table-cell office:value-type="float" office:value="1502063233.8379" calcext:value-type="float">
            <text:p>1502063233.8379</text:p>
          </table:table-cell>
          <table:table-cell table:formula="of:=[.B1537] - [.B1536]" office:value-type="float" office:value="0.0332598686218262" calcext:value-type="float">
            <text:p>0.0332598686</text:p>
          </table:table-cell>
          <table:table-cell table:formula="of:=[.C153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6.jpeg</text:p>
          </table:table-cell>
          <table:table-cell office:value-type="float" office:value="1502063233.87117" calcext:value-type="float">
            <text:p>1502063233.87117</text:p>
          </table:table-cell>
          <table:table-cell table:formula="of:=[.B1538] - [.B1537]" office:value-type="float" office:value="0.0332701206207275" calcext:value-type="float">
            <text:p>0.0332701206</text:p>
          </table:table-cell>
          <table:table-cell table:formula="of:=[.C153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7.jpeg</text:p>
          </table:table-cell>
          <table:table-cell office:value-type="float" office:value="1502063233.9049" calcext:value-type="float">
            <text:p>1502063233.9049</text:p>
          </table:table-cell>
          <table:table-cell table:formula="of:=[.B1539] - [.B1538]" office:value-type="float" office:value="0.0337300300598145" calcext:value-type="float">
            <text:p>0.0337300301</text:p>
          </table:table-cell>
          <table:table-cell table:formula="of:=[.C1539] - 0.03333333333" office:value-type="float" office:value="0.000396696729814454" calcext:value-type="float">
            <text:p>0.00039669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8.jpeg</text:p>
          </table:table-cell>
          <table:table-cell office:value-type="float" office:value="1502063233.93816" calcext:value-type="float">
            <text:p>1502063233.93816</text:p>
          </table:table-cell>
          <table:table-cell table:formula="of:=[.B1540] - [.B1539]" office:value-type="float" office:value="0.0332598686218262" calcext:value-type="float">
            <text:p>0.0332598686</text:p>
          </table:table-cell>
          <table:table-cell table:formula="of:=[.C154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39.jpeg</text:p>
          </table:table-cell>
          <table:table-cell office:value-type="float" office:value="1502063233.97143" calcext:value-type="float">
            <text:p>1502063233.97143</text:p>
          </table:table-cell>
          <table:table-cell table:formula="of:=[.B1541] - [.B1540]" office:value-type="float" office:value="0.0332701206207275" calcext:value-type="float">
            <text:p>0.0332701206</text:p>
          </table:table-cell>
          <table:table-cell table:formula="of:=[.C154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0.jpeg</text:p>
          </table:table-cell>
          <table:table-cell office:value-type="float" office:value="1502063234.00489" calcext:value-type="float">
            <text:p>1502063234.00489</text:p>
          </table:table-cell>
          <table:table-cell table:formula="of:=[.B1542] - [.B1541]" office:value-type="float" office:value="0.0334599018096924" calcext:value-type="float">
            <text:p>0.0334599018</text:p>
          </table:table-cell>
          <table:table-cell table:formula="of:=[.C1542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1.jpeg</text:p>
          </table:table-cell>
          <table:table-cell office:value-type="float" office:value="1502063234.03815" calcext:value-type="float">
            <text:p>1502063234.03815</text:p>
          </table:table-cell>
          <table:table-cell table:formula="of:=[.B1543] - [.B1542]" office:value-type="float" office:value="0.0332601070404053" calcext:value-type="float">
            <text:p>0.033260107</text:p>
          </table:table-cell>
          <table:table-cell table:formula="of:=[.C154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2.jpeg</text:p>
          </table:table-cell>
          <table:table-cell office:value-type="float" office:value="1502063234.07142" calcext:value-type="float">
            <text:p>1502063234.07142</text:p>
          </table:table-cell>
          <table:table-cell table:formula="of:=[.B1544] - [.B1543]" office:value-type="float" office:value="0.0332698822021484" calcext:value-type="float">
            <text:p>0.0332698822</text:p>
          </table:table-cell>
          <table:table-cell table:formula="of:=[.C154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3.jpeg</text:p>
          </table:table-cell>
          <table:table-cell office:value-type="float" office:value="1502063234.10488" calcext:value-type="float">
            <text:p>1502063234.10488</text:p>
          </table:table-cell>
          <table:table-cell table:formula="of:=[.B1545] - [.B1544]" office:value-type="float" office:value="0.0334601402282715" calcext:value-type="float">
            <text:p>0.0334601402</text:p>
          </table:table-cell>
          <table:table-cell table:formula="of:=[.C1545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4.jpeg</text:p>
          </table:table-cell>
          <table:table-cell office:value-type="float" office:value="1502063234.13814" calcext:value-type="float">
            <text:p>1502063234.13814</text:p>
          </table:table-cell>
          <table:table-cell table:formula="of:=[.B1546] - [.B1545]" office:value-type="float" office:value="0.0332598686218262" calcext:value-type="float">
            <text:p>0.0332598686</text:p>
          </table:table-cell>
          <table:table-cell table:formula="of:=[.C154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5.jpeg</text:p>
          </table:table-cell>
          <table:table-cell office:value-type="float" office:value="1502063234.17141" calcext:value-type="float">
            <text:p>1502063234.17141</text:p>
          </table:table-cell>
          <table:table-cell table:formula="of:=[.B1547] - [.B1546]" office:value-type="float" office:value="0.0332701206207275" calcext:value-type="float">
            <text:p>0.0332701206</text:p>
          </table:table-cell>
          <table:table-cell table:formula="of:=[.C154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6.jpeg</text:p>
          </table:table-cell>
          <table:table-cell office:value-type="float" office:value="1502063234.20488" calcext:value-type="float">
            <text:p>1502063234.20488</text:p>
          </table:table-cell>
          <table:table-cell table:formula="of:=[.B1548] - [.B1547]" office:value-type="float" office:value="0.0334699153900146" calcext:value-type="float">
            <text:p>0.0334699154</text:p>
          </table:table-cell>
          <table:table-cell table:formula="of:=[.C154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7.jpeg</text:p>
          </table:table-cell>
          <table:table-cell office:value-type="float" office:value="1502063234.23814" calcext:value-type="float">
            <text:p>1502063234.23814</text:p>
          </table:table-cell>
          <table:table-cell table:formula="of:=[.B1549] - [.B1548]" office:value-type="float" office:value="0.0332601070404053" calcext:value-type="float">
            <text:p>0.033260107</text:p>
          </table:table-cell>
          <table:table-cell table:formula="of:=[.C154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8.jpeg</text:p>
          </table:table-cell>
          <table:table-cell office:value-type="float" office:value="1502063234.27141" calcext:value-type="float">
            <text:p>1502063234.27141</text:p>
          </table:table-cell>
          <table:table-cell table:formula="of:=[.B1550] - [.B1549]" office:value-type="float" office:value="0.0332698822021484" calcext:value-type="float">
            <text:p>0.0332698822</text:p>
          </table:table-cell>
          <table:table-cell table:formula="of:=[.C155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49.jpeg</text:p>
          </table:table-cell>
          <table:table-cell office:value-type="float" office:value="1502063234.30489" calcext:value-type="float">
            <text:p>1502063234.30489</text:p>
          </table:table-cell>
          <table:table-cell table:formula="of:=[.B1551] - [.B1550]" office:value-type="float" office:value="0.0334799289703369" calcext:value-type="float">
            <text:p>0.033479929</text:p>
          </table:table-cell>
          <table:table-cell table:formula="of:=[.C1551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0.jpeg</text:p>
          </table:table-cell>
          <table:table-cell office:value-type="float" office:value="1502063234.33814" calcext:value-type="float">
            <text:p>1502063234.33814</text:p>
          </table:table-cell>
          <table:table-cell table:formula="of:=[.B1552] - [.B1551]" office:value-type="float" office:value="0.033250093460083" calcext:value-type="float">
            <text:p>0.0332500935</text:p>
          </table:table-cell>
          <table:table-cell table:formula="of:=[.C1552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1.jpeg</text:p>
          </table:table-cell>
          <table:table-cell office:value-type="float" office:value="1502063234.37142" calcext:value-type="float">
            <text:p>1502063234.37142</text:p>
          </table:table-cell>
          <table:table-cell table:formula="of:=[.B1553] - [.B1552]" office:value-type="float" office:value="0.0332798957824707" calcext:value-type="float">
            <text:p>0.0332798958</text:p>
          </table:table-cell>
          <table:table-cell table:formula="of:=[.C1553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2.jpeg</text:p>
          </table:table-cell>
          <table:table-cell office:value-type="float" office:value="1502063234.40489" calcext:value-type="float">
            <text:p>1502063234.40489</text:p>
          </table:table-cell>
          <table:table-cell table:formula="of:=[.B1554] - [.B1553]" office:value-type="float" office:value="0.0334701538085937" calcext:value-type="float">
            <text:p>0.0334701538</text:p>
          </table:table-cell>
          <table:table-cell table:formula="of:=[.C1554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3.jpeg</text:p>
          </table:table-cell>
          <table:table-cell office:value-type="float" office:value="1502063234.43814" calcext:value-type="float">
            <text:p>1502063234.43814</text:p>
          </table:table-cell>
          <table:table-cell table:formula="of:=[.B1555] - [.B1554]" office:value-type="float" office:value="0.0332498550415039" calcext:value-type="float">
            <text:p>0.033249855</text:p>
          </table:table-cell>
          <table:table-cell table:formula="of:=[.C1555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4.jpeg</text:p>
          </table:table-cell>
          <table:table-cell office:value-type="float" office:value="1502063234.47142" calcext:value-type="float">
            <text:p>1502063234.47142</text:p>
          </table:table-cell>
          <table:table-cell table:formula="of:=[.B1556] - [.B1555]" office:value-type="float" office:value="0.0332801342010498" calcext:value-type="float">
            <text:p>0.0332801342</text:p>
          </table:table-cell>
          <table:table-cell table:formula="of:=[.C155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5.jpeg</text:p>
          </table:table-cell>
          <table:table-cell office:value-type="float" office:value="1502063234.5049" calcext:value-type="float">
            <text:p>1502063234.5049</text:p>
          </table:table-cell>
          <table:table-cell table:formula="of:=[.B1557] - [.B1556]" office:value-type="float" office:value="0.0334799289703369" calcext:value-type="float">
            <text:p>0.033479929</text:p>
          </table:table-cell>
          <table:table-cell table:formula="of:=[.C1557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6.jpeg</text:p>
          </table:table-cell>
          <table:table-cell office:value-type="float" office:value="1502063234.53816" calcext:value-type="float">
            <text:p>1502063234.53816</text:p>
          </table:table-cell>
          <table:table-cell table:formula="of:=[.B1558] - [.B1557]" office:value-type="float" office:value="0.0332601070404053" calcext:value-type="float">
            <text:p>0.033260107</text:p>
          </table:table-cell>
          <table:table-cell table:formula="of:=[.C155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7.jpeg</text:p>
          </table:table-cell>
          <table:table-cell office:value-type="float" office:value="1502063234.57142" calcext:value-type="float">
            <text:p>1502063234.57142</text:p>
          </table:table-cell>
          <table:table-cell table:formula="of:=[.B1559] - [.B1558]" office:value-type="float" office:value="0.0332598686218262" calcext:value-type="float">
            <text:p>0.0332598686</text:p>
          </table:table-cell>
          <table:table-cell table:formula="of:=[.C155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8.jpeg</text:p>
          </table:table-cell>
          <table:table-cell office:value-type="float" office:value="1502063234.60492" calcext:value-type="float">
            <text:p>1502063234.60492</text:p>
          </table:table-cell>
          <table:table-cell table:formula="of:=[.B1560] - [.B1559]" office:value-type="float" office:value="0.0334999561309814" calcext:value-type="float">
            <text:p>0.0334999561</text:p>
          </table:table-cell>
          <table:table-cell table:formula="of:=[.C1560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59.jpeg</text:p>
          </table:table-cell>
          <table:table-cell office:value-type="float" office:value="1502063234.63818" calcext:value-type="float">
            <text:p>1502063234.63818</text:p>
          </table:table-cell>
          <table:table-cell table:formula="of:=[.B1561] - [.B1560]" office:value-type="float" office:value="0.0332601070404053" calcext:value-type="float">
            <text:p>0.033260107</text:p>
          </table:table-cell>
          <table:table-cell table:formula="of:=[.C156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0.jpeg</text:p>
          </table:table-cell>
          <table:table-cell office:value-type="float" office:value="1502063234.67145" calcext:value-type="float">
            <text:p>1502063234.67145</text:p>
          </table:table-cell>
          <table:table-cell table:formula="of:=[.B1562] - [.B1561]" office:value-type="float" office:value="0.0332698822021484" calcext:value-type="float">
            <text:p>0.0332698822</text:p>
          </table:table-cell>
          <table:table-cell table:formula="of:=[.C156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1.jpeg</text:p>
          </table:table-cell>
          <table:table-cell office:value-type="float" office:value="1502063234.70487" calcext:value-type="float">
            <text:p>1502063234.70487</text:p>
          </table:table-cell>
          <table:table-cell table:formula="of:=[.B1563] - [.B1562]" office:value-type="float" office:value="0.0334200859069824" calcext:value-type="float">
            <text:p>0.0334200859</text:p>
          </table:table-cell>
          <table:table-cell table:formula="of:=[.C1563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2.jpeg</text:p>
          </table:table-cell>
          <table:table-cell office:value-type="float" office:value="1502063234.73814" calcext:value-type="float">
            <text:p>1502063234.73814</text:p>
          </table:table-cell>
          <table:table-cell table:formula="of:=[.B1564] - [.B1563]" office:value-type="float" office:value="0.0332701206207275" calcext:value-type="float">
            <text:p>0.0332701206</text:p>
          </table:table-cell>
          <table:table-cell table:formula="of:=[.C156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3.jpeg</text:p>
          </table:table-cell>
          <table:table-cell office:value-type="float" office:value="1502063234.7714" calcext:value-type="float">
            <text:p>1502063234.7714</text:p>
          </table:table-cell>
          <table:table-cell table:formula="of:=[.B1565] - [.B1564]" office:value-type="float" office:value="0.0332598686218262" calcext:value-type="float">
            <text:p>0.0332598686</text:p>
          </table:table-cell>
          <table:table-cell table:formula="of:=[.C156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4.jpeg</text:p>
          </table:table-cell>
          <table:table-cell office:value-type="float" office:value="1502063234.80488" calcext:value-type="float">
            <text:p>1502063234.80488</text:p>
          </table:table-cell>
          <table:table-cell table:formula="of:=[.B1566] - [.B1565]" office:value-type="float" office:value="0.0334799289703369" calcext:value-type="float">
            <text:p>0.033479929</text:p>
          </table:table-cell>
          <table:table-cell table:formula="of:=[.C1566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5.jpeg</text:p>
          </table:table-cell>
          <table:table-cell office:value-type="float" office:value="1502063234.83815" calcext:value-type="float">
            <text:p>1502063234.83815</text:p>
          </table:table-cell>
          <table:table-cell table:formula="of:=[.B1567] - [.B1566]" office:value-type="float" office:value="0.0332701206207275" calcext:value-type="float">
            <text:p>0.0332701206</text:p>
          </table:table-cell>
          <table:table-cell table:formula="of:=[.C156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6.jpeg</text:p>
          </table:table-cell>
          <table:table-cell office:value-type="float" office:value="1502063234.87142" calcext:value-type="float">
            <text:p>1502063234.87142</text:p>
          </table:table-cell>
          <table:table-cell table:formula="of:=[.B1568] - [.B1567]" office:value-type="float" office:value="0.0332698822021484" calcext:value-type="float">
            <text:p>0.0332698822</text:p>
          </table:table-cell>
          <table:table-cell table:formula="of:=[.C156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7.jpeg</text:p>
          </table:table-cell>
          <table:table-cell office:value-type="float" office:value="1502063234.90487" calcext:value-type="float">
            <text:p>1502063234.90487</text:p>
          </table:table-cell>
          <table:table-cell table:formula="of:=[.B1569] - [.B1568]" office:value-type="float" office:value="0.0334501266479492" calcext:value-type="float">
            <text:p>0.0334501266</text:p>
          </table:table-cell>
          <table:table-cell table:formula="of:=[.C1569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8.jpeg</text:p>
          </table:table-cell>
          <table:table-cell office:value-type="float" office:value="1502063234.93813" calcext:value-type="float">
            <text:p>1502063234.93813</text:p>
          </table:table-cell>
          <table:table-cell table:formula="of:=[.B1570] - [.B1569]" office:value-type="float" office:value="0.0332598686218262" calcext:value-type="float">
            <text:p>0.0332598686</text:p>
          </table:table-cell>
          <table:table-cell table:formula="of:=[.C157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69.jpeg</text:p>
          </table:table-cell>
          <table:table-cell office:value-type="float" office:value="1502063234.9714" calcext:value-type="float">
            <text:p>1502063234.9714</text:p>
          </table:table-cell>
          <table:table-cell table:formula="of:=[.B1571] - [.B1570]" office:value-type="float" office:value="0.0332701206207275" calcext:value-type="float">
            <text:p>0.0332701206</text:p>
          </table:table-cell>
          <table:table-cell table:formula="of:=[.C157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0.jpeg</text:p>
          </table:table-cell>
          <table:table-cell office:value-type="float" office:value="1502063235.00488" calcext:value-type="float">
            <text:p>1502063235.00488</text:p>
          </table:table-cell>
          <table:table-cell table:formula="of:=[.B1572] - [.B1571]" office:value-type="float" office:value="0.0334799289703369" calcext:value-type="float">
            <text:p>0.033479929</text:p>
          </table:table-cell>
          <table:table-cell table:formula="of:=[.C157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1.jpeg</text:p>
          </table:table-cell>
          <table:table-cell office:value-type="float" office:value="1502063235.03814" calcext:value-type="float">
            <text:p>1502063235.03814</text:p>
          </table:table-cell>
          <table:table-cell table:formula="of:=[.B1573] - [.B1572]" office:value-type="float" office:value="0.0332601070404053" calcext:value-type="float">
            <text:p>0.033260107</text:p>
          </table:table-cell>
          <table:table-cell table:formula="of:=[.C157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2.jpeg</text:p>
          </table:table-cell>
          <table:table-cell office:value-type="float" office:value="1502063235.07141" calcext:value-type="float">
            <text:p>1502063235.07141</text:p>
          </table:table-cell>
          <table:table-cell table:formula="of:=[.B1574] - [.B1573]" office:value-type="float" office:value="0.0332698822021484" calcext:value-type="float">
            <text:p>0.0332698822</text:p>
          </table:table-cell>
          <table:table-cell table:formula="of:=[.C157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3.jpeg</text:p>
          </table:table-cell>
          <table:table-cell office:value-type="float" office:value="1502063235.10488" calcext:value-type="float">
            <text:p>1502063235.10488</text:p>
          </table:table-cell>
          <table:table-cell table:formula="of:=[.B1575] - [.B1574]" office:value-type="float" office:value="0.0334701538085937" calcext:value-type="float">
            <text:p>0.0334701538</text:p>
          </table:table-cell>
          <table:table-cell table:formula="of:=[.C1575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4.jpeg</text:p>
          </table:table-cell>
          <table:table-cell office:value-type="float" office:value="1502063235.13814" calcext:value-type="float">
            <text:p>1502063235.13814</text:p>
          </table:table-cell>
          <table:table-cell table:formula="of:=[.B1576] - [.B1575]" office:value-type="float" office:value="0.0332598686218262" calcext:value-type="float">
            <text:p>0.0332598686</text:p>
          </table:table-cell>
          <table:table-cell table:formula="of:=[.C157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5.jpeg</text:p>
          </table:table-cell>
          <table:table-cell office:value-type="float" office:value="1502063235.17141" calcext:value-type="float">
            <text:p>1502063235.17141</text:p>
          </table:table-cell>
          <table:table-cell table:formula="of:=[.B1577] - [.B1576]" office:value-type="float" office:value="0.0332701206207275" calcext:value-type="float">
            <text:p>0.0332701206</text:p>
          </table:table-cell>
          <table:table-cell table:formula="of:=[.C157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6.jpeg</text:p>
          </table:table-cell>
          <table:table-cell office:value-type="float" office:value="1502063235.20488" calcext:value-type="float">
            <text:p>1502063235.20488</text:p>
          </table:table-cell>
          <table:table-cell table:formula="of:=[.B1578] - [.B1577]" office:value-type="float" office:value="0.0334699153900146" calcext:value-type="float">
            <text:p>0.0334699154</text:p>
          </table:table-cell>
          <table:table-cell table:formula="of:=[.C157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7.jpeg</text:p>
          </table:table-cell>
          <table:table-cell office:value-type="float" office:value="1502063235.23814" calcext:value-type="float">
            <text:p>1502063235.23814</text:p>
          </table:table-cell>
          <table:table-cell table:formula="of:=[.B1579] - [.B1578]" office:value-type="float" office:value="0.0332601070404053" calcext:value-type="float">
            <text:p>0.033260107</text:p>
          </table:table-cell>
          <table:table-cell table:formula="of:=[.C157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8.jpeg</text:p>
          </table:table-cell>
          <table:table-cell office:value-type="float" office:value="1502063235.27141" calcext:value-type="float">
            <text:p>1502063235.27141</text:p>
          </table:table-cell>
          <table:table-cell table:formula="of:=[.B1580] - [.B1579]" office:value-type="float" office:value="0.0332698822021484" calcext:value-type="float">
            <text:p>0.0332698822</text:p>
          </table:table-cell>
          <table:table-cell table:formula="of:=[.C158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79.jpeg</text:p>
          </table:table-cell>
          <table:table-cell office:value-type="float" office:value="1502063235.30489" calcext:value-type="float">
            <text:p>1502063235.30489</text:p>
          </table:table-cell>
          <table:table-cell table:formula="of:=[.B1581] - [.B1580]" office:value-type="float" office:value="0.0334799289703369" calcext:value-type="float">
            <text:p>0.033479929</text:p>
          </table:table-cell>
          <table:table-cell table:formula="of:=[.C1581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0.jpeg</text:p>
          </table:table-cell>
          <table:table-cell office:value-type="float" office:value="1502063235.33816" calcext:value-type="float">
            <text:p>1502063235.33816</text:p>
          </table:table-cell>
          <table:table-cell table:formula="of:=[.B1582] - [.B1581]" office:value-type="float" office:value="0.0332701206207275" calcext:value-type="float">
            <text:p>0.0332701206</text:p>
          </table:table-cell>
          <table:table-cell table:formula="of:=[.C158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1.jpeg</text:p>
          </table:table-cell>
          <table:table-cell office:value-type="float" office:value="1502063235.37143" calcext:value-type="float">
            <text:p>1502063235.37143</text:p>
          </table:table-cell>
          <table:table-cell table:formula="of:=[.B1583] - [.B1582]" office:value-type="float" office:value="0.0332698822021484" calcext:value-type="float">
            <text:p>0.0332698822</text:p>
          </table:table-cell>
          <table:table-cell table:formula="of:=[.C158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2.jpeg</text:p>
          </table:table-cell>
          <table:table-cell office:value-type="float" office:value="1502063235.40488" calcext:value-type="float">
            <text:p>1502063235.40488</text:p>
          </table:table-cell>
          <table:table-cell table:formula="of:=[.B1584] - [.B1583]" office:value-type="float" office:value="0.0334501266479492" calcext:value-type="float">
            <text:p>0.0334501266</text:p>
          </table:table-cell>
          <table:table-cell table:formula="of:=[.C1584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3.jpeg</text:p>
          </table:table-cell>
          <table:table-cell office:value-type="float" office:value="1502063235.43814" calcext:value-type="float">
            <text:p>1502063235.43814</text:p>
          </table:table-cell>
          <table:table-cell table:formula="of:=[.B1585] - [.B1584]" office:value-type="float" office:value="0.0332598686218262" calcext:value-type="float">
            <text:p>0.0332598686</text:p>
          </table:table-cell>
          <table:table-cell table:formula="of:=[.C158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4.jpeg</text:p>
          </table:table-cell>
          <table:table-cell office:value-type="float" office:value="1502063235.47141" calcext:value-type="float">
            <text:p>1502063235.47141</text:p>
          </table:table-cell>
          <table:table-cell table:formula="of:=[.B1586] - [.B1585]" office:value-type="float" office:value="0.0332701206207275" calcext:value-type="float">
            <text:p>0.0332701206</text:p>
          </table:table-cell>
          <table:table-cell table:formula="of:=[.C158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5.jpeg</text:p>
          </table:table-cell>
          <table:table-cell office:value-type="float" office:value="1502063235.50487" calcext:value-type="float">
            <text:p>1502063235.50487</text:p>
          </table:table-cell>
          <table:table-cell table:formula="of:=[.B1587] - [.B1586]" office:value-type="float" office:value="0.0334599018096924" calcext:value-type="float">
            <text:p>0.0334599018</text:p>
          </table:table-cell>
          <table:table-cell table:formula="of:=[.C1587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6.jpeg</text:p>
          </table:table-cell>
          <table:table-cell office:value-type="float" office:value="1502063235.53813" calcext:value-type="float">
            <text:p>1502063235.53813</text:p>
          </table:table-cell>
          <table:table-cell table:formula="of:=[.B1588] - [.B1587]" office:value-type="float" office:value="0.0332601070404053" calcext:value-type="float">
            <text:p>0.033260107</text:p>
          </table:table-cell>
          <table:table-cell table:formula="of:=[.C158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7.jpeg</text:p>
          </table:table-cell>
          <table:table-cell office:value-type="float" office:value="1502063235.57141" calcext:value-type="float">
            <text:p>1502063235.57141</text:p>
          </table:table-cell>
          <table:table-cell table:formula="of:=[.B1589] - [.B1588]" office:value-type="float" office:value="0.0332798957824707" calcext:value-type="float">
            <text:p>0.0332798958</text:p>
          </table:table-cell>
          <table:table-cell table:formula="of:=[.C1589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8.jpeg</text:p>
          </table:table-cell>
          <table:table-cell office:value-type="float" office:value="1502063235.60489" calcext:value-type="float">
            <text:p>1502063235.60489</text:p>
          </table:table-cell>
          <table:table-cell table:formula="of:=[.B1590] - [.B1589]" office:value-type="float" office:value="0.033480167388916" calcext:value-type="float">
            <text:p>0.0334801674</text:p>
          </table:table-cell>
          <table:table-cell table:formula="of:=[.C1590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89.jpeg</text:p>
          </table:table-cell>
          <table:table-cell office:value-type="float" office:value="1502063235.63815" calcext:value-type="float">
            <text:p>1502063235.63815</text:p>
          </table:table-cell>
          <table:table-cell table:formula="of:=[.B1591] - [.B1590]" office:value-type="float" office:value="0.0332598686218262" calcext:value-type="float">
            <text:p>0.0332598686</text:p>
          </table:table-cell>
          <table:table-cell table:formula="of:=[.C159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0.jpeg</text:p>
          </table:table-cell>
          <table:table-cell office:value-type="float" office:value="1502063235.67143" calcext:value-type="float">
            <text:p>1502063235.67143</text:p>
          </table:table-cell>
          <table:table-cell table:formula="of:=[.B1592] - [.B1591]" office:value-type="float" office:value="0.0332801342010498" calcext:value-type="float">
            <text:p>0.0332801342</text:p>
          </table:table-cell>
          <table:table-cell table:formula="of:=[.C159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1.jpeg</text:p>
          </table:table-cell>
          <table:table-cell office:value-type="float" office:value="1502063235.7047" calcext:value-type="float">
            <text:p>1502063235.7047</text:p>
          </table:table-cell>
          <table:table-cell table:formula="of:=[.B1593] - [.B1592]" office:value-type="float" office:value="0.0332698822021484" calcext:value-type="float">
            <text:p>0.0332698822</text:p>
          </table:table-cell>
          <table:table-cell table:formula="of:=[.C159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2.jpeg</text:p>
          </table:table-cell>
          <table:table-cell office:value-type="float" office:value="1502063235.73796" calcext:value-type="float">
            <text:p>1502063235.73796</text:p>
          </table:table-cell>
          <table:table-cell table:formula="of:=[.B1594] - [.B1593]" office:value-type="float" office:value="0.0332601070404053" calcext:value-type="float">
            <text:p>0.033260107</text:p>
          </table:table-cell>
          <table:table-cell table:formula="of:=[.C159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3.jpeg</text:p>
          </table:table-cell>
          <table:table-cell office:value-type="float" office:value="1502063235.77123" calcext:value-type="float">
            <text:p>1502063235.77123</text:p>
          </table:table-cell>
          <table:table-cell table:formula="of:=[.B1595] - [.B1594]" office:value-type="float" office:value="0.0332698822021484" calcext:value-type="float">
            <text:p>0.0332698822</text:p>
          </table:table-cell>
          <table:table-cell table:formula="of:=[.C159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4.jpeg</text:p>
          </table:table-cell>
          <table:table-cell office:value-type="float" office:value="1502063235.80491" calcext:value-type="float">
            <text:p>1502063235.80491</text:p>
          </table:table-cell>
          <table:table-cell table:formula="of:=[.B1596] - [.B1595]" office:value-type="float" office:value="0.0336799621582031" calcext:value-type="float">
            <text:p>0.0336799622</text:p>
          </table:table-cell>
          <table:table-cell table:formula="of:=[.C1596] - 0.03333333333" office:value-type="float" office:value="0.000346628828203126" calcext:value-type="float">
            <text:p>0.00034662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5.jpeg</text:p>
          </table:table-cell>
          <table:table-cell office:value-type="float" office:value="1502063235.83817" calcext:value-type="float">
            <text:p>1502063235.83817</text:p>
          </table:table-cell>
          <table:table-cell table:formula="of:=[.B1597] - [.B1596]" office:value-type="float" office:value="0.0332601070404053" calcext:value-type="float">
            <text:p>0.033260107</text:p>
          </table:table-cell>
          <table:table-cell table:formula="of:=[.C159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6.jpeg</text:p>
          </table:table-cell>
          <table:table-cell office:value-type="float" office:value="1502063235.87144" calcext:value-type="float">
            <text:p>1502063235.87144</text:p>
          </table:table-cell>
          <table:table-cell table:formula="of:=[.B1598] - [.B1597]" office:value-type="float" office:value="0.0332698822021484" calcext:value-type="float">
            <text:p>0.0332698822</text:p>
          </table:table-cell>
          <table:table-cell table:formula="of:=[.C159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7.jpeg</text:p>
          </table:table-cell>
          <table:table-cell office:value-type="float" office:value="1502063235.90471" calcext:value-type="float">
            <text:p>1502063235.90471</text:p>
          </table:table-cell>
          <table:table-cell table:formula="of:=[.B1599] - [.B1598]" office:value-type="float" office:value="0.0332701206207275" calcext:value-type="float">
            <text:p>0.0332701206</text:p>
          </table:table-cell>
          <table:table-cell table:formula="of:=[.C159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8.jpeg</text:p>
          </table:table-cell>
          <table:table-cell office:value-type="float" office:value="1502063235.93797" calcext:value-type="float">
            <text:p>1502063235.93797</text:p>
          </table:table-cell>
          <table:table-cell table:formula="of:=[.B1600] - [.B1599]" office:value-type="float" office:value="0.0332598686218262" calcext:value-type="float">
            <text:p>0.0332598686</text:p>
          </table:table-cell>
          <table:table-cell table:formula="of:=[.C160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599.jpeg</text:p>
          </table:table-cell>
          <table:table-cell office:value-type="float" office:value="1502063235.97124" calcext:value-type="float">
            <text:p>1502063235.97124</text:p>
          </table:table-cell>
          <table:table-cell table:formula="of:=[.B1601] - [.B1600]" office:value-type="float" office:value="0.0332701206207275" calcext:value-type="float">
            <text:p>0.0332701206</text:p>
          </table:table-cell>
          <table:table-cell table:formula="of:=[.C160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0.jpeg</text:p>
          </table:table-cell>
          <table:table-cell office:value-type="float" office:value="1502063236.0049" calcext:value-type="float">
            <text:p>1502063236.0049</text:p>
          </table:table-cell>
          <table:table-cell table:formula="of:=[.B1602] - [.B1601]" office:value-type="float" office:value="0.0336599349975586" calcext:value-type="float">
            <text:p>0.033659935</text:p>
          </table:table-cell>
          <table:table-cell table:formula="of:=[.C1602] - 0.03333333333" office:value-type="float" office:value="0.000326601667558594" calcext:value-type="float">
            <text:p>0.00032660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1.jpeg</text:p>
          </table:table-cell>
          <table:table-cell office:value-type="float" office:value="1502063236.03816" calcext:value-type="float">
            <text:p>1502063236.03816</text:p>
          </table:table-cell>
          <table:table-cell table:formula="of:=[.B1603] - [.B1602]" office:value-type="float" office:value="0.0332601070404053" calcext:value-type="float">
            <text:p>0.033260107</text:p>
          </table:table-cell>
          <table:table-cell table:formula="of:=[.C160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2.jpeg</text:p>
          </table:table-cell>
          <table:table-cell office:value-type="float" office:value="1502063236.07143" calcext:value-type="float">
            <text:p>1502063236.07143</text:p>
          </table:table-cell>
          <table:table-cell table:formula="of:=[.B1604] - [.B1603]" office:value-type="float" office:value="0.0332698822021484" calcext:value-type="float">
            <text:p>0.0332698822</text:p>
          </table:table-cell>
          <table:table-cell table:formula="of:=[.C160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3.jpeg</text:p>
          </table:table-cell>
          <table:table-cell office:value-type="float" office:value="1502063236.10487" calcext:value-type="float">
            <text:p>1502063236.10487</text:p>
          </table:table-cell>
          <table:table-cell table:formula="of:=[.B1605] - [.B1604]" office:value-type="float" office:value="0.033440113067627" calcext:value-type="float">
            <text:p>0.0334401131</text:p>
          </table:table-cell>
          <table:table-cell table:formula="of:=[.C1605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4.jpeg</text:p>
          </table:table-cell>
          <table:table-cell office:value-type="float" office:value="1502063236.13813" calcext:value-type="float">
            <text:p>1502063236.13813</text:p>
          </table:table-cell>
          <table:table-cell table:formula="of:=[.B1606] - [.B1605]" office:value-type="float" office:value="0.0332598686218262" calcext:value-type="float">
            <text:p>0.0332598686</text:p>
          </table:table-cell>
          <table:table-cell table:formula="of:=[.C160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5.jpeg</text:p>
          </table:table-cell>
          <table:table-cell office:value-type="float" office:value="1502063236.17141" calcext:value-type="float">
            <text:p>1502063236.17141</text:p>
          </table:table-cell>
          <table:table-cell table:formula="of:=[.B1607] - [.B1606]" office:value-type="float" office:value="0.0332801342010498" calcext:value-type="float">
            <text:p>0.0332801342</text:p>
          </table:table-cell>
          <table:table-cell table:formula="of:=[.C160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6.jpeg</text:p>
          </table:table-cell>
          <table:table-cell office:value-type="float" office:value="1502063236.2049" calcext:value-type="float">
            <text:p>1502063236.2049</text:p>
          </table:table-cell>
          <table:table-cell table:formula="of:=[.B1608] - [.B1607]" office:value-type="float" office:value="0.0334899425506592" calcext:value-type="float">
            <text:p>0.0334899426</text:p>
          </table:table-cell>
          <table:table-cell table:formula="of:=[.C1608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7.jpeg</text:p>
          </table:table-cell>
          <table:table-cell office:value-type="float" office:value="1502063236.23816" calcext:value-type="float">
            <text:p>1502063236.23816</text:p>
          </table:table-cell>
          <table:table-cell table:formula="of:=[.B1609] - [.B1608]" office:value-type="float" office:value="0.0332598686218262" calcext:value-type="float">
            <text:p>0.0332598686</text:p>
          </table:table-cell>
          <table:table-cell table:formula="of:=[.C160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8.jpeg</text:p>
          </table:table-cell>
          <table:table-cell office:value-type="float" office:value="1502063236.27143" calcext:value-type="float">
            <text:p>1502063236.27143</text:p>
          </table:table-cell>
          <table:table-cell table:formula="of:=[.B1610] - [.B1609]" office:value-type="float" office:value="0.0332701206207275" calcext:value-type="float">
            <text:p>0.0332701206</text:p>
          </table:table-cell>
          <table:table-cell table:formula="of:=[.C161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09.jpeg</text:p>
          </table:table-cell>
          <table:table-cell office:value-type="float" office:value="1502063236.3049" calcext:value-type="float">
            <text:p>1502063236.3049</text:p>
          </table:table-cell>
          <table:table-cell table:formula="of:=[.B1611] - [.B1610]" office:value-type="float" office:value="0.0334699153900146" calcext:value-type="float">
            <text:p>0.0334699154</text:p>
          </table:table-cell>
          <table:table-cell table:formula="of:=[.C1611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0.jpeg</text:p>
          </table:table-cell>
          <table:table-cell office:value-type="float" office:value="1502063236.33816" calcext:value-type="float">
            <text:p>1502063236.33816</text:p>
          </table:table-cell>
          <table:table-cell table:formula="of:=[.B1612] - [.B1611]" office:value-type="float" office:value="0.0332601070404053" calcext:value-type="float">
            <text:p>0.033260107</text:p>
          </table:table-cell>
          <table:table-cell table:formula="of:=[.C161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1.jpeg</text:p>
          </table:table-cell>
          <table:table-cell office:value-type="float" office:value="1502063236.37143" calcext:value-type="float">
            <text:p>1502063236.37143</text:p>
          </table:table-cell>
          <table:table-cell table:formula="of:=[.B1613] - [.B1612]" office:value-type="float" office:value="0.0332698822021484" calcext:value-type="float">
            <text:p>0.0332698822</text:p>
          </table:table-cell>
          <table:table-cell table:formula="of:=[.C161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2.jpeg</text:p>
          </table:table-cell>
          <table:table-cell office:value-type="float" office:value="1502063236.40495" calcext:value-type="float">
            <text:p>1502063236.40495</text:p>
          </table:table-cell>
          <table:table-cell table:formula="of:=[.B1614] - [.B1613]" office:value-type="float" office:value="0.033519983291626" calcext:value-type="float">
            <text:p>0.0335199833</text:p>
          </table:table-cell>
          <table:table-cell table:formula="of:=[.C1614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3.jpeg</text:p>
          </table:table-cell>
          <table:table-cell office:value-type="float" office:value="1502063236.43821" calcext:value-type="float">
            <text:p>1502063236.43821</text:p>
          </table:table-cell>
          <table:table-cell table:formula="of:=[.B1615] - [.B1614]" office:value-type="float" office:value="0.0332601070404053" calcext:value-type="float">
            <text:p>0.033260107</text:p>
          </table:table-cell>
          <table:table-cell table:formula="of:=[.C161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4.jpeg</text:p>
          </table:table-cell>
          <table:table-cell office:value-type="float" office:value="1502063236.47148" calcext:value-type="float">
            <text:p>1502063236.47148</text:p>
          </table:table-cell>
          <table:table-cell table:formula="of:=[.B1616] - [.B1615]" office:value-type="float" office:value="0.0332698822021484" calcext:value-type="float">
            <text:p>0.0332698822</text:p>
          </table:table-cell>
          <table:table-cell table:formula="of:=[.C161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5.jpeg</text:p>
          </table:table-cell>
          <table:table-cell office:value-type="float" office:value="1502063236.50493" calcext:value-type="float">
            <text:p>1502063236.50493</text:p>
          </table:table-cell>
          <table:table-cell table:formula="of:=[.B1617] - [.B1616]" office:value-type="float" office:value="0.0334501266479492" calcext:value-type="float">
            <text:p>0.0334501266</text:p>
          </table:table-cell>
          <table:table-cell table:formula="of:=[.C1617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6.jpeg</text:p>
          </table:table-cell>
          <table:table-cell office:value-type="float" office:value="1502063236.53819" calcext:value-type="float">
            <text:p>1502063236.53819</text:p>
          </table:table-cell>
          <table:table-cell table:formula="of:=[.B1618] - [.B1617]" office:value-type="float" office:value="0.0332598686218262" calcext:value-type="float">
            <text:p>0.0332598686</text:p>
          </table:table-cell>
          <table:table-cell table:formula="of:=[.C161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7.jpeg</text:p>
          </table:table-cell>
          <table:table-cell office:value-type="float" office:value="1502063236.57146" calcext:value-type="float">
            <text:p>1502063236.57146</text:p>
          </table:table-cell>
          <table:table-cell table:formula="of:=[.B1619] - [.B1618]" office:value-type="float" office:value="0.0332701206207275" calcext:value-type="float">
            <text:p>0.0332701206</text:p>
          </table:table-cell>
          <table:table-cell table:formula="of:=[.C161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8.jpeg</text:p>
          </table:table-cell>
          <table:table-cell office:value-type="float" office:value="1502063236.60488" calcext:value-type="float">
            <text:p>1502063236.60488</text:p>
          </table:table-cell>
          <table:table-cell table:formula="of:=[.B1620] - [.B1619]" office:value-type="float" office:value="0.0334200859069824" calcext:value-type="float">
            <text:p>0.0334200859</text:p>
          </table:table-cell>
          <table:table-cell table:formula="of:=[.C1620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19.jpeg</text:p>
          </table:table-cell>
          <table:table-cell office:value-type="float" office:value="1502063236.63814" calcext:value-type="float">
            <text:p>1502063236.63814</text:p>
          </table:table-cell>
          <table:table-cell table:formula="of:=[.B1621] - [.B1620]" office:value-type="float" office:value="0.0332598686218262" calcext:value-type="float">
            <text:p>0.0332598686</text:p>
          </table:table-cell>
          <table:table-cell table:formula="of:=[.C162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0.jpeg</text:p>
          </table:table-cell>
          <table:table-cell office:value-type="float" office:value="1502063236.67142" calcext:value-type="float">
            <text:p>1502063236.67142</text:p>
          </table:table-cell>
          <table:table-cell table:formula="of:=[.B1622] - [.B1621]" office:value-type="float" office:value="0.0332801342010498" calcext:value-type="float">
            <text:p>0.0332801342</text:p>
          </table:table-cell>
          <table:table-cell table:formula="of:=[.C162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1.jpeg</text:p>
          </table:table-cell>
          <table:table-cell office:value-type="float" office:value="1502063236.70487" calcext:value-type="float">
            <text:p>1502063236.70487</text:p>
          </table:table-cell>
          <table:table-cell table:formula="of:=[.B1623] - [.B1622]" office:value-type="float" office:value="0.0334498882293701" calcext:value-type="float">
            <text:p>0.0334498882</text:p>
          </table:table-cell>
          <table:table-cell table:formula="of:=[.C1623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2.jpeg</text:p>
          </table:table-cell>
          <table:table-cell office:value-type="float" office:value="1502063236.73813" calcext:value-type="float">
            <text:p>1502063236.73813</text:p>
          </table:table-cell>
          <table:table-cell table:formula="of:=[.B1624] - [.B1623]" office:value-type="float" office:value="0.0332601070404053" calcext:value-type="float">
            <text:p>0.033260107</text:p>
          </table:table-cell>
          <table:table-cell table:formula="of:=[.C162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3.jpeg</text:p>
          </table:table-cell>
          <table:table-cell office:value-type="float" office:value="1502063236.7714" calcext:value-type="float">
            <text:p>1502063236.7714</text:p>
          </table:table-cell>
          <table:table-cell table:formula="of:=[.B1625] - [.B1624]" office:value-type="float" office:value="0.0332698822021484" calcext:value-type="float">
            <text:p>0.0332698822</text:p>
          </table:table-cell>
          <table:table-cell table:formula="of:=[.C162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4.jpeg</text:p>
          </table:table-cell>
          <table:table-cell office:value-type="float" office:value="1502063236.80488" calcext:value-type="float">
            <text:p>1502063236.80488</text:p>
          </table:table-cell>
          <table:table-cell table:formula="of:=[.B1626] - [.B1625]" office:value-type="float" office:value="0.0334799289703369" calcext:value-type="float">
            <text:p>0.033479929</text:p>
          </table:table-cell>
          <table:table-cell table:formula="of:=[.C1626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5.jpeg</text:p>
          </table:table-cell>
          <table:table-cell office:value-type="float" office:value="1502063236.83814" calcext:value-type="float">
            <text:p>1502063236.83814</text:p>
          </table:table-cell>
          <table:table-cell table:formula="of:=[.B1627] - [.B1626]" office:value-type="float" office:value="0.0332601070404053" calcext:value-type="float">
            <text:p>0.033260107</text:p>
          </table:table-cell>
          <table:table-cell table:formula="of:=[.C162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6.jpeg</text:p>
          </table:table-cell>
          <table:table-cell office:value-type="float" office:value="1502063236.87141" calcext:value-type="float">
            <text:p>1502063236.87141</text:p>
          </table:table-cell>
          <table:table-cell table:formula="of:=[.B1628] - [.B1627]" office:value-type="float" office:value="0.0332698822021484" calcext:value-type="float">
            <text:p>0.0332698822</text:p>
          </table:table-cell>
          <table:table-cell table:formula="of:=[.C162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7.jpeg</text:p>
          </table:table-cell>
          <table:table-cell office:value-type="float" office:value="1502063236.90486" calcext:value-type="float">
            <text:p>1502063236.90486</text:p>
          </table:table-cell>
          <table:table-cell table:formula="of:=[.B1629] - [.B1628]" office:value-type="float" office:value="0.0334501266479492" calcext:value-type="float">
            <text:p>0.0334501266</text:p>
          </table:table-cell>
          <table:table-cell table:formula="of:=[.C1629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8.jpeg</text:p>
          </table:table-cell>
          <table:table-cell office:value-type="float" office:value="1502063236.93812" calcext:value-type="float">
            <text:p>1502063236.93812</text:p>
          </table:table-cell>
          <table:table-cell table:formula="of:=[.B1630] - [.B1629]" office:value-type="float" office:value="0.0332598686218262" calcext:value-type="float">
            <text:p>0.0332598686</text:p>
          </table:table-cell>
          <table:table-cell table:formula="of:=[.C163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29.jpeg</text:p>
          </table:table-cell>
          <table:table-cell office:value-type="float" office:value="1502063236.97139" calcext:value-type="float">
            <text:p>1502063236.97139</text:p>
          </table:table-cell>
          <table:table-cell table:formula="of:=[.B1631] - [.B1630]" office:value-type="float" office:value="0.0332701206207275" calcext:value-type="float">
            <text:p>0.0332701206</text:p>
          </table:table-cell>
          <table:table-cell table:formula="of:=[.C163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0.jpeg</text:p>
          </table:table-cell>
          <table:table-cell office:value-type="float" office:value="1502063237.00488" calcext:value-type="float">
            <text:p>1502063237.00488</text:p>
          </table:table-cell>
          <table:table-cell table:formula="of:=[.B1632] - [.B1631]" office:value-type="float" office:value="0.0334899425506592" calcext:value-type="float">
            <text:p>0.0334899426</text:p>
          </table:table-cell>
          <table:table-cell table:formula="of:=[.C1632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1.jpeg</text:p>
          </table:table-cell>
          <table:table-cell office:value-type="float" office:value="1502063237.03814" calcext:value-type="float">
            <text:p>1502063237.03814</text:p>
          </table:table-cell>
          <table:table-cell table:formula="of:=[.B1633] - [.B1632]" office:value-type="float" office:value="0.0332601070404053" calcext:value-type="float">
            <text:p>0.033260107</text:p>
          </table:table-cell>
          <table:table-cell table:formula="of:=[.C163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2.jpeg</text:p>
          </table:table-cell>
          <table:table-cell office:value-type="float" office:value="1502063237.07141" calcext:value-type="float">
            <text:p>1502063237.07141</text:p>
          </table:table-cell>
          <table:table-cell table:formula="of:=[.B1634] - [.B1633]" office:value-type="float" office:value="0.0332698822021484" calcext:value-type="float">
            <text:p>0.0332698822</text:p>
          </table:table-cell>
          <table:table-cell table:formula="of:=[.C163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3.jpeg</text:p>
          </table:table-cell>
          <table:table-cell office:value-type="float" office:value="1502063237.10487" calcext:value-type="float">
            <text:p>1502063237.10487</text:p>
          </table:table-cell>
          <table:table-cell table:formula="of:=[.B1635] - [.B1634]" office:value-type="float" office:value="0.0334601402282715" calcext:value-type="float">
            <text:p>0.0334601402</text:p>
          </table:table-cell>
          <table:table-cell table:formula="of:=[.C1635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4.jpeg</text:p>
          </table:table-cell>
          <table:table-cell office:value-type="float" office:value="1502063237.13813" calcext:value-type="float">
            <text:p>1502063237.13813</text:p>
          </table:table-cell>
          <table:table-cell table:formula="of:=[.B1636] - [.B1635]" office:value-type="float" office:value="0.0332598686218262" calcext:value-type="float">
            <text:p>0.0332598686</text:p>
          </table:table-cell>
          <table:table-cell table:formula="of:=[.C163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5.jpeg</text:p>
          </table:table-cell>
          <table:table-cell office:value-type="float" office:value="1502063237.1714" calcext:value-type="float">
            <text:p>1502063237.1714</text:p>
          </table:table-cell>
          <table:table-cell table:formula="of:=[.B1637] - [.B1636]" office:value-type="float" office:value="0.0332701206207275" calcext:value-type="float">
            <text:p>0.0332701206</text:p>
          </table:table-cell>
          <table:table-cell table:formula="of:=[.C163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6.jpeg</text:p>
          </table:table-cell>
          <table:table-cell office:value-type="float" office:value="1502063237.20488" calcext:value-type="float">
            <text:p>1502063237.20488</text:p>
          </table:table-cell>
          <table:table-cell table:formula="of:=[.B1638] - [.B1637]" office:value-type="float" office:value="0.0334799289703369" calcext:value-type="float">
            <text:p>0.033479929</text:p>
          </table:table-cell>
          <table:table-cell table:formula="of:=[.C1638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7.jpeg</text:p>
          </table:table-cell>
          <table:table-cell office:value-type="float" office:value="1502063237.23815" calcext:value-type="float">
            <text:p>1502063237.23815</text:p>
          </table:table-cell>
          <table:table-cell table:formula="of:=[.B1639] - [.B1638]" office:value-type="float" office:value="0.0332698822021484" calcext:value-type="float">
            <text:p>0.0332698822</text:p>
          </table:table-cell>
          <table:table-cell table:formula="of:=[.C163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8.jpeg</text:p>
          </table:table-cell>
          <table:table-cell office:value-type="float" office:value="1502063237.27175" calcext:value-type="float">
            <text:p>1502063237.27175</text:p>
          </table:table-cell>
          <table:table-cell table:formula="of:=[.B1640] - [.B1639]" office:value-type="float" office:value="0.0336000919342041" calcext:value-type="float">
            <text:p>0.0336000919</text:p>
          </table:table-cell>
          <table:table-cell table:formula="of:=[.C1640] - 0.03333333333" office:value-type="float" office:value="0.000266758604204102" calcext:value-type="float">
            <text:p>0.00026675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39.jpeg</text:p>
          </table:table-cell>
          <table:table-cell office:value-type="float" office:value="1502063237.30502" calcext:value-type="float">
            <text:p>1502063237.30502</text:p>
          </table:table-cell>
          <table:table-cell table:formula="of:=[.B1641] - [.B1640]" office:value-type="float" office:value="0.0332701206207275" calcext:value-type="float">
            <text:p>0.0332701206</text:p>
          </table:table-cell>
          <table:table-cell table:formula="of:=[.C164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0.jpeg</text:p>
          </table:table-cell>
          <table:table-cell office:value-type="float" office:value="1502063237.33828" calcext:value-type="float">
            <text:p>1502063237.33828</text:p>
          </table:table-cell>
          <table:table-cell table:formula="of:=[.B1642] - [.B1641]" office:value-type="float" office:value="0.0332598686218262" calcext:value-type="float">
            <text:p>0.0332598686</text:p>
          </table:table-cell>
          <table:table-cell table:formula="of:=[.C164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1.jpeg</text:p>
          </table:table-cell>
          <table:table-cell office:value-type="float" office:value="1502063237.37154" calcext:value-type="float">
            <text:p>1502063237.37154</text:p>
          </table:table-cell>
          <table:table-cell table:formula="of:=[.B1643] - [.B1642]" office:value-type="float" office:value="0.0332601070404053" calcext:value-type="float">
            <text:p>0.033260107</text:p>
          </table:table-cell>
          <table:table-cell table:formula="of:=[.C164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2.jpeg</text:p>
          </table:table-cell>
          <table:table-cell office:value-type="float" office:value="1502063237.40491" calcext:value-type="float">
            <text:p>1502063237.40491</text:p>
          </table:table-cell>
          <table:table-cell table:formula="of:=[.B1644] - [.B1643]" office:value-type="float" office:value="0.0333700180053711" calcext:value-type="float">
            <text:p>0.033370018</text:p>
          </table:table-cell>
          <table:table-cell table:formula="of:=[.C1644] - 0.03333333333" office:value-type="float" office:value="0.0000366846753710945" calcext:value-type="float">
            <text:p>3.66846753710945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3.jpeg</text:p>
          </table:table-cell>
          <table:table-cell office:value-type="float" office:value="1502063237.43817" calcext:value-type="float">
            <text:p>1502063237.43817</text:p>
          </table:table-cell>
          <table:table-cell table:formula="of:=[.B1645] - [.B1644]" office:value-type="float" office:value="0.0332598686218262" calcext:value-type="float">
            <text:p>0.0332598686</text:p>
          </table:table-cell>
          <table:table-cell table:formula="of:=[.C164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4.jpeg</text:p>
          </table:table-cell>
          <table:table-cell office:value-type="float" office:value="1502063237.47144" calcext:value-type="float">
            <text:p>1502063237.47144</text:p>
          </table:table-cell>
          <table:table-cell table:formula="of:=[.B1646] - [.B1645]" office:value-type="float" office:value="0.0332701206207275" calcext:value-type="float">
            <text:p>0.0332701206</text:p>
          </table:table-cell>
          <table:table-cell table:formula="of:=[.C164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5.jpeg</text:p>
          </table:table-cell>
          <table:table-cell office:value-type="float" office:value="1502063237.50488" calcext:value-type="float">
            <text:p>1502063237.50488</text:p>
          </table:table-cell>
          <table:table-cell table:formula="of:=[.B1647] - [.B1646]" office:value-type="float" office:value="0.0334398746490479" calcext:value-type="float">
            <text:p>0.0334398746</text:p>
          </table:table-cell>
          <table:table-cell table:formula="of:=[.C1647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6.jpeg</text:p>
          </table:table-cell>
          <table:table-cell office:value-type="float" office:value="1502063237.53814" calcext:value-type="float">
            <text:p>1502063237.53814</text:p>
          </table:table-cell>
          <table:table-cell table:formula="of:=[.B1648] - [.B1647]" office:value-type="float" office:value="0.0332601070404053" calcext:value-type="float">
            <text:p>0.033260107</text:p>
          </table:table-cell>
          <table:table-cell table:formula="of:=[.C164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7.jpeg</text:p>
          </table:table-cell>
          <table:table-cell office:value-type="float" office:value="1502063237.57142" calcext:value-type="float">
            <text:p>1502063237.57142</text:p>
          </table:table-cell>
          <table:table-cell table:formula="of:=[.B1649] - [.B1648]" office:value-type="float" office:value="0.0332798957824707" calcext:value-type="float">
            <text:p>0.0332798958</text:p>
          </table:table-cell>
          <table:table-cell table:formula="of:=[.C1649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8.jpeg</text:p>
          </table:table-cell>
          <table:table-cell office:value-type="float" office:value="1502063237.60487" calcext:value-type="float">
            <text:p>1502063237.60487</text:p>
          </table:table-cell>
          <table:table-cell table:formula="of:=[.B1650] - [.B1649]" office:value-type="float" office:value="0.0334501266479492" calcext:value-type="float">
            <text:p>0.0334501266</text:p>
          </table:table-cell>
          <table:table-cell table:formula="of:=[.C1650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49.jpeg</text:p>
          </table:table-cell>
          <table:table-cell office:value-type="float" office:value="1502063237.63813" calcext:value-type="float">
            <text:p>1502063237.63813</text:p>
          </table:table-cell>
          <table:table-cell table:formula="of:=[.B1651] - [.B1650]" office:value-type="float" office:value="0.0332598686218262" calcext:value-type="float">
            <text:p>0.0332598686</text:p>
          </table:table-cell>
          <table:table-cell table:formula="of:=[.C165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0.jpeg</text:p>
          </table:table-cell>
          <table:table-cell office:value-type="float" office:value="1502063237.67141" calcext:value-type="float">
            <text:p>1502063237.67141</text:p>
          </table:table-cell>
          <table:table-cell table:formula="of:=[.B1652] - [.B1651]" office:value-type="float" office:value="0.0332801342010498" calcext:value-type="float">
            <text:p>0.0332801342</text:p>
          </table:table-cell>
          <table:table-cell table:formula="of:=[.C165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1.jpeg</text:p>
          </table:table-cell>
          <table:table-cell office:value-type="float" office:value="1502063237.70492" calcext:value-type="float">
            <text:p>1502063237.70492</text:p>
          </table:table-cell>
          <table:table-cell table:formula="of:=[.B1653] - [.B1652]" office:value-type="float" office:value="0.0335099697113037" calcext:value-type="float">
            <text:p>0.0335099697</text:p>
          </table:table-cell>
          <table:table-cell table:formula="of:=[.C1653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2.jpeg</text:p>
          </table:table-cell>
          <table:table-cell office:value-type="float" office:value="1502063237.73818" calcext:value-type="float">
            <text:p>1502063237.73818</text:p>
          </table:table-cell>
          <table:table-cell table:formula="of:=[.B1654] - [.B1653]" office:value-type="float" office:value="0.0332598686218262" calcext:value-type="float">
            <text:p>0.0332598686</text:p>
          </table:table-cell>
          <table:table-cell table:formula="of:=[.C165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3.jpeg</text:p>
          </table:table-cell>
          <table:table-cell office:value-type="float" office:value="1502063237.77145" calcext:value-type="float">
            <text:p>1502063237.77145</text:p>
          </table:table-cell>
          <table:table-cell table:formula="of:=[.B1655] - [.B1654]" office:value-type="float" office:value="0.0332701206207275" calcext:value-type="float">
            <text:p>0.0332701206</text:p>
          </table:table-cell>
          <table:table-cell table:formula="of:=[.C165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4.jpeg</text:p>
          </table:table-cell>
          <table:table-cell office:value-type="float" office:value="1502063237.8049" calcext:value-type="float">
            <text:p>1502063237.8049</text:p>
          </table:table-cell>
          <table:table-cell table:formula="of:=[.B1656] - [.B1655]" office:value-type="float" office:value="0.0334498882293701" calcext:value-type="float">
            <text:p>0.0334498882</text:p>
          </table:table-cell>
          <table:table-cell table:formula="of:=[.C1656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5.jpeg</text:p>
          </table:table-cell>
          <table:table-cell office:value-type="float" office:value="1502063237.83816" calcext:value-type="float">
            <text:p>1502063237.83816</text:p>
          </table:table-cell>
          <table:table-cell table:formula="of:=[.B1657] - [.B1656]" office:value-type="float" office:value="0.0332601070404053" calcext:value-type="float">
            <text:p>0.033260107</text:p>
          </table:table-cell>
          <table:table-cell table:formula="of:=[.C165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6.jpeg</text:p>
          </table:table-cell>
          <table:table-cell office:value-type="float" office:value="1502063237.87143" calcext:value-type="float">
            <text:p>1502063237.87143</text:p>
          </table:table-cell>
          <table:table-cell table:formula="of:=[.B1658] - [.B1657]" office:value-type="float" office:value="0.0332698822021484" calcext:value-type="float">
            <text:p>0.0332698822</text:p>
          </table:table-cell>
          <table:table-cell table:formula="of:=[.C165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7.jpeg</text:p>
          </table:table-cell>
          <table:table-cell office:value-type="float" office:value="1502063237.90491" calcext:value-type="float">
            <text:p>1502063237.90491</text:p>
          </table:table-cell>
          <table:table-cell table:formula="of:=[.B1659] - [.B1658]" office:value-type="float" office:value="0.033480167388916" calcext:value-type="float">
            <text:p>0.0334801674</text:p>
          </table:table-cell>
          <table:table-cell table:formula="of:=[.C1659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8.jpeg</text:p>
          </table:table-cell>
          <table:table-cell office:value-type="float" office:value="1502063237.93817" calcext:value-type="float">
            <text:p>1502063237.93817</text:p>
          </table:table-cell>
          <table:table-cell table:formula="of:=[.B1660] - [.B1659]" office:value-type="float" office:value="0.0332598686218262" calcext:value-type="float">
            <text:p>0.0332598686</text:p>
          </table:table-cell>
          <table:table-cell table:formula="of:=[.C166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59.jpeg</text:p>
          </table:table-cell>
          <table:table-cell office:value-type="float" office:value="1502063237.97144" calcext:value-type="float">
            <text:p>1502063237.97144</text:p>
          </table:table-cell>
          <table:table-cell table:formula="of:=[.B1661] - [.B1660]" office:value-type="float" office:value="0.0332701206207275" calcext:value-type="float">
            <text:p>0.0332701206</text:p>
          </table:table-cell>
          <table:table-cell table:formula="of:=[.C166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0.jpeg</text:p>
          </table:table-cell>
          <table:table-cell office:value-type="float" office:value="1502063238.00489" calcext:value-type="float">
            <text:p>1502063238.00489</text:p>
          </table:table-cell>
          <table:table-cell table:formula="of:=[.B1662] - [.B1661]" office:value-type="float" office:value="0.0334498882293701" calcext:value-type="float">
            <text:p>0.0334498882</text:p>
          </table:table-cell>
          <table:table-cell table:formula="of:=[.C1662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1.jpeg</text:p>
          </table:table-cell>
          <table:table-cell office:value-type="float" office:value="1502063238.03815" calcext:value-type="float">
            <text:p>1502063238.03815</text:p>
          </table:table-cell>
          <table:table-cell table:formula="of:=[.B1663] - [.B1662]" office:value-type="float" office:value="0.0332601070404053" calcext:value-type="float">
            <text:p>0.033260107</text:p>
          </table:table-cell>
          <table:table-cell table:formula="of:=[.C166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2.jpeg</text:p>
          </table:table-cell>
          <table:table-cell office:value-type="float" office:value="1502063238.07142" calcext:value-type="float">
            <text:p>1502063238.07142</text:p>
          </table:table-cell>
          <table:table-cell table:formula="of:=[.B1664] - [.B1663]" office:value-type="float" office:value="0.0332698822021484" calcext:value-type="float">
            <text:p>0.0332698822</text:p>
          </table:table-cell>
          <table:table-cell table:formula="of:=[.C166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3.jpeg</text:p>
          </table:table-cell>
          <table:table-cell office:value-type="float" office:value="1502063238.10491" calcext:value-type="float">
            <text:p>1502063238.10491</text:p>
          </table:table-cell>
          <table:table-cell table:formula="of:=[.B1665] - [.B1664]" office:value-type="float" office:value="0.0334899425506592" calcext:value-type="float">
            <text:p>0.0334899426</text:p>
          </table:table-cell>
          <table:table-cell table:formula="of:=[.C1665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4.jpeg</text:p>
          </table:table-cell>
          <table:table-cell office:value-type="float" office:value="1502063238.13817" calcext:value-type="float">
            <text:p>1502063238.13817</text:p>
          </table:table-cell>
          <table:table-cell table:formula="of:=[.B1666] - [.B1665]" office:value-type="float" office:value="0.0332601070404053" calcext:value-type="float">
            <text:p>0.033260107</text:p>
          </table:table-cell>
          <table:table-cell table:formula="of:=[.C166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5.jpeg</text:p>
          </table:table-cell>
          <table:table-cell office:value-type="float" office:value="1502063238.17145" calcext:value-type="float">
            <text:p>1502063238.17145</text:p>
          </table:table-cell>
          <table:table-cell table:formula="of:=[.B1667] - [.B1666]" office:value-type="float" office:value="0.0332798957824707" calcext:value-type="float">
            <text:p>0.0332798958</text:p>
          </table:table-cell>
          <table:table-cell table:formula="of:=[.C1667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6.jpeg</text:p>
          </table:table-cell>
          <table:table-cell office:value-type="float" office:value="1502063238.20489" calcext:value-type="float">
            <text:p>1502063238.20489</text:p>
          </table:table-cell>
          <table:table-cell table:formula="of:=[.B1668] - [.B1667]" office:value-type="float" office:value="0.033440113067627" calcext:value-type="float">
            <text:p>0.0334401131</text:p>
          </table:table-cell>
          <table:table-cell table:formula="of:=[.C1668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7.jpeg</text:p>
          </table:table-cell>
          <table:table-cell office:value-type="float" office:value="1502063238.23815" calcext:value-type="float">
            <text:p>1502063238.23815</text:p>
          </table:table-cell>
          <table:table-cell table:formula="of:=[.B1669] - [.B1668]" office:value-type="float" office:value="0.0332598686218262" calcext:value-type="float">
            <text:p>0.0332598686</text:p>
          </table:table-cell>
          <table:table-cell table:formula="of:=[.C166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8.jpeg</text:p>
          </table:table-cell>
          <table:table-cell office:value-type="float" office:value="1502063238.27142" calcext:value-type="float">
            <text:p>1502063238.27142</text:p>
          </table:table-cell>
          <table:table-cell table:formula="of:=[.B1670] - [.B1669]" office:value-type="float" office:value="0.0332701206207275" calcext:value-type="float">
            <text:p>0.0332701206</text:p>
          </table:table-cell>
          <table:table-cell table:formula="of:=[.C167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69.jpeg</text:p>
          </table:table-cell>
          <table:table-cell office:value-type="float" office:value="1502063238.30487" calcext:value-type="float">
            <text:p>1502063238.30487</text:p>
          </table:table-cell>
          <table:table-cell table:formula="of:=[.B1671] - [.B1670]" office:value-type="float" office:value="0.0334498882293701" calcext:value-type="float">
            <text:p>0.0334498882</text:p>
          </table:table-cell>
          <table:table-cell table:formula="of:=[.C1671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0.jpeg</text:p>
          </table:table-cell>
          <table:table-cell office:value-type="float" office:value="1502063238.33813" calcext:value-type="float">
            <text:p>1502063238.33813</text:p>
          </table:table-cell>
          <table:table-cell table:formula="of:=[.B1672] - [.B1671]" office:value-type="float" office:value="0.0332601070404053" calcext:value-type="float">
            <text:p>0.033260107</text:p>
          </table:table-cell>
          <table:table-cell table:formula="of:=[.C167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1.jpeg</text:p>
          </table:table-cell>
          <table:table-cell office:value-type="float" office:value="1502063238.3714" calcext:value-type="float">
            <text:p>1502063238.3714</text:p>
          </table:table-cell>
          <table:table-cell table:formula="of:=[.B1673] - [.B1672]" office:value-type="float" office:value="0.0332701206207275" calcext:value-type="float">
            <text:p>0.0332701206</text:p>
          </table:table-cell>
          <table:table-cell table:formula="of:=[.C167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2.jpeg</text:p>
          </table:table-cell>
          <table:table-cell office:value-type="float" office:value="1502063238.40489" calcext:value-type="float">
            <text:p>1502063238.40489</text:p>
          </table:table-cell>
          <table:table-cell table:formula="of:=[.B1674] - [.B1673]" office:value-type="float" office:value="0.0334899425506592" calcext:value-type="float">
            <text:p>0.0334899426</text:p>
          </table:table-cell>
          <table:table-cell table:formula="of:=[.C1674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3.jpeg</text:p>
          </table:table-cell>
          <table:table-cell office:value-type="float" office:value="1502063238.43816" calcext:value-type="float">
            <text:p>1502063238.43816</text:p>
          </table:table-cell>
          <table:table-cell table:formula="of:=[.B1675] - [.B1674]" office:value-type="float" office:value="0.0332698822021484" calcext:value-type="float">
            <text:p>0.0332698822</text:p>
          </table:table-cell>
          <table:table-cell table:formula="of:=[.C167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4.jpeg</text:p>
          </table:table-cell>
          <table:table-cell office:value-type="float" office:value="1502063238.47141" calcext:value-type="float">
            <text:p>1502063238.47141</text:p>
          </table:table-cell>
          <table:table-cell table:formula="of:=[.B1676] - [.B1675]" office:value-type="float" office:value="0.033250093460083" calcext:value-type="float">
            <text:p>0.0332500935</text:p>
          </table:table-cell>
          <table:table-cell table:formula="of:=[.C1676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5.jpeg</text:p>
          </table:table-cell>
          <table:table-cell office:value-type="float" office:value="1502063238.50489" calcext:value-type="float">
            <text:p>1502063238.50489</text:p>
          </table:table-cell>
          <table:table-cell table:formula="of:=[.B1677] - [.B1676]" office:value-type="float" office:value="0.0334799289703369" calcext:value-type="float">
            <text:p>0.033479929</text:p>
          </table:table-cell>
          <table:table-cell table:formula="of:=[.C1677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6.jpeg</text:p>
          </table:table-cell>
          <table:table-cell office:value-type="float" office:value="1502063238.53815" calcext:value-type="float">
            <text:p>1502063238.53815</text:p>
          </table:table-cell>
          <table:table-cell table:formula="of:=[.B1678] - [.B1677]" office:value-type="float" office:value="0.0332601070404053" calcext:value-type="float">
            <text:p>0.033260107</text:p>
          </table:table-cell>
          <table:table-cell table:formula="of:=[.C167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7.jpeg</text:p>
          </table:table-cell>
          <table:table-cell office:value-type="float" office:value="1502063238.57143" calcext:value-type="float">
            <text:p>1502063238.57143</text:p>
          </table:table-cell>
          <table:table-cell table:formula="of:=[.B1679] - [.B1678]" office:value-type="float" office:value="0.0332798957824707" calcext:value-type="float">
            <text:p>0.0332798958</text:p>
          </table:table-cell>
          <table:table-cell table:formula="of:=[.C1679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8.jpeg</text:p>
          </table:table-cell>
          <table:table-cell office:value-type="float" office:value="1502063238.60486" calcext:value-type="float">
            <text:p>1502063238.60486</text:p>
          </table:table-cell>
          <table:table-cell table:formula="of:=[.B1680] - [.B1679]" office:value-type="float" office:value="0.0334300994873047" calcext:value-type="float">
            <text:p>0.0334300995</text:p>
          </table:table-cell>
          <table:table-cell table:formula="of:=[.C1680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79.jpeg</text:p>
          </table:table-cell>
          <table:table-cell office:value-type="float" office:value="1502063238.63812" calcext:value-type="float">
            <text:p>1502063238.63812</text:p>
          </table:table-cell>
          <table:table-cell table:formula="of:=[.B1681] - [.B1680]" office:value-type="float" office:value="0.0332598686218262" calcext:value-type="float">
            <text:p>0.0332598686</text:p>
          </table:table-cell>
          <table:table-cell table:formula="of:=[.C168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0.jpeg</text:p>
          </table:table-cell>
          <table:table-cell office:value-type="float" office:value="1502063238.67139" calcext:value-type="float">
            <text:p>1502063238.67139</text:p>
          </table:table-cell>
          <table:table-cell table:formula="of:=[.B1682] - [.B1681]" office:value-type="float" office:value="0.0332701206207275" calcext:value-type="float">
            <text:p>0.0332701206</text:p>
          </table:table-cell>
          <table:table-cell table:formula="of:=[.C168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1.jpeg</text:p>
          </table:table-cell>
          <table:table-cell office:value-type="float" office:value="1502063238.70486" calcext:value-type="float">
            <text:p>1502063238.70486</text:p>
          </table:table-cell>
          <table:table-cell table:formula="of:=[.B1683] - [.B1682]" office:value-type="float" office:value="0.0334699153900146" calcext:value-type="float">
            <text:p>0.0334699154</text:p>
          </table:table-cell>
          <table:table-cell table:formula="of:=[.C1683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2.jpeg</text:p>
          </table:table-cell>
          <table:table-cell office:value-type="float" office:value="1502063238.73813" calcext:value-type="float">
            <text:p>1502063238.73813</text:p>
          </table:table-cell>
          <table:table-cell table:formula="of:=[.B1684] - [.B1683]" office:value-type="float" office:value="0.0332701206207275" calcext:value-type="float">
            <text:p>0.0332701206</text:p>
          </table:table-cell>
          <table:table-cell table:formula="of:=[.C168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3.jpeg</text:p>
          </table:table-cell>
          <table:table-cell office:value-type="float" office:value="1502063238.7714" calcext:value-type="float">
            <text:p>1502063238.7714</text:p>
          </table:table-cell>
          <table:table-cell table:formula="of:=[.B1685] - [.B1684]" office:value-type="float" office:value="0.0332698822021484" calcext:value-type="float">
            <text:p>0.0332698822</text:p>
          </table:table-cell>
          <table:table-cell table:formula="of:=[.C168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4.jpeg</text:p>
          </table:table-cell>
          <table:table-cell office:value-type="float" office:value="1502063238.80487" calcext:value-type="float">
            <text:p>1502063238.80487</text:p>
          </table:table-cell>
          <table:table-cell table:formula="of:=[.B1686] - [.B1685]" office:value-type="float" office:value="0.0334699153900146" calcext:value-type="float">
            <text:p>0.0334699154</text:p>
          </table:table-cell>
          <table:table-cell table:formula="of:=[.C1686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5.jpeg</text:p>
          </table:table-cell>
          <table:table-cell office:value-type="float" office:value="1502063238.83813" calcext:value-type="float">
            <text:p>1502063238.83813</text:p>
          </table:table-cell>
          <table:table-cell table:formula="of:=[.B1687] - [.B1686]" office:value-type="float" office:value="0.0332601070404053" calcext:value-type="float">
            <text:p>0.033260107</text:p>
          </table:table-cell>
          <table:table-cell table:formula="of:=[.C168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6.jpeg</text:p>
          </table:table-cell>
          <table:table-cell office:value-type="float" office:value="1502063238.8714" calcext:value-type="float">
            <text:p>1502063238.8714</text:p>
          </table:table-cell>
          <table:table-cell table:formula="of:=[.B1688] - [.B1687]" office:value-type="float" office:value="0.0332701206207275" calcext:value-type="float">
            <text:p>0.0332701206</text:p>
          </table:table-cell>
          <table:table-cell table:formula="of:=[.C168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7.jpeg</text:p>
          </table:table-cell>
          <table:table-cell office:value-type="float" office:value="1502063238.90487" calcext:value-type="float">
            <text:p>1502063238.90487</text:p>
          </table:table-cell>
          <table:table-cell table:formula="of:=[.B1689] - [.B1688]" office:value-type="float" office:value="0.0334699153900146" calcext:value-type="float">
            <text:p>0.0334699154</text:p>
          </table:table-cell>
          <table:table-cell table:formula="of:=[.C1689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8.jpeg</text:p>
          </table:table-cell>
          <table:table-cell office:value-type="float" office:value="1502063238.93813" calcext:value-type="float">
            <text:p>1502063238.93813</text:p>
          </table:table-cell>
          <table:table-cell table:formula="of:=[.B1690] - [.B1689]" office:value-type="float" office:value="0.0332598686218262" calcext:value-type="float">
            <text:p>0.0332598686</text:p>
          </table:table-cell>
          <table:table-cell table:formula="of:=[.C169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89.jpeg</text:p>
          </table:table-cell>
          <table:table-cell office:value-type="float" office:value="1502063238.9714" calcext:value-type="float">
            <text:p>1502063238.9714</text:p>
          </table:table-cell>
          <table:table-cell table:formula="of:=[.B1691] - [.B1690]" office:value-type="float" office:value="0.0332701206207275" calcext:value-type="float">
            <text:p>0.0332701206</text:p>
          </table:table-cell>
          <table:table-cell table:formula="of:=[.C169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0.jpeg</text:p>
          </table:table-cell>
          <table:table-cell office:value-type="float" office:value="1502063239.00488" calcext:value-type="float">
            <text:p>1502063239.00488</text:p>
          </table:table-cell>
          <table:table-cell table:formula="of:=[.B1692] - [.B1691]" office:value-type="float" office:value="0.0334799289703369" calcext:value-type="float">
            <text:p>0.033479929</text:p>
          </table:table-cell>
          <table:table-cell table:formula="of:=[.C169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1.jpeg</text:p>
          </table:table-cell>
          <table:table-cell office:value-type="float" office:value="1502063239.03814" calcext:value-type="float">
            <text:p>1502063239.03814</text:p>
          </table:table-cell>
          <table:table-cell table:formula="of:=[.B1693] - [.B1692]" office:value-type="float" office:value="0.0332601070404053" calcext:value-type="float">
            <text:p>0.033260107</text:p>
          </table:table-cell>
          <table:table-cell table:formula="of:=[.C169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2.jpeg</text:p>
          </table:table-cell>
          <table:table-cell office:value-type="float" office:value="1502063239.07141" calcext:value-type="float">
            <text:p>1502063239.07141</text:p>
          </table:table-cell>
          <table:table-cell table:formula="of:=[.B1694] - [.B1693]" office:value-type="float" office:value="0.0332698822021484" calcext:value-type="float">
            <text:p>0.0332698822</text:p>
          </table:table-cell>
          <table:table-cell table:formula="of:=[.C169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3.jpeg</text:p>
          </table:table-cell>
          <table:table-cell office:value-type="float" office:value="1502063239.10487" calcext:value-type="float">
            <text:p>1502063239.10487</text:p>
          </table:table-cell>
          <table:table-cell table:formula="of:=[.B1695] - [.B1694]" office:value-type="float" office:value="0.0334601402282715" calcext:value-type="float">
            <text:p>0.0334601402</text:p>
          </table:table-cell>
          <table:table-cell table:formula="of:=[.C1695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4.jpeg</text:p>
          </table:table-cell>
          <table:table-cell office:value-type="float" office:value="1502063239.13813" calcext:value-type="float">
            <text:p>1502063239.13813</text:p>
          </table:table-cell>
          <table:table-cell table:formula="of:=[.B1696] - [.B1695]" office:value-type="float" office:value="0.0332598686218262" calcext:value-type="float">
            <text:p>0.0332598686</text:p>
          </table:table-cell>
          <table:table-cell table:formula="of:=[.C169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5.jpeg</text:p>
          </table:table-cell>
          <table:table-cell office:value-type="float" office:value="1502063239.1714" calcext:value-type="float">
            <text:p>1502063239.1714</text:p>
          </table:table-cell>
          <table:table-cell table:formula="of:=[.B1697] - [.B1696]" office:value-type="float" office:value="0.0332701206207275" calcext:value-type="float">
            <text:p>0.0332701206</text:p>
          </table:table-cell>
          <table:table-cell table:formula="of:=[.C169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6.jpeg</text:p>
          </table:table-cell>
          <table:table-cell office:value-type="float" office:value="1502063239.20486" calcext:value-type="float">
            <text:p>1502063239.20486</text:p>
          </table:table-cell>
          <table:table-cell table:formula="of:=[.B1698] - [.B1697]" office:value-type="float" office:value="0.0334599018096924" calcext:value-type="float">
            <text:p>0.0334599018</text:p>
          </table:table-cell>
          <table:table-cell table:formula="of:=[.C1698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7.jpeg</text:p>
          </table:table-cell>
          <table:table-cell office:value-type="float" office:value="1502063239.23812" calcext:value-type="float">
            <text:p>1502063239.23812</text:p>
          </table:table-cell>
          <table:table-cell table:formula="of:=[.B1699] - [.B1698]" office:value-type="float" office:value="0.0332601070404053" calcext:value-type="float">
            <text:p>0.033260107</text:p>
          </table:table-cell>
          <table:table-cell table:formula="of:=[.C169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8.jpeg</text:p>
          </table:table-cell>
          <table:table-cell office:value-type="float" office:value="1502063239.27139" calcext:value-type="float">
            <text:p>1502063239.27139</text:p>
          </table:table-cell>
          <table:table-cell table:formula="of:=[.B1700] - [.B1699]" office:value-type="float" office:value="0.0332698822021484" calcext:value-type="float">
            <text:p>0.0332698822</text:p>
          </table:table-cell>
          <table:table-cell table:formula="of:=[.C170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699.jpeg</text:p>
          </table:table-cell>
          <table:table-cell office:value-type="float" office:value="1502063239.30488" calcext:value-type="float">
            <text:p>1502063239.30488</text:p>
          </table:table-cell>
          <table:table-cell table:formula="of:=[.B1701] - [.B1700]" office:value-type="float" office:value="0.0334899425506592" calcext:value-type="float">
            <text:p>0.0334899426</text:p>
          </table:table-cell>
          <table:table-cell table:formula="of:=[.C1701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0.jpeg</text:p>
          </table:table-cell>
          <table:table-cell office:value-type="float" office:value="1502063239.33814" calcext:value-type="float">
            <text:p>1502063239.33814</text:p>
          </table:table-cell>
          <table:table-cell table:formula="of:=[.B1702] - [.B1701]" office:value-type="float" office:value="0.0332601070404053" calcext:value-type="float">
            <text:p>0.033260107</text:p>
          </table:table-cell>
          <table:table-cell table:formula="of:=[.C170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1.jpeg</text:p>
          </table:table-cell>
          <table:table-cell office:value-type="float" office:value="1502063239.37141" calcext:value-type="float">
            <text:p>1502063239.37141</text:p>
          </table:table-cell>
          <table:table-cell table:formula="of:=[.B1703] - [.B1702]" office:value-type="float" office:value="0.0332698822021484" calcext:value-type="float">
            <text:p>0.0332698822</text:p>
          </table:table-cell>
          <table:table-cell table:formula="of:=[.C170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2.jpeg</text:p>
          </table:table-cell>
          <table:table-cell office:value-type="float" office:value="1502063239.40486" calcext:value-type="float">
            <text:p>1502063239.40486</text:p>
          </table:table-cell>
          <table:table-cell table:formula="of:=[.B1704] - [.B1703]" office:value-type="float" office:value="0.0334501266479492" calcext:value-type="float">
            <text:p>0.0334501266</text:p>
          </table:table-cell>
          <table:table-cell table:formula="of:=[.C1704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3.jpeg</text:p>
          </table:table-cell>
          <table:table-cell office:value-type="float" office:value="1502063239.43812" calcext:value-type="float">
            <text:p>1502063239.43812</text:p>
          </table:table-cell>
          <table:table-cell table:formula="of:=[.B1705] - [.B1704]" office:value-type="float" office:value="0.0332598686218262" calcext:value-type="float">
            <text:p>0.0332598686</text:p>
          </table:table-cell>
          <table:table-cell table:formula="of:=[.C170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4.jpeg</text:p>
          </table:table-cell>
          <table:table-cell office:value-type="float" office:value="1502063239.47139" calcext:value-type="float">
            <text:p>1502063239.47139</text:p>
          </table:table-cell>
          <table:table-cell table:formula="of:=[.B1706] - [.B1705]" office:value-type="float" office:value="0.0332701206207275" calcext:value-type="float">
            <text:p>0.0332701206</text:p>
          </table:table-cell>
          <table:table-cell table:formula="of:=[.C170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5.jpeg</text:p>
          </table:table-cell>
          <table:table-cell office:value-type="float" office:value="1502063239.50487" calcext:value-type="float">
            <text:p>1502063239.50487</text:p>
          </table:table-cell>
          <table:table-cell table:formula="of:=[.B1707] - [.B1706]" office:value-type="float" office:value="0.0334799289703369" calcext:value-type="float">
            <text:p>0.033479929</text:p>
          </table:table-cell>
          <table:table-cell table:formula="of:=[.C1707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6.jpeg</text:p>
          </table:table-cell>
          <table:table-cell office:value-type="float" office:value="1502063239.53813" calcext:value-type="float">
            <text:p>1502063239.53813</text:p>
          </table:table-cell>
          <table:table-cell table:formula="of:=[.B1708] - [.B1707]" office:value-type="float" office:value="0.0332601070404053" calcext:value-type="float">
            <text:p>0.033260107</text:p>
          </table:table-cell>
          <table:table-cell table:formula="of:=[.C170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7.jpeg</text:p>
          </table:table-cell>
          <table:table-cell office:value-type="float" office:value="1502063239.5714" calcext:value-type="float">
            <text:p>1502063239.5714</text:p>
          </table:table-cell>
          <table:table-cell table:formula="of:=[.B1709] - [.B1708]" office:value-type="float" office:value="0.0332698822021484" calcext:value-type="float">
            <text:p>0.0332698822</text:p>
          </table:table-cell>
          <table:table-cell table:formula="of:=[.C170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8.jpeg</text:p>
          </table:table-cell>
          <table:table-cell office:value-type="float" office:value="1502063239.60491" calcext:value-type="float">
            <text:p>1502063239.60491</text:p>
          </table:table-cell>
          <table:table-cell table:formula="of:=[.B1710] - [.B1709]" office:value-type="float" office:value="0.0335099697113037" calcext:value-type="float">
            <text:p>0.0335099697</text:p>
          </table:table-cell>
          <table:table-cell table:formula="of:=[.C1710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09.jpeg</text:p>
          </table:table-cell>
          <table:table-cell office:value-type="float" office:value="1502063239.63817" calcext:value-type="float">
            <text:p>1502063239.63817</text:p>
          </table:table-cell>
          <table:table-cell table:formula="of:=[.B1711] - [.B1710]" office:value-type="float" office:value="0.0332601070404053" calcext:value-type="float">
            <text:p>0.033260107</text:p>
          </table:table-cell>
          <table:table-cell table:formula="of:=[.C171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0.jpeg</text:p>
          </table:table-cell>
          <table:table-cell office:value-type="float" office:value="1502063239.67144" calcext:value-type="float">
            <text:p>1502063239.67144</text:p>
          </table:table-cell>
          <table:table-cell table:formula="of:=[.B1712] - [.B1711]" office:value-type="float" office:value="0.0332698822021484" calcext:value-type="float">
            <text:p>0.0332698822</text:p>
          </table:table-cell>
          <table:table-cell table:formula="of:=[.C171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1.jpeg</text:p>
          </table:table-cell>
          <table:table-cell office:value-type="float" office:value="1502063239.70488" calcext:value-type="float">
            <text:p>1502063239.70488</text:p>
          </table:table-cell>
          <table:table-cell table:formula="of:=[.B1713] - [.B1712]" office:value-type="float" office:value="0.033440113067627" calcext:value-type="float">
            <text:p>0.0334401131</text:p>
          </table:table-cell>
          <table:table-cell table:formula="of:=[.C1713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2.jpeg</text:p>
          </table:table-cell>
          <table:table-cell office:value-type="float" office:value="1502063239.73814" calcext:value-type="float">
            <text:p>1502063239.73814</text:p>
          </table:table-cell>
          <table:table-cell table:formula="of:=[.B1714] - [.B1713]" office:value-type="float" office:value="0.0332601070404053" calcext:value-type="float">
            <text:p>0.033260107</text:p>
          </table:table-cell>
          <table:table-cell table:formula="of:=[.C171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3.jpeg</text:p>
          </table:table-cell>
          <table:table-cell office:value-type="float" office:value="1502063239.77141" calcext:value-type="float">
            <text:p>1502063239.77141</text:p>
          </table:table-cell>
          <table:table-cell table:formula="of:=[.B1715] - [.B1714]" office:value-type="float" office:value="0.0332698822021484" calcext:value-type="float">
            <text:p>0.0332698822</text:p>
          </table:table-cell>
          <table:table-cell table:formula="of:=[.C171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4.jpeg</text:p>
          </table:table-cell>
          <table:table-cell office:value-type="float" office:value="1502063239.80489" calcext:value-type="float">
            <text:p>1502063239.80489</text:p>
          </table:table-cell>
          <table:table-cell table:formula="of:=[.B1716] - [.B1715]" office:value-type="float" office:value="0.0334799289703369" calcext:value-type="float">
            <text:p>0.033479929</text:p>
          </table:table-cell>
          <table:table-cell table:formula="of:=[.C1716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5.jpeg</text:p>
          </table:table-cell>
          <table:table-cell office:value-type="float" office:value="1502063239.83815" calcext:value-type="float">
            <text:p>1502063239.83815</text:p>
          </table:table-cell>
          <table:table-cell table:formula="of:=[.B1717] - [.B1716]" office:value-type="float" office:value="0.0332601070404053" calcext:value-type="float">
            <text:p>0.033260107</text:p>
          </table:table-cell>
          <table:table-cell table:formula="of:=[.C171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6.jpeg</text:p>
          </table:table-cell>
          <table:table-cell office:value-type="float" office:value="1502063239.87142" calcext:value-type="float">
            <text:p>1502063239.87142</text:p>
          </table:table-cell>
          <table:table-cell table:formula="of:=[.B1718] - [.B1717]" office:value-type="float" office:value="0.0332698822021484" calcext:value-type="float">
            <text:p>0.0332698822</text:p>
          </table:table-cell>
          <table:table-cell table:formula="of:=[.C171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7.jpeg</text:p>
          </table:table-cell>
          <table:table-cell office:value-type="float" office:value="1502063239.9049" calcext:value-type="float">
            <text:p>1502063239.9049</text:p>
          </table:table-cell>
          <table:table-cell table:formula="of:=[.B1719] - [.B1718]" office:value-type="float" office:value="0.033480167388916" calcext:value-type="float">
            <text:p>0.0334801674</text:p>
          </table:table-cell>
          <table:table-cell table:formula="of:=[.C1719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8.jpeg</text:p>
          </table:table-cell>
          <table:table-cell office:value-type="float" office:value="1502063239.93816" calcext:value-type="float">
            <text:p>1502063239.93816</text:p>
          </table:table-cell>
          <table:table-cell table:formula="of:=[.B1720] - [.B1719]" office:value-type="float" office:value="0.0332598686218262" calcext:value-type="float">
            <text:p>0.0332598686</text:p>
          </table:table-cell>
          <table:table-cell table:formula="of:=[.C172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19.jpeg</text:p>
          </table:table-cell>
          <table:table-cell office:value-type="float" office:value="1502063239.97143" calcext:value-type="float">
            <text:p>1502063239.97143</text:p>
          </table:table-cell>
          <table:table-cell table:formula="of:=[.B1721] - [.B1720]" office:value-type="float" office:value="0.0332701206207275" calcext:value-type="float">
            <text:p>0.0332701206</text:p>
          </table:table-cell>
          <table:table-cell table:formula="of:=[.C172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0.jpeg</text:p>
          </table:table-cell>
          <table:table-cell office:value-type="float" office:value="1502063240.00489" calcext:value-type="float">
            <text:p>1502063240.00489</text:p>
          </table:table-cell>
          <table:table-cell table:formula="of:=[.B1722] - [.B1721]" office:value-type="float" office:value="0.0334599018096924" calcext:value-type="float">
            <text:p>0.0334599018</text:p>
          </table:table-cell>
          <table:table-cell table:formula="of:=[.C1722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1.jpeg</text:p>
          </table:table-cell>
          <table:table-cell office:value-type="float" office:value="1502063240.03815" calcext:value-type="float">
            <text:p>1502063240.03815</text:p>
          </table:table-cell>
          <table:table-cell table:formula="of:=[.B1723] - [.B1722]" office:value-type="float" office:value="0.0332601070404053" calcext:value-type="float">
            <text:p>0.033260107</text:p>
          </table:table-cell>
          <table:table-cell table:formula="of:=[.C172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2.jpeg</text:p>
          </table:table-cell>
          <table:table-cell office:value-type="float" office:value="1502063240.07142" calcext:value-type="float">
            <text:p>1502063240.07142</text:p>
          </table:table-cell>
          <table:table-cell table:formula="of:=[.B1724] - [.B1723]" office:value-type="float" office:value="0.0332698822021484" calcext:value-type="float">
            <text:p>0.0332698822</text:p>
          </table:table-cell>
          <table:table-cell table:formula="of:=[.C172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3.jpeg</text:p>
          </table:table-cell>
          <table:table-cell office:value-type="float" office:value="1502063240.10491" calcext:value-type="float">
            <text:p>1502063240.10491</text:p>
          </table:table-cell>
          <table:table-cell table:formula="of:=[.B1725] - [.B1724]" office:value-type="float" office:value="0.0334899425506592" calcext:value-type="float">
            <text:p>0.0334899426</text:p>
          </table:table-cell>
          <table:table-cell table:formula="of:=[.C1725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4.jpeg</text:p>
          </table:table-cell>
          <table:table-cell office:value-type="float" office:value="1502063240.13817" calcext:value-type="float">
            <text:p>1502063240.13817</text:p>
          </table:table-cell>
          <table:table-cell table:formula="of:=[.B1726] - [.B1725]" office:value-type="float" office:value="0.0332601070404053" calcext:value-type="float">
            <text:p>0.033260107</text:p>
          </table:table-cell>
          <table:table-cell table:formula="of:=[.C172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5.jpeg</text:p>
          </table:table-cell>
          <table:table-cell office:value-type="float" office:value="1502063240.17144" calcext:value-type="float">
            <text:p>1502063240.17144</text:p>
          </table:table-cell>
          <table:table-cell table:formula="of:=[.B1727] - [.B1726]" office:value-type="float" office:value="0.0332698822021484" calcext:value-type="float">
            <text:p>0.0332698822</text:p>
          </table:table-cell>
          <table:table-cell table:formula="of:=[.C172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6.jpeg</text:p>
          </table:table-cell>
          <table:table-cell office:value-type="float" office:value="1502063240.20489" calcext:value-type="float">
            <text:p>1502063240.20489</text:p>
          </table:table-cell>
          <table:table-cell table:formula="of:=[.B1728] - [.B1727]" office:value-type="float" office:value="0.0334501266479492" calcext:value-type="float">
            <text:p>0.0334501266</text:p>
          </table:table-cell>
          <table:table-cell table:formula="of:=[.C1728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7.jpeg</text:p>
          </table:table-cell>
          <table:table-cell office:value-type="float" office:value="1502063240.23815" calcext:value-type="float">
            <text:p>1502063240.23815</text:p>
          </table:table-cell>
          <table:table-cell table:formula="of:=[.B1729] - [.B1728]" office:value-type="float" office:value="0.0332598686218262" calcext:value-type="float">
            <text:p>0.0332598686</text:p>
          </table:table-cell>
          <table:table-cell table:formula="of:=[.C172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8.jpeg</text:p>
          </table:table-cell>
          <table:table-cell office:value-type="float" office:value="1502063240.27142" calcext:value-type="float">
            <text:p>1502063240.27142</text:p>
          </table:table-cell>
          <table:table-cell table:formula="of:=[.B1730] - [.B1729]" office:value-type="float" office:value="0.0332701206207275" calcext:value-type="float">
            <text:p>0.0332701206</text:p>
          </table:table-cell>
          <table:table-cell table:formula="of:=[.C173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29.jpeg</text:p>
          </table:table-cell>
          <table:table-cell office:value-type="float" office:value="1502063240.30489" calcext:value-type="float">
            <text:p>1502063240.30489</text:p>
          </table:table-cell>
          <table:table-cell table:formula="of:=[.B1731] - [.B1730]" office:value-type="float" office:value="0.0334699153900146" calcext:value-type="float">
            <text:p>0.0334699154</text:p>
          </table:table-cell>
          <table:table-cell table:formula="of:=[.C1731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0.jpeg</text:p>
          </table:table-cell>
          <table:table-cell office:value-type="float" office:value="1502063240.33815" calcext:value-type="float">
            <text:p>1502063240.33815</text:p>
          </table:table-cell>
          <table:table-cell table:formula="of:=[.B1732] - [.B1731]" office:value-type="float" office:value="0.0332601070404053" calcext:value-type="float">
            <text:p>0.033260107</text:p>
          </table:table-cell>
          <table:table-cell table:formula="of:=[.C173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1.jpeg</text:p>
          </table:table-cell>
          <table:table-cell office:value-type="float" office:value="1502063240.37142" calcext:value-type="float">
            <text:p>1502063240.37142</text:p>
          </table:table-cell>
          <table:table-cell table:formula="of:=[.B1733] - [.B1732]" office:value-type="float" office:value="0.0332698822021484" calcext:value-type="float">
            <text:p>0.0332698822</text:p>
          </table:table-cell>
          <table:table-cell table:formula="of:=[.C173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2.jpeg</text:p>
          </table:table-cell>
          <table:table-cell office:value-type="float" office:value="1502063240.40484" calcext:value-type="float">
            <text:p>1502063240.40484</text:p>
          </table:table-cell>
          <table:table-cell table:formula="of:=[.B1734] - [.B1733]" office:value-type="float" office:value="0.0334200859069824" calcext:value-type="float">
            <text:p>0.0334200859</text:p>
          </table:table-cell>
          <table:table-cell table:formula="of:=[.C1734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3.jpeg</text:p>
          </table:table-cell>
          <table:table-cell office:value-type="float" office:value="1502063240.4381" calcext:value-type="float">
            <text:p>1502063240.4381</text:p>
          </table:table-cell>
          <table:table-cell table:formula="of:=[.B1735] - [.B1734]" office:value-type="float" office:value="0.0332601070404053" calcext:value-type="float">
            <text:p>0.033260107</text:p>
          </table:table-cell>
          <table:table-cell table:formula="of:=[.C173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4.jpeg</text:p>
          </table:table-cell>
          <table:table-cell office:value-type="float" office:value="1502063240.47137" calcext:value-type="float">
            <text:p>1502063240.47137</text:p>
          </table:table-cell>
          <table:table-cell table:formula="of:=[.B1736] - [.B1735]" office:value-type="float" office:value="0.0332698822021484" calcext:value-type="float">
            <text:p>0.0332698822</text:p>
          </table:table-cell>
          <table:table-cell table:formula="of:=[.C173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5.jpeg</text:p>
          </table:table-cell>
          <table:table-cell office:value-type="float" office:value="1502063240.50487" calcext:value-type="float">
            <text:p>1502063240.50487</text:p>
          </table:table-cell>
          <table:table-cell table:formula="of:=[.B1737] - [.B1736]" office:value-type="float" office:value="0.0334999561309814" calcext:value-type="float">
            <text:p>0.0334999561</text:p>
          </table:table-cell>
          <table:table-cell table:formula="of:=[.C1737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6.jpeg</text:p>
          </table:table-cell>
          <table:table-cell office:value-type="float" office:value="1502063240.53813" calcext:value-type="float">
            <text:p>1502063240.53813</text:p>
          </table:table-cell>
          <table:table-cell table:formula="of:=[.B1738] - [.B1737]" office:value-type="float" office:value="0.0332601070404053" calcext:value-type="float">
            <text:p>0.033260107</text:p>
          </table:table-cell>
          <table:table-cell table:formula="of:=[.C173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7.jpeg</text:p>
          </table:table-cell>
          <table:table-cell office:value-type="float" office:value="1502063240.5714" calcext:value-type="float">
            <text:p>1502063240.5714</text:p>
          </table:table-cell>
          <table:table-cell table:formula="of:=[.B1739] - [.B1738]" office:value-type="float" office:value="0.0332698822021484" calcext:value-type="float">
            <text:p>0.0332698822</text:p>
          </table:table-cell>
          <table:table-cell table:formula="of:=[.C173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8.jpeg</text:p>
          </table:table-cell>
          <table:table-cell office:value-type="float" office:value="1502063240.60486" calcext:value-type="float">
            <text:p>1502063240.60486</text:p>
          </table:table-cell>
          <table:table-cell table:formula="of:=[.B1740] - [.B1739]" office:value-type="float" office:value="0.0334601402282715" calcext:value-type="float">
            <text:p>0.0334601402</text:p>
          </table:table-cell>
          <table:table-cell table:formula="of:=[.C1740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39.jpeg</text:p>
          </table:table-cell>
          <table:table-cell office:value-type="float" office:value="1502063240.63811" calcext:value-type="float">
            <text:p>1502063240.63811</text:p>
          </table:table-cell>
          <table:table-cell table:formula="of:=[.B1741] - [.B1740]" office:value-type="float" office:value="0.0332498550415039" calcext:value-type="float">
            <text:p>0.033249855</text:p>
          </table:table-cell>
          <table:table-cell table:formula="of:=[.C1741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0.jpeg</text:p>
          </table:table-cell>
          <table:table-cell office:value-type="float" office:value="1502063240.67139" calcext:value-type="float">
            <text:p>1502063240.67139</text:p>
          </table:table-cell>
          <table:table-cell table:formula="of:=[.B1742] - [.B1741]" office:value-type="float" office:value="0.0332801342010498" calcext:value-type="float">
            <text:p>0.0332801342</text:p>
          </table:table-cell>
          <table:table-cell table:formula="of:=[.C174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1.jpeg</text:p>
          </table:table-cell>
          <table:table-cell office:value-type="float" office:value="1502063240.70486" calcext:value-type="float">
            <text:p>1502063240.70486</text:p>
          </table:table-cell>
          <table:table-cell table:formula="of:=[.B1743] - [.B1742]" office:value-type="float" office:value="0.0334699153900146" calcext:value-type="float">
            <text:p>0.0334699154</text:p>
          </table:table-cell>
          <table:table-cell table:formula="of:=[.C1743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2.jpeg</text:p>
          </table:table-cell>
          <table:table-cell office:value-type="float" office:value="1502063240.73812" calcext:value-type="float">
            <text:p>1502063240.73812</text:p>
          </table:table-cell>
          <table:table-cell table:formula="of:=[.B1744] - [.B1743]" office:value-type="float" office:value="0.0332601070404053" calcext:value-type="float">
            <text:p>0.033260107</text:p>
          </table:table-cell>
          <table:table-cell table:formula="of:=[.C174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3.jpeg</text:p>
          </table:table-cell>
          <table:table-cell office:value-type="float" office:value="1502063240.77139" calcext:value-type="float">
            <text:p>1502063240.77139</text:p>
          </table:table-cell>
          <table:table-cell table:formula="of:=[.B1745] - [.B1744]" office:value-type="float" office:value="0.0332698822021484" calcext:value-type="float">
            <text:p>0.0332698822</text:p>
          </table:table-cell>
          <table:table-cell table:formula="of:=[.C174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4.jpeg</text:p>
          </table:table-cell>
          <table:table-cell office:value-type="float" office:value="1502063240.80486" calcext:value-type="float">
            <text:p>1502063240.80486</text:p>
          </table:table-cell>
          <table:table-cell table:formula="of:=[.B1746] - [.B1745]" office:value-type="float" office:value="0.0334701538085937" calcext:value-type="float">
            <text:p>0.0334701538</text:p>
          </table:table-cell>
          <table:table-cell table:formula="of:=[.C1746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5.jpeg</text:p>
          </table:table-cell>
          <table:table-cell office:value-type="float" office:value="1502063240.83812" calcext:value-type="float">
            <text:p>1502063240.83812</text:p>
          </table:table-cell>
          <table:table-cell table:formula="of:=[.B1747] - [.B1746]" office:value-type="float" office:value="0.0332598686218262" calcext:value-type="float">
            <text:p>0.0332598686</text:p>
          </table:table-cell>
          <table:table-cell table:formula="of:=[.C174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6.jpeg</text:p>
          </table:table-cell>
          <table:table-cell office:value-type="float" office:value="1502063240.8714" calcext:value-type="float">
            <text:p>1502063240.8714</text:p>
          </table:table-cell>
          <table:table-cell table:formula="of:=[.B1748] - [.B1747]" office:value-type="float" office:value="0.0332801342010498" calcext:value-type="float">
            <text:p>0.0332801342</text:p>
          </table:table-cell>
          <table:table-cell table:formula="of:=[.C1748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7.jpeg</text:p>
          </table:table-cell>
          <table:table-cell office:value-type="float" office:value="1502063240.90484" calcext:value-type="float">
            <text:p>1502063240.90484</text:p>
          </table:table-cell>
          <table:table-cell table:formula="of:=[.B1749] - [.B1748]" office:value-type="float" office:value="0.0334398746490479" calcext:value-type="float">
            <text:p>0.0334398746</text:p>
          </table:table-cell>
          <table:table-cell table:formula="of:=[.C1749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8.jpeg</text:p>
          </table:table-cell>
          <table:table-cell office:value-type="float" office:value="1502063240.9381" calcext:value-type="float">
            <text:p>1502063240.9381</text:p>
          </table:table-cell>
          <table:table-cell table:formula="of:=[.B1750] - [.B1749]" office:value-type="float" office:value="0.0332601070404053" calcext:value-type="float">
            <text:p>0.033260107</text:p>
          </table:table-cell>
          <table:table-cell table:formula="of:=[.C175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49.jpeg</text:p>
          </table:table-cell>
          <table:table-cell office:value-type="float" office:value="1502063240.97137" calcext:value-type="float">
            <text:p>1502063240.97137</text:p>
          </table:table-cell>
          <table:table-cell table:formula="of:=[.B1751] - [.B1750]" office:value-type="float" office:value="0.0332698822021484" calcext:value-type="float">
            <text:p>0.0332698822</text:p>
          </table:table-cell>
          <table:table-cell table:formula="of:=[.C175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0.jpeg</text:p>
          </table:table-cell>
          <table:table-cell office:value-type="float" office:value="1502063241.00489" calcext:value-type="float">
            <text:p>1502063241.00489</text:p>
          </table:table-cell>
          <table:table-cell table:formula="of:=[.B1752] - [.B1751]" office:value-type="float" office:value="0.033519983291626" calcext:value-type="float">
            <text:p>0.0335199833</text:p>
          </table:table-cell>
          <table:table-cell table:formula="of:=[.C1752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1.jpeg</text:p>
          </table:table-cell>
          <table:table-cell office:value-type="float" office:value="1502063241.03815" calcext:value-type="float">
            <text:p>1502063241.03815</text:p>
          </table:table-cell>
          <table:table-cell table:formula="of:=[.B1753] - [.B1752]" office:value-type="float" office:value="0.0332601070404053" calcext:value-type="float">
            <text:p>0.033260107</text:p>
          </table:table-cell>
          <table:table-cell table:formula="of:=[.C175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2.jpeg</text:p>
          </table:table-cell>
          <table:table-cell office:value-type="float" office:value="1502063241.07142" calcext:value-type="float">
            <text:p>1502063241.07142</text:p>
          </table:table-cell>
          <table:table-cell table:formula="of:=[.B1754] - [.B1753]" office:value-type="float" office:value="0.0332698822021484" calcext:value-type="float">
            <text:p>0.0332698822</text:p>
          </table:table-cell>
          <table:table-cell table:formula="of:=[.C175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3.jpeg</text:p>
          </table:table-cell>
          <table:table-cell office:value-type="float" office:value="1502063241.10485" calcext:value-type="float">
            <text:p>1502063241.10485</text:p>
          </table:table-cell>
          <table:table-cell table:formula="of:=[.B1755] - [.B1754]" office:value-type="float" office:value="0.0334300994873047" calcext:value-type="float">
            <text:p>0.0334300995</text:p>
          </table:table-cell>
          <table:table-cell table:formula="of:=[.C1755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4.jpeg</text:p>
          </table:table-cell>
          <table:table-cell office:value-type="float" office:value="1502063241.13811" calcext:value-type="float">
            <text:p>1502063241.13811</text:p>
          </table:table-cell>
          <table:table-cell table:formula="of:=[.B1756] - [.B1755]" office:value-type="float" office:value="0.0332598686218262" calcext:value-type="float">
            <text:p>0.0332598686</text:p>
          </table:table-cell>
          <table:table-cell table:formula="of:=[.C175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5.jpeg</text:p>
          </table:table-cell>
          <table:table-cell office:value-type="float" office:value="1502063241.17138" calcext:value-type="float">
            <text:p>1502063241.17138</text:p>
          </table:table-cell>
          <table:table-cell table:formula="of:=[.B1757] - [.B1756]" office:value-type="float" office:value="0.0332701206207275" calcext:value-type="float">
            <text:p>0.0332701206</text:p>
          </table:table-cell>
          <table:table-cell table:formula="of:=[.C175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6.jpeg</text:p>
          </table:table-cell>
          <table:table-cell office:value-type="float" office:value="1502063241.20486" calcext:value-type="float">
            <text:p>1502063241.20486</text:p>
          </table:table-cell>
          <table:table-cell table:formula="of:=[.B1758] - [.B1757]" office:value-type="float" office:value="0.0334799289703369" calcext:value-type="float">
            <text:p>0.033479929</text:p>
          </table:table-cell>
          <table:table-cell table:formula="of:=[.C1758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7.jpeg</text:p>
          </table:table-cell>
          <table:table-cell office:value-type="float" office:value="1502063241.23812" calcext:value-type="float">
            <text:p>1502063241.23812</text:p>
          </table:table-cell>
          <table:table-cell table:formula="of:=[.B1759] - [.B1758]" office:value-type="float" office:value="0.0332601070404053" calcext:value-type="float">
            <text:p>0.033260107</text:p>
          </table:table-cell>
          <table:table-cell table:formula="of:=[.C175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8.jpeg</text:p>
          </table:table-cell>
          <table:table-cell office:value-type="float" office:value="1502063241.27139" calcext:value-type="float">
            <text:p>1502063241.27139</text:p>
          </table:table-cell>
          <table:table-cell table:formula="of:=[.B1760] - [.B1759]" office:value-type="float" office:value="0.0332698822021484" calcext:value-type="float">
            <text:p>0.0332698822</text:p>
          </table:table-cell>
          <table:table-cell table:formula="of:=[.C176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59.jpeg</text:p>
          </table:table-cell>
          <table:table-cell office:value-type="float" office:value="1502063241.30488" calcext:value-type="float">
            <text:p>1502063241.30488</text:p>
          </table:table-cell>
          <table:table-cell table:formula="of:=[.B1761] - [.B1760]" office:value-type="float" office:value="0.0334899425506592" calcext:value-type="float">
            <text:p>0.0334899426</text:p>
          </table:table-cell>
          <table:table-cell table:formula="of:=[.C1761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0.jpeg</text:p>
          </table:table-cell>
          <table:table-cell office:value-type="float" office:value="1502063241.33814" calcext:value-type="float">
            <text:p>1502063241.33814</text:p>
          </table:table-cell>
          <table:table-cell table:formula="of:=[.B1762] - [.B1761]" office:value-type="float" office:value="0.0332601070404053" calcext:value-type="float">
            <text:p>0.033260107</text:p>
          </table:table-cell>
          <table:table-cell table:formula="of:=[.C176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1.jpeg</text:p>
          </table:table-cell>
          <table:table-cell office:value-type="float" office:value="1502063241.37141" calcext:value-type="float">
            <text:p>1502063241.37141</text:p>
          </table:table-cell>
          <table:table-cell table:formula="of:=[.B1763] - [.B1762]" office:value-type="float" office:value="0.0332698822021484" calcext:value-type="float">
            <text:p>0.0332698822</text:p>
          </table:table-cell>
          <table:table-cell table:formula="of:=[.C1763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2.jpeg</text:p>
          </table:table-cell>
          <table:table-cell office:value-type="float" office:value="1502063241.4049" calcext:value-type="float">
            <text:p>1502063241.4049</text:p>
          </table:table-cell>
          <table:table-cell table:formula="of:=[.B1764] - [.B1763]" office:value-type="float" office:value="0.0334901809692383" calcext:value-type="float">
            <text:p>0.033490181</text:p>
          </table:table-cell>
          <table:table-cell table:formula="of:=[.C1764] - 0.03333333333" office:value-type="float" office:value="0.000156847639238282" calcext:value-type="float">
            <text:p>0.00015684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3.jpeg</text:p>
          </table:table-cell>
          <table:table-cell office:value-type="float" office:value="1502063241.43816" calcext:value-type="float">
            <text:p>1502063241.43816</text:p>
          </table:table-cell>
          <table:table-cell table:formula="of:=[.B1765] - [.B1764]" office:value-type="float" office:value="0.0332598686218262" calcext:value-type="float">
            <text:p>0.0332598686</text:p>
          </table:table-cell>
          <table:table-cell table:formula="of:=[.C176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4.jpeg</text:p>
          </table:table-cell>
          <table:table-cell office:value-type="float" office:value="1502063241.47143" calcext:value-type="float">
            <text:p>1502063241.47143</text:p>
          </table:table-cell>
          <table:table-cell table:formula="of:=[.B1766] - [.B1765]" office:value-type="float" office:value="0.0332701206207275" calcext:value-type="float">
            <text:p>0.0332701206</text:p>
          </table:table-cell>
          <table:table-cell table:formula="of:=[.C176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5.jpeg</text:p>
          </table:table-cell>
          <table:table-cell office:value-type="float" office:value="1502063241.50486" calcext:value-type="float">
            <text:p>1502063241.50486</text:p>
          </table:table-cell>
          <table:table-cell table:formula="of:=[.B1767] - [.B1766]" office:value-type="float" office:value="0.0334298610687256" calcext:value-type="float">
            <text:p>0.0334298611</text:p>
          </table:table-cell>
          <table:table-cell table:formula="of:=[.C1767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6.jpeg</text:p>
          </table:table-cell>
          <table:table-cell office:value-type="float" office:value="1502063241.53812" calcext:value-type="float">
            <text:p>1502063241.53812</text:p>
          </table:table-cell>
          <table:table-cell table:formula="of:=[.B1768] - [.B1767]" office:value-type="float" office:value="0.0332601070404053" calcext:value-type="float">
            <text:p>0.033260107</text:p>
          </table:table-cell>
          <table:table-cell table:formula="of:=[.C176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7.jpeg</text:p>
          </table:table-cell>
          <table:table-cell office:value-type="float" office:value="1502063241.57138" calcext:value-type="float">
            <text:p>1502063241.57138</text:p>
          </table:table-cell>
          <table:table-cell table:formula="of:=[.B1769] - [.B1768]" office:value-type="float" office:value="0.0332598686218262" calcext:value-type="float">
            <text:p>0.0332598686</text:p>
          </table:table-cell>
          <table:table-cell table:formula="of:=[.C176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8.jpeg</text:p>
          </table:table-cell>
          <table:table-cell office:value-type="float" office:value="1502063241.60485" calcext:value-type="float">
            <text:p>1502063241.60485</text:p>
          </table:table-cell>
          <table:table-cell table:formula="of:=[.B1770] - [.B1769]" office:value-type="float" office:value="0.0334701538085937" calcext:value-type="float">
            <text:p>0.0334701538</text:p>
          </table:table-cell>
          <table:table-cell table:formula="of:=[.C1770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69.jpeg</text:p>
          </table:table-cell>
          <table:table-cell office:value-type="float" office:value="1502063241.63811" calcext:value-type="float">
            <text:p>1502063241.63811</text:p>
          </table:table-cell>
          <table:table-cell table:formula="of:=[.B1771] - [.B1770]" office:value-type="float" office:value="0.0332598686218262" calcext:value-type="float">
            <text:p>0.0332598686</text:p>
          </table:table-cell>
          <table:table-cell table:formula="of:=[.C177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0.jpeg</text:p>
          </table:table-cell>
          <table:table-cell office:value-type="float" office:value="1502063241.67139" calcext:value-type="float">
            <text:p>1502063241.67139</text:p>
          </table:table-cell>
          <table:table-cell table:formula="of:=[.B1772] - [.B1771]" office:value-type="float" office:value="0.0332801342010498" calcext:value-type="float">
            <text:p>0.0332801342</text:p>
          </table:table-cell>
          <table:table-cell table:formula="of:=[.C1772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1.jpeg</text:p>
          </table:table-cell>
          <table:table-cell office:value-type="float" office:value="1502063241.70492" calcext:value-type="float">
            <text:p>1502063241.70492</text:p>
          </table:table-cell>
          <table:table-cell table:formula="of:=[.B1773] - [.B1772]" office:value-type="float" office:value="0.0335299968719482" calcext:value-type="float">
            <text:p>0.0335299969</text:p>
          </table:table-cell>
          <table:table-cell table:formula="of:=[.C1773] - 0.03333333333" office:value-type="float" office:value="0.000196663541948243" calcext:value-type="float">
            <text:p>0.00019666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2.jpeg</text:p>
          </table:table-cell>
          <table:table-cell office:value-type="float" office:value="1502063241.73818" calcext:value-type="float">
            <text:p>1502063241.73818</text:p>
          </table:table-cell>
          <table:table-cell table:formula="of:=[.B1774] - [.B1773]" office:value-type="float" office:value="0.0332598686218262" calcext:value-type="float">
            <text:p>0.0332598686</text:p>
          </table:table-cell>
          <table:table-cell table:formula="of:=[.C177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3.jpeg</text:p>
          </table:table-cell>
          <table:table-cell office:value-type="float" office:value="1502063241.77145" calcext:value-type="float">
            <text:p>1502063241.77145</text:p>
          </table:table-cell>
          <table:table-cell table:formula="of:=[.B1775] - [.B1774]" office:value-type="float" office:value="0.0332701206207275" calcext:value-type="float">
            <text:p>0.0332701206</text:p>
          </table:table-cell>
          <table:table-cell table:formula="of:=[.C177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4.jpeg</text:p>
          </table:table-cell>
          <table:table-cell office:value-type="float" office:value="1502063241.80489" calcext:value-type="float">
            <text:p>1502063241.80489</text:p>
          </table:table-cell>
          <table:table-cell table:formula="of:=[.B1776] - [.B1775]" office:value-type="float" office:value="0.0334398746490479" calcext:value-type="float">
            <text:p>0.0334398746</text:p>
          </table:table-cell>
          <table:table-cell table:formula="of:=[.C1776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5.jpeg</text:p>
          </table:table-cell>
          <table:table-cell office:value-type="float" office:value="1502063241.83815" calcext:value-type="float">
            <text:p>1502063241.83815</text:p>
          </table:table-cell>
          <table:table-cell table:formula="of:=[.B1777] - [.B1776]" office:value-type="float" office:value="0.0332601070404053" calcext:value-type="float">
            <text:p>0.033260107</text:p>
          </table:table-cell>
          <table:table-cell table:formula="of:=[.C1777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6.jpeg</text:p>
          </table:table-cell>
          <table:table-cell office:value-type="float" office:value="1502063241.87142" calcext:value-type="float">
            <text:p>1502063241.87142</text:p>
          </table:table-cell>
          <table:table-cell table:formula="of:=[.B1778] - [.B1777]" office:value-type="float" office:value="0.0332698822021484" calcext:value-type="float">
            <text:p>0.0332698822</text:p>
          </table:table-cell>
          <table:table-cell table:formula="of:=[.C1778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7.jpeg</text:p>
          </table:table-cell>
          <table:table-cell office:value-type="float" office:value="1502063241.90485" calcext:value-type="float">
            <text:p>1502063241.90485</text:p>
          </table:table-cell>
          <table:table-cell table:formula="of:=[.B1779] - [.B1778]" office:value-type="float" office:value="0.0334300994873047" calcext:value-type="float">
            <text:p>0.0334300995</text:p>
          </table:table-cell>
          <table:table-cell table:formula="of:=[.C1779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8.jpeg</text:p>
          </table:table-cell>
          <table:table-cell office:value-type="float" office:value="1502063241.93811" calcext:value-type="float">
            <text:p>1502063241.93811</text:p>
          </table:table-cell>
          <table:table-cell table:formula="of:=[.B1780] - [.B1779]" office:value-type="float" office:value="0.0332601070404053" calcext:value-type="float">
            <text:p>0.033260107</text:p>
          </table:table-cell>
          <table:table-cell table:formula="of:=[.C178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79.jpeg</text:p>
          </table:table-cell>
          <table:table-cell office:value-type="float" office:value="1502063241.97138" calcext:value-type="float">
            <text:p>1502063241.97138</text:p>
          </table:table-cell>
          <table:table-cell table:formula="of:=[.B1781] - [.B1780]" office:value-type="float" office:value="0.0332698822021484" calcext:value-type="float">
            <text:p>0.0332698822</text:p>
          </table:table-cell>
          <table:table-cell table:formula="of:=[.C178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0.jpeg</text:p>
          </table:table-cell>
          <table:table-cell office:value-type="float" office:value="1502063242.00487" calcext:value-type="float">
            <text:p>1502063242.00487</text:p>
          </table:table-cell>
          <table:table-cell table:formula="of:=[.B1782] - [.B1781]" office:value-type="float" office:value="0.0334899425506592" calcext:value-type="float">
            <text:p>0.0334899426</text:p>
          </table:table-cell>
          <table:table-cell table:formula="of:=[.C1782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1.jpeg</text:p>
          </table:table-cell>
          <table:table-cell office:value-type="float" office:value="1502063242.03813" calcext:value-type="float">
            <text:p>1502063242.03813</text:p>
          </table:table-cell>
          <table:table-cell table:formula="of:=[.B1783] - [.B1782]" office:value-type="float" office:value="0.0332601070404053" calcext:value-type="float">
            <text:p>0.033260107</text:p>
          </table:table-cell>
          <table:table-cell table:formula="of:=[.C178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2.jpeg</text:p>
          </table:table-cell>
          <table:table-cell office:value-type="float" office:value="1502063242.0714" calcext:value-type="float">
            <text:p>1502063242.0714</text:p>
          </table:table-cell>
          <table:table-cell table:formula="of:=[.B1784] - [.B1783]" office:value-type="float" office:value="0.0332698822021484" calcext:value-type="float">
            <text:p>0.0332698822</text:p>
          </table:table-cell>
          <table:table-cell table:formula="of:=[.C178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3.jpeg</text:p>
          </table:table-cell>
          <table:table-cell office:value-type="float" office:value="1502063242.10478" calcext:value-type="float">
            <text:p>1502063242.10478</text:p>
          </table:table-cell>
          <table:table-cell table:formula="of:=[.B1785] - [.B1784]" office:value-type="float" office:value="0.0333800315856934" calcext:value-type="float">
            <text:p>0.0333800316</text:p>
          </table:table-cell>
          <table:table-cell table:formula="of:=[.C1785] - 0.03333333333" office:value-type="float" office:value="0.0000466982556933601" calcext:value-type="float">
            <text:p>4.6698255693360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4.jpeg</text:p>
          </table:table-cell>
          <table:table-cell office:value-type="float" office:value="1502063242.13805" calcext:value-type="float">
            <text:p>1502063242.13805</text:p>
          </table:table-cell>
          <table:table-cell table:formula="of:=[.B1786] - [.B1785]" office:value-type="float" office:value="0.0332701206207275" calcext:value-type="float">
            <text:p>0.0332701206</text:p>
          </table:table-cell>
          <table:table-cell table:formula="of:=[.C178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5.jpeg</text:p>
          </table:table-cell>
          <table:table-cell office:value-type="float" office:value="1502063242.17132" calcext:value-type="float">
            <text:p>1502063242.17132</text:p>
          </table:table-cell>
          <table:table-cell table:formula="of:=[.B1787] - [.B1786]" office:value-type="float" office:value="0.0332698822021484" calcext:value-type="float">
            <text:p>0.0332698822</text:p>
          </table:table-cell>
          <table:table-cell table:formula="of:=[.C178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6.jpeg</text:p>
          </table:table-cell>
          <table:table-cell office:value-type="float" office:value="1502063242.20484" calcext:value-type="float">
            <text:p>1502063242.20484</text:p>
          </table:table-cell>
          <table:table-cell table:formula="of:=[.B1788] - [.B1787]" office:value-type="float" office:value="0.033519983291626" calcext:value-type="float">
            <text:p>0.0335199833</text:p>
          </table:table-cell>
          <table:table-cell table:formula="of:=[.C1788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7.jpeg</text:p>
          </table:table-cell>
          <table:table-cell office:value-type="float" office:value="1502063242.23811" calcext:value-type="float">
            <text:p>1502063242.23811</text:p>
          </table:table-cell>
          <table:table-cell table:formula="of:=[.B1789] - [.B1788]" office:value-type="float" office:value="0.0332701206207275" calcext:value-type="float">
            <text:p>0.0332701206</text:p>
          </table:table-cell>
          <table:table-cell table:formula="of:=[.C178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8.jpeg</text:p>
          </table:table-cell>
          <table:table-cell office:value-type="float" office:value="1502063242.27137" calcext:value-type="float">
            <text:p>1502063242.27137</text:p>
          </table:table-cell>
          <table:table-cell table:formula="of:=[.B1790] - [.B1789]" office:value-type="float" office:value="0.0332598686218262" calcext:value-type="float">
            <text:p>0.0332598686</text:p>
          </table:table-cell>
          <table:table-cell table:formula="of:=[.C179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89.jpeg</text:p>
          </table:table-cell>
          <table:table-cell office:value-type="float" office:value="1502063242.30487" calcext:value-type="float">
            <text:p>1502063242.30487</text:p>
          </table:table-cell>
          <table:table-cell table:formula="of:=[.B1791] - [.B1790]" office:value-type="float" office:value="0.0334999561309814" calcext:value-type="float">
            <text:p>0.0334999561</text:p>
          </table:table-cell>
          <table:table-cell table:formula="of:=[.C1791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0.jpeg</text:p>
          </table:table-cell>
          <table:table-cell office:value-type="float" office:value="1502063242.33813" calcext:value-type="float">
            <text:p>1502063242.33813</text:p>
          </table:table-cell>
          <table:table-cell table:formula="of:=[.B1792] - [.B1791]" office:value-type="float" office:value="0.0332601070404053" calcext:value-type="float">
            <text:p>0.033260107</text:p>
          </table:table-cell>
          <table:table-cell table:formula="of:=[.C179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1.jpeg</text:p>
          </table:table-cell>
          <table:table-cell office:value-type="float" office:value="1502063242.3714" calcext:value-type="float">
            <text:p>1502063242.3714</text:p>
          </table:table-cell>
          <table:table-cell table:formula="of:=[.B1793] - [.B1792]" office:value-type="float" office:value="0.0332701206207275" calcext:value-type="float">
            <text:p>0.0332701206</text:p>
          </table:table-cell>
          <table:table-cell table:formula="of:=[.C179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2.jpeg</text:p>
          </table:table-cell>
          <table:table-cell office:value-type="float" office:value="1502063242.40489" calcext:value-type="float">
            <text:p>1502063242.40489</text:p>
          </table:table-cell>
          <table:table-cell table:formula="of:=[.B1794] - [.B1793]" office:value-type="float" office:value="0.0334899425506592" calcext:value-type="float">
            <text:p>0.0334899426</text:p>
          </table:table-cell>
          <table:table-cell table:formula="of:=[.C1794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3.jpeg</text:p>
          </table:table-cell>
          <table:table-cell office:value-type="float" office:value="1502063242.43815" calcext:value-type="float">
            <text:p>1502063242.43815</text:p>
          </table:table-cell>
          <table:table-cell table:formula="of:=[.B1795] - [.B1794]" office:value-type="float" office:value="0.0332598686218262" calcext:value-type="float">
            <text:p>0.0332598686</text:p>
          </table:table-cell>
          <table:table-cell table:formula="of:=[.C179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4.jpeg</text:p>
          </table:table-cell>
          <table:table-cell office:value-type="float" office:value="1502063242.47142" calcext:value-type="float">
            <text:p>1502063242.47142</text:p>
          </table:table-cell>
          <table:table-cell table:formula="of:=[.B1796] - [.B1795]" office:value-type="float" office:value="0.0332701206207275" calcext:value-type="float">
            <text:p>0.0332701206</text:p>
          </table:table-cell>
          <table:table-cell table:formula="of:=[.C179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5.jpeg</text:p>
          </table:table-cell>
          <table:table-cell office:value-type="float" office:value="1502063242.50487" calcext:value-type="float">
            <text:p>1502063242.50487</text:p>
          </table:table-cell>
          <table:table-cell table:formula="of:=[.B1797] - [.B1796]" office:value-type="float" office:value="0.0334498882293701" calcext:value-type="float">
            <text:p>0.0334498882</text:p>
          </table:table-cell>
          <table:table-cell table:formula="of:=[.C1797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6.jpeg</text:p>
          </table:table-cell>
          <table:table-cell office:value-type="float" office:value="1502063242.53813" calcext:value-type="float">
            <text:p>1502063242.53813</text:p>
          </table:table-cell>
          <table:table-cell table:formula="of:=[.B1798] - [.B1797]" office:value-type="float" office:value="0.0332601070404053" calcext:value-type="float">
            <text:p>0.033260107</text:p>
          </table:table-cell>
          <table:table-cell table:formula="of:=[.C179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7.jpeg</text:p>
          </table:table-cell>
          <table:table-cell office:value-type="float" office:value="1502063242.5714" calcext:value-type="float">
            <text:p>1502063242.5714</text:p>
          </table:table-cell>
          <table:table-cell table:formula="of:=[.B1799] - [.B1798]" office:value-type="float" office:value="0.0332698822021484" calcext:value-type="float">
            <text:p>0.0332698822</text:p>
          </table:table-cell>
          <table:table-cell table:formula="of:=[.C179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8.jpeg</text:p>
          </table:table-cell>
          <table:table-cell office:value-type="float" office:value="1502063242.6049" calcext:value-type="float">
            <text:p>1502063242.6049</text:p>
          </table:table-cell>
          <table:table-cell table:formula="of:=[.B1800] - [.B1799]" office:value-type="float" office:value="0.0334999561309814" calcext:value-type="float">
            <text:p>0.0334999561</text:p>
          </table:table-cell>
          <table:table-cell table:formula="of:=[.C1800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799.jpeg</text:p>
          </table:table-cell>
          <table:table-cell office:value-type="float" office:value="1502063242.63816" calcext:value-type="float">
            <text:p>1502063242.63816</text:p>
          </table:table-cell>
          <table:table-cell table:formula="of:=[.B1801] - [.B1800]" office:value-type="float" office:value="0.0332601070404053" calcext:value-type="float">
            <text:p>0.033260107</text:p>
          </table:table-cell>
          <table:table-cell table:formula="of:=[.C180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0.jpeg</text:p>
          </table:table-cell>
          <table:table-cell office:value-type="float" office:value="1502063242.67143" calcext:value-type="float">
            <text:p>1502063242.67143</text:p>
          </table:table-cell>
          <table:table-cell table:formula="of:=[.B1802] - [.B1801]" office:value-type="float" office:value="0.0332701206207275" calcext:value-type="float">
            <text:p>0.0332701206</text:p>
          </table:table-cell>
          <table:table-cell table:formula="of:=[.C180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1.jpeg</text:p>
          </table:table-cell>
          <table:table-cell office:value-type="float" office:value="1502063242.70489" calcext:value-type="float">
            <text:p>1502063242.70489</text:p>
          </table:table-cell>
          <table:table-cell table:formula="of:=[.B1803] - [.B1802]" office:value-type="float" office:value="0.0334599018096924" calcext:value-type="float">
            <text:p>0.0334599018</text:p>
          </table:table-cell>
          <table:table-cell table:formula="of:=[.C1803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2.jpeg</text:p>
          </table:table-cell>
          <table:table-cell office:value-type="float" office:value="1502063242.73815" calcext:value-type="float">
            <text:p>1502063242.73815</text:p>
          </table:table-cell>
          <table:table-cell table:formula="of:=[.B1804] - [.B1803]" office:value-type="float" office:value="0.0332598686218262" calcext:value-type="float">
            <text:p>0.0332598686</text:p>
          </table:table-cell>
          <table:table-cell table:formula="of:=[.C180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3.jpeg</text:p>
          </table:table-cell>
          <table:table-cell office:value-type="float" office:value="1502063242.77143" calcext:value-type="float">
            <text:p>1502063242.77143</text:p>
          </table:table-cell>
          <table:table-cell table:formula="of:=[.B1805] - [.B1804]" office:value-type="float" office:value="0.0332801342010498" calcext:value-type="float">
            <text:p>0.0332801342</text:p>
          </table:table-cell>
          <table:table-cell table:formula="of:=[.C1805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4.jpeg</text:p>
          </table:table-cell>
          <table:table-cell office:value-type="float" office:value="1502063242.80484" calcext:value-type="float">
            <text:p>1502063242.80484</text:p>
          </table:table-cell>
          <table:table-cell table:formula="of:=[.B1806] - [.B1805]" office:value-type="float" office:value="0.0334100723266602" calcext:value-type="float">
            <text:p>0.0334100723</text:p>
          </table:table-cell>
          <table:table-cell table:formula="of:=[.C1806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5.jpeg</text:p>
          </table:table-cell>
          <table:table-cell office:value-type="float" office:value="1502063242.83811" calcext:value-type="float">
            <text:p>1502063242.83811</text:p>
          </table:table-cell>
          <table:table-cell table:formula="of:=[.B1807] - [.B1806]" office:value-type="float" office:value="0.0332698822021484" calcext:value-type="float">
            <text:p>0.0332698822</text:p>
          </table:table-cell>
          <table:table-cell table:formula="of:=[.C180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6.jpeg</text:p>
          </table:table-cell>
          <table:table-cell office:value-type="float" office:value="1502063242.87138" calcext:value-type="float">
            <text:p>1502063242.87138</text:p>
          </table:table-cell>
          <table:table-cell table:formula="of:=[.B1808] - [.B1807]" office:value-type="float" office:value="0.0332701206207275" calcext:value-type="float">
            <text:p>0.0332701206</text:p>
          </table:table-cell>
          <table:table-cell table:formula="of:=[.C180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7.jpeg</text:p>
          </table:table-cell>
          <table:table-cell office:value-type="float" office:value="1502063242.90485" calcext:value-type="float">
            <text:p>1502063242.90485</text:p>
          </table:table-cell>
          <table:table-cell table:formula="of:=[.B1809] - [.B1808]" office:value-type="float" office:value="0.0334699153900146" calcext:value-type="float">
            <text:p>0.0334699154</text:p>
          </table:table-cell>
          <table:table-cell table:formula="of:=[.C1809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8.jpeg</text:p>
          </table:table-cell>
          <table:table-cell office:value-type="float" office:value="1502063242.93811" calcext:value-type="float">
            <text:p>1502063242.93811</text:p>
          </table:table-cell>
          <table:table-cell table:formula="of:=[.B1810] - [.B1809]" office:value-type="float" office:value="0.0332601070404053" calcext:value-type="float">
            <text:p>0.033260107</text:p>
          </table:table-cell>
          <table:table-cell table:formula="of:=[.C181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09.jpeg</text:p>
          </table:table-cell>
          <table:table-cell office:value-type="float" office:value="1502063242.97138" calcext:value-type="float">
            <text:p>1502063242.97138</text:p>
          </table:table-cell>
          <table:table-cell table:formula="of:=[.B1811] - [.B1810]" office:value-type="float" office:value="0.0332698822021484" calcext:value-type="float">
            <text:p>0.0332698822</text:p>
          </table:table-cell>
          <table:table-cell table:formula="of:=[.C181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0.jpeg</text:p>
          </table:table-cell>
          <table:table-cell office:value-type="float" office:value="1502063243.00483" calcext:value-type="float">
            <text:p>1502063243.00483</text:p>
          </table:table-cell>
          <table:table-cell table:formula="of:=[.B1812] - [.B1811]" office:value-type="float" office:value="0.0334498882293701" calcext:value-type="float">
            <text:p>0.0334498882</text:p>
          </table:table-cell>
          <table:table-cell table:formula="of:=[.C1812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1.jpeg</text:p>
          </table:table-cell>
          <table:table-cell office:value-type="float" office:value="1502063243.03809" calcext:value-type="float">
            <text:p>1502063243.03809</text:p>
          </table:table-cell>
          <table:table-cell table:formula="of:=[.B1813] - [.B1812]" office:value-type="float" office:value="0.0332601070404053" calcext:value-type="float">
            <text:p>0.033260107</text:p>
          </table:table-cell>
          <table:table-cell table:formula="of:=[.C181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2.jpeg</text:p>
          </table:table-cell>
          <table:table-cell office:value-type="float" office:value="1502063243.07136" calcext:value-type="float">
            <text:p>1502063243.07136</text:p>
          </table:table-cell>
          <table:table-cell table:formula="of:=[.B1814] - [.B1813]" office:value-type="float" office:value="0.0332701206207275" calcext:value-type="float">
            <text:p>0.0332701206</text:p>
          </table:table-cell>
          <table:table-cell table:formula="of:=[.C181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3.jpeg</text:p>
          </table:table-cell>
          <table:table-cell office:value-type="float" office:value="1502063243.10483" calcext:value-type="float">
            <text:p>1502063243.10483</text:p>
          </table:table-cell>
          <table:table-cell table:formula="of:=[.B1815] - [.B1814]" office:value-type="float" office:value="0.0334699153900146" calcext:value-type="float">
            <text:p>0.0334699154</text:p>
          </table:table-cell>
          <table:table-cell table:formula="of:=[.C1815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4.jpeg</text:p>
          </table:table-cell>
          <table:table-cell office:value-type="float" office:value="1502063243.13809" calcext:value-type="float">
            <text:p>1502063243.13809</text:p>
          </table:table-cell>
          <table:table-cell table:formula="of:=[.B1816] - [.B1815]" office:value-type="float" office:value="0.0332598686218262" calcext:value-type="float">
            <text:p>0.0332598686</text:p>
          </table:table-cell>
          <table:table-cell table:formula="of:=[.C181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5.jpeg</text:p>
          </table:table-cell>
          <table:table-cell office:value-type="float" office:value="1502063243.17136" calcext:value-type="float">
            <text:p>1502063243.17136</text:p>
          </table:table-cell>
          <table:table-cell table:formula="of:=[.B1817] - [.B1816]" office:value-type="float" office:value="0.0332701206207275" calcext:value-type="float">
            <text:p>0.0332701206</text:p>
          </table:table-cell>
          <table:table-cell table:formula="of:=[.C181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6.jpeg</text:p>
          </table:table-cell>
          <table:table-cell office:value-type="float" office:value="1502063243.20484" calcext:value-type="float">
            <text:p>1502063243.20484</text:p>
          </table:table-cell>
          <table:table-cell table:formula="of:=[.B1818] - [.B1817]" office:value-type="float" office:value="0.0334799289703369" calcext:value-type="float">
            <text:p>0.033479929</text:p>
          </table:table-cell>
          <table:table-cell table:formula="of:=[.C1818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7.jpeg</text:p>
          </table:table-cell>
          <table:table-cell office:value-type="float" office:value="1502063243.2381" calcext:value-type="float">
            <text:p>1502063243.2381</text:p>
          </table:table-cell>
          <table:table-cell table:formula="of:=[.B1819] - [.B1818]" office:value-type="float" office:value="0.0332601070404053" calcext:value-type="float">
            <text:p>0.033260107</text:p>
          </table:table-cell>
          <table:table-cell table:formula="of:=[.C181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8.jpeg</text:p>
          </table:table-cell>
          <table:table-cell office:value-type="float" office:value="1502063243.27137" calcext:value-type="float">
            <text:p>1502063243.27137</text:p>
          </table:table-cell>
          <table:table-cell table:formula="of:=[.B1820] - [.B1819]" office:value-type="float" office:value="0.0332698822021484" calcext:value-type="float">
            <text:p>0.0332698822</text:p>
          </table:table-cell>
          <table:table-cell table:formula="of:=[.C182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19.jpeg</text:p>
          </table:table-cell>
          <table:table-cell office:value-type="float" office:value="1502063243.30484" calcext:value-type="float">
            <text:p>1502063243.30484</text:p>
          </table:table-cell>
          <table:table-cell table:formula="of:=[.B1821] - [.B1820]" office:value-type="float" office:value="0.0334701538085937" calcext:value-type="float">
            <text:p>0.0334701538</text:p>
          </table:table-cell>
          <table:table-cell table:formula="of:=[.C1821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0.jpeg</text:p>
          </table:table-cell>
          <table:table-cell office:value-type="float" office:value="1502063243.3381" calcext:value-type="float">
            <text:p>1502063243.3381</text:p>
          </table:table-cell>
          <table:table-cell table:formula="of:=[.B1822] - [.B1821]" office:value-type="float" office:value="0.0332598686218262" calcext:value-type="float">
            <text:p>0.0332598686</text:p>
          </table:table-cell>
          <table:table-cell table:formula="of:=[.C182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1.jpeg</text:p>
          </table:table-cell>
          <table:table-cell office:value-type="float" office:value="1502063243.37137" calcext:value-type="float">
            <text:p>1502063243.37137</text:p>
          </table:table-cell>
          <table:table-cell table:formula="of:=[.B1823] - [.B1822]" office:value-type="float" office:value="0.0332701206207275" calcext:value-type="float">
            <text:p>0.0332701206</text:p>
          </table:table-cell>
          <table:table-cell table:formula="of:=[.C182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2.jpeg</text:p>
          </table:table-cell>
          <table:table-cell office:value-type="float" office:value="1502063243.40488" calcext:value-type="float">
            <text:p>1502063243.40488</text:p>
          </table:table-cell>
          <table:table-cell table:formula="of:=[.B1824] - [.B1823]" office:value-type="float" office:value="0.0335099697113037" calcext:value-type="float">
            <text:p>0.0335099697</text:p>
          </table:table-cell>
          <table:table-cell table:formula="of:=[.C1824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3.jpeg</text:p>
          </table:table-cell>
          <table:table-cell office:value-type="float" office:value="1502063243.43814" calcext:value-type="float">
            <text:p>1502063243.43814</text:p>
          </table:table-cell>
          <table:table-cell table:formula="of:=[.B1825] - [.B1824]" office:value-type="float" office:value="0.0332598686218262" calcext:value-type="float">
            <text:p>0.0332598686</text:p>
          </table:table-cell>
          <table:table-cell table:formula="of:=[.C182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4.jpeg</text:p>
          </table:table-cell>
          <table:table-cell office:value-type="float" office:value="1502063243.47142" calcext:value-type="float">
            <text:p>1502063243.47142</text:p>
          </table:table-cell>
          <table:table-cell table:formula="of:=[.B1826] - [.B1825]" office:value-type="float" office:value="0.0332801342010498" calcext:value-type="float">
            <text:p>0.0332801342</text:p>
          </table:table-cell>
          <table:table-cell table:formula="of:=[.C182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5.jpeg</text:p>
          </table:table-cell>
          <table:table-cell office:value-type="float" office:value="1502063243.50487" calcext:value-type="float">
            <text:p>1502063243.50487</text:p>
          </table:table-cell>
          <table:table-cell table:formula="of:=[.B1827] - [.B1826]" office:value-type="float" office:value="0.0334498882293701" calcext:value-type="float">
            <text:p>0.0334498882</text:p>
          </table:table-cell>
          <table:table-cell table:formula="of:=[.C1827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6.jpeg</text:p>
          </table:table-cell>
          <table:table-cell office:value-type="float" office:value="1502063243.53814" calcext:value-type="float">
            <text:p>1502063243.53814</text:p>
          </table:table-cell>
          <table:table-cell table:formula="of:=[.B1828] - [.B1827]" office:value-type="float" office:value="0.0332701206207275" calcext:value-type="float">
            <text:p>0.0332701206</text:p>
          </table:table-cell>
          <table:table-cell table:formula="of:=[.C182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7.jpeg</text:p>
          </table:table-cell>
          <table:table-cell office:value-type="float" office:value="1502063243.57141" calcext:value-type="float">
            <text:p>1502063243.57141</text:p>
          </table:table-cell>
          <table:table-cell table:formula="of:=[.B1829] - [.B1828]" office:value-type="float" office:value="0.0332698822021484" calcext:value-type="float">
            <text:p>0.0332698822</text:p>
          </table:table-cell>
          <table:table-cell table:formula="of:=[.C182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8.jpeg</text:p>
          </table:table-cell>
          <table:table-cell office:value-type="float" office:value="1502063243.60487" calcext:value-type="float">
            <text:p>1502063243.60487</text:p>
          </table:table-cell>
          <table:table-cell table:formula="of:=[.B1830] - [.B1829]" office:value-type="float" office:value="0.0334601402282715" calcext:value-type="float">
            <text:p>0.0334601402</text:p>
          </table:table-cell>
          <table:table-cell table:formula="of:=[.C1830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29.jpeg</text:p>
          </table:table-cell>
          <table:table-cell office:value-type="float" office:value="1502063243.63812" calcext:value-type="float">
            <text:p>1502063243.63812</text:p>
          </table:table-cell>
          <table:table-cell table:formula="of:=[.B1831] - [.B1830]" office:value-type="float" office:value="0.0332498550415039" calcext:value-type="float">
            <text:p>0.033249855</text:p>
          </table:table-cell>
          <table:table-cell table:formula="of:=[.C1831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0.jpeg</text:p>
          </table:table-cell>
          <table:table-cell office:value-type="float" office:value="1502063243.67139" calcext:value-type="float">
            <text:p>1502063243.67139</text:p>
          </table:table-cell>
          <table:table-cell table:formula="of:=[.B1832] - [.B1831]" office:value-type="float" office:value="0.0332701206207275" calcext:value-type="float">
            <text:p>0.0332701206</text:p>
          </table:table-cell>
          <table:table-cell table:formula="of:=[.C183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1.jpeg</text:p>
          </table:table-cell>
          <table:table-cell office:value-type="float" office:value="1502063243.70487" calcext:value-type="float">
            <text:p>1502063243.70487</text:p>
          </table:table-cell>
          <table:table-cell table:formula="of:=[.B1833] - [.B1832]" office:value-type="float" office:value="0.0334799289703369" calcext:value-type="float">
            <text:p>0.033479929</text:p>
          </table:table-cell>
          <table:table-cell table:formula="of:=[.C1833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2.jpeg</text:p>
          </table:table-cell>
          <table:table-cell office:value-type="float" office:value="1502063243.73812" calcext:value-type="float">
            <text:p>1502063243.73812</text:p>
          </table:table-cell>
          <table:table-cell table:formula="of:=[.B1834] - [.B1833]" office:value-type="float" office:value="0.033250093460083" calcext:value-type="float">
            <text:p>0.0332500935</text:p>
          </table:table-cell>
          <table:table-cell table:formula="of:=[.C1834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3.jpeg</text:p>
          </table:table-cell>
          <table:table-cell office:value-type="float" office:value="1502063243.7714" calcext:value-type="float">
            <text:p>1502063243.7714</text:p>
          </table:table-cell>
          <table:table-cell table:formula="of:=[.B1835] - [.B1834]" office:value-type="float" office:value="0.0332798957824707" calcext:value-type="float">
            <text:p>0.0332798958</text:p>
          </table:table-cell>
          <table:table-cell table:formula="of:=[.C1835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4.jpeg</text:p>
          </table:table-cell>
          <table:table-cell office:value-type="float" office:value="1502063243.80482" calcext:value-type="float">
            <text:p>1502063243.80482</text:p>
          </table:table-cell>
          <table:table-cell table:formula="of:=[.B1836] - [.B1835]" office:value-type="float" office:value="0.0334200859069824" calcext:value-type="float">
            <text:p>0.0334200859</text:p>
          </table:table-cell>
          <table:table-cell table:formula="of:=[.C1836] - 0.03333333333" office:value-type="float" office:value="0.0000867525769824226" calcext:value-type="float">
            <text:p>8.6752576982422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5.jpeg</text:p>
          </table:table-cell>
          <table:table-cell office:value-type="float" office:value="1502063243.83809" calcext:value-type="float">
            <text:p>1502063243.83809</text:p>
          </table:table-cell>
          <table:table-cell table:formula="of:=[.B1837] - [.B1836]" office:value-type="float" office:value="0.0332698822021484" calcext:value-type="float">
            <text:p>0.0332698822</text:p>
          </table:table-cell>
          <table:table-cell table:formula="of:=[.C183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6.jpeg</text:p>
          </table:table-cell>
          <table:table-cell office:value-type="float" office:value="1502063243.87136" calcext:value-type="float">
            <text:p>1502063243.87136</text:p>
          </table:table-cell>
          <table:table-cell table:formula="of:=[.B1838] - [.B1837]" office:value-type="float" office:value="0.0332701206207275" calcext:value-type="float">
            <text:p>0.0332701206</text:p>
          </table:table-cell>
          <table:table-cell table:formula="of:=[.C183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7.jpeg</text:p>
          </table:table-cell>
          <table:table-cell office:value-type="float" office:value="1502063243.90483" calcext:value-type="float">
            <text:p>1502063243.90483</text:p>
          </table:table-cell>
          <table:table-cell table:formula="of:=[.B1839] - [.B1838]" office:value-type="float" office:value="0.0334699153900146" calcext:value-type="float">
            <text:p>0.0334699154</text:p>
          </table:table-cell>
          <table:table-cell table:formula="of:=[.C1839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8.jpeg</text:p>
          </table:table-cell>
          <table:table-cell office:value-type="float" office:value="1502063243.93809" calcext:value-type="float">
            <text:p>1502063243.93809</text:p>
          </table:table-cell>
          <table:table-cell table:formula="of:=[.B1840] - [.B1839]" office:value-type="float" office:value="0.0332601070404053" calcext:value-type="float">
            <text:p>0.033260107</text:p>
          </table:table-cell>
          <table:table-cell table:formula="of:=[.C184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39.jpeg</text:p>
          </table:table-cell>
          <table:table-cell office:value-type="float" office:value="1502063243.97136" calcext:value-type="float">
            <text:p>1502063243.97136</text:p>
          </table:table-cell>
          <table:table-cell table:formula="of:=[.B1841] - [.B1840]" office:value-type="float" office:value="0.0332698822021484" calcext:value-type="float">
            <text:p>0.0332698822</text:p>
          </table:table-cell>
          <table:table-cell table:formula="of:=[.C184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0.jpeg</text:p>
          </table:table-cell>
          <table:table-cell office:value-type="float" office:value="1502063244.00484" calcext:value-type="float">
            <text:p>1502063244.00484</text:p>
          </table:table-cell>
          <table:table-cell table:formula="of:=[.B1842] - [.B1841]" office:value-type="float" office:value="0.0334799289703369" calcext:value-type="float">
            <text:p>0.033479929</text:p>
          </table:table-cell>
          <table:table-cell table:formula="of:=[.C184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1.jpeg</text:p>
          </table:table-cell>
          <table:table-cell office:value-type="float" office:value="1502063244.0381" calcext:value-type="float">
            <text:p>1502063244.0381</text:p>
          </table:table-cell>
          <table:table-cell table:formula="of:=[.B1843] - [.B1842]" office:value-type="float" office:value="0.0332601070404053" calcext:value-type="float">
            <text:p>0.033260107</text:p>
          </table:table-cell>
          <table:table-cell table:formula="of:=[.C184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2.jpeg</text:p>
          </table:table-cell>
          <table:table-cell office:value-type="float" office:value="1502063244.07137" calcext:value-type="float">
            <text:p>1502063244.07137</text:p>
          </table:table-cell>
          <table:table-cell table:formula="of:=[.B1844] - [.B1843]" office:value-type="float" office:value="0.0332698822021484" calcext:value-type="float">
            <text:p>0.0332698822</text:p>
          </table:table-cell>
          <table:table-cell table:formula="of:=[.C184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3.jpeg</text:p>
          </table:table-cell>
          <table:table-cell office:value-type="float" office:value="1502063244.10483" calcext:value-type="float">
            <text:p>1502063244.10483</text:p>
          </table:table-cell>
          <table:table-cell table:formula="of:=[.B1845] - [.B1844]" office:value-type="float" office:value="0.0334601402282715" calcext:value-type="float">
            <text:p>0.0334601402</text:p>
          </table:table-cell>
          <table:table-cell table:formula="of:=[.C1845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4.jpeg</text:p>
          </table:table-cell>
          <table:table-cell office:value-type="float" office:value="1502063244.13809" calcext:value-type="float">
            <text:p>1502063244.13809</text:p>
          </table:table-cell>
          <table:table-cell table:formula="of:=[.B1846] - [.B1845]" office:value-type="float" office:value="0.0332598686218262" calcext:value-type="float">
            <text:p>0.0332598686</text:p>
          </table:table-cell>
          <table:table-cell table:formula="of:=[.C184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5.jpeg</text:p>
          </table:table-cell>
          <table:table-cell office:value-type="float" office:value="1502063244.17136" calcext:value-type="float">
            <text:p>1502063244.17136</text:p>
          </table:table-cell>
          <table:table-cell table:formula="of:=[.B1847] - [.B1846]" office:value-type="float" office:value="0.0332701206207275" calcext:value-type="float">
            <text:p>0.0332701206</text:p>
          </table:table-cell>
          <table:table-cell table:formula="of:=[.C184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6.jpeg</text:p>
          </table:table-cell>
          <table:table-cell office:value-type="float" office:value="1502063244.20483" calcext:value-type="float">
            <text:p>1502063244.20483</text:p>
          </table:table-cell>
          <table:table-cell table:formula="of:=[.B1848] - [.B1847]" office:value-type="float" office:value="0.0334699153900146" calcext:value-type="float">
            <text:p>0.0334699154</text:p>
          </table:table-cell>
          <table:table-cell table:formula="of:=[.C184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7.jpeg</text:p>
          </table:table-cell>
          <table:table-cell office:value-type="float" office:value="1502063244.23809" calcext:value-type="float">
            <text:p>1502063244.23809</text:p>
          </table:table-cell>
          <table:table-cell table:formula="of:=[.B1849] - [.B1848]" office:value-type="float" office:value="0.0332601070404053" calcext:value-type="float">
            <text:p>0.033260107</text:p>
          </table:table-cell>
          <table:table-cell table:formula="of:=[.C184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8.jpeg</text:p>
          </table:table-cell>
          <table:table-cell office:value-type="float" office:value="1502063244.27135" calcext:value-type="float">
            <text:p>1502063244.27135</text:p>
          </table:table-cell>
          <table:table-cell table:formula="of:=[.B1850] - [.B1849]" office:value-type="float" office:value="0.0332598686218262" calcext:value-type="float">
            <text:p>0.0332598686</text:p>
          </table:table-cell>
          <table:table-cell table:formula="of:=[.C185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49.jpeg</text:p>
          </table:table-cell>
          <table:table-cell office:value-type="float" office:value="1502063244.30463" calcext:value-type="float">
            <text:p>1502063244.30463</text:p>
          </table:table-cell>
          <table:table-cell table:formula="of:=[.B1851] - [.B1850]" office:value-type="float" office:value="0.0332801342010498" calcext:value-type="float">
            <text:p>0.0332801342</text:p>
          </table:table-cell>
          <table:table-cell table:formula="of:=[.C1851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0.jpeg</text:p>
          </table:table-cell>
          <table:table-cell office:value-type="float" office:value="1502063244.33789" calcext:value-type="float">
            <text:p>1502063244.33789</text:p>
          </table:table-cell>
          <table:table-cell table:formula="of:=[.B1852] - [.B1851]" office:value-type="float" office:value="0.0332598686218262" calcext:value-type="float">
            <text:p>0.0332598686</text:p>
          </table:table-cell>
          <table:table-cell table:formula="of:=[.C185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1.jpeg</text:p>
          </table:table-cell>
          <table:table-cell office:value-type="float" office:value="1502063244.37116" calcext:value-type="float">
            <text:p>1502063244.37116</text:p>
          </table:table-cell>
          <table:table-cell table:formula="of:=[.B1853] - [.B1852]" office:value-type="float" office:value="0.0332701206207275" calcext:value-type="float">
            <text:p>0.0332701206</text:p>
          </table:table-cell>
          <table:table-cell table:formula="of:=[.C185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2.jpeg</text:p>
          </table:table-cell>
          <table:table-cell office:value-type="float" office:value="1502063244.40483" calcext:value-type="float">
            <text:p>1502063244.40483</text:p>
          </table:table-cell>
          <table:table-cell table:formula="of:=[.B1854] - [.B1853]" office:value-type="float" office:value="0.0336699485778809" calcext:value-type="float">
            <text:p>0.0336699486</text:p>
          </table:table-cell>
          <table:table-cell table:formula="of:=[.C1854] - 0.03333333333" office:value-type="float" office:value="0.00033661524788086" calcext:value-type="float">
            <text:p>0.0003366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3.jpeg</text:p>
          </table:table-cell>
          <table:table-cell office:value-type="float" office:value="1502063244.43809" calcext:value-type="float">
            <text:p>1502063244.43809</text:p>
          </table:table-cell>
          <table:table-cell table:formula="of:=[.B1855] - [.B1854]" office:value-type="float" office:value="0.0332601070404053" calcext:value-type="float">
            <text:p>0.033260107</text:p>
          </table:table-cell>
          <table:table-cell table:formula="of:=[.C185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4.jpeg</text:p>
          </table:table-cell>
          <table:table-cell office:value-type="float" office:value="1502063244.47136" calcext:value-type="float">
            <text:p>1502063244.47136</text:p>
          </table:table-cell>
          <table:table-cell table:formula="of:=[.B1856] - [.B1855]" office:value-type="float" office:value="0.0332698822021484" calcext:value-type="float">
            <text:p>0.0332698822</text:p>
          </table:table-cell>
          <table:table-cell table:formula="of:=[.C185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5.jpeg</text:p>
          </table:table-cell>
          <table:table-cell office:value-type="float" office:value="1502063244.50484" calcext:value-type="float">
            <text:p>1502063244.50484</text:p>
          </table:table-cell>
          <table:table-cell table:formula="of:=[.B1857] - [.B1856]" office:value-type="float" office:value="0.0334799289703369" calcext:value-type="float">
            <text:p>0.033479929</text:p>
          </table:table-cell>
          <table:table-cell table:formula="of:=[.C1857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6.jpeg</text:p>
          </table:table-cell>
          <table:table-cell office:value-type="float" office:value="1502063244.5381" calcext:value-type="float">
            <text:p>1502063244.5381</text:p>
          </table:table-cell>
          <table:table-cell table:formula="of:=[.B1858] - [.B1857]" office:value-type="float" office:value="0.0332601070404053" calcext:value-type="float">
            <text:p>0.033260107</text:p>
          </table:table-cell>
          <table:table-cell table:formula="of:=[.C185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7.jpeg</text:p>
          </table:table-cell>
          <table:table-cell office:value-type="float" office:value="1502063244.57137" calcext:value-type="float">
            <text:p>1502063244.57137</text:p>
          </table:table-cell>
          <table:table-cell table:formula="of:=[.B1859] - [.B1858]" office:value-type="float" office:value="0.0332698822021484" calcext:value-type="float">
            <text:p>0.0332698822</text:p>
          </table:table-cell>
          <table:table-cell table:formula="of:=[.C185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8.jpeg</text:p>
          </table:table-cell>
          <table:table-cell office:value-type="float" office:value="1502063244.60493" calcext:value-type="float">
            <text:p>1502063244.60493</text:p>
          </table:table-cell>
          <table:table-cell table:formula="of:=[.B1860] - [.B1859]" office:value-type="float" office:value="0.033560037612915" calcext:value-type="float">
            <text:p>0.0335600376</text:p>
          </table:table-cell>
          <table:table-cell table:formula="of:=[.C1860] - 0.03333333333" office:value-type="float" office:value="0.00022670428291504" calcext:value-type="float">
            <text:p>0.00022670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59.jpeg</text:p>
          </table:table-cell>
          <table:table-cell office:value-type="float" office:value="1502063244.63819" calcext:value-type="float">
            <text:p>1502063244.63819</text:p>
          </table:table-cell>
          <table:table-cell table:formula="of:=[.B1861] - [.B1860]" office:value-type="float" office:value="0.0332601070404053" calcext:value-type="float">
            <text:p>0.033260107</text:p>
          </table:table-cell>
          <table:table-cell table:formula="of:=[.C186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0.jpeg</text:p>
          </table:table-cell>
          <table:table-cell office:value-type="float" office:value="1502063244.67146" calcext:value-type="float">
            <text:p>1502063244.67146</text:p>
          </table:table-cell>
          <table:table-cell table:formula="of:=[.B1862] - [.B1861]" office:value-type="float" office:value="0.0332698822021484" calcext:value-type="float">
            <text:p>0.0332698822</text:p>
          </table:table-cell>
          <table:table-cell table:formula="of:=[.C186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1.jpeg</text:p>
          </table:table-cell>
          <table:table-cell office:value-type="float" office:value="1502063244.70482" calcext:value-type="float">
            <text:p>1502063244.70482</text:p>
          </table:table-cell>
          <table:table-cell table:formula="of:=[.B1863] - [.B1862]" office:value-type="float" office:value="0.0333600044250488" calcext:value-type="float">
            <text:p>0.0333600044</text:p>
          </table:table-cell>
          <table:table-cell table:formula="of:=[.C1863] - 0.03333333333" office:value-type="float" office:value="0.0000266710950488289" calcext:value-type="float">
            <text:p>2.6671095048828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2.jpeg</text:p>
          </table:table-cell>
          <table:table-cell office:value-type="float" office:value="1502063244.73808" calcext:value-type="float">
            <text:p>1502063244.73808</text:p>
          </table:table-cell>
          <table:table-cell table:formula="of:=[.B1864] - [.B1863]" office:value-type="float" office:value="0.0332601070404053" calcext:value-type="float">
            <text:p>0.033260107</text:p>
          </table:table-cell>
          <table:table-cell table:formula="of:=[.C186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3.jpeg</text:p>
          </table:table-cell>
          <table:table-cell office:value-type="float" office:value="1502063244.77135" calcext:value-type="float">
            <text:p>1502063244.77135</text:p>
          </table:table-cell>
          <table:table-cell table:formula="of:=[.B1865] - [.B1864]" office:value-type="float" office:value="0.0332698822021484" calcext:value-type="float">
            <text:p>0.0332698822</text:p>
          </table:table-cell>
          <table:table-cell table:formula="of:=[.C186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4.jpeg</text:p>
          </table:table-cell>
          <table:table-cell office:value-type="float" office:value="1502063244.80483" calcext:value-type="float">
            <text:p>1502063244.80483</text:p>
          </table:table-cell>
          <table:table-cell table:formula="of:=[.B1866] - [.B1865]" office:value-type="float" office:value="0.033480167388916" calcext:value-type="float">
            <text:p>0.0334801674</text:p>
          </table:table-cell>
          <table:table-cell table:formula="of:=[.C1866] - 0.03333333333" office:value-type="float" office:value="0.000146834058916016" calcext:value-type="float">
            <text:p>0.00014683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5.jpeg</text:p>
          </table:table-cell>
          <table:table-cell office:value-type="float" office:value="1502063244.83809" calcext:value-type="float">
            <text:p>1502063244.83809</text:p>
          </table:table-cell>
          <table:table-cell table:formula="of:=[.B1867] - [.B1866]" office:value-type="float" office:value="0.0332598686218262" calcext:value-type="float">
            <text:p>0.0332598686</text:p>
          </table:table-cell>
          <table:table-cell table:formula="of:=[.C186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6.jpeg</text:p>
          </table:table-cell>
          <table:table-cell office:value-type="float" office:value="1502063244.87136" calcext:value-type="float">
            <text:p>1502063244.87136</text:p>
          </table:table-cell>
          <table:table-cell table:formula="of:=[.B1868] - [.B1867]" office:value-type="float" office:value="0.0332701206207275" calcext:value-type="float">
            <text:p>0.0332701206</text:p>
          </table:table-cell>
          <table:table-cell table:formula="of:=[.C186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7.jpeg</text:p>
          </table:table-cell>
          <table:table-cell office:value-type="float" office:value="1502063244.90481" calcext:value-type="float">
            <text:p>1502063244.90481</text:p>
          </table:table-cell>
          <table:table-cell table:formula="of:=[.B1869] - [.B1868]" office:value-type="float" office:value="0.0334498882293701" calcext:value-type="float">
            <text:p>0.0334498882</text:p>
          </table:table-cell>
          <table:table-cell table:formula="of:=[.C1869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8.jpeg</text:p>
          </table:table-cell>
          <table:table-cell office:value-type="float" office:value="1502063244.93807" calcext:value-type="float">
            <text:p>1502063244.93807</text:p>
          </table:table-cell>
          <table:table-cell table:formula="of:=[.B1870] - [.B1869]" office:value-type="float" office:value="0.0332601070404053" calcext:value-type="float">
            <text:p>0.033260107</text:p>
          </table:table-cell>
          <table:table-cell table:formula="of:=[.C187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69.jpeg</text:p>
          </table:table-cell>
          <table:table-cell office:value-type="float" office:value="1502063244.97135" calcext:value-type="float">
            <text:p>1502063244.97135</text:p>
          </table:table-cell>
          <table:table-cell table:formula="of:=[.B1871] - [.B1870]" office:value-type="float" office:value="0.0332798957824707" calcext:value-type="float">
            <text:p>0.0332798958</text:p>
          </table:table-cell>
          <table:table-cell table:formula="of:=[.C1871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0.jpeg</text:p>
          </table:table-cell>
          <table:table-cell office:value-type="float" office:value="1502063245.00484" calcext:value-type="float">
            <text:p>1502063245.00484</text:p>
          </table:table-cell>
          <table:table-cell table:formula="of:=[.B1872] - [.B1871]" office:value-type="float" office:value="0.0334899425506592" calcext:value-type="float">
            <text:p>0.0334899426</text:p>
          </table:table-cell>
          <table:table-cell table:formula="of:=[.C1872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1.jpeg</text:p>
          </table:table-cell>
          <table:table-cell office:value-type="float" office:value="1502063245.0383" calcext:value-type="float">
            <text:p>1502063245.0383</text:p>
          </table:table-cell>
          <table:table-cell table:formula="of:=[.B1873] - [.B1872]" office:value-type="float" office:value="0.0334601402282715" calcext:value-type="float">
            <text:p>0.0334601402</text:p>
          </table:table-cell>
          <table:table-cell table:formula="of:=[.C1873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2.jpeg</text:p>
          </table:table-cell>
          <table:table-cell office:value-type="float" office:value="1502063245.07157" calcext:value-type="float">
            <text:p>1502063245.07157</text:p>
          </table:table-cell>
          <table:table-cell table:formula="of:=[.B1874] - [.B1873]" office:value-type="float" office:value="0.0332698822021484" calcext:value-type="float">
            <text:p>0.0332698822</text:p>
          </table:table-cell>
          <table:table-cell table:formula="of:=[.C1874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3.jpeg</text:p>
          </table:table-cell>
          <table:table-cell office:value-type="float" office:value="1502063245.10486" calcext:value-type="float">
            <text:p>1502063245.10486</text:p>
          </table:table-cell>
          <table:table-cell table:formula="of:=[.B1875] - [.B1874]" office:value-type="float" office:value="0.0332901477813721" calcext:value-type="float">
            <text:p>0.0332901478</text:p>
          </table:table-cell>
          <table:table-cell table:formula="of:=[.C1875] - 0.03333333333" office:value-type="float" office:value="-0.000043185548627929" calcext:value-type="float">
            <text:p>-4.3185548627929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4.jpeg</text:p>
          </table:table-cell>
          <table:table-cell office:value-type="float" office:value="1502063245.13811" calcext:value-type="float">
            <text:p>1502063245.13811</text:p>
          </table:table-cell>
          <table:table-cell table:formula="of:=[.B1876] - [.B1875]" office:value-type="float" office:value="0.0332498550415039" calcext:value-type="float">
            <text:p>0.033249855</text:p>
          </table:table-cell>
          <table:table-cell table:formula="of:=[.C1876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5.jpeg</text:p>
          </table:table-cell>
          <table:table-cell office:value-type="float" office:value="1502063245.17139" calcext:value-type="float">
            <text:p>1502063245.17139</text:p>
          </table:table-cell>
          <table:table-cell table:formula="of:=[.B1877] - [.B1876]" office:value-type="float" office:value="0.0332801342010498" calcext:value-type="float">
            <text:p>0.0332801342</text:p>
          </table:table-cell>
          <table:table-cell table:formula="of:=[.C1877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6.jpeg</text:p>
          </table:table-cell>
          <table:table-cell office:value-type="float" office:value="1502063245.20487" calcext:value-type="float">
            <text:p>1502063245.20487</text:p>
          </table:table-cell>
          <table:table-cell table:formula="of:=[.B1878] - [.B1877]" office:value-type="float" office:value="0.0334799289703369" calcext:value-type="float">
            <text:p>0.033479929</text:p>
          </table:table-cell>
          <table:table-cell table:formula="of:=[.C1878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7.jpeg</text:p>
          </table:table-cell>
          <table:table-cell office:value-type="float" office:value="1502063245.23813" calcext:value-type="float">
            <text:p>1502063245.23813</text:p>
          </table:table-cell>
          <table:table-cell table:formula="of:=[.B1879] - [.B1878]" office:value-type="float" office:value="0.0332601070404053" calcext:value-type="float">
            <text:p>0.033260107</text:p>
          </table:table-cell>
          <table:table-cell table:formula="of:=[.C187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8.jpeg</text:p>
          </table:table-cell>
          <table:table-cell office:value-type="float" office:value="1502063245.2714" calcext:value-type="float">
            <text:p>1502063245.2714</text:p>
          </table:table-cell>
          <table:table-cell table:formula="of:=[.B1880] - [.B1879]" office:value-type="float" office:value="0.0332698822021484" calcext:value-type="float">
            <text:p>0.0332698822</text:p>
          </table:table-cell>
          <table:table-cell table:formula="of:=[.C1880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79.jpeg</text:p>
          </table:table-cell>
          <table:table-cell office:value-type="float" office:value="1502063245.30485" calcext:value-type="float">
            <text:p>1502063245.30485</text:p>
          </table:table-cell>
          <table:table-cell table:formula="of:=[.B1881] - [.B1880]" office:value-type="float" office:value="0.0334501266479492" calcext:value-type="float">
            <text:p>0.0334501266</text:p>
          </table:table-cell>
          <table:table-cell table:formula="of:=[.C1881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0.jpeg</text:p>
          </table:table-cell>
          <table:table-cell office:value-type="float" office:value="1502063245.33811" calcext:value-type="float">
            <text:p>1502063245.33811</text:p>
          </table:table-cell>
          <table:table-cell table:formula="of:=[.B1882] - [.B1881]" office:value-type="float" office:value="0.0332598686218262" calcext:value-type="float">
            <text:p>0.0332598686</text:p>
          </table:table-cell>
          <table:table-cell table:formula="of:=[.C188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1.jpeg</text:p>
          </table:table-cell>
          <table:table-cell office:value-type="float" office:value="1502063245.37138" calcext:value-type="float">
            <text:p>1502063245.37138</text:p>
          </table:table-cell>
          <table:table-cell table:formula="of:=[.B1883] - [.B1882]" office:value-type="float" office:value="0.0332701206207275" calcext:value-type="float">
            <text:p>0.0332701206</text:p>
          </table:table-cell>
          <table:table-cell table:formula="of:=[.C188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2.jpeg</text:p>
          </table:table-cell>
          <table:table-cell office:value-type="float" office:value="1502063245.40482" calcext:value-type="float">
            <text:p>1502063245.40482</text:p>
          </table:table-cell>
          <table:table-cell table:formula="of:=[.B1884] - [.B1883]" office:value-type="float" office:value="0.0334398746490479" calcext:value-type="float">
            <text:p>0.0334398746</text:p>
          </table:table-cell>
          <table:table-cell table:formula="of:=[.C1884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3.jpeg</text:p>
          </table:table-cell>
          <table:table-cell office:value-type="float" office:value="1502063245.43808" calcext:value-type="float">
            <text:p>1502063245.43808</text:p>
          </table:table-cell>
          <table:table-cell table:formula="of:=[.B1885] - [.B1884]" office:value-type="float" office:value="0.0332601070404053" calcext:value-type="float">
            <text:p>0.033260107</text:p>
          </table:table-cell>
          <table:table-cell table:formula="of:=[.C188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4.jpeg</text:p>
          </table:table-cell>
          <table:table-cell office:value-type="float" office:value="1502063245.47135" calcext:value-type="float">
            <text:p>1502063245.47135</text:p>
          </table:table-cell>
          <table:table-cell table:formula="of:=[.B1886] - [.B1885]" office:value-type="float" office:value="0.0332698822021484" calcext:value-type="float">
            <text:p>0.0332698822</text:p>
          </table:table-cell>
          <table:table-cell table:formula="of:=[.C1886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5.jpeg</text:p>
          </table:table-cell>
          <table:table-cell office:value-type="float" office:value="1502063245.50482" calcext:value-type="float">
            <text:p>1502063245.50482</text:p>
          </table:table-cell>
          <table:table-cell table:formula="of:=[.B1887] - [.B1886]" office:value-type="float" office:value="0.0334701538085937" calcext:value-type="float">
            <text:p>0.0334701538</text:p>
          </table:table-cell>
          <table:table-cell table:formula="of:=[.C1887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6.jpeg</text:p>
          </table:table-cell>
          <table:table-cell office:value-type="float" office:value="1502063245.53808" calcext:value-type="float">
            <text:p>1502063245.53808</text:p>
          </table:table-cell>
          <table:table-cell table:formula="of:=[.B1888] - [.B1887]" office:value-type="float" office:value="0.0332598686218262" calcext:value-type="float">
            <text:p>0.0332598686</text:p>
          </table:table-cell>
          <table:table-cell table:formula="of:=[.C1888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7.jpeg</text:p>
          </table:table-cell>
          <table:table-cell office:value-type="float" office:value="1502063245.57135" calcext:value-type="float">
            <text:p>1502063245.57135</text:p>
          </table:table-cell>
          <table:table-cell table:formula="of:=[.B1889] - [.B1888]" office:value-type="float" office:value="0.0332701206207275" calcext:value-type="float">
            <text:p>0.0332701206</text:p>
          </table:table-cell>
          <table:table-cell table:formula="of:=[.C1889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8.jpeg</text:p>
          </table:table-cell>
          <table:table-cell office:value-type="float" office:value="1502063245.60482" calcext:value-type="float">
            <text:p>1502063245.60482</text:p>
          </table:table-cell>
          <table:table-cell table:formula="of:=[.B1890] - [.B1889]" office:value-type="float" office:value="0.0334699153900146" calcext:value-type="float">
            <text:p>0.0334699154</text:p>
          </table:table-cell>
          <table:table-cell table:formula="of:=[.C1890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89.jpeg</text:p>
          </table:table-cell>
          <table:table-cell office:value-type="float" office:value="1502063245.63808" calcext:value-type="float">
            <text:p>1502063245.63808</text:p>
          </table:table-cell>
          <table:table-cell table:formula="of:=[.B1891] - [.B1890]" office:value-type="float" office:value="0.0332598686218262" calcext:value-type="float">
            <text:p>0.0332598686</text:p>
          </table:table-cell>
          <table:table-cell table:formula="of:=[.C1891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0.jpeg</text:p>
          </table:table-cell>
          <table:table-cell office:value-type="float" office:value="1502063245.67135" calcext:value-type="float">
            <text:p>1502063245.67135</text:p>
          </table:table-cell>
          <table:table-cell table:formula="of:=[.B1892] - [.B1891]" office:value-type="float" office:value="0.0332701206207275" calcext:value-type="float">
            <text:p>0.0332701206</text:p>
          </table:table-cell>
          <table:table-cell table:formula="of:=[.C1892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1.jpeg</text:p>
          </table:table-cell>
          <table:table-cell office:value-type="float" office:value="1502063245.70483" calcext:value-type="float">
            <text:p>1502063245.70483</text:p>
          </table:table-cell>
          <table:table-cell table:formula="of:=[.B1893] - [.B1892]" office:value-type="float" office:value="0.0334799289703369" calcext:value-type="float">
            <text:p>0.033479929</text:p>
          </table:table-cell>
          <table:table-cell table:formula="of:=[.C1893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2.jpeg</text:p>
          </table:table-cell>
          <table:table-cell office:value-type="float" office:value="1502063245.73809" calcext:value-type="float">
            <text:p>1502063245.73809</text:p>
          </table:table-cell>
          <table:table-cell table:formula="of:=[.B1894] - [.B1893]" office:value-type="float" office:value="0.0332601070404053" calcext:value-type="float">
            <text:p>0.033260107</text:p>
          </table:table-cell>
          <table:table-cell table:formula="of:=[.C189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3.jpeg</text:p>
          </table:table-cell>
          <table:table-cell office:value-type="float" office:value="1502063245.77136" calcext:value-type="float">
            <text:p>1502063245.77136</text:p>
          </table:table-cell>
          <table:table-cell table:formula="of:=[.B1895] - [.B1894]" office:value-type="float" office:value="0.0332698822021484" calcext:value-type="float">
            <text:p>0.0332698822</text:p>
          </table:table-cell>
          <table:table-cell table:formula="of:=[.C189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4.jpeg</text:p>
          </table:table-cell>
          <table:table-cell office:value-type="float" office:value="1502063245.80483" calcext:value-type="float">
            <text:p>1502063245.80483</text:p>
          </table:table-cell>
          <table:table-cell table:formula="of:=[.B1896] - [.B1895]" office:value-type="float" office:value="0.0334701538085937" calcext:value-type="float">
            <text:p>0.0334701538</text:p>
          </table:table-cell>
          <table:table-cell table:formula="of:=[.C1896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5.jpeg</text:p>
          </table:table-cell>
          <table:table-cell office:value-type="float" office:value="1502063245.83809" calcext:value-type="float">
            <text:p>1502063245.83809</text:p>
          </table:table-cell>
          <table:table-cell table:formula="of:=[.B1897] - [.B1896]" office:value-type="float" office:value="0.0332598686218262" calcext:value-type="float">
            <text:p>0.0332598686</text:p>
          </table:table-cell>
          <table:table-cell table:formula="of:=[.C189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6.jpeg</text:p>
          </table:table-cell>
          <table:table-cell office:value-type="float" office:value="1502063245.87136" calcext:value-type="float">
            <text:p>1502063245.87136</text:p>
          </table:table-cell>
          <table:table-cell table:formula="of:=[.B1898] - [.B1897]" office:value-type="float" office:value="0.0332701206207275" calcext:value-type="float">
            <text:p>0.0332701206</text:p>
          </table:table-cell>
          <table:table-cell table:formula="of:=[.C189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7.jpeg</text:p>
          </table:table-cell>
          <table:table-cell office:value-type="float" office:value="1502063245.90487" calcext:value-type="float">
            <text:p>1502063245.90487</text:p>
          </table:table-cell>
          <table:table-cell table:formula="of:=[.B1899] - [.B1898]" office:value-type="float" office:value="0.0335099697113037" calcext:value-type="float">
            <text:p>0.0335099697</text:p>
          </table:table-cell>
          <table:table-cell table:formula="of:=[.C1899] - 0.03333333333" office:value-type="float" office:value="0.000176636381303712" calcext:value-type="float">
            <text:p>0.00017663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8.jpeg</text:p>
          </table:table-cell>
          <table:table-cell office:value-type="float" office:value="1502063245.93813" calcext:value-type="float">
            <text:p>1502063245.93813</text:p>
          </table:table-cell>
          <table:table-cell table:formula="of:=[.B1900] - [.B1899]" office:value-type="float" office:value="0.0332598686218262" calcext:value-type="float">
            <text:p>0.0332598686</text:p>
          </table:table-cell>
          <table:table-cell table:formula="of:=[.C1900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899.jpeg</text:p>
          </table:table-cell>
          <table:table-cell office:value-type="float" office:value="1502063245.9714" calcext:value-type="float">
            <text:p>1502063245.9714</text:p>
          </table:table-cell>
          <table:table-cell table:formula="of:=[.B1901] - [.B1900]" office:value-type="float" office:value="0.0332701206207275" calcext:value-type="float">
            <text:p>0.0332701206</text:p>
          </table:table-cell>
          <table:table-cell table:formula="of:=[.C1901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0.jpeg</text:p>
          </table:table-cell>
          <table:table-cell office:value-type="float" office:value="1502063246.00483" calcext:value-type="float">
            <text:p>1502063246.00483</text:p>
          </table:table-cell>
          <table:table-cell table:formula="of:=[.B1902] - [.B1901]" office:value-type="float" office:value="0.0334298610687256" calcext:value-type="float">
            <text:p>0.0334298611</text:p>
          </table:table-cell>
          <table:table-cell table:formula="of:=[.C1902] - 0.03333333333" office:value-type="float" office:value="0.0000965277387255867" calcext:value-type="float">
            <text:p>9.652773872558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1.jpeg</text:p>
          </table:table-cell>
          <table:table-cell office:value-type="float" office:value="1502063246.03809" calcext:value-type="float">
            <text:p>1502063246.03809</text:p>
          </table:table-cell>
          <table:table-cell table:formula="of:=[.B1903] - [.B1902]" office:value-type="float" office:value="0.0332601070404053" calcext:value-type="float">
            <text:p>0.033260107</text:p>
          </table:table-cell>
          <table:table-cell table:formula="of:=[.C190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2.jpeg</text:p>
          </table:table-cell>
          <table:table-cell office:value-type="float" office:value="1502063246.07137" calcext:value-type="float">
            <text:p>1502063246.07137</text:p>
          </table:table-cell>
          <table:table-cell table:formula="of:=[.B1904] - [.B1903]" office:value-type="float" office:value="0.0332798957824707" calcext:value-type="float">
            <text:p>0.0332798958</text:p>
          </table:table-cell>
          <table:table-cell table:formula="of:=[.C190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3.jpeg</text:p>
          </table:table-cell>
          <table:table-cell office:value-type="float" office:value="1502063246.10488" calcext:value-type="float">
            <text:p>1502063246.10488</text:p>
          </table:table-cell>
          <table:table-cell table:formula="of:=[.B1905] - [.B1904]" office:value-type="float" office:value="0.0335102081298828" calcext:value-type="float">
            <text:p>0.0335102081</text:p>
          </table:table-cell>
          <table:table-cell table:formula="of:=[.C1905] - 0.03333333333" office:value-type="float" office:value="0.000176874799882813" calcext:value-type="float">
            <text:p>0.00017687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4.jpeg</text:p>
          </table:table-cell>
          <table:table-cell office:value-type="float" office:value="1502063246.13814" calcext:value-type="float">
            <text:p>1502063246.13814</text:p>
          </table:table-cell>
          <table:table-cell table:formula="of:=[.B1906] - [.B1905]" office:value-type="float" office:value="0.0332598686218262" calcext:value-type="float">
            <text:p>0.0332598686</text:p>
          </table:table-cell>
          <table:table-cell table:formula="of:=[.C190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5.jpeg</text:p>
          </table:table-cell>
          <table:table-cell office:value-type="float" office:value="1502063246.17141" calcext:value-type="float">
            <text:p>1502063246.17141</text:p>
          </table:table-cell>
          <table:table-cell table:formula="of:=[.B1907] - [.B1906]" office:value-type="float" office:value="0.0332701206207275" calcext:value-type="float">
            <text:p>0.0332701206</text:p>
          </table:table-cell>
          <table:table-cell table:formula="of:=[.C190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6.jpeg</text:p>
          </table:table-cell>
          <table:table-cell office:value-type="float" office:value="1502063246.20485" calcext:value-type="float">
            <text:p>1502063246.20485</text:p>
          </table:table-cell>
          <table:table-cell table:formula="of:=[.B1908] - [.B1907]" office:value-type="float" office:value="0.0334398746490479" calcext:value-type="float">
            <text:p>0.0334398746</text:p>
          </table:table-cell>
          <table:table-cell table:formula="of:=[.C1908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7.jpeg</text:p>
          </table:table-cell>
          <table:table-cell office:value-type="float" office:value="1502063246.23811" calcext:value-type="float">
            <text:p>1502063246.23811</text:p>
          </table:table-cell>
          <table:table-cell table:formula="of:=[.B1909] - [.B1908]" office:value-type="float" office:value="0.0332601070404053" calcext:value-type="float">
            <text:p>0.033260107</text:p>
          </table:table-cell>
          <table:table-cell table:formula="of:=[.C190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8.jpeg</text:p>
          </table:table-cell>
          <table:table-cell office:value-type="float" office:value="1502063246.27139" calcext:value-type="float">
            <text:p>1502063246.27139</text:p>
          </table:table-cell>
          <table:table-cell table:formula="of:=[.B1910] - [.B1909]" office:value-type="float" office:value="0.0332798957824707" calcext:value-type="float">
            <text:p>0.0332798958</text:p>
          </table:table-cell>
          <table:table-cell table:formula="of:=[.C1910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09.jpeg</text:p>
          </table:table-cell>
          <table:table-cell office:value-type="float" office:value="1502063246.30485" calcext:value-type="float">
            <text:p>1502063246.30485</text:p>
          </table:table-cell>
          <table:table-cell table:formula="of:=[.B1911] - [.B1910]" office:value-type="float" office:value="0.0334601402282715" calcext:value-type="float">
            <text:p>0.0334601402</text:p>
          </table:table-cell>
          <table:table-cell table:formula="of:=[.C1911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0.jpeg</text:p>
          </table:table-cell>
          <table:table-cell office:value-type="float" office:value="1502063246.33811" calcext:value-type="float">
            <text:p>1502063246.33811</text:p>
          </table:table-cell>
          <table:table-cell table:formula="of:=[.B1912] - [.B1911]" office:value-type="float" office:value="0.0332598686218262" calcext:value-type="float">
            <text:p>0.0332598686</text:p>
          </table:table-cell>
          <table:table-cell table:formula="of:=[.C191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1.jpeg</text:p>
          </table:table-cell>
          <table:table-cell office:value-type="float" office:value="1502063246.37138" calcext:value-type="float">
            <text:p>1502063246.37138</text:p>
          </table:table-cell>
          <table:table-cell table:formula="of:=[.B1913] - [.B1912]" office:value-type="float" office:value="0.0332701206207275" calcext:value-type="float">
            <text:p>0.0332701206</text:p>
          </table:table-cell>
          <table:table-cell table:formula="of:=[.C191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2.jpeg</text:p>
          </table:table-cell>
          <table:table-cell office:value-type="float" office:value="1502063246.40492" calcext:value-type="float">
            <text:p>1502063246.40492</text:p>
          </table:table-cell>
          <table:table-cell table:formula="of:=[.B1914] - [.B1913]" office:value-type="float" office:value="0.0335400104522705" calcext:value-type="float">
            <text:p>0.0335400105</text:p>
          </table:table-cell>
          <table:table-cell table:formula="of:=[.C1914] - 0.03333333333" office:value-type="float" office:value="0.000206677122270509" calcext:value-type="float">
            <text:p>0.00020667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3.jpeg</text:p>
          </table:table-cell>
          <table:table-cell office:value-type="float" office:value="1502063246.43817" calcext:value-type="float">
            <text:p>1502063246.43817</text:p>
          </table:table-cell>
          <table:table-cell table:formula="of:=[.B1915] - [.B1914]" office:value-type="float" office:value="0.0332498550415039" calcext:value-type="float">
            <text:p>0.033249855</text:p>
          </table:table-cell>
          <table:table-cell table:formula="of:=[.C1915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4.jpeg</text:p>
          </table:table-cell>
          <table:table-cell office:value-type="float" office:value="1502063246.47145" calcext:value-type="float">
            <text:p>1502063246.47145</text:p>
          </table:table-cell>
          <table:table-cell table:formula="of:=[.B1916] - [.B1915]" office:value-type="float" office:value="0.0332801342010498" calcext:value-type="float">
            <text:p>0.0332801342</text:p>
          </table:table-cell>
          <table:table-cell table:formula="of:=[.C191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5.jpeg</text:p>
          </table:table-cell>
          <table:table-cell office:value-type="float" office:value="1502063246.50472" calcext:value-type="float">
            <text:p>1502063246.50472</text:p>
          </table:table-cell>
          <table:table-cell table:formula="of:=[.B1917] - [.B1916]" office:value-type="float" office:value="0.0332698822021484" calcext:value-type="float">
            <text:p>0.0332698822</text:p>
          </table:table-cell>
          <table:table-cell table:formula="of:=[.C191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6.jpeg</text:p>
          </table:table-cell>
          <table:table-cell office:value-type="float" office:value="1502063246.53798" calcext:value-type="float">
            <text:p>1502063246.53798</text:p>
          </table:table-cell>
          <table:table-cell table:formula="of:=[.B1918] - [.B1917]" office:value-type="float" office:value="0.0332601070404053" calcext:value-type="float">
            <text:p>0.033260107</text:p>
          </table:table-cell>
          <table:table-cell table:formula="of:=[.C191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7.jpeg</text:p>
          </table:table-cell>
          <table:table-cell office:value-type="float" office:value="1502063246.57125" calcext:value-type="float">
            <text:p>1502063246.57125</text:p>
          </table:table-cell>
          <table:table-cell table:formula="of:=[.B1919] - [.B1918]" office:value-type="float" office:value="0.0332698822021484" calcext:value-type="float">
            <text:p>0.0332698822</text:p>
          </table:table-cell>
          <table:table-cell table:formula="of:=[.C191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8.jpeg</text:p>
          </table:table-cell>
          <table:table-cell office:value-type="float" office:value="1502063246.60456" calcext:value-type="float">
            <text:p>1502063246.60456</text:p>
          </table:table-cell>
          <table:table-cell table:formula="of:=[.B1920] - [.B1919]" office:value-type="float" office:value="0.0333099365234375" calcext:value-type="float">
            <text:p>0.0333099365</text:p>
          </table:table-cell>
          <table:table-cell table:formula="of:=[.C1920] - 0.03333333333" office:value-type="float" office:value="-0.0000233968065624993" calcext:value-type="float">
            <text:p>-2.339680656249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19.jpeg</text:p>
          </table:table-cell>
          <table:table-cell office:value-type="float" office:value="1502063246.63782" calcext:value-type="float">
            <text:p>1502063246.63782</text:p>
          </table:table-cell>
          <table:table-cell table:formula="of:=[.B1921] - [.B1920]" office:value-type="float" office:value="0.0332601070404053" calcext:value-type="float">
            <text:p>0.033260107</text:p>
          </table:table-cell>
          <table:table-cell table:formula="of:=[.C192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0.jpeg</text:p>
          </table:table-cell>
          <table:table-cell office:value-type="float" office:value="1502063246.67109" calcext:value-type="float">
            <text:p>1502063246.67109</text:p>
          </table:table-cell>
          <table:table-cell table:formula="of:=[.B1922] - [.B1921]" office:value-type="float" office:value="0.0332698822021484" calcext:value-type="float">
            <text:p>0.0332698822</text:p>
          </table:table-cell>
          <table:table-cell table:formula="of:=[.C192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1.jpeg</text:p>
          </table:table-cell>
          <table:table-cell office:value-type="float" office:value="1502063246.70483" calcext:value-type="float">
            <text:p>1502063246.70483</text:p>
          </table:table-cell>
          <table:table-cell table:formula="of:=[.B1923] - [.B1922]" office:value-type="float" office:value="0.0337400436401367" calcext:value-type="float">
            <text:p>0.0337400436</text:p>
          </table:table-cell>
          <table:table-cell table:formula="of:=[.C1923] - 0.03333333333" office:value-type="float" office:value="0.00040671031013672" calcext:value-type="float">
            <text:p>0.0004067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2.jpeg</text:p>
          </table:table-cell>
          <table:table-cell office:value-type="float" office:value="1502063246.73809" calcext:value-type="float">
            <text:p>1502063246.73809</text:p>
          </table:table-cell>
          <table:table-cell table:formula="of:=[.B1924] - [.B1923]" office:value-type="float" office:value="0.0332601070404053" calcext:value-type="float">
            <text:p>0.033260107</text:p>
          </table:table-cell>
          <table:table-cell table:formula="of:=[.C192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3.jpeg</text:p>
          </table:table-cell>
          <table:table-cell office:value-type="float" office:value="1502063246.77136" calcext:value-type="float">
            <text:p>1502063246.77136</text:p>
          </table:table-cell>
          <table:table-cell table:formula="of:=[.B1925] - [.B1924]" office:value-type="float" office:value="0.0332698822021484" calcext:value-type="float">
            <text:p>0.0332698822</text:p>
          </table:table-cell>
          <table:table-cell table:formula="of:=[.C1925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4.jpeg</text:p>
          </table:table-cell>
          <table:table-cell office:value-type="float" office:value="1502063246.80483" calcext:value-type="float">
            <text:p>1502063246.80483</text:p>
          </table:table-cell>
          <table:table-cell table:formula="of:=[.B1926] - [.B1925]" office:value-type="float" office:value="0.0334701538085937" calcext:value-type="float">
            <text:p>0.0334701538</text:p>
          </table:table-cell>
          <table:table-cell table:formula="of:=[.C1926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5.jpeg</text:p>
          </table:table-cell>
          <table:table-cell office:value-type="float" office:value="1502063246.83809" calcext:value-type="float">
            <text:p>1502063246.83809</text:p>
          </table:table-cell>
          <table:table-cell table:formula="of:=[.B1927] - [.B1926]" office:value-type="float" office:value="0.0332598686218262" calcext:value-type="float">
            <text:p>0.0332598686</text:p>
          </table:table-cell>
          <table:table-cell table:formula="of:=[.C192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6.jpeg</text:p>
          </table:table-cell>
          <table:table-cell office:value-type="float" office:value="1502063246.87136" calcext:value-type="float">
            <text:p>1502063246.87136</text:p>
          </table:table-cell>
          <table:table-cell table:formula="of:=[.B1928] - [.B1927]" office:value-type="float" office:value="0.0332701206207275" calcext:value-type="float">
            <text:p>0.0332701206</text:p>
          </table:table-cell>
          <table:table-cell table:formula="of:=[.C192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7.jpeg</text:p>
          </table:table-cell>
          <table:table-cell office:value-type="float" office:value="1502063246.90481" calcext:value-type="float">
            <text:p>1502063246.90481</text:p>
          </table:table-cell>
          <table:table-cell table:formula="of:=[.B1929] - [.B1928]" office:value-type="float" office:value="0.0334498882293701" calcext:value-type="float">
            <text:p>0.0334498882</text:p>
          </table:table-cell>
          <table:table-cell table:formula="of:=[.C1929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8.jpeg</text:p>
          </table:table-cell>
          <table:table-cell office:value-type="float" office:value="1502063246.93808" calcext:value-type="float">
            <text:p>1502063246.93808</text:p>
          </table:table-cell>
          <table:table-cell table:formula="of:=[.B1930] - [.B1929]" office:value-type="float" office:value="0.0332701206207275" calcext:value-type="float">
            <text:p>0.0332701206</text:p>
          </table:table-cell>
          <table:table-cell table:formula="of:=[.C1930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29.jpeg</text:p>
          </table:table-cell>
          <table:table-cell office:value-type="float" office:value="1502063246.97135" calcext:value-type="float">
            <text:p>1502063246.97135</text:p>
          </table:table-cell>
          <table:table-cell table:formula="of:=[.B1931] - [.B1930]" office:value-type="float" office:value="0.0332698822021484" calcext:value-type="float">
            <text:p>0.0332698822</text:p>
          </table:table-cell>
          <table:table-cell table:formula="of:=[.C193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0.jpeg</text:p>
          </table:table-cell>
          <table:table-cell office:value-type="float" office:value="1502063247.00483" calcext:value-type="float">
            <text:p>1502063247.00483</text:p>
          </table:table-cell>
          <table:table-cell table:formula="of:=[.B1932] - [.B1931]" office:value-type="float" office:value="0.0334799289703369" calcext:value-type="float">
            <text:p>0.033479929</text:p>
          </table:table-cell>
          <table:table-cell table:formula="of:=[.C1932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1.jpeg</text:p>
          </table:table-cell>
          <table:table-cell office:value-type="float" office:value="1502063247.03809" calcext:value-type="float">
            <text:p>1502063247.03809</text:p>
          </table:table-cell>
          <table:table-cell table:formula="of:=[.B1933] - [.B1932]" office:value-type="float" office:value="0.0332601070404053" calcext:value-type="float">
            <text:p>0.033260107</text:p>
          </table:table-cell>
          <table:table-cell table:formula="of:=[.C1933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2.jpeg</text:p>
          </table:table-cell>
          <table:table-cell office:value-type="float" office:value="1502063247.07137" calcext:value-type="float">
            <text:p>1502063247.07137</text:p>
          </table:table-cell>
          <table:table-cell table:formula="of:=[.B1934] - [.B1933]" office:value-type="float" office:value="0.0332798957824707" calcext:value-type="float">
            <text:p>0.0332798958</text:p>
          </table:table-cell>
          <table:table-cell table:formula="of:=[.C1934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3.jpeg</text:p>
          </table:table-cell>
          <table:table-cell office:value-type="float" office:value="1502063247.10482" calcext:value-type="float">
            <text:p>1502063247.10482</text:p>
          </table:table-cell>
          <table:table-cell table:formula="of:=[.B1935] - [.B1934]" office:value-type="float" office:value="0.0334501266479492" calcext:value-type="float">
            <text:p>0.0334501266</text:p>
          </table:table-cell>
          <table:table-cell table:formula="of:=[.C1935] - 0.03333333333" office:value-type="float" office:value="0.000116793317949219" calcext:value-type="float">
            <text:p>0.00011679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4.jpeg</text:p>
          </table:table-cell>
          <table:table-cell office:value-type="float" office:value="1502063247.13808" calcext:value-type="float">
            <text:p>1502063247.13808</text:p>
          </table:table-cell>
          <table:table-cell table:formula="of:=[.B1936] - [.B1935]" office:value-type="float" office:value="0.0332598686218262" calcext:value-type="float">
            <text:p>0.0332598686</text:p>
          </table:table-cell>
          <table:table-cell table:formula="of:=[.C1936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5.jpeg</text:p>
          </table:table-cell>
          <table:table-cell office:value-type="float" office:value="1502063247.17135" calcext:value-type="float">
            <text:p>1502063247.17135</text:p>
          </table:table-cell>
          <table:table-cell table:formula="of:=[.B1937] - [.B1936]" office:value-type="float" office:value="0.0332701206207275" calcext:value-type="float">
            <text:p>0.0332701206</text:p>
          </table:table-cell>
          <table:table-cell table:formula="of:=[.C1937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6.jpeg</text:p>
          </table:table-cell>
          <table:table-cell office:value-type="float" office:value="1502063247.20482" calcext:value-type="float">
            <text:p>1502063247.20482</text:p>
          </table:table-cell>
          <table:table-cell table:formula="of:=[.B1938] - [.B1937]" office:value-type="float" office:value="0.0334699153900146" calcext:value-type="float">
            <text:p>0.0334699154</text:p>
          </table:table-cell>
          <table:table-cell table:formula="of:=[.C1938] - 0.03333333333" office:value-type="float" office:value="0.000136582060014649" calcext:value-type="float">
            <text:p>0.0001365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7.jpeg</text:p>
          </table:table-cell>
          <table:table-cell office:value-type="float" office:value="1502063247.23808" calcext:value-type="float">
            <text:p>1502063247.23808</text:p>
          </table:table-cell>
          <table:table-cell table:formula="of:=[.B1939] - [.B1938]" office:value-type="float" office:value="0.0332601070404053" calcext:value-type="float">
            <text:p>0.033260107</text:p>
          </table:table-cell>
          <table:table-cell table:formula="of:=[.C1939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8.jpeg</text:p>
          </table:table-cell>
          <table:table-cell office:value-type="float" office:value="1502063247.27136" calcext:value-type="float">
            <text:p>1502063247.27136</text:p>
          </table:table-cell>
          <table:table-cell table:formula="of:=[.B1940] - [.B1939]" office:value-type="float" office:value="0.0332798957824707" calcext:value-type="float">
            <text:p>0.0332798958</text:p>
          </table:table-cell>
          <table:table-cell table:formula="of:=[.C1940] - 0.03333333333" office:value-type="float" office:value="-0.0000534375475292961" calcext:value-type="float">
            <text:p>-5.34375475292961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39.jpeg</text:p>
          </table:table-cell>
          <table:table-cell office:value-type="float" office:value="1502063247.30483" calcext:value-type="float">
            <text:p>1502063247.30483</text:p>
          </table:table-cell>
          <table:table-cell table:formula="of:=[.B1941] - [.B1940]" office:value-type="float" office:value="0.0334701538085937" calcext:value-type="float">
            <text:p>0.0334701538</text:p>
          </table:table-cell>
          <table:table-cell table:formula="of:=[.C1941] - 0.03333333333" office:value-type="float" office:value="0.000136820478593751" calcext:value-type="float">
            <text:p>0.00013682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0.jpeg</text:p>
          </table:table-cell>
          <table:table-cell office:value-type="float" office:value="1502063247.33809" calcext:value-type="float">
            <text:p>1502063247.33809</text:p>
          </table:table-cell>
          <table:table-cell table:formula="of:=[.B1942] - [.B1941]" office:value-type="float" office:value="0.0332598686218262" calcext:value-type="float">
            <text:p>0.0332598686</text:p>
          </table:table-cell>
          <table:table-cell table:formula="of:=[.C194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1.jpeg</text:p>
          </table:table-cell>
          <table:table-cell office:value-type="float" office:value="1502063247.37136" calcext:value-type="float">
            <text:p>1502063247.37136</text:p>
          </table:table-cell>
          <table:table-cell table:formula="of:=[.B1943] - [.B1942]" office:value-type="float" office:value="0.0332701206207275" calcext:value-type="float">
            <text:p>0.0332701206</text:p>
          </table:table-cell>
          <table:table-cell table:formula="of:=[.C1943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2.jpeg</text:p>
          </table:table-cell>
          <table:table-cell office:value-type="float" office:value="1502063247.40486" calcext:value-type="float">
            <text:p>1502063247.40486</text:p>
          </table:table-cell>
          <table:table-cell table:formula="of:=[.B1944] - [.B1943]" office:value-type="float" office:value="0.0334999561309814" calcext:value-type="float">
            <text:p>0.0334999561</text:p>
          </table:table-cell>
          <table:table-cell table:formula="of:=[.C1944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3.jpeg</text:p>
          </table:table-cell>
          <table:table-cell office:value-type="float" office:value="1502063247.43812" calcext:value-type="float">
            <text:p>1502063247.43812</text:p>
          </table:table-cell>
          <table:table-cell table:formula="of:=[.B1945] - [.B1944]" office:value-type="float" office:value="0.0332598686218262" calcext:value-type="float">
            <text:p>0.0332598686</text:p>
          </table:table-cell>
          <table:table-cell table:formula="of:=[.C1945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4.jpeg</text:p>
          </table:table-cell>
          <table:table-cell office:value-type="float" office:value="1502063247.47139" calcext:value-type="float">
            <text:p>1502063247.47139</text:p>
          </table:table-cell>
          <table:table-cell table:formula="of:=[.B1946] - [.B1945]" office:value-type="float" office:value="0.0332701206207275" calcext:value-type="float">
            <text:p>0.0332701206</text:p>
          </table:table-cell>
          <table:table-cell table:formula="of:=[.C1946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5.jpeg</text:p>
          </table:table-cell>
          <table:table-cell office:value-type="float" office:value="1502063247.50484" calcext:value-type="float">
            <text:p>1502063247.50484</text:p>
          </table:table-cell>
          <table:table-cell table:formula="of:=[.B1947] - [.B1946]" office:value-type="float" office:value="0.0334498882293701" calcext:value-type="float">
            <text:p>0.0334498882</text:p>
          </table:table-cell>
          <table:table-cell table:formula="of:=[.C1947] - 0.03333333333" office:value-type="float" office:value="0.000116554899370118" calcext:value-type="float">
            <text:p>0.00011655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6.jpeg</text:p>
          </table:table-cell>
          <table:table-cell office:value-type="float" office:value="1502063247.5381" calcext:value-type="float">
            <text:p>1502063247.5381</text:p>
          </table:table-cell>
          <table:table-cell table:formula="of:=[.B1948] - [.B1947]" office:value-type="float" office:value="0.0332601070404053" calcext:value-type="float">
            <text:p>0.033260107</text:p>
          </table:table-cell>
          <table:table-cell table:formula="of:=[.C194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7.jpeg</text:p>
          </table:table-cell>
          <table:table-cell office:value-type="float" office:value="1502063247.57137" calcext:value-type="float">
            <text:p>1502063247.57137</text:p>
          </table:table-cell>
          <table:table-cell table:formula="of:=[.B1949] - [.B1948]" office:value-type="float" office:value="0.0332698822021484" calcext:value-type="float">
            <text:p>0.0332698822</text:p>
          </table:table-cell>
          <table:table-cell table:formula="of:=[.C194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8.jpeg</text:p>
          </table:table-cell>
          <table:table-cell office:value-type="float" office:value="1502063247.60478" calcext:value-type="float">
            <text:p>1502063247.60478</text:p>
          </table:table-cell>
          <table:table-cell table:formula="of:=[.B1950] - [.B1949]" office:value-type="float" office:value="0.0334100723266602" calcext:value-type="float">
            <text:p>0.0334100723</text:p>
          </table:table-cell>
          <table:table-cell table:formula="of:=[.C1950] - 0.03333333333" office:value-type="float" office:value="0.000076738996660157" calcext:value-type="float">
            <text:p>0.000076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49.jpeg</text:p>
          </table:table-cell>
          <table:table-cell office:value-type="float" office:value="1502063247.63804" calcext:value-type="float">
            <text:p>1502063247.63804</text:p>
          </table:table-cell>
          <table:table-cell table:formula="of:=[.B1951] - [.B1950]" office:value-type="float" office:value="0.0332601070404053" calcext:value-type="float">
            <text:p>0.033260107</text:p>
          </table:table-cell>
          <table:table-cell table:formula="of:=[.C195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0.jpeg</text:p>
          </table:table-cell>
          <table:table-cell office:value-type="float" office:value="1502063247.67131" calcext:value-type="float">
            <text:p>1502063247.67131</text:p>
          </table:table-cell>
          <table:table-cell table:formula="of:=[.B1952] - [.B1951]" office:value-type="float" office:value="0.0332698822021484" calcext:value-type="float">
            <text:p>0.0332698822</text:p>
          </table:table-cell>
          <table:table-cell table:formula="of:=[.C195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1.jpeg</text:p>
          </table:table-cell>
          <table:table-cell office:value-type="float" office:value="1502063247.7048" calcext:value-type="float">
            <text:p>1502063247.7048</text:p>
          </table:table-cell>
          <table:table-cell table:formula="of:=[.B1953] - [.B1952]" office:value-type="float" office:value="0.0334899425506592" calcext:value-type="float">
            <text:p>0.0334899426</text:p>
          </table:table-cell>
          <table:table-cell table:formula="of:=[.C1953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2.jpeg</text:p>
          </table:table-cell>
          <table:table-cell office:value-type="float" office:value="1502063247.73806" calcext:value-type="float">
            <text:p>1502063247.73806</text:p>
          </table:table-cell>
          <table:table-cell table:formula="of:=[.B1954] - [.B1953]" office:value-type="float" office:value="0.0332601070404053" calcext:value-type="float">
            <text:p>0.033260107</text:p>
          </table:table-cell>
          <table:table-cell table:formula="of:=[.C1954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3.jpeg</text:p>
          </table:table-cell>
          <table:table-cell office:value-type="float" office:value="1502063247.77133" calcext:value-type="float">
            <text:p>1502063247.77133</text:p>
          </table:table-cell>
          <table:table-cell table:formula="of:=[.B1955] - [.B1954]" office:value-type="float" office:value="0.0332701206207275" calcext:value-type="float">
            <text:p>0.0332701206</text:p>
          </table:table-cell>
          <table:table-cell table:formula="of:=[.C1955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4.jpeg</text:p>
          </table:table-cell>
          <table:table-cell office:value-type="float" office:value="1502063247.80481" calcext:value-type="float">
            <text:p>1502063247.80481</text:p>
          </table:table-cell>
          <table:table-cell table:formula="of:=[.B1956] - [.B1955]" office:value-type="float" office:value="0.0334799289703369" calcext:value-type="float">
            <text:p>0.033479929</text:p>
          </table:table-cell>
          <table:table-cell table:formula="of:=[.C1956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5.jpeg</text:p>
          </table:table-cell>
          <table:table-cell office:value-type="float" office:value="1502063247.83807" calcext:value-type="float">
            <text:p>1502063247.83807</text:p>
          </table:table-cell>
          <table:table-cell table:formula="of:=[.B1957] - [.B1956]" office:value-type="float" office:value="0.0332598686218262" calcext:value-type="float">
            <text:p>0.0332598686</text:p>
          </table:table-cell>
          <table:table-cell table:formula="of:=[.C195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6.jpeg</text:p>
          </table:table-cell>
          <table:table-cell office:value-type="float" office:value="1502063247.87134" calcext:value-type="float">
            <text:p>1502063247.87134</text:p>
          </table:table-cell>
          <table:table-cell table:formula="of:=[.B1958] - [.B1957]" office:value-type="float" office:value="0.0332701206207275" calcext:value-type="float">
            <text:p>0.0332701206</text:p>
          </table:table-cell>
          <table:table-cell table:formula="of:=[.C195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7.jpeg</text:p>
          </table:table-cell>
          <table:table-cell office:value-type="float" office:value="1502063247.90483" calcext:value-type="float">
            <text:p>1502063247.90483</text:p>
          </table:table-cell>
          <table:table-cell table:formula="of:=[.B1959] - [.B1958]" office:value-type="float" office:value="0.0334899425506592" calcext:value-type="float">
            <text:p>0.0334899426</text:p>
          </table:table-cell>
          <table:table-cell table:formula="of:=[.C1959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8.jpeg</text:p>
          </table:table-cell>
          <table:table-cell office:value-type="float" office:value="1502063247.93809" calcext:value-type="float">
            <text:p>1502063247.93809</text:p>
          </table:table-cell>
          <table:table-cell table:formula="of:=[.B1960] - [.B1959]" office:value-type="float" office:value="0.0332601070404053" calcext:value-type="float">
            <text:p>0.033260107</text:p>
          </table:table-cell>
          <table:table-cell table:formula="of:=[.C196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59.jpeg</text:p>
          </table:table-cell>
          <table:table-cell office:value-type="float" office:value="1502063247.97136" calcext:value-type="float">
            <text:p>1502063247.97136</text:p>
          </table:table-cell>
          <table:table-cell table:formula="of:=[.B1961] - [.B1960]" office:value-type="float" office:value="0.0332698822021484" calcext:value-type="float">
            <text:p>0.0332698822</text:p>
          </table:table-cell>
          <table:table-cell table:formula="of:=[.C196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0.jpeg</text:p>
          </table:table-cell>
          <table:table-cell office:value-type="float" office:value="1502063248.00462" calcext:value-type="float">
            <text:p>1502063248.00462</text:p>
          </table:table-cell>
          <table:table-cell table:formula="of:=[.B1962] - [.B1961]" office:value-type="float" office:value="0.0332601070404053" calcext:value-type="float">
            <text:p>0.033260107</text:p>
          </table:table-cell>
          <table:table-cell table:formula="of:=[.C1962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1.jpeg</text:p>
          </table:table-cell>
          <table:table-cell office:value-type="float" office:value="1502063248.03788" calcext:value-type="float">
            <text:p>1502063248.03788</text:p>
          </table:table-cell>
          <table:table-cell table:formula="of:=[.B1963] - [.B1962]" office:value-type="float" office:value="0.0332598686218262" calcext:value-type="float">
            <text:p>0.0332598686</text:p>
          </table:table-cell>
          <table:table-cell table:formula="of:=[.C1963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2.jpeg</text:p>
          </table:table-cell>
          <table:table-cell office:value-type="float" office:value="1502063248.07116" calcext:value-type="float">
            <text:p>1502063248.07116</text:p>
          </table:table-cell>
          <table:table-cell table:formula="of:=[.B1964] - [.B1963]" office:value-type="float" office:value="0.0332801342010498" calcext:value-type="float">
            <text:p>0.0332801342</text:p>
          </table:table-cell>
          <table:table-cell table:formula="of:=[.C1964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3.jpeg</text:p>
          </table:table-cell>
          <table:table-cell office:value-type="float" office:value="1502063248.10456" calcext:value-type="float">
            <text:p>1502063248.10456</text:p>
          </table:table-cell>
          <table:table-cell table:formula="of:=[.B1965] - [.B1964]" office:value-type="float" office:value="0.0333998203277588" calcext:value-type="float">
            <text:p>0.0333998203</text:p>
          </table:table-cell>
          <table:table-cell table:formula="of:=[.C1965] - 0.03333333333" office:value-type="float" office:value="0.0000664869977587898" calcext:value-type="float">
            <text:p>0.0000664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4.jpeg</text:p>
          </table:table-cell>
          <table:table-cell office:value-type="float" office:value="1502063248.13784" calcext:value-type="float">
            <text:p>1502063248.13784</text:p>
          </table:table-cell>
          <table:table-cell table:formula="of:=[.B1966] - [.B1965]" office:value-type="float" office:value="0.0332801342010498" calcext:value-type="float">
            <text:p>0.0332801342</text:p>
          </table:table-cell>
          <table:table-cell table:formula="of:=[.C1966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5.jpeg</text:p>
          </table:table-cell>
          <table:table-cell office:value-type="float" office:value="1502063248.1711" calcext:value-type="float">
            <text:p>1502063248.1711</text:p>
          </table:table-cell>
          <table:table-cell table:formula="of:=[.B1967] - [.B1966]" office:value-type="float" office:value="0.0332598686218262" calcext:value-type="float">
            <text:p>0.0332598686</text:p>
          </table:table-cell>
          <table:table-cell table:formula="of:=[.C196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6.jpeg</text:p>
          </table:table-cell>
          <table:table-cell office:value-type="float" office:value="1502063248.20481" calcext:value-type="float">
            <text:p>1502063248.20481</text:p>
          </table:table-cell>
          <table:table-cell table:formula="of:=[.B1968] - [.B1967]" office:value-type="float" office:value="0.0337100028991699" calcext:value-type="float">
            <text:p>0.0337100029</text:p>
          </table:table-cell>
          <table:table-cell table:formula="of:=[.C1968] - 0.03333333333" office:value-type="float" office:value="0.000376669569169923" calcext:value-type="float">
            <text:p>0.00037666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7.jpeg</text:p>
          </table:table-cell>
          <table:table-cell office:value-type="float" office:value="1502063248.23806" calcext:value-type="float">
            <text:p>1502063248.23806</text:p>
          </table:table-cell>
          <table:table-cell table:formula="of:=[.B1969] - [.B1968]" office:value-type="float" office:value="0.033250093460083" calcext:value-type="float">
            <text:p>0.0332500935</text:p>
          </table:table-cell>
          <table:table-cell table:formula="of:=[.C1969] - 0.03333333333" office:value-type="float" office:value="-0.0000832398699169914" calcext:value-type="float">
            <text:p>-8.3239869916991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8.jpeg</text:p>
          </table:table-cell>
          <table:table-cell office:value-type="float" office:value="1502063248.27132" calcext:value-type="float">
            <text:p>1502063248.27132</text:p>
          </table:table-cell>
          <table:table-cell table:formula="of:=[.B1970] - [.B1969]" office:value-type="float" office:value="0.0332601070404053" calcext:value-type="float">
            <text:p>0.033260107</text:p>
          </table:table-cell>
          <table:table-cell table:formula="of:=[.C197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69.jpeg</text:p>
          </table:table-cell>
          <table:table-cell office:value-type="float" office:value="1502063248.30481" calcext:value-type="float">
            <text:p>1502063248.30481</text:p>
          </table:table-cell>
          <table:table-cell table:formula="of:=[.B1971] - [.B1970]" office:value-type="float" office:value="0.0334899425506592" calcext:value-type="float">
            <text:p>0.0334899426</text:p>
          </table:table-cell>
          <table:table-cell table:formula="of:=[.C1971] - 0.03333333333" office:value-type="float" office:value="0.00015660922065918" calcext:value-type="float">
            <text:p>0.0001566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0.jpeg</text:p>
          </table:table-cell>
          <table:table-cell office:value-type="float" office:value="1502063248.33807" calcext:value-type="float">
            <text:p>1502063248.33807</text:p>
          </table:table-cell>
          <table:table-cell table:formula="of:=[.B1972] - [.B1971]" office:value-type="float" office:value="0.0332598686218262" calcext:value-type="float">
            <text:p>0.0332598686</text:p>
          </table:table-cell>
          <table:table-cell table:formula="of:=[.C1972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1.jpeg</text:p>
          </table:table-cell>
          <table:table-cell office:value-type="float" office:value="1502063248.37135" calcext:value-type="float">
            <text:p>1502063248.37135</text:p>
          </table:table-cell>
          <table:table-cell table:formula="of:=[.B1973] - [.B1972]" office:value-type="float" office:value="0.0332801342010498" calcext:value-type="float">
            <text:p>0.0332801342</text:p>
          </table:table-cell>
          <table:table-cell table:formula="of:=[.C1973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2.jpeg</text:p>
          </table:table-cell>
          <table:table-cell office:value-type="float" office:value="1502063248.40485" calcext:value-type="float">
            <text:p>1502063248.40485</text:p>
          </table:table-cell>
          <table:table-cell table:formula="of:=[.B1974] - [.B1973]" office:value-type="float" office:value="0.0334999561309814" calcext:value-type="float">
            <text:p>0.0334999561</text:p>
          </table:table-cell>
          <table:table-cell table:formula="of:=[.C1974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3.jpeg</text:p>
          </table:table-cell>
          <table:table-cell office:value-type="float" office:value="1502063248.43811" calcext:value-type="float">
            <text:p>1502063248.43811</text:p>
          </table:table-cell>
          <table:table-cell table:formula="of:=[.B1975] - [.B1974]" office:value-type="float" office:value="0.0332601070404053" calcext:value-type="float">
            <text:p>0.033260107</text:p>
          </table:table-cell>
          <table:table-cell table:formula="of:=[.C1975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4.jpeg</text:p>
          </table:table-cell>
          <table:table-cell office:value-type="float" office:value="1502063248.4714" calcext:value-type="float">
            <text:p>1502063248.4714</text:p>
          </table:table-cell>
          <table:table-cell table:formula="of:=[.B1976] - [.B1975]" office:value-type="float" office:value="0.033289909362793" calcext:value-type="float">
            <text:p>0.0332899094</text:p>
          </table:table-cell>
          <table:table-cell table:formula="of:=[.C1976] - 0.03333333333" office:value-type="float" office:value="-0.0000434239672070305" calcext:value-type="float">
            <text:p>-0.0000434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5.jpeg</text:p>
          </table:table-cell>
          <table:table-cell office:value-type="float" office:value="1502063248.50484" calcext:value-type="float">
            <text:p>1502063248.50484</text:p>
          </table:table-cell>
          <table:table-cell table:formula="of:=[.B1977] - [.B1976]" office:value-type="float" office:value="0.0334398746490479" calcext:value-type="float">
            <text:p>0.0334398746</text:p>
          </table:table-cell>
          <table:table-cell table:formula="of:=[.C1977] - 0.03333333333" office:value-type="float" office:value="0.000106541319047852" calcext:value-type="float">
            <text:p>0.0001065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6.jpeg</text:p>
          </table:table-cell>
          <table:table-cell office:value-type="float" office:value="1502063248.5381" calcext:value-type="float">
            <text:p>1502063248.5381</text:p>
          </table:table-cell>
          <table:table-cell table:formula="of:=[.B1978] - [.B1977]" office:value-type="float" office:value="0.0332601070404053" calcext:value-type="float">
            <text:p>0.033260107</text:p>
          </table:table-cell>
          <table:table-cell table:formula="of:=[.C1978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7.jpeg</text:p>
          </table:table-cell>
          <table:table-cell office:value-type="float" office:value="1502063248.57137" calcext:value-type="float">
            <text:p>1502063248.57137</text:p>
          </table:table-cell>
          <table:table-cell table:formula="of:=[.B1979] - [.B1978]" office:value-type="float" office:value="0.0332698822021484" calcext:value-type="float">
            <text:p>0.0332698822</text:p>
          </table:table-cell>
          <table:table-cell table:formula="of:=[.C1979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8.jpeg</text:p>
          </table:table-cell>
          <table:table-cell office:value-type="float" office:value="1502063248.6048" calcext:value-type="float">
            <text:p>1502063248.6048</text:p>
          </table:table-cell>
          <table:table-cell table:formula="of:=[.B1980] - [.B1979]" office:value-type="float" office:value="0.0334300994873047" calcext:value-type="float">
            <text:p>0.0334300995</text:p>
          </table:table-cell>
          <table:table-cell table:formula="of:=[.C1980] - 0.03333333333" office:value-type="float" office:value="0.0000967661573046882" calcext:value-type="float">
            <text:p>9.6766157304688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79.jpeg</text:p>
          </table:table-cell>
          <table:table-cell office:value-type="float" office:value="1502063248.63806" calcext:value-type="float">
            <text:p>1502063248.63806</text:p>
          </table:table-cell>
          <table:table-cell table:formula="of:=[.B1981] - [.B1980]" office:value-type="float" office:value="0.0332601070404053" calcext:value-type="float">
            <text:p>0.033260107</text:p>
          </table:table-cell>
          <table:table-cell table:formula="of:=[.C1981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0.jpeg</text:p>
          </table:table-cell>
          <table:table-cell office:value-type="float" office:value="1502063248.67133" calcext:value-type="float">
            <text:p>1502063248.67133</text:p>
          </table:table-cell>
          <table:table-cell table:formula="of:=[.B1982] - [.B1981]" office:value-type="float" office:value="0.0332698822021484" calcext:value-type="float">
            <text:p>0.0332698822</text:p>
          </table:table-cell>
          <table:table-cell table:formula="of:=[.C198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1.jpeg</text:p>
          </table:table-cell>
          <table:table-cell office:value-type="float" office:value="1502063248.70479" calcext:value-type="float">
            <text:p>1502063248.70479</text:p>
          </table:table-cell>
          <table:table-cell table:formula="of:=[.B1983] - [.B1982]" office:value-type="float" office:value="0.0334601402282715" calcext:value-type="float">
            <text:p>0.0334601402</text:p>
          </table:table-cell>
          <table:table-cell table:formula="of:=[.C1983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2.jpeg</text:p>
          </table:table-cell>
          <table:table-cell office:value-type="float" office:value="1502063248.73805" calcext:value-type="float">
            <text:p>1502063248.73805</text:p>
          </table:table-cell>
          <table:table-cell table:formula="of:=[.B1984] - [.B1983]" office:value-type="float" office:value="0.0332598686218262" calcext:value-type="float">
            <text:p>0.0332598686</text:p>
          </table:table-cell>
          <table:table-cell table:formula="of:=[.C1984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3.jpeg</text:p>
          </table:table-cell>
          <table:table-cell office:value-type="float" office:value="1502063248.77133" calcext:value-type="float">
            <text:p>1502063248.77133</text:p>
          </table:table-cell>
          <table:table-cell table:formula="of:=[.B1985] - [.B1984]" office:value-type="float" office:value="0.0332801342010498" calcext:value-type="float">
            <text:p>0.0332801342</text:p>
          </table:table-cell>
          <table:table-cell table:formula="of:=[.C1985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4.jpeg</text:p>
          </table:table-cell>
          <table:table-cell office:value-type="float" office:value="1502063248.80483" calcext:value-type="float">
            <text:p>1502063248.80483</text:p>
          </table:table-cell>
          <table:table-cell table:formula="of:=[.B1986] - [.B1985]" office:value-type="float" office:value="0.0334999561309814" calcext:value-type="float">
            <text:p>0.0334999561</text:p>
          </table:table-cell>
          <table:table-cell table:formula="of:=[.C1986] - 0.03333333333" office:value-type="float" office:value="0.000166622800981446" calcext:value-type="float">
            <text:p>0.0001666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5.jpeg</text:p>
          </table:table-cell>
          <table:table-cell office:value-type="float" office:value="1502063248.83809" calcext:value-type="float">
            <text:p>1502063248.83809</text:p>
          </table:table-cell>
          <table:table-cell table:formula="of:=[.B1987] - [.B1986]" office:value-type="float" office:value="0.0332598686218262" calcext:value-type="float">
            <text:p>0.0332598686</text:p>
          </table:table-cell>
          <table:table-cell table:formula="of:=[.C1987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6.jpeg</text:p>
          </table:table-cell>
          <table:table-cell office:value-type="float" office:value="1502063248.87136" calcext:value-type="float">
            <text:p>1502063248.87136</text:p>
          </table:table-cell>
          <table:table-cell table:formula="of:=[.B1988] - [.B1987]" office:value-type="float" office:value="0.0332701206207275" calcext:value-type="float">
            <text:p>0.0332701206</text:p>
          </table:table-cell>
          <table:table-cell table:formula="of:=[.C1988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7.jpeg</text:p>
          </table:table-cell>
          <table:table-cell office:value-type="float" office:value="1502063248.90482" calcext:value-type="float">
            <text:p>1502063248.90482</text:p>
          </table:table-cell>
          <table:table-cell table:formula="of:=[.B1989] - [.B1988]" office:value-type="float" office:value="0.0334599018096924" calcext:value-type="float">
            <text:p>0.0334599018</text:p>
          </table:table-cell>
          <table:table-cell table:formula="of:=[.C1989] - 0.03333333333" office:value-type="float" office:value="0.000126568479692384" calcext:value-type="float">
            <text:p>0.0001265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8.jpeg</text:p>
          </table:table-cell>
          <table:table-cell office:value-type="float" office:value="1502063248.93808" calcext:value-type="float">
            <text:p>1502063248.93808</text:p>
          </table:table-cell>
          <table:table-cell table:formula="of:=[.B1990] - [.B1989]" office:value-type="float" office:value="0.0332601070404053" calcext:value-type="float">
            <text:p>0.033260107</text:p>
          </table:table-cell>
          <table:table-cell table:formula="of:=[.C1990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89.jpeg</text:p>
          </table:table-cell>
          <table:table-cell office:value-type="float" office:value="1502063248.97135" calcext:value-type="float">
            <text:p>1502063248.97135</text:p>
          </table:table-cell>
          <table:table-cell table:formula="of:=[.B1991] - [.B1990]" office:value-type="float" office:value="0.0332698822021484" calcext:value-type="float">
            <text:p>0.0332698822</text:p>
          </table:table-cell>
          <table:table-cell table:formula="of:=[.C1991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0.jpeg</text:p>
          </table:table-cell>
          <table:table-cell office:value-type="float" office:value="1502063249.00479" calcext:value-type="float">
            <text:p>1502063249.00479</text:p>
          </table:table-cell>
          <table:table-cell table:formula="of:=[.B1992] - [.B1991]" office:value-type="float" office:value="0.033440113067627" calcext:value-type="float">
            <text:p>0.0334401131</text:p>
          </table:table-cell>
          <table:table-cell table:formula="of:=[.C1992] - 0.03333333333" office:value-type="float" office:value="0.000106779737626954" calcext:value-type="float">
            <text:p>0.0001067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1.jpeg</text:p>
          </table:table-cell>
          <table:table-cell office:value-type="float" office:value="1502063249.03804" calcext:value-type="float">
            <text:p>1502063249.03804</text:p>
          </table:table-cell>
          <table:table-cell table:formula="of:=[.B1993] - [.B1992]" office:value-type="float" office:value="0.0332498550415039" calcext:value-type="float">
            <text:p>0.033249855</text:p>
          </table:table-cell>
          <table:table-cell table:formula="of:=[.C1993] - 0.03333333333" office:value-type="float" office:value="-0.000083478288496093" calcext:value-type="float">
            <text:p>-8.3478288496093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2.jpeg</text:p>
          </table:table-cell>
          <table:table-cell office:value-type="float" office:value="1502063249.07131" calcext:value-type="float">
            <text:p>1502063249.07131</text:p>
          </table:table-cell>
          <table:table-cell table:formula="of:=[.B1994] - [.B1993]" office:value-type="float" office:value="0.0332701206207275" calcext:value-type="float">
            <text:p>0.0332701206</text:p>
          </table:table-cell>
          <table:table-cell table:formula="of:=[.C1994] - 0.03333333333" office:value-type="float" office:value="-0.0000632127092724602" calcext:value-type="float">
            <text:p>-6.32127092724602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3.jpeg</text:p>
          </table:table-cell>
          <table:table-cell office:value-type="float" office:value="1502063249.10479" calcext:value-type="float">
            <text:p>1502063249.10479</text:p>
          </table:table-cell>
          <table:table-cell table:formula="of:=[.B1995] - [.B1994]" office:value-type="float" office:value="0.0334799289703369" calcext:value-type="float">
            <text:p>0.033479929</text:p>
          </table:table-cell>
          <table:table-cell table:formula="of:=[.C1995] - 0.03333333333" office:value-type="float" office:value="0.000146595640336915" calcext:value-type="float">
            <text:p>0.00014659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4.jpeg</text:p>
          </table:table-cell>
          <table:table-cell office:value-type="float" office:value="1502063249.13805" calcext:value-type="float">
            <text:p>1502063249.13805</text:p>
          </table:table-cell>
          <table:table-cell table:formula="of:=[.B1996] - [.B1995]" office:value-type="float" office:value="0.0332601070404053" calcext:value-type="float">
            <text:p>0.033260107</text:p>
          </table:table-cell>
          <table:table-cell table:formula="of:=[.C1996] - 0.03333333333" office:value-type="float" office:value="-0.0000732262895947258" calcext:value-type="float">
            <text:p>-7.3226289594725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5.jpeg</text:p>
          </table:table-cell>
          <table:table-cell office:value-type="float" office:value="1502063249.17132" calcext:value-type="float">
            <text:p>1502063249.17132</text:p>
          </table:table-cell>
          <table:table-cell table:formula="of:=[.B1997] - [.B1996]" office:value-type="float" office:value="0.0332698822021484" calcext:value-type="float">
            <text:p>0.0332698822</text:p>
          </table:table-cell>
          <table:table-cell table:formula="of:=[.C1997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6.jpeg</text:p>
          </table:table-cell>
          <table:table-cell office:value-type="float" office:value="1502063249.20478" calcext:value-type="float">
            <text:p>1502063249.20478</text:p>
          </table:table-cell>
          <table:table-cell table:formula="of:=[.B1998] - [.B1997]" office:value-type="float" office:value="0.0334601402282715" calcext:value-type="float">
            <text:p>0.0334601402</text:p>
          </table:table-cell>
          <table:table-cell table:formula="of:=[.C1998] - 0.03333333333" office:value-type="float" office:value="0.000126806898271485" calcext:value-type="float">
            <text:p>0.00012680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7.jpeg</text:p>
          </table:table-cell>
          <table:table-cell office:value-type="float" office:value="1502063249.23804" calcext:value-type="float">
            <text:p>1502063249.23804</text:p>
          </table:table-cell>
          <table:table-cell table:formula="of:=[.B1999] - [.B1998]" office:value-type="float" office:value="0.0332598686218262" calcext:value-type="float">
            <text:p>0.0332598686</text:p>
          </table:table-cell>
          <table:table-cell table:formula="of:=[.C1999] - 0.03333333333" office:value-type="float" office:value="-0.0000734647081738274" calcext:value-type="float">
            <text:p>-7.34647081738274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8.jpeg</text:p>
          </table:table-cell>
          <table:table-cell office:value-type="float" office:value="1502063249.27132" calcext:value-type="float">
            <text:p>1502063249.27132</text:p>
          </table:table-cell>
          <table:table-cell table:formula="of:=[.B2000] - [.B1999]" office:value-type="float" office:value="0.0332801342010498" calcext:value-type="float">
            <text:p>0.0332801342</text:p>
          </table:table-cell>
          <table:table-cell table:formula="of:=[.C2000] - 0.03333333333" office:value-type="float" office:value="-0.0000531991289501946" calcext:value-type="float">
            <text:p>-5.31991289501946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1999.jpeg</text:p>
          </table:table-cell>
          <table:table-cell office:value-type="float" office:value="1502063249.30484" calcext:value-type="float">
            <text:p>1502063249.30484</text:p>
          </table:table-cell>
          <table:table-cell table:formula="of:=[.B2001] - [.B2000]" office:value-type="float" office:value="0.033519983291626" calcext:value-type="float">
            <text:p>0.0335199833</text:p>
          </table:table-cell>
          <table:table-cell table:formula="of:=[.C2001] - 0.03333333333" office:value-type="float" office:value="0.000186649961625977" calcext:value-type="float">
            <text:p>0.000186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pture_jpeg/capture_2000.jpeg</text:p>
          </table:table-cell>
          <table:table-cell office:value-type="float" office:value="1502063249.33811" calcext:value-type="float">
            <text:p>1502063249.33811</text:p>
          </table:table-cell>
          <table:table-cell table:formula="of:=[.B2002] - [.B2001]" office:value-type="float" office:value="0.0332698822021484" calcext:value-type="float">
            <text:p>0.0332698822</text:p>
          </table:table-cell>
          <table:table-cell table:formula="of:=[.C2002] - 0.03333333333" office:value-type="float" office:value="-0.0000634511278515618" calcext:value-type="float">
            <text:p>-6.34511278515618E-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0/00/0000</text:date>, <text:time style:data-style-name="N2" text:time-value="17:57:21.213439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6T17:58:02.610107104</dc:date>
    <meta:editing-duration>PT8M23S</meta:editing-duration>
    <meta:editing-cycles>2</meta:editing-cycles>
    <meta:generator>LibreOffice/5.1.6.2$Linux_X86_64 LibreOffice_project/10m0$Build-2</meta:generator>
    <meta:document-statistic meta:table-count="1" meta:cell-count="806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5cm" xlink:href=".." xlink:type="simple" chart:class="chart:bar" chart:style-name="ch1">
        <chart:plot-area chart:style-name="ch2" table:cell-range-address="output.K3:output.L24" chart:data-source-has-labels="column" svg:x="0.32cm" svg:y="0.18cm" svg:width="15.379cm" svg:height="8.645cm">
          <chartooo:coordinate-region svg:x="1.516cm" svg:y="0.18cm" svg:width="14.183cm" svg:height="6.382cm"/>
          <chart:axis chart:dimension="x" chart:name="primary-x" chart:style-name="ch3" chartooo:axis-type="auto">
            <chartooo:date-scale/>
            <chart:categories table:cell-range-address="output.K3:output.K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utput.L3:output.L24" chart:class="chart:bar"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033162117">
                <text:p>0.033162117</text:p>
                <draw:g>
                  <svg:desc>output.K3:output.K24</svg:desc>
                </draw:g>
              </table:table-cell>
              <table:table-cell office:value-type="float" office:value="0">
                <text:p>0</text:p>
                <draw:g>
                  <svg:desc>output.L3:output.L24</svg:desc>
                </draw:g>
              </table:table-cell>
            </table:table-row>
            <table:table-row>
              <table:table-cell office:value-type="float" office:value="0.033201301095">
                <text:p>0.0332013010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324048519">
                <text:p>0.03324048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033279669285">
                <text:p>0.03327966928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float" office:value="0.03331885338">
                <text:p>0.033318853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0.033358037475">
                <text:p>0.03335803747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0.03339722157">
                <text:p>0.033397221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0.033436405665">
                <text:p>0.03343640566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0.03347558976">
                <text:p>0.03347558976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0.033514773855">
                <text:p>0.0335147738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0.03355395795">
                <text:p>0.033553957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0.033593142045">
                <text:p>0.0335931420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0.03363232614">
                <text:p>0.033632326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0.033671510235">
                <text:p>0.0336715102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0.03371069433">
                <text:p>0.0337106943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0.033749878425">
                <text:p>0.0337498784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0.03378906252">
                <text:p>0.03378906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033828246615">
                <text:p>0.033828246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03386743071">
                <text:p>0.03386743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33906614805">
                <text:p>0.03390661480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0.0339457989">
                <text:p>0.03394579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&gt;0.0339457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